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423521" calcext:value-type="float">
            <text:p>-0.423521</text:p>
          </table:table-cell>
          <table:table-cell office:value-type="float" office:value="0.169803" calcext:value-type="float">
            <text:p>0.169803</text:p>
          </table:table-cell>
          <table:table-cell office:value-type="float" office:value="0.53896" calcext:value-type="float">
            <text:p>0.53896</text:p>
          </table:table-cell>
          <table:table-cell office:value-type="float" office:value="-0.825372" calcext:value-type="float">
            <text:p>-0.8253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28133" calcext:value-type="float">
            <text:p>-0.928133</text:p>
          </table:table-cell>
          <table:table-cell office:value-type="float" office:value="-0.265048" calcext:value-type="float">
            <text:p>-0.265048</text:p>
          </table:table-cell>
          <table:table-cell office:value-type="float" office:value="-0.122625" calcext:value-type="float">
            <text:p>-0.122625</text:p>
          </table:table-cell>
          <table:table-cell office:value-type="float" office:value="-0.052904" calcext:value-type="float">
            <text:p>-0.052904</text:p>
          </table:table-cell>
          <table:table-cell office:value-type="float" office:value="0.032259" calcext:value-type="float">
            <text:p>0.032259</text:p>
          </table:table-cell>
          <table:table-cell office:value-type="float" office:value="0.126665" calcext:value-type="float">
            <text:p>0.12666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98145" calcext:value-type="float">
            <text:p>0.298145</text:p>
          </table:table-cell>
          <table:table-cell office:value-type="float" office:value="0.478591" calcext:value-type="float">
            <text:p>0.478591</text:p>
          </table:table-cell>
          <table:table-cell office:value-type="float" office:value="0.53896" calcext:value-type="float">
            <text:p>0.53896</text:p>
          </table:table-cell>
          <table:table-cell office:value-type="float" office:value="-0.122615" calcext:value-type="float">
            <text:p>-0.1226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265123" calcext:value-type="float">
            <text:p>-0.265123</text:p>
          </table:table-cell>
          <table:table-cell office:value-type="float" office:value="-0.046104" calcext:value-type="float">
            <text:p>-0.046104</text:p>
          </table:table-cell>
          <table:table-cell office:value-type="float" office:value="0.027583" calcext:value-type="float">
            <text:p>0.027583</text:p>
          </table:table-cell>
          <table:table-cell office:value-type="float" office:value="0.097429" calcext:value-type="float">
            <text:p>0.097429</text:p>
          </table:table-cell>
          <table:table-cell office:value-type="float" office:value="0.142328" calcext:value-type="float">
            <text:p>0.142328</text:p>
          </table:table-cell>
          <table:table-cell office:value-type="float" office:value="0.226145" calcext:value-type="float">
            <text:p>0.226145</text:p>
          </table:table-cell>
          <table:table-cell office:value-type="float" office:value="0.349759" calcext:value-type="float">
            <text:p>0.349759</text:p>
          </table:table-cell>
          <table:table-cell office:value-type="float" office:value="0.502823" calcext:value-type="float">
            <text:p>0.502823</text:p>
          </table:table-cell>
          <table:table-cell office:value-type="float" office:value="0.53896" calcext:value-type="float">
            <text:p>0.53896</text:p>
          </table:table-cell>
          <table:table-cell office:value-type="float" office:value="-0.096516" calcext:value-type="float">
            <text:p>-0.0965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595159" calcext:value-type="float">
            <text:p>-0.595159</text:p>
          </table:table-cell>
          <table:table-cell office:value-type="float" office:value="-0.03753" calcext:value-type="float">
            <text:p>-0.03753</text:p>
          </table:table-cell>
          <table:table-cell office:value-type="float" office:value="0.055089" calcext:value-type="float">
            <text:p>0.055089</text:p>
          </table:table-cell>
          <table:table-cell office:value-type="float" office:value="0.121058" calcext:value-type="float">
            <text:p>0.121058</text:p>
          </table:table-cell>
          <table:table-cell office:value-type="float" office:value="0.171996" calcext:value-type="float">
            <text:p>0.171996</text:p>
          </table:table-cell>
          <table:table-cell office:value-type="float" office:value="0.267051" calcext:value-type="float">
            <text:p>0.267051</text:p>
          </table:table-cell>
          <table:table-cell office:value-type="float" office:value="0.375586" calcext:value-type="float">
            <text:p>0.375586</text:p>
          </table:table-cell>
          <table:table-cell office:value-type="float" office:value="0.492973" calcext:value-type="float">
            <text:p>0.492973</text:p>
          </table:table-cell>
          <table:table-cell office:value-type="float" office:value="0.53896" calcext:value-type="float">
            <text:p>0.53896</text:p>
          </table:table-cell>
          <table:table-cell office:value-type="float" office:value="-0.114894" calcext:value-type="float">
            <text:p>-0.1148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05825" calcext:value-type="float">
            <text:p>-0.105825</text:p>
          </table:table-cell>
          <table:table-cell office:value-type="float" office:value="0.04507" calcext:value-type="float">
            <text:p>0.04507</text:p>
          </table:table-cell>
          <table:table-cell office:value-type="float" office:value="0.130887" calcext:value-type="float">
            <text:p>0.130887</text:p>
          </table:table-cell>
          <table:table-cell office:value-type="float" office:value="0.190317" calcext:value-type="float">
            <text:p>0.190317</text:p>
          </table:table-cell>
          <table:table-cell office:value-type="float" office:value="0.265173" calcext:value-type="float">
            <text:p>0.265173</text:p>
          </table:table-cell>
          <table:table-cell office:value-type="float" office:value="0.339332" calcext:value-type="float">
            <text:p>0.339332</text:p>
          </table:table-cell>
          <table:table-cell office:value-type="float" office:value="0.430051" calcext:value-type="float">
            <text:p>0.430051</text:p>
          </table:table-cell>
          <table:table-cell office:value-type="float" office:value="0.508006" calcext:value-type="float">
            <text:p>0.508006</text:p>
          </table:table-cell>
          <table:table-cell office:value-type="float" office:value="0.571918" calcext:value-type="float">
            <text:p>0.571918</text:p>
          </table:table-cell>
          <table:table-cell office:value-type="float" office:value="-0.019699" calcext:value-type="float">
            <text:p>-0.0196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4338" calcext:value-type="float">
            <text:p>-0.4338</text:p>
          </table:table-cell>
          <table:table-cell office:value-type="float" office:value="0.02065" calcext:value-type="float">
            <text:p>0.02065</text:p>
          </table:table-cell>
          <table:table-cell office:value-type="float" office:value="0.114841" calcext:value-type="float">
            <text:p>0.114841</text:p>
          </table:table-cell>
          <table:table-cell office:value-type="float" office:value="0.185073" calcext:value-type="float">
            <text:p>0.185073</text:p>
          </table:table-cell>
          <table:table-cell office:value-type="float" office:value="0.278876" calcext:value-type="float">
            <text:p>0.278876</text:p>
          </table:table-cell>
          <table:table-cell office:value-type="float" office:value="0.358463" calcext:value-type="float">
            <text:p>0.358463</text:p>
          </table:table-cell>
          <table:table-cell office:value-type="float" office:value="0.447887" calcext:value-type="float">
            <text:p>0.447887</text:p>
          </table:table-cell>
          <table:table-cell office:value-type="float" office:value="0.522362" calcext:value-type="float">
            <text:p>0.522362</text:p>
          </table:table-cell>
          <table:table-cell office:value-type="float" office:value="0.571918" calcext:value-type="float">
            <text:p>0.571918</text:p>
          </table:table-cell>
          <table:table-cell office:value-type="float" office:value="-0.050565" calcext:value-type="float">
            <text:p>-0.0505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68475" calcext:value-type="float">
            <text:p>-0.668475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104443" calcext:value-type="float">
            <text:p>0.104443</text:p>
          </table:table-cell>
          <table:table-cell office:value-type="float" office:value="0.177995" calcext:value-type="float">
            <text:p>0.177995</text:p>
          </table:table-cell>
          <table:table-cell office:value-type="float" office:value="0.273251" calcext:value-type="float">
            <text:p>0.273251</text:p>
          </table:table-cell>
          <table:table-cell office:value-type="float" office:value="0.329769" calcext:value-type="float">
            <text:p>0.329769</text:p>
          </table:table-cell>
          <table:table-cell office:value-type="float" office:value="0.395216" calcext:value-type="float">
            <text:p>0.395216</text:p>
          </table:table-cell>
          <table:table-cell office:value-type="float" office:value="0.467761" calcext:value-type="float">
            <text:p>0.467761</text:p>
          </table:table-cell>
          <table:table-cell office:value-type="float" office:value="0.528599" calcext:value-type="float">
            <text:p>0.528599</text:p>
          </table:table-cell>
          <table:table-cell office:value-type="float" office:value="0.582555" calcext:value-type="float">
            <text:p>0.582555</text:p>
          </table:table-cell>
          <table:table-cell office:value-type="float" office:value="0.061235" calcext:value-type="float">
            <text:p>0.0612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62457" calcext:value-type="float">
            <text:p>-0.862457</text:p>
          </table:table-cell>
          <table:table-cell office:value-type="float" office:value="0.001949" calcext:value-type="float">
            <text:p>0.001949</text:p>
          </table:table-cell>
          <table:table-cell office:value-type="float" office:value="0.119157" calcext:value-type="float">
            <text:p>0.119157</text:p>
          </table:table-cell>
          <table:table-cell office:value-type="float" office:value="0.193814" calcext:value-type="float">
            <text:p>0.193814</text:p>
          </table:table-cell>
          <table:table-cell office:value-type="float" office:value="0.274158" calcext:value-type="float">
            <text:p>0.274158</text:p>
          </table:table-cell>
          <table:table-cell office:value-type="float" office:value="0.324776" calcext:value-type="float">
            <text:p>0.324776</text:p>
          </table:table-cell>
          <table:table-cell office:value-type="float" office:value="0.394772" calcext:value-type="float">
            <text:p>0.394772</text:p>
          </table:table-cell>
          <table:table-cell office:value-type="float" office:value="0.480489" calcext:value-type="float">
            <text:p>0.480489</text:p>
          </table:table-cell>
          <table:table-cell office:value-type="float" office:value="0.539123" calcext:value-type="float">
            <text:p>0.539123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046578" calcext:value-type="float">
            <text:p>0.0465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31306" calcext:value-type="float">
            <text:p>-0.931306</text:p>
          </table:table-cell>
          <table:table-cell office:value-type="float" office:value="0.018092" calcext:value-type="float">
            <text:p>0.018092</text:p>
          </table:table-cell>
          <table:table-cell office:value-type="float" office:value="0.167203" calcext:value-type="float">
            <text:p>0.167203</text:p>
          </table:table-cell>
          <table:table-cell office:value-type="float" office:value="0.245255" calcext:value-type="float">
            <text:p>0.245255</text:p>
          </table:table-cell>
          <table:table-cell office:value-type="float" office:value="0.304948" calcext:value-type="float">
            <text:p>0.304948</text:p>
          </table:table-cell>
          <table:table-cell office:value-type="float" office:value="0.352014" calcext:value-type="float">
            <text:p>0.352014</text:p>
          </table:table-cell>
          <table:table-cell office:value-type="float" office:value="0.416533" calcext:value-type="float">
            <text:p>0.416533</text:p>
          </table:table-cell>
          <table:table-cell office:value-type="float" office:value="0.482622" calcext:value-type="float">
            <text:p>0.482622</text:p>
          </table:table-cell>
          <table:table-cell office:value-type="float" office:value="0.543725" calcext:value-type="float">
            <text:p>0.543725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059909" calcext:value-type="float">
            <text:p>0.05990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31797" calcext:value-type="float">
            <text:p>-0.931797</text:p>
          </table:table-cell>
          <table:table-cell office:value-type="float" office:value="0.02281" calcext:value-type="float">
            <text:p>0.02281</text:p>
          </table:table-cell>
          <table:table-cell office:value-type="float" office:value="0.154235" calcext:value-type="float">
            <text:p>0.154235</text:p>
          </table:table-cell>
          <table:table-cell office:value-type="float" office:value="0.253761" calcext:value-type="float">
            <text:p>0.253761</text:p>
          </table:table-cell>
          <table:table-cell office:value-type="float" office:value="0.320038" calcext:value-type="float">
            <text:p>0.320038</text:p>
          </table:table-cell>
          <table:table-cell office:value-type="float" office:value="0.376705" calcext:value-type="float">
            <text:p>0.376705</text:p>
          </table:table-cell>
          <table:table-cell office:value-type="float" office:value="0.435853" calcext:value-type="float">
            <text:p>0.435853</text:p>
          </table:table-cell>
          <table:table-cell office:value-type="float" office:value="0.492475" calcext:value-type="float">
            <text:p>0.492475</text:p>
          </table:table-cell>
          <table:table-cell office:value-type="float" office:value="0.557944" calcext:value-type="float">
            <text:p>0.557944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068202" calcext:value-type="float">
            <text:p>0.0682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190264" calcext:value-type="float">
            <text:p>0.190264</text:p>
          </table:table-cell>
          <table:table-cell office:value-type="float" office:value="0.288286" calcext:value-type="float">
            <text:p>0.288286</text:p>
          </table:table-cell>
          <table:table-cell office:value-type="float" office:value="0.329678" calcext:value-type="float">
            <text:p>0.329678</text:p>
          </table:table-cell>
          <table:table-cell office:value-type="float" office:value="0.389489" calcext:value-type="float">
            <text:p>0.389489</text:p>
          </table:table-cell>
          <table:table-cell office:value-type="float" office:value="0.447301" calcext:value-type="float">
            <text:p>0.447301</text:p>
          </table:table-cell>
          <table:table-cell office:value-type="float" office:value="0.49871" calcext:value-type="float">
            <text:p>0.49871</text:p>
          </table:table-cell>
          <table:table-cell office:value-type="float" office:value="0.557388" calcext:value-type="float">
            <text:p>0.557388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073199" calcext:value-type="float">
            <text:p>0.0731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78103" calcext:value-type="float">
            <text:p>-0.478103</text:p>
          </table:table-cell>
          <table:table-cell office:value-type="float" office:value="0.135838" calcext:value-type="float">
            <text:p>0.135838</text:p>
          </table:table-cell>
          <table:table-cell office:value-type="float" office:value="0.22318" calcext:value-type="float">
            <text:p>0.22318</text:p>
          </table:table-cell>
          <table:table-cell office:value-type="float" office:value="0.301458" calcext:value-type="float">
            <text:p>0.301458</text:p>
          </table:table-cell>
          <table:table-cell office:value-type="float" office:value="0.364448" calcext:value-type="float">
            <text:p>0.364448</text:p>
          </table:table-cell>
          <table:table-cell office:value-type="float" office:value="0.424013" calcext:value-type="float">
            <text:p>0.424013</text:p>
          </table:table-cell>
          <table:table-cell office:value-type="float" office:value="0.470977" calcext:value-type="float">
            <text:p>0.470977</text:p>
          </table:table-cell>
          <table:table-cell office:value-type="float" office:value="0.512628" calcext:value-type="float">
            <text:p>0.512628</text:p>
          </table:table-cell>
          <table:table-cell office:value-type="float" office:value="0.56847" calcext:value-type="float">
            <text:p>0.56847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152291" calcext:value-type="float">
            <text:p>0.15229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82143" calcext:value-type="float">
            <text:p>-0.282143</text:p>
          </table:table-cell>
          <table:table-cell office:value-type="float" office:value="0.139216" calcext:value-type="float">
            <text:p>0.139216</text:p>
          </table:table-cell>
          <table:table-cell office:value-type="float" office:value="0.242898" calcext:value-type="float">
            <text:p>0.242898</text:p>
          </table:table-cell>
          <table:table-cell office:value-type="float" office:value="0.327138" calcext:value-type="float">
            <text:p>0.327138</text:p>
          </table:table-cell>
          <table:table-cell office:value-type="float" office:value="0.391606" calcext:value-type="float">
            <text:p>0.391606</text:p>
          </table:table-cell>
          <table:table-cell office:value-type="float" office:value="0.438754" calcext:value-type="float">
            <text:p>0.438754</text:p>
          </table:table-cell>
          <table:table-cell office:value-type="float" office:value="0.486088" calcext:value-type="float">
            <text:p>0.486088</text:p>
          </table:table-cell>
          <table:table-cell office:value-type="float" office:value="0.523372" calcext:value-type="float">
            <text:p>0.523372</text:p>
          </table:table-cell>
          <table:table-cell office:value-type="float" office:value="0.565105" calcext:value-type="float">
            <text:p>0.565105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183203" calcext:value-type="float">
            <text:p>0.1832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70542" calcext:value-type="float">
            <text:p>-0.470542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250432" calcext:value-type="float">
            <text:p>0.250432</text:p>
          </table:table-cell>
          <table:table-cell office:value-type="float" office:value="0.34824" calcext:value-type="float">
            <text:p>0.34824</text:p>
          </table:table-cell>
          <table:table-cell office:value-type="float" office:value="0.400892" calcext:value-type="float">
            <text:p>0.400892</text:p>
          </table:table-cell>
          <table:table-cell office:value-type="float" office:value="0.435451" calcext:value-type="float">
            <text:p>0.435451</text:p>
          </table:table-cell>
          <table:table-cell office:value-type="float" office:value="0.475314" calcext:value-type="float">
            <text:p>0.475314</text:p>
          </table:table-cell>
          <table:table-cell office:value-type="float" office:value="0.521154" calcext:value-type="float">
            <text:p>0.521154</text:p>
          </table:table-cell>
          <table:table-cell office:value-type="float" office:value="0.565202" calcext:value-type="float">
            <text:p>0.565202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166344" calcext:value-type="float">
            <text:p>0.1663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21507" calcext:value-type="float">
            <text:p>-0.221507</text:p>
          </table:table-cell>
          <table:table-cell office:value-type="float" office:value="0.162516" calcext:value-type="float">
            <text:p>0.162516</text:p>
          </table:table-cell>
          <table:table-cell office:value-type="float" office:value="0.277077" calcext:value-type="float">
            <text:p>0.277077</text:p>
          </table:table-cell>
          <table:table-cell office:value-type="float" office:value="0.362739" calcext:value-type="float">
            <text:p>0.362739</text:p>
          </table:table-cell>
          <table:table-cell office:value-type="float" office:value="0.407197" calcext:value-type="float">
            <text:p>0.407197</text:p>
          </table:table-cell>
          <table:table-cell office:value-type="float" office:value="0.441924" calcext:value-type="float">
            <text:p>0.441924</text:p>
          </table:table-cell>
          <table:table-cell office:value-type="float" office:value="0.482124" calcext:value-type="float">
            <text:p>0.482124</text:p>
          </table:table-cell>
          <table:table-cell office:value-type="float" office:value="0.529444" calcext:value-type="float">
            <text:p>0.529444</text:p>
          </table:table-cell>
          <table:table-cell office:value-type="float" office:value="0.570196" calcext:value-type="float">
            <text:p>0.570196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201171" calcext:value-type="float">
            <text:p>0.2011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98397" calcext:value-type="float">
            <text:p>0.098397</text:p>
          </table:table-cell>
          <table:table-cell office:value-type="float" office:value="0.254101" calcext:value-type="float">
            <text:p>0.254101</text:p>
          </table:table-cell>
          <table:table-cell office:value-type="float" office:value="0.347841" calcext:value-type="float">
            <text:p>0.347841</text:p>
          </table:table-cell>
          <table:table-cell office:value-type="float" office:value="0.39025" calcext:value-type="float">
            <text:p>0.39025</text:p>
          </table:table-cell>
          <table:table-cell office:value-type="float" office:value="0.42887" calcext:value-type="float">
            <text:p>0.42887</text:p>
          </table:table-cell>
          <table:table-cell office:value-type="float" office:value="0.467209" calcext:value-type="float">
            <text:p>0.467209</text:p>
          </table:table-cell>
          <table:table-cell office:value-type="float" office:value="0.494538" calcext:value-type="float">
            <text:p>0.494538</text:p>
          </table:table-cell>
          <table:table-cell office:value-type="float" office:value="0.534378" calcext:value-type="float">
            <text:p>0.534378</text:p>
          </table:table-cell>
          <table:table-cell office:value-type="float" office:value="0.575131" calcext:value-type="float">
            <text:p>0.575131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259072" calcext:value-type="float">
            <text:p>0.2590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662085" calcext:value-type="float">
            <text:p>-0.662085</text:p>
          </table:table-cell>
          <table:table-cell office:value-type="float" office:value="0.192876" calcext:value-type="float">
            <text:p>0.192876</text:p>
          </table:table-cell>
          <table:table-cell office:value-type="float" office:value="0.31619" calcext:value-type="float">
            <text:p>0.31619</text:p>
          </table:table-cell>
          <table:table-cell office:value-type="float" office:value="0.362211" calcext:value-type="float">
            <text:p>0.362211</text:p>
          </table:table-cell>
          <table:table-cell office:value-type="float" office:value="0.40228" calcext:value-type="float">
            <text:p>0.40228</text:p>
          </table:table-cell>
          <table:table-cell office:value-type="float" office:value="0.442359" calcext:value-type="float">
            <text:p>0.442359</text:p>
          </table:table-cell>
          <table:table-cell office:value-type="float" office:value="0.478955" calcext:value-type="float">
            <text:p>0.478955</text:p>
          </table:table-cell>
          <table:table-cell office:value-type="float" office:value="0.511743" calcext:value-type="float">
            <text:p>0.511743</text:p>
          </table:table-cell>
          <table:table-cell office:value-type="float" office:value="0.543564" calcext:value-type="float">
            <text:p>0.543564</text:p>
          </table:table-cell>
          <table:table-cell office:value-type="float" office:value="0.575967" calcext:value-type="float">
            <text:p>0.575967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316406" calcext:value-type="float">
            <text:p>0.3164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751991" calcext:value-type="float">
            <text:p>-0.751991</text:p>
          </table:table-cell>
          <table:table-cell office:value-type="float" office:value="0.159435" calcext:value-type="float">
            <text:p>0.159435</text:p>
          </table:table-cell>
          <table:table-cell office:value-type="float" office:value="0.289134" calcext:value-type="float">
            <text:p>0.289134</text:p>
          </table:table-cell>
          <table:table-cell office:value-type="float" office:value="0.35952" calcext:value-type="float">
            <text:p>0.35952</text:p>
          </table:table-cell>
          <table:table-cell office:value-type="float" office:value="0.398901" calcext:value-type="float">
            <text:p>0.398901</text:p>
          </table:table-cell>
          <table:table-cell office:value-type="float" office:value="0.445151" calcext:value-type="float">
            <text:p>0.445151</text:p>
          </table:table-cell>
          <table:table-cell office:value-type="float" office:value="0.482349" calcext:value-type="float">
            <text:p>0.482349</text:p>
          </table:table-cell>
          <table:table-cell office:value-type="float" office:value="0.514986" calcext:value-type="float">
            <text:p>0.514986</text:p>
          </table:table-cell>
          <table:table-cell office:value-type="float" office:value="0.546701" calcext:value-type="float">
            <text:p>0.546701</text:p>
          </table:table-cell>
          <table:table-cell office:value-type="float" office:value="0.574545" calcext:value-type="float">
            <text:p>0.574545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301873" calcext:value-type="float">
            <text:p>0.30187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712455" calcext:value-type="float">
            <text:p>-0.712455</text:p>
          </table:table-cell>
          <table:table-cell office:value-type="float" office:value="0.140784" calcext:value-type="float">
            <text:p>0.140784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331466" calcext:value-type="float">
            <text:p>0.331466</text:p>
          </table:table-cell>
          <table:table-cell office:value-type="float" office:value="0.382291" calcext:value-type="float">
            <text:p>0.382291</text:p>
          </table:table-cell>
          <table:table-cell office:value-type="float" office:value="0.424804" calcext:value-type="float">
            <text:p>0.424804</text:p>
          </table:table-cell>
          <table:table-cell office:value-type="float" office:value="0.458482" calcext:value-type="float">
            <text:p>0.458482</text:p>
          </table:table-cell>
          <table:table-cell office:value-type="float" office:value="0.494612" calcext:value-type="float">
            <text:p>0.494612</text:p>
          </table:table-cell>
          <table:table-cell office:value-type="float" office:value="0.529493" calcext:value-type="float">
            <text:p>0.529493</text:p>
          </table:table-cell>
          <table:table-cell office:value-type="float" office:value="0.571638" calcext:value-type="float">
            <text:p>0.571638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287762" calcext:value-type="float">
            <text:p>0.28776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753399" calcext:value-type="float">
            <text:p>-0.753399</text:p>
          </table:table-cell>
          <table:table-cell office:value-type="float" office:value="0.134345" calcext:value-type="float">
            <text:p>0.134345</text:p>
          </table:table-cell>
          <table:table-cell office:value-type="float" office:value="0.260105" calcext:value-type="float">
            <text:p>0.260105</text:p>
          </table:table-cell>
          <table:table-cell office:value-type="float" office:value="0.348047" calcext:value-type="float">
            <text:p>0.348047</text:p>
          </table:table-cell>
          <table:table-cell office:value-type="float" office:value="0.402267" calcext:value-type="float">
            <text:p>0.402267</text:p>
          </table:table-cell>
          <table:table-cell office:value-type="float" office:value="0.446243" calcext:value-type="float">
            <text:p>0.446243</text:p>
          </table:table-cell>
          <table:table-cell office:value-type="float" office:value="0.480877" calcext:value-type="float">
            <text:p>0.480877</text:p>
          </table:table-cell>
          <table:table-cell office:value-type="float" office:value="0.517609" calcext:value-type="float">
            <text:p>0.517609</text:p>
          </table:table-cell>
          <table:table-cell office:value-type="float" office:value="0.539789" calcext:value-type="float">
            <text:p>0.539789</text:p>
          </table:table-cell>
          <table:table-cell office:value-type="float" office:value="0.573887" calcext:value-type="float">
            <text:p>0.573887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294977" calcext:value-type="float">
            <text:p>0.29497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663419" calcext:value-type="float">
            <text:p>-0.663419</text:p>
          </table:table-cell>
          <table:table-cell office:value-type="float" office:value="0.141648" calcext:value-type="float">
            <text:p>0.141648</text:p>
          </table:table-cell>
          <table:table-cell office:value-type="float" office:value="0.249116" calcext:value-type="float">
            <text:p>0.249116</text:p>
          </table:table-cell>
          <table:table-cell office:value-type="float" office:value="0.333158" calcext:value-type="float">
            <text:p>0.333158</text:p>
          </table:table-cell>
          <table:table-cell office:value-type="float" office:value="0.385664" calcext:value-type="float">
            <text:p>0.385664</text:p>
          </table:table-cell>
          <table:table-cell office:value-type="float" office:value="0.429979" calcext:value-type="float">
            <text:p>0.429979</text:p>
          </table:table-cell>
          <table:table-cell office:value-type="float" office:value="0.470545" calcext:value-type="float">
            <text:p>0.470545</text:p>
          </table:table-cell>
          <table:table-cell office:value-type="float" office:value="0.518221" calcext:value-type="float">
            <text:p>0.518221</text:p>
          </table:table-cell>
          <table:table-cell office:value-type="float" office:value="0.547521" calcext:value-type="float">
            <text:p>0.547521</text:p>
          </table:table-cell>
          <table:table-cell office:value-type="float" office:value="0.576625" calcext:value-type="float">
            <text:p>0.576625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298906" calcext:value-type="float">
            <text:p>0.29890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827769" calcext:value-type="float">
            <text:p>-0.827769</text:p>
          </table:table-cell>
          <table:table-cell office:value-type="float" office:value="0.128373" calcext:value-type="float">
            <text:p>0.128373</text:p>
          </table:table-cell>
          <table:table-cell office:value-type="float" office:value="0.206301" calcext:value-type="float">
            <text:p>0.206301</text:p>
          </table:table-cell>
          <table:table-cell office:value-type="float" office:value="0.304772" calcext:value-type="float">
            <text:p>0.304772</text:p>
          </table:table-cell>
          <table:table-cell office:value-type="float" office:value="0.368723" calcext:value-type="float">
            <text:p>0.368723</text:p>
          </table:table-cell>
          <table:table-cell office:value-type="float" office:value="0.414215" calcext:value-type="float">
            <text:p>0.414215</text:p>
          </table:table-cell>
          <table:table-cell office:value-type="float" office:value="0.44336" calcext:value-type="float">
            <text:p>0.44336</text:p>
          </table:table-cell>
          <table:table-cell office:value-type="float" office:value="0.486396" calcext:value-type="float">
            <text:p>0.486396</text:p>
          </table:table-cell>
          <table:table-cell office:value-type="float" office:value="0.537193" calcext:value-type="float">
            <text:p>0.537193</text:p>
          </table:table-cell>
          <table:table-cell office:value-type="float" office:value="0.569811" calcext:value-type="float">
            <text:p>0.569811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263138" calcext:value-type="float">
            <text:p>0.26313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554711" calcext:value-type="float">
            <text:p>-0.554711</text:p>
          </table:table-cell>
          <table:table-cell office:value-type="float" office:value="0.188539" calcext:value-type="float">
            <text:p>0.188539</text:p>
          </table:table-cell>
          <table:table-cell office:value-type="float" office:value="0.291121" calcext:value-type="float">
            <text:p>0.291121</text:p>
          </table:table-cell>
          <table:table-cell office:value-type="float" office:value="0.358506" calcext:value-type="float">
            <text:p>0.358506</text:p>
          </table:table-cell>
          <table:table-cell office:value-type="float" office:value="0.398962" calcext:value-type="float">
            <text:p>0.398962</text:p>
          </table:table-cell>
          <table:table-cell office:value-type="float" office:value="0.431686" calcext:value-type="float">
            <text:p>0.431686</text:p>
          </table:table-cell>
          <table:table-cell office:value-type="float" office:value="0.465881" calcext:value-type="float">
            <text:p>0.465881</text:p>
          </table:table-cell>
          <table:table-cell office:value-type="float" office:value="0.509766" calcext:value-type="float">
            <text:p>0.509766</text:p>
          </table:table-cell>
          <table:table-cell office:value-type="float" office:value="0.551647" calcext:value-type="float">
            <text:p>0.551647</text:p>
          </table:table-cell>
          <table:table-cell office:value-type="float" office:value="0.578773" calcext:value-type="float">
            <text:p>0.578773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322017" calcext:value-type="float">
            <text:p>0.32201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384794" calcext:value-type="float">
            <text:p>-0.384794</text:p>
          </table:table-cell>
          <table:table-cell office:value-type="float" office:value="0.199799" calcext:value-type="float">
            <text:p>0.199799</text:p>
          </table:table-cell>
          <table:table-cell office:value-type="float" office:value="0.285502" calcext:value-type="float">
            <text:p>0.285502</text:p>
          </table:table-cell>
          <table:table-cell office:value-type="float" office:value="0.348524" calcext:value-type="float">
            <text:p>0.348524</text:p>
          </table:table-cell>
          <table:table-cell office:value-type="float" office:value="0.386121" calcext:value-type="float">
            <text:p>0.386121</text:p>
          </table:table-cell>
          <table:table-cell office:value-type="float" office:value="0.431851" calcext:value-type="float">
            <text:p>0.431851</text:p>
          </table:table-cell>
          <table:table-cell office:value-type="float" office:value="0.46675" calcext:value-type="float">
            <text:p>0.46675</text:p>
          </table:table-cell>
          <table:table-cell office:value-type="float" office:value="0.506452" calcext:value-type="float">
            <text:p>0.506452</text:p>
          </table:table-cell>
          <table:table-cell office:value-type="float" office:value="0.547955" calcext:value-type="float">
            <text:p>0.547955</text:p>
          </table:table-cell>
          <table:table-cell office:value-type="float" office:value="0.577168" calcext:value-type="float">
            <text:p>0.577168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336533" calcext:value-type="float">
            <text:p>0.3365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787004" calcext:value-type="float">
            <text:p>-0.787004</text:p>
          </table:table-cell>
          <table:table-cell office:value-type="float" office:value="0.124975" calcext:value-type="float">
            <text:p>0.124975</text:p>
          </table:table-cell>
          <table:table-cell office:value-type="float" office:value="0.22824" calcext:value-type="float">
            <text:p>0.22824</text:p>
          </table:table-cell>
          <table:table-cell office:value-type="float" office:value="0.314386" calcext:value-type="float">
            <text:p>0.314386</text:p>
          </table:table-cell>
          <table:table-cell office:value-type="float" office:value="0.367414" calcext:value-type="float">
            <text:p>0.367414</text:p>
          </table:table-cell>
          <table:table-cell office:value-type="float" office:value="0.401113" calcext:value-type="float">
            <text:p>0.401113</text:p>
          </table:table-cell>
          <table:table-cell office:value-type="float" office:value="0.436347" calcext:value-type="float">
            <text:p>0.436347</text:p>
          </table:table-cell>
          <table:table-cell office:value-type="float" office:value="0.493709" calcext:value-type="float">
            <text:p>0.493709</text:p>
          </table:table-cell>
          <table:table-cell office:value-type="float" office:value="0.535502" calcext:value-type="float">
            <text:p>0.535502</text:p>
          </table:table-cell>
          <table:table-cell office:value-type="float" office:value="0.574342" calcext:value-type="float">
            <text:p>0.574342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268902" calcext:value-type="float">
            <text:p>0.26890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700843" calcext:value-type="float">
            <text:p>-0.700843</text:p>
          </table:table-cell>
          <table:table-cell office:value-type="float" office:value="0.151662" calcext:value-type="float">
            <text:p>0.151662</text:p>
          </table:table-cell>
          <table:table-cell office:value-type="float" office:value="0.261353" calcext:value-type="float">
            <text:p>0.261353</text:p>
          </table:table-cell>
          <table:table-cell office:value-type="float" office:value="0.335788" calcext:value-type="float">
            <text:p>0.335788</text:p>
          </table:table-cell>
          <table:table-cell office:value-type="float" office:value="0.37258" calcext:value-type="float">
            <text:p>0.37258</text:p>
          </table:table-cell>
          <table:table-cell office:value-type="float" office:value="0.411809" calcext:value-type="float">
            <text:p>0.411809</text:p>
          </table:table-cell>
          <table:table-cell office:value-type="float" office:value="0.450682" calcext:value-type="float">
            <text:p>0.450682</text:p>
          </table:table-cell>
          <table:table-cell office:value-type="float" office:value="0.504081" calcext:value-type="float">
            <text:p>0.504081</text:p>
          </table:table-cell>
          <table:table-cell office:value-type="float" office:value="0.54149" calcext:value-type="float">
            <text:p>0.54149</text:p>
          </table:table-cell>
          <table:table-cell office:value-type="float" office:value="0.573519" calcext:value-type="float">
            <text:p>0.573519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290212" calcext:value-type="float">
            <text:p>0.29021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699458" calcext:value-type="float">
            <text:p>-0.699458</text:p>
          </table:table-cell>
          <table:table-cell office:value-type="float" office:value="0.141546" calcext:value-type="float">
            <text:p>0.141546</text:p>
          </table:table-cell>
          <table:table-cell office:value-type="float" office:value="0.220048" calcext:value-type="float">
            <text:p>0.220048</text:p>
          </table:table-cell>
          <table:table-cell office:value-type="float" office:value="0.30996" calcext:value-type="float">
            <text:p>0.30996</text:p>
          </table:table-cell>
          <table:table-cell office:value-type="float" office:value="0.358625" calcext:value-type="float">
            <text:p>0.358625</text:p>
          </table:table-cell>
          <table:table-cell office:value-type="float" office:value="0.393296" calcext:value-type="float">
            <text:p>0.393296</text:p>
          </table:table-cell>
          <table:table-cell office:value-type="float" office:value="0.441711" calcext:value-type="float">
            <text:p>0.441711</text:p>
          </table:table-cell>
          <table:table-cell office:value-type="float" office:value="0.489013" calcext:value-type="float">
            <text:p>0.489013</text:p>
          </table:table-cell>
          <table:table-cell office:value-type="float" office:value="0.536276" calcext:value-type="float">
            <text:p>0.536276</text:p>
          </table:table-cell>
          <table:table-cell office:value-type="float" office:value="0.576587" calcext:value-type="float">
            <text:p>0.576587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27676" calcext:value-type="float">
            <text:p>0.2767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873792" calcext:value-type="float">
            <text:p>-0.873792</text:p>
          </table:table-cell>
          <table:table-cell office:value-type="float" office:value="0.129125" calcext:value-type="float">
            <text:p>0.129125</text:p>
          </table:table-cell>
          <table:table-cell office:value-type="float" office:value="0.213527" calcext:value-type="float">
            <text:p>0.213527</text:p>
          </table:table-cell>
          <table:table-cell office:value-type="float" office:value="0.289525" calcext:value-type="float">
            <text:p>0.289525</text:p>
          </table:table-cell>
          <table:table-cell office:value-type="float" office:value="0.36228" calcext:value-type="float">
            <text:p>0.36228</text:p>
          </table:table-cell>
          <table:table-cell office:value-type="float" office:value="0.402546" calcext:value-type="float">
            <text:p>0.402546</text:p>
          </table:table-cell>
          <table:table-cell office:value-type="float" office:value="0.444529" calcext:value-type="float">
            <text:p>0.444529</text:p>
          </table:table-cell>
          <table:table-cell office:value-type="float" office:value="0.492363" calcext:value-type="float">
            <text:p>0.492363</text:p>
          </table:table-cell>
          <table:table-cell office:value-type="float" office:value="0.542657" calcext:value-type="float">
            <text:p>0.542657</text:p>
          </table:table-cell>
          <table:table-cell office:value-type="float" office:value="0.577114" calcext:value-type="float">
            <text:p>0.577114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257987" calcext:value-type="float">
            <text:p>0.25798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610236" calcext:value-type="float">
            <text:p>-0.610236</text:p>
          </table:table-cell>
          <table:table-cell office:value-type="float" office:value="0.15223" calcext:value-type="float">
            <text:p>0.15223</text:p>
          </table:table-cell>
          <table:table-cell office:value-type="float" office:value="0.247896" calcext:value-type="float">
            <text:p>0.247896</text:p>
          </table:table-cell>
          <table:table-cell office:value-type="float" office:value="0.324745" calcext:value-type="float">
            <text:p>0.324745</text:p>
          </table:table-cell>
          <table:table-cell office:value-type="float" office:value="0.36649" calcext:value-type="float">
            <text:p>0.36649</text:p>
          </table:table-cell>
          <table:table-cell office:value-type="float" office:value="0.410354" calcext:value-type="float">
            <text:p>0.410354</text:p>
          </table:table-cell>
          <table:table-cell office:value-type="float" office:value="0.457804" calcext:value-type="float">
            <text:p>0.457804</text:p>
          </table:table-cell>
          <table:table-cell office:value-type="float" office:value="0.498647" calcext:value-type="float">
            <text:p>0.498647</text:p>
          </table:table-cell>
          <table:table-cell office:value-type="float" office:value="0.549508" calcext:value-type="float">
            <text:p>0.549508</text:p>
          </table:table-cell>
          <table:table-cell office:value-type="float" office:value="0.579747" calcext:value-type="float">
            <text:p>0.579747</text:p>
          </table:table-cell>
          <table:table-cell office:value-type="float" office:value="0.594129" calcext:value-type="float">
            <text:p>0.594129</text:p>
          </table:table-cell>
          <table:table-cell office:value-type="float" office:value="0.297718" calcext:value-type="float">
            <text:p>0.2977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869615" calcext:value-type="float">
            <text:p>-0.869615</text:p>
          </table:table-cell>
          <table:table-cell office:value-type="float" office:value="0.150623" calcext:value-type="float">
            <text:p>0.150623</text:p>
          </table:table-cell>
          <table:table-cell office:value-type="float" office:value="0.245027" calcext:value-type="float">
            <text:p>0.245027</text:p>
          </table:table-cell>
          <table:table-cell office:value-type="float" office:value="0.321004" calcext:value-type="float">
            <text:p>0.321004</text:p>
          </table:table-cell>
          <table:table-cell office:value-type="float" office:value="0.367648" calcext:value-type="float">
            <text:p>0.367648</text:p>
          </table:table-cell>
          <table:table-cell office:value-type="float" office:value="0.420671" calcext:value-type="float">
            <text:p>0.420671</text:p>
          </table:table-cell>
          <table:table-cell office:value-type="float" office:value="0.455807" calcext:value-type="float">
            <text:p>0.455807</text:p>
          </table:table-cell>
          <table:table-cell office:value-type="float" office:value="0.497061" calcext:value-type="float">
            <text:p>0.497061</text:p>
          </table:table-cell>
          <table:table-cell office:value-type="float" office:value="0.53845" calcext:value-type="float">
            <text:p>0.53845</text:p>
          </table:table-cell>
          <table:table-cell office:value-type="float" office:value="0.576962" calcext:value-type="float">
            <text:p>0.576962</text:p>
          </table:table-cell>
          <table:table-cell office:value-type="float" office:value="0.60223" calcext:value-type="float">
            <text:p>0.60223</text:p>
          </table:table-cell>
          <table:table-cell office:value-type="float" office:value="0.270364" calcext:value-type="float">
            <text:p>0.27036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468874" calcext:value-type="float">
            <text:p>-0.468874</text:p>
          </table:table-cell>
          <table:table-cell office:value-type="float" office:value="0.198121" calcext:value-type="float">
            <text:p>0.198121</text:p>
          </table:table-cell>
          <table:table-cell office:value-type="float" office:value="0.301444" calcext:value-type="float">
            <text:p>0.301444</text:p>
          </table:table-cell>
          <table:table-cell office:value-type="float" office:value="0.352314" calcext:value-type="float">
            <text:p>0.352314</text:p>
          </table:table-cell>
          <table:table-cell office:value-type="float" office:value="0.398851" calcext:value-type="float">
            <text:p>0.398851</text:p>
          </table:table-cell>
          <table:table-cell office:value-type="float" office:value="0.437665" calcext:value-type="float">
            <text:p>0.437665</text:p>
          </table:table-cell>
          <table:table-cell office:value-type="float" office:value="0.475844" calcext:value-type="float">
            <text:p>0.475844</text:p>
          </table:table-cell>
          <table:table-cell office:value-type="float" office:value="0.522347" calcext:value-type="float">
            <text:p>0.522347</text:p>
          </table:table-cell>
          <table:table-cell office:value-type="float" office:value="0.549588" calcext:value-type="float">
            <text:p>0.549588</text:p>
          </table:table-cell>
          <table:table-cell office:value-type="float" office:value="0.581127" calcext:value-type="float">
            <text:p>0.581127</text:p>
          </table:table-cell>
          <table:table-cell office:value-type="float" office:value="0.60223" calcext:value-type="float">
            <text:p>0.60223</text:p>
          </table:table-cell>
          <table:table-cell office:value-type="float" office:value="0.334843" calcext:value-type="float">
            <text:p>0.33484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69711" calcext:value-type="float">
            <text:p>-0.69711</text:p>
          </table:table-cell>
          <table:table-cell office:value-type="float" office:value="0.162626" calcext:value-type="float">
            <text:p>0.162626</text:p>
          </table:table-cell>
          <table:table-cell office:value-type="float" office:value="0.275889" calcext:value-type="float">
            <text:p>0.275889</text:p>
          </table:table-cell>
          <table:table-cell office:value-type="float" office:value="0.339345" calcext:value-type="float">
            <text:p>0.339345</text:p>
          </table:table-cell>
          <table:table-cell office:value-type="float" office:value="0.382837" calcext:value-type="float">
            <text:p>0.382837</text:p>
          </table:table-cell>
          <table:table-cell office:value-type="float" office:value="0.434346" calcext:value-type="float">
            <text:p>0.434346</text:p>
          </table:table-cell>
          <table:table-cell office:value-type="float" office:value="0.478143" calcext:value-type="float">
            <text:p>0.478143</text:p>
          </table:table-cell>
          <table:table-cell office:value-type="float" office:value="0.52441" calcext:value-type="float">
            <text:p>0.52441</text:p>
          </table:table-cell>
          <table:table-cell office:value-type="float" office:value="0.549384" calcext:value-type="float">
            <text:p>0.549384</text:p>
          </table:table-cell>
          <table:table-cell office:value-type="float" office:value="0.581995" calcext:value-type="float">
            <text:p>0.581995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303187" calcext:value-type="float">
            <text:p>0.30318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488216" calcext:value-type="float">
            <text:p>-0.488216</text:p>
          </table:table-cell>
          <table:table-cell office:value-type="float" office:value="0.147304" calcext:value-type="float">
            <text:p>0.147304</text:p>
          </table:table-cell>
          <table:table-cell office:value-type="float" office:value="0.245046" calcext:value-type="float">
            <text:p>0.245046</text:p>
          </table:table-cell>
          <table:table-cell office:value-type="float" office:value="0.307785" calcext:value-type="float">
            <text:p>0.307785</text:p>
          </table:table-cell>
          <table:table-cell office:value-type="float" office:value="0.355062" calcext:value-type="float">
            <text:p>0.355062</text:p>
          </table:table-cell>
          <table:table-cell office:value-type="float" office:value="0.415311" calcext:value-type="float">
            <text:p>0.415311</text:p>
          </table:table-cell>
          <table:table-cell office:value-type="float" office:value="0.451513" calcext:value-type="float">
            <text:p>0.451513</text:p>
          </table:table-cell>
          <table:table-cell office:value-type="float" office:value="0.501023" calcext:value-type="float">
            <text:p>0.501023</text:p>
          </table:table-cell>
          <table:table-cell office:value-type="float" office:value="0.541119" calcext:value-type="float">
            <text:p>0.541119</text:p>
          </table:table-cell>
          <table:table-cell office:value-type="float" office:value="0.579909" calcext:value-type="float">
            <text:p>0.579909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305586" calcext:value-type="float">
            <text:p>0.30558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469897" calcext:value-type="float">
            <text:p>-0.469897</text:p>
          </table:table-cell>
          <table:table-cell office:value-type="float" office:value="0.177483" calcext:value-type="float">
            <text:p>0.177483</text:p>
          </table:table-cell>
          <table:table-cell office:value-type="float" office:value="0.255996" calcext:value-type="float">
            <text:p>0.255996</text:p>
          </table:table-cell>
          <table:table-cell office:value-type="float" office:value="0.334388" calcext:value-type="float">
            <text:p>0.334388</text:p>
          </table:table-cell>
          <table:table-cell office:value-type="float" office:value="0.382615" calcext:value-type="float">
            <text:p>0.382615</text:p>
          </table:table-cell>
          <table:table-cell office:value-type="float" office:value="0.437249" calcext:value-type="float">
            <text:p>0.437249</text:p>
          </table:table-cell>
          <table:table-cell office:value-type="float" office:value="0.478225" calcext:value-type="float">
            <text:p>0.478225</text:p>
          </table:table-cell>
          <table:table-cell office:value-type="float" office:value="0.519623" calcext:value-type="float">
            <text:p>0.519623</text:p>
          </table:table-cell>
          <table:table-cell office:value-type="float" office:value="0.550215" calcext:value-type="float">
            <text:p>0.550215</text:p>
          </table:table-cell>
          <table:table-cell office:value-type="float" office:value="0.581954" calcext:value-type="float">
            <text:p>0.581954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324785" calcext:value-type="float">
            <text:p>0.32478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339934" calcext:value-type="float">
            <text:p>-0.339934</text:p>
          </table:table-cell>
          <table:table-cell office:value-type="float" office:value="0.159456" calcext:value-type="float">
            <text:p>0.159456</text:p>
          </table:table-cell>
          <table:table-cell office:value-type="float" office:value="0.254836" calcext:value-type="float">
            <text:p>0.254836</text:p>
          </table:table-cell>
          <table:table-cell office:value-type="float" office:value="0.332131" calcext:value-type="float">
            <text:p>0.332131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26999" calcext:value-type="float">
            <text:p>0.426999</text:p>
          </table:table-cell>
          <table:table-cell office:value-type="float" office:value="0.468221" calcext:value-type="float">
            <text:p>0.468221</text:p>
          </table:table-cell>
          <table:table-cell office:value-type="float" office:value="0.507569" calcext:value-type="float">
            <text:p>0.507569</text:p>
          </table:table-cell>
          <table:table-cell office:value-type="float" office:value="0.546046" calcext:value-type="float">
            <text:p>0.546046</text:p>
          </table:table-cell>
          <table:table-cell office:value-type="float" office:value="0.580706" calcext:value-type="float">
            <text:p>0.580706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331183" calcext:value-type="float">
            <text:p>0.33118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423565" calcext:value-type="float">
            <text:p>-0.423565</text:p>
          </table:table-cell>
          <table:table-cell office:value-type="float" office:value="0.179176" calcext:value-type="float">
            <text:p>0.179176</text:p>
          </table:table-cell>
          <table:table-cell office:value-type="float" office:value="0.265507" calcext:value-type="float">
            <text:p>0.265507</text:p>
          </table:table-cell>
          <table:table-cell office:value-type="float" office:value="0.333276" calcext:value-type="float">
            <text:p>0.333276</text:p>
          </table:table-cell>
          <table:table-cell office:value-type="float" office:value="0.390367" calcext:value-type="float">
            <text:p>0.390367</text:p>
          </table:table-cell>
          <table:table-cell office:value-type="float" office:value="0.445449" calcext:value-type="float">
            <text:p>0.445449</text:p>
          </table:table-cell>
          <table:table-cell office:value-type="float" office:value="0.479754" calcext:value-type="float">
            <text:p>0.479754</text:p>
          </table:table-cell>
          <table:table-cell office:value-type="float" office:value="0.516119" calcext:value-type="float">
            <text:p>0.516119</text:p>
          </table:table-cell>
          <table:table-cell office:value-type="float" office:value="0.548977" calcext:value-type="float">
            <text:p>0.548977</text:p>
          </table:table-cell>
          <table:table-cell office:value-type="float" office:value="0.579576" calcext:value-type="float">
            <text:p>0.579576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331464" calcext:value-type="float">
            <text:p>0.33146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116047" calcext:value-type="float">
            <text:p>0.116047</text:p>
          </table:table-cell>
          <table:table-cell office:value-type="float" office:value="0.212892" calcext:value-type="float">
            <text:p>0.212892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361743" calcext:value-type="float">
            <text:p>0.361743</text:p>
          </table:table-cell>
          <table:table-cell office:value-type="float" office:value="0.421382" calcext:value-type="float">
            <text:p>0.421382</text:p>
          </table:table-cell>
          <table:table-cell office:value-type="float" office:value="0.469538" calcext:value-type="float">
            <text:p>0.469538</text:p>
          </table:table-cell>
          <table:table-cell office:value-type="float" office:value="0.511784" calcext:value-type="float">
            <text:p>0.511784</text:p>
          </table:table-cell>
          <table:table-cell office:value-type="float" office:value="0.545876" calcext:value-type="float">
            <text:p>0.545876</text:p>
          </table:table-cell>
          <table:table-cell office:value-type="float" office:value="0.578393" calcext:value-type="float">
            <text:p>0.578393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5114" calcext:value-type="float">
            <text:p>0.2511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60629" calcext:value-type="float">
            <text:p>-0.60629</text:p>
          </table:table-cell>
          <table:table-cell office:value-type="float" office:value="0.168114" calcext:value-type="float">
            <text:p>0.168114</text:p>
          </table:table-cell>
          <table:table-cell office:value-type="float" office:value="0.279591" calcext:value-type="float">
            <text:p>0.279591</text:p>
          </table:table-cell>
          <table:table-cell office:value-type="float" office:value="0.348181" calcext:value-type="float">
            <text:p>0.348181</text:p>
          </table:table-cell>
          <table:table-cell office:value-type="float" office:value="0.39643" calcext:value-type="float">
            <text:p>0.39643</text:p>
          </table:table-cell>
          <table:table-cell office:value-type="float" office:value="0.446008" calcext:value-type="float">
            <text:p>0.446008</text:p>
          </table:table-cell>
          <table:table-cell office:value-type="float" office:value="0.48983" calcext:value-type="float">
            <text:p>0.48983</text:p>
          </table:table-cell>
          <table:table-cell office:value-type="float" office:value="0.533313" calcext:value-type="float">
            <text:p>0.533313</text:p>
          </table:table-cell>
          <table:table-cell office:value-type="float" office:value="0.55151" calcext:value-type="float">
            <text:p>0.55151</text:p>
          </table:table-cell>
          <table:table-cell office:value-type="float" office:value="0.580568" calcext:value-type="float">
            <text:p>0.580568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318725" calcext:value-type="float">
            <text:p>0.3187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875976" calcext:value-type="float">
            <text:p>-0.875976</text:p>
          </table:table-cell>
          <table:table-cell office:value-type="float" office:value="0.142256" calcext:value-type="float">
            <text:p>0.142256</text:p>
          </table:table-cell>
          <table:table-cell office:value-type="float" office:value="0.273583" calcext:value-type="float">
            <text:p>0.273583</text:p>
          </table:table-cell>
          <table:table-cell office:value-type="float" office:value="0.342784" calcext:value-type="float">
            <text:p>0.342784</text:p>
          </table:table-cell>
          <table:table-cell office:value-type="float" office:value="0.386059" calcext:value-type="float">
            <text:p>0.386059</text:p>
          </table:table-cell>
          <table:table-cell office:value-type="float" office:value="0.442278" calcext:value-type="float">
            <text:p>0.442278</text:p>
          </table:table-cell>
          <table:table-cell office:value-type="float" office:value="0.479545" calcext:value-type="float">
            <text:p>0.479545</text:p>
          </table:table-cell>
          <table:table-cell office:value-type="float" office:value="0.520638" calcext:value-type="float">
            <text:p>0.520638</text:p>
          </table:table-cell>
          <table:table-cell office:value-type="float" office:value="0.550618" calcext:value-type="float">
            <text:p>0.550618</text:p>
          </table:table-cell>
          <table:table-cell office:value-type="float" office:value="0.57804" calcext:value-type="float">
            <text:p>0.57804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83983" calcext:value-type="float">
            <text:p>0.28398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831506" calcext:value-type="float">
            <text:p>-0.831506</text:p>
          </table:table-cell>
          <table:table-cell office:value-type="float" office:value="0.150661" calcext:value-type="float">
            <text:p>0.150661</text:p>
          </table:table-cell>
          <table:table-cell office:value-type="float" office:value="0.25489" calcext:value-type="float">
            <text:p>0.25489</text:p>
          </table:table-cell>
          <table:table-cell office:value-type="float" office:value="0.324459" calcext:value-type="float">
            <text:p>0.324459</text:p>
          </table:table-cell>
          <table:table-cell office:value-type="float" office:value="0.366798" calcext:value-type="float">
            <text:p>0.366798</text:p>
          </table:table-cell>
          <table:table-cell office:value-type="float" office:value="0.422769" calcext:value-type="float">
            <text:p>0.422769</text:p>
          </table:table-cell>
          <table:table-cell office:value-type="float" office:value="0.461656" calcext:value-type="float">
            <text:p>0.461656</text:p>
          </table:table-cell>
          <table:table-cell office:value-type="float" office:value="0.510504" calcext:value-type="float">
            <text:p>0.510504</text:p>
          </table:table-cell>
          <table:table-cell office:value-type="float" office:value="0.546944" calcext:value-type="float">
            <text:p>0.546944</text:p>
          </table:table-cell>
          <table:table-cell office:value-type="float" office:value="0.579133" calcext:value-type="float">
            <text:p>0.579133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78631" calcext:value-type="float">
            <text:p>0.2786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831506" calcext:value-type="float">
            <text:p>-0.831506</text:p>
          </table:table-cell>
          <table:table-cell office:value-type="float" office:value="0.141191" calcext:value-type="float">
            <text:p>0.141191</text:p>
          </table:table-cell>
          <table:table-cell office:value-type="float" office:value="0.238976" calcext:value-type="float">
            <text:p>0.238976</text:p>
          </table:table-cell>
          <table:table-cell office:value-type="float" office:value="0.312795" calcext:value-type="float">
            <text:p>0.312795</text:p>
          </table:table-cell>
          <table:table-cell office:value-type="float" office:value="0.366968" calcext:value-type="float">
            <text:p>0.366968</text:p>
          </table:table-cell>
          <table:table-cell office:value-type="float" office:value="0.427553" calcext:value-type="float">
            <text:p>0.427553</text:p>
          </table:table-cell>
          <table:table-cell office:value-type="float" office:value="0.459082" calcext:value-type="float">
            <text:p>0.459082</text:p>
          </table:table-cell>
          <table:table-cell office:value-type="float" office:value="0.50742" calcext:value-type="float">
            <text:p>0.50742</text:p>
          </table:table-cell>
          <table:table-cell office:value-type="float" office:value="0.545685" calcext:value-type="float">
            <text:p>0.545685</text:p>
          </table:table-cell>
          <table:table-cell office:value-type="float" office:value="0.58215" calcext:value-type="float">
            <text:p>0.58215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75032" calcext:value-type="float">
            <text:p>0.27503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651533" calcext:value-type="float">
            <text:p>-0.651533</text:p>
          </table:table-cell>
          <table:table-cell office:value-type="float" office:value="0.179914" calcext:value-type="float">
            <text:p>0.179914</text:p>
          </table:table-cell>
          <table:table-cell office:value-type="float" office:value="0.27652" calcext:value-type="float">
            <text:p>0.27652</text:p>
          </table:table-cell>
          <table:table-cell office:value-type="float" office:value="0.331173" calcext:value-type="float">
            <text:p>0.331173</text:p>
          </table:table-cell>
          <table:table-cell office:value-type="float" office:value="0.381407" calcext:value-type="float">
            <text:p>0.381407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0.471673" calcext:value-type="float">
            <text:p>0.471673</text:p>
          </table:table-cell>
          <table:table-cell office:value-type="float" office:value="0.522382" calcext:value-type="float">
            <text:p>0.522382</text:p>
          </table:table-cell>
          <table:table-cell office:value-type="float" office:value="0.552316" calcext:value-type="float">
            <text:p>0.552316</text:p>
          </table:table-cell>
          <table:table-cell office:value-type="float" office:value="0.584504" calcext:value-type="float">
            <text:p>0.584504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308288" calcext:value-type="float">
            <text:p>0.30828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870384" calcext:value-type="float">
            <text:p>-0.870384</text:p>
          </table:table-cell>
          <table:table-cell office:value-type="float" office:value="0.144989" calcext:value-type="float">
            <text:p>0.144989</text:p>
          </table:table-cell>
          <table:table-cell office:value-type="float" office:value="0.23833" calcext:value-type="float">
            <text:p>0.23833</text:p>
          </table:table-cell>
          <table:table-cell office:value-type="float" office:value="0.318557" calcext:value-type="float">
            <text:p>0.318557</text:p>
          </table:table-cell>
          <table:table-cell office:value-type="float" office:value="0.367385" calcext:value-type="float">
            <text:p>0.367385</text:p>
          </table:table-cell>
          <table:table-cell office:value-type="float" office:value="0.424035" calcext:value-type="float">
            <text:p>0.424035</text:p>
          </table:table-cell>
          <table:table-cell office:value-type="float" office:value="0.465536" calcext:value-type="float">
            <text:p>0.465536</text:p>
          </table:table-cell>
          <table:table-cell office:value-type="float" office:value="0.524001" calcext:value-type="float">
            <text:p>0.524001</text:p>
          </table:table-cell>
          <table:table-cell office:value-type="float" office:value="0.555227" calcext:value-type="float">
            <text:p>0.555227</text:p>
          </table:table-cell>
          <table:table-cell office:value-type="float" office:value="0.584042" calcext:value-type="float">
            <text:p>0.584042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75172" calcext:value-type="float">
            <text:p>0.27517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609441" calcext:value-type="float">
            <text:p>-0.609441</text:p>
          </table:table-cell>
          <table:table-cell office:value-type="float" office:value="0.163471" calcext:value-type="float">
            <text:p>0.163471</text:p>
          </table:table-cell>
          <table:table-cell office:value-type="float" office:value="0.262279" calcext:value-type="float">
            <text:p>0.262279</text:p>
          </table:table-cell>
          <table:table-cell office:value-type="float" office:value="0.330168" calcext:value-type="float">
            <text:p>0.330168</text:p>
          </table:table-cell>
          <table:table-cell office:value-type="float" office:value="0.389935" calcext:value-type="float">
            <text:p>0.389935</text:p>
          </table:table-cell>
          <table:table-cell office:value-type="float" office:value="0.437211" calcext:value-type="float">
            <text:p>0.437211</text:p>
          </table:table-cell>
          <table:table-cell office:value-type="float" office:value="0.474135" calcext:value-type="float">
            <text:p>0.474135</text:p>
          </table:table-cell>
          <table:table-cell office:value-type="float" office:value="0.519309" calcext:value-type="float">
            <text:p>0.519309</text:p>
          </table:table-cell>
          <table:table-cell office:value-type="float" office:value="0.555271" calcext:value-type="float">
            <text:p>0.555271</text:p>
          </table:table-cell>
          <table:table-cell office:value-type="float" office:value="0.586503" calcext:value-type="float">
            <text:p>0.586503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310884" calcext:value-type="float">
            <text:p>0.31088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784885" calcext:value-type="float">
            <text:p>-0.784885</text:p>
          </table:table-cell>
          <table:table-cell office:value-type="float" office:value="0.139874" calcext:value-type="float">
            <text:p>0.139874</text:p>
          </table:table-cell>
          <table:table-cell office:value-type="float" office:value="0.223742" calcext:value-type="float">
            <text:p>0.223742</text:p>
          </table:table-cell>
          <table:table-cell office:value-type="float" office:value="0.318734" calcext:value-type="float">
            <text:p>0.318734</text:p>
          </table:table-cell>
          <table:table-cell office:value-type="float" office:value="0.383883" calcext:value-type="float">
            <text:p>0.383883</text:p>
          </table:table-cell>
          <table:table-cell office:value-type="float" office:value="0.448047" calcext:value-type="float">
            <text:p>0.448047</text:p>
          </table:table-cell>
          <table:table-cell office:value-type="float" office:value="0.492065" calcext:value-type="float">
            <text:p>0.492065</text:p>
          </table:table-cell>
          <table:table-cell office:value-type="float" office:value="0.527137" calcext:value-type="float">
            <text:p>0.527137</text:p>
          </table:table-cell>
          <table:table-cell office:value-type="float" office:value="0.556562" calcext:value-type="float">
            <text:p>0.556562</text:p>
          </table:table-cell>
          <table:table-cell office:value-type="float" office:value="0.583843" calcext:value-type="float">
            <text:p>0.583843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889" calcext:value-type="float">
            <text:p>0.288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869164" calcext:value-type="float">
            <text:p>-0.869164</text:p>
          </table:table-cell>
          <table:table-cell office:value-type="float" office:value="0.156591" calcext:value-type="float">
            <text:p>0.156591</text:p>
          </table:table-cell>
          <table:table-cell office:value-type="float" office:value="0.233937" calcext:value-type="float">
            <text:p>0.233937</text:p>
          </table:table-cell>
          <table:table-cell office:value-type="float" office:value="0.318389" calcext:value-type="float">
            <text:p>0.318389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430839" calcext:value-type="float">
            <text:p>0.430839</text:p>
          </table:table-cell>
          <table:table-cell office:value-type="float" office:value="0.482825" calcext:value-type="float">
            <text:p>0.482825</text:p>
          </table:table-cell>
          <table:table-cell office:value-type="float" office:value="0.527809" calcext:value-type="float">
            <text:p>0.527809</text:p>
          </table:table-cell>
          <table:table-cell office:value-type="float" office:value="0.558899" calcext:value-type="float">
            <text:p>0.558899</text:p>
          </table:table-cell>
          <table:table-cell office:value-type="float" office:value="0.58805" calcext:value-type="float">
            <text:p>0.58805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79857" calcext:value-type="float">
            <text:p>0.27985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91419" calcext:value-type="float">
            <text:p>-0.91419</text:p>
          </table:table-cell>
          <table:table-cell office:value-type="float" office:value="0.11708" calcext:value-type="float">
            <text:p>0.11708</text:p>
          </table:table-cell>
          <table:table-cell office:value-type="float" office:value="0.192431" calcext:value-type="float">
            <text:p>0.192431</text:p>
          </table:table-cell>
          <table:table-cell office:value-type="float" office:value="0.25735" calcext:value-type="float">
            <text:p>0.25735</text:p>
          </table:table-cell>
          <table:table-cell office:value-type="float" office:value="0.321709" calcext:value-type="float">
            <text:p>0.321709</text:p>
          </table:table-cell>
          <table:table-cell office:value-type="float" office:value="0.398635" calcext:value-type="float">
            <text:p>0.398635</text:p>
          </table:table-cell>
          <table:table-cell office:value-type="float" office:value="0.44638" calcext:value-type="float">
            <text:p>0.44638</text:p>
          </table:table-cell>
          <table:table-cell office:value-type="float" office:value="0.497706" calcext:value-type="float">
            <text:p>0.497706</text:p>
          </table:table-cell>
          <table:table-cell office:value-type="float" office:value="0.54231" calcext:value-type="float">
            <text:p>0.54231</text:p>
          </table:table-cell>
          <table:table-cell office:value-type="float" office:value="0.579732" calcext:value-type="float">
            <text:p>0.579732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43914" calcext:value-type="float">
            <text:p>0.24391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70675" calcext:value-type="float">
            <text:p>-0.070675</text:p>
          </table:table-cell>
          <table:table-cell office:value-type="float" office:value="0.180473" calcext:value-type="float">
            <text:p>0.180473</text:p>
          </table:table-cell>
          <table:table-cell office:value-type="float" office:value="0.258826" calcext:value-type="float">
            <text:p>0.258826</text:p>
          </table:table-cell>
          <table:table-cell office:value-type="float" office:value="0.334618" calcext:value-type="float">
            <text:p>0.334618</text:p>
          </table:table-cell>
          <table:table-cell office:value-type="float" office:value="0.388121" calcext:value-type="float">
            <text:p>0.388121</text:p>
          </table:table-cell>
          <table:table-cell office:value-type="float" office:value="0.436524" calcext:value-type="float">
            <text:p>0.436524</text:p>
          </table:table-cell>
          <table:table-cell office:value-type="float" office:value="0.475237" calcext:value-type="float">
            <text:p>0.475237</text:p>
          </table:table-cell>
          <table:table-cell office:value-type="float" office:value="0.532756" calcext:value-type="float">
            <text:p>0.532756</text:p>
          </table:table-cell>
          <table:table-cell office:value-type="float" office:value="0.579046" calcext:value-type="float">
            <text:p>0.579046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11493" calcext:value-type="float">
            <text:p>0.21149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04956" calcext:value-type="float">
            <text:p>-0.304956</text:p>
          </table:table-cell>
          <table:table-cell office:value-type="float" office:value="0.196966" calcext:value-type="float">
            <text:p>0.196966</text:p>
          </table:table-cell>
          <table:table-cell office:value-type="float" office:value="0.305784" calcext:value-type="float">
            <text:p>0.305784</text:p>
          </table:table-cell>
          <table:table-cell office:value-type="float" office:value="0.36483" calcext:value-type="float">
            <text:p>0.36483</text:p>
          </table:table-cell>
          <table:table-cell office:value-type="float" office:value="0.418569" calcext:value-type="float">
            <text:p>0.418569</text:p>
          </table:table-cell>
          <table:table-cell office:value-type="float" office:value="0.452758" calcext:value-type="float">
            <text:p>0.452758</text:p>
          </table:table-cell>
          <table:table-cell office:value-type="float" office:value="0.504795" calcext:value-type="float">
            <text:p>0.504795</text:p>
          </table:table-cell>
          <table:table-cell office:value-type="float" office:value="0.544552" calcext:value-type="float">
            <text:p>0.544552</text:p>
          </table:table-cell>
          <table:table-cell office:value-type="float" office:value="0.581572" calcext:value-type="float">
            <text:p>0.581572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06487" calcext:value-type="float">
            <text:p>0.20648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73124" calcext:value-type="float">
            <text:p>-0.073124</text:p>
          </table:table-cell>
          <table:table-cell office:value-type="float" office:value="0.211638" calcext:value-type="float">
            <text:p>0.211638</text:p>
          </table:table-cell>
          <table:table-cell office:value-type="float" office:value="0.305764" calcext:value-type="float">
            <text:p>0.305764</text:p>
          </table:table-cell>
          <table:table-cell office:value-type="float" office:value="0.345553" calcext:value-type="float">
            <text:p>0.345553</text:p>
          </table:table-cell>
          <table:table-cell office:value-type="float" office:value="0.396681" calcext:value-type="float">
            <text:p>0.396681</text:p>
          </table:table-cell>
          <table:table-cell office:value-type="float" office:value="0.437861" calcext:value-type="float">
            <text:p>0.437861</text:p>
          </table:table-cell>
          <table:table-cell office:value-type="float" office:value="0.485395" calcext:value-type="float">
            <text:p>0.485395</text:p>
          </table:table-cell>
          <table:table-cell office:value-type="float" office:value="0.540144" calcext:value-type="float">
            <text:p>0.540144</text:p>
          </table:table-cell>
          <table:table-cell office:value-type="float" office:value="0.578074" calcext:value-type="float">
            <text:p>0.578074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22799" calcext:value-type="float">
            <text:p>0.22279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913394" calcext:value-type="float">
            <text:p>-0.913394</text:p>
          </table:table-cell>
          <table:table-cell office:value-type="float" office:value="0.143292" calcext:value-type="float">
            <text:p>0.143292</text:p>
          </table:table-cell>
          <table:table-cell office:value-type="float" office:value="0.230673" calcext:value-type="float">
            <text:p>0.230673</text:p>
          </table:table-cell>
          <table:table-cell office:value-type="float" office:value="0.312888" calcext:value-type="float">
            <text:p>0.312888</text:p>
          </table:table-cell>
          <table:table-cell office:value-type="float" office:value="0.360323" calcext:value-type="float">
            <text:p>0.360323</text:p>
          </table:table-cell>
          <table:table-cell office:value-type="float" office:value="0.41493" calcext:value-type="float">
            <text:p>0.41493</text:p>
          </table:table-cell>
          <table:table-cell office:value-type="float" office:value="0.445694" calcext:value-type="float">
            <text:p>0.445694</text:p>
          </table:table-cell>
          <table:table-cell office:value-type="float" office:value="0.50878" calcext:value-type="float">
            <text:p>0.50878</text:p>
          </table:table-cell>
          <table:table-cell office:value-type="float" office:value="0.54563" calcext:value-type="float">
            <text:p>0.54563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605737" calcext:value-type="float">
            <text:p>0.605737</text:p>
          </table:table-cell>
          <table:table-cell office:value-type="float" office:value="0.262902" calcext:value-type="float">
            <text:p>0.26290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873219" calcext:value-type="float">
            <text:p>-0.873219</text:p>
          </table:table-cell>
          <table:table-cell office:value-type="float" office:value="0.120527" calcext:value-type="float">
            <text:p>0.120527</text:p>
          </table:table-cell>
          <table:table-cell office:value-type="float" office:value="0.213299" calcext:value-type="float">
            <text:p>0.213299</text:p>
          </table:table-cell>
          <table:table-cell office:value-type="float" office:value="0.294592" calcext:value-type="float">
            <text:p>0.294592</text:p>
          </table:table-cell>
          <table:table-cell office:value-type="float" office:value="0.356385" calcext:value-type="float">
            <text:p>0.356385</text:p>
          </table:table-cell>
          <table:table-cell office:value-type="float" office:value="0.41407" calcext:value-type="float">
            <text:p>0.41407</text:p>
          </table:table-cell>
          <table:table-cell office:value-type="float" office:value="0.448435" calcext:value-type="float">
            <text:p>0.448435</text:p>
          </table:table-cell>
          <table:table-cell office:value-type="float" office:value="0.501986" calcext:value-type="float">
            <text:p>0.501986</text:p>
          </table:table-cell>
          <table:table-cell office:value-type="float" office:value="0.543145" calcext:value-type="float">
            <text:p>0.543145</text:p>
          </table:table-cell>
          <table:table-cell office:value-type="float" office:value="0.587004" calcext:value-type="float">
            <text:p>0.587004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60622" calcext:value-type="float">
            <text:p>0.26062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24371" calcext:value-type="float">
            <text:p>0.024371</text:p>
          </table:table-cell>
          <table:table-cell office:value-type="float" office:value="0.209885" calcext:value-type="float">
            <text:p>0.209885</text:p>
          </table:table-cell>
          <table:table-cell office:value-type="float" office:value="0.297671" calcext:value-type="float">
            <text:p>0.297671</text:p>
          </table:table-cell>
          <table:table-cell office:value-type="float" office:value="0.344906" calcext:value-type="float">
            <text:p>0.344906</text:p>
          </table:table-cell>
          <table:table-cell office:value-type="float" office:value="0.404936" calcext:value-type="float">
            <text:p>0.404936</text:p>
          </table:table-cell>
          <table:table-cell office:value-type="float" office:value="0.439676" calcext:value-type="float">
            <text:p>0.439676</text:p>
          </table:table-cell>
          <table:table-cell office:value-type="float" office:value="0.486884" calcext:value-type="float">
            <text:p>0.486884</text:p>
          </table:table-cell>
          <table:table-cell office:value-type="float" office:value="0.534771" calcext:value-type="float">
            <text:p>0.534771</text:p>
          </table:table-cell>
          <table:table-cell office:value-type="float" office:value="0.582498" calcext:value-type="float">
            <text:p>0.582498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3256" calcext:value-type="float">
            <text:p>0.2325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708766" calcext:value-type="float">
            <text:p>-0.708766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89356" calcext:value-type="float">
            <text:p>0.189356</text:p>
          </table:table-cell>
          <table:table-cell office:value-type="float" office:value="0.279514" calcext:value-type="float">
            <text:p>0.279514</text:p>
          </table:table-cell>
          <table:table-cell office:value-type="float" office:value="0.336854" calcext:value-type="float">
            <text:p>0.336854</text:p>
          </table:table-cell>
          <table:table-cell office:value-type="float" office:value="0.389606" calcext:value-type="float">
            <text:p>0.389606</text:p>
          </table:table-cell>
          <table:table-cell office:value-type="float" office:value="0.438455" calcext:value-type="float">
            <text:p>0.438455</text:p>
          </table:table-cell>
          <table:table-cell office:value-type="float" office:value="0.474176" calcext:value-type="float">
            <text:p>0.474176</text:p>
          </table:table-cell>
          <table:table-cell office:value-type="float" office:value="0.53558" calcext:value-type="float">
            <text:p>0.53558</text:p>
          </table:table-cell>
          <table:table-cell office:value-type="float" office:value="0.579083" calcext:value-type="float">
            <text:p>0.579083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61864" calcext:value-type="float">
            <text:p>0.26186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8695" calcext:value-type="float">
            <text:p>0.08695</text:p>
          </table:table-cell>
          <table:table-cell office:value-type="float" office:value="0.161751" calcext:value-type="float">
            <text:p>0.161751</text:p>
          </table:table-cell>
          <table:table-cell office:value-type="float" office:value="0.247797" calcext:value-type="float">
            <text:p>0.247797</text:p>
          </table:table-cell>
          <table:table-cell office:value-type="float" office:value="0.318209" calcext:value-type="float">
            <text:p>0.318209</text:p>
          </table:table-cell>
          <table:table-cell office:value-type="float" office:value="0.37403" calcext:value-type="float">
            <text:p>0.37403</text:p>
          </table:table-cell>
          <table:table-cell office:value-type="float" office:value="0.428748" calcext:value-type="float">
            <text:p>0.428748</text:p>
          </table:table-cell>
          <table:table-cell office:value-type="float" office:value="0.471139" calcext:value-type="float">
            <text:p>0.471139</text:p>
          </table:table-cell>
          <table:table-cell office:value-type="float" office:value="0.534047" calcext:value-type="float">
            <text:p>0.534047</text:p>
          </table:table-cell>
          <table:table-cell office:value-type="float" office:value="0.589362" calcext:value-type="float">
            <text:p>0.589362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21203" calcext:value-type="float">
            <text:p>0.22120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-0.919576" calcext:value-type="float">
            <text:p>-0.919576</text:p>
          </table:table-cell>
          <table:table-cell office:value-type="float" office:value="0.092162" calcext:value-type="float">
            <text:p>0.092162</text:p>
          </table:table-cell>
          <table:table-cell office:value-type="float" office:value="0.170597" calcext:value-type="float">
            <text:p>0.170597</text:p>
          </table:table-cell>
          <table:table-cell office:value-type="float" office:value="0.267931" calcext:value-type="float">
            <text:p>0.267931</text:p>
          </table:table-cell>
          <table:table-cell office:value-type="float" office:value="0.329688" calcext:value-type="float">
            <text:p>0.329688</text:p>
          </table:table-cell>
          <table:table-cell office:value-type="float" office:value="0.377313" calcext:value-type="float">
            <text:p>0.377313</text:p>
          </table:table-cell>
          <table:table-cell office:value-type="float" office:value="0.437648" calcext:value-type="float">
            <text:p>0.437648</text:p>
          </table:table-cell>
          <table:table-cell office:value-type="float" office:value="0.49068" calcext:value-type="float">
            <text:p>0.49068</text:p>
          </table:table-cell>
          <table:table-cell office:value-type="float" office:value="0.545609" calcext:value-type="float">
            <text:p>0.545609</text:p>
          </table:table-cell>
          <table:table-cell office:value-type="float" office:value="0.594644" calcext:value-type="float">
            <text:p>0.594644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3867" calcext:value-type="float">
            <text:p>0.2386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836463" calcext:value-type="float">
            <text:p>-0.836463</text:p>
          </table:table-cell>
          <table:table-cell office:value-type="float" office:value="0.100143" calcext:value-type="float">
            <text:p>0.100143</text:p>
          </table:table-cell>
          <table:table-cell office:value-type="float" office:value="0.170417" calcext:value-type="float">
            <text:p>0.170417</text:p>
          </table:table-cell>
          <table:table-cell office:value-type="float" office:value="0.261094" calcext:value-type="float">
            <text:p>0.261094</text:p>
          </table:table-cell>
          <table:table-cell office:value-type="float" office:value="0.334683" calcext:value-type="float">
            <text:p>0.334683</text:p>
          </table:table-cell>
          <table:table-cell office:value-type="float" office:value="0.385221" calcext:value-type="float">
            <text:p>0.385221</text:p>
          </table:table-cell>
          <table:table-cell office:value-type="float" office:value="0.439598" calcext:value-type="float">
            <text:p>0.439598</text:p>
          </table:table-cell>
          <table:table-cell office:value-type="float" office:value="0.4884" calcext:value-type="float">
            <text:p>0.4884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588115" calcext:value-type="float">
            <text:p>0.588115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47281" calcext:value-type="float">
            <text:p>0.24728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-0.879007" calcext:value-type="float">
            <text:p>-0.879007</text:p>
          </table:table-cell>
          <table:table-cell office:value-type="float" office:value="0.094981" calcext:value-type="float">
            <text:p>0.094981</text:p>
          </table:table-cell>
          <table:table-cell office:value-type="float" office:value="0.190477" calcext:value-type="float">
            <text:p>0.190477</text:p>
          </table:table-cell>
          <table:table-cell office:value-type="float" office:value="0.268137" calcext:value-type="float">
            <text:p>0.268137</text:p>
          </table:table-cell>
          <table:table-cell office:value-type="float" office:value="0.334884" calcext:value-type="float">
            <text:p>0.334884</text:p>
          </table:table-cell>
          <table:table-cell office:value-type="float" office:value="0.380042" calcext:value-type="float">
            <text:p>0.380042</text:p>
          </table:table-cell>
          <table:table-cell office:value-type="float" office:value="0.429777" calcext:value-type="float">
            <text:p>0.429777</text:p>
          </table:table-cell>
          <table:table-cell office:value-type="float" office:value="0.471612" calcext:value-type="float">
            <text:p>0.471612</text:p>
          </table:table-cell>
          <table:table-cell office:value-type="float" office:value="0.520647" calcext:value-type="float">
            <text:p>0.520647</text:p>
          </table:table-cell>
          <table:table-cell office:value-type="float" office:value="0.57898" calcext:value-type="float">
            <text:p>0.57898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39053" calcext:value-type="float">
            <text:p>0.23905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-0.668405" calcext:value-type="float">
            <text:p>-0.668405</text:p>
          </table:table-cell>
          <table:table-cell office:value-type="float" office:value="0.120726" calcext:value-type="float">
            <text:p>0.120726</text:p>
          </table:table-cell>
          <table:table-cell office:value-type="float" office:value="0.213962" calcext:value-type="float">
            <text:p>0.213962</text:p>
          </table:table-cell>
          <table:table-cell office:value-type="float" office:value="0.292907" calcext:value-type="float">
            <text:p>0.292907</text:p>
          </table:table-cell>
          <table:table-cell office:value-type="float" office:value="0.34262" calcext:value-type="float">
            <text:p>0.34262</text:p>
          </table:table-cell>
          <table:table-cell office:value-type="float" office:value="0.388237" calcext:value-type="float">
            <text:p>0.388237</text:p>
          </table:table-cell>
          <table:table-cell office:value-type="float" office:value="0.43887" calcext:value-type="float">
            <text:p>0.43887</text:p>
          </table:table-cell>
          <table:table-cell office:value-type="float" office:value="0.484517" calcext:value-type="float">
            <text:p>0.484517</text:p>
          </table:table-cell>
          <table:table-cell office:value-type="float" office:value="0.519174" calcext:value-type="float">
            <text:p>0.519174</text:p>
          </table:table-cell>
          <table:table-cell office:value-type="float" office:value="0.57568" calcext:value-type="float">
            <text:p>0.57568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70829" calcext:value-type="float">
            <text:p>0.27082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924649" calcext:value-type="float">
            <text:p>-0.924649</text:p>
          </table:table-cell>
          <table:table-cell office:value-type="float" office:value="0.075179" calcext:value-type="float">
            <text:p>0.075179</text:p>
          </table:table-cell>
          <table:table-cell office:value-type="float" office:value="0.173726" calcext:value-type="float">
            <text:p>0.173726</text:p>
          </table:table-cell>
          <table:table-cell office:value-type="float" office:value="0.228982" calcext:value-type="float">
            <text:p>0.228982</text:p>
          </table:table-cell>
          <table:table-cell office:value-type="float" office:value="0.313653" calcext:value-type="float">
            <text:p>0.313653</text:p>
          </table:table-cell>
          <table:table-cell office:value-type="float" office:value="0.375434" calcext:value-type="float">
            <text:p>0.375434</text:p>
          </table:table-cell>
          <table:table-cell office:value-type="float" office:value="0.431299" calcext:value-type="float">
            <text:p>0.431299</text:p>
          </table:table-cell>
          <table:table-cell office:value-type="float" office:value="0.48525" calcext:value-type="float">
            <text:p>0.48525</text:p>
          </table:table-cell>
          <table:table-cell office:value-type="float" office:value="0.529417" calcext:value-type="float">
            <text:p>0.529417</text:p>
          </table:table-cell>
          <table:table-cell office:value-type="float" office:value="0.584692" calcext:value-type="float">
            <text:p>0.584692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27298" calcext:value-type="float">
            <text:p>0.22729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-0.3196" calcext:value-type="float">
            <text:p>-0.3196</text:p>
          </table:table-cell>
          <table:table-cell office:value-type="float" office:value="0.143478" calcext:value-type="float">
            <text:p>0.143478</text:p>
          </table:table-cell>
          <table:table-cell office:value-type="float" office:value="0.204406" calcext:value-type="float">
            <text:p>0.204406</text:p>
          </table:table-cell>
          <table:table-cell office:value-type="float" office:value="0.267803" calcext:value-type="float">
            <text:p>0.267803</text:p>
          </table:table-cell>
          <table:table-cell office:value-type="float" office:value="0.324023" calcext:value-type="float">
            <text:p>0.324023</text:p>
          </table:table-cell>
          <table:table-cell office:value-type="float" office:value="0.375248" calcext:value-type="float">
            <text:p>0.375248</text:p>
          </table:table-cell>
          <table:table-cell office:value-type="float" office:value="0.423285" calcext:value-type="float">
            <text:p>0.423285</text:p>
          </table:table-cell>
          <table:table-cell office:value-type="float" office:value="0.472503" calcext:value-type="float">
            <text:p>0.472503</text:p>
          </table:table-cell>
          <table:table-cell office:value-type="float" office:value="0.519878" calcext:value-type="float">
            <text:p>0.519878</text:p>
          </table:table-cell>
          <table:table-cell office:value-type="float" office:value="0.576808" calcext:value-type="float">
            <text:p>0.576808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98783" calcext:value-type="float">
            <text:p>0.29878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-0.625996" calcext:value-type="float">
            <text:p>-0.625996</text:p>
          </table:table-cell>
          <table:table-cell office:value-type="float" office:value="0.101639" calcext:value-type="float">
            <text:p>0.101639</text:p>
          </table:table-cell>
          <table:table-cell office:value-type="float" office:value="0.192049" calcext:value-type="float">
            <text:p>0.192049</text:p>
          </table:table-cell>
          <table:table-cell office:value-type="float" office:value="0.283669" calcext:value-type="float">
            <text:p>0.283669</text:p>
          </table:table-cell>
          <table:table-cell office:value-type="float" office:value="0.330944" calcext:value-type="float">
            <text:p>0.330944</text:p>
          </table:table-cell>
          <table:table-cell office:value-type="float" office:value="0.381984" calcext:value-type="float">
            <text:p>0.381984</text:p>
          </table:table-cell>
          <table:table-cell office:value-type="float" office:value="0.426289" calcext:value-type="float">
            <text:p>0.426289</text:p>
          </table:table-cell>
          <table:table-cell office:value-type="float" office:value="0.469903" calcext:value-type="float">
            <text:p>0.469903</text:p>
          </table:table-cell>
          <table:table-cell office:value-type="float" office:value="0.526598" calcext:value-type="float">
            <text:p>0.526598</text:p>
          </table:table-cell>
          <table:table-cell office:value-type="float" office:value="0.581959" calcext:value-type="float">
            <text:p>0.581959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66904" calcext:value-type="float">
            <text:p>0.26690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61869" calcext:value-type="float">
            <text:p>-0.61869</text:p>
          </table:table-cell>
          <table:table-cell office:value-type="float" office:value="0.115135" calcext:value-type="float">
            <text:p>0.115135</text:p>
          </table:table-cell>
          <table:table-cell office:value-type="float" office:value="0.19942" calcext:value-type="float">
            <text:p>0.19942</text:p>
          </table:table-cell>
          <table:table-cell office:value-type="float" office:value="0.292117" calcext:value-type="float">
            <text:p>0.292117</text:p>
          </table:table-cell>
          <table:table-cell office:value-type="float" office:value="0.337225" calcext:value-type="float">
            <text:p>0.337225</text:p>
          </table:table-cell>
          <table:table-cell office:value-type="float" office:value="0.396777" calcext:value-type="float">
            <text:p>0.396777</text:p>
          </table:table-cell>
          <table:table-cell office:value-type="float" office:value="0.437593" calcext:value-type="float">
            <text:p>0.437593</text:p>
          </table:table-cell>
          <table:table-cell office:value-type="float" office:value="0.481533" calcext:value-type="float">
            <text:p>0.481533</text:p>
          </table:table-cell>
          <table:table-cell office:value-type="float" office:value="0.533705" calcext:value-type="float">
            <text:p>0.533705</text:p>
          </table:table-cell>
          <table:table-cell office:value-type="float" office:value="0.582152" calcext:value-type="float">
            <text:p>0.582152</text:p>
          </table:table-cell>
          <table:table-cell office:value-type="float" office:value="0.625103" calcext:value-type="float">
            <text:p>0.625103</text:p>
          </table:table-cell>
          <table:table-cell office:value-type="float" office:value="0.275697" calcext:value-type="float">
            <text:p>0.27569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-0.492467" calcext:value-type="float">
            <text:p>-0.492467</text:p>
          </table:table-cell>
          <table:table-cell office:value-type="float" office:value="0.144345" calcext:value-type="float">
            <text:p>0.144345</text:p>
          </table:table-cell>
          <table:table-cell office:value-type="float" office:value="0.23806" calcext:value-type="float">
            <text:p>0.23806</text:p>
          </table:table-cell>
          <table:table-cell office:value-type="float" office:value="0.311273" calcext:value-type="float">
            <text:p>0.311273</text:p>
          </table:table-cell>
          <table:table-cell office:value-type="float" office:value="0.353515" calcext:value-type="float">
            <text:p>0.353515</text:p>
          </table:table-cell>
          <table:table-cell office:value-type="float" office:value="0.409679" calcext:value-type="float">
            <text:p>0.409679</text:p>
          </table:table-cell>
          <table:table-cell office:value-type="float" office:value="0.445674" calcext:value-type="float">
            <text:p>0.445674</text:p>
          </table:table-cell>
          <table:table-cell office:value-type="float" office:value="0.493947" calcext:value-type="float">
            <text:p>0.493947</text:p>
          </table:table-cell>
          <table:table-cell office:value-type="float" office:value="0.544529" calcext:value-type="float">
            <text:p>0.544529</text:p>
          </table:table-cell>
          <table:table-cell office:value-type="float" office:value="0.590224" calcext:value-type="float">
            <text:p>0.590224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03878" calcext:value-type="float">
            <text:p>0.30387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-0.396009" calcext:value-type="float">
            <text:p>-0.396009</text:p>
          </table:table-cell>
          <table:table-cell office:value-type="float" office:value="0.147202" calcext:value-type="float">
            <text:p>0.147202</text:p>
          </table:table-cell>
          <table:table-cell office:value-type="float" office:value="0.220013" calcext:value-type="float">
            <text:p>0.220013</text:p>
          </table:table-cell>
          <table:table-cell office:value-type="float" office:value="0.299434" calcext:value-type="float">
            <text:p>0.299434</text:p>
          </table:table-cell>
          <table:table-cell office:value-type="float" office:value="0.346775" calcext:value-type="float">
            <text:p>0.346775</text:p>
          </table:table-cell>
          <table:table-cell office:value-type="float" office:value="0.401765" calcext:value-type="float">
            <text:p>0.401765</text:p>
          </table:table-cell>
          <table:table-cell office:value-type="float" office:value="0.449599" calcext:value-type="float">
            <text:p>0.449599</text:p>
          </table:table-cell>
          <table:table-cell office:value-type="float" office:value="0.489822" calcext:value-type="float">
            <text:p>0.489822</text:p>
          </table:table-cell>
          <table:table-cell office:value-type="float" office:value="0.541114" calcext:value-type="float">
            <text:p>0.541114</text:p>
          </table:table-cell>
          <table:table-cell office:value-type="float" office:value="0.592886" calcext:value-type="float">
            <text:p>0.592886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0926" calcext:value-type="float">
            <text:p>0.3092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-0.619373" calcext:value-type="float">
            <text:p>-0.619373</text:p>
          </table:table-cell>
          <table:table-cell office:value-type="float" office:value="0.146105" calcext:value-type="float">
            <text:p>0.146105</text:p>
          </table:table-cell>
          <table:table-cell office:value-type="float" office:value="0.208556" calcext:value-type="float">
            <text:p>0.208556</text:p>
          </table:table-cell>
          <table:table-cell office:value-type="float" office:value="0.283733" calcext:value-type="float">
            <text:p>0.283733</text:p>
          </table:table-cell>
          <table:table-cell office:value-type="float" office:value="0.336417" calcext:value-type="float">
            <text:p>0.336417</text:p>
          </table:table-cell>
          <table:table-cell office:value-type="float" office:value="0.37518" calcext:value-type="float">
            <text:p>0.37518</text:p>
          </table:table-cell>
          <table:table-cell office:value-type="float" office:value="0.436226" calcext:value-type="float">
            <text:p>0.436226</text:p>
          </table:table-cell>
          <table:table-cell office:value-type="float" office:value="0.477234" calcext:value-type="float">
            <text:p>0.477234</text:p>
          </table:table-cell>
          <table:table-cell office:value-type="float" office:value="0.515891" calcext:value-type="float">
            <text:p>0.515891</text:p>
          </table:table-cell>
          <table:table-cell office:value-type="float" office:value="0.582955" calcext:value-type="float">
            <text:p>0.582955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274292" calcext:value-type="float">
            <text:p>0.27429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-0.425005" calcext:value-type="float">
            <text:p>-0.425005</text:p>
          </table:table-cell>
          <table:table-cell office:value-type="float" office:value="0.126524" calcext:value-type="float">
            <text:p>0.126524</text:p>
          </table:table-cell>
          <table:table-cell office:value-type="float" office:value="0.194077" calcext:value-type="float">
            <text:p>0.194077</text:p>
          </table:table-cell>
          <table:table-cell office:value-type="float" office:value="0.267577" calcext:value-type="float">
            <text:p>0.267577</text:p>
          </table:table-cell>
          <table:table-cell office:value-type="float" office:value="0.33544" calcext:value-type="float">
            <text:p>0.33544</text:p>
          </table:table-cell>
          <table:table-cell office:value-type="float" office:value="0.380524" calcext:value-type="float">
            <text:p>0.380524</text:p>
          </table:table-cell>
          <table:table-cell office:value-type="float" office:value="0.436878" calcext:value-type="float">
            <text:p>0.436878</text:p>
          </table:table-cell>
          <table:table-cell office:value-type="float" office:value="0.475795" calcext:value-type="float">
            <text:p>0.475795</text:p>
          </table:table-cell>
          <table:table-cell office:value-type="float" office:value="0.511666" calcext:value-type="float">
            <text:p>0.511666</text:p>
          </table:table-cell>
          <table:table-cell office:value-type="float" office:value="0.574333" calcext:value-type="float">
            <text:p>0.574333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287781" calcext:value-type="float">
            <text:p>0.28778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-0.407653" calcext:value-type="float">
            <text:p>-0.407653</text:p>
          </table:table-cell>
          <table:table-cell office:value-type="float" office:value="0.104704" calcext:value-type="float">
            <text:p>0.104704</text:p>
          </table:table-cell>
          <table:table-cell office:value-type="float" office:value="0.199869" calcext:value-type="float">
            <text:p>0.199869</text:p>
          </table:table-cell>
          <table:table-cell office:value-type="float" office:value="0.281371" calcext:value-type="float">
            <text:p>0.281371</text:p>
          </table:table-cell>
          <table:table-cell office:value-type="float" office:value="0.336821" calcext:value-type="float">
            <text:p>0.336821</text:p>
          </table:table-cell>
          <table:table-cell office:value-type="float" office:value="0.390749" calcext:value-type="float">
            <text:p>0.390749</text:p>
          </table:table-cell>
          <table:table-cell office:value-type="float" office:value="0.434732" calcext:value-type="float">
            <text:p>0.434732</text:p>
          </table:table-cell>
          <table:table-cell office:value-type="float" office:value="0.472988" calcext:value-type="float">
            <text:p>0.472988</text:p>
          </table:table-cell>
          <table:table-cell office:value-type="float" office:value="0.501128" calcext:value-type="float">
            <text:p>0.501128</text:p>
          </table:table-cell>
          <table:table-cell office:value-type="float" office:value="0.576677" calcext:value-type="float">
            <text:p>0.576677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289139" calcext:value-type="float">
            <text:p>0.28913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273666" calcext:value-type="float">
            <text:p>-0.273666</text:p>
          </table:table-cell>
          <table:table-cell office:value-type="float" office:value="0.131746" calcext:value-type="float">
            <text:p>0.131746</text:p>
          </table:table-cell>
          <table:table-cell office:value-type="float" office:value="0.213162" calcext:value-type="float">
            <text:p>0.213162</text:p>
          </table:table-cell>
          <table:table-cell office:value-type="float" office:value="0.297852" calcext:value-type="float">
            <text:p>0.297852</text:p>
          </table:table-cell>
          <table:table-cell office:value-type="float" office:value="0.345297" calcext:value-type="float">
            <text:p>0.345297</text:p>
          </table:table-cell>
          <table:table-cell office:value-type="float" office:value="0.403254" calcext:value-type="float">
            <text:p>0.403254</text:p>
          </table:table-cell>
          <table:table-cell office:value-type="float" office:value="0.441212" calcext:value-type="float">
            <text:p>0.441212</text:p>
          </table:table-cell>
          <table:table-cell office:value-type="float" office:value="0.473844" calcext:value-type="float">
            <text:p>0.473844</text:p>
          </table:table-cell>
          <table:table-cell office:value-type="float" office:value="0.50501" calcext:value-type="float">
            <text:p>0.50501</text:p>
          </table:table-cell>
          <table:table-cell office:value-type="float" office:value="0.578732" calcext:value-type="float">
            <text:p>0.578732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11644" calcext:value-type="float">
            <text:p>0.31164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-0.540553" calcext:value-type="float">
            <text:p>-0.540553</text:p>
          </table:table-cell>
          <table:table-cell office:value-type="float" office:value="0.103707" calcext:value-type="float">
            <text:p>0.103707</text:p>
          </table:table-cell>
          <table:table-cell office:value-type="float" office:value="0.174454" calcext:value-type="float">
            <text:p>0.174454</text:p>
          </table:table-cell>
          <table:table-cell office:value-type="float" office:value="0.273443" calcext:value-type="float">
            <text:p>0.273443</text:p>
          </table:table-cell>
          <table:table-cell office:value-type="float" office:value="0.344519" calcext:value-type="float">
            <text:p>0.344519</text:p>
          </table:table-cell>
          <table:table-cell office:value-type="float" office:value="0.395871" calcext:value-type="float">
            <text:p>0.395871</text:p>
          </table:table-cell>
          <table:table-cell office:value-type="float" office:value="0.442309" calcext:value-type="float">
            <text:p>0.442309</text:p>
          </table:table-cell>
          <table:table-cell office:value-type="float" office:value="0.470847" calcext:value-type="float">
            <text:p>0.470847</text:p>
          </table:table-cell>
          <table:table-cell office:value-type="float" office:value="0.505368" calcext:value-type="float">
            <text:p>0.505368</text:p>
          </table:table-cell>
          <table:table-cell office:value-type="float" office:value="0.583971" calcext:value-type="float">
            <text:p>0.583971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275394" calcext:value-type="float">
            <text:p>0.27539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-0.195452" calcext:value-type="float">
            <text:p>-0.195452</text:p>
          </table:table-cell>
          <table:table-cell office:value-type="float" office:value="0.115822" calcext:value-type="float">
            <text:p>0.115822</text:p>
          </table:table-cell>
          <table:table-cell office:value-type="float" office:value="0.186072" calcext:value-type="float">
            <text:p>0.186072</text:p>
          </table:table-cell>
          <table:table-cell office:value-type="float" office:value="0.27619" calcext:value-type="float">
            <text:p>0.27619</text:p>
          </table:table-cell>
          <table:table-cell office:value-type="float" office:value="0.356416" calcext:value-type="float">
            <text:p>0.356416</text:p>
          </table:table-cell>
          <table:table-cell office:value-type="float" office:value="0.404643" calcext:value-type="float">
            <text:p>0.404643</text:p>
          </table:table-cell>
          <table:table-cell office:value-type="float" office:value="0.450618" calcext:value-type="float">
            <text:p>0.450618</text:p>
          </table:table-cell>
          <table:table-cell office:value-type="float" office:value="0.474084" calcext:value-type="float">
            <text:p>0.474084</text:p>
          </table:table-cell>
          <table:table-cell office:value-type="float" office:value="0.504472" calcext:value-type="float">
            <text:p>0.504472</text:p>
          </table:table-cell>
          <table:table-cell office:value-type="float" office:value="0.579301" calcext:value-type="float">
            <text:p>0.579301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15217" calcext:value-type="float">
            <text:p>0.31521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-0.233302" calcext:value-type="float">
            <text:p>-0.233302</text:p>
          </table:table-cell>
          <table:table-cell office:value-type="float" office:value="0.14369" calcext:value-type="float">
            <text:p>0.14369</text:p>
          </table:table-cell>
          <table:table-cell office:value-type="float" office:value="0.219205" calcext:value-type="float">
            <text:p>0.219205</text:p>
          </table:table-cell>
          <table:table-cell office:value-type="float" office:value="0.310164" calcext:value-type="float">
            <text:p>0.310164</text:p>
          </table:table-cell>
          <table:table-cell office:value-type="float" office:value="0.369185" calcext:value-type="float">
            <text:p>0.369185</text:p>
          </table:table-cell>
          <table:table-cell office:value-type="float" office:value="0.419972" calcext:value-type="float">
            <text:p>0.419972</text:p>
          </table:table-cell>
          <table:table-cell office:value-type="float" office:value="0.457282" calcext:value-type="float">
            <text:p>0.457282</text:p>
          </table:table-cell>
          <table:table-cell office:value-type="float" office:value="0.478015" calcext:value-type="float">
            <text:p>0.478015</text:p>
          </table:table-cell>
          <table:table-cell office:value-type="float" office:value="0.505173" calcext:value-type="float">
            <text:p>0.505173</text:p>
          </table:table-cell>
          <table:table-cell office:value-type="float" office:value="0.571706" calcext:value-type="float">
            <text:p>0.571706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24109" calcext:value-type="float">
            <text:p>0.32410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-0.372995" calcext:value-type="float">
            <text:p>-0.372995</text:p>
          </table:table-cell>
          <table:table-cell office:value-type="float" office:value="0.11075" calcext:value-type="float">
            <text:p>0.11075</text:p>
          </table:table-cell>
          <table:table-cell office:value-type="float" office:value="0.187793" calcext:value-type="float">
            <text:p>0.187793</text:p>
          </table:table-cell>
          <table:table-cell office:value-type="float" office:value="0.272314" calcext:value-type="float">
            <text:p>0.272314</text:p>
          </table:table-cell>
          <table:table-cell office:value-type="float" office:value="0.340654" calcext:value-type="float">
            <text:p>0.340654</text:p>
          </table:table-cell>
          <table:table-cell office:value-type="float" office:value="0.396819" calcext:value-type="float">
            <text:p>0.396819</text:p>
          </table:table-cell>
          <table:table-cell office:value-type="float" office:value="0.447367" calcext:value-type="float">
            <text:p>0.447367</text:p>
          </table:table-cell>
          <table:table-cell office:value-type="float" office:value="0.483839" calcext:value-type="float">
            <text:p>0.483839</text:p>
          </table:table-cell>
          <table:table-cell office:value-type="float" office:value="0.519026" calcext:value-type="float">
            <text:p>0.519026</text:p>
          </table:table-cell>
          <table:table-cell office:value-type="float" office:value="0.572995" calcext:value-type="float">
            <text:p>0.572995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295856" calcext:value-type="float">
            <text:p>0.29585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-0.153315" calcext:value-type="float">
            <text:p>-0.153315</text:p>
          </table:table-cell>
          <table:table-cell office:value-type="float" office:value="0.118203" calcext:value-type="float">
            <text:p>0.118203</text:p>
          </table:table-cell>
          <table:table-cell office:value-type="float" office:value="0.186963" calcext:value-type="float">
            <text:p>0.186963</text:p>
          </table:table-cell>
          <table:table-cell office:value-type="float" office:value="0.274681" calcext:value-type="float">
            <text:p>0.274681</text:p>
          </table:table-cell>
          <table:table-cell office:value-type="float" office:value="0.334705" calcext:value-type="float">
            <text:p>0.334705</text:p>
          </table:table-cell>
          <table:table-cell office:value-type="float" office:value="0.397507" calcext:value-type="float">
            <text:p>0.397507</text:p>
          </table:table-cell>
          <table:table-cell office:value-type="float" office:value="0.439431" calcext:value-type="float">
            <text:p>0.439431</text:p>
          </table:table-cell>
          <table:table-cell office:value-type="float" office:value="0.47554" calcext:value-type="float">
            <text:p>0.47554</text:p>
          </table:table-cell>
          <table:table-cell office:value-type="float" office:value="0.518901" calcext:value-type="float">
            <text:p>0.518901</text:p>
          </table:table-cell>
          <table:table-cell office:value-type="float" office:value="0.574957" calcext:value-type="float">
            <text:p>0.574957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16757" calcext:value-type="float">
            <text:p>0.31675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-0.356701" calcext:value-type="float">
            <text:p>-0.356701</text:p>
          </table:table-cell>
          <table:table-cell office:value-type="float" office:value="0.118649" calcext:value-type="float">
            <text:p>0.118649</text:p>
          </table:table-cell>
          <table:table-cell office:value-type="float" office:value="0.197736" calcext:value-type="float">
            <text:p>0.197736</text:p>
          </table:table-cell>
          <table:table-cell office:value-type="float" office:value="0.28026" calcext:value-type="float">
            <text:p>0.28026</text:p>
          </table:table-cell>
          <table:table-cell office:value-type="float" office:value="0.340136" calcext:value-type="float">
            <text:p>0.340136</text:p>
          </table:table-cell>
          <table:table-cell office:value-type="float" office:value="0.39201" calcext:value-type="float">
            <text:p>0.39201</text:p>
          </table:table-cell>
          <table:table-cell office:value-type="float" office:value="0.439291" calcext:value-type="float">
            <text:p>0.439291</text:p>
          </table:table-cell>
          <table:table-cell office:value-type="float" office:value="0.47648" calcext:value-type="float">
            <text:p>0.47648</text:p>
          </table:table-cell>
          <table:table-cell office:value-type="float" office:value="0.520676" calcext:value-type="float">
            <text:p>0.520676</text:p>
          </table:table-cell>
          <table:table-cell office:value-type="float" office:value="0.575504" calcext:value-type="float">
            <text:p>0.575504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298404" calcext:value-type="float">
            <text:p>0.29840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-0.137813" calcext:value-type="float">
            <text:p>-0.137813</text:p>
          </table:table-cell>
          <table:table-cell office:value-type="float" office:value="0.158962" calcext:value-type="float">
            <text:p>0.158962</text:p>
          </table:table-cell>
          <table:table-cell office:value-type="float" office:value="0.251757" calcext:value-type="float">
            <text:p>0.251757</text:p>
          </table:table-cell>
          <table:table-cell office:value-type="float" office:value="0.320601" calcext:value-type="float">
            <text:p>0.320601</text:p>
          </table:table-cell>
          <table:table-cell office:value-type="float" office:value="0.362716" calcext:value-type="float">
            <text:p>0.362716</text:p>
          </table:table-cell>
          <table:table-cell office:value-type="float" office:value="0.414612" calcext:value-type="float">
            <text:p>0.414612</text:p>
          </table:table-cell>
          <table:table-cell office:value-type="float" office:value="0.460385" calcext:value-type="float">
            <text:p>0.460385</text:p>
          </table:table-cell>
          <table:table-cell office:value-type="float" office:value="0.48613" calcext:value-type="float">
            <text:p>0.48613</text:p>
          </table:table-cell>
          <table:table-cell office:value-type="float" office:value="0.526228" calcext:value-type="float">
            <text:p>0.526228</text:p>
          </table:table-cell>
          <table:table-cell office:value-type="float" office:value="0.580302" calcext:value-type="float">
            <text:p>0.580302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42388" calcext:value-type="float">
            <text:p>0.34238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-0.101191" calcext:value-type="float">
            <text:p>-0.101191</text:p>
          </table:table-cell>
          <table:table-cell office:value-type="float" office:value="0.141697" calcext:value-type="float">
            <text:p>0.141697</text:p>
          </table:table-cell>
          <table:table-cell office:value-type="float" office:value="0.234732" calcext:value-type="float">
            <text:p>0.234732</text:p>
          </table:table-cell>
          <table:table-cell office:value-type="float" office:value="0.312998" calcext:value-type="float">
            <text:p>0.312998</text:p>
          </table:table-cell>
          <table:table-cell office:value-type="float" office:value="0.365559" calcext:value-type="float">
            <text:p>0.365559</text:p>
          </table:table-cell>
          <table:table-cell office:value-type="float" office:value="0.414503" calcext:value-type="float">
            <text:p>0.414503</text:p>
          </table:table-cell>
          <table:table-cell office:value-type="float" office:value="0.457745" calcext:value-type="float">
            <text:p>0.457745</text:p>
          </table:table-cell>
          <table:table-cell office:value-type="float" office:value="0.482065" calcext:value-type="float">
            <text:p>0.482065</text:p>
          </table:table-cell>
          <table:table-cell office:value-type="float" office:value="0.51726" calcext:value-type="float">
            <text:p>0.51726</text:p>
          </table:table-cell>
          <table:table-cell office:value-type="float" office:value="0.575501" calcext:value-type="float">
            <text:p>0.575501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40087" calcext:value-type="float">
            <text:p>0.34008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-0.246307" calcext:value-type="float">
            <text:p>-0.246307</text:p>
          </table:table-cell>
          <table:table-cell office:value-type="float" office:value="0.122001" calcext:value-type="float">
            <text:p>0.122001</text:p>
          </table:table-cell>
          <table:table-cell office:value-type="float" office:value="0.230158" calcext:value-type="float">
            <text:p>0.230158</text:p>
          </table:table-cell>
          <table:table-cell office:value-type="float" office:value="0.326427" calcext:value-type="float">
            <text:p>0.326427</text:p>
          </table:table-cell>
          <table:table-cell office:value-type="float" office:value="0.393305" calcext:value-type="float">
            <text:p>0.393305</text:p>
          </table:table-cell>
          <table:table-cell office:value-type="float" office:value="0.438809" calcext:value-type="float">
            <text:p>0.438809</text:p>
          </table:table-cell>
          <table:table-cell office:value-type="float" office:value="0.466884" calcext:value-type="float">
            <text:p>0.466884</text:p>
          </table:table-cell>
          <table:table-cell office:value-type="float" office:value="0.488805" calcext:value-type="float">
            <text:p>0.488805</text:p>
          </table:table-cell>
          <table:table-cell office:value-type="float" office:value="0.525973" calcext:value-type="float">
            <text:p>0.525973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33225" calcext:value-type="float">
            <text:p>0.3332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-0.114405" calcext:value-type="float">
            <text:p>-0.114405</text:p>
          </table:table-cell>
          <table:table-cell office:value-type="float" office:value="0.167734" calcext:value-type="float">
            <text:p>0.167734</text:p>
          </table:table-cell>
          <table:table-cell office:value-type="float" office:value="0.282192" calcext:value-type="float">
            <text:p>0.282192</text:p>
          </table:table-cell>
          <table:table-cell office:value-type="float" office:value="0.37176" calcext:value-type="float">
            <text:p>0.37176</text:p>
          </table:table-cell>
          <table:table-cell office:value-type="float" office:value="0.424149" calcext:value-type="float">
            <text:p>0.424149</text:p>
          </table:table-cell>
          <table:table-cell office:value-type="float" office:value="0.455431" calcext:value-type="float">
            <text:p>0.455431</text:p>
          </table:table-cell>
          <table:table-cell office:value-type="float" office:value="0.478154" calcext:value-type="float">
            <text:p>0.478154</text:p>
          </table:table-cell>
          <table:table-cell office:value-type="float" office:value="0.494949" calcext:value-type="float">
            <text:p>0.494949</text:p>
          </table:table-cell>
          <table:table-cell office:value-type="float" office:value="0.530869" calcext:value-type="float">
            <text:p>0.530869</text:p>
          </table:table-cell>
          <table:table-cell office:value-type="float" office:value="0.586133" calcext:value-type="float">
            <text:p>0.586133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67697" calcext:value-type="float">
            <text:p>0.36769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-0.194839" calcext:value-type="float">
            <text:p>-0.194839</text:p>
          </table:table-cell>
          <table:table-cell office:value-type="float" office:value="0.158581" calcext:value-type="float">
            <text:p>0.158581</text:p>
          </table:table-cell>
          <table:table-cell office:value-type="float" office:value="0.254653" calcext:value-type="float">
            <text:p>0.254653</text:p>
          </table:table-cell>
          <table:table-cell office:value-type="float" office:value="0.349483" calcext:value-type="float">
            <text:p>0.349483</text:p>
          </table:table-cell>
          <table:table-cell office:value-type="float" office:value="0.406036" calcext:value-type="float">
            <text:p>0.406036</text:p>
          </table:table-cell>
          <table:table-cell office:value-type="float" office:value="0.448178" calcext:value-type="float">
            <text:p>0.448178</text:p>
          </table:table-cell>
          <table:table-cell office:value-type="float" office:value="0.469437" calcext:value-type="float">
            <text:p>0.469437</text:p>
          </table:table-cell>
          <table:table-cell office:value-type="float" office:value="0.48729" calcext:value-type="float">
            <text:p>0.48729</text:p>
          </table:table-cell>
          <table:table-cell office:value-type="float" office:value="0.530723" calcext:value-type="float">
            <text:p>0.530723</text:p>
          </table:table-cell>
          <table:table-cell office:value-type="float" office:value="0.580027" calcext:value-type="float">
            <text:p>0.580027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48957" calcext:value-type="float">
            <text:p>0.34895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-0.167127" calcext:value-type="float">
            <text:p>-0.167127</text:p>
          </table:table-cell>
          <table:table-cell office:value-type="float" office:value="0.240981" calcext:value-type="float">
            <text:p>0.240981</text:p>
          </table:table-cell>
          <table:table-cell office:value-type="float" office:value="0.340939" calcext:value-type="float">
            <text:p>0.340939</text:p>
          </table:table-cell>
          <table:table-cell office:value-type="float" office:value="0.38294" calcext:value-type="float">
            <text:p>0.38294</text:p>
          </table:table-cell>
          <table:table-cell office:value-type="float" office:value="0.423408" calcext:value-type="float">
            <text:p>0.423408</text:p>
          </table:table-cell>
          <table:table-cell office:value-type="float" office:value="0.459455" calcext:value-type="float">
            <text:p>0.459455</text:p>
          </table:table-cell>
          <table:table-cell office:value-type="float" office:value="0.476358" calcext:value-type="float">
            <text:p>0.476358</text:p>
          </table:table-cell>
          <table:table-cell office:value-type="float" office:value="0.492124" calcext:value-type="float">
            <text:p>0.492124</text:p>
          </table:table-cell>
          <table:table-cell office:value-type="float" office:value="0.536884" calcext:value-type="float">
            <text:p>0.536884</text:p>
          </table:table-cell>
          <table:table-cell office:value-type="float" office:value="0.582334" calcext:value-type="float">
            <text:p>0.582334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7683" calcext:value-type="float">
            <text:p>0.3768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-0.033837" calcext:value-type="float">
            <text:p>-0.033837</text:p>
          </table:table-cell>
          <table:table-cell office:value-type="float" office:value="0.231279" calcext:value-type="float">
            <text:p>0.231279</text:p>
          </table:table-cell>
          <table:table-cell office:value-type="float" office:value="0.324807" calcext:value-type="float">
            <text:p>0.324807</text:p>
          </table:table-cell>
          <table:table-cell office:value-type="float" office:value="0.373877" calcext:value-type="float">
            <text:p>0.373877</text:p>
          </table:table-cell>
          <table:table-cell office:value-type="float" office:value="0.402423" calcext:value-type="float">
            <text:p>0.402423</text:p>
          </table:table-cell>
          <table:table-cell office:value-type="float" office:value="0.453115" calcext:value-type="float">
            <text:p>0.453115</text:p>
          </table:table-cell>
          <table:table-cell office:value-type="float" office:value="0.47376" calcext:value-type="float">
            <text:p>0.47376</text:p>
          </table:table-cell>
          <table:table-cell office:value-type="float" office:value="0.491076" calcext:value-type="float">
            <text:p>0.491076</text:p>
          </table:table-cell>
          <table:table-cell office:value-type="float" office:value="0.536665" calcext:value-type="float">
            <text:p>0.536665</text:p>
          </table:table-cell>
          <table:table-cell office:value-type="float" office:value="0.588028" calcext:value-type="float">
            <text:p>0.588028</text:p>
          </table:table-cell>
          <table:table-cell office:value-type="float" office:value="0.697742" calcext:value-type="float">
            <text:p>0.697742</text:p>
          </table:table-cell>
          <table:table-cell office:value-type="float" office:value="0.384119" calcext:value-type="float">
            <text:p>0.38411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-0.229547" calcext:value-type="float">
            <text:p>-0.229547</text:p>
          </table:table-cell>
          <table:table-cell office:value-type="float" office:value="0.200137" calcext:value-type="float">
            <text:p>0.200137</text:p>
          </table:table-cell>
          <table:table-cell office:value-type="float" office:value="0.331172" calcext:value-type="float">
            <text:p>0.331172</text:p>
          </table:table-cell>
          <table:table-cell office:value-type="float" office:value="0.377472" calcext:value-type="float">
            <text:p>0.377472</text:p>
          </table:table-cell>
          <table:table-cell office:value-type="float" office:value="0.41538" calcext:value-type="float">
            <text:p>0.41538</text:p>
          </table:table-cell>
          <table:table-cell office:value-type="float" office:value="0.45745" calcext:value-type="float">
            <text:p>0.45745</text:p>
          </table:table-cell>
          <table:table-cell office:value-type="float" office:value="0.480914" calcext:value-type="float">
            <text:p>0.480914</text:p>
          </table:table-cell>
          <table:table-cell office:value-type="float" office:value="0.505058" calcext:value-type="float">
            <text:p>0.505058</text:p>
          </table:table-cell>
          <table:table-cell office:value-type="float" office:value="0.551356" calcext:value-type="float">
            <text:p>0.551356</text:p>
          </table:table-cell>
          <table:table-cell office:value-type="float" office:value="0.612247" calcext:value-type="float">
            <text:p>0.612247</text:p>
          </table:table-cell>
          <table:table-cell office:value-type="float" office:value="0.703278" calcext:value-type="float">
            <text:p>0.703278</text:p>
          </table:table-cell>
          <table:table-cell office:value-type="float" office:value="0.370164" calcext:value-type="float">
            <text:p>0.37016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-0.164998" calcext:value-type="float">
            <text:p>-0.164998</text:p>
          </table:table-cell>
          <table:table-cell office:value-type="float" office:value="0.271586" calcext:value-type="float">
            <text:p>0.271586</text:p>
          </table:table-cell>
          <table:table-cell office:value-type="float" office:value="0.354543" calcext:value-type="float">
            <text:p>0.354543</text:p>
          </table:table-cell>
          <table:table-cell office:value-type="float" office:value="0.389248" calcext:value-type="float">
            <text:p>0.389248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457994" calcext:value-type="float">
            <text:p>0.457994</text:p>
          </table:table-cell>
          <table:table-cell office:value-type="float" office:value="0.478635" calcext:value-type="float">
            <text:p>0.478635</text:p>
          </table:table-cell>
          <table:table-cell office:value-type="float" office:value="0.49711" calcext:value-type="float">
            <text:p>0.49711</text:p>
          </table:table-cell>
          <table:table-cell office:value-type="float" office:value="0.542206" calcext:value-type="float">
            <text:p>0.542206</text:p>
          </table:table-cell>
          <table:table-cell office:value-type="float" office:value="0.60347" calcext:value-type="float">
            <text:p>0.60347</text:p>
          </table:table-cell>
          <table:table-cell office:value-type="float" office:value="0.703278" calcext:value-type="float">
            <text:p>0.703278</text:p>
          </table:table-cell>
          <table:table-cell office:value-type="float" office:value="0.386019" calcext:value-type="float">
            <text:p>0.38601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-0.250125" calcext:value-type="float">
            <text:p>-0.250125</text:p>
          </table:table-cell>
          <table:table-cell office:value-type="float" office:value="0.234115" calcext:value-type="float">
            <text:p>0.234115</text:p>
          </table:table-cell>
          <table:table-cell office:value-type="float" office:value="0.337624" calcext:value-type="float">
            <text:p>0.337624</text:p>
          </table:table-cell>
          <table:table-cell office:value-type="float" office:value="0.379493" calcext:value-type="float">
            <text:p>0.379493</text:p>
          </table:table-cell>
          <table:table-cell office:value-type="float" office:value="0.41879" calcext:value-type="float">
            <text:p>0.41879</text:p>
          </table:table-cell>
          <table:table-cell office:value-type="float" office:value="0.452764" calcext:value-type="float">
            <text:p>0.452764</text:p>
          </table:table-cell>
          <table:table-cell office:value-type="float" office:value="0.476003" calcext:value-type="float">
            <text:p>0.476003</text:p>
          </table:table-cell>
          <table:table-cell office:value-type="float" office:value="0.492797" calcext:value-type="float">
            <text:p>0.492797</text:p>
          </table:table-cell>
          <table:table-cell office:value-type="float" office:value="0.531234" calcext:value-type="float">
            <text:p>0.531234</text:p>
          </table:table-cell>
          <table:table-cell office:value-type="float" office:value="0.597523" calcext:value-type="float">
            <text:p>0.597523</text:p>
          </table:table-cell>
          <table:table-cell office:value-type="float" office:value="0.703278" calcext:value-type="float">
            <text:p>0.703278</text:p>
          </table:table-cell>
          <table:table-cell office:value-type="float" office:value="0.367022" calcext:value-type="float">
            <text:p>0.36702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.101268" calcext:value-type="float">
            <text:p>0.101268</text:p>
          </table:table-cell>
          <table:table-cell office:value-type="float" office:value="0.297877" calcext:value-type="float">
            <text:p>0.297877</text:p>
          </table:table-cell>
          <table:table-cell office:value-type="float" office:value="0.360714" calcext:value-type="float">
            <text:p>0.360714</text:p>
          </table:table-cell>
          <table:table-cell office:value-type="float" office:value="0.399954" calcext:value-type="float">
            <text:p>0.399954</text:p>
          </table:table-cell>
          <table:table-cell office:value-type="float" office:value="0.446167" calcext:value-type="float">
            <text:p>0.446167</text:p>
          </table:table-cell>
          <table:table-cell office:value-type="float" office:value="0.472257" calcext:value-type="float">
            <text:p>0.472257</text:p>
          </table:table-cell>
          <table:table-cell office:value-type="float" office:value="0.486589" calcext:value-type="float">
            <text:p>0.486589</text:p>
          </table:table-cell>
          <table:table-cell office:value-type="float" office:value="0.49997" calcext:value-type="float">
            <text:p>0.49997</text:p>
          </table:table-cell>
          <table:table-cell office:value-type="float" office:value="0.549861" calcext:value-type="float">
            <text:p>0.549861</text:p>
          </table:table-cell>
          <table:table-cell office:value-type="float" office:value="0.614266" calcext:value-type="float">
            <text:p>0.614266</text:p>
          </table:table-cell>
          <table:table-cell office:value-type="float" office:value="0.703278" calcext:value-type="float">
            <text:p>0.703278</text:p>
          </table:table-cell>
          <table:table-cell office:value-type="float" office:value="0.422892" calcext:value-type="float">
            <text:p>0.42289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176876" calcext:value-type="float">
            <text:p>0.176876</text:p>
          </table:table-cell>
          <table:table-cell office:value-type="float" office:value="0.300404" calcext:value-type="float">
            <text:p>0.300404</text:p>
          </table:table-cell>
          <table:table-cell office:value-type="float" office:value="0.36627" calcext:value-type="float">
            <text:p>0.36627</text:p>
          </table:table-cell>
          <table:table-cell office:value-type="float" office:value="0.411905" calcext:value-type="float">
            <text:p>0.411905</text:p>
          </table:table-cell>
          <table:table-cell office:value-type="float" office:value="0.451179" calcext:value-type="float">
            <text:p>0.451179</text:p>
          </table:table-cell>
          <table:table-cell office:value-type="float" office:value="0.46857" calcext:value-type="float">
            <text:p>0.46857</text:p>
          </table:table-cell>
          <table:table-cell office:value-type="float" office:value="0.482147" calcext:value-type="float">
            <text:p>0.482147</text:p>
          </table:table-cell>
          <table:table-cell office:value-type="float" office:value="0.492991" calcext:value-type="float">
            <text:p>0.492991</text:p>
          </table:table-cell>
          <table:table-cell office:value-type="float" office:value="0.531611" calcext:value-type="float">
            <text:p>0.531611</text:p>
          </table:table-cell>
          <table:table-cell office:value-type="float" office:value="0.605778" calcext:value-type="float">
            <text:p>0.605778</text:p>
          </table:table-cell>
          <table:table-cell office:value-type="float" office:value="0.703278" calcext:value-type="float">
            <text:p>0.703278</text:p>
          </table:table-cell>
          <table:table-cell office:value-type="float" office:value="0.428773" calcext:value-type="float">
            <text:p>0.42877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0.080871" calcext:value-type="float">
            <text:p>0.080871</text:p>
          </table:table-cell>
          <table:table-cell office:value-type="float" office:value="0.296478" calcext:value-type="float">
            <text:p>0.296478</text:p>
          </table:table-cell>
          <table:table-cell office:value-type="float" office:value="0.355833" calcext:value-type="float">
            <text:p>0.355833</text:p>
          </table:table-cell>
          <table:table-cell office:value-type="float" office:value="0.402861" calcext:value-type="float">
            <text:p>0.402861</text:p>
          </table:table-cell>
          <table:table-cell office:value-type="float" office:value="0.440647" calcext:value-type="float">
            <text:p>0.440647</text:p>
          </table:table-cell>
          <table:table-cell office:value-type="float" office:value="0.467207" calcext:value-type="float">
            <text:p>0.467207</text:p>
          </table:table-cell>
          <table:table-cell office:value-type="float" office:value="0.483595" calcext:value-type="float">
            <text:p>0.483595</text:p>
          </table:table-cell>
          <table:table-cell office:value-type="float" office:value="0.494413" calcext:value-type="float">
            <text:p>0.494413</text:p>
          </table:table-cell>
          <table:table-cell office:value-type="float" office:value="0.539417" calcext:value-type="float">
            <text:p>0.539417</text:p>
          </table:table-cell>
          <table:table-cell office:value-type="float" office:value="0.622169" calcext:value-type="float">
            <text:p>0.622169</text:p>
          </table:table-cell>
          <table:table-cell office:value-type="float" office:value="0.759328" calcext:value-type="float">
            <text:p>0.759328</text:p>
          </table:table-cell>
          <table:table-cell office:value-type="float" office:value="0.418349" calcext:value-type="float">
            <text:p>0.41834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0.081312" calcext:value-type="float">
            <text:p>0.081312</text:p>
          </table:table-cell>
          <table:table-cell office:value-type="float" office:value="0.258311" calcext:value-type="float">
            <text:p>0.258311</text:p>
          </table:table-cell>
          <table:table-cell office:value-type="float" office:value="0.32968" calcext:value-type="float">
            <text:p>0.32968</text:p>
          </table:table-cell>
          <table:table-cell office:value-type="float" office:value="0.378049" calcext:value-type="float">
            <text:p>0.378049</text:p>
          </table:table-cell>
          <table:table-cell office:value-type="float" office:value="0.407573" calcext:value-type="float">
            <text:p>0.407573</text:p>
          </table:table-cell>
          <table:table-cell office:value-type="float" office:value="0.442909" calcext:value-type="float">
            <text:p>0.442909</text:p>
          </table:table-cell>
          <table:table-cell office:value-type="float" office:value="0.471056" calcext:value-type="float">
            <text:p>0.471056</text:p>
          </table:table-cell>
          <table:table-cell office:value-type="float" office:value="0.490165" calcext:value-type="float">
            <text:p>0.490165</text:p>
          </table:table-cell>
          <table:table-cell office:value-type="float" office:value="0.519844" calcext:value-type="float">
            <text:p>0.519844</text:p>
          </table:table-cell>
          <table:table-cell office:value-type="float" office:value="0.619907" calcext:value-type="float">
            <text:p>0.619907</text:p>
          </table:table-cell>
          <table:table-cell office:value-type="float" office:value="0.759328" calcext:value-type="float">
            <text:p>0.759328</text:p>
          </table:table-cell>
          <table:table-cell office:value-type="float" office:value="0.399881" calcext:value-type="float">
            <text:p>0.39988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-0.0987" calcext:value-type="float">
            <text:p>-0.0987</text:p>
          </table:table-cell>
          <table:table-cell office:value-type="float" office:value="0.219555" calcext:value-type="float">
            <text:p>0.219555</text:p>
          </table:table-cell>
          <table:table-cell office:value-type="float" office:value="0.300365" calcext:value-type="float">
            <text:p>0.300365</text:p>
          </table:table-cell>
          <table:table-cell office:value-type="float" office:value="0.34637" calcext:value-type="float">
            <text:p>0.34637</text:p>
          </table:table-cell>
          <table:table-cell office:value-type="float" office:value="0.388943" calcext:value-type="float">
            <text:p>0.388943</text:p>
          </table:table-cell>
          <table:table-cell office:value-type="float" office:value="0.422131" calcext:value-type="float">
            <text:p>0.422131</text:p>
          </table:table-cell>
          <table:table-cell office:value-type="float" office:value="0.468871" calcext:value-type="float">
            <text:p>0.468871</text:p>
          </table:table-cell>
          <table:table-cell office:value-type="float" office:value="0.488177" calcext:value-type="float">
            <text:p>0.488177</text:p>
          </table:table-cell>
          <table:table-cell office:value-type="float" office:value="0.516626" calcext:value-type="float">
            <text:p>0.516626</text:p>
          </table:table-cell>
          <table:table-cell office:value-type="float" office:value="0.615215" calcext:value-type="float">
            <text:p>0.615215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366755" calcext:value-type="float">
            <text:p>0.36675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-0.162874" calcext:value-type="float">
            <text:p>-0.162874</text:p>
          </table:table-cell>
          <table:table-cell office:value-type="float" office:value="0.21643" calcext:value-type="float">
            <text:p>0.21643</text:p>
          </table:table-cell>
          <table:table-cell office:value-type="float" office:value="0.316064" calcext:value-type="float">
            <text:p>0.316064</text:p>
          </table:table-cell>
          <table:table-cell office:value-type="float" office:value="0.369053" calcext:value-type="float">
            <text:p>0.369053</text:p>
          </table:table-cell>
          <table:table-cell office:value-type="float" office:value="0.401006" calcext:value-type="float">
            <text:p>0.401006</text:p>
          </table:table-cell>
          <table:table-cell office:value-type="float" office:value="0.437367" calcext:value-type="float">
            <text:p>0.437367</text:p>
          </table:table-cell>
          <table:table-cell office:value-type="float" office:value="0.472672" calcext:value-type="float">
            <text:p>0.472672</text:p>
          </table:table-cell>
          <table:table-cell office:value-type="float" office:value="0.48972" calcext:value-type="float">
            <text:p>0.48972</text:p>
          </table:table-cell>
          <table:table-cell office:value-type="float" office:value="0.527053" calcext:value-type="float">
            <text:p>0.527053</text:p>
          </table:table-cell>
          <table:table-cell office:value-type="float" office:value="0.637573" calcext:value-type="float">
            <text:p>0.637573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370406" calcext:value-type="float">
            <text:p>0.37040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0.016137" calcext:value-type="float">
            <text:p>0.016137</text:p>
          </table:table-cell>
          <table:table-cell office:value-type="float" office:value="0.253125" calcext:value-type="float">
            <text:p>0.253125</text:p>
          </table:table-cell>
          <table:table-cell office:value-type="float" office:value="0.322201" calcext:value-type="float">
            <text:p>0.322201</text:p>
          </table:table-cell>
          <table:table-cell office:value-type="float" office:value="0.385524" calcext:value-type="float">
            <text:p>0.385524</text:p>
          </table:table-cell>
          <table:table-cell office:value-type="float" office:value="0.424947" calcext:value-type="float">
            <text:p>0.424947</text:p>
          </table:table-cell>
          <table:table-cell office:value-type="float" office:value="0.454726" calcext:value-type="float">
            <text:p>0.454726</text:p>
          </table:table-cell>
          <table:table-cell office:value-type="float" office:value="0.474056" calcext:value-type="float">
            <text:p>0.474056</text:p>
          </table:table-cell>
          <table:table-cell office:value-type="float" office:value="0.495481" calcext:value-type="float">
            <text:p>0.495481</text:p>
          </table:table-cell>
          <table:table-cell office:value-type="float" office:value="0.533813" calcext:value-type="float">
            <text:p>0.533813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00933" calcext:value-type="float">
            <text:p>0.40093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-0.039463" calcext:value-type="float">
            <text:p>-0.039463</text:p>
          </table:table-cell>
          <table:table-cell office:value-type="float" office:value="0.203436" calcext:value-type="float">
            <text:p>0.203436</text:p>
          </table:table-cell>
          <table:table-cell office:value-type="float" office:value="0.328441" calcext:value-type="float">
            <text:p>0.328441</text:p>
          </table:table-cell>
          <table:table-cell office:value-type="float" office:value="0.380768" calcext:value-type="float">
            <text:p>0.380768</text:p>
          </table:table-cell>
          <table:table-cell office:value-type="float" office:value="0.418714" calcext:value-type="float">
            <text:p>0.418714</text:p>
          </table:table-cell>
          <table:table-cell office:value-type="float" office:value="0.448547" calcext:value-type="float">
            <text:p>0.448547</text:p>
          </table:table-cell>
          <table:table-cell office:value-type="float" office:value="0.471559" calcext:value-type="float">
            <text:p>0.471559</text:p>
          </table:table-cell>
          <table:table-cell office:value-type="float" office:value="0.495914" calcext:value-type="float">
            <text:p>0.495914</text:p>
          </table:table-cell>
          <table:table-cell office:value-type="float" office:value="0.533937" calcext:value-type="float">
            <text:p>0.533937</text:p>
          </table:table-cell>
          <table:table-cell office:value-type="float" office:value="0.614259" calcext:value-type="float">
            <text:p>0.614259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385611" calcext:value-type="float">
            <text:p>0.38561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0.048849" calcext:value-type="float">
            <text:p>0.048849</text:p>
          </table:table-cell>
          <table:table-cell office:value-type="float" office:value="0.28144" calcext:value-type="float">
            <text:p>0.28144</text:p>
          </table:table-cell>
          <table:table-cell office:value-type="float" office:value="0.357021" calcext:value-type="float">
            <text:p>0.357021</text:p>
          </table:table-cell>
          <table:table-cell office:value-type="float" office:value="0.405125" calcext:value-type="float">
            <text:p>0.405125</text:p>
          </table:table-cell>
          <table:table-cell office:value-type="float" office:value="0.438174" calcext:value-type="float">
            <text:p>0.438174</text:p>
          </table:table-cell>
          <table:table-cell office:value-type="float" office:value="0.465371" calcext:value-type="float">
            <text:p>0.465371</text:p>
          </table:table-cell>
          <table:table-cell office:value-type="float" office:value="0.48386" calcext:value-type="float">
            <text:p>0.48386</text:p>
          </table:table-cell>
          <table:table-cell office:value-type="float" office:value="0.497033" calcext:value-type="float">
            <text:p>0.497033</text:p>
          </table:table-cell>
          <table:table-cell office:value-type="float" office:value="0.533306" calcext:value-type="float">
            <text:p>0.533306</text:p>
          </table:table-cell>
          <table:table-cell office:value-type="float" office:value="0.618263" calcext:value-type="float">
            <text:p>0.618263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12844" calcext:value-type="float">
            <text:p>0.41284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0.124707" calcext:value-type="float">
            <text:p>0.124707</text:p>
          </table:table-cell>
          <table:table-cell office:value-type="float" office:value="0.298044" calcext:value-type="float">
            <text:p>0.298044</text:p>
          </table:table-cell>
          <table:table-cell office:value-type="float" office:value="0.352674" calcext:value-type="float">
            <text:p>0.352674</text:p>
          </table:table-cell>
          <table:table-cell office:value-type="float" office:value="0.40284" calcext:value-type="float">
            <text:p>0.40284</text:p>
          </table:table-cell>
          <table:table-cell office:value-type="float" office:value="0.433039" calcext:value-type="float">
            <text:p>0.433039</text:p>
          </table:table-cell>
          <table:table-cell office:value-type="float" office:value="0.45931" calcext:value-type="float">
            <text:p>0.45931</text:p>
          </table:table-cell>
          <table:table-cell office:value-type="float" office:value="0.476823" calcext:value-type="float">
            <text:p>0.476823</text:p>
          </table:table-cell>
          <table:table-cell office:value-type="float" office:value="0.491227" calcext:value-type="float">
            <text:p>0.491227</text:p>
          </table:table-cell>
          <table:table-cell office:value-type="float" office:value="0.51214" calcext:value-type="float">
            <text:p>0.51214</text:p>
          </table:table-cell>
          <table:table-cell office:value-type="float" office:value="0.613392" calcext:value-type="float">
            <text:p>0.613392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1642" calcext:value-type="float">
            <text:p>0.4164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177355" calcext:value-type="float">
            <text:p>0.177355</text:p>
          </table:table-cell>
          <table:table-cell office:value-type="float" office:value="0.317228" calcext:value-type="float">
            <text:p>0.317228</text:p>
          </table:table-cell>
          <table:table-cell office:value-type="float" office:value="0.364095" calcext:value-type="float">
            <text:p>0.364095</text:p>
          </table:table-cell>
          <table:table-cell office:value-type="float" office:value="0.409607" calcext:value-type="float">
            <text:p>0.409607</text:p>
          </table:table-cell>
          <table:table-cell office:value-type="float" office:value="0.443335" calcext:value-type="float">
            <text:p>0.443335</text:p>
          </table:table-cell>
          <table:table-cell office:value-type="float" office:value="0.46409" calcext:value-type="float">
            <text:p>0.46409</text:p>
          </table:table-cell>
          <table:table-cell office:value-type="float" office:value="0.48113" calcext:value-type="float">
            <text:p>0.48113</text:p>
          </table:table-cell>
          <table:table-cell office:value-type="float" office:value="0.49593" calcext:value-type="float">
            <text:p>0.49593</text:p>
          </table:table-cell>
          <table:table-cell office:value-type="float" office:value="0.526504" calcext:value-type="float">
            <text:p>0.526504</text:p>
          </table:table-cell>
          <table:table-cell office:value-type="float" office:value="0.635729" calcext:value-type="float">
            <text:p>0.635729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315" calcext:value-type="float">
            <text:p>0.431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0.060827" calcext:value-type="float">
            <text:p>0.060827</text:p>
          </table:table-cell>
          <table:table-cell office:value-type="float" office:value="0.301242" calcext:value-type="float">
            <text:p>0.301242</text:p>
          </table:table-cell>
          <table:table-cell office:value-type="float" office:value="0.353216" calcext:value-type="float">
            <text:p>0.353216</text:p>
          </table:table-cell>
          <table:table-cell office:value-type="float" office:value="0.395007" calcext:value-type="float">
            <text:p>0.395007</text:p>
          </table:table-cell>
          <table:table-cell office:value-type="float" office:value="0.43528" calcext:value-type="float">
            <text:p>0.43528</text:p>
          </table:table-cell>
          <table:table-cell office:value-type="float" office:value="0.461043" calcext:value-type="float">
            <text:p>0.461043</text:p>
          </table:table-cell>
          <table:table-cell office:value-type="float" office:value="0.479039" calcext:value-type="float">
            <text:p>0.479039</text:p>
          </table:table-cell>
          <table:table-cell office:value-type="float" office:value="0.496754" calcext:value-type="float">
            <text:p>0.496754</text:p>
          </table:table-cell>
          <table:table-cell office:value-type="float" office:value="0.525338" calcext:value-type="float">
            <text:p>0.525338</text:p>
          </table:table-cell>
          <table:table-cell office:value-type="float" office:value="0.631164" calcext:value-type="float">
            <text:p>0.631164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13891" calcext:value-type="float">
            <text:p>0.41389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0.081528" calcext:value-type="float">
            <text:p>0.081528</text:p>
          </table:table-cell>
          <table:table-cell office:value-type="float" office:value="0.322611" calcext:value-type="float">
            <text:p>0.322611</text:p>
          </table:table-cell>
          <table:table-cell office:value-type="float" office:value="0.378036" calcext:value-type="float">
            <text:p>0.378036</text:p>
          </table:table-cell>
          <table:table-cell office:value-type="float" office:value="0.427581" calcext:value-type="float">
            <text:p>0.427581</text:p>
          </table:table-cell>
          <table:table-cell office:value-type="float" office:value="0.454568" calcext:value-type="float">
            <text:p>0.454568</text:p>
          </table:table-cell>
          <table:table-cell office:value-type="float" office:value="0.473233" calcext:value-type="float">
            <text:p>0.473233</text:p>
          </table:table-cell>
          <table:table-cell office:value-type="float" office:value="0.488809" calcext:value-type="float">
            <text:p>0.488809</text:p>
          </table:table-cell>
          <table:table-cell office:value-type="float" office:value="0.500076" calcext:value-type="float">
            <text:p>0.500076</text:p>
          </table:table-cell>
          <table:table-cell office:value-type="float" office:value="0.530157" calcext:value-type="float">
            <text:p>0.530157</text:p>
          </table:table-cell>
          <table:table-cell office:value-type="float" office:value="0.634455" calcext:value-type="float">
            <text:p>0.634455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29106" calcext:value-type="float">
            <text:p>0.42910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173645" calcext:value-type="float">
            <text:p>0.173645</text:p>
          </table:table-cell>
          <table:table-cell office:value-type="float" office:value="0.329282" calcext:value-type="float">
            <text:p>0.329282</text:p>
          </table:table-cell>
          <table:table-cell office:value-type="float" office:value="0.38815" calcext:value-type="float">
            <text:p>0.38815</text:p>
          </table:table-cell>
          <table:table-cell office:value-type="float" office:value="0.42464" calcext:value-type="float">
            <text:p>0.42464</text:p>
          </table:table-cell>
          <table:table-cell office:value-type="float" office:value="0.456847" calcext:value-type="float">
            <text:p>0.456847</text:p>
          </table:table-cell>
          <table:table-cell office:value-type="float" office:value="0.478123" calcext:value-type="float">
            <text:p>0.478123</text:p>
          </table:table-cell>
          <table:table-cell office:value-type="float" office:value="0.488611" calcext:value-type="float">
            <text:p>0.488611</text:p>
          </table:table-cell>
          <table:table-cell office:value-type="float" office:value="0.498127" calcext:value-type="float">
            <text:p>0.498127</text:p>
          </table:table-cell>
          <table:table-cell office:value-type="float" office:value="0.513044" calcext:value-type="float">
            <text:p>0.513044</text:p>
          </table:table-cell>
          <table:table-cell office:value-type="float" office:value="0.645819" calcext:value-type="float">
            <text:p>0.645819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39629" calcext:value-type="float">
            <text:p>0.43962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0.099095" calcext:value-type="float">
            <text:p>0.099095</text:p>
          </table:table-cell>
          <table:table-cell office:value-type="float" office:value="0.297012" calcext:value-type="float">
            <text:p>0.297012</text:p>
          </table:table-cell>
          <table:table-cell office:value-type="float" office:value="0.370894" calcext:value-type="float">
            <text:p>0.370894</text:p>
          </table:table-cell>
          <table:table-cell office:value-type="float" office:value="0.406934" calcext:value-type="float">
            <text:p>0.406934</text:p>
          </table:table-cell>
          <table:table-cell office:value-type="float" office:value="0.443647" calcext:value-type="float">
            <text:p>0.443647</text:p>
          </table:table-cell>
          <table:table-cell office:value-type="float" office:value="0.465605" calcext:value-type="float">
            <text:p>0.465605</text:p>
          </table:table-cell>
          <table:table-cell office:value-type="float" office:value="0.480824" calcext:value-type="float">
            <text:p>0.480824</text:p>
          </table:table-cell>
          <table:table-cell office:value-type="float" office:value="0.492875" calcext:value-type="float">
            <text:p>0.492875</text:p>
          </table:table-cell>
          <table:table-cell office:value-type="float" office:value="0.50934" calcext:value-type="float">
            <text:p>0.50934</text:p>
          </table:table-cell>
          <table:table-cell office:value-type="float" office:value="0.646274" calcext:value-type="float">
            <text:p>0.646274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2125" calcext:value-type="float">
            <text:p>0.421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031981" calcext:value-type="float">
            <text:p>0.031981</text:p>
          </table:table-cell>
          <table:table-cell office:value-type="float" office:value="0.277548" calcext:value-type="float">
            <text:p>0.277548</text:p>
          </table:table-cell>
          <table:table-cell office:value-type="float" office:value="0.355785" calcext:value-type="float">
            <text:p>0.355785</text:p>
          </table:table-cell>
          <table:table-cell office:value-type="float" office:value="0.399617" calcext:value-type="float">
            <text:p>0.399617</text:p>
          </table:table-cell>
          <table:table-cell office:value-type="float" office:value="0.438294" calcext:value-type="float">
            <text:p>0.438294</text:p>
          </table:table-cell>
          <table:table-cell office:value-type="float" office:value="0.463113" calcext:value-type="float">
            <text:p>0.463113</text:p>
          </table:table-cell>
          <table:table-cell office:value-type="float" office:value="0.481223" calcext:value-type="float">
            <text:p>0.481223</text:p>
          </table:table-cell>
          <table:table-cell office:value-type="float" office:value="0.495151" calcext:value-type="float">
            <text:p>0.495151</text:p>
          </table:table-cell>
          <table:table-cell office:value-type="float" office:value="0.519838" calcext:value-type="float">
            <text:p>0.519838</text:p>
          </table:table-cell>
          <table:table-cell office:value-type="float" office:value="0.666081" calcext:value-type="float">
            <text:p>0.666081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12863" calcext:value-type="float">
            <text:p>0.41286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0.077708" calcext:value-type="float">
            <text:p>0.077708</text:p>
          </table:table-cell>
          <table:table-cell office:value-type="float" office:value="0.311561" calcext:value-type="float">
            <text:p>0.311561</text:p>
          </table:table-cell>
          <table:table-cell office:value-type="float" office:value="0.367917" calcext:value-type="float">
            <text:p>0.367917</text:p>
          </table:table-cell>
          <table:table-cell office:value-type="float" office:value="0.402906" calcext:value-type="float">
            <text:p>0.402906</text:p>
          </table:table-cell>
          <table:table-cell office:value-type="float" office:value="0.444623" calcext:value-type="float">
            <text:p>0.444623</text:p>
          </table:table-cell>
          <table:table-cell office:value-type="float" office:value="0.471361" calcext:value-type="float">
            <text:p>0.471361</text:p>
          </table:table-cell>
          <table:table-cell office:value-type="float" office:value="0.484708" calcext:value-type="float">
            <text:p>0.484708</text:p>
          </table:table-cell>
          <table:table-cell office:value-type="float" office:value="0.497313" calcext:value-type="float">
            <text:p>0.497313</text:p>
          </table:table-cell>
          <table:table-cell office:value-type="float" office:value="0.534" calcext:value-type="float">
            <text:p>0.534</text:p>
          </table:table-cell>
          <table:table-cell office:value-type="float" office:value="0.674688" calcext:value-type="float">
            <text:p>0.674688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26678" calcext:value-type="float">
            <text:p>0.42667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0.129755" calcext:value-type="float">
            <text:p>0.129755</text:p>
          </table:table-cell>
          <table:table-cell office:value-type="float" office:value="0.303787" calcext:value-type="float">
            <text:p>0.303787</text:p>
          </table:table-cell>
          <table:table-cell office:value-type="float" office:value="0.37607" calcext:value-type="float">
            <text:p>0.37607</text:p>
          </table:table-cell>
          <table:table-cell office:value-type="float" office:value="0.412859" calcext:value-type="float">
            <text:p>0.412859</text:p>
          </table:table-cell>
          <table:table-cell office:value-type="float" office:value="0.450347" calcext:value-type="float">
            <text:p>0.450347</text:p>
          </table:table-cell>
          <table:table-cell office:value-type="float" office:value="0.473019" calcext:value-type="float">
            <text:p>0.473019</text:p>
          </table:table-cell>
          <table:table-cell office:value-type="float" office:value="0.488754" calcext:value-type="float">
            <text:p>0.488754</text:p>
          </table:table-cell>
          <table:table-cell office:value-type="float" office:value="0.503522" calcext:value-type="float">
            <text:p>0.503522</text:p>
          </table:table-cell>
          <table:table-cell office:value-type="float" office:value="0.550489" calcext:value-type="float">
            <text:p>0.550489</text:p>
          </table:table-cell>
          <table:table-cell office:value-type="float" office:value="0.694981" calcext:value-type="float">
            <text:p>0.694981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38358" calcext:value-type="float">
            <text:p>0.43835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0.072744" calcext:value-type="float">
            <text:p>0.072744</text:p>
          </table:table-cell>
          <table:table-cell office:value-type="float" office:value="0.301494" calcext:value-type="float">
            <text:p>0.301494</text:p>
          </table:table-cell>
          <table:table-cell office:value-type="float" office:value="0.373145" calcext:value-type="float">
            <text:p>0.373145</text:p>
          </table:table-cell>
          <table:table-cell office:value-type="float" office:value="0.418177" calcext:value-type="float">
            <text:p>0.418177</text:p>
          </table:table-cell>
          <table:table-cell office:value-type="float" office:value="0.453018" calcext:value-type="float">
            <text:p>0.453018</text:p>
          </table:table-cell>
          <table:table-cell office:value-type="float" office:value="0.471118" calcext:value-type="float">
            <text:p>0.471118</text:p>
          </table:table-cell>
          <table:table-cell office:value-type="float" office:value="0.485837" calcext:value-type="float">
            <text:p>0.485837</text:p>
          </table:table-cell>
          <table:table-cell office:value-type="float" office:value="0.499289" calcext:value-type="float">
            <text:p>0.499289</text:p>
          </table:table-cell>
          <table:table-cell office:value-type="float" office:value="0.543382" calcext:value-type="float">
            <text:p>0.543382</text:p>
          </table:table-cell>
          <table:table-cell office:value-type="float" office:value="0.713342" calcext:value-type="float">
            <text:p>0.713342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33154" calcext:value-type="float">
            <text:p>0.43315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0.137852" calcext:value-type="float">
            <text:p>0.137852</text:p>
          </table:table-cell>
          <table:table-cell office:value-type="float" office:value="0.308133" calcext:value-type="float">
            <text:p>0.308133</text:p>
          </table:table-cell>
          <table:table-cell office:value-type="float" office:value="0.370085" calcext:value-type="float">
            <text:p>0.370085</text:p>
          </table:table-cell>
          <table:table-cell office:value-type="float" office:value="0.416252" calcext:value-type="float">
            <text:p>0.416252</text:p>
          </table:table-cell>
          <table:table-cell office:value-type="float" office:value="0.452594" calcext:value-type="float">
            <text:p>0.452594</text:p>
          </table:table-cell>
          <table:table-cell office:value-type="float" office:value="0.467465" calcext:value-type="float">
            <text:p>0.467465</text:p>
          </table:table-cell>
          <table:table-cell office:value-type="float" office:value="0.479231" calcext:value-type="float">
            <text:p>0.479231</text:p>
          </table:table-cell>
          <table:table-cell office:value-type="float" office:value="0.490933" calcext:value-type="float">
            <text:p>0.490933</text:p>
          </table:table-cell>
          <table:table-cell office:value-type="float" office:value="0.516062" calcext:value-type="float">
            <text:p>0.516062</text:p>
          </table:table-cell>
          <table:table-cell office:value-type="float" office:value="0.669382" calcext:value-type="float">
            <text:p>0.669382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30799" calcext:value-type="float">
            <text:p>0.43079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float" office:value="0.082594" calcext:value-type="float">
            <text:p>0.082594</text:p>
          </table:table-cell>
          <table:table-cell office:value-type="float" office:value="0.286166" calcext:value-type="float">
            <text:p>0.286166</text:p>
          </table:table-cell>
          <table:table-cell office:value-type="float" office:value="0.37367" calcext:value-type="float">
            <text:p>0.37367</text:p>
          </table:table-cell>
          <table:table-cell office:value-type="float" office:value="0.411672" calcext:value-type="float">
            <text:p>0.411672</text:p>
          </table:table-cell>
          <table:table-cell office:value-type="float" office:value="0.449017" calcext:value-type="float">
            <text:p>0.449017</text:p>
          </table:table-cell>
          <table:table-cell office:value-type="float" office:value="0.468695" calcext:value-type="float">
            <text:p>0.468695</text:p>
          </table:table-cell>
          <table:table-cell office:value-type="float" office:value="0.48288" calcext:value-type="float">
            <text:p>0.48288</text:p>
          </table:table-cell>
          <table:table-cell office:value-type="float" office:value="0.497395" calcext:value-type="float">
            <text:p>0.497395</text:p>
          </table:table-cell>
          <table:table-cell office:value-type="float" office:value="0.536814" calcext:value-type="float">
            <text:p>0.536814</text:p>
          </table:table-cell>
          <table:table-cell office:value-type="float" office:value="0.688984" calcext:value-type="float">
            <text:p>0.688984</text:p>
          </table:table-cell>
          <table:table-cell office:value-type="float" office:value="0.822812" calcext:value-type="float">
            <text:p>0.822812</text:p>
          </table:table-cell>
          <table:table-cell office:value-type="float" office:value="0.427789" calcext:value-type="float">
            <text:p>0.42778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0.122335" calcext:value-type="float">
            <text:p>0.122335</text:p>
          </table:table-cell>
          <table:table-cell office:value-type="float" office:value="0.326578" calcext:value-type="float">
            <text:p>0.326578</text:p>
          </table:table-cell>
          <table:table-cell office:value-type="float" office:value="0.389306" calcext:value-type="float">
            <text:p>0.389306</text:p>
          </table:table-cell>
          <table:table-cell office:value-type="float" office:value="0.418949" calcext:value-type="float">
            <text:p>0.418949</text:p>
          </table:table-cell>
          <table:table-cell office:value-type="float" office:value="0.452218" calcext:value-type="float">
            <text:p>0.452218</text:p>
          </table:table-cell>
          <table:table-cell office:value-type="float" office:value="0.477608" calcext:value-type="float">
            <text:p>0.477608</text:p>
          </table:table-cell>
          <table:table-cell office:value-type="float" office:value="0.491279" calcext:value-type="float">
            <text:p>0.491279</text:p>
          </table:table-cell>
          <table:table-cell office:value-type="float" office:value="0.503207" calcext:value-type="float">
            <text:p>0.503207</text:p>
          </table:table-cell>
          <table:table-cell office:value-type="float" office:value="0.543407" calcext:value-type="float">
            <text:p>0.543407</text:p>
          </table:table-cell>
          <table:table-cell office:value-type="float" office:value="0.697506" calcext:value-type="float">
            <text:p>0.697506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42239" calcext:value-type="float">
            <text:p>0.44223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0.098182" calcext:value-type="float">
            <text:p>0.098182</text:p>
          </table:table-cell>
          <table:table-cell office:value-type="float" office:value="0.286643" calcext:value-type="float">
            <text:p>0.286643</text:p>
          </table:table-cell>
          <table:table-cell office:value-type="float" office:value="0.372145" calcext:value-type="float">
            <text:p>0.372145</text:p>
          </table:table-cell>
          <table:table-cell office:value-type="float" office:value="0.407772" calcext:value-type="float">
            <text:p>0.407772</text:p>
          </table:table-cell>
          <table:table-cell office:value-type="float" office:value="0.445631" calcext:value-type="float">
            <text:p>0.445631</text:p>
          </table:table-cell>
          <table:table-cell office:value-type="float" office:value="0.478715" calcext:value-type="float">
            <text:p>0.478715</text:p>
          </table:table-cell>
          <table:table-cell office:value-type="float" office:value="0.493118" calcext:value-type="float">
            <text:p>0.493118</text:p>
          </table:table-cell>
          <table:table-cell office:value-type="float" office:value="0.507295" calcext:value-type="float">
            <text:p>0.507295</text:p>
          </table:table-cell>
          <table:table-cell office:value-type="float" office:value="0.56319" calcext:value-type="float">
            <text:p>0.56319</text:p>
          </table:table-cell>
          <table:table-cell office:value-type="float" office:value="0.687252" calcext:value-type="float">
            <text:p>0.687252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33994" calcext:value-type="float">
            <text:p>0.43399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101156" calcext:value-type="float">
            <text:p>0.101156</text:p>
          </table:table-cell>
          <table:table-cell office:value-type="float" office:value="0.273926" calcext:value-type="float">
            <text:p>0.273926</text:p>
          </table:table-cell>
          <table:table-cell office:value-type="float" office:value="0.369822" calcext:value-type="float">
            <text:p>0.369822</text:p>
          </table:table-cell>
          <table:table-cell office:value-type="float" office:value="0.410363" calcext:value-type="float">
            <text:p>0.410363</text:p>
          </table:table-cell>
          <table:table-cell office:value-type="float" office:value="0.442642" calcext:value-type="float">
            <text:p>0.442642</text:p>
          </table:table-cell>
          <table:table-cell office:value-type="float" office:value="0.470204" calcext:value-type="float">
            <text:p>0.470204</text:p>
          </table:table-cell>
          <table:table-cell office:value-type="float" office:value="0.489592" calcext:value-type="float">
            <text:p>0.489592</text:p>
          </table:table-cell>
          <table:table-cell office:value-type="float" office:value="0.511813" calcext:value-type="float">
            <text:p>0.511813</text:p>
          </table:table-cell>
          <table:table-cell office:value-type="float" office:value="0.575629" calcext:value-type="float">
            <text:p>0.575629</text:p>
          </table:table-cell>
          <table:table-cell office:value-type="float" office:value="0.712999" calcext:value-type="float">
            <text:p>0.712999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35815" calcext:value-type="float">
            <text:p>0.4358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087844" calcext:value-type="float">
            <text:p>0.087844</text:p>
          </table:table-cell>
          <table:table-cell office:value-type="float" office:value="0.300293" calcext:value-type="float">
            <text:p>0.300293</text:p>
          </table:table-cell>
          <table:table-cell office:value-type="float" office:value="0.383743" calcext:value-type="float">
            <text:p>0.383743</text:p>
          </table:table-cell>
          <table:table-cell office:value-type="float" office:value="0.423107" calcext:value-type="float">
            <text:p>0.423107</text:p>
          </table:table-cell>
          <table:table-cell office:value-type="float" office:value="0.446231" calcext:value-type="float">
            <text:p>0.446231</text:p>
          </table:table-cell>
          <table:table-cell office:value-type="float" office:value="0.476106" calcext:value-type="float">
            <text:p>0.476106</text:p>
          </table:table-cell>
          <table:table-cell office:value-type="float" office:value="0.494759" calcext:value-type="float">
            <text:p>0.494759</text:p>
          </table:table-cell>
          <table:table-cell office:value-type="float" office:value="0.51007" calcext:value-type="float">
            <text:p>0.51007</text:p>
          </table:table-cell>
          <table:table-cell office:value-type="float" office:value="0.565277" calcext:value-type="float">
            <text:p>0.565277</text:p>
          </table:table-cell>
          <table:table-cell office:value-type="float" office:value="0.697141" calcext:value-type="float">
            <text:p>0.697141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38457" calcext:value-type="float">
            <text:p>0.43845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062596" calcext:value-type="float">
            <text:p>0.062596</text:p>
          </table:table-cell>
          <table:table-cell office:value-type="float" office:value="0.252707" calcext:value-type="float">
            <text:p>0.252707</text:p>
          </table:table-cell>
          <table:table-cell office:value-type="float" office:value="0.347496" calcext:value-type="float">
            <text:p>0.347496</text:p>
          </table:table-cell>
          <table:table-cell office:value-type="float" office:value="0.396816" calcext:value-type="float">
            <text:p>0.396816</text:p>
          </table:table-cell>
          <table:table-cell office:value-type="float" office:value="0.426703" calcext:value-type="float">
            <text:p>0.426703</text:p>
          </table:table-cell>
          <table:table-cell office:value-type="float" office:value="0.448609" calcext:value-type="float">
            <text:p>0.448609</text:p>
          </table:table-cell>
          <table:table-cell office:value-type="float" office:value="0.478556" calcext:value-type="float">
            <text:p>0.478556</text:p>
          </table:table-cell>
          <table:table-cell office:value-type="float" office:value="0.496385" calcext:value-type="float">
            <text:p>0.496385</text:p>
          </table:table-cell>
          <table:table-cell office:value-type="float" office:value="0.521976" calcext:value-type="float">
            <text:p>0.521976</text:p>
          </table:table-cell>
          <table:table-cell office:value-type="float" office:value="0.664243" calcext:value-type="float">
            <text:p>0.664243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09609" calcext:value-type="float">
            <text:p>0.40960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0.015013" calcext:value-type="float">
            <text:p>0.015013</text:p>
          </table:table-cell>
          <table:table-cell office:value-type="float" office:value="0.248074" calcext:value-type="float">
            <text:p>0.248074</text:p>
          </table:table-cell>
          <table:table-cell office:value-type="float" office:value="0.345664" calcext:value-type="float">
            <text:p>0.345664</text:p>
          </table:table-cell>
          <table:table-cell office:value-type="float" office:value="0.39111" calcext:value-type="float">
            <text:p>0.39111</text:p>
          </table:table-cell>
          <table:table-cell office:value-type="float" office:value="0.427212" calcext:value-type="float">
            <text:p>0.427212</text:p>
          </table:table-cell>
          <table:table-cell office:value-type="float" office:value="0.454903" calcext:value-type="float">
            <text:p>0.454903</text:p>
          </table:table-cell>
          <table:table-cell office:value-type="float" office:value="0.480748" calcext:value-type="float">
            <text:p>0.480748</text:p>
          </table:table-cell>
          <table:table-cell office:value-type="float" office:value="0.49861" calcext:value-type="float">
            <text:p>0.49861</text:p>
          </table:table-cell>
          <table:table-cell office:value-type="float" office:value="0.543807" calcext:value-type="float">
            <text:p>0.543807</text:p>
          </table:table-cell>
          <table:table-cell office:value-type="float" office:value="0.669761" calcext:value-type="float">
            <text:p>0.669761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0749" calcext:value-type="float">
            <text:p>0.4074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022792" calcext:value-type="float">
            <text:p>0.022792</text:p>
          </table:table-cell>
          <table:table-cell office:value-type="float" office:value="0.245258" calcext:value-type="float">
            <text:p>0.245258</text:p>
          </table:table-cell>
          <table:table-cell office:value-type="float" office:value="0.348833" calcext:value-type="float">
            <text:p>0.348833</text:p>
          </table:table-cell>
          <table:table-cell office:value-type="float" office:value="0.389539" calcext:value-type="float">
            <text:p>0.389539</text:p>
          </table:table-cell>
          <table:table-cell office:value-type="float" office:value="0.424433" calcext:value-type="float">
            <text:p>0.424433</text:p>
          </table:table-cell>
          <table:table-cell office:value-type="float" office:value="0.459892" calcext:value-type="float">
            <text:p>0.459892</text:p>
          </table:table-cell>
          <table:table-cell office:value-type="float" office:value="0.482339" calcext:value-type="float">
            <text:p>0.482339</text:p>
          </table:table-cell>
          <table:table-cell office:value-type="float" office:value="0.497621" calcext:value-type="float">
            <text:p>0.497621</text:p>
          </table:table-cell>
          <table:table-cell office:value-type="float" office:value="0.550199" calcext:value-type="float">
            <text:p>0.550199</text:p>
          </table:table-cell>
          <table:table-cell office:value-type="float" office:value="0.659687" calcext:value-type="float">
            <text:p>0.659687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08059" calcext:value-type="float">
            <text:p>0.40805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-0.173689" calcext:value-type="float">
            <text:p>-0.173689</text:p>
          </table:table-cell>
          <table:table-cell office:value-type="float" office:value="0.20201" calcext:value-type="float">
            <text:p>0.20201</text:p>
          </table:table-cell>
          <table:table-cell office:value-type="float" office:value="0.331952" calcext:value-type="float">
            <text:p>0.331952</text:p>
          </table:table-cell>
          <table:table-cell office:value-type="float" office:value="0.382574" calcext:value-type="float">
            <text:p>0.382574</text:p>
          </table:table-cell>
          <table:table-cell office:value-type="float" office:value="0.420758" calcext:value-type="float">
            <text:p>0.420758</text:p>
          </table:table-cell>
          <table:table-cell office:value-type="float" office:value="0.460987" calcext:value-type="float">
            <text:p>0.460987</text:p>
          </table:table-cell>
          <table:table-cell office:value-type="float" office:value="0.482505" calcext:value-type="float">
            <text:p>0.482505</text:p>
          </table:table-cell>
          <table:table-cell office:value-type="float" office:value="0.497023" calcext:value-type="float">
            <text:p>0.497023</text:p>
          </table:table-cell>
          <table:table-cell office:value-type="float" office:value="0.541182" calcext:value-type="float">
            <text:p>0.541182</text:p>
          </table:table-cell>
          <table:table-cell office:value-type="float" office:value="0.646016" calcext:value-type="float">
            <text:p>0.646016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79132" calcext:value-type="float">
            <text:p>0.37913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13593" calcext:value-type="float">
            <text:p>0.013593</text:p>
          </table:table-cell>
          <table:table-cell office:value-type="float" office:value="0.080938" calcext:value-type="float">
            <text:p>0.080938</text:p>
          </table:table-cell>
          <table:table-cell office:value-type="float" office:value="0.217569" calcext:value-type="float">
            <text:p>0.217569</text:p>
          </table:table-cell>
          <table:table-cell office:value-type="float" office:value="0.335848" calcext:value-type="float">
            <text:p>0.335848</text:p>
          </table:table-cell>
          <table:table-cell office:value-type="float" office:value="0.390202" calcext:value-type="float">
            <text:p>0.390202</text:p>
          </table:table-cell>
          <table:table-cell office:value-type="float" office:value="0.427439" calcext:value-type="float">
            <text:p>0.427439</text:p>
          </table:table-cell>
          <table:table-cell office:value-type="float" office:value="0.463629" calcext:value-type="float">
            <text:p>0.463629</text:p>
          </table:table-cell>
          <table:table-cell office:value-type="float" office:value="0.484804" calcext:value-type="float">
            <text:p>0.484804</text:p>
          </table:table-cell>
          <table:table-cell office:value-type="float" office:value="0.500306" calcext:value-type="float">
            <text:p>0.500306</text:p>
          </table:table-cell>
          <table:table-cell office:value-type="float" office:value="0.537346" calcext:value-type="float">
            <text:p>0.537346</text:p>
          </table:table-cell>
          <table:table-cell office:value-type="float" office:value="0.654899" calcext:value-type="float">
            <text:p>0.654899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09298" calcext:value-type="float">
            <text:p>0.40929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-0.088472" calcext:value-type="float">
            <text:p>-0.088472</text:p>
          </table:table-cell>
          <table:table-cell office:value-type="float" office:value="0.183076" calcext:value-type="float">
            <text:p>0.183076</text:p>
          </table:table-cell>
          <table:table-cell office:value-type="float" office:value="0.302595" calcext:value-type="float">
            <text:p>0.302595</text:p>
          </table:table-cell>
          <table:table-cell office:value-type="float" office:value="0.379892" calcext:value-type="float">
            <text:p>0.379892</text:p>
          </table:table-cell>
          <table:table-cell office:value-type="float" office:value="0.414165" calcext:value-type="float">
            <text:p>0.414165</text:p>
          </table:table-cell>
          <table:table-cell office:value-type="float" office:value="0.453971" calcext:value-type="float">
            <text:p>0.453971</text:p>
          </table:table-cell>
          <table:table-cell office:value-type="float" office:value="0.484333" calcext:value-type="float">
            <text:p>0.484333</text:p>
          </table:table-cell>
          <table:table-cell office:value-type="float" office:value="0.501005" calcext:value-type="float">
            <text:p>0.501005</text:p>
          </table:table-cell>
          <table:table-cell office:value-type="float" office:value="0.538558" calcext:value-type="float">
            <text:p>0.538558</text:p>
          </table:table-cell>
          <table:table-cell office:value-type="float" office:value="0.653585" calcext:value-type="float">
            <text:p>0.653585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82271" calcext:value-type="float">
            <text:p>0.38227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0.086172" calcext:value-type="float">
            <text:p>-0.086172</text:p>
          </table:table-cell>
          <table:table-cell office:value-type="float" office:value="0.234716" calcext:value-type="float">
            <text:p>0.234716</text:p>
          </table:table-cell>
          <table:table-cell office:value-type="float" office:value="0.350048" calcext:value-type="float">
            <text:p>0.350048</text:p>
          </table:table-cell>
          <table:table-cell office:value-type="float" office:value="0.400156" calcext:value-type="float">
            <text:p>0.400156</text:p>
          </table:table-cell>
          <table:table-cell office:value-type="float" office:value="0.447095" calcext:value-type="float">
            <text:p>0.447095</text:p>
          </table:table-cell>
          <table:table-cell office:value-type="float" office:value="0.474063" calcext:value-type="float">
            <text:p>0.474063</text:p>
          </table:table-cell>
          <table:table-cell office:value-type="float" office:value="0.493218" calcext:value-type="float">
            <text:p>0.493218</text:p>
          </table:table-cell>
          <table:table-cell office:value-type="float" office:value="0.514433" calcext:value-type="float">
            <text:p>0.514433</text:p>
          </table:table-cell>
          <table:table-cell office:value-type="float" office:value="0.561829" calcext:value-type="float">
            <text:p>0.561829</text:p>
          </table:table-cell>
          <table:table-cell office:value-type="float" office:value="0.691596" calcext:value-type="float">
            <text:p>0.691596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08098" calcext:value-type="float">
            <text:p>0.40809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-0.163539" calcext:value-type="float">
            <text:p>-0.163539</text:p>
          </table:table-cell>
          <table:table-cell office:value-type="float" office:value="0.21231" calcext:value-type="float">
            <text:p>0.21231</text:p>
          </table:table-cell>
          <table:table-cell office:value-type="float" office:value="0.328229" calcext:value-type="float">
            <text:p>0.328229</text:p>
          </table:table-cell>
          <table:table-cell office:value-type="float" office:value="0.394671" calcext:value-type="float">
            <text:p>0.394671</text:p>
          </table:table-cell>
          <table:table-cell office:value-type="float" office:value="0.439888" calcext:value-type="float">
            <text:p>0.439888</text:p>
          </table:table-cell>
          <table:table-cell office:value-type="float" office:value="0.469533" calcext:value-type="float">
            <text:p>0.469533</text:p>
          </table:table-cell>
          <table:table-cell office:value-type="float" office:value="0.492157" calcext:value-type="float">
            <text:p>0.492157</text:p>
          </table:table-cell>
          <table:table-cell office:value-type="float" office:value="0.512541" calcext:value-type="float">
            <text:p>0.512541</text:p>
          </table:table-cell>
          <table:table-cell office:value-type="float" office:value="0.55804" calcext:value-type="float">
            <text:p>0.55804</text:p>
          </table:table-cell>
          <table:table-cell office:value-type="float" office:value="0.675116" calcext:value-type="float">
            <text:p>0.675116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91895" calcext:value-type="float">
            <text:p>0.39189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-0.023967" calcext:value-type="float">
            <text:p>-0.023967</text:p>
          </table:table-cell>
          <table:table-cell office:value-type="float" office:value="0.233143" calcext:value-type="float">
            <text:p>0.233143</text:p>
          </table:table-cell>
          <table:table-cell office:value-type="float" office:value="0.32176" calcext:value-type="float">
            <text:p>0.32176</text:p>
          </table:table-cell>
          <table:table-cell office:value-type="float" office:value="0.375205" calcext:value-type="float">
            <text:p>0.375205</text:p>
          </table:table-cell>
          <table:table-cell office:value-type="float" office:value="0.422593" calcext:value-type="float">
            <text:p>0.422593</text:p>
          </table:table-cell>
          <table:table-cell office:value-type="float" office:value="0.461518" calcext:value-type="float">
            <text:p>0.461518</text:p>
          </table:table-cell>
          <table:table-cell office:value-type="float" office:value="0.487888" calcext:value-type="float">
            <text:p>0.487888</text:p>
          </table:table-cell>
          <table:table-cell office:value-type="float" office:value="0.509182" calcext:value-type="float">
            <text:p>0.509182</text:p>
          </table:table-cell>
          <table:table-cell office:value-type="float" office:value="0.554311" calcext:value-type="float">
            <text:p>0.554311</text:p>
          </table:table-cell>
          <table:table-cell office:value-type="float" office:value="0.676825" calcext:value-type="float">
            <text:p>0.676825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01846" calcext:value-type="float">
            <text:p>0.40184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021829" calcext:value-type="float">
            <text:p>0.021829</text:p>
          </table:table-cell>
          <table:table-cell office:value-type="float" office:value="0.25225" calcext:value-type="float">
            <text:p>0.25225</text:p>
          </table:table-cell>
          <table:table-cell office:value-type="float" office:value="0.33659" calcext:value-type="float">
            <text:p>0.33659</text:p>
          </table:table-cell>
          <table:table-cell office:value-type="float" office:value="0.391894" calcext:value-type="float">
            <text:p>0.391894</text:p>
          </table:table-cell>
          <table:table-cell office:value-type="float" office:value="0.426484" calcext:value-type="float">
            <text:p>0.426484</text:p>
          </table:table-cell>
          <table:table-cell office:value-type="float" office:value="0.460486" calcext:value-type="float">
            <text:p>0.460486</text:p>
          </table:table-cell>
          <table:table-cell office:value-type="float" office:value="0.483164" calcext:value-type="float">
            <text:p>0.483164</text:p>
          </table:table-cell>
          <table:table-cell office:value-type="float" office:value="0.501026" calcext:value-type="float">
            <text:p>0.501026</text:p>
          </table:table-cell>
          <table:table-cell office:value-type="float" office:value="0.548431" calcext:value-type="float">
            <text:p>0.548431</text:p>
          </table:table-cell>
          <table:table-cell office:value-type="float" office:value="0.674499" calcext:value-type="float">
            <text:p>0.674499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09665" calcext:value-type="float">
            <text:p>0.40966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-0.113274" calcext:value-type="float">
            <text:p>-0.113274</text:p>
          </table:table-cell>
          <table:table-cell office:value-type="float" office:value="0.241258" calcext:value-type="float">
            <text:p>0.241258</text:p>
          </table:table-cell>
          <table:table-cell office:value-type="float" office:value="0.322381" calcext:value-type="float">
            <text:p>0.322381</text:p>
          </table:table-cell>
          <table:table-cell office:value-type="float" office:value="0.380885" calcext:value-type="float">
            <text:p>0.380885</text:p>
          </table:table-cell>
          <table:table-cell office:value-type="float" office:value="0.412425" calcext:value-type="float">
            <text:p>0.412425</text:p>
          </table:table-cell>
          <table:table-cell office:value-type="float" office:value="0.448563" calcext:value-type="float">
            <text:p>0.448563</text:p>
          </table:table-cell>
          <table:table-cell office:value-type="float" office:value="0.475188" calcext:value-type="float">
            <text:p>0.475188</text:p>
          </table:table-cell>
          <table:table-cell office:value-type="float" office:value="0.495625" calcext:value-type="float">
            <text:p>0.495625</text:p>
          </table:table-cell>
          <table:table-cell office:value-type="float" office:value="0.554328" calcext:value-type="float">
            <text:p>0.554328</text:p>
          </table:table-cell>
          <table:table-cell office:value-type="float" office:value="0.706451" calcext:value-type="float">
            <text:p>0.706451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92383" calcext:value-type="float">
            <text:p>0.39238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-0.133744" calcext:value-type="float">
            <text:p>-0.133744</text:p>
          </table:table-cell>
          <table:table-cell office:value-type="float" office:value="0.208645" calcext:value-type="float">
            <text:p>0.208645</text:p>
          </table:table-cell>
          <table:table-cell office:value-type="float" office:value="0.295242" calcext:value-type="float">
            <text:p>0.295242</text:p>
          </table:table-cell>
          <table:table-cell office:value-type="float" office:value="0.365249" calcext:value-type="float">
            <text:p>0.365249</text:p>
          </table:table-cell>
          <table:table-cell office:value-type="float" office:value="0.401457" calcext:value-type="float">
            <text:p>0.40145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0.465442" calcext:value-type="float">
            <text:p>0.465442</text:p>
          </table:table-cell>
          <table:table-cell office:value-type="float" office:value="0.488477" calcext:value-type="float">
            <text:p>0.488477</text:p>
          </table:table-cell>
          <table:table-cell office:value-type="float" office:value="0.527566" calcext:value-type="float">
            <text:p>0.527566</text:p>
          </table:table-cell>
          <table:table-cell office:value-type="float" office:value="0.663512" calcext:value-type="float">
            <text:p>0.663512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71793" calcext:value-type="float">
            <text:p>0.37179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070529" calcext:value-type="float">
            <text:p>0.070529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0.317508" calcext:value-type="float">
            <text:p>0.317508</text:p>
          </table:table-cell>
          <table:table-cell office:value-type="float" office:value="0.382644" calcext:value-type="float">
            <text:p>0.382644</text:p>
          </table:table-cell>
          <table:table-cell office:value-type="float" office:value="0.426544" calcext:value-type="float">
            <text:p>0.426544</text:p>
          </table:table-cell>
          <table:table-cell office:value-type="float" office:value="0.457469" calcext:value-type="float">
            <text:p>0.457469</text:p>
          </table:table-cell>
          <table:table-cell office:value-type="float" office:value="0.477708" calcext:value-type="float">
            <text:p>0.477708</text:p>
          </table:table-cell>
          <table:table-cell office:value-type="float" office:value="0.496753" calcext:value-type="float">
            <text:p>0.496753</text:p>
          </table:table-cell>
          <table:table-cell office:value-type="float" office:value="0.541374" calcext:value-type="float">
            <text:p>0.541374</text:p>
          </table:table-cell>
          <table:table-cell office:value-type="float" office:value="0.677287" calcext:value-type="float">
            <text:p>0.677287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10006" calcext:value-type="float">
            <text:p>0.41000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-0.125146" calcext:value-type="float">
            <text:p>-0.125146</text:p>
          </table:table-cell>
          <table:table-cell office:value-type="float" office:value="0.222176" calcext:value-type="float">
            <text:p>0.222176</text:p>
          </table:table-cell>
          <table:table-cell office:value-type="float" office:value="0.304441" calcext:value-type="float">
            <text:p>0.304441</text:p>
          </table:table-cell>
          <table:table-cell office:value-type="float" office:value="0.378782" calcext:value-type="float">
            <text:p>0.378782</text:p>
          </table:table-cell>
          <table:table-cell office:value-type="float" office:value="0.418791" calcext:value-type="float">
            <text:p>0.418791</text:p>
          </table:table-cell>
          <table:table-cell office:value-type="float" office:value="0.450475" calcext:value-type="float">
            <text:p>0.450475</text:p>
          </table:table-cell>
          <table:table-cell office:value-type="float" office:value="0.475067" calcext:value-type="float">
            <text:p>0.475067</text:p>
          </table:table-cell>
          <table:table-cell office:value-type="float" office:value="0.494418" calcext:value-type="float">
            <text:p>0.494418</text:p>
          </table:table-cell>
          <table:table-cell office:value-type="float" office:value="0.535609" calcext:value-type="float">
            <text:p>0.535609</text:p>
          </table:table-cell>
          <table:table-cell office:value-type="float" office:value="0.641334" calcext:value-type="float">
            <text:p>0.641334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79595" calcext:value-type="float">
            <text:p>0.37959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7652" calcext:value-type="float">
            <text:p>0.007652</text:p>
          </table:table-cell>
          <table:table-cell office:value-type="float" office:value="0.083262" calcext:value-type="float">
            <text:p>0.083262</text:p>
          </table:table-cell>
          <table:table-cell office:value-type="float" office:value="0.224542" calcext:value-type="float">
            <text:p>0.224542</text:p>
          </table:table-cell>
          <table:table-cell office:value-type="float" office:value="0.320196" calcext:value-type="float">
            <text:p>0.320196</text:p>
          </table:table-cell>
          <table:table-cell office:value-type="float" office:value="0.37132" calcext:value-type="float">
            <text:p>0.37132</text:p>
          </table:table-cell>
          <table:table-cell office:value-type="float" office:value="0.411302" calcext:value-type="float">
            <text:p>0.411302</text:p>
          </table:table-cell>
          <table:table-cell office:value-type="float" office:value="0.443761" calcext:value-type="float">
            <text:p>0.443761</text:p>
          </table:table-cell>
          <table:table-cell office:value-type="float" office:value="0.473173" calcext:value-type="float">
            <text:p>0.473173</text:p>
          </table:table-cell>
          <table:table-cell office:value-type="float" office:value="0.496601" calcext:value-type="float">
            <text:p>0.496601</text:p>
          </table:table-cell>
          <table:table-cell office:value-type="float" office:value="0.541093" calcext:value-type="float">
            <text:p>0.541093</text:p>
          </table:table-cell>
          <table:table-cell office:value-type="float" office:value="0.638382" calcext:value-type="float">
            <text:p>0.638382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00363" calcext:value-type="float">
            <text:p>0.40036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-0.013049" calcext:value-type="float">
            <text:p>-0.013049</text:p>
          </table:table-cell>
          <table:table-cell office:value-type="float" office:value="0.266055" calcext:value-type="float">
            <text:p>0.266055</text:p>
          </table:table-cell>
          <table:table-cell office:value-type="float" office:value="0.335317" calcext:value-type="float">
            <text:p>0.335317</text:p>
          </table:table-cell>
          <table:table-cell office:value-type="float" office:value="0.390342" calcext:value-type="float">
            <text:p>0.390342</text:p>
          </table:table-cell>
          <table:table-cell office:value-type="float" office:value="0.420334" calcext:value-type="float">
            <text:p>0.420334</text:p>
          </table:table-cell>
          <table:table-cell office:value-type="float" office:value="0.454596" calcext:value-type="float">
            <text:p>0.454596</text:p>
          </table:table-cell>
          <table:table-cell office:value-type="float" office:value="0.481534" calcext:value-type="float">
            <text:p>0.481534</text:p>
          </table:table-cell>
          <table:table-cell office:value-type="float" office:value="0.501218" calcext:value-type="float">
            <text:p>0.501218</text:p>
          </table:table-cell>
          <table:table-cell office:value-type="float" office:value="0.544236" calcext:value-type="float">
            <text:p>0.544236</text:p>
          </table:table-cell>
          <table:table-cell office:value-type="float" office:value="0.624365" calcext:value-type="float">
            <text:p>0.624365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00495" calcext:value-type="float">
            <text:p>0.40049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-0.123338" calcext:value-type="float">
            <text:p>-0.123338</text:p>
          </table:table-cell>
          <table:table-cell office:value-type="float" office:value="0.209088" calcext:value-type="float">
            <text:p>0.209088</text:p>
          </table:table-cell>
          <table:table-cell office:value-type="float" office:value="0.304368" calcext:value-type="float">
            <text:p>0.304368</text:p>
          </table:table-cell>
          <table:table-cell office:value-type="float" office:value="0.36942" calcext:value-type="float">
            <text:p>0.36942</text:p>
          </table:table-cell>
          <table:table-cell office:value-type="float" office:value="0.413423" calcext:value-type="float">
            <text:p>0.413423</text:p>
          </table:table-cell>
          <table:table-cell office:value-type="float" office:value="0.449348" calcext:value-type="float">
            <text:p>0.449348</text:p>
          </table:table-cell>
          <table:table-cell office:value-type="float" office:value="0.481274" calcext:value-type="float">
            <text:p>0.481274</text:p>
          </table:table-cell>
          <table:table-cell office:value-type="float" office:value="0.502389" calcext:value-type="float">
            <text:p>0.502389</text:p>
          </table:table-cell>
          <table:table-cell office:value-type="float" office:value="0.545542" calcext:value-type="float">
            <text:p>0.545542</text:p>
          </table:table-cell>
          <table:table-cell office:value-type="float" office:value="0.620126" calcext:value-type="float">
            <text:p>0.620126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77164" calcext:value-type="float">
            <text:p>0.37716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-0.04473" calcext:value-type="float">
            <text:p>-0.04473</text:p>
          </table:table-cell>
          <table:table-cell office:value-type="float" office:value="0.20479" calcext:value-type="float">
            <text:p>0.20479</text:p>
          </table:table-cell>
          <table:table-cell office:value-type="float" office:value="0.30145" calcext:value-type="float">
            <text:p>0.30145</text:p>
          </table:table-cell>
          <table:table-cell office:value-type="float" office:value="0.365792" calcext:value-type="float">
            <text:p>0.365792</text:p>
          </table:table-cell>
          <table:table-cell office:value-type="float" office:value="0.408236" calcext:value-type="float">
            <text:p>0.408236</text:p>
          </table:table-cell>
          <table:table-cell office:value-type="float" office:value="0.448539" calcext:value-type="float">
            <text:p>0.448539</text:p>
          </table:table-cell>
          <table:table-cell office:value-type="float" office:value="0.473739" calcext:value-type="float">
            <text:p>0.473739</text:p>
          </table:table-cell>
          <table:table-cell office:value-type="float" office:value="0.499109" calcext:value-type="float">
            <text:p>0.499109</text:p>
          </table:table-cell>
          <table:table-cell office:value-type="float" office:value="0.549824" calcext:value-type="float">
            <text:p>0.549824</text:p>
          </table:table-cell>
          <table:table-cell office:value-type="float" office:value="0.658681" calcext:value-type="float">
            <text:p>0.658681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86543" calcext:value-type="float">
            <text:p>0.38654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-0.104839" calcext:value-type="float">
            <text:p>-0.104839</text:p>
          </table:table-cell>
          <table:table-cell office:value-type="float" office:value="0.186274" calcext:value-type="float">
            <text:p>0.186274</text:p>
          </table:table-cell>
          <table:table-cell office:value-type="float" office:value="0.281764" calcext:value-type="float">
            <text:p>0.281764</text:p>
          </table:table-cell>
          <table:table-cell office:value-type="float" office:value="0.341154" calcext:value-type="float">
            <text:p>0.341154</text:p>
          </table:table-cell>
          <table:table-cell office:value-type="float" office:value="0.408931" calcext:value-type="float">
            <text:p>0.408931</text:p>
          </table:table-cell>
          <table:table-cell office:value-type="float" office:value="0.455667" calcext:value-type="float">
            <text:p>0.455667</text:p>
          </table:table-cell>
          <table:table-cell office:value-type="float" office:value="0.479183" calcext:value-type="float">
            <text:p>0.479183</text:p>
          </table:table-cell>
          <table:table-cell office:value-type="float" office:value="0.502499" calcext:value-type="float">
            <text:p>0.502499</text:p>
          </table:table-cell>
          <table:table-cell office:value-type="float" office:value="0.552452" calcext:value-type="float">
            <text:p>0.552452</text:p>
          </table:table-cell>
          <table:table-cell office:value-type="float" office:value="0.668347" calcext:value-type="float">
            <text:p>0.668347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77143" calcext:value-type="float">
            <text:p>0.37714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-0.254853" calcext:value-type="float">
            <text:p>-0.254853</text:p>
          </table:table-cell>
          <table:table-cell office:value-type="float" office:value="0.11931" calcext:value-type="float">
            <text:p>0.11931</text:p>
          </table:table-cell>
          <table:table-cell office:value-type="float" office:value="0.240736" calcext:value-type="float">
            <text:p>0.240736</text:p>
          </table:table-cell>
          <table:table-cell office:value-type="float" office:value="0.331203" calcext:value-type="float">
            <text:p>0.331203</text:p>
          </table:table-cell>
          <table:table-cell office:value-type="float" office:value="0.393276" calcext:value-type="float">
            <text:p>0.393276</text:p>
          </table:table-cell>
          <table:table-cell office:value-type="float" office:value="0.45306" calcext:value-type="float">
            <text:p>0.45306</text:p>
          </table:table-cell>
          <table:table-cell office:value-type="float" office:value="0.479617" calcext:value-type="float">
            <text:p>0.479617</text:p>
          </table:table-cell>
          <table:table-cell office:value-type="float" office:value="0.510436" calcext:value-type="float">
            <text:p>0.510436</text:p>
          </table:table-cell>
          <table:table-cell office:value-type="float" office:value="0.56257" calcext:value-type="float">
            <text:p>0.56257</text:p>
          </table:table-cell>
          <table:table-cell office:value-type="float" office:value="0.676491" calcext:value-type="float">
            <text:p>0.676491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51185" calcext:value-type="float">
            <text:p>0.35118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-0.039376" calcext:value-type="float">
            <text:p>-0.039376</text:p>
          </table:table-cell>
          <table:table-cell office:value-type="float" office:value="0.203153" calcext:value-type="float">
            <text:p>0.203153</text:p>
          </table:table-cell>
          <table:table-cell office:value-type="float" office:value="0.320445" calcext:value-type="float">
            <text:p>0.320445</text:p>
          </table:table-cell>
          <table:table-cell office:value-type="float" office:value="0.380318" calcext:value-type="float">
            <text:p>0.380318</text:p>
          </table:table-cell>
          <table:table-cell office:value-type="float" office:value="0.427981" calcext:value-type="float">
            <text:p>0.427981</text:p>
          </table:table-cell>
          <table:table-cell office:value-type="float" office:value="0.464014" calcext:value-type="float">
            <text:p>0.464014</text:p>
          </table:table-cell>
          <table:table-cell office:value-type="float" office:value="0.484362" calcext:value-type="float">
            <text:p>0.484362</text:p>
          </table:table-cell>
          <table:table-cell office:value-type="float" office:value="0.513207" calcext:value-type="float">
            <text:p>0.513207</text:p>
          </table:table-cell>
          <table:table-cell office:value-type="float" office:value="0.567491" calcext:value-type="float">
            <text:p>0.567491</text:p>
          </table:table-cell>
          <table:table-cell office:value-type="float" office:value="0.684712" calcext:value-type="float">
            <text:p>0.684712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00631" calcext:value-type="float">
            <text:p>0.40063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-0.279686" calcext:value-type="float">
            <text:p>-0.279686</text:p>
          </table:table-cell>
          <table:table-cell office:value-type="float" office:value="0.217378" calcext:value-type="float">
            <text:p>0.217378</text:p>
          </table:table-cell>
          <table:table-cell office:value-type="float" office:value="0.345843" calcext:value-type="float">
            <text:p>0.345843</text:p>
          </table:table-cell>
          <table:table-cell office:value-type="float" office:value="0.391971" calcext:value-type="float">
            <text:p>0.391971</text:p>
          </table:table-cell>
          <table:table-cell office:value-type="float" office:value="0.430911" calcext:value-type="float">
            <text:p>0.430911</text:p>
          </table:table-cell>
          <table:table-cell office:value-type="float" office:value="0.452972" calcext:value-type="float">
            <text:p>0.452972</text:p>
          </table:table-cell>
          <table:table-cell office:value-type="float" office:value="0.474767" calcext:value-type="float">
            <text:p>0.474767</text:p>
          </table:table-cell>
          <table:table-cell office:value-type="float" office:value="0.491324" calcext:value-type="float">
            <text:p>0.491324</text:p>
          </table:table-cell>
          <table:table-cell office:value-type="float" office:value="0.522328" calcext:value-type="float">
            <text:p>0.522328</text:p>
          </table:table-cell>
          <table:table-cell office:value-type="float" office:value="0.652154" calcext:value-type="float">
            <text:p>0.652154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69996" calcext:value-type="float">
            <text:p>0.36999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-0.085406" calcext:value-type="float">
            <text:p>-0.085406</text:p>
          </table:table-cell>
          <table:table-cell office:value-type="float" office:value="0.224272" calcext:value-type="float">
            <text:p>0.224272</text:p>
          </table:table-cell>
          <table:table-cell office:value-type="float" office:value="0.333802" calcext:value-type="float">
            <text:p>0.333802</text:p>
          </table:table-cell>
          <table:table-cell office:value-type="float" office:value="0.400057" calcext:value-type="float">
            <text:p>0.400057</text:p>
          </table:table-cell>
          <table:table-cell office:value-type="float" office:value="0.437898" calcext:value-type="float">
            <text:p>0.437898</text:p>
          </table:table-cell>
          <table:table-cell office:value-type="float" office:value="0.462596" calcext:value-type="float">
            <text:p>0.462596</text:p>
          </table:table-cell>
          <table:table-cell office:value-type="float" office:value="0.487854" calcext:value-type="float">
            <text:p>0.487854</text:p>
          </table:table-cell>
          <table:table-cell office:value-type="float" office:value="0.512819" calcext:value-type="float">
            <text:p>0.512819</text:p>
          </table:table-cell>
          <table:table-cell office:value-type="float" office:value="0.553315" calcext:value-type="float">
            <text:p>0.553315</text:p>
          </table:table-cell>
          <table:table-cell office:value-type="float" office:value="0.658511" calcext:value-type="float">
            <text:p>0.658511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398572" calcext:value-type="float">
            <text:p>0.39857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6223" calcext:value-type="float">
            <text:p>0.006223</text:p>
          </table:table-cell>
          <table:table-cell office:value-type="float" office:value="0.097843" calcext:value-type="float">
            <text:p>0.097843</text:p>
          </table:table-cell>
          <table:table-cell office:value-type="float" office:value="0.254555" calcext:value-type="float">
            <text:p>0.254555</text:p>
          </table:table-cell>
          <table:table-cell office:value-type="float" office:value="0.35892" calcext:value-type="float">
            <text:p>0.35892</text:p>
          </table:table-cell>
          <table:table-cell office:value-type="float" office:value="0.411823" calcext:value-type="float">
            <text:p>0.411823</text:p>
          </table:table-cell>
          <table:table-cell office:value-type="float" office:value="0.444884" calcext:value-type="float">
            <text:p>0.444884</text:p>
          </table:table-cell>
          <table:table-cell office:value-type="float" office:value="0.46494" calcext:value-type="float">
            <text:p>0.46494</text:p>
          </table:table-cell>
          <table:table-cell office:value-type="float" office:value="0.489292" calcext:value-type="float">
            <text:p>0.489292</text:p>
          </table:table-cell>
          <table:table-cell office:value-type="float" office:value="0.514436" calcext:value-type="float">
            <text:p>0.514436</text:p>
          </table:table-cell>
          <table:table-cell office:value-type="float" office:value="0.561238" calcext:value-type="float">
            <text:p>0.561238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26248" calcext:value-type="float">
            <text:p>0.42624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office:value-type="float" office:value="0.053237" calcext:value-type="float">
            <text:p>0.053237</text:p>
          </table:table-cell>
          <table:table-cell office:value-type="float" office:value="0.326312" calcext:value-type="float">
            <text:p>0.326312</text:p>
          </table:table-cell>
          <table:table-cell office:value-type="float" office:value="0.388261" calcext:value-type="float">
            <text:p>0.388261</text:p>
          </table:table-cell>
          <table:table-cell office:value-type="float" office:value="0.436515" calcext:value-type="float">
            <text:p>0.436515</text:p>
          </table:table-cell>
          <table:table-cell office:value-type="float" office:value="0.462858" calcext:value-type="float">
            <text:p>0.462858</text:p>
          </table:table-cell>
          <table:table-cell office:value-type="float" office:value="0.48672" calcext:value-type="float">
            <text:p>0.48672</text:p>
          </table:table-cell>
          <table:table-cell office:value-type="float" office:value="0.499582" calcext:value-type="float">
            <text:p>0.499582</text:p>
          </table:table-cell>
          <table:table-cell office:value-type="float" office:value="0.523521" calcext:value-type="float">
            <text:p>0.523521</text:p>
          </table:table-cell>
          <table:table-cell office:value-type="float" office:value="0.56779" calcext:value-type="float">
            <text:p>0.56779</text:p>
          </table:table-cell>
          <table:table-cell office:value-type="float" office:value="0.701824" calcext:value-type="float">
            <text:p>0.701824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444662" calcext:value-type="float">
            <text:p>0.44466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9767" calcext:value-type="float">
            <text:p>0.039767</text:p>
          </table:table-cell>
          <table:table-cell office:value-type="float" office:value="0.194973" calcext:value-type="float">
            <text:p>0.194973</text:p>
          </table:table-cell>
          <table:table-cell office:value-type="float" office:value="0.327408" calcext:value-type="float">
            <text:p>0.327408</text:p>
          </table:table-cell>
          <table:table-cell office:value-type="float" office:value="0.388366" calcext:value-type="float">
            <text:p>0.388366</text:p>
          </table:table-cell>
          <table:table-cell office:value-type="float" office:value="0.433058" calcext:value-type="float">
            <text:p>0.433058</text:p>
          </table:table-cell>
          <table:table-cell office:value-type="float" office:value="0.456476" calcext:value-type="float">
            <text:p>0.456476</text:p>
          </table:table-cell>
          <table:table-cell office:value-type="float" office:value="0.483338" calcext:value-type="float">
            <text:p>0.483338</text:p>
          </table:table-cell>
          <table:table-cell office:value-type="float" office:value="0.497018" calcext:value-type="float">
            <text:p>0.497018</text:p>
          </table:table-cell>
          <table:table-cell office:value-type="float" office:value="0.517002" calcext:value-type="float">
            <text:p>0.517002</text:p>
          </table:table-cell>
          <table:table-cell office:value-type="float" office:value="0.569233" calcext:value-type="float">
            <text:p>0.569233</text:p>
          </table:table-cell>
          <table:table-cell office:value-type="float" office:value="0.716155" calcext:value-type="float">
            <text:p>0.716155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58303" calcext:value-type="float">
            <text:p>0.45830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032923" calcext:value-type="float">
            <text:p>0.032923</text:p>
          </table:table-cell>
          <table:table-cell office:value-type="float" office:value="0.323969" calcext:value-type="float">
            <text:p>0.323969</text:p>
          </table:table-cell>
          <table:table-cell office:value-type="float" office:value="0.380491" calcext:value-type="float">
            <text:p>0.380491</text:p>
          </table:table-cell>
          <table:table-cell office:value-type="float" office:value="0.42798" calcext:value-type="float">
            <text:p>0.42798</text:p>
          </table:table-cell>
          <table:table-cell office:value-type="float" office:value="0.44993" calcext:value-type="float">
            <text:p>0.44993</text:p>
          </table:table-cell>
          <table:table-cell office:value-type="float" office:value="0.474716" calcext:value-type="float">
            <text:p>0.474716</text:p>
          </table:table-cell>
          <table:table-cell office:value-type="float" office:value="0.49053" calcext:value-type="float">
            <text:p>0.49053</text:p>
          </table:table-cell>
          <table:table-cell office:value-type="float" office:value="0.502257" calcext:value-type="float">
            <text:p>0.502257</text:p>
          </table:table-cell>
          <table:table-cell office:value-type="float" office:value="0.547604" calcext:value-type="float">
            <text:p>0.547604</text:p>
          </table:table-cell>
          <table:table-cell office:value-type="float" office:value="0.691642" calcext:value-type="float">
            <text:p>0.691642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32204" calcext:value-type="float">
            <text:p>0.43220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985" calcext:value-type="float">
            <text:p>0.06985</text:p>
          </table:table-cell>
          <table:table-cell office:value-type="float" office:value="0.192069" calcext:value-type="float">
            <text:p>0.192069</text:p>
          </table:table-cell>
          <table:table-cell office:value-type="float" office:value="0.355756" calcext:value-type="float">
            <text:p>0.355756</text:p>
          </table:table-cell>
          <table:table-cell office:value-type="float" office:value="0.410783" calcext:value-type="float">
            <text:p>0.410783</text:p>
          </table:table-cell>
          <table:table-cell office:value-type="float" office:value="0.446247" calcext:value-type="float">
            <text:p>0.446247</text:p>
          </table:table-cell>
          <table:table-cell office:value-type="float" office:value="0.47091" calcext:value-type="float">
            <text:p>0.47091</text:p>
          </table:table-cell>
          <table:table-cell office:value-type="float" office:value="0.489432" calcext:value-type="float">
            <text:p>0.489432</text:p>
          </table:table-cell>
          <table:table-cell office:value-type="float" office:value="0.501069" calcext:value-type="float">
            <text:p>0.501069</text:p>
          </table:table-cell>
          <table:table-cell office:value-type="float" office:value="0.525828" calcext:value-type="float">
            <text:p>0.525828</text:p>
          </table:table-cell>
          <table:table-cell office:value-type="float" office:value="0.572908" calcext:value-type="float">
            <text:p>0.572908</text:p>
          </table:table-cell>
          <table:table-cell office:value-type="float" office:value="0.713131" calcext:value-type="float">
            <text:p>0.713131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67813" calcext:value-type="float">
            <text:p>0.46781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0.042294" calcext:value-type="float">
            <text:p>0.042294</text:p>
          </table:table-cell>
          <table:table-cell office:value-type="float" office:value="0.338587" calcext:value-type="float">
            <text:p>0.338587</text:p>
          </table:table-cell>
          <table:table-cell office:value-type="float" office:value="0.389546" calcext:value-type="float">
            <text:p>0.389546</text:p>
          </table:table-cell>
          <table:table-cell office:value-type="float" office:value="0.425485" calcext:value-type="float">
            <text:p>0.425485</text:p>
          </table:table-cell>
          <table:table-cell office:value-type="float" office:value="0.45817" calcext:value-type="float">
            <text:p>0.45817</text:p>
          </table:table-cell>
          <table:table-cell office:value-type="float" office:value="0.484091" calcext:value-type="float">
            <text:p>0.484091</text:p>
          </table:table-cell>
          <table:table-cell office:value-type="float" office:value="0.496991" calcext:value-type="float">
            <text:p>0.496991</text:p>
          </table:table-cell>
          <table:table-cell office:value-type="float" office:value="0.511281" calcext:value-type="float">
            <text:p>0.511281</text:p>
          </table:table-cell>
          <table:table-cell office:value-type="float" office:value="0.554433" calcext:value-type="float">
            <text:p>0.554433</text:p>
          </table:table-cell>
          <table:table-cell office:value-type="float" office:value="0.725791" calcext:value-type="float">
            <text:p>0.725791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42667" calcext:value-type="float">
            <text:p>0.44266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0.118294" calcext:value-type="float">
            <text:p>0.118294</text:p>
          </table:table-cell>
          <table:table-cell office:value-type="float" office:value="0.329609" calcext:value-type="float">
            <text:p>0.329609</text:p>
          </table:table-cell>
          <table:table-cell office:value-type="float" office:value="0.391366" calcext:value-type="float">
            <text:p>0.391366</text:p>
          </table:table-cell>
          <table:table-cell office:value-type="float" office:value="0.423055" calcext:value-type="float">
            <text:p>0.423055</text:p>
          </table:table-cell>
          <table:table-cell office:value-type="float" office:value="0.450771" calcext:value-type="float">
            <text:p>0.450771</text:p>
          </table:table-cell>
          <table:table-cell office:value-type="float" office:value="0.475819" calcext:value-type="float">
            <text:p>0.475819</text:p>
          </table:table-cell>
          <table:table-cell office:value-type="float" office:value="0.491635" calcext:value-type="float">
            <text:p>0.491635</text:p>
          </table:table-cell>
          <table:table-cell office:value-type="float" office:value="0.506719" calcext:value-type="float">
            <text:p>0.506719</text:p>
          </table:table-cell>
          <table:table-cell office:value-type="float" office:value="0.543049" calcext:value-type="float">
            <text:p>0.543049</text:p>
          </table:table-cell>
          <table:table-cell office:value-type="float" office:value="0.691911" calcext:value-type="float">
            <text:p>0.691911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42223" calcext:value-type="float">
            <text:p>0.44222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0.057754" calcext:value-type="float">
            <text:p>0.057754</text:p>
          </table:table-cell>
          <table:table-cell office:value-type="float" office:value="0.312143" calcext:value-type="float">
            <text:p>0.312143</text:p>
          </table:table-cell>
          <table:table-cell office:value-type="float" office:value="0.390731" calcext:value-type="float">
            <text:p>0.390731</text:p>
          </table:table-cell>
          <table:table-cell office:value-type="float" office:value="0.427057" calcext:value-type="float">
            <text:p>0.427057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482463" calcext:value-type="float">
            <text:p>0.482463</text:p>
          </table:table-cell>
          <table:table-cell office:value-type="float" office:value="0.492352" calcext:value-type="float">
            <text:p>0.492352</text:p>
          </table:table-cell>
          <table:table-cell office:value-type="float" office:value="0.51324" calcext:value-type="float">
            <text:p>0.51324</text:p>
          </table:table-cell>
          <table:table-cell office:value-type="float" office:value="0.561823" calcext:value-type="float">
            <text:p>0.561823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42386" calcext:value-type="float">
            <text:p>0.44238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-0.064036" calcext:value-type="float">
            <text:p>-0.064036</text:p>
          </table:table-cell>
          <table:table-cell office:value-type="float" office:value="0.266384" calcext:value-type="float">
            <text:p>0.266384</text:p>
          </table:table-cell>
          <table:table-cell office:value-type="float" office:value="0.349487" calcext:value-type="float">
            <text:p>0.349487</text:p>
          </table:table-cell>
          <table:table-cell office:value-type="float" office:value="0.408192" calcext:value-type="float">
            <text:p>0.408192</text:p>
          </table:table-cell>
          <table:table-cell office:value-type="float" office:value="0.449512" calcext:value-type="float">
            <text:p>0.449512</text:p>
          </table:table-cell>
          <table:table-cell office:value-type="float" office:value="0.480672" calcext:value-type="float">
            <text:p>0.480672</text:p>
          </table:table-cell>
          <table:table-cell office:value-type="float" office:value="0.496626" calcext:value-type="float">
            <text:p>0.496626</text:p>
          </table:table-cell>
          <table:table-cell office:value-type="float" office:value="0.522141" calcext:value-type="float">
            <text:p>0.522141</text:p>
          </table:table-cell>
          <table:table-cell office:value-type="float" office:value="0.563851" calcext:value-type="float">
            <text:p>0.563851</text:p>
          </table:table-cell>
          <table:table-cell office:value-type="float" office:value="0.712324" calcext:value-type="float">
            <text:p>0.712324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18515" calcext:value-type="float">
            <text:p>0.41851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0.113778" calcext:value-type="float">
            <text:p>0.113778</text:p>
          </table:table-cell>
          <table:table-cell office:value-type="float" office:value="0.304413" calcext:value-type="float">
            <text:p>0.304413</text:p>
          </table:table-cell>
          <table:table-cell office:value-type="float" office:value="0.380677" calcext:value-type="float">
            <text:p>0.380677</text:p>
          </table:table-cell>
          <table:table-cell office:value-type="float" office:value="0.425308" calcext:value-type="float">
            <text:p>0.425308</text:p>
          </table:table-cell>
          <table:table-cell office:value-type="float" office:value="0.455269" calcext:value-type="float">
            <text:p>0.455269</text:p>
          </table:table-cell>
          <table:table-cell office:value-type="float" office:value="0.481061" calcext:value-type="float">
            <text:p>0.481061</text:p>
          </table:table-cell>
          <table:table-cell office:value-type="float" office:value="0.496708" calcext:value-type="float">
            <text:p>0.496708</text:p>
          </table:table-cell>
          <table:table-cell office:value-type="float" office:value="0.513965" calcext:value-type="float">
            <text:p>0.513965</text:p>
          </table:table-cell>
          <table:table-cell office:value-type="float" office:value="0.55496" calcext:value-type="float">
            <text:p>0.55496</text:p>
          </table:table-cell>
          <table:table-cell office:value-type="float" office:value="0.706454" calcext:value-type="float">
            <text:p>0.706454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43259" calcext:value-type="float">
            <text:p>0.44325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0.039145" calcext:value-type="float">
            <text:p>0.039145</text:p>
          </table:table-cell>
          <table:table-cell office:value-type="float" office:value="0.305309" calcext:value-type="float">
            <text:p>0.305309</text:p>
          </table:table-cell>
          <table:table-cell office:value-type="float" office:value="0.381561" calcext:value-type="float">
            <text:p>0.381561</text:p>
          </table:table-cell>
          <table:table-cell office:value-type="float" office:value="0.425459" calcext:value-type="float">
            <text:p>0.425459</text:p>
          </table:table-cell>
          <table:table-cell office:value-type="float" office:value="0.457088" calcext:value-type="float">
            <text:p>0.457088</text:p>
          </table:table-cell>
          <table:table-cell office:value-type="float" office:value="0.489557" calcext:value-type="float">
            <text:p>0.489557</text:p>
          </table:table-cell>
          <table:table-cell office:value-type="float" office:value="0.504116" calcext:value-type="float">
            <text:p>0.504116</text:p>
          </table:table-cell>
          <table:table-cell office:value-type="float" office:value="0.526474" calcext:value-type="float">
            <text:p>0.526474</text:p>
          </table:table-cell>
          <table:table-cell office:value-type="float" office:value="0.565943" calcext:value-type="float">
            <text:p>0.565943</text:p>
          </table:table-cell>
          <table:table-cell office:value-type="float" office:value="0.721493" calcext:value-type="float">
            <text:p>0.721493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41615" calcext:value-type="float">
            <text:p>0.44161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1886" calcext:value-type="float">
            <text:p>0.011886</text:p>
          </table:table-cell>
          <table:table-cell office:value-type="float" office:value="0.137745" calcext:value-type="float">
            <text:p>0.137745</text:p>
          </table:table-cell>
          <table:table-cell office:value-type="float" office:value="0.267441" calcext:value-type="float">
            <text:p>0.267441</text:p>
          </table:table-cell>
          <table:table-cell office:value-type="float" office:value="0.358313" calcext:value-type="float">
            <text:p>0.358313</text:p>
          </table:table-cell>
          <table:table-cell office:value-type="float" office:value="0.406677" calcext:value-type="float">
            <text:p>0.406677</text:p>
          </table:table-cell>
          <table:table-cell office:value-type="float" office:value="0.45367" calcext:value-type="float">
            <text:p>0.45367</text:p>
          </table:table-cell>
          <table:table-cell office:value-type="float" office:value="0.485791" calcext:value-type="float">
            <text:p>0.485791</text:p>
          </table:table-cell>
          <table:table-cell office:value-type="float" office:value="0.501841" calcext:value-type="float">
            <text:p>0.501841</text:p>
          </table:table-cell>
          <table:table-cell office:value-type="float" office:value="0.529748" calcext:value-type="float">
            <text:p>0.529748</text:p>
          </table:table-cell>
          <table:table-cell office:value-type="float" office:value="0.565665" calcext:value-type="float">
            <text:p>0.565665</text:p>
          </table:table-cell>
          <table:table-cell office:value-type="float" office:value="0.710832" calcext:value-type="float">
            <text:p>0.710832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41772" calcext:value-type="float">
            <text:p>0.44177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169667" calcext:value-type="float">
            <text:p>0.169667</text:p>
          </table:table-cell>
          <table:table-cell office:value-type="float" office:value="0.336534" calcext:value-type="float">
            <text:p>0.336534</text:p>
          </table:table-cell>
          <table:table-cell office:value-type="float" office:value="0.403687" calcext:value-type="float">
            <text:p>0.403687</text:p>
          </table:table-cell>
          <table:table-cell office:value-type="float" office:value="0.448661" calcext:value-type="float">
            <text:p>0.448661</text:p>
          </table:table-cell>
          <table:table-cell office:value-type="float" office:value="0.474619" calcext:value-type="float">
            <text:p>0.474619</text:p>
          </table:table-cell>
          <table:table-cell office:value-type="float" office:value="0.495122" calcext:value-type="float">
            <text:p>0.495122</text:p>
          </table:table-cell>
          <table:table-cell office:value-type="float" office:value="0.513086" calcext:value-type="float">
            <text:p>0.513086</text:p>
          </table:table-cell>
          <table:table-cell office:value-type="float" office:value="0.546818" calcext:value-type="float">
            <text:p>0.546818</text:p>
          </table:table-cell>
          <table:table-cell office:value-type="float" office:value="0.592874" calcext:value-type="float">
            <text:p>0.592874</text:p>
          </table:table-cell>
          <table:table-cell office:value-type="float" office:value="0.736403" calcext:value-type="float">
            <text:p>0.736403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71747" calcext:value-type="float">
            <text:p>0.47174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163648" calcext:value-type="float">
            <text:p>0.163648</text:p>
          </table:table-cell>
          <table:table-cell office:value-type="float" office:value="0.32712" calcext:value-type="float">
            <text:p>0.32712</text:p>
          </table:table-cell>
          <table:table-cell office:value-type="float" office:value="0.39397" calcext:value-type="float">
            <text:p>0.39397</text:p>
          </table:table-cell>
          <table:table-cell office:value-type="float" office:value="0.434848" calcext:value-type="float">
            <text:p>0.434848</text:p>
          </table:table-cell>
          <table:table-cell office:value-type="float" office:value="0.470141" calcext:value-type="float">
            <text:p>0.470141</text:p>
          </table:table-cell>
          <table:table-cell office:value-type="float" office:value="0.491526" calcext:value-type="float">
            <text:p>0.491526</text:p>
          </table:table-cell>
          <table:table-cell office:value-type="float" office:value="0.503769" calcext:value-type="float">
            <text:p>0.503769</text:p>
          </table:table-cell>
          <table:table-cell office:value-type="float" office:value="0.531765" calcext:value-type="float">
            <text:p>0.531765</text:p>
          </table:table-cell>
          <table:table-cell office:value-type="float" office:value="0.569303" calcext:value-type="float">
            <text:p>0.569303</text:p>
          </table:table-cell>
          <table:table-cell office:value-type="float" office:value="0.713304" calcext:value-type="float">
            <text:p>0.713304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59939" calcext:value-type="float">
            <text:p>0.45993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0.044833" calcext:value-type="float">
            <text:p>0.044833</text:p>
          </table:table-cell>
          <table:table-cell office:value-type="float" office:value="0.357406" calcext:value-type="float">
            <text:p>0.357406</text:p>
          </table:table-cell>
          <table:table-cell office:value-type="float" office:value="0.412243" calcext:value-type="float">
            <text:p>0.412243</text:p>
          </table:table-cell>
          <table:table-cell office:value-type="float" office:value="0.457571" calcext:value-type="float">
            <text:p>0.457571</text:p>
          </table:table-cell>
          <table:table-cell office:value-type="float" office:value="0.486653" calcext:value-type="float">
            <text:p>0.486653</text:p>
          </table:table-cell>
          <table:table-cell office:value-type="float" office:value="0.496482" calcext:value-type="float">
            <text:p>0.496482</text:p>
          </table:table-cell>
          <table:table-cell office:value-type="float" office:value="0.509335" calcext:value-type="float">
            <text:p>0.509335</text:p>
          </table:table-cell>
          <table:table-cell office:value-type="float" office:value="0.540794" calcext:value-type="float">
            <text:p>0.540794</text:p>
          </table:table-cell>
          <table:table-cell office:value-type="float" office:value="0.599845" calcext:value-type="float">
            <text:p>0.599845</text:p>
          </table:table-cell>
          <table:table-cell office:value-type="float" office:value="0.761087" calcext:value-type="float">
            <text:p>0.761087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66625" calcext:value-type="float">
            <text:p>0.46662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39463" calcext:value-type="float">
            <text:p>0.039463</text:p>
          </table:table-cell>
          <table:table-cell office:value-type="float" office:value="0.184421" calcext:value-type="float">
            <text:p>0.184421</text:p>
          </table:table-cell>
          <table:table-cell office:value-type="float" office:value="0.346783" calcext:value-type="float">
            <text:p>0.346783</text:p>
          </table:table-cell>
          <table:table-cell office:value-type="float" office:value="0.404139" calcext:value-type="float">
            <text:p>0.404139</text:p>
          </table:table-cell>
          <table:table-cell office:value-type="float" office:value="0.447685" calcext:value-type="float">
            <text:p>0.447685</text:p>
          </table:table-cell>
          <table:table-cell office:value-type="float" office:value="0.485133" calcext:value-type="float">
            <text:p>0.485133</text:p>
          </table:table-cell>
          <table:table-cell office:value-type="float" office:value="0.494686" calcext:value-type="float">
            <text:p>0.494686</text:p>
          </table:table-cell>
          <table:table-cell office:value-type="float" office:value="0.51093" calcext:value-type="float">
            <text:p>0.51093</text:p>
          </table:table-cell>
          <table:table-cell office:value-type="float" office:value="0.550199" calcext:value-type="float">
            <text:p>0.550199</text:p>
          </table:table-cell>
          <table:table-cell office:value-type="float" office:value="0.587067" calcext:value-type="float">
            <text:p>0.587067</text:p>
          </table:table-cell>
          <table:table-cell office:value-type="float" office:value="0.73639" calcext:value-type="float">
            <text:p>0.73639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74743" calcext:value-type="float">
            <text:p>0.47474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0.194034" calcext:value-type="float">
            <text:p>0.194034</text:p>
          </table:table-cell>
          <table:table-cell office:value-type="float" office:value="0.380719" calcext:value-type="float">
            <text:p>0.380719</text:p>
          </table:table-cell>
          <table:table-cell office:value-type="float" office:value="0.421004" calcext:value-type="float">
            <text:p>0.421004</text:p>
          </table:table-cell>
          <table:table-cell office:value-type="float" office:value="0.459044" calcext:value-type="float">
            <text:p>0.459044</text:p>
          </table:table-cell>
          <table:table-cell office:value-type="float" office:value="0.483452" calcext:value-type="float">
            <text:p>0.483452</text:p>
          </table:table-cell>
          <table:table-cell office:value-type="float" office:value="0.495911" calcext:value-type="float">
            <text:p>0.495911</text:p>
          </table:table-cell>
          <table:table-cell office:value-type="float" office:value="0.51548" calcext:value-type="float">
            <text:p>0.51548</text:p>
          </table:table-cell>
          <table:table-cell office:value-type="float" office:value="0.551251" calcext:value-type="float">
            <text:p>0.551251</text:p>
          </table:table-cell>
          <table:table-cell office:value-type="float" office:value="0.625525" calcext:value-type="float">
            <text:p>0.625525</text:p>
          </table:table-cell>
          <table:table-cell office:value-type="float" office:value="0.761954" calcext:value-type="float">
            <text:p>0.761954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88837" calcext:value-type="float">
            <text:p>0.48883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3874" calcext:value-type="float">
            <text:p>0.073874</text:p>
          </table:table-cell>
          <table:table-cell office:value-type="float" office:value="0.261105" calcext:value-type="float">
            <text:p>0.261105</text:p>
          </table:table-cell>
          <table:table-cell office:value-type="float" office:value="0.391864" calcext:value-type="float">
            <text:p>0.391864</text:p>
          </table:table-cell>
          <table:table-cell office:value-type="float" office:value="0.434802" calcext:value-type="float">
            <text:p>0.434802</text:p>
          </table:table-cell>
          <table:table-cell office:value-type="float" office:value="0.461952" calcext:value-type="float">
            <text:p>0.461952</text:p>
          </table:table-cell>
          <table:table-cell office:value-type="float" office:value="0.486093" calcext:value-type="float">
            <text:p>0.486093</text:p>
          </table:table-cell>
          <table:table-cell office:value-type="float" office:value="0.497922" calcext:value-type="float">
            <text:p>0.497922</text:p>
          </table:table-cell>
          <table:table-cell office:value-type="float" office:value="0.515023" calcext:value-type="float">
            <text:p>0.515023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608393" calcext:value-type="float">
            <text:p>0.608393</text:p>
          </table:table-cell>
          <table:table-cell office:value-type="float" office:value="0.752917" calcext:value-type="float">
            <text:p>0.752917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95967" calcext:value-type="float">
            <text:p>0.49596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0.182827" calcext:value-type="float">
            <text:p>0.182827</text:p>
          </table:table-cell>
          <table:table-cell office:value-type="float" office:value="0.388711" calcext:value-type="float">
            <text:p>0.388711</text:p>
          </table:table-cell>
          <table:table-cell office:value-type="float" office:value="0.436239" calcext:value-type="float">
            <text:p>0.436239</text:p>
          </table:table-cell>
          <table:table-cell office:value-type="float" office:value="0.46181" calcext:value-type="float">
            <text:p>0.46181</text:p>
          </table:table-cell>
          <table:table-cell office:value-type="float" office:value="0.484118" calcext:value-type="float">
            <text:p>0.484118</text:p>
          </table:table-cell>
          <table:table-cell office:value-type="float" office:value="0.495224" calcext:value-type="float">
            <text:p>0.495224</text:p>
          </table:table-cell>
          <table:table-cell office:value-type="float" office:value="0.511488" calcext:value-type="float">
            <text:p>0.511488</text:p>
          </table:table-cell>
          <table:table-cell office:value-type="float" office:value="0.553978" calcext:value-type="float">
            <text:p>0.553978</text:p>
          </table:table-cell>
          <table:table-cell office:value-type="float" office:value="0.643414" calcext:value-type="float">
            <text:p>0.643414</text:p>
          </table:table-cell>
          <table:table-cell office:value-type="float" office:value="0.764481" calcext:value-type="float">
            <text:p>0.764481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92229" calcext:value-type="float">
            <text:p>0.49222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0.058661" calcext:value-type="float">
            <text:p>0.058661</text:p>
          </table:table-cell>
          <table:table-cell office:value-type="float" office:value="0.360393" calcext:value-type="float">
            <text:p>0.360393</text:p>
          </table:table-cell>
          <table:table-cell office:value-type="float" office:value="0.426695" calcext:value-type="float">
            <text:p>0.426695</text:p>
          </table:table-cell>
          <table:table-cell office:value-type="float" office:value="0.456754" calcext:value-type="float">
            <text:p>0.456754</text:p>
          </table:table-cell>
          <table:table-cell office:value-type="float" office:value="0.476282" calcext:value-type="float">
            <text:p>0.476282</text:p>
          </table:table-cell>
          <table:table-cell office:value-type="float" office:value="0.492708" calcext:value-type="float">
            <text:p>0.492708</text:p>
          </table:table-cell>
          <table:table-cell office:value-type="float" office:value="0.505183" calcext:value-type="float">
            <text:p>0.505183</text:p>
          </table:table-cell>
          <table:table-cell office:value-type="float" office:value="0.542341" calcext:value-type="float">
            <text:p>0.542341</text:p>
          </table:table-cell>
          <table:table-cell office:value-type="float" office:value="0.620218" calcext:value-type="float">
            <text:p>0.620218</text:p>
          </table:table-cell>
          <table:table-cell office:value-type="float" office:value="0.755855" calcext:value-type="float">
            <text:p>0.755855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69509" calcext:value-type="float">
            <text:p>0.46950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0.091323" calcext:value-type="float">
            <text:p>0.091323</text:p>
          </table:table-cell>
          <table:table-cell office:value-type="float" office:value="0.372821" calcext:value-type="float">
            <text:p>0.372821</text:p>
          </table:table-cell>
          <table:table-cell office:value-type="float" office:value="0.43187" calcext:value-type="float">
            <text:p>0.43187</text:p>
          </table:table-cell>
          <table:table-cell office:value-type="float" office:value="0.461717" calcext:value-type="float">
            <text:p>0.461717</text:p>
          </table:table-cell>
          <table:table-cell office:value-type="float" office:value="0.485506" calcext:value-type="float">
            <text:p>0.485506</text:p>
          </table:table-cell>
          <table:table-cell office:value-type="float" office:value="0.497717" calcext:value-type="float">
            <text:p>0.497717</text:p>
          </table:table-cell>
          <table:table-cell office:value-type="float" office:value="0.512595" calcext:value-type="float">
            <text:p>0.512595</text:p>
          </table:table-cell>
          <table:table-cell office:value-type="float" office:value="0.545272" calcext:value-type="float">
            <text:p>0.545272</text:p>
          </table:table-cell>
          <table:table-cell office:value-type="float" office:value="0.602972" calcext:value-type="float">
            <text:p>0.602972</text:p>
          </table:table-cell>
          <table:table-cell office:value-type="float" office:value="0.731304" calcext:value-type="float">
            <text:p>0.731304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7331" calcext:value-type="float">
            <text:p>0.4733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0.216311" calcext:value-type="float">
            <text:p>0.216311</text:p>
          </table:table-cell>
          <table:table-cell office:value-type="float" office:value="0.401729" calcext:value-type="float">
            <text:p>0.401729</text:p>
          </table:table-cell>
          <table:table-cell office:value-type="float" office:value="0.447598" calcext:value-type="float">
            <text:p>0.447598</text:p>
          </table:table-cell>
          <table:table-cell office:value-type="float" office:value="0.4805" calcext:value-type="float">
            <text:p>0.4805</text:p>
          </table:table-cell>
          <table:table-cell office:value-type="float" office:value="0.495779" calcext:value-type="float">
            <text:p>0.495779</text:p>
          </table:table-cell>
          <table:table-cell office:value-type="float" office:value="0.51087" calcext:value-type="float">
            <text:p>0.51087</text:p>
          </table:table-cell>
          <table:table-cell office:value-type="float" office:value="0.539428" calcext:value-type="float">
            <text:p>0.539428</text:p>
          </table:table-cell>
          <table:table-cell office:value-type="float" office:value="0.578566" calcext:value-type="float">
            <text:p>0.578566</text:p>
          </table:table-cell>
          <table:table-cell office:value-type="float" office:value="0.646616" calcext:value-type="float">
            <text:p>0.646616</text:p>
          </table:table-cell>
          <table:table-cell office:value-type="float" office:value="0.768633" calcext:value-type="float">
            <text:p>0.768633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508603" calcext:value-type="float">
            <text:p>0.50860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052964" calcext:value-type="float">
            <text:p>0.052964</text:p>
          </table:table-cell>
          <table:table-cell office:value-type="float" office:value="0.393357" calcext:value-type="float">
            <text:p>0.393357</text:p>
          </table:table-cell>
          <table:table-cell office:value-type="float" office:value="0.447515" calcext:value-type="float">
            <text:p>0.447515</text:p>
          </table:table-cell>
          <table:table-cell office:value-type="float" office:value="0.483035" calcext:value-type="float">
            <text:p>0.483035</text:p>
          </table:table-cell>
          <table:table-cell office:value-type="float" office:value="0.496464" calcext:value-type="float">
            <text:p>0.496464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52451" calcext:value-type="float">
            <text:p>0.552451</text:p>
          </table:table-cell>
          <table:table-cell office:value-type="float" office:value="0.593079" calcext:value-type="float">
            <text:p>0.593079</text:p>
          </table:table-cell>
          <table:table-cell office:value-type="float" office:value="0.669618" calcext:value-type="float">
            <text:p>0.669618</text:p>
          </table:table-cell>
          <table:table-cell office:value-type="float" office:value="0.777312" calcext:value-type="float">
            <text:p>0.777312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497882" calcext:value-type="float">
            <text:p>0.49788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51492" calcext:value-type="float">
            <text:p>0.251492</text:p>
          </table:table-cell>
          <table:table-cell office:value-type="float" office:value="0.337664" calcext:value-type="float">
            <text:p>0.337664</text:p>
          </table:table-cell>
          <table:table-cell office:value-type="float" office:value="0.426162" calcext:value-type="float">
            <text:p>0.426162</text:p>
          </table:table-cell>
          <table:table-cell office:value-type="float" office:value="0.469333" calcext:value-type="float">
            <text:p>0.469333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502282" calcext:value-type="float">
            <text:p>0.502282</text:p>
          </table:table-cell>
          <table:table-cell office:value-type="float" office:value="0.521426" calcext:value-type="float">
            <text:p>0.521426</text:p>
          </table:table-cell>
          <table:table-cell office:value-type="float" office:value="0.566633" calcext:value-type="float">
            <text:p>0.566633</text:p>
          </table:table-cell>
          <table:table-cell office:value-type="float" office:value="0.617608" calcext:value-type="float">
            <text:p>0.617608</text:p>
          </table:table-cell>
          <table:table-cell office:value-type="float" office:value="0.70277" calcext:value-type="float">
            <text:p>0.70277</text:p>
          </table:table-cell>
          <table:table-cell office:value-type="float" office:value="0.794279" calcext:value-type="float">
            <text:p>0.794279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543125" calcext:value-type="float">
            <text:p>0.54312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0.308558" calcext:value-type="float">
            <text:p>0.308558</text:p>
          </table:table-cell>
          <table:table-cell office:value-type="float" office:value="0.428665" calcext:value-type="float">
            <text:p>0.428665</text:p>
          </table:table-cell>
          <table:table-cell office:value-type="float" office:value="0.484104" calcext:value-type="float">
            <text:p>0.484104</text:p>
          </table:table-cell>
          <table:table-cell office:value-type="float" office:value="0.49771" calcext:value-type="float">
            <text:p>0.49771</text:p>
          </table:table-cell>
          <table:table-cell office:value-type="float" office:value="0.517046" calcext:value-type="float">
            <text:p>0.517046</text:p>
          </table:table-cell>
          <table:table-cell office:value-type="float" office:value="0.550392" calcext:value-type="float">
            <text:p>0.550392</text:p>
          </table:table-cell>
          <table:table-cell office:value-type="float" office:value="0.592175" calcext:value-type="float">
            <text:p>0.592175</text:p>
          </table:table-cell>
          <table:table-cell office:value-type="float" office:value="0.636792" calcext:value-type="float">
            <text:p>0.636792</text:p>
          </table:table-cell>
          <table:table-cell office:value-type="float" office:value="0.707879" calcext:value-type="float">
            <text:p>0.707879</text:p>
          </table:table-cell>
          <table:table-cell office:value-type="float" office:value="0.790892" calcext:value-type="float">
            <text:p>0.790892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551421" calcext:value-type="float">
            <text:p>0.55142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49568" calcext:value-type="float">
            <text:p>0.149568</text:p>
          </table:table-cell>
          <table:table-cell office:value-type="float" office:value="0.331615" calcext:value-type="float">
            <text:p>0.331615</text:p>
          </table:table-cell>
          <table:table-cell office:value-type="float" office:value="0.420966" calcext:value-type="float">
            <text:p>0.420966</text:p>
          </table:table-cell>
          <table:table-cell office:value-type="float" office:value="0.465503" calcext:value-type="float">
            <text:p>0.465503</text:p>
          </table:table-cell>
          <table:table-cell office:value-type="float" office:value="0.491235" calcext:value-type="float">
            <text:p>0.491235</text:p>
          </table:table-cell>
          <table:table-cell office:value-type="float" office:value="0.504284" calcext:value-type="float">
            <text:p>0.504284</text:p>
          </table:table-cell>
          <table:table-cell office:value-type="float" office:value="0.534962" calcext:value-type="float">
            <text:p>0.534962</text:p>
          </table:table-cell>
          <table:table-cell office:value-type="float" office:value="0.577411" calcext:value-type="float">
            <text:p>0.577411</text:p>
          </table:table-cell>
          <table:table-cell office:value-type="float" office:value="0.63286" calcext:value-type="float">
            <text:p>0.63286</text:p>
          </table:table-cell>
          <table:table-cell office:value-type="float" office:value="0.694493" calcext:value-type="float">
            <text:p>0.694493</text:p>
          </table:table-cell>
          <table:table-cell office:value-type="float" office:value="0.786855" calcext:value-type="float">
            <text:p>0.786855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544018" calcext:value-type="float">
            <text:p>0.54401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0.270717" calcext:value-type="float">
            <text:p>0.270717</text:p>
          </table:table-cell>
          <table:table-cell office:value-type="float" office:value="0.428626" calcext:value-type="float">
            <text:p>0.428626</text:p>
          </table:table-cell>
          <table:table-cell office:value-type="float" office:value="0.480561" calcext:value-type="float">
            <text:p>0.480561</text:p>
          </table:table-cell>
          <table:table-cell office:value-type="float" office:value="0.504521" calcext:value-type="float">
            <text:p>0.504521</text:p>
          </table:table-cell>
          <table:table-cell office:value-type="float" office:value="0.53447" calcext:value-type="float">
            <text:p>0.53447</text:p>
          </table:table-cell>
          <table:table-cell office:value-type="float" office:value="0.559391" calcext:value-type="float">
            <text:p>0.559391</text:p>
          </table:table-cell>
          <table:table-cell office:value-type="float" office:value="0.588248" calcext:value-type="float">
            <text:p>0.588248</text:p>
          </table:table-cell>
          <table:table-cell office:value-type="float" office:value="0.659276" calcext:value-type="float">
            <text:p>0.659276</text:p>
          </table:table-cell>
          <table:table-cell office:value-type="float" office:value="0.722402" calcext:value-type="float">
            <text:p>0.722402</text:p>
          </table:table-cell>
          <table:table-cell office:value-type="float" office:value="0.796611" calcext:value-type="float">
            <text:p>0.796611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554482" calcext:value-type="float">
            <text:p>0.55448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73874" calcext:value-type="float">
            <text:p>0.073874</text:p>
          </table:table-cell>
          <table:table-cell office:value-type="float" office:value="0.268749" calcext:value-type="float">
            <text:p>0.268749</text:p>
          </table:table-cell>
          <table:table-cell office:value-type="float" office:value="0.439396" calcext:value-type="float">
            <text:p>0.439396</text:p>
          </table:table-cell>
          <table:table-cell office:value-type="float" office:value="0.485331" calcext:value-type="float">
            <text:p>0.485331</text:p>
          </table:table-cell>
          <table:table-cell office:value-type="float" office:value="0.505801" calcext:value-type="float">
            <text:p>0.505801</text:p>
          </table:table-cell>
          <table:table-cell office:value-type="float" office:value="0.543609" calcext:value-type="float">
            <text:p>0.543609</text:p>
          </table:table-cell>
          <table:table-cell office:value-type="float" office:value="0.574195" calcext:value-type="float">
            <text:p>0.574195</text:p>
          </table:table-cell>
          <table:table-cell office:value-type="float" office:value="0.61233" calcext:value-type="float">
            <text:p>0.61233</text:p>
          </table:table-cell>
          <table:table-cell office:value-type="float" office:value="0.658634" calcext:value-type="float">
            <text:p>0.658634</text:p>
          </table:table-cell>
          <table:table-cell office:value-type="float" office:value="0.707094" calcext:value-type="float">
            <text:p>0.707094</text:p>
          </table:table-cell>
          <table:table-cell office:value-type="float" office:value="0.786928" calcext:value-type="float">
            <text:p>0.786928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558207" calcext:value-type="float">
            <text:p>0.55820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73874" calcext:value-type="float">
            <text:p>0.073874</text:p>
          </table:table-cell>
          <table:table-cell office:value-type="float" office:value="0.34586" calcext:value-type="float">
            <text:p>0.34586</text:p>
          </table:table-cell>
          <table:table-cell office:value-type="float" office:value="0.47175" calcext:value-type="float">
            <text:p>0.47175</text:p>
          </table:table-cell>
          <table:table-cell office:value-type="float" office:value="0.505134" calcext:value-type="float">
            <text:p>0.505134</text:p>
          </table:table-cell>
          <table:table-cell office:value-type="float" office:value="0.539573" calcext:value-type="float">
            <text:p>0.539573</text:p>
          </table:table-cell>
          <table:table-cell office:value-type="float" office:value="0.563904" calcext:value-type="float">
            <text:p>0.563904</text:p>
          </table:table-cell>
          <table:table-cell office:value-type="float" office:value="0.596667" calcext:value-type="float">
            <text:p>0.596667</text:p>
          </table:table-cell>
          <table:table-cell office:value-type="float" office:value="0.648684" calcext:value-type="float">
            <text:p>0.648684</text:p>
          </table:table-cell>
          <table:table-cell office:value-type="float" office:value="0.687766" calcext:value-type="float">
            <text:p>0.687766</text:p>
          </table:table-cell>
          <table:table-cell office:value-type="float" office:value="0.744824" calcext:value-type="float">
            <text:p>0.744824</text:p>
          </table:table-cell>
          <table:table-cell office:value-type="float" office:value="0.797339" calcext:value-type="float">
            <text:p>0.797339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59015" calcext:value-type="float">
            <text:p>0.5901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0323" calcext:value-type="float">
            <text:p>0.30323</text:p>
          </table:table-cell>
          <table:table-cell office:value-type="float" office:value="0.446325" calcext:value-type="float">
            <text:p>0.446325</text:p>
          </table:table-cell>
          <table:table-cell office:value-type="float" office:value="0.496218" calcext:value-type="float">
            <text:p>0.496218</text:p>
          </table:table-cell>
          <table:table-cell office:value-type="float" office:value="0.534431" calcext:value-type="float">
            <text:p>0.534431</text:p>
          </table:table-cell>
          <table:table-cell office:value-type="float" office:value="0.56692" calcext:value-type="float">
            <text:p>0.56692</text:p>
          </table:table-cell>
          <table:table-cell office:value-type="float" office:value="0.604536" calcext:value-type="float">
            <text:p>0.604536</text:p>
          </table:table-cell>
          <table:table-cell office:value-type="float" office:value="0.661919" calcext:value-type="float">
            <text:p>0.661919</text:p>
          </table:table-cell>
          <table:table-cell office:value-type="float" office:value="0.70166" calcext:value-type="float">
            <text:p>0.70166</text:p>
          </table:table-cell>
          <table:table-cell office:value-type="float" office:value="0.754909" calcext:value-type="float">
            <text:p>0.754909</text:p>
          </table:table-cell>
          <table:table-cell office:value-type="float" office:value="0.801781" calcext:value-type="float">
            <text:p>0.801781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587193" calcext:value-type="float">
            <text:p>0.58719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0.283163" calcext:value-type="float">
            <text:p>0.283163</text:p>
          </table:table-cell>
          <table:table-cell office:value-type="float" office:value="0.466571" calcext:value-type="float">
            <text:p>0.466571</text:p>
          </table:table-cell>
          <table:table-cell office:value-type="float" office:value="0.510575" calcext:value-type="float">
            <text:p>0.510575</text:p>
          </table:table-cell>
          <table:table-cell office:value-type="float" office:value="0.534583" calcext:value-type="float">
            <text:p>0.534583</text:p>
          </table:table-cell>
          <table:table-cell office:value-type="float" office:value="0.564641" calcext:value-type="float">
            <text:p>0.564641</text:p>
          </table:table-cell>
          <table:table-cell office:value-type="float" office:value="0.605158" calcext:value-type="float">
            <text:p>0.605158</text:p>
          </table:table-cell>
          <table:table-cell office:value-type="float" office:value="0.665859" calcext:value-type="float">
            <text:p>0.665859</text:p>
          </table:table-cell>
          <table:table-cell office:value-type="float" office:value="0.710646" calcext:value-type="float">
            <text:p>0.710646</text:p>
          </table:table-cell>
          <table:table-cell office:value-type="float" office:value="0.757372" calcext:value-type="float">
            <text:p>0.757372</text:p>
          </table:table-cell>
          <table:table-cell office:value-type="float" office:value="0.804598" calcext:value-type="float">
            <text:p>0.804598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590317" calcext:value-type="float">
            <text:p>0.59031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0.282774" calcext:value-type="float">
            <text:p>0.282774</text:p>
          </table:table-cell>
          <table:table-cell office:value-type="float" office:value="0.464593" calcext:value-type="float">
            <text:p>0.464593</text:p>
          </table:table-cell>
          <table:table-cell office:value-type="float" office:value="0.508564" calcext:value-type="float">
            <text:p>0.508564</text:p>
          </table:table-cell>
          <table:table-cell office:value-type="float" office:value="0.543307" calcext:value-type="float">
            <text:p>0.543307</text:p>
          </table:table-cell>
          <table:table-cell office:value-type="float" office:value="0.577183" calcext:value-type="float">
            <text:p>0.577183</text:p>
          </table:table-cell>
          <table:table-cell office:value-type="float" office:value="0.62805" calcext:value-type="float">
            <text:p>0.62805</text:p>
          </table:table-cell>
          <table:table-cell office:value-type="float" office:value="0.681236" calcext:value-type="float">
            <text:p>0.681236</text:p>
          </table:table-cell>
          <table:table-cell office:value-type="float" office:value="0.721144" calcext:value-type="float">
            <text:p>0.721144</text:p>
          </table:table-cell>
          <table:table-cell office:value-type="float" office:value="0.764384" calcext:value-type="float">
            <text:p>0.764384</text:p>
          </table:table-cell>
          <table:table-cell office:value-type="float" office:value="0.805288" calcext:value-type="float">
            <text:p>0.805288</text:p>
          </table:table-cell>
          <table:table-cell office:value-type="float" office:value="0.845447" calcext:value-type="float">
            <text:p>0.845447</text:p>
          </table:table-cell>
          <table:table-cell office:value-type="float" office:value="0.597652" calcext:value-type="float">
            <text:p>0.59765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330487" calcext:value-type="float">
            <text:p>0.330487</text:p>
          </table:table-cell>
          <table:table-cell office:value-type="float" office:value="0.463967" calcext:value-type="float">
            <text:p>0.463967</text:p>
          </table:table-cell>
          <table:table-cell office:value-type="float" office:value="0.507162" calcext:value-type="float">
            <text:p>0.507162</text:p>
          </table:table-cell>
          <table:table-cell office:value-type="float" office:value="0.535181" calcext:value-type="float">
            <text:p>0.535181</text:p>
          </table:table-cell>
          <table:table-cell office:value-type="float" office:value="0.560668" calcext:value-type="float">
            <text:p>0.560668</text:p>
          </table:table-cell>
          <table:table-cell office:value-type="float" office:value="0.598399" calcext:value-type="float">
            <text:p>0.598399</text:p>
          </table:table-cell>
          <table:table-cell office:value-type="float" office:value="0.669017" calcext:value-type="float">
            <text:p>0.669017</text:p>
          </table:table-cell>
          <table:table-cell office:value-type="float" office:value="0.735496" calcext:value-type="float">
            <text:p>0.735496</text:p>
          </table:table-cell>
          <table:table-cell office:value-type="float" office:value="0.769478" calcext:value-type="float">
            <text:p>0.769478</text:p>
          </table:table-cell>
          <table:table-cell office:value-type="float" office:value="0.806682" calcext:value-type="float">
            <text:p>0.806682</text:p>
          </table:table-cell>
          <table:table-cell office:value-type="float" office:value="0.848678" calcext:value-type="float">
            <text:p>0.848678</text:p>
          </table:table-cell>
          <table:table-cell office:value-type="float" office:value="0.597654" calcext:value-type="float">
            <text:p>0.59765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0.294458" calcext:value-type="float">
            <text:p>0.294458</text:p>
          </table:table-cell>
          <table:table-cell office:value-type="float" office:value="0.469019" calcext:value-type="float">
            <text:p>0.469019</text:p>
          </table:table-cell>
          <table:table-cell office:value-type="float" office:value="0.511719" calcext:value-type="float">
            <text:p>0.511719</text:p>
          </table:table-cell>
          <table:table-cell office:value-type="float" office:value="0.545298" calcext:value-type="float">
            <text:p>0.545298</text:p>
          </table:table-cell>
          <table:table-cell office:value-type="float" office:value="0.572499" calcext:value-type="float">
            <text:p>0.572499</text:p>
          </table:table-cell>
          <table:table-cell office:value-type="float" office:value="0.617058" calcext:value-type="float">
            <text:p>0.617058</text:p>
          </table:table-cell>
          <table:table-cell office:value-type="float" office:value="0.683306" calcext:value-type="float">
            <text:p>0.683306</text:p>
          </table:table-cell>
          <table:table-cell office:value-type="float" office:value="0.734701" calcext:value-type="float">
            <text:p>0.734701</text:p>
          </table:table-cell>
          <table:table-cell office:value-type="float" office:value="0.775543" calcext:value-type="float">
            <text:p>0.775543</text:p>
          </table:table-cell>
          <table:table-cell office:value-type="float" office:value="0.816292" calcext:value-type="float">
            <text:p>0.816292</text:p>
          </table:table-cell>
          <table:table-cell office:value-type="float" office:value="0.848678" calcext:value-type="float">
            <text:p>0.848678</text:p>
          </table:table-cell>
          <table:table-cell office:value-type="float" office:value="0.601989" calcext:value-type="float">
            <text:p>0.60198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43697" calcext:value-type="float">
            <text:p>0.343697</text:p>
          </table:table-cell>
          <table:table-cell office:value-type="float" office:value="0.463614" calcext:value-type="float">
            <text:p>0.463614</text:p>
          </table:table-cell>
          <table:table-cell office:value-type="float" office:value="0.503783" calcext:value-type="float">
            <text:p>0.503783</text:p>
          </table:table-cell>
          <table:table-cell office:value-type="float" office:value="0.550809" calcext:value-type="float">
            <text:p>0.550809</text:p>
          </table:table-cell>
          <table:table-cell office:value-type="float" office:value="0.577931" calcext:value-type="float">
            <text:p>0.577931</text:p>
          </table:table-cell>
          <table:table-cell office:value-type="float" office:value="0.625788" calcext:value-type="float">
            <text:p>0.625788</text:p>
          </table:table-cell>
          <table:table-cell office:value-type="float" office:value="0.680949" calcext:value-type="float">
            <text:p>0.680949</text:p>
          </table:table-cell>
          <table:table-cell office:value-type="float" office:value="0.724824" calcext:value-type="float">
            <text:p>0.724824</text:p>
          </table:table-cell>
          <table:table-cell office:value-type="float" office:value="0.758354" calcext:value-type="float">
            <text:p>0.758354</text:p>
          </table:table-cell>
          <table:table-cell office:value-type="float" office:value="0.806817" calcext:value-type="float">
            <text:p>0.806817</text:p>
          </table:table-cell>
          <table:table-cell office:value-type="float" office:value="0.848678" calcext:value-type="float">
            <text:p>0.848678</text:p>
          </table:table-cell>
          <table:table-cell office:value-type="float" office:value="0.603657" calcext:value-type="float">
            <text:p>0.60365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70509" calcext:value-type="float">
            <text:p>0.370509</text:p>
          </table:table-cell>
          <table:table-cell office:value-type="float" office:value="0.481036" calcext:value-type="float">
            <text:p>0.481036</text:p>
          </table:table-cell>
          <table:table-cell office:value-type="float" office:value="0.527061" calcext:value-type="float">
            <text:p>0.527061</text:p>
          </table:table-cell>
          <table:table-cell office:value-type="float" office:value="0.562743" calcext:value-type="float">
            <text:p>0.562743</text:p>
          </table:table-cell>
          <table:table-cell office:value-type="float" office:value="0.60219" calcext:value-type="float">
            <text:p>0.60219</text:p>
          </table:table-cell>
          <table:table-cell office:value-type="float" office:value="0.663942" calcext:value-type="float">
            <text:p>0.663942</text:p>
          </table:table-cell>
          <table:table-cell office:value-type="float" office:value="0.702995" calcext:value-type="float">
            <text:p>0.702995</text:p>
          </table:table-cell>
          <table:table-cell office:value-type="float" office:value="0.738427" calcext:value-type="float">
            <text:p>0.738427</text:p>
          </table:table-cell>
          <table:table-cell office:value-type="float" office:value="0.769239" calcext:value-type="float">
            <text:p>0.769239</text:p>
          </table:table-cell>
          <table:table-cell office:value-type="float" office:value="0.805713" calcext:value-type="float">
            <text:p>0.805713</text:p>
          </table:table-cell>
          <table:table-cell office:value-type="float" office:value="0.848678" calcext:value-type="float">
            <text:p>0.848678</text:p>
          </table:table-cell>
          <table:table-cell office:value-type="float" office:value="0.622386" calcext:value-type="float">
            <text:p>0.62238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29888" calcext:value-type="float">
            <text:p>0.329888</text:p>
          </table:table-cell>
          <table:table-cell office:value-type="float" office:value="0.474282" calcext:value-type="float">
            <text:p>0.474282</text:p>
          </table:table-cell>
          <table:table-cell office:value-type="float" office:value="0.521895" calcext:value-type="float">
            <text:p>0.521895</text:p>
          </table:table-cell>
          <table:table-cell office:value-type="float" office:value="0.570042" calcext:value-type="float">
            <text:p>0.570042</text:p>
          </table:table-cell>
          <table:table-cell office:value-type="float" office:value="0.612121" calcext:value-type="float">
            <text:p>0.612121</text:p>
          </table:table-cell>
          <table:table-cell office:value-type="float" office:value="0.656551" calcext:value-type="float">
            <text:p>0.656551</text:p>
          </table:table-cell>
          <table:table-cell office:value-type="float" office:value="0.689763" calcext:value-type="float">
            <text:p>0.689763</text:p>
          </table:table-cell>
          <table:table-cell office:value-type="float" office:value="0.73006" calcext:value-type="float">
            <text:p>0.73006</text:p>
          </table:table-cell>
          <table:table-cell office:value-type="float" office:value="0.761495" calcext:value-type="float">
            <text:p>0.761495</text:p>
          </table:table-cell>
          <table:table-cell office:value-type="float" office:value="0.798196" calcext:value-type="float">
            <text:p>0.798196</text:p>
          </table:table-cell>
          <table:table-cell office:value-type="float" office:value="0.848678" calcext:value-type="float">
            <text:p>0.848678</text:p>
          </table:table-cell>
          <table:table-cell office:value-type="float" office:value="0.614429" calcext:value-type="float">
            <text:p>0.61442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25159" calcext:value-type="float">
            <text:p>0.325159</text:p>
          </table:table-cell>
          <table:table-cell office:value-type="float" office:value="0.470231" calcext:value-type="float">
            <text:p>0.470231</text:p>
          </table:table-cell>
          <table:table-cell office:value-type="float" office:value="0.517451" calcext:value-type="float">
            <text:p>0.517451</text:p>
          </table:table-cell>
          <table:table-cell office:value-type="float" office:value="0.567428" calcext:value-type="float">
            <text:p>0.567428</text:p>
          </table:table-cell>
          <table:table-cell office:value-type="float" office:value="0.605578" calcext:value-type="float">
            <text:p>0.605578</text:p>
          </table:table-cell>
          <table:table-cell office:value-type="float" office:value="0.635812" calcext:value-type="float">
            <text:p>0.635812</text:p>
          </table:table-cell>
          <table:table-cell office:value-type="float" office:value="0.671279" calcext:value-type="float">
            <text:p>0.67127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58358" calcext:value-type="float">
            <text:p>0.758358</text:p>
          </table:table-cell>
          <table:table-cell office:value-type="float" office:value="0.798275" calcext:value-type="float">
            <text:p>0.798275</text:p>
          </table:table-cell>
          <table:table-cell office:value-type="float" office:value="0.848678" calcext:value-type="float">
            <text:p>0.848678</text:p>
          </table:table-cell>
          <table:table-cell office:value-type="float" office:value="0.606557" calcext:value-type="float">
            <text:p>0.60655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4213" calcext:value-type="float">
            <text:p>0.34213</text:p>
          </table:table-cell>
          <table:table-cell office:value-type="float" office:value="0.448785" calcext:value-type="float">
            <text:p>0.448785</text:p>
          </table:table-cell>
          <table:table-cell office:value-type="float" office:value="0.509102" calcext:value-type="float">
            <text:p>0.509102</text:p>
          </table:table-cell>
          <table:table-cell office:value-type="float" office:value="0.562259" calcext:value-type="float">
            <text:p>0.562259</text:p>
          </table:table-cell>
          <table:table-cell office:value-type="float" office:value="0.614582" calcext:value-type="float">
            <text:p>0.614582</text:p>
          </table:table-cell>
          <table:table-cell office:value-type="float" office:value="0.662379" calcext:value-type="float">
            <text:p>0.662379</text:p>
          </table:table-cell>
          <table:table-cell office:value-type="float" office:value="0.683409" calcext:value-type="float">
            <text:p>0.683409</text:p>
          </table:table-cell>
          <table:table-cell office:value-type="float" office:value="0.713915" calcext:value-type="float">
            <text:p>0.713915</text:p>
          </table:table-cell>
          <table:table-cell office:value-type="float" office:value="0.753708" calcext:value-type="float">
            <text:p>0.753708</text:p>
          </table:table-cell>
          <table:table-cell office:value-type="float" office:value="0.798047" calcext:value-type="float">
            <text:p>0.798047</text:p>
          </table:table-cell>
          <table:table-cell office:value-type="float" office:value="0.848678" calcext:value-type="float">
            <text:p>0.848678</text:p>
          </table:table-cell>
          <table:table-cell office:value-type="float" office:value="0.608832" calcext:value-type="float">
            <text:p>0.60883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0.329261" calcext:value-type="float">
            <text:p>0.329261</text:p>
          </table:table-cell>
          <table:table-cell office:value-type="float" office:value="0.485166" calcext:value-type="float">
            <text:p>0.485166</text:p>
          </table:table-cell>
          <table:table-cell office:value-type="float" office:value="0.532719" calcext:value-type="float">
            <text:p>0.532719</text:p>
          </table:table-cell>
          <table:table-cell office:value-type="float" office:value="0.572065" calcext:value-type="float">
            <text:p>0.572065</text:p>
          </table:table-cell>
          <table:table-cell office:value-type="float" office:value="0.608543" calcext:value-type="float">
            <text:p>0.608543</text:p>
          </table:table-cell>
          <table:table-cell office:value-type="float" office:value="0.653297" calcext:value-type="float">
            <text:p>0.653297</text:p>
          </table:table-cell>
          <table:table-cell office:value-type="float" office:value="0.682915" calcext:value-type="float">
            <text:p>0.682915</text:p>
          </table:table-cell>
          <table:table-cell office:value-type="float" office:value="0.715296" calcext:value-type="float">
            <text:p>0.715296</text:p>
          </table:table-cell>
          <table:table-cell office:value-type="float" office:value="0.751459" calcext:value-type="float">
            <text:p>0.751459</text:p>
          </table:table-cell>
          <table:table-cell office:value-type="float" office:value="0.799523" calcext:value-type="float">
            <text:p>0.799523</text:p>
          </table:table-cell>
          <table:table-cell office:value-type="float" office:value="0.868686" calcext:value-type="float">
            <text:p>0.868686</text:p>
          </table:table-cell>
          <table:table-cell office:value-type="float" office:value="0.613024" calcext:value-type="float">
            <text:p>0.61302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41469" calcext:value-type="float">
            <text:p>0.341469</text:p>
          </table:table-cell>
          <table:table-cell office:value-type="float" office:value="0.411822" calcext:value-type="float">
            <text:p>0.411822</text:p>
          </table:table-cell>
          <table:table-cell office:value-type="float" office:value="0.499577" calcext:value-type="float">
            <text:p>0.499577</text:p>
          </table:table-cell>
          <table:table-cell office:value-type="float" office:value="0.542358" calcext:value-type="float">
            <text:p>0.542358</text:p>
          </table:table-cell>
          <table:table-cell office:value-type="float" office:value="0.57631" calcext:value-type="float">
            <text:p>0.57631</text:p>
          </table:table-cell>
          <table:table-cell office:value-type="float" office:value="0.625512" calcext:value-type="float">
            <text:p>0.625512</text:p>
          </table:table-cell>
          <table:table-cell office:value-type="float" office:value="0.672269" calcext:value-type="float">
            <text:p>0.672269</text:p>
          </table:table-cell>
          <table:table-cell office:value-type="float" office:value="0.699796" calcext:value-type="float">
            <text:p>0.699796</text:p>
          </table:table-cell>
          <table:table-cell office:value-type="float" office:value="0.727454" calcext:value-type="float">
            <text:p>0.727454</text:p>
          </table:table-cell>
          <table:table-cell office:value-type="float" office:value="0.765239" calcext:value-type="float">
            <text:p>0.765239</text:p>
          </table:table-cell>
          <table:table-cell office:value-type="float" office:value="0.797152" calcext:value-type="float">
            <text:p>0.797152</text:p>
          </table:table-cell>
          <table:table-cell office:value-type="float" office:value="0.868686" calcext:value-type="float">
            <text:p>0.868686</text:p>
          </table:table-cell>
          <table:table-cell office:value-type="float" office:value="0.631749" calcext:value-type="float">
            <text:p>0.63174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0.369152" calcext:value-type="float">
            <text:p>0.369152</text:p>
          </table:table-cell>
          <table:table-cell office:value-type="float" office:value="0.509962" calcext:value-type="float">
            <text:p>0.509962</text:p>
          </table:table-cell>
          <table:table-cell office:value-type="float" office:value="0.556407" calcext:value-type="float">
            <text:p>0.556407</text:p>
          </table:table-cell>
          <table:table-cell office:value-type="float" office:value="0.596819" calcext:value-type="float">
            <text:p>0.596819</text:p>
          </table:table-cell>
          <table:table-cell office:value-type="float" office:value="0.633132" calcext:value-type="float">
            <text:p>0.633132</text:p>
          </table:table-cell>
          <table:table-cell office:value-type="float" office:value="0.665797" calcext:value-type="float">
            <text:p>0.665797</text:p>
          </table:table-cell>
          <table:table-cell office:value-type="float" office:value="0.697536" calcext:value-type="float">
            <text:p>0.697536</text:p>
          </table:table-cell>
          <table:table-cell office:value-type="float" office:value="0.723969" calcext:value-type="float">
            <text:p>0.723969</text:p>
          </table:table-cell>
          <table:table-cell office:value-type="float" office:value="0.759722" calcext:value-type="float">
            <text:p>0.759722</text:p>
          </table:table-cell>
          <table:table-cell office:value-type="float" office:value="0.796288" calcext:value-type="float">
            <text:p>0.796288</text:p>
          </table:table-cell>
          <table:table-cell office:value-type="float" office:value="0.868686" calcext:value-type="float">
            <text:p>0.868686</text:p>
          </table:table-cell>
          <table:table-cell office:value-type="float" office:value="0.630878" calcext:value-type="float">
            <text:p>0.63087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14451" calcext:value-type="float">
            <text:p>0.314451</text:p>
          </table:table-cell>
          <table:table-cell office:value-type="float" office:value="0.43112" calcext:value-type="float">
            <text:p>0.43112</text:p>
          </table:table-cell>
          <table:table-cell office:value-type="float" office:value="0.516905" calcext:value-type="float">
            <text:p>0.516905</text:p>
          </table:table-cell>
          <table:table-cell office:value-type="float" office:value="0.566832" calcext:value-type="float">
            <text:p>0.566832</text:p>
          </table:table-cell>
          <table:table-cell office:value-type="float" office:value="0.61031" calcext:value-type="float">
            <text:p>0.61031</text:p>
          </table:table-cell>
          <table:table-cell office:value-type="float" office:value="0.651086" calcext:value-type="float">
            <text:p>0.651086</text:p>
          </table:table-cell>
          <table:table-cell office:value-type="float" office:value="0.684873" calcext:value-type="float">
            <text:p>0.684873</text:p>
          </table:table-cell>
          <table:table-cell office:value-type="float" office:value="0.713148" calcext:value-type="float">
            <text:p>0.713148</text:p>
          </table:table-cell>
          <table:table-cell office:value-type="float" office:value="0.741026" calcext:value-type="float">
            <text:p>0.741026</text:p>
          </table:table-cell>
          <table:table-cell office:value-type="float" office:value="0.767565" calcext:value-type="float">
            <text:p>0.767565</text:p>
          </table:table-cell>
          <table:table-cell office:value-type="float" office:value="0.805809" calcext:value-type="float">
            <text:p>0.805809</text:p>
          </table:table-cell>
          <table:table-cell office:value-type="float" office:value="0.868686" calcext:value-type="float">
            <text:p>0.868686</text:p>
          </table:table-cell>
          <table:table-cell office:value-type="float" office:value="0.648868" calcext:value-type="float">
            <text:p>0.64886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62545" calcext:value-type="float">
            <text:p>0.362545</text:p>
          </table:table-cell>
          <table:table-cell office:value-type="float" office:value="0.451215" calcext:value-type="float">
            <text:p>0.451215</text:p>
          </table:table-cell>
          <table:table-cell office:value-type="float" office:value="0.522131" calcext:value-type="float">
            <text:p>0.522131</text:p>
          </table:table-cell>
          <table:table-cell office:value-type="float" office:value="0.566422" calcext:value-type="float">
            <text:p>0.566422</text:p>
          </table:table-cell>
          <table:table-cell office:value-type="float" office:value="0.598538" calcext:value-type="float">
            <text:p>0.598538</text:p>
          </table:table-cell>
          <table:table-cell office:value-type="float" office:value="0.637381" calcext:value-type="float">
            <text:p>0.637381</text:p>
          </table:table-cell>
          <table:table-cell office:value-type="float" office:value="0.679402" calcext:value-type="float">
            <text:p>0.679402</text:p>
          </table:table-cell>
          <table:table-cell office:value-type="float" office:value="0.713568" calcext:value-type="float">
            <text:p>0.713568</text:p>
          </table:table-cell>
          <table:table-cell office:value-type="float" office:value="0.748776" calcext:value-type="float">
            <text:p>0.748776</text:p>
          </table:table-cell>
          <table:table-cell office:value-type="float" office:value="0.77473" calcext:value-type="float">
            <text:p>0.77473</text:p>
          </table:table-cell>
          <table:table-cell office:value-type="float" office:value="0.825045" calcext:value-type="float">
            <text:p>0.825045</text:p>
          </table:table-cell>
          <table:table-cell office:value-type="float" office:value="0.868686" calcext:value-type="float">
            <text:p>0.868686</text:p>
          </table:table-cell>
          <table:table-cell office:value-type="float" office:value="0.651721" calcext:value-type="float">
            <text:p>0.65172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35579" calcext:value-type="float">
            <text:p>0.335579</text:p>
          </table:table-cell>
          <table:table-cell office:value-type="float" office:value="0.44867" calcext:value-type="float">
            <text:p>0.44867</text:p>
          </table:table-cell>
          <table:table-cell office:value-type="float" office:value="0.512236" calcext:value-type="float">
            <text:p>0.512236</text:p>
          </table:table-cell>
          <table:table-cell office:value-type="float" office:value="0.550874" calcext:value-type="float">
            <text:p>0.550874</text:p>
          </table:table-cell>
          <table:table-cell office:value-type="float" office:value="0.583564" calcext:value-type="float">
            <text:p>0.583564</text:p>
          </table:table-cell>
          <table:table-cell office:value-type="float" office:value="0.625557" calcext:value-type="float">
            <text:p>0.625557</text:p>
          </table:table-cell>
          <table:table-cell office:value-type="float" office:value="0.669231" calcext:value-type="float">
            <text:p>0.669231</text:p>
          </table:table-cell>
          <table:table-cell office:value-type="float" office:value="0.707968" calcext:value-type="float">
            <text:p>0.707968</text:p>
          </table:table-cell>
          <table:table-cell office:value-type="float" office:value="0.752305" calcext:value-type="float">
            <text:p>0.752305</text:p>
          </table:table-cell>
          <table:table-cell office:value-type="float" office:value="0.783745" calcext:value-type="float">
            <text:p>0.783745</text:p>
          </table:table-cell>
          <table:table-cell office:value-type="float" office:value="0.826862" calcext:value-type="float">
            <text:p>0.826862</text:p>
          </table:table-cell>
          <table:table-cell office:value-type="float" office:value="0.868686" calcext:value-type="float">
            <text:p>0.868686</text:p>
          </table:table-cell>
          <table:table-cell office:value-type="float" office:value="0.646101" calcext:value-type="float">
            <text:p>0.64610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78333" calcext:value-type="float">
            <text:p>0.278333</text:p>
          </table:table-cell>
          <table:table-cell office:value-type="float" office:value="0.430045" calcext:value-type="float">
            <text:p>0.430045</text:p>
          </table:table-cell>
          <table:table-cell office:value-type="float" office:value="0.492992" calcext:value-type="float">
            <text:p>0.492992</text:p>
          </table:table-cell>
          <table:table-cell office:value-type="float" office:value="0.530441" calcext:value-type="float">
            <text:p>0.530441</text:p>
          </table:table-cell>
          <table:table-cell office:value-type="float" office:value="0.563907" calcext:value-type="float">
            <text:p>0.563907</text:p>
          </table:table-cell>
          <table:table-cell office:value-type="float" office:value="0.603124" calcext:value-type="float">
            <text:p>0.603124</text:p>
          </table:table-cell>
          <table:table-cell office:value-type="float" office:value="0.65319" calcext:value-type="float">
            <text:p>0.65319</text:p>
          </table:table-cell>
          <table:table-cell office:value-type="float" office:value="0.687443" calcext:value-type="float">
            <text:p>0.687443</text:p>
          </table:table-cell>
          <table:table-cell office:value-type="float" office:value="0.72709" calcext:value-type="float">
            <text:p>0.72709</text:p>
          </table:table-cell>
          <table:table-cell office:value-type="float" office:value="0.764285" calcext:value-type="float">
            <text:p>0.764285</text:p>
          </table:table-cell>
          <table:table-cell office:value-type="float" office:value="0.812193" calcext:value-type="float">
            <text:p>0.812193</text:p>
          </table:table-cell>
          <table:table-cell office:value-type="float" office:value="0.868686" calcext:value-type="float">
            <text:p>0.868686</text:p>
          </table:table-cell>
          <table:table-cell office:value-type="float" office:value="0.626471" calcext:value-type="float">
            <text:p>0.62647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18822" calcext:value-type="float">
            <text:p>0.318822</text:p>
          </table:table-cell>
          <table:table-cell office:value-type="float" office:value="0.429156" calcext:value-type="float">
            <text:p>0.429156</text:p>
          </table:table-cell>
          <table:table-cell office:value-type="float" office:value="0.488413" calcext:value-type="float">
            <text:p>0.488413</text:p>
          </table:table-cell>
          <table:table-cell office:value-type="float" office:value="0.528452" calcext:value-type="float">
            <text:p>0.528452</text:p>
          </table:table-cell>
          <table:table-cell office:value-type="float" office:value="0.56333" calcext:value-type="float">
            <text:p>0.56333</text:p>
          </table:table-cell>
          <table:table-cell office:value-type="float" office:value="0.594642" calcext:value-type="float">
            <text:p>0.594642</text:p>
          </table:table-cell>
          <table:table-cell office:value-type="float" office:value="0.639595" calcext:value-type="float">
            <text:p>0.639595</text:p>
          </table:table-cell>
          <table:table-cell office:value-type="float" office:value="0.682341" calcext:value-type="float">
            <text:p>0.682341</text:p>
          </table:table-cell>
          <table:table-cell office:value-type="float" office:value="0.720562" calcext:value-type="float">
            <text:p>0.720562</text:p>
          </table:table-cell>
          <table:table-cell office:value-type="float" office:value="0.765327" calcext:value-type="float">
            <text:p>0.765327</text:p>
          </table:table-cell>
          <table:table-cell office:value-type="float" office:value="0.815864" calcext:value-type="float">
            <text:p>0.815864</text:p>
          </table:table-cell>
          <table:table-cell office:value-type="float" office:value="0.868686" calcext:value-type="float">
            <text:p>0.868686</text:p>
          </table:table-cell>
          <table:table-cell office:value-type="float" office:value="0.622768" calcext:value-type="float">
            <text:p>0.62276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61188" calcext:value-type="float">
            <text:p>0.361188</text:p>
          </table:table-cell>
          <table:table-cell office:value-type="float" office:value="0.460442" calcext:value-type="float">
            <text:p>0.460442</text:p>
          </table:table-cell>
          <table:table-cell office:value-type="float" office:value="0.503897" calcext:value-type="float">
            <text:p>0.503897</text:p>
          </table:table-cell>
          <table:table-cell office:value-type="float" office:value="0.546217" calcext:value-type="float">
            <text:p>0.546217</text:p>
          </table:table-cell>
          <table:table-cell office:value-type="float" office:value="0.576601" calcext:value-type="float">
            <text:p>0.576601</text:p>
          </table:table-cell>
          <table:table-cell office:value-type="float" office:value="0.618842" calcext:value-type="float">
            <text:p>0.618842</text:p>
          </table:table-cell>
          <table:table-cell office:value-type="float" office:value="0.66439" calcext:value-type="float">
            <text:p>0.66439</text:p>
          </table:table-cell>
          <table:table-cell office:value-type="float" office:value="0.703893" calcext:value-type="float">
            <text:p>0.703893</text:p>
          </table:table-cell>
          <table:table-cell office:value-type="float" office:value="0.732351" calcext:value-type="float">
            <text:p>0.732351</text:p>
          </table:table-cell>
          <table:table-cell office:value-type="float" office:value="0.76604" calcext:value-type="float">
            <text:p>0.76604</text:p>
          </table:table-cell>
          <table:table-cell office:value-type="float" office:value="0.814938" calcext:value-type="float">
            <text:p>0.814938</text:p>
          </table:table-cell>
          <table:table-cell office:value-type="float" office:value="0.868686" calcext:value-type="float">
            <text:p>0.868686</text:p>
          </table:table-cell>
          <table:table-cell office:value-type="float" office:value="0.638761" calcext:value-type="float">
            <text:p>0.63876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60827" calcext:value-type="float">
            <text:p>0.160827</text:p>
          </table:table-cell>
          <table:table-cell office:value-type="float" office:value="0.375272" calcext:value-type="float">
            <text:p>0.375272</text:p>
          </table:table-cell>
          <table:table-cell office:value-type="float" office:value="0.487075" calcext:value-type="float">
            <text:p>0.487075</text:p>
          </table:table-cell>
          <table:table-cell office:value-type="float" office:value="0.522553" calcext:value-type="float">
            <text:p>0.522553</text:p>
          </table:table-cell>
          <table:table-cell office:value-type="float" office:value="0.560551" calcext:value-type="float">
            <text:p>0.560551</text:p>
          </table:table-cell>
          <table:table-cell office:value-type="float" office:value="0.595727" calcext:value-type="float">
            <text:p>0.595727</text:p>
          </table:table-cell>
          <table:table-cell office:value-type="float" office:value="0.644462" calcext:value-type="float">
            <text:p>0.644462</text:p>
          </table:table-cell>
          <table:table-cell office:value-type="float" office:value="0.686722" calcext:value-type="float">
            <text:p>0.686722</text:p>
          </table:table-cell>
          <table:table-cell office:value-type="float" office:value="0.721691" calcext:value-type="float">
            <text:p>0.721691</text:p>
          </table:table-cell>
          <table:table-cell office:value-type="float" office:value="0.765875" calcext:value-type="float">
            <text:p>0.765875</text:p>
          </table:table-cell>
          <table:table-cell office:value-type="float" office:value="0.812996" calcext:value-type="float">
            <text:p>0.812996</text:p>
          </table:table-cell>
          <table:table-cell office:value-type="float" office:value="0.868686" calcext:value-type="float">
            <text:p>0.868686</text:p>
          </table:table-cell>
          <table:table-cell office:value-type="float" office:value="0.617292" calcext:value-type="float">
            <text:p>0.61729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27049" calcext:value-type="float">
            <text:p>0.27049</text:p>
          </table:table-cell>
          <table:table-cell office:value-type="float" office:value="0.486395" calcext:value-type="float">
            <text:p>0.486395</text:p>
          </table:table-cell>
          <table:table-cell office:value-type="float" office:value="0.535611" calcext:value-type="float">
            <text:p>0.535611</text:p>
          </table:table-cell>
          <table:table-cell office:value-type="float" office:value="0.570842" calcext:value-type="float">
            <text:p>0.570842</text:p>
          </table:table-cell>
          <table:table-cell office:value-type="float" office:value="0.60544" calcext:value-type="float">
            <text:p>0.60544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696703" calcext:value-type="float">
            <text:p>0.696703</text:p>
          </table:table-cell>
          <table:table-cell office:value-type="float" office:value="0.736763" calcext:value-type="float">
            <text:p>0.736763</text:p>
          </table:table-cell>
          <table:table-cell office:value-type="float" office:value="0.778489" calcext:value-type="float">
            <text:p>0.778489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68686" calcext:value-type="float">
            <text:p>0.868686</text:p>
          </table:table-cell>
          <table:table-cell office:value-type="float" office:value="0.615633" calcext:value-type="float">
            <text:p>0.61563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0.335497" calcext:value-type="float">
            <text:p>0.335497</text:p>
          </table:table-cell>
          <table:table-cell office:value-type="float" office:value="0.506896" calcext:value-type="float">
            <text:p>0.506896</text:p>
          </table:table-cell>
          <table:table-cell office:value-type="float" office:value="0.557155" calcext:value-type="float">
            <text:p>0.557155</text:p>
          </table:table-cell>
          <table:table-cell office:value-type="float" office:value="0.591836" calcext:value-type="float">
            <text:p>0.591836</text:p>
          </table:table-cell>
          <table:table-cell office:value-type="float" office:value="0.637728" calcext:value-type="float">
            <text:p>0.637728</text:p>
          </table:table-cell>
          <table:table-cell office:value-type="float" office:value="0.680691" calcext:value-type="float">
            <text:p>0.680691</text:p>
          </table:table-cell>
          <table:table-cell office:value-type="float" office:value="0.72124" calcext:value-type="float">
            <text:p>0.72124</text:p>
          </table:table-cell>
          <table:table-cell office:value-type="float" office:value="0.754788" calcext:value-type="float">
            <text:p>0.754788</text:p>
          </table:table-cell>
          <table:table-cell office:value-type="float" office:value="0.781442" calcext:value-type="float">
            <text:p>0.781442</text:p>
          </table:table-cell>
          <table:table-cell office:value-type="float" office:value="0.825334" calcext:value-type="float">
            <text:p>0.82533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39261" calcext:value-type="float">
            <text:p>0.63926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23157" calcext:value-type="float">
            <text:p>0.323157</text:p>
          </table:table-cell>
          <table:table-cell office:value-type="float" office:value="0.432045" calcext:value-type="float">
            <text:p>0.432045</text:p>
          </table:table-cell>
          <table:table-cell office:value-type="float" office:value="0.514452" calcext:value-type="float">
            <text:p>0.514452</text:p>
          </table:table-cell>
          <table:table-cell office:value-type="float" office:value="0.563237" calcext:value-type="float">
            <text:p>0.563237</text:p>
          </table:table-cell>
          <table:table-cell office:value-type="float" office:value="0.613163" calcext:value-type="float">
            <text:p>0.613163</text:p>
          </table:table-cell>
          <table:table-cell office:value-type="float" office:value="0.657206" calcext:value-type="float">
            <text:p>0.657206</text:p>
          </table:table-cell>
          <table:table-cell office:value-type="float" office:value="0.699858" calcext:value-type="float">
            <text:p>0.699858</text:p>
          </table:table-cell>
          <table:table-cell office:value-type="float" office:value="0.733878" calcext:value-type="float">
            <text:p>0.733878</text:p>
          </table:table-cell>
          <table:table-cell office:value-type="float" office:value="0.763198" calcext:value-type="float">
            <text:p>0.763198</text:p>
          </table:table-cell>
          <table:table-cell office:value-type="float" office:value="0.787507" calcext:value-type="float">
            <text:p>0.787507</text:p>
          </table:table-cell>
          <table:table-cell office:value-type="float" office:value="0.824078" calcext:value-type="float">
            <text:p>0.82407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8862" calcext:value-type="float">
            <text:p>0.65886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85062" calcext:value-type="float">
            <text:p>0.385062</text:p>
          </table:table-cell>
          <table:table-cell office:value-type="float" office:value="0.471384" calcext:value-type="float">
            <text:p>0.471384</text:p>
          </table:table-cell>
          <table:table-cell office:value-type="float" office:value="0.529132" calcext:value-type="float">
            <text:p>0.529132</text:p>
          </table:table-cell>
          <table:table-cell office:value-type="float" office:value="0.577857" calcext:value-type="float">
            <text:p>0.577857</text:p>
          </table:table-cell>
          <table:table-cell office:value-type="float" office:value="0.618148" calcext:value-type="float">
            <text:p>0.618148</text:p>
          </table:table-cell>
          <table:table-cell office:value-type="float" office:value="0.661834" calcext:value-type="float">
            <text:p>0.661834</text:p>
          </table:table-cell>
          <table:table-cell office:value-type="float" office:value="0.698526" calcext:value-type="float">
            <text:p>0.698526</text:p>
          </table:table-cell>
          <table:table-cell office:value-type="float" office:value="0.737311" calcext:value-type="float">
            <text:p>0.737311</text:p>
          </table:table-cell>
          <table:table-cell office:value-type="float" office:value="0.76475" calcext:value-type="float">
            <text:p>0.76475</text:p>
          </table:table-cell>
          <table:table-cell office:value-type="float" office:value="0.786956" calcext:value-type="float">
            <text:p>0.786956</text:p>
          </table:table-cell>
          <table:table-cell office:value-type="float" office:value="0.824997" calcext:value-type="float">
            <text:p>0.82499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67089" calcext:value-type="float">
            <text:p>0.66708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81663" calcext:value-type="float">
            <text:p>0.281663</text:p>
          </table:table-cell>
          <table:table-cell office:value-type="float" office:value="0.459924" calcext:value-type="float">
            <text:p>0.459924</text:p>
          </table:table-cell>
          <table:table-cell office:value-type="float" office:value="0.529996" calcext:value-type="float">
            <text:p>0.529996</text:p>
          </table:table-cell>
          <table:table-cell office:value-type="float" office:value="0.567873" calcext:value-type="float">
            <text:p>0.567873</text:p>
          </table:table-cell>
          <table:table-cell office:value-type="float" office:value="0.617912" calcext:value-type="float">
            <text:p>0.617912</text:p>
          </table:table-cell>
          <table:table-cell office:value-type="float" office:value="0.655429" calcext:value-type="float">
            <text:p>0.655429</text:p>
          </table:table-cell>
          <table:table-cell office:value-type="float" office:value="0.685404" calcext:value-type="float">
            <text:p>0.685404</text:p>
          </table:table-cell>
          <table:table-cell office:value-type="float" office:value="0.717257" calcext:value-type="float">
            <text:p>0.717257</text:p>
          </table:table-cell>
          <table:table-cell office:value-type="float" office:value="0.744397" calcext:value-type="float">
            <text:p>0.744397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816178" calcext:value-type="float">
            <text:p>0.81617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6785" calcext:value-type="float">
            <text:p>0.65678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87278" calcext:value-type="float">
            <text:p>0.287278</text:p>
          </table:table-cell>
          <table:table-cell office:value-type="float" office:value="0.465869" calcext:value-type="float">
            <text:p>0.465869</text:p>
          </table:table-cell>
          <table:table-cell office:value-type="float" office:value="0.532129" calcext:value-type="float">
            <text:p>0.532129</text:p>
          </table:table-cell>
          <table:table-cell office:value-type="float" office:value="0.571733" calcext:value-type="float">
            <text:p>0.571733</text:p>
          </table:table-cell>
          <table:table-cell office:value-type="float" office:value="0.617212" calcext:value-type="float">
            <text:p>0.617212</text:p>
          </table:table-cell>
          <table:table-cell office:value-type="float" office:value="0.665298" calcext:value-type="float">
            <text:p>0.665298</text:p>
          </table:table-cell>
          <table:table-cell office:value-type="float" office:value="0.692108" calcext:value-type="float">
            <text:p>0.692108</text:p>
          </table:table-cell>
          <table:table-cell office:value-type="float" office:value="0.721716" calcext:value-type="float">
            <text:p>0.721716</text:p>
          </table:table-cell>
          <table:table-cell office:value-type="float" office:value="0.75133" calcext:value-type="float">
            <text:p>0.75133</text:p>
          </table:table-cell>
          <table:table-cell office:value-type="float" office:value="0.781118" calcext:value-type="float">
            <text:p>0.781118</text:p>
          </table:table-cell>
          <table:table-cell office:value-type="float" office:value="0.826808" calcext:value-type="float">
            <text:p>0.82680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62532" calcext:value-type="float">
            <text:p>0.66253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50673" calcext:value-type="float">
            <text:p>0.250673</text:p>
          </table:table-cell>
          <table:table-cell office:value-type="float" office:value="0.45306" calcext:value-type="float">
            <text:p>0.45306</text:p>
          </table:table-cell>
          <table:table-cell office:value-type="float" office:value="0.524866" calcext:value-type="float">
            <text:p>0.524866</text:p>
          </table:table-cell>
          <table:table-cell office:value-type="float" office:value="0.567718" calcext:value-type="float">
            <text:p>0.567718</text:p>
          </table:table-cell>
          <table:table-cell office:value-type="float" office:value="0.613219" calcext:value-type="float">
            <text:p>0.613219</text:p>
          </table:table-cell>
          <table:table-cell office:value-type="float" office:value="0.66613" calcext:value-type="float">
            <text:p>0.66613</text:p>
          </table:table-cell>
          <table:table-cell office:value-type="float" office:value="0.697419" calcext:value-type="float">
            <text:p>0.697419</text:p>
          </table:table-cell>
          <table:table-cell office:value-type="float" office:value="0.720363" calcext:value-type="float">
            <text:p>0.720363</text:p>
          </table:table-cell>
          <table:table-cell office:value-type="float" office:value="0.743926" calcext:value-type="float">
            <text:p>0.743926</text:p>
          </table:table-cell>
          <table:table-cell office:value-type="float" office:value="0.776703" calcext:value-type="float">
            <text:p>0.776703</text:p>
          </table:table-cell>
          <table:table-cell office:value-type="float" office:value="0.816603" calcext:value-type="float">
            <text:p>0.81660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8001" calcext:value-type="float">
            <text:p>0.65800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46489" calcext:value-type="float">
            <text:p>0.146489</text:p>
          </table:table-cell>
          <table:table-cell office:value-type="float" office:value="0.46694" calcext:value-type="float">
            <text:p>0.46694</text:p>
          </table:table-cell>
          <table:table-cell office:value-type="float" office:value="0.56168" calcext:value-type="float">
            <text:p>0.56168</text:p>
          </table:table-cell>
          <table:table-cell office:value-type="float" office:value="0.613144" calcext:value-type="float">
            <text:p>0.613144</text:p>
          </table:table-cell>
          <table:table-cell office:value-type="float" office:value="0.649182" calcext:value-type="float">
            <text:p>0.649182</text:p>
          </table:table-cell>
          <table:table-cell office:value-type="float" office:value="0.684653" calcext:value-type="float">
            <text:p>0.684653</text:p>
          </table:table-cell>
          <table:table-cell office:value-type="float" office:value="0.719203" calcext:value-type="float">
            <text:p>0.719203</text:p>
          </table:table-cell>
          <table:table-cell office:value-type="float" office:value="0.74343" calcext:value-type="float">
            <text:p>0.74343</text:p>
          </table:table-cell>
          <table:table-cell office:value-type="float" office:value="0.769184" calcext:value-type="float">
            <text:p>0.769184</text:p>
          </table:table-cell>
          <table:table-cell office:value-type="float" office:value="0.794688" calcext:value-type="float">
            <text:p>0.794688</text:p>
          </table:table-cell>
          <table:table-cell office:value-type="float" office:value="0.826823" calcext:value-type="float">
            <text:p>0.82682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82893" calcext:value-type="float">
            <text:p>0.68289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0.439184" calcext:value-type="float">
            <text:p>0.439184</text:p>
          </table:table-cell>
          <table:table-cell office:value-type="float" office:value="0.566076" calcext:value-type="float">
            <text:p>0.566076</text:p>
          </table:table-cell>
          <table:table-cell office:value-type="float" office:value="0.611334" calcext:value-type="float">
            <text:p>0.611334</text:p>
          </table:table-cell>
          <table:table-cell office:value-type="float" office:value="0.658361" calcext:value-type="float">
            <text:p>0.658361</text:p>
          </table:table-cell>
          <table:table-cell office:value-type="float" office:value="0.694253" calcext:value-type="float">
            <text:p>0.694253</text:p>
          </table:table-cell>
          <table:table-cell office:value-type="float" office:value="0.727679" calcext:value-type="float">
            <text:p>0.727679</text:p>
          </table:table-cell>
          <table:table-cell office:value-type="float" office:value="0.751273" calcext:value-type="float">
            <text:p>0.751273</text:p>
          </table:table-cell>
          <table:table-cell office:value-type="float" office:value="0.774406" calcext:value-type="float">
            <text:p>0.774406</text:p>
          </table:table-cell>
          <table:table-cell office:value-type="float" office:value="0.799831" calcext:value-type="float">
            <text:p>0.799831</text:p>
          </table:table-cell>
          <table:table-cell office:value-type="float" office:value="0.833615" calcext:value-type="float">
            <text:p>0.83361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85601" calcext:value-type="float">
            <text:p>0.68560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80262" calcext:value-type="float">
            <text:p>0.280262</text:p>
          </table:table-cell>
          <table:table-cell office:value-type="float" office:value="0.462658" calcext:value-type="float">
            <text:p>0.462658</text:p>
          </table:table-cell>
          <table:table-cell office:value-type="float" office:value="0.54509" calcext:value-type="float">
            <text:p>0.54509</text:p>
          </table:table-cell>
          <table:table-cell office:value-type="float" office:value="0.587303" calcext:value-type="float">
            <text:p>0.587303</text:p>
          </table:table-cell>
          <table:table-cell office:value-type="float" office:value="0.625623" calcext:value-type="float">
            <text:p>0.625623</text:p>
          </table:table-cell>
          <table:table-cell office:value-type="float" office:value="0.669468" calcext:value-type="float">
            <text:p>0.669468</text:p>
          </table:table-cell>
          <table:table-cell office:value-type="float" office:value="0.709057" calcext:value-type="float">
            <text:p>0.709057</text:p>
          </table:table-cell>
          <table:table-cell office:value-type="float" office:value="0.74053" calcext:value-type="float">
            <text:p>0.74053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78894" calcext:value-type="float">
            <text:p>0.78894</text:p>
          </table:table-cell>
          <table:table-cell office:value-type="float" office:value="0.825267" calcext:value-type="float">
            <text:p>0.82526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72153" calcext:value-type="float">
            <text:p>0.67215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80262" calcext:value-type="float">
            <text:p>0.280262</text:p>
          </table:table-cell>
          <table:table-cell office:value-type="float" office:value="0.449507" calcext:value-type="float">
            <text:p>0.449507</text:p>
          </table:table-cell>
          <table:table-cell office:value-type="float" office:value="0.543871" calcext:value-type="float">
            <text:p>0.543871</text:p>
          </table:table-cell>
          <table:table-cell office:value-type="float" office:value="0.583489" calcext:value-type="float">
            <text:p>0.583489</text:p>
          </table:table-cell>
          <table:table-cell office:value-type="float" office:value="0.634149" calcext:value-type="float">
            <text:p>0.634149</text:p>
          </table:table-cell>
          <table:table-cell office:value-type="float" office:value="0.68135" calcext:value-type="float">
            <text:p>0.68135</text:p>
          </table:table-cell>
          <table:table-cell office:value-type="float" office:value="0.712454" calcext:value-type="float">
            <text:p>0.712454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772023" calcext:value-type="float">
            <text:p>0.772023</text:p>
          </table:table-cell>
          <table:table-cell office:value-type="float" office:value="0.789233" calcext:value-type="float">
            <text:p>0.789233</text:p>
          </table:table-cell>
          <table:table-cell office:value-type="float" office:value="0.830463" calcext:value-type="float">
            <text:p>0.83046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74084" calcext:value-type="float">
            <text:p>0.67408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09762" calcext:value-type="float">
            <text:p>0.209762</text:p>
          </table:table-cell>
          <table:table-cell office:value-type="float" office:value="0.46868" calcext:value-type="float">
            <text:p>0.46868</text:p>
          </table:table-cell>
          <table:table-cell office:value-type="float" office:value="0.569734" calcext:value-type="float">
            <text:p>0.569734</text:p>
          </table:table-cell>
          <table:table-cell office:value-type="float" office:value="0.617082" calcext:value-type="float">
            <text:p>0.617082</text:p>
          </table:table-cell>
          <table:table-cell office:value-type="float" office:value="0.672943" calcext:value-type="float">
            <text:p>0.672943</text:p>
          </table:table-cell>
          <table:table-cell office:value-type="float" office:value="0.709501" calcext:value-type="float">
            <text:p>0.709501</text:p>
          </table:table-cell>
          <table:table-cell office:value-type="float" office:value="0.738149" calcext:value-type="float">
            <text:p>0.738149</text:p>
          </table:table-cell>
          <table:table-cell office:value-type="float" office:value="0.762085" calcext:value-type="float">
            <text:p>0.762085</text:p>
          </table:table-cell>
          <table:table-cell office:value-type="float" office:value="0.785222" calcext:value-type="float">
            <text:p>0.785222</text:p>
          </table:table-cell>
          <table:table-cell office:value-type="float" office:value="0.799719" calcext:value-type="float">
            <text:p>0.799719</text:p>
          </table:table-cell>
          <table:table-cell office:value-type="float" office:value="0.835185" calcext:value-type="float">
            <text:p>0.83518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9583" calcext:value-type="float">
            <text:p>0.6958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80816" calcext:value-type="float">
            <text:p>0.480816</text:p>
          </table:table-cell>
          <table:table-cell office:value-type="float" office:value="0.563378" calcext:value-type="float">
            <text:p>0.563378</text:p>
          </table:table-cell>
          <table:table-cell office:value-type="float" office:value="0.607166" calcext:value-type="float">
            <text:p>0.607166</text:p>
          </table:table-cell>
          <table:table-cell office:value-type="float" office:value="0.668725" calcext:value-type="float">
            <text:p>0.668725</text:p>
          </table:table-cell>
          <table:table-cell office:value-type="float" office:value="0.704745" calcext:value-type="float">
            <text:p>0.704745</text:p>
          </table:table-cell>
          <table:table-cell office:value-type="float" office:value="0.728282" calcext:value-type="float">
            <text:p>0.728282</text:p>
          </table:table-cell>
          <table:table-cell office:value-type="float" office:value="0.753719" calcext:value-type="float">
            <text:p>0.753719</text:p>
          </table:table-cell>
          <table:table-cell office:value-type="float" office:value="0.772671" calcext:value-type="float">
            <text:p>0.772671</text:p>
          </table:table-cell>
          <table:table-cell office:value-type="float" office:value="0.791451" calcext:value-type="float">
            <text:p>0.791451</text:p>
          </table:table-cell>
          <table:table-cell office:value-type="float" office:value="0.828564" calcext:value-type="float">
            <text:p>0.82856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89952" calcext:value-type="float">
            <text:p>0.68995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43488" calcext:value-type="float">
            <text:p>0.443488</text:p>
          </table:table-cell>
          <table:table-cell office:value-type="float" office:value="0.556302" calcext:value-type="float">
            <text:p>0.556302</text:p>
          </table:table-cell>
          <table:table-cell office:value-type="float" office:value="0.601272" calcext:value-type="float">
            <text:p>0.601272</text:p>
          </table:table-cell>
          <table:table-cell office:value-type="float" office:value="0.644899" calcext:value-type="float">
            <text:p>0.644899</text:p>
          </table:table-cell>
          <table:table-cell office:value-type="float" office:value="0.68263" calcext:value-type="float">
            <text:p>0.68263</text:p>
          </table:table-cell>
          <table:table-cell office:value-type="float" office:value="0.714354" calcext:value-type="float">
            <text:p>0.714354</text:p>
          </table:table-cell>
          <table:table-cell office:value-type="float" office:value="0.750297" calcext:value-type="float">
            <text:p>0.750297</text:p>
          </table:table-cell>
          <table:table-cell office:value-type="float" office:value="0.777462" calcext:value-type="float">
            <text:p>0.777462</text:p>
          </table:table-cell>
          <table:table-cell office:value-type="float" office:value="0.797591" calcext:value-type="float">
            <text:p>0.797591</text:p>
          </table:table-cell>
          <table:table-cell office:value-type="float" office:value="0.828593" calcext:value-type="float">
            <text:p>0.82859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79689" calcext:value-type="float">
            <text:p>0.67968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24077" calcext:value-type="float">
            <text:p>0.224077</text:p>
          </table:table-cell>
          <table:table-cell office:value-type="float" office:value="0.436115" calcext:value-type="float">
            <text:p>0.436115</text:p>
          </table:table-cell>
          <table:table-cell office:value-type="float" office:value="0.552035" calcext:value-type="float">
            <text:p>0.552035</text:p>
          </table:table-cell>
          <table:table-cell office:value-type="float" office:value="0.608548" calcext:value-type="float">
            <text:p>0.608548</text:p>
          </table:table-cell>
          <table:table-cell office:value-type="float" office:value="0.652298" calcext:value-type="float">
            <text:p>0.652298</text:p>
          </table:table-cell>
          <table:table-cell office:value-type="float" office:value="0.693882" calcext:value-type="float">
            <text:p>0.693882</text:p>
          </table:table-cell>
          <table:table-cell office:value-type="float" office:value="0.726472" calcext:value-type="float">
            <text:p>0.726472</text:p>
          </table:table-cell>
          <table:table-cell office:value-type="float" office:value="0.759331" calcext:value-type="float">
            <text:p>0.759331</text:p>
          </table:table-cell>
          <table:table-cell office:value-type="float" office:value="0.778857" calcext:value-type="float">
            <text:p>0.778857</text:p>
          </table:table-cell>
          <table:table-cell office:value-type="float" office:value="0.799099" calcext:value-type="float">
            <text:p>0.799099</text:p>
          </table:table-cell>
          <table:table-cell office:value-type="float" office:value="0.830729" calcext:value-type="float">
            <text:p>0.83072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83737" calcext:value-type="float">
            <text:p>0.68373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41531" calcext:value-type="float">
            <text:p>0.341531</text:p>
          </table:table-cell>
          <table:table-cell office:value-type="float" office:value="0.428237" calcext:value-type="float">
            <text:p>0.428237</text:p>
          </table:table-cell>
          <table:table-cell office:value-type="float" office:value="0.543919" calcext:value-type="float">
            <text:p>0.543919</text:p>
          </table:table-cell>
          <table:table-cell office:value-type="float" office:value="0.613285" calcext:value-type="float">
            <text:p>0.613285</text:p>
          </table:table-cell>
          <table:table-cell office:value-type="float" office:value="0.656868" calcext:value-type="float">
            <text:p>0.656868</text:p>
          </table:table-cell>
          <table:table-cell office:value-type="float" office:value="0.689791" calcext:value-type="float">
            <text:p>0.689791</text:p>
          </table:table-cell>
          <table:table-cell office:value-type="float" office:value="0.719145" calcext:value-type="float">
            <text:p>0.719145</text:p>
          </table:table-cell>
          <table:table-cell office:value-type="float" office:value="0.755617" calcext:value-type="float">
            <text:p>0.755617</text:p>
          </table:table-cell>
          <table:table-cell office:value-type="float" office:value="0.780067" calcext:value-type="float">
            <text:p>0.780067</text:p>
          </table:table-cell>
          <table:table-cell office:value-type="float" office:value="0.800436" calcext:value-type="float">
            <text:p>0.800436</text:p>
          </table:table-cell>
          <table:table-cell office:value-type="float" office:value="0.831323" calcext:value-type="float">
            <text:p>0.83132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81869" calcext:value-type="float">
            <text:p>0.68186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00647" calcext:value-type="float">
            <text:p>0.200647</text:p>
          </table:table-cell>
          <table:table-cell office:value-type="float" office:value="0.416764" calcext:value-type="float">
            <text:p>0.416764</text:p>
          </table:table-cell>
          <table:table-cell office:value-type="float" office:value="0.554529" calcext:value-type="float">
            <text:p>0.554529</text:p>
          </table:table-cell>
          <table:table-cell office:value-type="float" office:value="0.613276" calcext:value-type="float">
            <text:p>0.613276</text:p>
          </table:table-cell>
          <table:table-cell office:value-type="float" office:value="0.657834" calcext:value-type="float">
            <text:p>0.657834</text:p>
          </table:table-cell>
          <table:table-cell office:value-type="float" office:value="0.696752" calcext:value-type="float">
            <text:p>0.696752</text:p>
          </table:table-cell>
          <table:table-cell office:value-type="float" office:value="0.735985" calcext:value-type="float">
            <text:p>0.735985</text:p>
          </table:table-cell>
          <table:table-cell office:value-type="float" office:value="0.759599" calcext:value-type="float">
            <text:p>0.759599</text:p>
          </table:table-cell>
          <table:table-cell office:value-type="float" office:value="0.780869" calcext:value-type="float">
            <text:p>0.780869</text:p>
          </table:table-cell>
          <table:table-cell office:value-type="float" office:value="0.8006" calcext:value-type="float">
            <text:p>0.8006</text:p>
          </table:table-cell>
          <table:table-cell office:value-type="float" office:value="0.836254" calcext:value-type="float">
            <text:p>0.83625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85246" calcext:value-type="float">
            <text:p>0.68524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46489" calcext:value-type="float">
            <text:p>0.146489</text:p>
          </table:table-cell>
          <table:table-cell office:value-type="float" office:value="0.427883" calcext:value-type="float">
            <text:p>0.427883</text:p>
          </table:table-cell>
          <table:table-cell office:value-type="float" office:value="0.571878" calcext:value-type="float">
            <text:p>0.571878</text:p>
          </table:table-cell>
          <table:table-cell office:value-type="float" office:value="0.632926" calcext:value-type="float">
            <text:p>0.632926</text:p>
          </table:table-cell>
          <table:table-cell office:value-type="float" office:value="0.669861" calcext:value-type="float">
            <text:p>0.669861</text:p>
          </table:table-cell>
          <table:table-cell office:value-type="float" office:value="0.699969" calcext:value-type="float">
            <text:p>0.699969</text:p>
          </table:table-cell>
          <table:table-cell office:value-type="float" office:value="0.728559" calcext:value-type="float">
            <text:p>0.728559</text:p>
          </table:table-cell>
          <table:table-cell office:value-type="float" office:value="0.758984" calcext:value-type="float">
            <text:p>0.758984</text:p>
          </table:table-cell>
          <table:table-cell office:value-type="float" office:value="0.781693" calcext:value-type="float">
            <text:p>0.781693</text:p>
          </table:table-cell>
          <table:table-cell office:value-type="float" office:value="0.801196" calcext:value-type="float">
            <text:p>0.801196</text:p>
          </table:table-cell>
          <table:table-cell office:value-type="float" office:value="0.833397" calcext:value-type="float">
            <text:p>0.83339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90635" calcext:value-type="float">
            <text:p>0.69063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6489" calcext:value-type="float">
            <text:p>0.146489</text:p>
          </table:table-cell>
          <table:table-cell office:value-type="float" office:value="0.42681" calcext:value-type="float">
            <text:p>0.42681</text:p>
          </table:table-cell>
          <table:table-cell office:value-type="float" office:value="0.567449" calcext:value-type="float">
            <text:p>0.567449</text:p>
          </table:table-cell>
          <table:table-cell office:value-type="float" office:value="0.634343" calcext:value-type="float">
            <text:p>0.634343</text:p>
          </table:table-cell>
          <table:table-cell office:value-type="float" office:value="0.678879" calcext:value-type="float">
            <text:p>0.678879</text:p>
          </table:table-cell>
          <table:table-cell office:value-type="float" office:value="0.697917" calcext:value-type="float">
            <text:p>0.697917</text:p>
          </table:table-cell>
          <table:table-cell office:value-type="float" office:value="0.725671" calcext:value-type="float">
            <text:p>0.725671</text:p>
          </table:table-cell>
          <table:table-cell office:value-type="float" office:value="0.752876" calcext:value-type="float">
            <text:p>0.752876</text:p>
          </table:table-cell>
          <table:table-cell office:value-type="float" office:value="0.776739" calcext:value-type="float">
            <text:p>0.776739</text:p>
          </table:table-cell>
          <table:table-cell office:value-type="float" office:value="0.799915" calcext:value-type="float">
            <text:p>0.799915</text:p>
          </table:table-cell>
          <table:table-cell office:value-type="float" office:value="0.827038" calcext:value-type="float">
            <text:p>0.82703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88764" calcext:value-type="float">
            <text:p>0.68876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0.336693" calcext:value-type="float">
            <text:p>0.336693</text:p>
          </table:table-cell>
          <table:table-cell office:value-type="float" office:value="0.556668" calcext:value-type="float">
            <text:p>0.556668</text:p>
          </table:table-cell>
          <table:table-cell office:value-type="float" office:value="0.61988" calcext:value-type="float">
            <text:p>0.61988</text:p>
          </table:table-cell>
          <table:table-cell office:value-type="float" office:value="0.665593" calcext:value-type="float">
            <text:p>0.665593</text:p>
          </table:table-cell>
          <table:table-cell office:value-type="float" office:value="0.689147" calcext:value-type="float">
            <text:p>0.689147</text:p>
          </table:table-cell>
          <table:table-cell office:value-type="float" office:value="0.714941" calcext:value-type="float">
            <text:p>0.714941</text:p>
          </table:table-cell>
          <table:table-cell office:value-type="float" office:value="0.746207" calcext:value-type="float">
            <text:p>0.746207</text:p>
          </table:table-cell>
          <table:table-cell office:value-type="float" office:value="0.772776" calcext:value-type="float">
            <text:p>0.772776</text:p>
          </table:table-cell>
          <table:table-cell office:value-type="float" office:value="0.790474" calcext:value-type="float">
            <text:p>0.790474</text:p>
          </table:table-cell>
          <table:table-cell office:value-type="float" office:value="0.826137" calcext:value-type="float">
            <text:p>0.82613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71852" calcext:value-type="float">
            <text:p>0.67185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68935" calcext:value-type="float">
            <text:p>0.368935</text:p>
          </table:table-cell>
          <table:table-cell office:value-type="float" office:value="0.455461" calcext:value-type="float">
            <text:p>0.455461</text:p>
          </table:table-cell>
          <table:table-cell office:value-type="float" office:value="0.573341" calcext:value-type="float">
            <text:p>0.573341</text:p>
          </table:table-cell>
          <table:table-cell office:value-type="float" office:value="0.622023" calcext:value-type="float">
            <text:p>0.622023</text:p>
          </table:table-cell>
          <table:table-cell office:value-type="float" office:value="0.66833" calcext:value-type="float">
            <text:p>0.66833</text:p>
          </table:table-cell>
          <table:table-cell office:value-type="float" office:value="0.700173" calcext:value-type="float">
            <text:p>0.700173</text:p>
          </table:table-cell>
          <table:table-cell office:value-type="float" office:value="0.723934" calcext:value-type="float">
            <text:p>0.723934</text:p>
          </table:table-cell>
          <table:table-cell office:value-type="float" office:value="0.750705" calcext:value-type="float">
            <text:p>0.750705</text:p>
          </table:table-cell>
          <table:table-cell office:value-type="float" office:value="0.772517" calcext:value-type="float">
            <text:p>0.772517</text:p>
          </table:table-cell>
          <table:table-cell office:value-type="float" office:value="0.789411" calcext:value-type="float">
            <text:p>0.789411</text:p>
          </table:table-cell>
          <table:table-cell office:value-type="float" office:value="0.82538" calcext:value-type="float">
            <text:p>0.8253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88128" calcext:value-type="float">
            <text:p>0.68812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36049" calcext:value-type="float">
            <text:p>0.236049</text:p>
          </table:table-cell>
          <table:table-cell office:value-type="float" office:value="0.443713" calcext:value-type="float">
            <text:p>0.443713</text:p>
          </table:table-cell>
          <table:table-cell office:value-type="float" office:value="0.57636" calcext:value-type="float">
            <text:p>0.57636</text:p>
          </table:table-cell>
          <table:table-cell office:value-type="float" office:value="0.638771" calcext:value-type="float">
            <text:p>0.638771</text:p>
          </table:table-cell>
          <table:table-cell office:value-type="float" office:value="0.682184" calcext:value-type="float">
            <text:p>0.682184</text:p>
          </table:table-cell>
          <table:table-cell office:value-type="float" office:value="0.711734" calcext:value-type="float">
            <text:p>0.711734</text:p>
          </table:table-cell>
          <table:table-cell office:value-type="float" office:value="0.740109" calcext:value-type="float">
            <text:p>0.740109</text:p>
          </table:table-cell>
          <table:table-cell office:value-type="float" office:value="0.759198" calcext:value-type="float">
            <text:p>0.759198</text:p>
          </table:table-cell>
          <table:table-cell office:value-type="float" office:value="0.774262" calcext:value-type="float">
            <text:p>0.774262</text:p>
          </table:table-cell>
          <table:table-cell office:value-type="float" office:value="0.789011" calcext:value-type="float">
            <text:p>0.789011</text:p>
          </table:table-cell>
          <table:table-cell office:value-type="float" office:value="0.820959" calcext:value-type="float">
            <text:p>0.82095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9363" calcext:value-type="float">
            <text:p>0.6936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0.407618" calcext:value-type="float">
            <text:p>0.407618</text:p>
          </table:table-cell>
          <table:table-cell office:value-type="float" office:value="0.571596" calcext:value-type="float">
            <text:p>0.571596</text:p>
          </table:table-cell>
          <table:table-cell office:value-type="float" office:value="0.618177" calcext:value-type="float">
            <text:p>0.618177</text:p>
          </table:table-cell>
          <table:table-cell office:value-type="float" office:value="0.657459" calcext:value-type="float">
            <text:p>0.657459</text:p>
          </table:table-cell>
          <table:table-cell office:value-type="float" office:value="0.687053" calcext:value-type="float">
            <text:p>0.687053</text:p>
          </table:table-cell>
          <table:table-cell office:value-type="float" office:value="0.713143" calcext:value-type="float">
            <text:p>0.713143</text:p>
          </table:table-cell>
          <table:table-cell office:value-type="float" office:value="0.742246" calcext:value-type="float">
            <text:p>0.742246</text:p>
          </table:table-cell>
          <table:table-cell office:value-type="float" office:value="0.766449" calcext:value-type="float">
            <text:p>0.766449</text:p>
          </table:table-cell>
          <table:table-cell office:value-type="float" office:value="0.788818" calcext:value-type="float">
            <text:p>0.788818</text:p>
          </table:table-cell>
          <table:table-cell office:value-type="float" office:value="0.818265" calcext:value-type="float">
            <text:p>0.81826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77082" calcext:value-type="float">
            <text:p>0.67708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77307" calcext:value-type="float">
            <text:p>0.377307</text:p>
          </table:table-cell>
          <table:table-cell office:value-type="float" office:value="0.497187" calcext:value-type="float">
            <text:p>0.497187</text:p>
          </table:table-cell>
          <table:table-cell office:value-type="float" office:value="0.58916" calcext:value-type="float">
            <text:p>0.58916</text:p>
          </table:table-cell>
          <table:table-cell office:value-type="float" office:value="0.637022" calcext:value-type="float">
            <text:p>0.637022</text:p>
          </table:table-cell>
          <table:table-cell office:value-type="float" office:value="0.671172" calcext:value-type="float">
            <text:p>0.671172</text:p>
          </table:table-cell>
          <table:table-cell office:value-type="float" office:value="0.705456" calcext:value-type="float">
            <text:p>0.705456</text:p>
          </table:table-cell>
          <table:table-cell office:value-type="float" office:value="0.734946" calcext:value-type="float">
            <text:p>0.734946</text:p>
          </table:table-cell>
          <table:table-cell office:value-type="float" office:value="0.759427" calcext:value-type="float">
            <text:p>0.759427</text:p>
          </table:table-cell>
          <table:table-cell office:value-type="float" office:value="0.780554" calcext:value-type="float">
            <text:p>0.780554</text:p>
          </table:table-cell>
          <table:table-cell office:value-type="float" office:value="0.796807" calcext:value-type="float">
            <text:p>0.796807</text:p>
          </table:table-cell>
          <table:table-cell office:value-type="float" office:value="0.821054" calcext:value-type="float">
            <text:p>0.82105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99278" calcext:value-type="float">
            <text:p>0.69927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50252" calcext:value-type="float">
            <text:p>0.250252</text:p>
          </table:table-cell>
          <table:table-cell office:value-type="float" office:value="0.461046" calcext:value-type="float">
            <text:p>0.461046</text:p>
          </table:table-cell>
          <table:table-cell office:value-type="float" office:value="0.561698" calcext:value-type="float">
            <text:p>0.561698</text:p>
          </table:table-cell>
          <table:table-cell office:value-type="float" office:value="0.639496" calcext:value-type="float">
            <text:p>0.639496</text:p>
          </table:table-cell>
          <table:table-cell office:value-type="float" office:value="0.678742" calcext:value-type="float">
            <text:p>0.678742</text:p>
          </table:table-cell>
          <table:table-cell office:value-type="float" office:value="0.715265" calcext:value-type="float">
            <text:p>0.715265</text:p>
          </table:table-cell>
          <table:table-cell office:value-type="float" office:value="0.74372" calcext:value-type="float">
            <text:p>0.74372</text:p>
          </table:table-cell>
          <table:table-cell office:value-type="float" office:value="0.762837" calcext:value-type="float">
            <text:p>0.762837</text:p>
          </table:table-cell>
          <table:table-cell office:value-type="float" office:value="0.780015" calcext:value-type="float">
            <text:p>0.780015</text:p>
          </table:table-cell>
          <table:table-cell office:value-type="float" office:value="0.797879" calcext:value-type="float">
            <text:p>0.797879</text:p>
          </table:table-cell>
          <table:table-cell office:value-type="float" office:value="0.820443" calcext:value-type="float">
            <text:p>0.82044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96114" calcext:value-type="float">
            <text:p>0.69611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11434" calcext:value-type="float">
            <text:p>0.211434</text:p>
          </table:table-cell>
          <table:table-cell office:value-type="float" office:value="0.453047" calcext:value-type="float">
            <text:p>0.453047</text:p>
          </table:table-cell>
          <table:table-cell office:value-type="float" office:value="0.56724" calcext:value-type="float">
            <text:p>0.56724</text:p>
          </table:table-cell>
          <table:table-cell office:value-type="float" office:value="0.639942" calcext:value-type="float">
            <text:p>0.639942</text:p>
          </table:table-cell>
          <table:table-cell office:value-type="float" office:value="0.682153" calcext:value-type="float">
            <text:p>0.682153</text:p>
          </table:table-cell>
          <table:table-cell office:value-type="float" office:value="0.722183" calcext:value-type="float">
            <text:p>0.722183</text:p>
          </table:table-cell>
          <table:table-cell office:value-type="float" office:value="0.744452" calcext:value-type="float">
            <text:p>0.744452</text:p>
          </table:table-cell>
          <table:table-cell office:value-type="float" office:value="0.760738" calcext:value-type="float">
            <text:p>0.760738</text:p>
          </table:table-cell>
          <table:table-cell office:value-type="float" office:value="0.782807" calcext:value-type="float">
            <text:p>0.782807</text:p>
          </table:table-cell>
          <table:table-cell office:value-type="float" office:value="0.800499" calcext:value-type="float">
            <text:p>0.800499</text:p>
          </table:table-cell>
          <table:table-cell office:value-type="float" office:value="0.828211" calcext:value-type="float">
            <text:p>0.82821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98127" calcext:value-type="float">
            <text:p>0.69812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44274" calcext:value-type="float">
            <text:p>0.244274</text:p>
          </table:table-cell>
          <table:table-cell office:value-type="float" office:value="0.463966" calcext:value-type="float">
            <text:p>0.463966</text:p>
          </table:table-cell>
          <table:table-cell office:value-type="float" office:value="0.611035" calcext:value-type="float">
            <text:p>0.611035</text:p>
          </table:table-cell>
          <table:table-cell office:value-type="float" office:value="0.651211" calcext:value-type="float">
            <text:p>0.651211</text:p>
          </table:table-cell>
          <table:table-cell office:value-type="float" office:value="0.677133" calcext:value-type="float">
            <text:p>0.677133</text:p>
          </table:table-cell>
          <table:table-cell office:value-type="float" office:value="0.70942" calcext:value-type="float">
            <text:p>0.70942</text:p>
          </table:table-cell>
          <table:table-cell office:value-type="float" office:value="0.736919" calcext:value-type="float">
            <text:p>0.736919</text:p>
          </table:table-cell>
          <table:table-cell office:value-type="float" office:value="0.758636" calcext:value-type="float">
            <text:p>0.758636</text:p>
          </table:table-cell>
          <table:table-cell office:value-type="float" office:value="0.784904" calcext:value-type="float">
            <text:p>0.784904</text:p>
          </table:table-cell>
          <table:table-cell office:value-type="float" office:value="0.804503" calcext:value-type="float">
            <text:p>0.804503</text:p>
          </table:table-cell>
          <table:table-cell office:value-type="float" office:value="0.824341" calcext:value-type="float">
            <text:p>0.82434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2207" calcext:value-type="float">
            <text:p>0.70220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54489" calcext:value-type="float">
            <text:p>0.254489</text:p>
          </table:table-cell>
          <table:table-cell office:value-type="float" office:value="0.503918" calcext:value-type="float">
            <text:p>0.503918</text:p>
          </table:table-cell>
          <table:table-cell office:value-type="float" office:value="0.620597" calcext:value-type="float">
            <text:p>0.620597</text:p>
          </table:table-cell>
          <table:table-cell office:value-type="float" office:value="0.66039" calcext:value-type="float">
            <text:p>0.66039</text:p>
          </table:table-cell>
          <table:table-cell office:value-type="float" office:value="0.685982" calcext:value-type="float">
            <text:p>0.685982</text:p>
          </table:table-cell>
          <table:table-cell office:value-type="float" office:value="0.7176" calcext:value-type="float">
            <text:p>0.7176</text:p>
          </table:table-cell>
          <table:table-cell office:value-type="float" office:value="0.741864" calcext:value-type="float">
            <text:p>0.741864</text:p>
          </table:table-cell>
          <table:table-cell office:value-type="float" office:value="0.759522" calcext:value-type="float">
            <text:p>0.759522</text:p>
          </table:table-cell>
          <table:table-cell office:value-type="float" office:value="0.779586" calcext:value-type="float">
            <text:p>0.779586</text:p>
          </table:table-cell>
          <table:table-cell office:value-type="float" office:value="0.799428" calcext:value-type="float">
            <text:p>0.799428</text:p>
          </table:table-cell>
          <table:table-cell office:value-type="float" office:value="0.824773" calcext:value-type="float">
            <text:p>0.82477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9366" calcext:value-type="float">
            <text:p>0.70936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58099" calcext:value-type="float">
            <text:p>0.358099</text:p>
          </table:table-cell>
          <table:table-cell office:value-type="float" office:value="0.468658" calcext:value-type="float">
            <text:p>0.468658</text:p>
          </table:table-cell>
          <table:table-cell office:value-type="float" office:value="0.598071" calcext:value-type="float">
            <text:p>0.598071</text:p>
          </table:table-cell>
          <table:table-cell office:value-type="float" office:value="0.65103" calcext:value-type="float">
            <text:p>0.65103</text:p>
          </table:table-cell>
          <table:table-cell office:value-type="float" office:value="0.684227" calcext:value-type="float">
            <text:p>0.684227</text:p>
          </table:table-cell>
          <table:table-cell office:value-type="float" office:value="0.718633" calcext:value-type="float">
            <text:p>0.718633</text:p>
          </table:table-cell>
          <table:table-cell office:value-type="float" office:value="0.742518" calcext:value-type="float">
            <text:p>0.742518</text:p>
          </table:table-cell>
          <table:table-cell office:value-type="float" office:value="0.75961" calcext:value-type="float">
            <text:p>0.75961</text:p>
          </table:table-cell>
          <table:table-cell office:value-type="float" office:value="0.783367" calcext:value-type="float">
            <text:p>0.783367</text:p>
          </table:table-cell>
          <table:table-cell office:value-type="float" office:value="0.804196" calcext:value-type="float">
            <text:p>0.804196</text:p>
          </table:table-cell>
          <table:table-cell office:value-type="float" office:value="0.830471" calcext:value-type="float">
            <text:p>0.83047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4078" calcext:value-type="float">
            <text:p>0.70407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58099" calcext:value-type="float">
            <text:p>0.358099</text:p>
          </table:table-cell>
          <table:table-cell office:value-type="float" office:value="0.551052" calcext:value-type="float">
            <text:p>0.551052</text:p>
          </table:table-cell>
          <table:table-cell office:value-type="float" office:value="0.628774" calcext:value-type="float">
            <text:p>0.628774</text:p>
          </table:table-cell>
          <table:table-cell office:value-type="float" office:value="0.663071" calcext:value-type="float">
            <text:p>0.663071</text:p>
          </table:table-cell>
          <table:table-cell office:value-type="float" office:value="0.68671" calcext:value-type="float">
            <text:p>0.68671</text:p>
          </table:table-cell>
          <table:table-cell office:value-type="float" office:value="0.716502" calcext:value-type="float">
            <text:p>0.716502</text:p>
          </table:table-cell>
          <table:table-cell office:value-type="float" office:value="0.739702" calcext:value-type="float">
            <text:p>0.739702</text:p>
          </table:table-cell>
          <table:table-cell office:value-type="float" office:value="0.757797" calcext:value-type="float">
            <text:p>0.757797</text:p>
          </table:table-cell>
          <table:table-cell office:value-type="float" office:value="0.779797" calcext:value-type="float">
            <text:p>0.779797</text:p>
          </table:table-cell>
          <table:table-cell office:value-type="float" office:value="0.800651" calcext:value-type="float">
            <text:p>0.800651</text:p>
          </table:table-cell>
          <table:table-cell office:value-type="float" office:value="0.827536" calcext:value-type="float">
            <text:p>0.82753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15159" calcext:value-type="float">
            <text:p>0.71515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17503" calcext:value-type="float">
            <text:p>0.417503</text:p>
          </table:table-cell>
          <table:table-cell office:value-type="float" office:value="0.535966" calcext:value-type="float">
            <text:p>0.535966</text:p>
          </table:table-cell>
          <table:table-cell office:value-type="float" office:value="0.612383" calcext:value-type="float">
            <text:p>0.612383</text:p>
          </table:table-cell>
          <table:table-cell office:value-type="float" office:value="0.66247" calcext:value-type="float">
            <text:p>0.66247</text:p>
          </table:table-cell>
          <table:table-cell office:value-type="float" office:value="0.694887" calcext:value-type="float">
            <text:p>0.694887</text:p>
          </table:table-cell>
          <table:table-cell office:value-type="float" office:value="0.724727" calcext:value-type="float">
            <text:p>0.724727</text:p>
          </table:table-cell>
          <table:table-cell office:value-type="float" office:value="0.751783" calcext:value-type="float">
            <text:p>0.751783</text:p>
          </table:table-cell>
          <table:table-cell office:value-type="float" office:value="0.769363" calcext:value-type="float">
            <text:p>0.769363</text:p>
          </table:table-cell>
          <table:table-cell office:value-type="float" office:value="0.78495" calcext:value-type="float">
            <text:p>0.78495</text:p>
          </table:table-cell>
          <table:table-cell office:value-type="float" office:value="0.802675" calcext:value-type="float">
            <text:p>0.802675</text:p>
          </table:table-cell>
          <table:table-cell office:value-type="float" office:value="0.829498" calcext:value-type="float">
            <text:p>0.82949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1687" calcext:value-type="float">
            <text:p>0.7168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0.465731" calcext:value-type="float">
            <text:p>0.465731</text:p>
          </table:table-cell>
          <table:table-cell office:value-type="float" office:value="0.608519" calcext:value-type="float">
            <text:p>0.608519</text:p>
          </table:table-cell>
          <table:table-cell office:value-type="float" office:value="0.662756" calcext:value-type="float">
            <text:p>0.662756</text:p>
          </table:table-cell>
          <table:table-cell office:value-type="float" office:value="0.69898" calcext:value-type="float">
            <text:p>0.69898</text:p>
          </table:table-cell>
          <table:table-cell office:value-type="float" office:value="0.731113" calcext:value-type="float">
            <text:p>0.731113</text:p>
          </table:table-cell>
          <table:table-cell office:value-type="float" office:value="0.752755" calcext:value-type="float">
            <text:p>0.752755</text:p>
          </table:table-cell>
          <table:table-cell office:value-type="float" office:value="0.769656" calcext:value-type="float">
            <text:p>0.769656</text:p>
          </table:table-cell>
          <table:table-cell office:value-type="float" office:value="0.787038" calcext:value-type="float">
            <text:p>0.787038</text:p>
          </table:table-cell>
          <table:table-cell office:value-type="float" office:value="0.805067" calcext:value-type="float">
            <text:p>0.805067</text:p>
          </table:table-cell>
          <table:table-cell office:value-type="float" office:value="0.833588" calcext:value-type="float">
            <text:p>0.83358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1152" calcext:value-type="float">
            <text:p>0.7115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67939" calcext:value-type="float">
            <text:p>0.467939</text:p>
          </table:table-cell>
          <table:table-cell office:value-type="float" office:value="0.556988" calcext:value-type="float">
            <text:p>0.556988</text:p>
          </table:table-cell>
          <table:table-cell office:value-type="float" office:value="0.623664" calcext:value-type="float">
            <text:p>0.623664</text:p>
          </table:table-cell>
          <table:table-cell office:value-type="float" office:value="0.66595" calcext:value-type="float">
            <text:p>0.66595</text:p>
          </table:table-cell>
          <table:table-cell office:value-type="float" office:value="0.691743" calcext:value-type="float">
            <text:p>0.691743</text:p>
          </table:table-cell>
          <table:table-cell office:value-type="float" office:value="0.723018" calcext:value-type="float">
            <text:p>0.723018</text:p>
          </table:table-cell>
          <table:table-cell office:value-type="float" office:value="0.754871" calcext:value-type="float">
            <text:p>0.754871</text:p>
          </table:table-cell>
          <table:table-cell office:value-type="float" office:value="0.771663" calcext:value-type="float">
            <text:p>0.771663</text:p>
          </table:table-cell>
          <table:table-cell office:value-type="float" office:value="0.788928" calcext:value-type="float">
            <text:p>0.788928</text:p>
          </table:table-cell>
          <table:table-cell office:value-type="float" office:value="0.804265" calcext:value-type="float">
            <text:p>0.804265</text:p>
          </table:table-cell>
          <table:table-cell office:value-type="float" office:value="0.831491" calcext:value-type="float">
            <text:p>0.83149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21258" calcext:value-type="float">
            <text:p>0.72125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28998" calcext:value-type="float">
            <text:p>0.128998</text:p>
          </table:table-cell>
          <table:table-cell office:value-type="float" office:value="0.506772" calcext:value-type="float">
            <text:p>0.506772</text:p>
          </table:table-cell>
          <table:table-cell office:value-type="float" office:value="0.610396" calcext:value-type="float">
            <text:p>0.610396</text:p>
          </table:table-cell>
          <table:table-cell office:value-type="float" office:value="0.656551" calcext:value-type="float">
            <text:p>0.656551</text:p>
          </table:table-cell>
          <table:table-cell office:value-type="float" office:value="0.687027" calcext:value-type="float">
            <text:p>0.687027</text:p>
          </table:table-cell>
          <table:table-cell office:value-type="float" office:value="0.714299" calcext:value-type="float">
            <text:p>0.714299</text:p>
          </table:table-cell>
          <table:table-cell office:value-type="float" office:value="0.737488" calcext:value-type="float">
            <text:p>0.737488</text:p>
          </table:table-cell>
          <table:table-cell office:value-type="float" office:value="0.762395" calcext:value-type="float">
            <text:p>0.762395</text:p>
          </table:table-cell>
          <table:table-cell office:value-type="float" office:value="0.782247" calcext:value-type="float">
            <text:p>0.782247</text:p>
          </table:table-cell>
          <table:table-cell office:value-type="float" office:value="0.804297" calcext:value-type="float">
            <text:p>0.804297</text:p>
          </table:table-cell>
          <table:table-cell office:value-type="float" office:value="0.831229" calcext:value-type="float">
            <text:p>0.83122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927" calcext:value-type="float">
            <text:p>0.7092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474169" calcext:value-type="float">
            <text:p>0.474169</text:p>
          </table:table-cell>
          <table:table-cell office:value-type="float" office:value="0.612189" calcext:value-type="float">
            <text:p>0.612189</text:p>
          </table:table-cell>
          <table:table-cell office:value-type="float" office:value="0.65359" calcext:value-type="float">
            <text:p>0.65359</text:p>
          </table:table-cell>
          <table:table-cell office:value-type="float" office:value="0.683296" calcext:value-type="float">
            <text:p>0.683296</text:p>
          </table:table-cell>
          <table:table-cell office:value-type="float" office:value="0.708577" calcext:value-type="float">
            <text:p>0.708577</text:p>
          </table:table-cell>
          <table:table-cell office:value-type="float" office:value="0.732162" calcext:value-type="float">
            <text:p>0.732162</text:p>
          </table:table-cell>
          <table:table-cell office:value-type="float" office:value="0.754165" calcext:value-type="float">
            <text:p>0.754165</text:p>
          </table:table-cell>
          <table:table-cell office:value-type="float" office:value="0.777188" calcext:value-type="float">
            <text:p>0.777188</text:p>
          </table:table-cell>
          <table:table-cell office:value-type="float" office:value="0.79761" calcext:value-type="float">
            <text:p>0.79761</text:p>
          </table:table-cell>
          <table:table-cell office:value-type="float" office:value="0.825798" calcext:value-type="float">
            <text:p>0.82579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1874" calcext:value-type="float">
            <text:p>0.70187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0.408323" calcext:value-type="float">
            <text:p>0.408323</text:p>
          </table:table-cell>
          <table:table-cell office:value-type="float" office:value="0.617075" calcext:value-type="float">
            <text:p>0.617075</text:p>
          </table:table-cell>
          <table:table-cell office:value-type="float" office:value="0.654272" calcext:value-type="float">
            <text:p>0.654272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722416" calcext:value-type="float">
            <text:p>0.722416</text:p>
          </table:table-cell>
          <table:table-cell office:value-type="float" office:value="0.737482" calcext:value-type="float">
            <text:p>0.737482</text:p>
          </table:table-cell>
          <table:table-cell office:value-type="float" office:value="0.75673" calcext:value-type="float">
            <text:p>0.75673</text:p>
          </table:table-cell>
          <table:table-cell office:value-type="float" office:value="0.780009" calcext:value-type="float">
            <text:p>0.780009</text:p>
          </table:table-cell>
          <table:table-cell office:value-type="float" office:value="0.800679" calcext:value-type="float">
            <text:p>0.800679</text:p>
          </table:table-cell>
          <table:table-cell office:value-type="float" office:value="0.828889" calcext:value-type="float">
            <text:p>0.82888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99576" calcext:value-type="float">
            <text:p>0.69957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87124" calcext:value-type="float">
            <text:p>0.387124</text:p>
          </table:table-cell>
          <table:table-cell office:value-type="float" office:value="0.534636" calcext:value-type="float">
            <text:p>0.534636</text:p>
          </table:table-cell>
          <table:table-cell office:value-type="float" office:value="0.615125" calcext:value-type="float">
            <text:p>0.615125</text:p>
          </table:table-cell>
          <table:table-cell office:value-type="float" office:value="0.657006" calcext:value-type="float">
            <text:p>0.657006</text:p>
          </table:table-cell>
          <table:table-cell office:value-type="float" office:value="0.687722" calcext:value-type="float">
            <text:p>0.687722</text:p>
          </table:table-cell>
          <table:table-cell office:value-type="float" office:value="0.716482" calcext:value-type="float">
            <text:p>0.716482</text:p>
          </table:table-cell>
          <table:table-cell office:value-type="float" office:value="0.734704" calcext:value-type="float">
            <text:p>0.734704</text:p>
          </table:table-cell>
          <table:table-cell office:value-type="float" office:value="0.75318" calcext:value-type="float">
            <text:p>0.75318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92437" calcext:value-type="float">
            <text:p>0.792437</text:p>
          </table:table-cell>
          <table:table-cell office:value-type="float" office:value="0.824733" calcext:value-type="float">
            <text:p>0.82473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8888" calcext:value-type="float">
            <text:p>0.70888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79118" calcext:value-type="float">
            <text:p>0.379118</text:p>
          </table:table-cell>
          <table:table-cell office:value-type="float" office:value="0.536349" calcext:value-type="float">
            <text:p>0.536349</text:p>
          </table:table-cell>
          <table:table-cell office:value-type="float" office:value="0.603328" calcext:value-type="float">
            <text:p>0.603328</text:p>
          </table:table-cell>
          <table:table-cell office:value-type="float" office:value="0.640581" calcext:value-type="float">
            <text:p>0.640581</text:p>
          </table:table-cell>
          <table:table-cell office:value-type="float" office:value="0.672787" calcext:value-type="float">
            <text:p>0.672787</text:p>
          </table:table-cell>
          <table:table-cell office:value-type="float" office:value="0.704787" calcext:value-type="float">
            <text:p>0.704787</text:p>
          </table:table-cell>
          <table:table-cell office:value-type="float" office:value="0.728859" calcext:value-type="float">
            <text:p>0.728859</text:p>
          </table:table-cell>
          <table:table-cell office:value-type="float" office:value="0.752403" calcext:value-type="float">
            <text:p>0.752403</text:p>
          </table:table-cell>
          <table:table-cell office:value-type="float" office:value="0.775723" calcext:value-type="float">
            <text:p>0.775723</text:p>
          </table:table-cell>
          <table:table-cell office:value-type="float" office:value="0.801703" calcext:value-type="float">
            <text:p>0.801703</text:p>
          </table:table-cell>
          <table:table-cell office:value-type="float" office:value="0.829691" calcext:value-type="float">
            <text:p>0.82969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4621" calcext:value-type="float">
            <text:p>0.70462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63733" calcext:value-type="float">
            <text:p>0.263733</text:p>
          </table:table-cell>
          <table:table-cell office:value-type="float" office:value="0.504906" calcext:value-type="float">
            <text:p>0.504906</text:p>
          </table:table-cell>
          <table:table-cell office:value-type="float" office:value="0.604624" calcext:value-type="float">
            <text:p>0.604624</text:p>
          </table:table-cell>
          <table:table-cell office:value-type="float" office:value="0.651797" calcext:value-type="float">
            <text:p>0.651797</text:p>
          </table:table-cell>
          <table:table-cell office:value-type="float" office:value="0.685215" calcext:value-type="float">
            <text:p>0.685215</text:p>
          </table:table-cell>
          <table:table-cell office:value-type="float" office:value="0.712404" calcext:value-type="float">
            <text:p>0.712404</text:p>
          </table:table-cell>
          <table:table-cell office:value-type="float" office:value="0.731441" calcext:value-type="float">
            <text:p>0.731441</text:p>
          </table:table-cell>
          <table:table-cell office:value-type="float" office:value="0.751157" calcext:value-type="float">
            <text:p>0.751157</text:p>
          </table:table-cell>
          <table:table-cell office:value-type="float" office:value="0.772599" calcext:value-type="float">
            <text:p>0.772599</text:p>
          </table:table-cell>
          <table:table-cell office:value-type="float" office:value="0.79979" calcext:value-type="float">
            <text:p>0.79979</text:p>
          </table:table-cell>
          <table:table-cell office:value-type="float" office:value="0.830363" calcext:value-type="float">
            <text:p>0.83036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443" calcext:value-type="float">
            <text:p>0.7044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.376694" calcext:value-type="float">
            <text:p>0.376694</text:p>
          </table:table-cell>
          <table:table-cell office:value-type="float" office:value="0.563611" calcext:value-type="float">
            <text:p>0.563611</text:p>
          </table:table-cell>
          <table:table-cell office:value-type="float" office:value="0.623527" calcext:value-type="float">
            <text:p>0.623527</text:p>
          </table:table-cell>
          <table:table-cell office:value-type="float" office:value="0.682176" calcext:value-type="float">
            <text:p>0.682176</text:p>
          </table:table-cell>
          <table:table-cell office:value-type="float" office:value="0.710786" calcext:value-type="float">
            <text:p>0.710786</text:p>
          </table:table-cell>
          <table:table-cell office:value-type="float" office:value="0.730336" calcext:value-type="float">
            <text:p>0.730336</text:p>
          </table:table-cell>
          <table:table-cell office:value-type="float" office:value="0.754855" calcext:value-type="float">
            <text:p>0.754855</text:p>
          </table:table-cell>
          <table:table-cell office:value-type="float" office:value="0.779133" calcext:value-type="float">
            <text:p>0.779133</text:p>
          </table:table-cell>
          <table:table-cell office:value-type="float" office:value="0.799198" calcext:value-type="float">
            <text:p>0.799198</text:p>
          </table:table-cell>
          <table:table-cell office:value-type="float" office:value="0.828241" calcext:value-type="float">
            <text:p>0.82824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84856" calcext:value-type="float">
            <text:p>0.68485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0.264774" calcext:value-type="float">
            <text:p>0.264774</text:p>
          </table:table-cell>
          <table:table-cell office:value-type="float" office:value="0.492397" calcext:value-type="float">
            <text:p>0.492397</text:p>
          </table:table-cell>
          <table:table-cell office:value-type="float" office:value="0.593221" calcext:value-type="float">
            <text:p>0.593221</text:p>
          </table:table-cell>
          <table:table-cell office:value-type="float" office:value="0.657615" calcext:value-type="float">
            <text:p>0.657615</text:p>
          </table:table-cell>
          <table:table-cell office:value-type="float" office:value="0.694845" calcext:value-type="float">
            <text:p>0.694845</text:p>
          </table:table-cell>
          <table:table-cell office:value-type="float" office:value="0.718726" calcext:value-type="float">
            <text:p>0.718726</text:p>
          </table:table-cell>
          <table:table-cell office:value-type="float" office:value="0.745593" calcext:value-type="float">
            <text:p>0.745593</text:p>
          </table:table-cell>
          <table:table-cell office:value-type="float" office:value="0.77542" calcext:value-type="float">
            <text:p>0.77542</text:p>
          </table:table-cell>
          <table:table-cell office:value-type="float" office:value="0.805188" calcext:value-type="float">
            <text:p>0.805188</text:p>
          </table:table-cell>
          <table:table-cell office:value-type="float" office:value="0.835329" calcext:value-type="float">
            <text:p>0.83532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8311" calcext:value-type="float">
            <text:p>0.65831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.288851" calcext:value-type="float">
            <text:p>0.288851</text:p>
          </table:table-cell>
          <table:table-cell office:value-type="float" office:value="0.532884" calcext:value-type="float">
            <text:p>0.532884</text:p>
          </table:table-cell>
          <table:table-cell office:value-type="float" office:value="0.622998" calcext:value-type="float">
            <text:p>0.622998</text:p>
          </table:table-cell>
          <table:table-cell office:value-type="float" office:value="0.67716" calcext:value-type="float">
            <text:p>0.67716</text:p>
          </table:table-cell>
          <table:table-cell office:value-type="float" office:value="0.703325" calcext:value-type="float">
            <text:p>0.703325</text:p>
          </table:table-cell>
          <table:table-cell office:value-type="float" office:value="0.72484" calcext:value-type="float">
            <text:p>0.72484</text:p>
          </table:table-cell>
          <table:table-cell office:value-type="float" office:value="0.758489" calcext:value-type="float">
            <text:p>0.758489</text:p>
          </table:table-cell>
          <table:table-cell office:value-type="float" office:value="0.781015" calcext:value-type="float">
            <text:p>0.781015</text:p>
          </table:table-cell>
          <table:table-cell office:value-type="float" office:value="0.80828" calcext:value-type="float">
            <text:p>0.80828</text:p>
          </table:table-cell>
          <table:table-cell office:value-type="float" office:value="0.841362" calcext:value-type="float">
            <text:p>0.84136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7392" calcext:value-type="float">
            <text:p>0.6739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43898" calcext:value-type="float">
            <text:p>0.143898</text:p>
          </table:table-cell>
          <table:table-cell office:value-type="float" office:value="0.379656" calcext:value-type="float">
            <text:p>0.379656</text:p>
          </table:table-cell>
          <table:table-cell office:value-type="float" office:value="0.535291" calcext:value-type="float">
            <text:p>0.535291</text:p>
          </table:table-cell>
          <table:table-cell office:value-type="float" office:value="0.589707" calcext:value-type="float">
            <text:p>0.589707</text:p>
          </table:table-cell>
          <table:table-cell office:value-type="float" office:value="0.658356" calcext:value-type="float">
            <text:p>0.658356</text:p>
          </table:table-cell>
          <table:table-cell office:value-type="float" office:value="0.689585" calcext:value-type="float">
            <text:p>0.689585</text:p>
          </table:table-cell>
          <table:table-cell office:value-type="float" office:value="0.713079" calcext:value-type="float">
            <text:p>0.713079</text:p>
          </table:table-cell>
          <table:table-cell office:value-type="float" office:value="0.745856" calcext:value-type="float">
            <text:p>0.745856</text:p>
          </table:table-cell>
          <table:table-cell office:value-type="float" office:value="0.77663" calcext:value-type="float">
            <text:p>0.77663</text:p>
          </table:table-cell>
          <table:table-cell office:value-type="float" office:value="0.80038" calcext:value-type="float">
            <text:p>0.80038</text:p>
          </table:table-cell>
          <table:table-cell office:value-type="float" office:value="0.832561" calcext:value-type="float">
            <text:p>0.83256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7211" calcext:value-type="float">
            <text:p>0.6721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0.229973" calcext:value-type="float">
            <text:p>0.229973</text:p>
          </table:table-cell>
          <table:table-cell office:value-type="float" office:value="0.484038" calcext:value-type="float">
            <text:p>0.484038</text:p>
          </table:table-cell>
          <table:table-cell office:value-type="float" office:value="0.570423" calcext:value-type="float">
            <text:p>0.570423</text:p>
          </table:table-cell>
          <table:table-cell office:value-type="float" office:value="0.620212" calcext:value-type="float">
            <text:p>0.620212</text:p>
          </table:table-cell>
          <table:table-cell office:value-type="float" office:value="0.672939" calcext:value-type="float">
            <text:p>0.672939</text:p>
          </table:table-cell>
          <table:table-cell office:value-type="float" office:value="0.697191" calcext:value-type="float">
            <text:p>0.697191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763373" calcext:value-type="float">
            <text:p>0.763373</text:p>
          </table:table-cell>
          <table:table-cell office:value-type="float" office:value="0.793224" calcext:value-type="float">
            <text:p>0.793224</text:p>
          </table:table-cell>
          <table:table-cell office:value-type="float" office:value="0.827356" calcext:value-type="float">
            <text:p>0.82735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38532" calcext:value-type="float">
            <text:p>0.63853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0.133041" calcext:value-type="float">
            <text:p>0.133041</text:p>
          </table:table-cell>
          <table:table-cell office:value-type="float" office:value="0.438239" calcext:value-type="float">
            <text:p>0.438239</text:p>
          </table:table-cell>
          <table:table-cell office:value-type="float" office:value="0.536893" calcext:value-type="float">
            <text:p>0.536893</text:p>
          </table:table-cell>
          <table:table-cell office:value-type="float" office:value="0.600493" calcext:value-type="float">
            <text:p>0.600493</text:p>
          </table:table-cell>
          <table:table-cell office:value-type="float" office:value="0.670525" calcext:value-type="float">
            <text:p>0.670525</text:p>
          </table:table-cell>
          <table:table-cell office:value-type="float" office:value="0.699984" calcext:value-type="float">
            <text:p>0.699984</text:p>
          </table:table-cell>
          <table:table-cell office:value-type="float" office:value="0.739033" calcext:value-type="float">
            <text:p>0.739033</text:p>
          </table:table-cell>
          <table:table-cell office:value-type="float" office:value="0.766814" calcext:value-type="float">
            <text:p>0.766814</text:p>
          </table:table-cell>
          <table:table-cell office:value-type="float" office:value="0.799146" calcext:value-type="float">
            <text:p>0.799146</text:p>
          </table:table-cell>
          <table:table-cell office:value-type="float" office:value="0.839019" calcext:value-type="float">
            <text:p>0.83901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22319" calcext:value-type="float">
            <text:p>0.62231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0.164193" calcext:value-type="float">
            <text:p>0.164193</text:p>
          </table:table-cell>
          <table:table-cell office:value-type="float" office:value="0.413844" calcext:value-type="float">
            <text:p>0.413844</text:p>
          </table:table-cell>
          <table:table-cell office:value-type="float" office:value="0.492242" calcext:value-type="float">
            <text:p>0.492242</text:p>
          </table:table-cell>
          <table:table-cell office:value-type="float" office:value="0.565034" calcext:value-type="float">
            <text:p>0.565034</text:p>
          </table:table-cell>
          <table:table-cell office:value-type="float" office:value="0.636661" calcext:value-type="float">
            <text:p>0.636661</text:p>
          </table:table-cell>
          <table:table-cell office:value-type="float" office:value="0.680637" calcext:value-type="float">
            <text:p>0.680637</text:p>
          </table:table-cell>
          <table:table-cell office:value-type="float" office:value="0.71644" calcext:value-type="float">
            <text:p>0.71644</text:p>
          </table:table-cell>
          <table:table-cell office:value-type="float" office:value="0.759593" calcext:value-type="float">
            <text:p>0.759593</text:p>
          </table:table-cell>
          <table:table-cell office:value-type="float" office:value="0.788895" calcext:value-type="float">
            <text:p>0.788895</text:p>
          </table:table-cell>
          <table:table-cell office:value-type="float" office:value="0.823199" calcext:value-type="float">
            <text:p>0.82319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04074" calcext:value-type="float">
            <text:p>0.60407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0.193765" calcext:value-type="float">
            <text:p>0.193765</text:p>
          </table:table-cell>
          <table:table-cell office:value-type="float" office:value="0.394497" calcext:value-type="float">
            <text:p>0.394497</text:p>
          </table:table-cell>
          <table:table-cell office:value-type="float" office:value="0.46712" calcext:value-type="float">
            <text:p>0.46712</text:p>
          </table:table-cell>
          <table:table-cell office:value-type="float" office:value="0.533992" calcext:value-type="float">
            <text:p>0.533992</text:p>
          </table:table-cell>
          <table:table-cell office:value-type="float" office:value="0.583173" calcext:value-type="float">
            <text:p>0.583173</text:p>
          </table:table-cell>
          <table:table-cell office:value-type="float" office:value="0.662307" calcext:value-type="float">
            <text:p>0.662307</text:p>
          </table:table-cell>
          <table:table-cell office:value-type="float" office:value="0.716283" calcext:value-type="float">
            <text:p>0.716283</text:p>
          </table:table-cell>
          <table:table-cell office:value-type="float" office:value="0.749048" calcext:value-type="float">
            <text:p>0.749048</text:p>
          </table:table-cell>
          <table:table-cell office:value-type="float" office:value="0.777962" calcext:value-type="float">
            <text:p>0.777962</text:p>
          </table:table-cell>
          <table:table-cell office:value-type="float" office:value="0.816532" calcext:value-type="float">
            <text:p>0.81653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89468" calcext:value-type="float">
            <text:p>0.58946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236985" calcext:value-type="float">
            <text:p>0.236985</text:p>
          </table:table-cell>
          <table:table-cell office:value-type="float" office:value="0.424327" calcext:value-type="float">
            <text:p>0.424327</text:p>
          </table:table-cell>
          <table:table-cell office:value-type="float" office:value="0.500001" calcext:value-type="float">
            <text:p>0.500001</text:p>
          </table:table-cell>
          <table:table-cell office:value-type="float" office:value="0.562592" calcext:value-type="float">
            <text:p>0.562592</text:p>
          </table:table-cell>
          <table:table-cell office:value-type="float" office:value="0.647721" calcext:value-type="float">
            <text:p>0.647721</text:p>
          </table:table-cell>
          <table:table-cell office:value-type="float" office:value="0.701421" calcext:value-type="float">
            <text:p>0.701421</text:p>
          </table:table-cell>
          <table:table-cell office:value-type="float" office:value="0.729011" calcext:value-type="float">
            <text:p>0.729011</text:p>
          </table:table-cell>
          <table:table-cell office:value-type="float" office:value="0.766132" calcext:value-type="float">
            <text:p>0.766132</text:p>
          </table:table-cell>
          <table:table-cell office:value-type="float" office:value="0.792947" calcext:value-type="float">
            <text:p>0.792947</text:p>
          </table:table-cell>
          <table:table-cell office:value-type="float" office:value="0.833874" calcext:value-type="float">
            <text:p>0.83387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19501" calcext:value-type="float">
            <text:p>0.61950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0.225486" calcext:value-type="float">
            <text:p>0.225486</text:p>
          </table:table-cell>
          <table:table-cell office:value-type="float" office:value="0.43853" calcext:value-type="float">
            <text:p>0.43853</text:p>
          </table:table-cell>
          <table:table-cell office:value-type="float" office:value="0.530928" calcext:value-type="float">
            <text:p>0.530928</text:p>
          </table:table-cell>
          <table:table-cell office:value-type="float" office:value="0.587693" calcext:value-type="float">
            <text:p>0.587693</text:p>
          </table:table-cell>
          <table:table-cell office:value-type="float" office:value="0.664521" calcext:value-type="float">
            <text:p>0.664521</text:p>
          </table:table-cell>
          <table:table-cell office:value-type="float" office:value="0.701606" calcext:value-type="float">
            <text:p>0.701606</text:p>
          </table:table-cell>
          <table:table-cell office:value-type="float" office:value="0.730864" calcext:value-type="float">
            <text:p>0.730864</text:p>
          </table:table-cell>
          <table:table-cell office:value-type="float" office:value="0.762271" calcext:value-type="float">
            <text:p>0.762271</text:p>
          </table:table-cell>
          <table:table-cell office:value-type="float" office:value="0.795077" calcext:value-type="float">
            <text:p>0.795077</text:p>
          </table:table-cell>
          <table:table-cell office:value-type="float" office:value="0.833606" calcext:value-type="float">
            <text:p>0.83360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27058" calcext:value-type="float">
            <text:p>0.62705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0.183728" calcext:value-type="float">
            <text:p>0.183728</text:p>
          </table:table-cell>
          <table:table-cell office:value-type="float" office:value="0.437871" calcext:value-type="float">
            <text:p>0.437871</text:p>
          </table:table-cell>
          <table:table-cell office:value-type="float" office:value="0.545427" calcext:value-type="float">
            <text:p>0.545427</text:p>
          </table:table-cell>
          <table:table-cell office:value-type="float" office:value="0.594982" calcext:value-type="float">
            <text:p>0.594982</text:p>
          </table:table-cell>
          <table:table-cell office:value-type="float" office:value="0.648753" calcext:value-type="float">
            <text:p>0.648753</text:p>
          </table:table-cell>
          <table:table-cell office:value-type="float" office:value="0.68747" calcext:value-type="float">
            <text:p>0.68747</text:p>
          </table:table-cell>
          <table:table-cell office:value-type="float" office:value="0.722494" calcext:value-type="float">
            <text:p>0.722494</text:p>
          </table:table-cell>
          <table:table-cell office:value-type="float" office:value="0.750131" calcext:value-type="float">
            <text:p>0.750131</text:p>
          </table:table-cell>
          <table:table-cell office:value-type="float" office:value="0.777715" calcext:value-type="float">
            <text:p>0.777715</text:p>
          </table:table-cell>
          <table:table-cell office:value-type="float" office:value="0.816521" calcext:value-type="float">
            <text:p>0.81652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16509" calcext:value-type="float">
            <text:p>0.61650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0.020702" calcext:value-type="float">
            <text:p>-0.020702</text:p>
          </table:table-cell>
          <table:table-cell office:value-type="float" office:value="0.440055" calcext:value-type="float">
            <text:p>0.440055</text:p>
          </table:table-cell>
          <table:table-cell office:value-type="float" office:value="0.527917" calcext:value-type="float">
            <text:p>0.527917</text:p>
          </table:table-cell>
          <table:table-cell office:value-type="float" office:value="0.592723" calcext:value-type="float">
            <text:p>0.592723</text:p>
          </table:table-cell>
          <table:table-cell office:value-type="float" office:value="0.651827" calcext:value-type="float">
            <text:p>0.651827</text:p>
          </table:table-cell>
          <table:table-cell office:value-type="float" office:value="0.691396" calcext:value-type="float">
            <text:p>0.691396</text:p>
          </table:table-cell>
          <table:table-cell office:value-type="float" office:value="0.733543" calcext:value-type="float">
            <text:p>0.733543</text:p>
          </table:table-cell>
          <table:table-cell office:value-type="float" office:value="0.762514" calcext:value-type="float">
            <text:p>0.762514</text:p>
          </table:table-cell>
          <table:table-cell office:value-type="float" office:value="0.794215" calcext:value-type="float">
            <text:p>0.794215</text:p>
          </table:table-cell>
          <table:table-cell office:value-type="float" office:value="0.82839" calcext:value-type="float">
            <text:p>0.8283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00188" calcext:value-type="float">
            <text:p>0.60018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0.256062" calcext:value-type="float">
            <text:p>0.256062</text:p>
          </table:table-cell>
          <table:table-cell office:value-type="float" office:value="0.439007" calcext:value-type="float">
            <text:p>0.439007</text:p>
          </table:table-cell>
          <table:table-cell office:value-type="float" office:value="0.541713" calcext:value-type="float">
            <text:p>0.541713</text:p>
          </table:table-cell>
          <table:table-cell office:value-type="float" office:value="0.630649" calcext:value-type="float">
            <text:p>0.630649</text:p>
          </table:table-cell>
          <table:table-cell office:value-type="float" office:value="0.682231" calcext:value-type="float">
            <text:p>0.682231</text:p>
          </table:table-cell>
          <table:table-cell office:value-type="float" office:value="0.715428" calcext:value-type="float">
            <text:p>0.715428</text:p>
          </table:table-cell>
          <table:table-cell office:value-type="float" office:value="0.747895" calcext:value-type="float">
            <text:p>0.747895</text:p>
          </table:table-cell>
          <table:table-cell office:value-type="float" office:value="0.777986" calcext:value-type="float">
            <text:p>0.777986</text:p>
          </table:table-cell>
          <table:table-cell office:value-type="float" office:value="0.803341" calcext:value-type="float">
            <text:p>0.803341</text:p>
          </table:table-cell>
          <table:table-cell office:value-type="float" office:value="0.836914" calcext:value-type="float">
            <text:p>0.83691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43123" calcext:value-type="float">
            <text:p>0.64312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3816" calcext:value-type="float">
            <text:p>0.13816</text:p>
          </table:table-cell>
          <table:table-cell office:value-type="float" office:value="0.308329" calcext:value-type="float">
            <text:p>0.308329</text:p>
          </table:table-cell>
          <table:table-cell office:value-type="float" office:value="0.453392" calcext:value-type="float">
            <text:p>0.453392</text:p>
          </table:table-cell>
          <table:table-cell office:value-type="float" office:value="0.538312" calcext:value-type="float">
            <text:p>0.538312</text:p>
          </table:table-cell>
          <table:table-cell office:value-type="float" office:value="0.603907" calcext:value-type="float">
            <text:p>0.603907</text:p>
          </table:table-cell>
          <table:table-cell office:value-type="float" office:value="0.65439" calcext:value-type="float">
            <text:p>0.65439</text:p>
          </table:table-cell>
          <table:table-cell office:value-type="float" office:value="0.689915" calcext:value-type="float">
            <text:p>0.689915</text:p>
          </table:table-cell>
          <table:table-cell office:value-type="float" office:value="0.72978" calcext:value-type="float">
            <text:p>0.72978</text:p>
          </table:table-cell>
          <table:table-cell office:value-type="float" office:value="0.76497" calcext:value-type="float">
            <text:p>0.76497</text:p>
          </table:table-cell>
          <table:table-cell office:value-type="float" office:value="0.79481" calcext:value-type="float">
            <text:p>0.79481</text:p>
          </table:table-cell>
          <table:table-cell office:value-type="float" office:value="0.83563" calcext:value-type="float">
            <text:p>0.8356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37343" calcext:value-type="float">
            <text:p>0.63734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90686" calcext:value-type="float">
            <text:p>0.190686</text:p>
          </table:table-cell>
          <table:table-cell office:value-type="float" office:value="0.360139" calcext:value-type="float">
            <text:p>0.360139</text:p>
          </table:table-cell>
          <table:table-cell office:value-type="float" office:value="0.494495" calcext:value-type="float">
            <text:p>0.494495</text:p>
          </table:table-cell>
          <table:table-cell office:value-type="float" office:value="0.571167" calcext:value-type="float">
            <text:p>0.571167</text:p>
          </table:table-cell>
          <table:table-cell office:value-type="float" office:value="0.637651" calcext:value-type="float">
            <text:p>0.637651</text:p>
          </table:table-cell>
          <table:table-cell office:value-type="float" office:value="0.679826" calcext:value-type="float">
            <text:p>0.679826</text:p>
          </table:table-cell>
          <table:table-cell office:value-type="float" office:value="0.707323" calcext:value-type="float">
            <text:p>0.707323</text:p>
          </table:table-cell>
          <table:table-cell office:value-type="float" office:value="0.742605" calcext:value-type="float">
            <text:p>0.742605</text:p>
          </table:table-cell>
          <table:table-cell office:value-type="float" office:value="0.767611" calcext:value-type="float">
            <text:p>0.767611</text:p>
          </table:table-cell>
          <table:table-cell office:value-type="float" office:value="0.792455" calcext:value-type="float">
            <text:p>0.792455</text:p>
          </table:table-cell>
          <table:table-cell office:value-type="float" office:value="0.823662" calcext:value-type="float">
            <text:p>0.82366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7693" calcext:value-type="float">
            <text:p>0.65769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0.266435" calcext:value-type="float">
            <text:p>0.266435</text:p>
          </table:table-cell>
          <table:table-cell office:value-type="float" office:value="0.472339" calcext:value-type="float">
            <text:p>0.472339</text:p>
          </table:table-cell>
          <table:table-cell office:value-type="float" office:value="0.541475" calcext:value-type="float">
            <text:p>0.541475</text:p>
          </table:table-cell>
          <table:table-cell office:value-type="float" office:value="0.638697" calcext:value-type="float">
            <text:p>0.638697</text:p>
          </table:table-cell>
          <table:table-cell office:value-type="float" office:value="0.683132" calcext:value-type="float">
            <text:p>0.683132</text:p>
          </table:table-cell>
          <table:table-cell office:value-type="float" office:value="0.71071" calcext:value-type="float">
            <text:p>0.71071</text:p>
          </table:table-cell>
          <table:table-cell office:value-type="float" office:value="0.741832" calcext:value-type="float">
            <text:p>0.741832</text:p>
          </table:table-cell>
          <table:table-cell office:value-type="float" office:value="0.768512" calcext:value-type="float">
            <text:p>0.768512</text:p>
          </table:table-cell>
          <table:table-cell office:value-type="float" office:value="0.794192" calcext:value-type="float">
            <text:p>0.794192</text:p>
          </table:table-cell>
          <table:table-cell office:value-type="float" office:value="0.828719" calcext:value-type="float">
            <text:p>0.82871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44604" calcext:value-type="float">
            <text:p>0.64460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19121" calcext:value-type="float">
            <text:p>0.119121</text:p>
          </table:table-cell>
          <table:table-cell office:value-type="float" office:value="0.351758" calcext:value-type="float">
            <text:p>0.351758</text:p>
          </table:table-cell>
          <table:table-cell office:value-type="float" office:value="0.512967" calcext:value-type="float">
            <text:p>0.512967</text:p>
          </table:table-cell>
          <table:table-cell office:value-type="float" office:value="0.59552" calcext:value-type="float">
            <text:p>0.59552</text:p>
          </table:table-cell>
          <table:table-cell office:value-type="float" office:value="0.675053" calcext:value-type="float">
            <text:p>0.675053</text:p>
          </table:table-cell>
          <table:table-cell office:value-type="float" office:value="0.712759" calcext:value-type="float">
            <text:p>0.712759</text:p>
          </table:table-cell>
          <table:table-cell office:value-type="float" office:value="0.737198" calcext:value-type="float">
            <text:p>0.737198</text:p>
          </table:table-cell>
          <table:table-cell office:value-type="float" office:value="0.761505" calcext:value-type="float">
            <text:p>0.761505</text:p>
          </table:table-cell>
          <table:table-cell office:value-type="float" office:value="0.786231" calcext:value-type="float">
            <text:p>0.786231</text:p>
          </table:table-cell>
          <table:table-cell office:value-type="float" office:value="0.799703" calcext:value-type="float">
            <text:p>0.799703</text:p>
          </table:table-cell>
          <table:table-cell office:value-type="float" office:value="0.841297" calcext:value-type="float">
            <text:p>0.84129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77399" calcext:value-type="float">
            <text:p>0.67739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92039" calcext:value-type="float">
            <text:p>0.192039</text:p>
          </table:table-cell>
          <table:table-cell office:value-type="float" office:value="0.353663" calcext:value-type="float">
            <text:p>0.353663</text:p>
          </table:table-cell>
          <table:table-cell office:value-type="float" office:value="0.524702" calcext:value-type="float">
            <text:p>0.524702</text:p>
          </table:table-cell>
          <table:table-cell office:value-type="float" office:value="0.596849" calcext:value-type="float">
            <text:p>0.596849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705414" calcext:value-type="float">
            <text:p>0.705414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6459" calcext:value-type="float">
            <text:p>0.76459</text:p>
          </table:table-cell>
          <table:table-cell office:value-type="float" office:value="0.786537" calcext:value-type="float">
            <text:p>0.786537</text:p>
          </table:table-cell>
          <table:table-cell office:value-type="float" office:value="0.805651" calcext:value-type="float">
            <text:p>0.805651</text:p>
          </table:table-cell>
          <table:table-cell office:value-type="float" office:value="0.844618" calcext:value-type="float">
            <text:p>0.84461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78399" calcext:value-type="float">
            <text:p>0.67839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92039" calcext:value-type="float">
            <text:p>0.192039</text:p>
          </table:table-cell>
          <table:table-cell office:value-type="float" office:value="0.401927" calcext:value-type="float">
            <text:p>0.401927</text:p>
          </table:table-cell>
          <table:table-cell office:value-type="float" office:value="0.541379" calcext:value-type="float">
            <text:p>0.541379</text:p>
          </table:table-cell>
          <table:table-cell office:value-type="float" office:value="0.608075" calcext:value-type="float">
            <text:p>0.608075</text:p>
          </table:table-cell>
          <table:table-cell office:value-type="float" office:value="0.654476" calcext:value-type="float">
            <text:p>0.654476</text:p>
          </table:table-cell>
          <table:table-cell office:value-type="float" office:value="0.698651" calcext:value-type="float">
            <text:p>0.698651</text:p>
          </table:table-cell>
          <table:table-cell office:value-type="float" office:value="0.735363" calcext:value-type="float">
            <text:p>0.735363</text:p>
          </table:table-cell>
          <table:table-cell office:value-type="float" office:value="0.759958" calcext:value-type="float">
            <text:p>0.759958</text:p>
          </table:table-cell>
          <table:table-cell office:value-type="float" office:value="0.784591" calcext:value-type="float">
            <text:p>0.784591</text:p>
          </table:table-cell>
          <table:table-cell office:value-type="float" office:value="0.80134" calcext:value-type="float">
            <text:p>0.80134</text:p>
          </table:table-cell>
          <table:table-cell office:value-type="float" office:value="0.832105" calcext:value-type="float">
            <text:p>0.83210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81787" calcext:value-type="float">
            <text:p>0.68178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65229" calcext:value-type="float">
            <text:p>0.265229</text:p>
          </table:table-cell>
          <table:table-cell office:value-type="float" office:value="0.448208" calcext:value-type="float">
            <text:p>0.448208</text:p>
          </table:table-cell>
          <table:table-cell office:value-type="float" office:value="0.574077" calcext:value-type="float">
            <text:p>0.574077</text:p>
          </table:table-cell>
          <table:table-cell office:value-type="float" office:value="0.625806" calcext:value-type="float">
            <text:p>0.625806</text:p>
          </table:table-cell>
          <table:table-cell office:value-type="float" office:value="0.670692" calcext:value-type="float">
            <text:p>0.670692</text:p>
          </table:table-cell>
          <table:table-cell office:value-type="float" office:value="0.720512" calcext:value-type="float">
            <text:p>0.720512</text:p>
          </table:table-cell>
          <table:table-cell office:value-type="float" office:value="0.747249" calcext:value-type="float">
            <text:p>0.747249</text:p>
          </table:table-cell>
          <table:table-cell office:value-type="float" office:value="0.77294" calcext:value-type="float">
            <text:p>0.77294</text:p>
          </table:table-cell>
          <table:table-cell office:value-type="float" office:value="0.790401" calcext:value-type="float">
            <text:p>0.790401</text:p>
          </table:table-cell>
          <table:table-cell office:value-type="float" office:value="0.803315" calcext:value-type="float">
            <text:p>0.803315</text:p>
          </table:table-cell>
          <table:table-cell office:value-type="float" office:value="0.832155" calcext:value-type="float">
            <text:p>0.83215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98535" calcext:value-type="float">
            <text:p>0.69853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61142" calcext:value-type="float">
            <text:p>0.261142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577747" calcext:value-type="float">
            <text:p>0.577747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0.688905" calcext:value-type="float">
            <text:p>0.688905</text:p>
          </table:table-cell>
          <table:table-cell office:value-type="float" office:value="0.733125" calcext:value-type="float">
            <text:p>0.733125</text:p>
          </table:table-cell>
          <table:table-cell office:value-type="float" office:value="0.753602" calcext:value-type="float">
            <text:p>0.753602</text:p>
          </table:table-cell>
          <table:table-cell office:value-type="float" office:value="0.779565" calcext:value-type="float">
            <text:p>0.779565</text:p>
          </table:table-cell>
          <table:table-cell office:value-type="float" office:value="0.79697" calcext:value-type="float">
            <text:p>0.79697</text:p>
          </table:table-cell>
          <table:table-cell office:value-type="float" office:value="0.809979" calcext:value-type="float">
            <text:p>0.809979</text:p>
          </table:table-cell>
          <table:table-cell office:value-type="float" office:value="0.834075" calcext:value-type="float">
            <text:p>0.83407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4318" calcext:value-type="float">
            <text:p>0.70431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96535" calcext:value-type="float">
            <text:p>0.296535</text:p>
          </table:table-cell>
          <table:table-cell office:value-type="float" office:value="0.436274" calcext:value-type="float">
            <text:p>0.436274</text:p>
          </table:table-cell>
          <table:table-cell office:value-type="float" office:value="0.547309" calcext:value-type="float">
            <text:p>0.547309</text:p>
          </table:table-cell>
          <table:table-cell office:value-type="float" office:value="0.609017" calcext:value-type="float">
            <text:p>0.609017</text:p>
          </table:table-cell>
          <table:table-cell office:value-type="float" office:value="0.657073" calcext:value-type="float">
            <text:p>0.657073</text:p>
          </table:table-cell>
          <table:table-cell office:value-type="float" office:value="0.706725" calcext:value-type="float">
            <text:p>0.706725</text:p>
          </table:table-cell>
          <table:table-cell office:value-type="float" office:value="0.745267" calcext:value-type="float">
            <text:p>0.745267</text:p>
          </table:table-cell>
          <table:table-cell office:value-type="float" office:value="0.77411" calcext:value-type="float">
            <text:p>0.77411</text:p>
          </table:table-cell>
          <table:table-cell office:value-type="float" office:value="0.793143" calcext:value-type="float">
            <text:p>0.793143</text:p>
          </table:table-cell>
          <table:table-cell office:value-type="float" office:value="0.810153" calcext:value-type="float">
            <text:p>0.810153</text:p>
          </table:table-cell>
          <table:table-cell office:value-type="float" office:value="0.841965" calcext:value-type="float">
            <text:p>0.84196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92104" calcext:value-type="float">
            <text:p>0.69210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44964" calcext:value-type="float">
            <text:p>0.344964</text:p>
          </table:table-cell>
          <table:table-cell office:value-type="float" office:value="0.44282" calcext:value-type="float">
            <text:p>0.44282</text:p>
          </table:table-cell>
          <table:table-cell office:value-type="float" office:value="0.58439" calcext:value-type="float">
            <text:p>0.58439</text:p>
          </table:table-cell>
          <table:table-cell office:value-type="float" office:value="0.647532" calcext:value-type="float">
            <text:p>0.647532</text:p>
          </table:table-cell>
          <table:table-cell office:value-type="float" office:value="0.687431" calcext:value-type="float">
            <text:p>0.687431</text:p>
          </table:table-cell>
          <table:table-cell office:value-type="float" office:value="0.721769" calcext:value-type="float">
            <text:p>0.721769</text:p>
          </table:table-cell>
          <table:table-cell office:value-type="float" office:value="0.749649" calcext:value-type="float">
            <text:p>0.749649</text:p>
          </table:table-cell>
          <table:table-cell office:value-type="float" office:value="0.777572" calcext:value-type="float">
            <text:p>0.777572</text:p>
          </table:table-cell>
          <table:table-cell office:value-type="float" office:value="0.800958" calcext:value-type="float">
            <text:p>0.800958</text:p>
          </table:table-cell>
          <table:table-cell office:value-type="float" office:value="0.815754" calcext:value-type="float">
            <text:p>0.815754</text:p>
          </table:table-cell>
          <table:table-cell office:value-type="float" office:value="0.846101" calcext:value-type="float">
            <text:p>0.84610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7397" calcext:value-type="float">
            <text:p>0.70739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0.414641" calcext:value-type="float">
            <text:p>0.414641</text:p>
          </table:table-cell>
          <table:table-cell office:value-type="float" office:value="0.605482" calcext:value-type="float">
            <text:p>0.605482</text:p>
          </table:table-cell>
          <table:table-cell office:value-type="float" office:value="0.65998" calcext:value-type="float">
            <text:p>0.65998</text:p>
          </table:table-cell>
          <table:table-cell office:value-type="float" office:value="0.701314" calcext:value-type="float">
            <text:p>0.701314</text:p>
          </table:table-cell>
          <table:table-cell office:value-type="float" office:value="0.727065" calcext:value-type="float">
            <text:p>0.727065</text:p>
          </table:table-cell>
          <table:table-cell office:value-type="float" office:value="0.753152" calcext:value-type="float">
            <text:p>0.753152</text:p>
          </table:table-cell>
          <table:table-cell office:value-type="float" office:value="0.779055" calcext:value-type="float">
            <text:p>0.779055</text:p>
          </table:table-cell>
          <table:table-cell office:value-type="float" office:value="0.794827" calcext:value-type="float">
            <text:p>0.794827</text:p>
          </table:table-cell>
          <table:table-cell office:value-type="float" office:value="0.810975" calcext:value-type="float">
            <text:p>0.810975</text:p>
          </table:table-cell>
          <table:table-cell office:value-type="float" office:value="0.836552" calcext:value-type="float">
            <text:p>0.83655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8304" calcext:value-type="float">
            <text:p>0.70830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10851" calcext:value-type="float">
            <text:p>0.210851</text:p>
          </table:table-cell>
          <table:table-cell office:value-type="float" office:value="0.436839" calcext:value-type="float">
            <text:p>0.436839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0.656119" calcext:value-type="float">
            <text:p>0.656119</text:p>
          </table:table-cell>
          <table:table-cell office:value-type="float" office:value="0.693434" calcext:value-type="float">
            <text:p>0.693434</text:p>
          </table:table-cell>
          <table:table-cell office:value-type="float" office:value="0.724586" calcext:value-type="float">
            <text:p>0.724586</text:p>
          </table:table-cell>
          <table:table-cell office:value-type="float" office:value="0.747459" calcext:value-type="float">
            <text:p>0.747459</text:p>
          </table:table-cell>
          <table:table-cell office:value-type="float" office:value="0.775034" calcext:value-type="float">
            <text:p>0.775034</text:p>
          </table:table-cell>
          <table:table-cell office:value-type="float" office:value="0.79299" calcext:value-type="float">
            <text:p>0.79299</text:p>
          </table:table-cell>
          <table:table-cell office:value-type="float" office:value="0.808402" calcext:value-type="float">
            <text:p>0.808402</text:p>
          </table:table-cell>
          <table:table-cell office:value-type="float" office:value="0.834895" calcext:value-type="float">
            <text:p>0.83489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7451" calcext:value-type="float">
            <text:p>0.70745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71299" calcext:value-type="float">
            <text:p>0.371299</text:p>
          </table:table-cell>
          <table:table-cell office:value-type="float" office:value="0.502008" calcext:value-type="float">
            <text:p>0.502008</text:p>
          </table:table-cell>
          <table:table-cell office:value-type="float" office:value="0.624266" calcext:value-type="float">
            <text:p>0.624266</text:p>
          </table:table-cell>
          <table:table-cell office:value-type="float" office:value="0.674401" calcext:value-type="float">
            <text:p>0.674401</text:p>
          </table:table-cell>
          <table:table-cell office:value-type="float" office:value="0.717257" calcext:value-type="float">
            <text:p>0.717257</text:p>
          </table:table-cell>
          <table:table-cell office:value-type="float" office:value="0.743548" calcext:value-type="float">
            <text:p>0.743548</text:p>
          </table:table-cell>
          <table:table-cell office:value-type="float" office:value="0.768138" calcext:value-type="float">
            <text:p>0.768138</text:p>
          </table:table-cell>
          <table:table-cell office:value-type="float" office:value="0.782708" calcext:value-type="float">
            <text:p>0.782708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07807" calcext:value-type="float">
            <text:p>0.807807</text:p>
          </table:table-cell>
          <table:table-cell office:value-type="float" office:value="0.833606" calcext:value-type="float">
            <text:p>0.83360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24724" calcext:value-type="float">
            <text:p>0.72472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57542" calcext:value-type="float">
            <text:p>0.357542</text:p>
          </table:table-cell>
          <table:table-cell office:value-type="float" office:value="0.507731" calcext:value-type="float">
            <text:p>0.507731</text:p>
          </table:table-cell>
          <table:table-cell office:value-type="float" office:value="0.636309" calcext:value-type="float">
            <text:p>0.636309</text:p>
          </table:table-cell>
          <table:table-cell office:value-type="float" office:value="0.682208" calcext:value-type="float">
            <text:p>0.682208</text:p>
          </table:table-cell>
          <table:table-cell office:value-type="float" office:value="0.717737" calcext:value-type="float">
            <text:p>0.717737</text:p>
          </table:table-cell>
          <table:table-cell office:value-type="float" office:value="0.744048" calcext:value-type="float">
            <text:p>0.744048</text:p>
          </table:table-cell>
          <table:table-cell office:value-type="float" office:value="0.769969" calcext:value-type="float">
            <text:p>0.769969</text:p>
          </table:table-cell>
          <table:table-cell office:value-type="float" office:value="0.786783" calcext:value-type="float">
            <text:p>0.786783</text:p>
          </table:table-cell>
          <table:table-cell office:value-type="float" office:value="0.796586" calcext:value-type="float">
            <text:p>0.796586</text:p>
          </table:table-cell>
          <table:table-cell office:value-type="float" office:value="0.812397" calcext:value-type="float">
            <text:p>0.812397</text:p>
          </table:table-cell>
          <table:table-cell office:value-type="float" office:value="0.83844" calcext:value-type="float">
            <text:p>0.8384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29221" calcext:value-type="float">
            <text:p>0.72922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6898" calcext:value-type="float">
            <text:p>0.26898</text:p>
          </table:table-cell>
          <table:table-cell office:value-type="float" office:value="0.501455" calcext:value-type="float">
            <text:p>0.501455</text:p>
          </table:table-cell>
          <table:table-cell office:value-type="float" office:value="0.631774" calcext:value-type="float">
            <text:p>0.631774</text:p>
          </table:table-cell>
          <table:table-cell office:value-type="float" office:value="0.677581" calcext:value-type="float">
            <text:p>0.677581</text:p>
          </table:table-cell>
          <table:table-cell office:value-type="float" office:value="0.70469" calcext:value-type="float">
            <text:p>0.70469</text:p>
          </table:table-cell>
          <table:table-cell office:value-type="float" office:value="0.728894" calcext:value-type="float">
            <text:p>0.728894</text:p>
          </table:table-cell>
          <table:table-cell office:value-type="float" office:value="0.762801" calcext:value-type="float">
            <text:p>0.762801</text:p>
          </table:table-cell>
          <table:table-cell office:value-type="float" office:value="0.780524" calcext:value-type="float">
            <text:p>0.780524</text:p>
          </table:table-cell>
          <table:table-cell office:value-type="float" office:value="0.794376" calcext:value-type="float">
            <text:p>0.794376</text:p>
          </table:table-cell>
          <table:table-cell office:value-type="float" office:value="0.809505" calcext:value-type="float">
            <text:p>0.809505</text:p>
          </table:table-cell>
          <table:table-cell office:value-type="float" office:value="0.836993" calcext:value-type="float">
            <text:p>0.83699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22859" calcext:value-type="float">
            <text:p>0.72285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39412" calcext:value-type="float">
            <text:p>0.239412</text:p>
          </table:table-cell>
          <table:table-cell office:value-type="float" office:value="0.518837" calcext:value-type="float">
            <text:p>0.518837</text:p>
          </table:table-cell>
          <table:table-cell office:value-type="float" office:value="0.637012" calcext:value-type="float">
            <text:p>0.637012</text:p>
          </table:table-cell>
          <table:table-cell office:value-type="float" office:value="0.68435" calcext:value-type="float">
            <text:p>0.68435</text:p>
          </table:table-cell>
          <table:table-cell office:value-type="float" office:value="0.707883" calcext:value-type="float">
            <text:p>0.707883</text:p>
          </table:table-cell>
          <table:table-cell office:value-type="float" office:value="0.73699" calcext:value-type="float">
            <text:p>0.73699</text:p>
          </table:table-cell>
          <table:table-cell office:value-type="float" office:value="0.765299" calcext:value-type="float">
            <text:p>0.765299</text:p>
          </table:table-cell>
          <table:table-cell office:value-type="float" office:value="0.782898" calcext:value-type="float">
            <text:p>0.782898</text:p>
          </table:table-cell>
          <table:table-cell office:value-type="float" office:value="0.794355" calcext:value-type="float">
            <text:p>0.794355</text:p>
          </table:table-cell>
          <table:table-cell office:value-type="float" office:value="0.804115" calcext:value-type="float">
            <text:p>0.804115</text:p>
          </table:table-cell>
          <table:table-cell office:value-type="float" office:value="0.82743" calcext:value-type="float">
            <text:p>0.8274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25917" calcext:value-type="float">
            <text:p>0.72591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57542" calcext:value-type="float">
            <text:p>0.357542</text:p>
          </table:table-cell>
          <table:table-cell office:value-type="float" office:value="0.545888" calcext:value-type="float">
            <text:p>0.545888</text:p>
          </table:table-cell>
          <table:table-cell office:value-type="float" office:value="0.650491" calcext:value-type="float">
            <text:p>0.650491</text:p>
          </table:table-cell>
          <table:table-cell office:value-type="float" office:value="0.701629" calcext:value-type="float">
            <text:p>0.701629</text:p>
          </table:table-cell>
          <table:table-cell office:value-type="float" office:value="0.732105" calcext:value-type="float">
            <text:p>0.732105</text:p>
          </table:table-cell>
          <table:table-cell office:value-type="float" office:value="0.757694" calcext:value-type="float">
            <text:p>0.757694</text:p>
          </table:table-cell>
          <table:table-cell office:value-type="float" office:value="0.774873" calcext:value-type="float">
            <text:p>0.774873</text:p>
          </table:table-cell>
          <table:table-cell office:value-type="float" office:value="0.789202" calcext:value-type="float">
            <text:p>0.789202</text:p>
          </table:table-cell>
          <table:table-cell office:value-type="float" office:value="0.798915" calcext:value-type="float">
            <text:p>0.798915</text:p>
          </table:table-cell>
          <table:table-cell office:value-type="float" office:value="0.810513" calcext:value-type="float">
            <text:p>0.810513</text:p>
          </table:table-cell>
          <table:table-cell office:value-type="float" office:value="0.832457" calcext:value-type="float">
            <text:p>0.83245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39377" calcext:value-type="float">
            <text:p>0.73937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0.498478" calcext:value-type="float">
            <text:p>0.498478</text:p>
          </table:table-cell>
          <table:table-cell office:value-type="float" office:value="0.640634" calcext:value-type="float">
            <text:p>0.640634</text:p>
          </table:table-cell>
          <table:table-cell office:value-type="float" office:value="0.690838" calcext:value-type="float">
            <text:p>0.690838</text:p>
          </table:table-cell>
          <table:table-cell office:value-type="float" office:value="0.725759" calcext:value-type="float">
            <text:p>0.725759</text:p>
          </table:table-cell>
          <table:table-cell office:value-type="float" office:value="0.755338" calcext:value-type="float">
            <text:p>0.755338</text:p>
          </table:table-cell>
          <table:table-cell office:value-type="float" office:value="0.776904" calcext:value-type="float">
            <text:p>0.776904</text:p>
          </table:table-cell>
          <table:table-cell office:value-type="float" office:value="0.789909" calcext:value-type="float">
            <text:p>0.789909</text:p>
          </table:table-cell>
          <table:table-cell office:value-type="float" office:value="0.799663" calcext:value-type="float">
            <text:p>0.799663</text:p>
          </table:table-cell>
          <table:table-cell office:value-type="float" office:value="0.815185" calcext:value-type="float">
            <text:p>0.815185</text:p>
          </table:table-cell>
          <table:table-cell office:value-type="float" office:value="0.84253" calcext:value-type="float">
            <text:p>0.8425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33524" calcext:value-type="float">
            <text:p>0.73352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473367" calcext:value-type="float">
            <text:p>0.473367</text:p>
          </table:table-cell>
          <table:table-cell office:value-type="float" office:value="0.575244" calcext:value-type="float">
            <text:p>0.575244</text:p>
          </table:table-cell>
          <table:table-cell office:value-type="float" office:value="0.629561" calcext:value-type="float">
            <text:p>0.629561</text:p>
          </table:table-cell>
          <table:table-cell office:value-type="float" office:value="0.661447" calcext:value-type="float">
            <text:p>0.661447</text:p>
          </table:table-cell>
          <table:table-cell office:value-type="float" office:value="0.696215" calcext:value-type="float">
            <text:p>0.696215</text:p>
          </table:table-cell>
          <table:table-cell office:value-type="float" office:value="0.735499" calcext:value-type="float">
            <text:p>0.735499</text:p>
          </table:table-cell>
          <table:table-cell office:value-type="float" office:value="0.76541" calcext:value-type="float">
            <text:p>0.76541</text:p>
          </table:table-cell>
          <table:table-cell office:value-type="float" office:value="0.785832" calcext:value-type="float">
            <text:p>0.785832</text:p>
          </table:table-cell>
          <table:table-cell office:value-type="float" office:value="0.797898" calcext:value-type="float">
            <text:p>0.797898</text:p>
          </table:table-cell>
          <table:table-cell office:value-type="float" office:value="0.814387" calcext:value-type="float">
            <text:p>0.814387</text:p>
          </table:table-cell>
          <table:table-cell office:value-type="float" office:value="0.845564" calcext:value-type="float">
            <text:p>0.84556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30706" calcext:value-type="float">
            <text:p>0.73070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05114" calcext:value-type="float">
            <text:p>0.405114</text:p>
          </table:table-cell>
          <table:table-cell office:value-type="float" office:value="0.572584" calcext:value-type="float">
            <text:p>0.572584</text:p>
          </table:table-cell>
          <table:table-cell office:value-type="float" office:value="0.640114" calcext:value-type="float">
            <text:p>0.640114</text:p>
          </table:table-cell>
          <table:table-cell office:value-type="float" office:value="0.682068" calcext:value-type="float">
            <text:p>0.682068</text:p>
          </table:table-cell>
          <table:table-cell office:value-type="float" office:value="0.729058" calcext:value-type="float">
            <text:p>0.729058</text:p>
          </table:table-cell>
          <table:table-cell office:value-type="float" office:value="0.758803" calcext:value-type="float">
            <text:p>0.758803</text:p>
          </table:table-cell>
          <table:table-cell office:value-type="float" office:value="0.78072" calcext:value-type="float">
            <text:p>0.78072</text:p>
          </table:table-cell>
          <table:table-cell office:value-type="float" office:value="0.792752" calcext:value-type="float">
            <text:p>0.792752</text:p>
          </table:table-cell>
          <table:table-cell office:value-type="float" office:value="0.802125" calcext:value-type="float">
            <text:p>0.802125</text:p>
          </table:table-cell>
          <table:table-cell office:value-type="float" office:value="0.815109" calcext:value-type="float">
            <text:p>0.815109</text:p>
          </table:table-cell>
          <table:table-cell office:value-type="float" office:value="0.841251" calcext:value-type="float">
            <text:p>0.84125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41458" calcext:value-type="float">
            <text:p>0.74145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66243" calcext:value-type="float">
            <text:p>0.466243</text:p>
          </table:table-cell>
          <table:table-cell office:value-type="float" office:value="0.582154" calcext:value-type="float">
            <text:p>0.582154</text:p>
          </table:table-cell>
          <table:table-cell office:value-type="float" office:value="0.676967" calcext:value-type="float">
            <text:p>0.676967</text:p>
          </table:table-cell>
          <table:table-cell office:value-type="float" office:value="0.726477" calcext:value-type="float">
            <text:p>0.726477</text:p>
          </table:table-cell>
          <table:table-cell office:value-type="float" office:value="0.75458" calcext:value-type="float">
            <text:p>0.75458</text:p>
          </table:table-cell>
          <table:table-cell office:value-type="float" office:value="0.775487" calcext:value-type="float">
            <text:p>0.775487</text:p>
          </table:table-cell>
          <table:table-cell office:value-type="float" office:value="0.78803" calcext:value-type="float">
            <text:p>0.78803</text:p>
          </table:table-cell>
          <table:table-cell office:value-type="float" office:value="0.795871" calcext:value-type="float">
            <text:p>0.795871</text:p>
          </table:table-cell>
          <table:table-cell office:value-type="float" office:value="0.80534" calcext:value-type="float">
            <text:p>0.80534</text:p>
          </table:table-cell>
          <table:table-cell office:value-type="float" office:value="0.820244" calcext:value-type="float">
            <text:p>0.820244</text:p>
          </table:table-cell>
          <table:table-cell office:value-type="float" office:value="0.843303" calcext:value-type="float">
            <text:p>0.84330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56845" calcext:value-type="float">
            <text:p>0.75684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0.559503" calcext:value-type="float">
            <text:p>0.559503</text:p>
          </table:table-cell>
          <table:table-cell office:value-type="float" office:value="0.724343" calcext:value-type="float">
            <text:p>0.724343</text:p>
          </table:table-cell>
          <table:table-cell office:value-type="float" office:value="0.751168" calcext:value-type="float">
            <text:p>0.751168</text:p>
          </table:table-cell>
          <table:table-cell office:value-type="float" office:value="0.769158" calcext:value-type="float">
            <text:p>0.769158</text:p>
          </table:table-cell>
          <table:table-cell office:value-type="float" office:value="0.784592" calcext:value-type="float">
            <text:p>0.784592</text:p>
          </table:table-cell>
          <table:table-cell office:value-type="float" office:value="0.792101" calcext:value-type="float">
            <text:p>0.792101</text:p>
          </table:table-cell>
          <table:table-cell office:value-type="float" office:value="0.796737" calcext:value-type="float">
            <text:p>0.796737</text:p>
          </table:table-cell>
          <table:table-cell office:value-type="float" office:value="0.808818" calcext:value-type="float">
            <text:p>0.808818</text:p>
          </table:table-cell>
          <table:table-cell office:value-type="float" office:value="0.822935" calcext:value-type="float">
            <text:p>0.822935</text:p>
          </table:table-cell>
          <table:table-cell office:value-type="float" office:value="0.842535" calcext:value-type="float">
            <text:p>0.84253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5189" calcext:value-type="float">
            <text:p>0.76518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71163" calcext:value-type="float">
            <text:p>0.571163</text:p>
          </table:table-cell>
          <table:table-cell office:value-type="float" office:value="0.64898" calcext:value-type="float">
            <text:p>0.64898</text:p>
          </table:table-cell>
          <table:table-cell office:value-type="float" office:value="0.731321" calcext:value-type="float">
            <text:p>0.731321</text:p>
          </table:table-cell>
          <table:table-cell office:value-type="float" office:value="0.750557" calcext:value-type="float">
            <text:p>0.750557</text:p>
          </table:table-cell>
          <table:table-cell office:value-type="float" office:value="0.769623" calcext:value-type="float">
            <text:p>0.769623</text:p>
          </table:table-cell>
          <table:table-cell office:value-type="float" office:value="0.784677" calcext:value-type="float">
            <text:p>0.784677</text:p>
          </table:table-cell>
          <table:table-cell office:value-type="float" office:value="0.793371" calcext:value-type="float">
            <text:p>0.793371</text:p>
          </table:table-cell>
          <table:table-cell office:value-type="float" office:value="0.799605" calcext:value-type="float">
            <text:p>0.799605</text:p>
          </table:table-cell>
          <table:table-cell office:value-type="float" office:value="0.811908" calcext:value-type="float">
            <text:p>0.811908</text:p>
          </table:table-cell>
          <table:table-cell office:value-type="float" office:value="0.827122" calcext:value-type="float">
            <text:p>0.827122</text:p>
          </table:table-cell>
          <table:table-cell office:value-type="float" office:value="0.849982" calcext:value-type="float">
            <text:p>0.84998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76715" calcext:value-type="float">
            <text:p>0.77671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48536" calcext:value-type="float">
            <text:p>0.548536</text:p>
          </table:table-cell>
          <table:table-cell office:value-type="float" office:value="0.644591" calcext:value-type="float">
            <text:p>0.644591</text:p>
          </table:table-cell>
          <table:table-cell office:value-type="float" office:value="0.723064" calcext:value-type="float">
            <text:p>0.723064</text:p>
          </table:table-cell>
          <table:table-cell office:value-type="float" office:value="0.747758" calcext:value-type="float">
            <text:p>0.747758</text:p>
          </table:table-cell>
          <table:table-cell office:value-type="float" office:value="0.768704" calcext:value-type="float">
            <text:p>0.768704</text:p>
          </table:table-cell>
          <table:table-cell office:value-type="float" office:value="0.784096" calcext:value-type="float">
            <text:p>0.784096</text:p>
          </table:table-cell>
          <table:table-cell office:value-type="float" office:value="0.792544" calcext:value-type="float">
            <text:p>0.792544</text:p>
          </table:table-cell>
          <table:table-cell office:value-type="float" office:value="0.799118" calcext:value-type="float">
            <text:p>0.799118</text:p>
          </table:table-cell>
          <table:table-cell office:value-type="float" office:value="0.808054" calcext:value-type="float">
            <text:p>0.808054</text:p>
          </table:table-cell>
          <table:table-cell office:value-type="float" office:value="0.823937" calcext:value-type="float">
            <text:p>0.823937</text:p>
          </table:table-cell>
          <table:table-cell office:value-type="float" office:value="0.846188" calcext:value-type="float">
            <text:p>0.84618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73805" calcext:value-type="float">
            <text:p>0.77380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46108" calcext:value-type="float">
            <text:p>0.546108</text:p>
          </table:table-cell>
          <table:table-cell office:value-type="float" office:value="0.642776" calcext:value-type="float">
            <text:p>0.642776</text:p>
          </table:table-cell>
          <table:table-cell office:value-type="float" office:value="0.725428" calcext:value-type="float">
            <text:p>0.725428</text:p>
          </table:table-cell>
          <table:table-cell office:value-type="float" office:value="0.744454" calcext:value-type="float">
            <text:p>0.744454</text:p>
          </table:table-cell>
          <table:table-cell office:value-type="float" office:value="0.764862" calcext:value-type="float">
            <text:p>0.764862</text:p>
          </table:table-cell>
          <table:table-cell office:value-type="float" office:value="0.781778" calcext:value-type="float">
            <text:p>0.781778</text:p>
          </table:table-cell>
          <table:table-cell office:value-type="float" office:value="0.791305" calcext:value-type="float">
            <text:p>0.791305</text:p>
          </table:table-cell>
          <table:table-cell office:value-type="float" office:value="0.800725" calcext:value-type="float">
            <text:p>0.800725</text:p>
          </table:table-cell>
          <table:table-cell office:value-type="float" office:value="0.814149" calcext:value-type="float">
            <text:p>0.814149</text:p>
          </table:table-cell>
          <table:table-cell office:value-type="float" office:value="0.829866" calcext:value-type="float">
            <text:p>0.829866</text:p>
          </table:table-cell>
          <table:table-cell office:value-type="float" office:value="0.845474" calcext:value-type="float">
            <text:p>0.84547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74082" calcext:value-type="float">
            <text:p>0.77408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29317" calcext:value-type="float">
            <text:p>0.529317</text:p>
          </table:table-cell>
          <table:table-cell office:value-type="float" office:value="0.60912" calcext:value-type="float">
            <text:p>0.60912</text:p>
          </table:table-cell>
          <table:table-cell office:value-type="float" office:value="0.703725" calcext:value-type="float">
            <text:p>0.703725</text:p>
          </table:table-cell>
          <table:table-cell office:value-type="float" office:value="0.732654" calcext:value-type="float">
            <text:p>0.732654</text:p>
          </table:table-cell>
          <table:table-cell office:value-type="float" office:value="0.757605" calcext:value-type="float">
            <text:p>0.757605</text:p>
          </table:table-cell>
          <table:table-cell office:value-type="float" office:value="0.780518" calcext:value-type="float">
            <text:p>0.780518</text:p>
          </table:table-cell>
          <table:table-cell office:value-type="float" office:value="0.792714" calcext:value-type="float">
            <text:p>0.792714</text:p>
          </table:table-cell>
          <table:table-cell office:value-type="float" office:value="0.800895" calcext:value-type="float">
            <text:p>0.800895</text:p>
          </table:table-cell>
          <table:table-cell office:value-type="float" office:value="0.813778" calcext:value-type="float">
            <text:p>0.813778</text:p>
          </table:table-cell>
          <table:table-cell office:value-type="float" office:value="0.826624" calcext:value-type="float">
            <text:p>0.826624</text:p>
          </table:table-cell>
          <table:table-cell office:value-type="float" office:value="0.846928" calcext:value-type="float">
            <text:p>0.84692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6456" calcext:value-type="float">
            <text:p>0.76645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2864" calcext:value-type="float">
            <text:p>0.52864</text:p>
          </table:table-cell>
          <table:table-cell office:value-type="float" office:value="0.608415" calcext:value-type="float">
            <text:p>0.608415</text:p>
          </table:table-cell>
          <table:table-cell office:value-type="float" office:value="0.693845" calcext:value-type="float">
            <text:p>0.693845</text:p>
          </table:table-cell>
          <table:table-cell office:value-type="float" office:value="0.732689" calcext:value-type="float">
            <text:p>0.732689</text:p>
          </table:table-cell>
          <table:table-cell office:value-type="float" office:value="0.761035" calcext:value-type="float">
            <text:p>0.761035</text:p>
          </table:table-cell>
          <table:table-cell office:value-type="float" office:value="0.781198" calcext:value-type="float">
            <text:p>0.781198</text:p>
          </table:table-cell>
          <table:table-cell office:value-type="float" office:value="0.789981" calcext:value-type="float">
            <text:p>0.789981</text:p>
          </table:table-cell>
          <table:table-cell office:value-type="float" office:value="0.799305" calcext:value-type="float">
            <text:p>0.799305</text:p>
          </table:table-cell>
          <table:table-cell office:value-type="float" office:value="0.814923" calcext:value-type="float">
            <text:p>0.814923</text:p>
          </table:table-cell>
          <table:table-cell office:value-type="float" office:value="0.82817" calcext:value-type="float">
            <text:p>0.82817</text:p>
          </table:table-cell>
          <table:table-cell office:value-type="float" office:value="0.843932" calcext:value-type="float">
            <text:p>0.84393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5349" calcext:value-type="float">
            <text:p>0.76534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64521" calcext:value-type="float">
            <text:p>0.464521</text:p>
          </table:table-cell>
          <table:table-cell office:value-type="float" office:value="0.603101" calcext:value-type="float">
            <text:p>0.603101</text:p>
          </table:table-cell>
          <table:table-cell office:value-type="float" office:value="0.700161" calcext:value-type="float">
            <text:p>0.700161</text:p>
          </table:table-cell>
          <table:table-cell office:value-type="float" office:value="0.735768" calcext:value-type="float">
            <text:p>0.735768</text:p>
          </table:table-cell>
          <table:table-cell office:value-type="float" office:value="0.757942" calcext:value-type="float">
            <text:p>0.757942</text:p>
          </table:table-cell>
          <table:table-cell office:value-type="float" office:value="0.777303" calcext:value-type="float">
            <text:p>0.777303</text:p>
          </table:table-cell>
          <table:table-cell office:value-type="float" office:value="0.790291" calcext:value-type="float">
            <text:p>0.790291</text:p>
          </table:table-cell>
          <table:table-cell office:value-type="float" office:value="0.799105" calcext:value-type="float">
            <text:p>0.799105</text:p>
          </table:table-cell>
          <table:table-cell office:value-type="float" office:value="0.814272" calcext:value-type="float">
            <text:p>0.814272</text:p>
          </table:table-cell>
          <table:table-cell office:value-type="float" office:value="0.827435" calcext:value-type="float">
            <text:p>0.827435</text:p>
          </table:table-cell>
          <table:table-cell office:value-type="float" office:value="0.847722" calcext:value-type="float">
            <text:p>0.84772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531" calcext:value-type="float">
            <text:p>0.7653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0759" calcext:value-type="float">
            <text:p>0.50759</text:p>
          </table:table-cell>
          <table:table-cell office:value-type="float" office:value="0.622981" calcext:value-type="float">
            <text:p>0.622981</text:p>
          </table:table-cell>
          <table:table-cell office:value-type="float" office:value="0.734208" calcext:value-type="float">
            <text:p>0.734208</text:p>
          </table:table-cell>
          <table:table-cell office:value-type="float" office:value="0.752682" calcext:value-type="float">
            <text:p>0.752682</text:p>
          </table:table-cell>
          <table:table-cell office:value-type="float" office:value="0.768497" calcext:value-type="float">
            <text:p>0.768497</text:p>
          </table:table-cell>
          <table:table-cell office:value-type="float" office:value="0.782996" calcext:value-type="float">
            <text:p>0.782996</text:p>
          </table:table-cell>
          <table:table-cell office:value-type="float" office:value="0.792105" calcext:value-type="float">
            <text:p>0.792105</text:p>
          </table:table-cell>
          <table:table-cell office:value-type="float" office:value="0.800139" calcext:value-type="float">
            <text:p>0.800139</text:p>
          </table:table-cell>
          <table:table-cell office:value-type="float" office:value="0.813825" calcext:value-type="float">
            <text:p>0.813825</text:p>
          </table:table-cell>
          <table:table-cell office:value-type="float" office:value="0.827021" calcext:value-type="float">
            <text:p>0.827021</text:p>
          </table:table-cell>
          <table:table-cell office:value-type="float" office:value="0.851063" calcext:value-type="float">
            <text:p>0.85106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74552" calcext:value-type="float">
            <text:p>0.77455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6516" calcext:value-type="float">
            <text:p>0.46516</text:p>
          </table:table-cell>
          <table:table-cell office:value-type="float" office:value="0.62415" calcext:value-type="float">
            <text:p>0.62415</text:p>
          </table:table-cell>
          <table:table-cell office:value-type="float" office:value="0.73202" calcext:value-type="float">
            <text:p>0.73202</text:p>
          </table:table-cell>
          <table:table-cell office:value-type="float" office:value="0.759041" calcext:value-type="float">
            <text:p>0.759041</text:p>
          </table:table-cell>
          <table:table-cell office:value-type="float" office:value="0.77595" calcext:value-type="float">
            <text:p>0.77595</text:p>
          </table:table-cell>
          <table:table-cell office:value-type="float" office:value="0.788658" calcext:value-type="float">
            <text:p>0.788658</text:p>
          </table:table-cell>
          <table:table-cell office:value-type="float" office:value="0.792912" calcext:value-type="float">
            <text:p>0.792912</text:p>
          </table:table-cell>
          <table:table-cell office:value-type="float" office:value="0.799602" calcext:value-type="float">
            <text:p>0.799602</text:p>
          </table:table-cell>
          <table:table-cell office:value-type="float" office:value="0.811688" calcext:value-type="float">
            <text:p>0.811688</text:p>
          </table:table-cell>
          <table:table-cell office:value-type="float" office:value="0.827305" calcext:value-type="float">
            <text:p>0.827305</text:p>
          </table:table-cell>
          <table:table-cell office:value-type="float" office:value="0.851312" calcext:value-type="float">
            <text:p>0.85131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76264" calcext:value-type="float">
            <text:p>0.77626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98366" calcext:value-type="float">
            <text:p>0.498366</text:p>
          </table:table-cell>
          <table:table-cell office:value-type="float" office:value="0.652112" calcext:value-type="float">
            <text:p>0.652112</text:p>
          </table:table-cell>
          <table:table-cell office:value-type="float" office:value="0.740185" calcext:value-type="float">
            <text:p>0.740185</text:p>
          </table:table-cell>
          <table:table-cell office:value-type="float" office:value="0.759233" calcext:value-type="float">
            <text:p>0.759233</text:p>
          </table:table-cell>
          <table:table-cell office:value-type="float" office:value="0.773631" calcext:value-type="float">
            <text:p>0.773631</text:p>
          </table:table-cell>
          <table:table-cell office:value-type="float" office:value="0.786737" calcext:value-type="float">
            <text:p>0.786737</text:p>
          </table:table-cell>
          <table:table-cell office:value-type="float" office:value="0.793088" calcext:value-type="float">
            <text:p>0.793088</text:p>
          </table:table-cell>
          <table:table-cell office:value-type="float" office:value="0.802486" calcext:value-type="float">
            <text:p>0.802486</text:p>
          </table:table-cell>
          <table:table-cell office:value-type="float" office:value="0.812894" calcext:value-type="float">
            <text:p>0.812894</text:p>
          </table:table-cell>
          <table:table-cell office:value-type="float" office:value="0.825975" calcext:value-type="float">
            <text:p>0.825975</text:p>
          </table:table-cell>
          <table:table-cell office:value-type="float" office:value="0.847456" calcext:value-type="float">
            <text:p>0.84745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7938" calcext:value-type="float">
            <text:p>0.7793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2465" calcext:value-type="float">
            <text:p>0.42465</text:p>
          </table:table-cell>
          <table:table-cell office:value-type="float" office:value="0.624451" calcext:value-type="float">
            <text:p>0.624451</text:p>
          </table:table-cell>
          <table:table-cell office:value-type="float" office:value="0.729269" calcext:value-type="float">
            <text:p>0.729269</text:p>
          </table:table-cell>
          <table:table-cell office:value-type="float" office:value="0.754845" calcext:value-type="float">
            <text:p>0.754845</text:p>
          </table:table-cell>
          <table:table-cell office:value-type="float" office:value="0.76966" calcext:value-type="float">
            <text:p>0.76966</text:p>
          </table:table-cell>
          <table:table-cell office:value-type="float" office:value="0.785807" calcext:value-type="float">
            <text:p>0.785807</text:p>
          </table:table-cell>
          <table:table-cell office:value-type="float" office:value="0.795415" calcext:value-type="float">
            <text:p>0.795415</text:p>
          </table:table-cell>
          <table:table-cell office:value-type="float" office:value="0.807135" calcext:value-type="float">
            <text:p>0.807135</text:p>
          </table:table-cell>
          <table:table-cell office:value-type="float" office:value="0.817107" calcext:value-type="float">
            <text:p>0.817107</text:p>
          </table:table-cell>
          <table:table-cell office:value-type="float" office:value="0.828478" calcext:value-type="float">
            <text:p>0.828478</text:p>
          </table:table-cell>
          <table:table-cell office:value-type="float" office:value="0.846733" calcext:value-type="float">
            <text:p>0.84673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7589" calcext:value-type="float">
            <text:p>0.7758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2465" calcext:value-type="float">
            <text:p>0.42465</text:p>
          </table:table-cell>
          <table:table-cell office:value-type="float" office:value="0.647121" calcext:value-type="float">
            <text:p>0.647121</text:p>
          </table:table-cell>
          <table:table-cell office:value-type="float" office:value="0.718162" calcext:value-type="float">
            <text:p>0.718162</text:p>
          </table:table-cell>
          <table:table-cell office:value-type="float" office:value="0.748714" calcext:value-type="float">
            <text:p>0.748714</text:p>
          </table:table-cell>
          <table:table-cell office:value-type="float" office:value="0.765215" calcext:value-type="float">
            <text:p>0.765215</text:p>
          </table:table-cell>
          <table:table-cell office:value-type="float" office:value="0.776752" calcext:value-type="float">
            <text:p>0.776752</text:p>
          </table:table-cell>
          <table:table-cell office:value-type="float" office:value="0.789624" calcext:value-type="float">
            <text:p>0.789624</text:p>
          </table:table-cell>
          <table:table-cell office:value-type="float" office:value="0.798782" calcext:value-type="float">
            <text:p>0.798782</text:p>
          </table:table-cell>
          <table:table-cell office:value-type="float" office:value="0.810872" calcext:value-type="float">
            <text:p>0.810872</text:p>
          </table:table-cell>
          <table:table-cell office:value-type="float" office:value="0.824479" calcext:value-type="float">
            <text:p>0.824479</text:p>
          </table:table-cell>
          <table:table-cell office:value-type="float" office:value="0.844883" calcext:value-type="float">
            <text:p>0.84488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72461" calcext:value-type="float">
            <text:p>0.77246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0.592762" calcext:value-type="float">
            <text:p>0.592762</text:p>
          </table:table-cell>
          <table:table-cell office:value-type="float" office:value="0.715024" calcext:value-type="float">
            <text:p>0.715024</text:p>
          </table:table-cell>
          <table:table-cell office:value-type="float" office:value="0.746119" calcext:value-type="float">
            <text:p>0.746119</text:p>
          </table:table-cell>
          <table:table-cell office:value-type="float" office:value="0.768902" calcext:value-type="float">
            <text:p>0.768902</text:p>
          </table:table-cell>
          <table:table-cell office:value-type="float" office:value="0.782666" calcext:value-type="float">
            <text:p>0.782666</text:p>
          </table:table-cell>
          <table:table-cell office:value-type="float" office:value="0.792131" calcext:value-type="float">
            <text:p>0.792131</text:p>
          </table:table-cell>
          <table:table-cell office:value-type="float" office:value="0.800255" calcext:value-type="float">
            <text:p>0.800255</text:p>
          </table:table-cell>
          <table:table-cell office:value-type="float" office:value="0.809856" calcext:value-type="float">
            <text:p>0.809856</text:p>
          </table:table-cell>
          <table:table-cell office:value-type="float" office:value="0.82524" calcext:value-type="float">
            <text:p>0.82524</text:p>
          </table:table-cell>
          <table:table-cell office:value-type="float" office:value="0.845944" calcext:value-type="float">
            <text:p>0.84594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789" calcext:value-type="float">
            <text:p>0.7678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6311" calcext:value-type="float">
            <text:p>0.56311</text:p>
          </table:table-cell>
          <table:table-cell office:value-type="float" office:value="0.636509" calcext:value-type="float">
            <text:p>0.636509</text:p>
          </table:table-cell>
          <table:table-cell office:value-type="float" office:value="0.701991" calcext:value-type="float">
            <text:p>0.701991</text:p>
          </table:table-cell>
          <table:table-cell office:value-type="float" office:value="0.740632" calcext:value-type="float">
            <text:p>0.740632</text:p>
          </table:table-cell>
          <table:table-cell office:value-type="float" office:value="0.764608" calcext:value-type="float">
            <text:p>0.764608</text:p>
          </table:table-cell>
          <table:table-cell office:value-type="float" office:value="0.779141" calcext:value-type="float">
            <text:p>0.779141</text:p>
          </table:table-cell>
          <table:table-cell office:value-type="float" office:value="0.791276" calcext:value-type="float">
            <text:p>0.791276</text:p>
          </table:table-cell>
          <table:table-cell office:value-type="float" office:value="0.799279" calcext:value-type="float">
            <text:p>0.799279</text:p>
          </table:table-cell>
          <table:table-cell office:value-type="float" office:value="0.810889" calcext:value-type="float">
            <text:p>0.810889</text:p>
          </table:table-cell>
          <table:table-cell office:value-type="float" office:value="0.825773" calcext:value-type="float">
            <text:p>0.825773</text:p>
          </table:table-cell>
          <table:table-cell office:value-type="float" office:value="0.848461" calcext:value-type="float">
            <text:p>0.84846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9856" calcext:value-type="float">
            <text:p>0.76985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19121" calcext:value-type="float">
            <text:p>0.119121</text:p>
          </table:table-cell>
          <table:table-cell office:value-type="float" office:value="0.573196" calcext:value-type="float">
            <text:p>0.573196</text:p>
          </table:table-cell>
          <table:table-cell office:value-type="float" office:value="0.690708" calcext:value-type="float">
            <text:p>0.690708</text:p>
          </table:table-cell>
          <table:table-cell office:value-type="float" office:value="0.739832" calcext:value-type="float">
            <text:p>0.739832</text:p>
          </table:table-cell>
          <table:table-cell office:value-type="float" office:value="0.763142" calcext:value-type="float">
            <text:p>0.763142</text:p>
          </table:table-cell>
          <table:table-cell office:value-type="float" office:value="0.779741" calcext:value-type="float">
            <text:p>0.779741</text:p>
          </table:table-cell>
          <table:table-cell office:value-type="float" office:value="0.78936" calcext:value-type="float">
            <text:p>0.78936</text:p>
          </table:table-cell>
          <table:table-cell office:value-type="float" office:value="0.799228" calcext:value-type="float">
            <text:p>0.799228</text:p>
          </table:table-cell>
          <table:table-cell office:value-type="float" office:value="0.810674" calcext:value-type="float">
            <text:p>0.810674</text:p>
          </table:table-cell>
          <table:table-cell office:value-type="float" office:value="0.822654" calcext:value-type="float">
            <text:p>0.822654</text:p>
          </table:table-cell>
          <table:table-cell office:value-type="float" office:value="0.842149" calcext:value-type="float">
            <text:p>0.84214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1068" calcext:value-type="float">
            <text:p>0.76106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02346" calcext:value-type="float">
            <text:p>0.302346</text:p>
          </table:table-cell>
          <table:table-cell office:value-type="float" office:value="0.560374" calcext:value-type="float">
            <text:p>0.560374</text:p>
          </table:table-cell>
          <table:table-cell office:value-type="float" office:value="0.67584" calcext:value-type="float">
            <text:p>0.67584</text:p>
          </table:table-cell>
          <table:table-cell office:value-type="float" office:value="0.718387" calcext:value-type="float">
            <text:p>0.718387</text:p>
          </table:table-cell>
          <table:table-cell office:value-type="float" office:value="0.749117" calcext:value-type="float">
            <text:p>0.749117</text:p>
          </table:table-cell>
          <table:table-cell office:value-type="float" office:value="0.766368" calcext:value-type="float">
            <text:p>0.766368</text:p>
          </table:table-cell>
          <table:table-cell office:value-type="float" office:value="0.784657" calcext:value-type="float">
            <text:p>0.784657</text:p>
          </table:table-cell>
          <table:table-cell office:value-type="float" office:value="0.795414" calcext:value-type="float">
            <text:p>0.795414</text:p>
          </table:table-cell>
          <table:table-cell office:value-type="float" office:value="0.807096" calcext:value-type="float">
            <text:p>0.807096</text:p>
          </table:table-cell>
          <table:table-cell office:value-type="float" office:value="0.819804" calcext:value-type="float">
            <text:p>0.819804</text:p>
          </table:table-cell>
          <table:table-cell office:value-type="float" office:value="0.844956" calcext:value-type="float">
            <text:p>0.84495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52201" calcext:value-type="float">
            <text:p>0.75220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14676" calcext:value-type="float">
            <text:p>0.414676</text:p>
          </table:table-cell>
          <table:table-cell office:value-type="float" office:value="0.579093" calcext:value-type="float">
            <text:p>0.579093</text:p>
          </table:table-cell>
          <table:table-cell office:value-type="float" office:value="0.69041" calcext:value-type="float">
            <text:p>0.69041</text:p>
          </table:table-cell>
          <table:table-cell office:value-type="float" office:value="0.732885" calcext:value-type="float">
            <text:p>0.732885</text:p>
          </table:table-cell>
          <table:table-cell office:value-type="float" office:value="0.755675" calcext:value-type="float">
            <text:p>0.755675</text:p>
          </table:table-cell>
          <table:table-cell office:value-type="float" office:value="0.77113" calcext:value-type="float">
            <text:p>0.77113</text:p>
          </table:table-cell>
          <table:table-cell office:value-type="float" office:value="0.789907" calcext:value-type="float">
            <text:p>0.789907</text:p>
          </table:table-cell>
          <table:table-cell office:value-type="float" office:value="0.797755" calcext:value-type="float">
            <text:p>0.797755</text:p>
          </table:table-cell>
          <table:table-cell office:value-type="float" office:value="0.808537" calcext:value-type="float">
            <text:p>0.808537</text:p>
          </table:table-cell>
          <table:table-cell office:value-type="float" office:value="0.823588" calcext:value-type="float">
            <text:p>0.823588</text:p>
          </table:table-cell>
          <table:table-cell office:value-type="float" office:value="0.851362" calcext:value-type="float">
            <text:p>0.85136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0034" calcext:value-type="float">
            <text:p>0.76003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66866" calcext:value-type="float">
            <text:p>0.466866</text:p>
          </table:table-cell>
          <table:table-cell office:value-type="float" office:value="0.589206" calcext:value-type="float">
            <text:p>0.589206</text:p>
          </table:table-cell>
          <table:table-cell office:value-type="float" office:value="0.685637" calcext:value-type="float">
            <text:p>0.685637</text:p>
          </table:table-cell>
          <table:table-cell office:value-type="float" office:value="0.729194" calcext:value-type="float">
            <text:p>0.729194</text:p>
          </table:table-cell>
          <table:table-cell office:value-type="float" office:value="0.753781" calcext:value-type="float">
            <text:p>0.753781</text:p>
          </table:table-cell>
          <table:table-cell office:value-type="float" office:value="0.777965" calcext:value-type="float">
            <text:p>0.777965</text:p>
          </table:table-cell>
          <table:table-cell office:value-type="float" office:value="0.791779" calcext:value-type="float">
            <text:p>0.791779</text:p>
          </table:table-cell>
          <table:table-cell office:value-type="float" office:value="0.799076" calcext:value-type="float">
            <text:p>0.799076</text:p>
          </table:table-cell>
          <table:table-cell office:value-type="float" office:value="0.813111" calcext:value-type="float">
            <text:p>0.813111</text:p>
          </table:table-cell>
          <table:table-cell office:value-type="float" office:value="0.82662" calcext:value-type="float">
            <text:p>0.82662</text:p>
          </table:table-cell>
          <table:table-cell office:value-type="float" office:value="0.849455" calcext:value-type="float">
            <text:p>0.84945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1583" calcext:value-type="float">
            <text:p>0.76158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67917" calcext:value-type="float">
            <text:p>0.167917</text:p>
          </table:table-cell>
          <table:table-cell office:value-type="float" office:value="0.551777" calcext:value-type="float">
            <text:p>0.551777</text:p>
          </table:table-cell>
          <table:table-cell office:value-type="float" office:value="0.69071" calcext:value-type="float">
            <text:p>0.69071</text:p>
          </table:table-cell>
          <table:table-cell office:value-type="float" office:value="0.736583" calcext:value-type="float">
            <text:p>0.736583</text:p>
          </table:table-cell>
          <table:table-cell office:value-type="float" office:value="0.760291" calcext:value-type="float">
            <text:p>0.760291</text:p>
          </table:table-cell>
          <table:table-cell office:value-type="float" office:value="0.782737" calcext:value-type="float">
            <text:p>0.782737</text:p>
          </table:table-cell>
          <table:table-cell office:value-type="float" office:value="0.794387" calcext:value-type="float">
            <text:p>0.794387</text:p>
          </table:table-cell>
          <table:table-cell office:value-type="float" office:value="0.805625" calcext:value-type="float">
            <text:p>0.805625</text:p>
          </table:table-cell>
          <table:table-cell office:value-type="float" office:value="0.81823" calcext:value-type="float">
            <text:p>0.81823</text:p>
          </table:table-cell>
          <table:table-cell office:value-type="float" office:value="0.831097" calcext:value-type="float">
            <text:p>0.831097</text:p>
          </table:table-cell>
          <table:table-cell office:value-type="float" office:value="0.849261" calcext:value-type="float">
            <text:p>0.84926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207" calcext:value-type="float">
            <text:p>0.7620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44274" calcext:value-type="float">
            <text:p>0.244274</text:p>
          </table:table-cell>
          <table:table-cell office:value-type="float" office:value="0.578469" calcext:value-type="float">
            <text:p>0.578469</text:p>
          </table:table-cell>
          <table:table-cell office:value-type="float" office:value="0.707689" calcext:value-type="float">
            <text:p>0.707689</text:p>
          </table:table-cell>
          <table:table-cell office:value-type="float" office:value="0.741458" calcext:value-type="float">
            <text:p>0.741458</text:p>
          </table:table-cell>
          <table:table-cell office:value-type="float" office:value="0.771407" calcext:value-type="float">
            <text:p>0.771407</text:p>
          </table:table-cell>
          <table:table-cell office:value-type="float" office:value="0.788588" calcext:value-type="float">
            <text:p>0.788588</text:p>
          </table:table-cell>
          <table:table-cell office:value-type="float" office:value="0.798114" calcext:value-type="float">
            <text:p>0.798114</text:p>
          </table:table-cell>
          <table:table-cell office:value-type="float" office:value="0.808511" calcext:value-type="float">
            <text:p>0.808511</text:p>
          </table:table-cell>
          <table:table-cell office:value-type="float" office:value="0.820214" calcext:value-type="float">
            <text:p>0.820214</text:p>
          </table:table-cell>
          <table:table-cell office:value-type="float" office:value="0.834473" calcext:value-type="float">
            <text:p>0.834473</text:p>
          </table:table-cell>
          <table:table-cell office:value-type="float" office:value="0.859444" calcext:value-type="float">
            <text:p>0.85944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70837" calcext:value-type="float">
            <text:p>0.77083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506921" calcext:value-type="float">
            <text:p>0.506921</text:p>
          </table:table-cell>
          <table:table-cell office:value-type="float" office:value="0.699827" calcext:value-type="float">
            <text:p>0.699827</text:p>
          </table:table-cell>
          <table:table-cell office:value-type="float" office:value="0.742532" calcext:value-type="float">
            <text:p>0.742532</text:p>
          </table:table-cell>
          <table:table-cell office:value-type="float" office:value="0.769026" calcext:value-type="float">
            <text:p>0.769026</text:p>
          </table:table-cell>
          <table:table-cell office:value-type="float" office:value="0.787962" calcext:value-type="float">
            <text:p>0.787962</text:p>
          </table:table-cell>
          <table:table-cell office:value-type="float" office:value="0.795456" calcext:value-type="float">
            <text:p>0.795456</text:p>
          </table:table-cell>
          <table:table-cell office:value-type="float" office:value="0.807111" calcext:value-type="float">
            <text:p>0.807111</text:p>
          </table:table-cell>
          <table:table-cell office:value-type="float" office:value="0.818836" calcext:value-type="float">
            <text:p>0.818836</text:p>
          </table:table-cell>
          <table:table-cell office:value-type="float" office:value="0.830741" calcext:value-type="float">
            <text:p>0.830741</text:p>
          </table:table-cell>
          <table:table-cell office:value-type="float" office:value="0.851114" calcext:value-type="float">
            <text:p>0.85111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0953" calcext:value-type="float">
            <text:p>0.7609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19121" calcext:value-type="float">
            <text:p>0.119121</text:p>
          </table:table-cell>
          <table:table-cell office:value-type="float" office:value="0.534398" calcext:value-type="float">
            <text:p>0.534398</text:p>
          </table:table-cell>
          <table:table-cell office:value-type="float" office:value="0.694534" calcext:value-type="float">
            <text:p>0.694534</text:p>
          </table:table-cell>
          <table:table-cell office:value-type="float" office:value="0.738355" calcext:value-type="float">
            <text:p>0.738355</text:p>
          </table:table-cell>
          <table:table-cell office:value-type="float" office:value="0.761855" calcext:value-type="float">
            <text:p>0.761855</text:p>
          </table:table-cell>
          <table:table-cell office:value-type="float" office:value="0.778447" calcext:value-type="float">
            <text:p>0.778447</text:p>
          </table:table-cell>
          <table:table-cell office:value-type="float" office:value="0.793179" calcext:value-type="float">
            <text:p>0.793179</text:p>
          </table:table-cell>
          <table:table-cell office:value-type="float" office:value="0.809752" calcext:value-type="float">
            <text:p>0.809752</text:p>
          </table:table-cell>
          <table:table-cell office:value-type="float" office:value="0.82249" calcext:value-type="float">
            <text:p>0.82249</text:p>
          </table:table-cell>
          <table:table-cell office:value-type="float" office:value="0.832466" calcext:value-type="float">
            <text:p>0.832466</text:p>
          </table:table-cell>
          <table:table-cell office:value-type="float" office:value="0.85012" calcext:value-type="float">
            <text:p>0.8501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6156" calcext:value-type="float">
            <text:p>0.7615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67477" calcext:value-type="float">
            <text:p>0.467477</text:p>
          </table:table-cell>
          <table:table-cell office:value-type="float" office:value="0.537645" calcext:value-type="float">
            <text:p>0.537645</text:p>
          </table:table-cell>
          <table:table-cell office:value-type="float" office:value="0.671428" calcext:value-type="float">
            <text:p>0.671428</text:p>
          </table:table-cell>
          <table:table-cell office:value-type="float" office:value="0.727619" calcext:value-type="float">
            <text:p>0.727619</text:p>
          </table:table-cell>
          <table:table-cell office:value-type="float" office:value="0.755715" calcext:value-type="float">
            <text:p>0.755715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90451" calcext:value-type="float">
            <text:p>0.790451</text:p>
          </table:table-cell>
          <table:table-cell office:value-type="float" office:value="0.803591" calcext:value-type="float">
            <text:p>0.803591</text:p>
          </table:table-cell>
          <table:table-cell office:value-type="float" office:value="0.816297" calcext:value-type="float">
            <text:p>0.816297</text:p>
          </table:table-cell>
          <table:table-cell office:value-type="float" office:value="0.829497" calcext:value-type="float">
            <text:p>0.829497</text:p>
          </table:table-cell>
          <table:table-cell office:value-type="float" office:value="0.848335" calcext:value-type="float">
            <text:p>0.84833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55443" calcext:value-type="float">
            <text:p>0.75544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61062" calcext:value-type="float">
            <text:p>0.461062</text:p>
          </table:table-cell>
          <table:table-cell office:value-type="float" office:value="0.538969" calcext:value-type="float">
            <text:p>0.538969</text:p>
          </table:table-cell>
          <table:table-cell office:value-type="float" office:value="0.649887" calcext:value-type="float">
            <text:p>0.649887</text:p>
          </table:table-cell>
          <table:table-cell office:value-type="float" office:value="0.729881" calcext:value-type="float">
            <text:p>0.729881</text:p>
          </table:table-cell>
          <table:table-cell office:value-type="float" office:value="0.762644" calcext:value-type="float">
            <text:p>0.762644</text:p>
          </table:table-cell>
          <table:table-cell office:value-type="float" office:value="0.774932" calcext:value-type="float">
            <text:p>0.774932</text:p>
          </table:table-cell>
          <table:table-cell office:value-type="float" office:value="0.78604" calcext:value-type="float">
            <text:p>0.78604</text:p>
          </table:table-cell>
          <table:table-cell office:value-type="float" office:value="0.800518" calcext:value-type="float">
            <text:p>0.800518</text:p>
          </table:table-cell>
          <table:table-cell office:value-type="float" office:value="0.815224" calcext:value-type="float">
            <text:p>0.815224</text:p>
          </table:table-cell>
          <table:table-cell office:value-type="float" office:value="0.831969" calcext:value-type="float">
            <text:p>0.831969</text:p>
          </table:table-cell>
          <table:table-cell office:value-type="float" office:value="0.851614" calcext:value-type="float">
            <text:p>0.85161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54168" calcext:value-type="float">
            <text:p>0.75416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31697" calcext:value-type="float">
            <text:p>0.231697</text:p>
          </table:table-cell>
          <table:table-cell office:value-type="float" office:value="0.509975" calcext:value-type="float">
            <text:p>0.509975</text:p>
          </table:table-cell>
          <table:table-cell office:value-type="float" office:value="0.606749" calcext:value-type="float">
            <text:p>0.606749</text:p>
          </table:table-cell>
          <table:table-cell office:value-type="float" office:value="0.699665" calcext:value-type="float">
            <text:p>0.699665</text:p>
          </table:table-cell>
          <table:table-cell office:value-type="float" office:value="0.740202" calcext:value-type="float">
            <text:p>0.740202</text:p>
          </table:table-cell>
          <table:table-cell office:value-type="float" office:value="0.767454" calcext:value-type="float">
            <text:p>0.767454</text:p>
          </table:table-cell>
          <table:table-cell office:value-type="float" office:value="0.782814" calcext:value-type="float">
            <text:p>0.782814</text:p>
          </table:table-cell>
          <table:table-cell office:value-type="float" office:value="0.798963" calcext:value-type="float">
            <text:p>0.798963</text:p>
          </table:table-cell>
          <table:table-cell office:value-type="float" office:value="0.812311" calcext:value-type="float">
            <text:p>0.812311</text:p>
          </table:table-cell>
          <table:table-cell office:value-type="float" office:value="0.825912" calcext:value-type="float">
            <text:p>0.825912</text:p>
          </table:table-cell>
          <table:table-cell office:value-type="float" office:value="0.848991" calcext:value-type="float">
            <text:p>0.84899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39304" calcext:value-type="float">
            <text:p>0.73930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19121" calcext:value-type="float">
            <text:p>0.119121</text:p>
          </table:table-cell>
          <table:table-cell office:value-type="float" office:value="0.496811" calcext:value-type="float">
            <text:p>0.496811</text:p>
          </table:table-cell>
          <table:table-cell office:value-type="float" office:value="0.604281" calcext:value-type="float">
            <text:p>0.604281</text:p>
          </table:table-cell>
          <table:table-cell office:value-type="float" office:value="0.717451" calcext:value-type="float">
            <text:p>0.717451</text:p>
          </table:table-cell>
          <table:table-cell office:value-type="float" office:value="0.752581" calcext:value-type="float">
            <text:p>0.752581</text:p>
          </table:table-cell>
          <table:table-cell office:value-type="float" office:value="0.770523" calcext:value-type="float">
            <text:p>0.770523</text:p>
          </table:table-cell>
          <table:table-cell office:value-type="float" office:value="0.785708" calcext:value-type="float">
            <text:p>0.785708</text:p>
          </table:table-cell>
          <table:table-cell office:value-type="float" office:value="0.796753" calcext:value-type="float">
            <text:p>0.796753</text:p>
          </table:table-cell>
          <table:table-cell office:value-type="float" office:value="0.810607" calcext:value-type="float">
            <text:p>0.810607</text:p>
          </table:table-cell>
          <table:table-cell office:value-type="float" office:value="0.827039" calcext:value-type="float">
            <text:p>0.827039</text:p>
          </table:table-cell>
          <table:table-cell office:value-type="float" office:value="0.848312" calcext:value-type="float">
            <text:p>0.84831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41007" calcext:value-type="float">
            <text:p>0.74100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0.442287" calcext:value-type="float">
            <text:p>0.442287</text:p>
          </table:table-cell>
          <table:table-cell office:value-type="float" office:value="0.584446" calcext:value-type="float">
            <text:p>0.584446</text:p>
          </table:table-cell>
          <table:table-cell office:value-type="float" office:value="0.695265" calcext:value-type="float">
            <text:p>0.695265</text:p>
          </table:table-cell>
          <table:table-cell office:value-type="float" office:value="0.742616" calcext:value-type="float">
            <text:p>0.742616</text:p>
          </table:table-cell>
          <table:table-cell office:value-type="float" office:value="0.76543" calcext:value-type="float">
            <text:p>0.76543</text:p>
          </table:table-cell>
          <table:table-cell office:value-type="float" office:value="0.780165" calcext:value-type="float">
            <text:p>0.780165</text:p>
          </table:table-cell>
          <table:table-cell office:value-type="float" office:value="0.792299" calcext:value-type="float">
            <text:p>0.792299</text:p>
          </table:table-cell>
          <table:table-cell office:value-type="float" office:value="0.803868" calcext:value-type="float">
            <text:p>0.803868</text:p>
          </table:table-cell>
          <table:table-cell office:value-type="float" office:value="0.820977" calcext:value-type="float">
            <text:p>0.820977</text:p>
          </table:table-cell>
          <table:table-cell office:value-type="float" office:value="0.843116" calcext:value-type="float">
            <text:p>0.84311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27047" calcext:value-type="float">
            <text:p>0.72704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05707" calcext:value-type="float">
            <text:p>0.305707</text:p>
          </table:table-cell>
          <table:table-cell office:value-type="float" office:value="0.51783" calcext:value-type="float">
            <text:p>0.51783</text:p>
          </table:table-cell>
          <table:table-cell office:value-type="float" office:value="0.609459" calcext:value-type="float">
            <text:p>0.609459</text:p>
          </table:table-cell>
          <table:table-cell office:value-type="float" office:value="0.702612" calcext:value-type="float">
            <text:p>0.702612</text:p>
          </table:table-cell>
          <table:table-cell office:value-type="float" office:value="0.744955" calcext:value-type="float">
            <text:p>0.744955</text:p>
          </table:table-cell>
          <table:table-cell office:value-type="float" office:value="0.769589" calcext:value-type="float">
            <text:p>0.769589</text:p>
          </table:table-cell>
          <table:table-cell office:value-type="float" office:value="0.786394" calcext:value-type="float">
            <text:p>0.786394</text:p>
          </table:table-cell>
          <table:table-cell office:value-type="float" office:value="0.798053" calcext:value-type="float">
            <text:p>0.798053</text:p>
          </table:table-cell>
          <table:table-cell office:value-type="float" office:value="0.812334" calcext:value-type="float">
            <text:p>0.812334</text:p>
          </table:table-cell>
          <table:table-cell office:value-type="float" office:value="0.828866" calcext:value-type="float">
            <text:p>0.828866</text:p>
          </table:table-cell>
          <table:table-cell office:value-type="float" office:value="0.850477" calcext:value-type="float">
            <text:p>0.85047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42057" calcext:value-type="float">
            <text:p>0.74205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0.394135" calcext:value-type="float">
            <text:p>0.394135</text:p>
          </table:table-cell>
          <table:table-cell office:value-type="float" office:value="0.606602" calcext:value-type="float">
            <text:p>0.606602</text:p>
          </table:table-cell>
          <table:table-cell office:value-type="float" office:value="0.687208" calcext:value-type="float">
            <text:p>0.687208</text:p>
          </table:table-cell>
          <table:table-cell office:value-type="float" office:value="0.732007" calcext:value-type="float">
            <text:p>0.732007</text:p>
          </table:table-cell>
          <table:table-cell office:value-type="float" office:value="0.76643" calcext:value-type="float">
            <text:p>0.76643</text:p>
          </table:table-cell>
          <table:table-cell office:value-type="float" office:value="0.783049" calcext:value-type="float">
            <text:p>0.783049</text:p>
          </table:table-cell>
          <table:table-cell office:value-type="float" office:value="0.797758" calcext:value-type="float">
            <text:p>0.797758</text:p>
          </table:table-cell>
          <table:table-cell office:value-type="float" office:value="0.81364" calcext:value-type="float">
            <text:p>0.81364</text:p>
          </table:table-cell>
          <table:table-cell office:value-type="float" office:value="0.827038" calcext:value-type="float">
            <text:p>0.827038</text:p>
          </table:table-cell>
          <table:table-cell office:value-type="float" office:value="0.848099" calcext:value-type="float">
            <text:p>0.84809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25597" calcext:value-type="float">
            <text:p>0.72559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98283" calcext:value-type="float">
            <text:p>0.198283</text:p>
          </table:table-cell>
          <table:table-cell office:value-type="float" office:value="0.378079" calcext:value-type="float">
            <text:p>0.378079</text:p>
          </table:table-cell>
          <table:table-cell office:value-type="float" office:value="0.560169" calcext:value-type="float">
            <text:p>0.560169</text:p>
          </table:table-cell>
          <table:table-cell office:value-type="float" office:value="0.657738" calcext:value-type="float">
            <text:p>0.657738</text:p>
          </table:table-cell>
          <table:table-cell office:value-type="float" office:value="0.707623" calcext:value-type="float">
            <text:p>0.707623</text:p>
          </table:table-cell>
          <table:table-cell office:value-type="float" office:value="0.746945" calcext:value-type="float">
            <text:p>0.746945</text:p>
          </table:table-cell>
          <table:table-cell office:value-type="float" office:value="0.776328" calcext:value-type="float">
            <text:p>0.776328</text:p>
          </table:table-cell>
          <table:table-cell office:value-type="float" office:value="0.791345" calcext:value-type="float">
            <text:p>0.791345</text:p>
          </table:table-cell>
          <table:table-cell office:value-type="float" office:value="0.807143" calcext:value-type="float">
            <text:p>0.807143</text:p>
          </table:table-cell>
          <table:table-cell office:value-type="float" office:value="0.824408" calcext:value-type="float">
            <text:p>0.824408</text:p>
          </table:table-cell>
          <table:table-cell office:value-type="float" office:value="0.846567" calcext:value-type="float">
            <text:p>0.84656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09634" calcext:value-type="float">
            <text:p>0.70963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422546" calcext:value-type="float">
            <text:p>0.422546</text:p>
          </table:table-cell>
          <table:table-cell office:value-type="float" office:value="0.600652" calcext:value-type="float">
            <text:p>0.600652</text:p>
          </table:table-cell>
          <table:table-cell office:value-type="float" office:value="0.680633" calcext:value-type="float">
            <text:p>0.680633</text:p>
          </table:table-cell>
          <table:table-cell office:value-type="float" office:value="0.723031" calcext:value-type="float">
            <text:p>0.723031</text:p>
          </table:table-cell>
          <table:table-cell office:value-type="float" office:value="0.760909" calcext:value-type="float">
            <text:p>0.760909</text:p>
          </table:table-cell>
          <table:table-cell office:value-type="float" office:value="0.782713" calcext:value-type="float">
            <text:p>0.782713</text:p>
          </table:table-cell>
          <table:table-cell office:value-type="float" office:value="0.799173" calcext:value-type="float">
            <text:p>0.799173</text:p>
          </table:table-cell>
          <table:table-cell office:value-type="float" office:value="0.814221" calcext:value-type="float">
            <text:p>0.814221</text:p>
          </table:table-cell>
          <table:table-cell office:value-type="float" office:value="0.830013" calcext:value-type="float">
            <text:p>0.830013</text:p>
          </table:table-cell>
          <table:table-cell office:value-type="float" office:value="0.850579" calcext:value-type="float">
            <text:p>0.85057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26447" calcext:value-type="float">
            <text:p>0.72644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46489" calcext:value-type="float">
            <text:p>0.146489</text:p>
          </table:table-cell>
          <table:table-cell office:value-type="float" office:value="0.412168" calcext:value-type="float">
            <text:p>0.412168</text:p>
          </table:table-cell>
          <table:table-cell office:value-type="float" office:value="0.587208" calcext:value-type="float">
            <text:p>0.587208</text:p>
          </table:table-cell>
          <table:table-cell office:value-type="float" office:value="0.65789" calcext:value-type="float">
            <text:p>0.65789</text:p>
          </table:table-cell>
          <table:table-cell office:value-type="float" office:value="0.705531" calcext:value-type="float">
            <text:p>0.705531</text:p>
          </table:table-cell>
          <table:table-cell office:value-type="float" office:value="0.750528" calcext:value-type="float">
            <text:p>0.750528</text:p>
          </table:table-cell>
          <table:table-cell office:value-type="float" office:value="0.773972" calcext:value-type="float">
            <text:p>0.773972</text:p>
          </table:table-cell>
          <table:table-cell office:value-type="float" office:value="0.792046" calcext:value-type="float">
            <text:p>0.792046</text:p>
          </table:table-cell>
          <table:table-cell office:value-type="float" office:value="0.810533" calcext:value-type="float">
            <text:p>0.810533</text:p>
          </table:table-cell>
          <table:table-cell office:value-type="float" office:value="0.828304" calcext:value-type="float">
            <text:p>0.828304</text:p>
          </table:table-cell>
          <table:table-cell office:value-type="float" office:value="0.850511" calcext:value-type="float">
            <text:p>0.85051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16869" calcext:value-type="float">
            <text:p>0.71686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19121" calcext:value-type="float">
            <text:p>0.119121</text:p>
          </table:table-cell>
          <table:table-cell office:value-type="float" office:value="0.408863" calcext:value-type="float">
            <text:p>0.408863</text:p>
          </table:table-cell>
          <table:table-cell office:value-type="float" office:value="0.567541" calcext:value-type="float">
            <text:p>0.567541</text:p>
          </table:table-cell>
          <table:table-cell office:value-type="float" office:value="0.643081" calcext:value-type="float">
            <text:p>0.643081</text:p>
          </table:table-cell>
          <table:table-cell office:value-type="float" office:value="0.685934" calcext:value-type="float">
            <text:p>0.685934</text:p>
          </table:table-cell>
          <table:table-cell office:value-type="float" office:value="0.741843" calcext:value-type="float">
            <text:p>0.741843</text:p>
          </table:table-cell>
          <table:table-cell office:value-type="float" office:value="0.77366" calcext:value-type="float">
            <text:p>0.77366</text:p>
          </table:table-cell>
          <table:table-cell office:value-type="float" office:value="0.797263" calcext:value-type="float">
            <text:p>0.797263</text:p>
          </table:table-cell>
          <table:table-cell office:value-type="float" office:value="0.811499" calcext:value-type="float">
            <text:p>0.811499</text:p>
          </table:table-cell>
          <table:table-cell office:value-type="float" office:value="0.827859" calcext:value-type="float">
            <text:p>0.827859</text:p>
          </table:table-cell>
          <table:table-cell office:value-type="float" office:value="0.850832" calcext:value-type="float">
            <text:p>0.85083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710837" calcext:value-type="float">
            <text:p>0.71083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11461" calcext:value-type="float">
            <text:p>0.211461</text:p>
          </table:table-cell>
          <table:table-cell office:value-type="float" office:value="0.391256" calcext:value-type="float">
            <text:p>0.391256</text:p>
          </table:table-cell>
          <table:table-cell office:value-type="float" office:value="0.539341" calcext:value-type="float">
            <text:p>0.539341</text:p>
          </table:table-cell>
          <table:table-cell office:value-type="float" office:value="0.612303" calcext:value-type="float">
            <text:p>0.612303</text:p>
          </table:table-cell>
          <table:table-cell office:value-type="float" office:value="0.664828" calcext:value-type="float">
            <text:p>0.664828</text:p>
          </table:table-cell>
          <table:table-cell office:value-type="float" office:value="0.707861" calcext:value-type="float">
            <text:p>0.707861</text:p>
          </table:table-cell>
          <table:table-cell office:value-type="float" office:value="0.756887" calcext:value-type="float">
            <text:p>0.756887</text:p>
          </table:table-cell>
          <table:table-cell office:value-type="float" office:value="0.790585" calcext:value-type="float">
            <text:p>0.790585</text:p>
          </table:table-cell>
          <table:table-cell office:value-type="float" office:value="0.806019" calcext:value-type="float">
            <text:p>0.806019</text:p>
          </table:table-cell>
          <table:table-cell office:value-type="float" office:value="0.824442" calcext:value-type="float">
            <text:p>0.824442</text:p>
          </table:table-cell>
          <table:table-cell office:value-type="float" office:value="0.84877" calcext:value-type="float">
            <text:p>0.8487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94229" calcext:value-type="float">
            <text:p>0.69422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0.213628" calcext:value-type="float">
            <text:p>0.213628</text:p>
          </table:table-cell>
          <table:table-cell office:value-type="float" office:value="0.474129" calcext:value-type="float">
            <text:p>0.474129</text:p>
          </table:table-cell>
          <table:table-cell office:value-type="float" office:value="0.552137" calcext:value-type="float">
            <text:p>0.552137</text:p>
          </table:table-cell>
          <table:table-cell office:value-type="float" office:value="0.622607" calcext:value-type="float">
            <text:p>0.622607</text:p>
          </table:table-cell>
          <table:table-cell office:value-type="float" office:value="0.689681" calcext:value-type="float">
            <text:p>0.689681</text:p>
          </table:table-cell>
          <table:table-cell office:value-type="float" office:value="0.733556" calcext:value-type="float">
            <text:p>0.733556</text:p>
          </table:table-cell>
          <table:table-cell office:value-type="float" office:value="0.768658" calcext:value-type="float">
            <text:p>0.768658</text:p>
          </table:table-cell>
          <table:table-cell office:value-type="float" office:value="0.790438" calcext:value-type="float">
            <text:p>0.790438</text:p>
          </table:table-cell>
          <table:table-cell office:value-type="float" office:value="0.817503" calcext:value-type="float">
            <text:p>0.817503</text:p>
          </table:table-cell>
          <table:table-cell office:value-type="float" office:value="0.848969" calcext:value-type="float">
            <text:p>0.84896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1131" calcext:value-type="float">
            <text:p>0.65113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0.132318" calcext:value-type="float">
            <text:p>0.132318</text:p>
          </table:table-cell>
          <table:table-cell office:value-type="float" office:value="0.413152" calcext:value-type="float">
            <text:p>0.413152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571566" calcext:value-type="float">
            <text:p>0.571566</text:p>
          </table:table-cell>
          <table:table-cell office:value-type="float" office:value="0.627901" calcext:value-type="float">
            <text:p>0.627901</text:p>
          </table:table-cell>
          <table:table-cell office:value-type="float" office:value="0.683907" calcext:value-type="float">
            <text:p>0.683907</text:p>
          </table:table-cell>
          <table:table-cell office:value-type="float" office:value="0.733257" calcext:value-type="float">
            <text:p>0.733257</text:p>
          </table:table-cell>
          <table:table-cell office:value-type="float" office:value="0.773825" calcext:value-type="float">
            <text:p>0.773825</text:p>
          </table:table-cell>
          <table:table-cell office:value-type="float" office:value="0.804494" calcext:value-type="float">
            <text:p>0.804494</text:p>
          </table:table-cell>
          <table:table-cell office:value-type="float" office:value="0.843065" calcext:value-type="float">
            <text:p>0.843065</text:p>
          </table:table-cell>
          <table:table-cell office:value-type="float" office:value="0.879479" calcext:value-type="float">
            <text:p>0.879479</text:p>
          </table:table-cell>
          <table:table-cell office:value-type="float" office:value="0.60933" calcext:value-type="float">
            <text:p>0.6093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0.078145" calcext:value-type="float">
            <text:p>0.078145</text:p>
          </table:table-cell>
          <table:table-cell office:value-type="float" office:value="0.388448" calcext:value-type="float">
            <text:p>0.388448</text:p>
          </table:table-cell>
          <table:table-cell office:value-type="float" office:value="0.472153" calcext:value-type="float">
            <text:p>0.472153</text:p>
          </table:table-cell>
          <table:table-cell office:value-type="float" office:value="0.532123" calcext:value-type="float">
            <text:p>0.532123</text:p>
          </table:table-cell>
          <table:table-cell office:value-type="float" office:value="0.575414" calcext:value-type="float">
            <text:p>0.575414</text:p>
          </table:table-cell>
          <table:table-cell office:value-type="float" office:value="0.620662" calcext:value-type="float">
            <text:p>0.620662</text:p>
          </table:table-cell>
          <table:table-cell office:value-type="float" office:value="0.685896" calcext:value-type="float">
            <text:p>0.685896</text:p>
          </table:table-cell>
          <table:table-cell office:value-type="float" office:value="0.756634" calcext:value-type="float">
            <text:p>0.756634</text:p>
          </table:table-cell>
          <table:table-cell office:value-type="float" office:value="0.794041" calcext:value-type="float">
            <text:p>0.794041</text:p>
          </table:table-cell>
          <table:table-cell office:value-type="float" office:value="0.838984" calcext:value-type="float">
            <text:p>0.83898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7425" calcext:value-type="float">
            <text:p>0.5742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0.162956" calcext:value-type="float">
            <text:p>0.162956</text:p>
          </table:table-cell>
          <table:table-cell office:value-type="float" office:value="0.427966" calcext:value-type="float">
            <text:p>0.427966</text:p>
          </table:table-cell>
          <table:table-cell office:value-type="float" office:value="0.492388" calcext:value-type="float">
            <text:p>0.492388</text:p>
          </table:table-cell>
          <table:table-cell office:value-type="float" office:value="0.537384" calcext:value-type="float">
            <text:p>0.537384</text:p>
          </table:table-cell>
          <table:table-cell office:value-type="float" office:value="0.572687" calcext:value-type="float">
            <text:p>0.572687</text:p>
          </table:table-cell>
          <table:table-cell office:value-type="float" office:value="0.626698" calcext:value-type="float">
            <text:p>0.626698</text:p>
          </table:table-cell>
          <table:table-cell office:value-type="float" office:value="0.70383" calcext:value-type="float">
            <text:p>0.70383</text:p>
          </table:table-cell>
          <table:table-cell office:value-type="float" office:value="0.761735" calcext:value-type="float">
            <text:p>0.761735</text:p>
          </table:table-cell>
          <table:table-cell office:value-type="float" office:value="0.798348" calcext:value-type="float">
            <text:p>0.798348</text:p>
          </table:table-cell>
          <table:table-cell office:value-type="float" office:value="0.838893" calcext:value-type="float">
            <text:p>0.83889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92289" calcext:value-type="float">
            <text:p>0.59228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0.086208" calcext:value-type="float">
            <text:p>0.086208</text:p>
          </table:table-cell>
          <table:table-cell office:value-type="float" office:value="0.386209" calcext:value-type="float">
            <text:p>0.386209</text:p>
          </table:table-cell>
          <table:table-cell office:value-type="float" office:value="0.47568" calcext:value-type="float">
            <text:p>0.47568</text:p>
          </table:table-cell>
          <table:table-cell office:value-type="float" office:value="0.539357" calcext:value-type="float">
            <text:p>0.539357</text:p>
          </table:table-cell>
          <table:table-cell office:value-type="float" office:value="0.575916" calcext:value-type="float">
            <text:p>0.575916</text:p>
          </table:table-cell>
          <table:table-cell office:value-type="float" office:value="0.609915" calcext:value-type="float">
            <text:p>0.609915</text:p>
          </table:table-cell>
          <table:table-cell office:value-type="float" office:value="0.693306" calcext:value-type="float">
            <text:p>0.693306</text:p>
          </table:table-cell>
          <table:table-cell office:value-type="float" office:value="0.768846" calcext:value-type="float">
            <text:p>0.768846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0.834641" calcext:value-type="float">
            <text:p>0.83464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76901" calcext:value-type="float">
            <text:p>0.57690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0.359059" calcext:value-type="float">
            <text:p>0.359059</text:p>
          </table:table-cell>
          <table:table-cell office:value-type="float" office:value="0.454476" calcext:value-type="float">
            <text:p>0.454476</text:p>
          </table:table-cell>
          <table:table-cell office:value-type="float" office:value="0.526571" calcext:value-type="float">
            <text:p>0.526571</text:p>
          </table:table-cell>
          <table:table-cell office:value-type="float" office:value="0.576625" calcext:value-type="float">
            <text:p>0.576625</text:p>
          </table:table-cell>
          <table:table-cell office:value-type="float" office:value="0.63197" calcext:value-type="float">
            <text:p>0.63197</text:p>
          </table:table-cell>
          <table:table-cell office:value-type="float" office:value="0.694768" calcext:value-type="float">
            <text:p>0.694768</text:p>
          </table:table-cell>
          <table:table-cell office:value-type="float" office:value="0.772024" calcext:value-type="float">
            <text:p>0.772024</text:p>
          </table:table-cell>
          <table:table-cell office:value-type="float" office:value="0.805428" calcext:value-type="float">
            <text:p>0.805428</text:p>
          </table:table-cell>
          <table:table-cell office:value-type="float" office:value="0.844862" calcext:value-type="float">
            <text:p>0.844862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70344" calcext:value-type="float">
            <text:p>0.57034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0.041303" calcext:value-type="float">
            <text:p>0.041303</text:p>
          </table:table-cell>
          <table:table-cell office:value-type="float" office:value="0.312788" calcext:value-type="float">
            <text:p>0.312788</text:p>
          </table:table-cell>
          <table:table-cell office:value-type="float" office:value="0.435249" calcext:value-type="float">
            <text:p>0.435249</text:p>
          </table:table-cell>
          <table:table-cell office:value-type="float" office:value="0.491696" calcext:value-type="float">
            <text:p>0.491696</text:p>
          </table:table-cell>
          <table:table-cell office:value-type="float" office:value="0.546636" calcext:value-type="float">
            <text:p>0.546636</text:p>
          </table:table-cell>
          <table:table-cell office:value-type="float" office:value="0.584325" calcext:value-type="float">
            <text:p>0.584325</text:p>
          </table:table-cell>
          <table:table-cell office:value-type="float" office:value="0.641148" calcext:value-type="float">
            <text:p>0.641148</text:p>
          </table:table-cell>
          <table:table-cell office:value-type="float" office:value="0.743559" calcext:value-type="float">
            <text:p>0.743559</text:p>
          </table:table-cell>
          <table:table-cell office:value-type="float" office:value="0.797096" calcext:value-type="float">
            <text:p>0.797096</text:p>
          </table:table-cell>
          <table:table-cell office:value-type="float" office:value="0.839429" calcext:value-type="float">
            <text:p>0.83942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43323" calcext:value-type="float">
            <text:p>0.54332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0.054353" calcext:value-type="float">
            <text:p>-0.054353</text:p>
          </table:table-cell>
          <table:table-cell office:value-type="float" office:value="0.334194" calcext:value-type="float">
            <text:p>0.334194</text:p>
          </table:table-cell>
          <table:table-cell office:value-type="float" office:value="0.437023" calcext:value-type="float">
            <text:p>0.437023</text:p>
          </table:table-cell>
          <table:table-cell office:value-type="float" office:value="0.504334" calcext:value-type="float">
            <text:p>0.504334</text:p>
          </table:table-cell>
          <table:table-cell office:value-type="float" office:value="0.56384" calcext:value-type="float">
            <text:p>0.56384</text:p>
          </table:table-cell>
          <table:table-cell office:value-type="float" office:value="0.599454" calcext:value-type="float">
            <text:p>0.599454</text:p>
          </table:table-cell>
          <table:table-cell office:value-type="float" office:value="0.687502" calcext:value-type="float">
            <text:p>0.687502</text:p>
          </table:table-cell>
          <table:table-cell office:value-type="float" office:value="0.769589" calcext:value-type="float">
            <text:p>0.769589</text:p>
          </table:table-cell>
          <table:table-cell office:value-type="float" office:value="0.804954" calcext:value-type="float">
            <text:p>0.804954</text:p>
          </table:table-cell>
          <table:table-cell office:value-type="float" office:value="0.844105" calcext:value-type="float">
            <text:p>0.84410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49064" calcext:value-type="float">
            <text:p>0.54906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359487" calcext:value-type="float">
            <text:p>0.359487</text:p>
          </table:table-cell>
          <table:table-cell office:value-type="float" office:value="0.438611" calcext:value-type="float">
            <text:p>0.438611</text:p>
          </table:table-cell>
          <table:table-cell office:value-type="float" office:value="0.510702" calcext:value-type="float">
            <text:p>0.510702</text:p>
          </table:table-cell>
          <table:table-cell office:value-type="float" office:value="0.565001" calcext:value-type="float">
            <text:p>0.565001</text:p>
          </table:table-cell>
          <table:table-cell office:value-type="float" office:value="0.611616" calcext:value-type="float">
            <text:p>0.611616</text:p>
          </table:table-cell>
          <table:table-cell office:value-type="float" office:value="0.679267" calcext:value-type="float">
            <text:p>0.679267</text:p>
          </table:table-cell>
          <table:table-cell office:value-type="float" office:value="0.766225" calcext:value-type="float">
            <text:p>0.766225</text:p>
          </table:table-cell>
          <table:table-cell office:value-type="float" office:value="0.807809" calcext:value-type="float">
            <text:p>0.807809</text:p>
          </table:table-cell>
          <table:table-cell office:value-type="float" office:value="0.843515" calcext:value-type="float">
            <text:p>0.84351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60098" calcext:value-type="float">
            <text:p>0.56009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0.079128" calcext:value-type="float">
            <text:p>0.079128</text:p>
          </table:table-cell>
          <table:table-cell office:value-type="float" office:value="0.340329" calcext:value-type="float">
            <text:p>0.340329</text:p>
          </table:table-cell>
          <table:table-cell office:value-type="float" office:value="0.41977" calcext:value-type="float">
            <text:p>0.41977</text:p>
          </table:table-cell>
          <table:table-cell office:value-type="float" office:value="0.489614" calcext:value-type="float">
            <text:p>0.489614</text:p>
          </table:table-cell>
          <table:table-cell office:value-type="float" office:value="0.549793" calcext:value-type="float">
            <text:p>0.549793</text:p>
          </table:table-cell>
          <table:table-cell office:value-type="float" office:value="0.601709" calcext:value-type="float">
            <text:p>0.601709</text:p>
          </table:table-cell>
          <table:table-cell office:value-type="float" office:value="0.681913" calcext:value-type="float">
            <text:p>0.681913</text:p>
          </table:table-cell>
          <table:table-cell office:value-type="float" office:value="0.768469" calcext:value-type="float">
            <text:p>0.768469</text:p>
          </table:table-cell>
          <table:table-cell office:value-type="float" office:value="0.810941" calcext:value-type="float">
            <text:p>0.810941</text:p>
          </table:table-cell>
          <table:table-cell office:value-type="float" office:value="0.847063" calcext:value-type="float">
            <text:p>0.847063</text:p>
          </table:table-cell>
          <table:table-cell office:value-type="float" office:value="0.880745" calcext:value-type="float">
            <text:p>0.880745</text:p>
          </table:table-cell>
          <table:table-cell office:value-type="float" office:value="0.558873" calcext:value-type="float">
            <text:p>0.55887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03119" calcext:value-type="float">
            <text:p>0.103119</text:p>
          </table:table-cell>
          <table:table-cell office:value-type="float" office:value="0.249669" calcext:value-type="float">
            <text:p>0.249669</text:p>
          </table:table-cell>
          <table:table-cell office:value-type="float" office:value="0.385108" calcext:value-type="float">
            <text:p>0.385108</text:p>
          </table:table-cell>
          <table:table-cell office:value-type="float" office:value="0.485671" calcext:value-type="float">
            <text:p>0.485671</text:p>
          </table:table-cell>
          <table:table-cell office:value-type="float" office:value="0.553233" calcext:value-type="float">
            <text:p>0.553233</text:p>
          </table:table-cell>
          <table:table-cell office:value-type="float" office:value="0.58627" calcext:value-type="float">
            <text:p>0.58627</text:p>
          </table:table-cell>
          <table:table-cell office:value-type="float" office:value="0.640021" calcext:value-type="float">
            <text:p>0.640021</text:p>
          </table:table-cell>
          <table:table-cell office:value-type="float" office:value="0.725243" calcext:value-type="float">
            <text:p>0.725243</text:p>
          </table:table-cell>
          <table:table-cell office:value-type="float" office:value="0.772354" calcext:value-type="float">
            <text:p>0.772354</text:p>
          </table:table-cell>
          <table:table-cell office:value-type="float" office:value="0.809093" calcext:value-type="float">
            <text:p>0.809093</text:p>
          </table:table-cell>
          <table:table-cell office:value-type="float" office:value="0.840639" calcext:value-type="float">
            <text:p>0.84063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0473" calcext:value-type="float">
            <text:p>0.6047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0.11844" calcext:value-type="float">
            <text:p>0.11844</text:p>
          </table:table-cell>
          <table:table-cell office:value-type="float" office:value="0.385531" calcext:value-type="float">
            <text:p>0.385531</text:p>
          </table:table-cell>
          <table:table-cell office:value-type="float" office:value="0.478507" calcext:value-type="float">
            <text:p>0.478507</text:p>
          </table:table-cell>
          <table:table-cell office:value-type="float" office:value="0.540349" calcext:value-type="float">
            <text:p>0.540349</text:p>
          </table:table-cell>
          <table:table-cell office:value-type="float" office:value="0.577219" calcext:value-type="float">
            <text:p>0.577219</text:p>
          </table:table-cell>
          <table:table-cell office:value-type="float" office:value="0.626146" calcext:value-type="float">
            <text:p>0.626146</text:p>
          </table:table-cell>
          <table:table-cell office:value-type="float" office:value="0.716885" calcext:value-type="float">
            <text:p>0.716885</text:p>
          </table:table-cell>
          <table:table-cell office:value-type="float" office:value="0.76803" calcext:value-type="float">
            <text:p>0.76803</text:p>
          </table:table-cell>
          <table:table-cell office:value-type="float" office:value="0.809768" calcext:value-type="float">
            <text:p>0.809768</text:p>
          </table:table-cell>
          <table:table-cell office:value-type="float" office:value="0.846501" calcext:value-type="float">
            <text:p>0.84650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86738" calcext:value-type="float">
            <text:p>0.58673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230247" calcext:value-type="float">
            <text:p>0.230247</text:p>
          </table:table-cell>
          <table:table-cell office:value-type="float" office:value="0.419391" calcext:value-type="float">
            <text:p>0.419391</text:p>
          </table:table-cell>
          <table:table-cell office:value-type="float" office:value="0.516527" calcext:value-type="float">
            <text:p>0.516527</text:p>
          </table:table-cell>
          <table:table-cell office:value-type="float" office:value="0.558787" calcext:value-type="float">
            <text:p>0.558787</text:p>
          </table:table-cell>
          <table:table-cell office:value-type="float" office:value="0.587172" calcext:value-type="float">
            <text:p>0.587172</text:p>
          </table:table-cell>
          <table:table-cell office:value-type="float" office:value="0.64459" calcext:value-type="float">
            <text:p>0.64459</text:p>
          </table:table-cell>
          <table:table-cell office:value-type="float" office:value="0.727605" calcext:value-type="float">
            <text:p>0.727605</text:p>
          </table:table-cell>
          <table:table-cell office:value-type="float" office:value="0.774933" calcext:value-type="float">
            <text:p>0.774933</text:p>
          </table:table-cell>
          <table:table-cell office:value-type="float" office:value="0.80899" calcext:value-type="float">
            <text:p>0.80899</text:p>
          </table:table-cell>
          <table:table-cell office:value-type="float" office:value="0.844244" calcext:value-type="float">
            <text:p>0.84424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11249" calcext:value-type="float">
            <text:p>0.61124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0.041966" calcext:value-type="float">
            <text:p>0.041966</text:p>
          </table:table-cell>
          <table:table-cell office:value-type="float" office:value="0.408954" calcext:value-type="float">
            <text:p>0.408954</text:p>
          </table:table-cell>
          <table:table-cell office:value-type="float" office:value="0.500716" calcext:value-type="float">
            <text:p>0.500716</text:p>
          </table:table-cell>
          <table:table-cell office:value-type="float" office:value="0.547101" calcext:value-type="float">
            <text:p>0.547101</text:p>
          </table:table-cell>
          <table:table-cell office:value-type="float" office:value="0.584246" calcext:value-type="float">
            <text:p>0.584246</text:p>
          </table:table-cell>
          <table:table-cell office:value-type="float" office:value="0.653207" calcext:value-type="float">
            <text:p>0.653207</text:p>
          </table:table-cell>
          <table:table-cell office:value-type="float" office:value="0.736753" calcext:value-type="float">
            <text:p>0.736753</text:p>
          </table:table-cell>
          <table:table-cell office:value-type="float" office:value="0.77796" calcext:value-type="float">
            <text:p>0.77796</text:p>
          </table:table-cell>
          <table:table-cell office:value-type="float" office:value="0.809189" calcext:value-type="float">
            <text:p>0.809189</text:p>
          </table:table-cell>
          <table:table-cell office:value-type="float" office:value="0.845283" calcext:value-type="float">
            <text:p>0.845283</text:p>
          </table:table-cell>
          <table:table-cell office:value-type="float" office:value="0.880745" calcext:value-type="float">
            <text:p>0.880745</text:p>
          </table:table-cell>
          <table:table-cell office:value-type="float" office:value="0.590537" calcext:value-type="float">
            <text:p>0.59053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0.195025" calcext:value-type="float">
            <text:p>0.195025</text:p>
          </table:table-cell>
          <table:table-cell office:value-type="float" office:value="0.448162" calcext:value-type="float">
            <text:p>0.448162</text:p>
          </table:table-cell>
          <table:table-cell office:value-type="float" office:value="0.508934" calcext:value-type="float">
            <text:p>0.508934</text:p>
          </table:table-cell>
          <table:table-cell office:value-type="float" office:value="0.543895" calcext:value-type="float">
            <text:p>0.543895</text:p>
          </table:table-cell>
          <table:table-cell office:value-type="float" office:value="0.581963" calcext:value-type="float">
            <text:p>0.581963</text:p>
          </table:table-cell>
          <table:table-cell office:value-type="float" office:value="0.632512" calcext:value-type="float">
            <text:p>0.632512</text:p>
          </table:table-cell>
          <table:table-cell office:value-type="float" office:value="0.716747" calcext:value-type="float">
            <text:p>0.716747</text:p>
          </table:table-cell>
          <table:table-cell office:value-type="float" office:value="0.77574" calcext:value-type="float">
            <text:p>0.77574</text:p>
          </table:table-cell>
          <table:table-cell office:value-type="float" office:value="0.802165" calcext:value-type="float">
            <text:p>0.802165</text:p>
          </table:table-cell>
          <table:table-cell office:value-type="float" office:value="0.839234" calcext:value-type="float">
            <text:p>0.83923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04438" calcext:value-type="float">
            <text:p>0.60443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-0.133086" calcext:value-type="float">
            <text:p>-0.133086</text:p>
          </table:table-cell>
          <table:table-cell office:value-type="float" office:value="0.396773" calcext:value-type="float">
            <text:p>0.396773</text:p>
          </table:table-cell>
          <table:table-cell office:value-type="float" office:value="0.479208" calcext:value-type="float">
            <text:p>0.479208</text:p>
          </table:table-cell>
          <table:table-cell office:value-type="float" office:value="0.541087" calcext:value-type="float">
            <text:p>0.541087</text:p>
          </table:table-cell>
          <table:table-cell office:value-type="float" office:value="0.57994" calcext:value-type="float">
            <text:p>0.57994</text:p>
          </table:table-cell>
          <table:table-cell office:value-type="float" office:value="0.647477" calcext:value-type="float">
            <text:p>0.647477</text:p>
          </table:table-cell>
          <table:table-cell office:value-type="float" office:value="0.713983" calcext:value-type="float">
            <text:p>0.713983</text:p>
          </table:table-cell>
          <table:table-cell office:value-type="float" office:value="0.767552" calcext:value-type="float">
            <text:p>0.767552</text:p>
          </table:table-cell>
          <table:table-cell office:value-type="float" office:value="0.79711" calcext:value-type="float">
            <text:p>0.79711</text:p>
          </table:table-cell>
          <table:table-cell office:value-type="float" office:value="0.839743" calcext:value-type="float">
            <text:p>0.83974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62979" calcext:value-type="float">
            <text:p>0.56297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0.185432" calcext:value-type="float">
            <text:p>0.185432</text:p>
          </table:table-cell>
          <table:table-cell office:value-type="float" office:value="0.399853" calcext:value-type="float">
            <text:p>0.399853</text:p>
          </table:table-cell>
          <table:table-cell office:value-type="float" office:value="0.494943" calcext:value-type="float">
            <text:p>0.494943</text:p>
          </table:table-cell>
          <table:table-cell office:value-type="float" office:value="0.558227" calcext:value-type="float">
            <text:p>0.558227</text:p>
          </table:table-cell>
          <table:table-cell office:value-type="float" office:value="0.594164" calcext:value-type="float">
            <text:p>0.594164</text:p>
          </table:table-cell>
          <table:table-cell office:value-type="float" office:value="0.651432" calcext:value-type="float">
            <text:p>0.651432</text:p>
          </table:table-cell>
          <table:table-cell office:value-type="float" office:value="0.716856" calcext:value-type="float">
            <text:p>0.716856</text:p>
          </table:table-cell>
          <table:table-cell office:value-type="float" office:value="0.77136" calcext:value-type="float">
            <text:p>0.77136</text:p>
          </table:table-cell>
          <table:table-cell office:value-type="float" office:value="0.806197" calcext:value-type="float">
            <text:p>0.806197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02276" calcext:value-type="float">
            <text:p>0.60227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26811" calcext:value-type="float">
            <text:p>0.126811</text:p>
          </table:table-cell>
          <table:table-cell office:value-type="float" office:value="0.30502" calcext:value-type="float">
            <text:p>0.30502</text:p>
          </table:table-cell>
          <table:table-cell office:value-type="float" office:value="0.455709" calcext:value-type="float">
            <text:p>0.455709</text:p>
          </table:table-cell>
          <table:table-cell office:value-type="float" office:value="0.527356" calcext:value-type="float">
            <text:p>0.527356</text:p>
          </table:table-cell>
          <table:table-cell office:value-type="float" office:value="0.573633" calcext:value-type="float">
            <text:p>0.573633</text:p>
          </table:table-cell>
          <table:table-cell office:value-type="float" office:value="0.634258" calcext:value-type="float">
            <text:p>0.634258</text:p>
          </table:table-cell>
          <table:table-cell office:value-type="float" office:value="0.697532" calcext:value-type="float">
            <text:p>0.697532</text:p>
          </table:table-cell>
          <table:table-cell office:value-type="float" office:value="0.741795" calcext:value-type="float">
            <text:p>0.741795</text:p>
          </table:table-cell>
          <table:table-cell office:value-type="float" office:value="0.780483" calcext:value-type="float">
            <text:p>0.780483</text:p>
          </table:table-cell>
          <table:table-cell office:value-type="float" office:value="0.813006" calcext:value-type="float">
            <text:p>0.813006</text:p>
          </table:table-cell>
          <table:table-cell office:value-type="float" office:value="0.84646" calcext:value-type="float">
            <text:p>0.8464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37525" calcext:value-type="float">
            <text:p>0.63752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19121" calcext:value-type="float">
            <text:p>0.119121</text:p>
          </table:table-cell>
          <table:table-cell office:value-type="float" office:value="0.276154" calcext:value-type="float">
            <text:p>0.276154</text:p>
          </table:table-cell>
          <table:table-cell office:value-type="float" office:value="0.461684" calcext:value-type="float">
            <text:p>0.461684</text:p>
          </table:table-cell>
          <table:table-cell office:value-type="float" office:value="0.547164" calcext:value-type="float">
            <text:p>0.547164</text:p>
          </table:table-cell>
          <table:table-cell office:value-type="float" office:value="0.577924" calcext:value-type="float">
            <text:p>0.577924</text:p>
          </table:table-cell>
          <table:table-cell office:value-type="float" office:value="0.629037" calcext:value-type="float">
            <text:p>0.629037</text:p>
          </table:table-cell>
          <table:table-cell office:value-type="float" office:value="0.687439" calcext:value-type="float">
            <text:p>0.687439</text:p>
          </table:table-cell>
          <table:table-cell office:value-type="float" office:value="0.73051" calcext:value-type="float">
            <text:p>0.73051</text:p>
          </table:table-cell>
          <table:table-cell office:value-type="float" office:value="0.774023" calcext:value-type="float">
            <text:p>0.774023</text:p>
          </table:table-cell>
          <table:table-cell office:value-type="float" office:value="0.802511" calcext:value-type="float">
            <text:p>0.802511</text:p>
          </table:table-cell>
          <table:table-cell office:value-type="float" office:value="0.836327" calcext:value-type="float">
            <text:p>0.83632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32277" calcext:value-type="float">
            <text:p>0.63227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0.270055" calcext:value-type="float">
            <text:p>0.270055</text:p>
          </table:table-cell>
          <table:table-cell office:value-type="float" office:value="0.472403" calcext:value-type="float">
            <text:p>0.472403</text:p>
          </table:table-cell>
          <table:table-cell office:value-type="float" office:value="0.544968" calcext:value-type="float">
            <text:p>0.544968</text:p>
          </table:table-cell>
          <table:table-cell office:value-type="float" office:value="0.573207" calcext:value-type="float">
            <text:p>0.573207</text:p>
          </table:table-cell>
          <table:table-cell office:value-type="float" office:value="0.618241" calcext:value-type="float">
            <text:p>0.618241</text:p>
          </table:table-cell>
          <table:table-cell office:value-type="float" office:value="0.685883" calcext:value-type="float">
            <text:p>0.685883</text:p>
          </table:table-cell>
          <table:table-cell office:value-type="float" office:value="0.743159" calcext:value-type="float">
            <text:p>0.743159</text:p>
          </table:table-cell>
          <table:table-cell office:value-type="float" office:value="0.789624" calcext:value-type="float">
            <text:p>0.789624</text:p>
          </table:table-cell>
          <table:table-cell office:value-type="float" office:value="0.815827" calcext:value-type="float">
            <text:p>0.815827</text:p>
          </table:table-cell>
          <table:table-cell office:value-type="float" office:value="0.84022" calcext:value-type="float">
            <text:p>0.84022</text:p>
          </table:table-cell>
          <table:table-cell office:value-type="float" office:value="0.880809" calcext:value-type="float">
            <text:p>0.880809</text:p>
          </table:table-cell>
          <table:table-cell office:value-type="float" office:value="0.635359" calcext:value-type="float">
            <text:p>0.63535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69848" calcext:value-type="float">
            <text:p>0.169848</text:p>
          </table:table-cell>
          <table:table-cell office:value-type="float" office:value="0.362207" calcext:value-type="float">
            <text:p>0.362207</text:p>
          </table:table-cell>
          <table:table-cell office:value-type="float" office:value="0.489263" calcext:value-type="float">
            <text:p>0.489263</text:p>
          </table:table-cell>
          <table:table-cell office:value-type="float" office:value="0.556088" calcext:value-type="float">
            <text:p>0.556088</text:p>
          </table:table-cell>
          <table:table-cell office:value-type="float" office:value="0.604496" calcext:value-type="float">
            <text:p>0.604496</text:p>
          </table:table-cell>
          <table:table-cell office:value-type="float" office:value="0.675477" calcext:value-type="float">
            <text:p>0.675477</text:p>
          </table:table-cell>
          <table:table-cell office:value-type="float" office:value="0.73315" calcext:value-type="float">
            <text:p>0.73315</text:p>
          </table:table-cell>
          <table:table-cell office:value-type="float" office:value="0.767385" calcext:value-type="float">
            <text:p>0.767385</text:p>
          </table:table-cell>
          <table:table-cell office:value-type="float" office:value="0.800252" calcext:value-type="float">
            <text:p>0.800252</text:p>
          </table:table-cell>
          <table:table-cell office:value-type="float" office:value="0.822739" calcext:value-type="float">
            <text:p>0.822739</text:p>
          </table:table-cell>
          <table:table-cell office:value-type="float" office:value="0.841495" calcext:value-type="float">
            <text:p>0.84149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65255" calcext:value-type="float">
            <text:p>0.66525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0.278116" calcext:value-type="float">
            <text:p>0.278116</text:p>
          </table:table-cell>
          <table:table-cell office:value-type="float" office:value="0.470502" calcext:value-type="float">
            <text:p>0.470502</text:p>
          </table:table-cell>
          <table:table-cell office:value-type="float" office:value="0.540285" calcext:value-type="float">
            <text:p>0.540285</text:p>
          </table:table-cell>
          <table:table-cell office:value-type="float" office:value="0.60116" calcext:value-type="float">
            <text:p>0.60116</text:p>
          </table:table-cell>
          <table:table-cell office:value-type="float" office:value="0.683411" calcext:value-type="float">
            <text:p>0.683411</text:p>
          </table:table-cell>
          <table:table-cell office:value-type="float" office:value="0.736001" calcext:value-type="float">
            <text:p>0.736001</text:p>
          </table:table-cell>
          <table:table-cell office:value-type="float" office:value="0.768983" calcext:value-type="float">
            <text:p>0.768983</text:p>
          </table:table-cell>
          <table:table-cell office:value-type="float" office:value="0.79357" calcext:value-type="float">
            <text:p>0.79357</text:p>
          </table:table-cell>
          <table:table-cell office:value-type="float" office:value="0.815656" calcext:value-type="float">
            <text:p>0.815656</text:p>
          </table:table-cell>
          <table:table-cell office:value-type="float" office:value="0.841777" calcext:value-type="float">
            <text:p>0.84177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2946" calcext:value-type="float">
            <text:p>0.65294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0.282066" calcext:value-type="float">
            <text:p>0.282066</text:p>
          </table:table-cell>
          <table:table-cell office:value-type="float" office:value="0.484984" calcext:value-type="float">
            <text:p>0.484984</text:p>
          </table:table-cell>
          <table:table-cell office:value-type="float" office:value="0.551565" calcext:value-type="float">
            <text:p>0.551565</text:p>
          </table:table-cell>
          <table:table-cell office:value-type="float" office:value="0.605469" calcext:value-type="float">
            <text:p>0.605469</text:p>
          </table:table-cell>
          <table:table-cell office:value-type="float" office:value="0.677128" calcext:value-type="float">
            <text:p>0.677128</text:p>
          </table:table-cell>
          <table:table-cell office:value-type="float" office:value="0.735572" calcext:value-type="float">
            <text:p>0.735572</text:p>
          </table:table-cell>
          <table:table-cell office:value-type="float" office:value="0.768498" calcext:value-type="float">
            <text:p>0.768498</text:p>
          </table:table-cell>
          <table:table-cell office:value-type="float" office:value="0.791237" calcext:value-type="float">
            <text:p>0.791237</text:p>
          </table:table-cell>
          <table:table-cell office:value-type="float" office:value="0.808965" calcext:value-type="float">
            <text:p>0.808965</text:p>
          </table:table-cell>
          <table:table-cell office:value-type="float" office:value="0.83846" calcext:value-type="float">
            <text:p>0.83846</text:p>
          </table:table-cell>
          <table:table-cell office:value-type="float" office:value="0.880745" calcext:value-type="float">
            <text:p>0.880745</text:p>
          </table:table-cell>
          <table:table-cell office:value-type="float" office:value="0.654394" calcext:value-type="float">
            <text:p>0.65439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0.20897" calcext:value-type="float">
            <text:p>0.20897</text:p>
          </table:table-cell>
          <table:table-cell office:value-type="float" office:value="0.461443" calcext:value-type="float">
            <text:p>0.461443</text:p>
          </table:table-cell>
          <table:table-cell office:value-type="float" office:value="0.535761" calcext:value-type="float">
            <text:p>0.535761</text:p>
          </table:table-cell>
          <table:table-cell office:value-type="float" office:value="0.580191" calcext:value-type="float">
            <text:p>0.580191</text:p>
          </table:table-cell>
          <table:table-cell office:value-type="float" office:value="0.633535" calcext:value-type="float">
            <text:p>0.633535</text:p>
          </table:table-cell>
          <table:table-cell office:value-type="float" office:value="0.691276" calcext:value-type="float">
            <text:p>0.691276</text:p>
          </table:table-cell>
          <table:table-cell office:value-type="float" office:value="0.738785" calcext:value-type="float">
            <text:p>0.738785</text:p>
          </table:table-cell>
          <table:table-cell office:value-type="float" office:value="0.77837" calcext:value-type="float">
            <text:p>0.77837</text:p>
          </table:table-cell>
          <table:table-cell office:value-type="float" office:value="0.800716" calcext:value-type="float">
            <text:p>0.800716</text:p>
          </table:table-cell>
          <table:table-cell office:value-type="float" office:value="0.834915" calcext:value-type="float">
            <text:p>0.83491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26396" calcext:value-type="float">
            <text:p>0.62639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72622" calcext:value-type="float">
            <text:p>0.072622</text:p>
          </table:table-cell>
          <table:table-cell office:value-type="float" office:value="0.281633" calcext:value-type="float">
            <text:p>0.281633</text:p>
          </table:table-cell>
          <table:table-cell office:value-type="float" office:value="0.451777" calcext:value-type="float">
            <text:p>0.451777</text:p>
          </table:table-cell>
          <table:table-cell office:value-type="float" office:value="0.512677" calcext:value-type="float">
            <text:p>0.512677</text:p>
          </table:table-cell>
          <table:table-cell office:value-type="float" office:value="0.563671" calcext:value-type="float">
            <text:p>0.563671</text:p>
          </table:table-cell>
          <table:table-cell office:value-type="float" office:value="0.61546" calcext:value-type="float">
            <text:p>0.61546</text:p>
          </table:table-cell>
          <table:table-cell office:value-type="float" office:value="0.683656" calcext:value-type="float">
            <text:p>0.683656</text:p>
          </table:table-cell>
          <table:table-cell office:value-type="float" office:value="0.724459" calcext:value-type="float">
            <text:p>0.724459</text:p>
          </table:table-cell>
          <table:table-cell office:value-type="float" office:value="0.768018" calcext:value-type="float">
            <text:p>0.768018</text:p>
          </table:table-cell>
          <table:table-cell office:value-type="float" office:value="0.802285" calcext:value-type="float">
            <text:p>0.802285</text:p>
          </table:table-cell>
          <table:table-cell office:value-type="float" office:value="0.838398" calcext:value-type="float">
            <text:p>0.83839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24203" calcext:value-type="float">
            <text:p>0.62420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0.162305" calcext:value-type="float">
            <text:p>0.162305</text:p>
          </table:table-cell>
          <table:table-cell office:value-type="float" office:value="0.442099" calcext:value-type="float">
            <text:p>0.442099</text:p>
          </table:table-cell>
          <table:table-cell office:value-type="float" office:value="0.518379" calcext:value-type="float">
            <text:p>0.518379</text:p>
          </table:table-cell>
          <table:table-cell office:value-type="float" office:value="0.587224" calcext:value-type="float">
            <text:p>0.587224</text:p>
          </table:table-cell>
          <table:table-cell office:value-type="float" office:value="0.664188" calcext:value-type="float">
            <text:p>0.664188</text:p>
          </table:table-cell>
          <table:table-cell office:value-type="float" office:value="0.716263" calcext:value-type="float">
            <text:p>0.716263</text:p>
          </table:table-cell>
          <table:table-cell office:value-type="float" office:value="0.759764" calcext:value-type="float">
            <text:p>0.759764</text:p>
          </table:table-cell>
          <table:table-cell office:value-type="float" office:value="0.791763" calcext:value-type="float">
            <text:p>0.791763</text:p>
          </table:table-cell>
          <table:table-cell office:value-type="float" office:value="0.813695" calcext:value-type="float">
            <text:p>0.813695</text:p>
          </table:table-cell>
          <table:table-cell office:value-type="float" office:value="0.84351" calcext:value-type="float">
            <text:p>0.8435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29919" calcext:value-type="float">
            <text:p>0.62991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72622" calcext:value-type="float">
            <text:p>0.072622</text:p>
          </table:table-cell>
          <table:table-cell office:value-type="float" office:value="0.275266" calcext:value-type="float">
            <text:p>0.275266</text:p>
          </table:table-cell>
          <table:table-cell office:value-type="float" office:value="0.45728" calcext:value-type="float">
            <text:p>0.45728</text:p>
          </table:table-cell>
          <table:table-cell office:value-type="float" office:value="0.55585" calcext:value-type="float">
            <text:p>0.55585</text:p>
          </table:table-cell>
          <table:table-cell office:value-type="float" office:value="0.600191" calcext:value-type="float">
            <text:p>0.600191</text:p>
          </table:table-cell>
          <table:table-cell office:value-type="float" office:value="0.671781" calcext:value-type="float">
            <text:p>0.671781</text:p>
          </table:table-cell>
          <table:table-cell office:value-type="float" office:value="0.722693" calcext:value-type="float">
            <text:p>0.722693</text:p>
          </table:table-cell>
          <table:table-cell office:value-type="float" office:value="0.758461" calcext:value-type="float">
            <text:p>0.758461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808541" calcext:value-type="float">
            <text:p>0.808541</text:p>
          </table:table-cell>
          <table:table-cell office:value-type="float" office:value="0.839556" calcext:value-type="float">
            <text:p>0.83955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4731" calcext:value-type="float">
            <text:p>0.6473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10867" calcext:value-type="float">
            <text:p>0.310867</text:p>
          </table:table-cell>
          <table:table-cell office:value-type="float" office:value="0.478575" calcext:value-type="float">
            <text:p>0.478575</text:p>
          </table:table-cell>
          <table:table-cell office:value-type="float" office:value="0.557818" calcext:value-type="float">
            <text:p>0.557818</text:p>
          </table:table-cell>
          <table:table-cell office:value-type="float" office:value="0.605074" calcext:value-type="float">
            <text:p>0.605074</text:p>
          </table:table-cell>
          <table:table-cell office:value-type="float" office:value="0.680609" calcext:value-type="float">
            <text:p>0.680609</text:p>
          </table:table-cell>
          <table:table-cell office:value-type="float" office:value="0.72776" calcext:value-type="float">
            <text:p>0.72776</text:p>
          </table:table-cell>
          <table:table-cell office:value-type="float" office:value="0.767068" calcext:value-type="float">
            <text:p>0.767068</text:p>
          </table:table-cell>
          <table:table-cell office:value-type="float" office:value="0.792577" calcext:value-type="float">
            <text:p>0.792577</text:p>
          </table:table-cell>
          <table:table-cell office:value-type="float" office:value="0.815942" calcext:value-type="float">
            <text:p>0.815942</text:p>
          </table:table-cell>
          <table:table-cell office:value-type="float" office:value="0.842576" calcext:value-type="float">
            <text:p>0.84257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7887" calcext:value-type="float">
            <text:p>0.65788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17322" calcext:value-type="float">
            <text:p>0.317322</text:p>
          </table:table-cell>
          <table:table-cell office:value-type="float" office:value="0.501604" calcext:value-type="float">
            <text:p>0.501604</text:p>
          </table:table-cell>
          <table:table-cell office:value-type="float" office:value="0.558541" calcext:value-type="float">
            <text:p>0.558541</text:p>
          </table:table-cell>
          <table:table-cell office:value-type="float" office:value="0.60228" calcext:value-type="float">
            <text:p>0.60228</text:p>
          </table:table-cell>
          <table:table-cell office:value-type="float" office:value="0.675814" calcext:value-type="float">
            <text:p>0.675814</text:p>
          </table:table-cell>
          <table:table-cell office:value-type="float" office:value="0.72533" calcext:value-type="float">
            <text:p>0.72533</text:p>
          </table:table-cell>
          <table:table-cell office:value-type="float" office:value="0.764367" calcext:value-type="float">
            <text:p>0.764367</text:p>
          </table:table-cell>
          <table:table-cell office:value-type="float" office:value="0.793096" calcext:value-type="float">
            <text:p>0.793096</text:p>
          </table:table-cell>
          <table:table-cell office:value-type="float" office:value="0.815474" calcext:value-type="float">
            <text:p>0.815474</text:p>
          </table:table-cell>
          <table:table-cell office:value-type="float" office:value="0.842305" calcext:value-type="float">
            <text:p>0.84230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9613" calcext:value-type="float">
            <text:p>0.65961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85078" calcext:value-type="float">
            <text:p>0.185078</text:p>
          </table:table-cell>
          <table:table-cell office:value-type="float" office:value="0.383241" calcext:value-type="float">
            <text:p>0.383241</text:p>
          </table:table-cell>
          <table:table-cell office:value-type="float" office:value="0.534368" calcext:value-type="float">
            <text:p>0.534368</text:p>
          </table:table-cell>
          <table:table-cell office:value-type="float" office:value="0.56323" calcext:value-type="float">
            <text:p>0.56323</text:p>
          </table:table-cell>
          <table:table-cell office:value-type="float" office:value="0.597117" calcext:value-type="float">
            <text:p>0.597117</text:p>
          </table:table-cell>
          <table:table-cell office:value-type="float" office:value="0.654161" calcext:value-type="float">
            <text:p>0.654161</text:p>
          </table:table-cell>
          <table:table-cell office:value-type="float" office:value="0.713195" calcext:value-type="float">
            <text:p>0.713195</text:p>
          </table:table-cell>
          <table:table-cell office:value-type="float" office:value="0.75286" calcext:value-type="float">
            <text:p>0.75286</text:p>
          </table:table-cell>
          <table:table-cell office:value-type="float" office:value="0.785743" calcext:value-type="float">
            <text:p>0.785743</text:p>
          </table:table-cell>
          <table:table-cell office:value-type="float" office:value="0.81055" calcext:value-type="float">
            <text:p>0.81055</text:p>
          </table:table-cell>
          <table:table-cell office:value-type="float" office:value="0.843016" calcext:value-type="float">
            <text:p>0.84301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63748" calcext:value-type="float">
            <text:p>0.66374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46489" calcext:value-type="float">
            <text:p>0.146489</text:p>
          </table:table-cell>
          <table:table-cell office:value-type="float" office:value="0.330025" calcext:value-type="float">
            <text:p>0.330025</text:p>
          </table:table-cell>
          <table:table-cell office:value-type="float" office:value="0.508119" calcext:value-type="float">
            <text:p>0.508119</text:p>
          </table:table-cell>
          <table:table-cell office:value-type="float" office:value="0.554372" calcext:value-type="float">
            <text:p>0.554372</text:p>
          </table:table-cell>
          <table:table-cell office:value-type="float" office:value="0.581337" calcext:value-type="float">
            <text:p>0.581337</text:p>
          </table:table-cell>
          <table:table-cell office:value-type="float" office:value="0.629487" calcext:value-type="float">
            <text:p>0.629487</text:p>
          </table:table-cell>
          <table:table-cell office:value-type="float" office:value="0.700451" calcext:value-type="float">
            <text:p>0.700451</text:p>
          </table:table-cell>
          <table:table-cell office:value-type="float" office:value="0.748657" calcext:value-type="float">
            <text:p>0.748657</text:p>
          </table:table-cell>
          <table:table-cell office:value-type="float" office:value="0.778765" calcext:value-type="float">
            <text:p>0.778765</text:p>
          </table:table-cell>
          <table:table-cell office:value-type="float" office:value="0.800899" calcext:value-type="float">
            <text:p>0.800899</text:p>
          </table:table-cell>
          <table:table-cell office:value-type="float" office:value="0.835015" calcext:value-type="float">
            <text:p>0.83501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46713" calcext:value-type="float">
            <text:p>0.64671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299415" calcext:value-type="float">
            <text:p>0.299415</text:p>
          </table:table-cell>
          <table:table-cell office:value-type="float" office:value="0.481136" calcext:value-type="float">
            <text:p>0.481136</text:p>
          </table:table-cell>
          <table:table-cell office:value-type="float" office:value="0.549826" calcext:value-type="float">
            <text:p>0.549826</text:p>
          </table:table-cell>
          <table:table-cell office:value-type="float" office:value="0.577057" calcext:value-type="float">
            <text:p>0.577057</text:p>
          </table:table-cell>
          <table:table-cell office:value-type="float" office:value="0.643361" calcext:value-type="float">
            <text:p>0.643361</text:p>
          </table:table-cell>
          <table:table-cell office:value-type="float" office:value="0.719312" calcext:value-type="float">
            <text:p>0.719312</text:p>
          </table:table-cell>
          <table:table-cell office:value-type="float" office:value="0.75802" calcext:value-type="float">
            <text:p>0.75802</text:p>
          </table:table-cell>
          <table:table-cell office:value-type="float" office:value="0.785012" calcext:value-type="float">
            <text:p>0.785012</text:p>
          </table:table-cell>
          <table:table-cell office:value-type="float" office:value="0.807053" calcext:value-type="float">
            <text:p>0.807053</text:p>
          </table:table-cell>
          <table:table-cell office:value-type="float" office:value="0.847288" calcext:value-type="float">
            <text:p>0.84728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46748" calcext:value-type="float">
            <text:p>0.64674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0.297667" calcext:value-type="float">
            <text:p>0.297667</text:p>
          </table:table-cell>
          <table:table-cell office:value-type="float" office:value="0.495755" calcext:value-type="float">
            <text:p>0.495755</text:p>
          </table:table-cell>
          <table:table-cell office:value-type="float" office:value="0.543272" calcext:value-type="float">
            <text:p>0.543272</text:p>
          </table:table-cell>
          <table:table-cell office:value-type="float" office:value="0.577135" calcext:value-type="float">
            <text:p>0.577135</text:p>
          </table:table-cell>
          <table:table-cell office:value-type="float" office:value="0.638979" calcext:value-type="float">
            <text:p>0.638979</text:p>
          </table:table-cell>
          <table:table-cell office:value-type="float" office:value="0.712993" calcext:value-type="float">
            <text:p>0.712993</text:p>
          </table:table-cell>
          <table:table-cell office:value-type="float" office:value="0.760958" calcext:value-type="float">
            <text:p>0.760958</text:p>
          </table:table-cell>
          <table:table-cell office:value-type="float" office:value="0.784842" calcext:value-type="float">
            <text:p>0.784842</text:p>
          </table:table-cell>
          <table:table-cell office:value-type="float" office:value="0.808627" calcext:value-type="float">
            <text:p>0.808627</text:p>
          </table:table-cell>
          <table:table-cell office:value-type="float" office:value="0.843678" calcext:value-type="float">
            <text:p>0.84367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4639" calcext:value-type="float">
            <text:p>0.6463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81112" calcext:value-type="float">
            <text:p>0.381112</text:p>
          </table:table-cell>
          <table:table-cell office:value-type="float" office:value="0.511898" calcext:value-type="float">
            <text:p>0.511898</text:p>
          </table:table-cell>
          <table:table-cell office:value-type="float" office:value="0.556536" calcext:value-type="float">
            <text:p>0.556536</text:p>
          </table:table-cell>
          <table:table-cell office:value-type="float" office:value="0.58377" calcext:value-type="float">
            <text:p>0.58377</text:p>
          </table:table-cell>
          <table:table-cell office:value-type="float" office:value="0.648197" calcext:value-type="float">
            <text:p>0.648197</text:p>
          </table:table-cell>
          <table:table-cell office:value-type="float" office:value="0.724599" calcext:value-type="float">
            <text:p>0.724599</text:p>
          </table:table-cell>
          <table:table-cell office:value-type="float" office:value="0.767283" calcext:value-type="float">
            <text:p>0.767283</text:p>
          </table:table-cell>
          <table:table-cell office:value-type="float" office:value="0.78713" calcext:value-type="float">
            <text:p>0.78713</text:p>
          </table:table-cell>
          <table:table-cell office:value-type="float" office:value="0.810044" calcext:value-type="float">
            <text:p>0.810044</text:p>
          </table:table-cell>
          <table:table-cell office:value-type="float" office:value="0.846983" calcext:value-type="float">
            <text:p>0.846983</text:p>
          </table:table-cell>
          <table:table-cell office:value-type="float" office:value="0.879515" calcext:value-type="float">
            <text:p>0.879515</text:p>
          </table:table-cell>
          <table:table-cell office:value-type="float" office:value="0.661755" calcext:value-type="float">
            <text:p>0.66175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40635" calcext:value-type="float">
            <text:p>0.340635</text:p>
          </table:table-cell>
          <table:table-cell office:value-type="float" office:value="0.523627" calcext:value-type="float">
            <text:p>0.523627</text:p>
          </table:table-cell>
          <table:table-cell office:value-type="float" office:value="0.563456" calcext:value-type="float">
            <text:p>0.563456</text:p>
          </table:table-cell>
          <table:table-cell office:value-type="float" office:value="0.590101" calcext:value-type="float">
            <text:p>0.590101</text:p>
          </table:table-cell>
          <table:table-cell office:value-type="float" office:value="0.67473" calcext:value-type="float">
            <text:p>0.67473</text:p>
          </table:table-cell>
          <table:table-cell office:value-type="float" office:value="0.734054" calcext:value-type="float">
            <text:p>0.734054</text:p>
          </table:table-cell>
          <table:table-cell office:value-type="float" office:value="0.76949" calcext:value-type="float">
            <text:p>0.76949</text:p>
          </table:table-cell>
          <table:table-cell office:value-type="float" office:value="0.787169" calcext:value-type="float">
            <text:p>0.787169</text:p>
          </table:table-cell>
          <table:table-cell office:value-type="float" office:value="0.809995" calcext:value-type="float">
            <text:p>0.809995</text:p>
          </table:table-cell>
          <table:table-cell office:value-type="float" office:value="0.842253" calcext:value-type="float">
            <text:p>0.84225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63551" calcext:value-type="float">
            <text:p>0.663551</text:p>
          </table:table-cell>
          <table:table-cell>
            <draw:frame draw:z-index="0" draw:style-name="gr1" draw:text-style-name="P1" svg:width="22.348cm" svg:height="12.57cm" svg:x="0.004cm" svg:y="0cm">
              <draw:object draw:notify-on-update-of-ranges="mcc.A2:mcc.A351 mcc.C1:mcc.C1 mcc.C2:mcc.C351 mcc.D1:mcc.D1 mcc.D2:mcc.D351 mcc.E1:mcc.E1 mcc.E2:mcc.E351 mcc.F1:mcc.F1 mcc.F2:mcc.F351 mcc.G1:mcc.G1 mcc.G2:mcc.G351 mcc.H1:mcc.H1 mcc.H2:mcc.H351 mcc.I1:mcc.I1 mcc.I2:mcc.I351 mcc.J1:mcc.J1 mcc.J2:mcc.J351 mcc.K1:mcc.K1 mcc.K2:mcc.K351 mcc.L1:mcc.L1 mcc.L2:mcc.L351 mcc.M1:mcc.M1 mcc.M2:mcc.M351 mcc.N1:mcc.N1 mcc.N2:mcc.N3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40725" calcext:value-type="float">
            <text:p>0.340725</text:p>
          </table:table-cell>
          <table:table-cell office:value-type="float" office:value="0.520471" calcext:value-type="float">
            <text:p>0.520471</text:p>
          </table:table-cell>
          <table:table-cell office:value-type="float" office:value="0.565172" calcext:value-type="float">
            <text:p>0.565172</text:p>
          </table:table-cell>
          <table:table-cell office:value-type="float" office:value="0.601026" calcext:value-type="float">
            <text:p>0.601026</text:p>
          </table:table-cell>
          <table:table-cell office:value-type="float" office:value="0.689892" calcext:value-type="float">
            <text:p>0.689892</text:p>
          </table:table-cell>
          <table:table-cell office:value-type="float" office:value="0.738887" calcext:value-type="float">
            <text:p>0.738887</text:p>
          </table:table-cell>
          <table:table-cell office:value-type="float" office:value="0.772621" calcext:value-type="float">
            <text:p>0.772621</text:p>
          </table:table-cell>
          <table:table-cell office:value-type="float" office:value="0.788464" calcext:value-type="float">
            <text:p>0.788464</text:p>
          </table:table-cell>
          <table:table-cell office:value-type="float" office:value="0.815399" calcext:value-type="float">
            <text:p>0.815399</text:p>
          </table:table-cell>
          <table:table-cell office:value-type="float" office:value="0.842255" calcext:value-type="float">
            <text:p>0.84225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67491" calcext:value-type="float">
            <text:p>0.66749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0.244228" calcext:value-type="float">
            <text:p>0.244228</text:p>
          </table:table-cell>
          <table:table-cell office:value-type="float" office:value="0.521553" calcext:value-type="float">
            <text:p>0.521553</text:p>
          </table:table-cell>
          <table:table-cell office:value-type="float" office:value="0.566097" calcext:value-type="float">
            <text:p>0.566097</text:p>
          </table:table-cell>
          <table:table-cell office:value-type="float" office:value="0.600602" calcext:value-type="float">
            <text:p>0.600602</text:p>
          </table:table-cell>
          <table:table-cell office:value-type="float" office:value="0.682569" calcext:value-type="float">
            <text:p>0.682569</text:p>
          </table:table-cell>
          <table:table-cell office:value-type="float" office:value="0.752607" calcext:value-type="float">
            <text:p>0.752607</text:p>
          </table:table-cell>
          <table:table-cell office:value-type="float" office:value="0.779733" calcext:value-type="float">
            <text:p>0.779733</text:p>
          </table:table-cell>
          <table:table-cell office:value-type="float" office:value="0.802332" calcext:value-type="float">
            <text:p>0.802332</text:p>
          </table:table-cell>
          <table:table-cell office:value-type="float" office:value="0.818353" calcext:value-type="float">
            <text:p>0.818353</text:p>
          </table:table-cell>
          <table:table-cell office:value-type="float" office:value="0.846017" calcext:value-type="float">
            <text:p>0.84601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61409" calcext:value-type="float">
            <text:p>0.66140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295976" calcext:value-type="float">
            <text:p>0.295976</text:p>
          </table:table-cell>
          <table:table-cell office:value-type="float" office:value="0.48407" calcext:value-type="float">
            <text:p>0.48407</text:p>
          </table:table-cell>
          <table:table-cell office:value-type="float" office:value="0.550734" calcext:value-type="float">
            <text:p>0.550734</text:p>
          </table:table-cell>
          <table:table-cell office:value-type="float" office:value="0.58751" calcext:value-type="float">
            <text:p>0.58751</text:p>
          </table:table-cell>
          <table:table-cell office:value-type="float" office:value="0.658908" calcext:value-type="float">
            <text:p>0.658908</text:p>
          </table:table-cell>
          <table:table-cell office:value-type="float" office:value="0.728487" calcext:value-type="float">
            <text:p>0.728487</text:p>
          </table:table-cell>
          <table:table-cell office:value-type="float" office:value="0.77018" calcext:value-type="float">
            <text:p>0.77018</text:p>
          </table:table-cell>
          <table:table-cell office:value-type="float" office:value="0.793652" calcext:value-type="float">
            <text:p>0.793652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842854" calcext:value-type="float">
            <text:p>0.84285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2387" calcext:value-type="float">
            <text:p>0.65238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19121" calcext:value-type="float">
            <text:p>0.119121</text:p>
          </table:table-cell>
          <table:table-cell office:value-type="float" office:value="0.350844" calcext:value-type="float">
            <text:p>0.350844</text:p>
          </table:table-cell>
          <table:table-cell office:value-type="float" office:value="0.507096" calcext:value-type="float">
            <text:p>0.507096</text:p>
          </table:table-cell>
          <table:table-cell office:value-type="float" office:value="0.561669" calcext:value-type="float">
            <text:p>0.561669</text:p>
          </table:table-cell>
          <table:table-cell office:value-type="float" office:value="0.589583" calcext:value-type="float">
            <text:p>0.589583</text:p>
          </table:table-cell>
          <table:table-cell office:value-type="float" office:value="0.634541" calcext:value-type="float">
            <text:p>0.634541</text:p>
          </table:table-cell>
          <table:table-cell office:value-type="float" office:value="0.693602" calcext:value-type="float">
            <text:p>0.693602</text:p>
          </table:table-cell>
          <table:table-cell office:value-type="float" office:value="0.748659" calcext:value-type="float">
            <text:p>0.748659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04887" calcext:value-type="float">
            <text:p>0.804887</text:p>
          </table:table-cell>
          <table:table-cell office:value-type="float" office:value="0.839065" calcext:value-type="float">
            <text:p>0.83906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1365" calcext:value-type="float">
            <text:p>0.65136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19121" calcext:value-type="float">
            <text:p>0.119121</text:p>
          </table:table-cell>
          <table:table-cell office:value-type="float" office:value="0.327443" calcext:value-type="float">
            <text:p>0.327443</text:p>
          </table:table-cell>
          <table:table-cell office:value-type="float" office:value="0.512317" calcext:value-type="float">
            <text:p>0.512317</text:p>
          </table:table-cell>
          <table:table-cell office:value-type="float" office:value="0.564516" calcext:value-type="float">
            <text:p>0.564516</text:p>
          </table:table-cell>
          <table:table-cell office:value-type="float" office:value="0.60379" calcext:value-type="float">
            <text:p>0.60379</text:p>
          </table:table-cell>
          <table:table-cell office:value-type="float" office:value="0.66218" calcext:value-type="float">
            <text:p>0.66218</text:p>
          </table:table-cell>
          <table:table-cell office:value-type="float" office:value="0.714419" calcext:value-type="float">
            <text:p>0.714419</text:p>
          </table:table-cell>
          <table:table-cell office:value-type="float" office:value="0.756482" calcext:value-type="float">
            <text:p>0.756482</text:p>
          </table:table-cell>
          <table:table-cell office:value-type="float" office:value="0.786909" calcext:value-type="float">
            <text:p>0.786909</text:p>
          </table:table-cell>
          <table:table-cell office:value-type="float" office:value="0.811579" calcext:value-type="float">
            <text:p>0.811579</text:p>
          </table:table-cell>
          <table:table-cell office:value-type="float" office:value="0.837087" calcext:value-type="float">
            <text:p>0.837087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57672" calcext:value-type="float">
            <text:p>0.65767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0.27021" calcext:value-type="float">
            <text:p>0.27021</text:p>
          </table:table-cell>
          <table:table-cell office:value-type="float" office:value="0.469048" calcext:value-type="float">
            <text:p>0.469048</text:p>
          </table:table-cell>
          <table:table-cell office:value-type="float" office:value="0.542154" calcext:value-type="float">
            <text:p>0.542154</text:p>
          </table:table-cell>
          <table:table-cell office:value-type="float" office:value="0.572223" calcext:value-type="float">
            <text:p>0.572223</text:p>
          </table:table-cell>
          <table:table-cell office:value-type="float" office:value="0.613356" calcext:value-type="float">
            <text:p>0.613356</text:p>
          </table:table-cell>
          <table:table-cell office:value-type="float" office:value="0.67083" calcext:value-type="float">
            <text:p>0.67083</text:p>
          </table:table-cell>
          <table:table-cell office:value-type="float" office:value="0.733903" calcext:value-type="float">
            <text:p>0.733903</text:p>
          </table:table-cell>
          <table:table-cell office:value-type="float" office:value="0.782005" calcext:value-type="float">
            <text:p>0.782005</text:p>
          </table:table-cell>
          <table:table-cell office:value-type="float" office:value="0.809176" calcext:value-type="float">
            <text:p>0.809176</text:p>
          </table:table-cell>
          <table:table-cell office:value-type="float" office:value="0.840893" calcext:value-type="float">
            <text:p>0.84089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3038" calcext:value-type="float">
            <text:p>0.6303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28533" calcext:value-type="float">
            <text:p>0.28533</text:p>
          </table:table-cell>
          <table:table-cell office:value-type="float" office:value="0.441922" calcext:value-type="float">
            <text:p>0.441922</text:p>
          </table:table-cell>
          <table:table-cell office:value-type="float" office:value="0.540897" calcext:value-type="float">
            <text:p>0.540897</text:p>
          </table:table-cell>
          <table:table-cell office:value-type="float" office:value="0.583673" calcext:value-type="float">
            <text:p>0.583673</text:p>
          </table:table-cell>
          <table:table-cell office:value-type="float" office:value="0.643584" calcext:value-type="float">
            <text:p>0.643584</text:p>
          </table:table-cell>
          <table:table-cell office:value-type="float" office:value="0.708785" calcext:value-type="float">
            <text:p>0.708785</text:p>
          </table:table-cell>
          <table:table-cell office:value-type="float" office:value="0.768854" calcext:value-type="float">
            <text:p>0.768854</text:p>
          </table:table-cell>
          <table:table-cell office:value-type="float" office:value="0.795471" calcext:value-type="float">
            <text:p>0.795471</text:p>
          </table:table-cell>
          <table:table-cell office:value-type="float" office:value="0.816901" calcext:value-type="float">
            <text:p>0.816901</text:p>
          </table:table-cell>
          <table:table-cell office:value-type="float" office:value="0.84389" calcext:value-type="float">
            <text:p>0.8438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642931" calcext:value-type="float">
            <text:p>0.64293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63836" calcext:value-type="float">
            <text:p>0.063836</text:p>
          </table:table-cell>
          <table:table-cell office:value-type="float" office:value="0.224624" calcext:value-type="float">
            <text:p>0.224624</text:p>
          </table:table-cell>
          <table:table-cell office:value-type="float" office:value="0.426164" calcext:value-type="float">
            <text:p>0.426164</text:p>
          </table:table-cell>
          <table:table-cell office:value-type="float" office:value="0.517694" calcext:value-type="float">
            <text:p>0.517694</text:p>
          </table:table-cell>
          <table:table-cell office:value-type="float" office:value="0.576829" calcext:value-type="float">
            <text:p>0.576829</text:p>
          </table:table-cell>
          <table:table-cell office:value-type="float" office:value="0.650649" calcext:value-type="float">
            <text:p>0.650649</text:p>
          </table:table-cell>
          <table:table-cell office:value-type="float" office:value="0.712606" calcext:value-type="float">
            <text:p>0.712606</text:p>
          </table:table-cell>
          <table:table-cell office:value-type="float" office:value="0.756827" calcext:value-type="float">
            <text:p>0.756827</text:p>
          </table:table-cell>
          <table:table-cell office:value-type="float" office:value="0.790017" calcext:value-type="float">
            <text:p>0.790017</text:p>
          </table:table-cell>
          <table:table-cell office:value-type="float" office:value="0.81677" calcext:value-type="float">
            <text:p>0.81677</text:p>
          </table:table-cell>
          <table:table-cell office:value-type="float" office:value="0.846184" calcext:value-type="float">
            <text:p>0.846184</text:p>
          </table:table-cell>
          <table:table-cell office:value-type="float" office:value="0.880161" calcext:value-type="float">
            <text:p>0.880161</text:p>
          </table:table-cell>
          <table:table-cell office:value-type="float" office:value="0.631836" calcext:value-type="float">
            <text:p>0.63183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0.190056" calcext:value-type="float">
            <text:p>0.190056</text:p>
          </table:table-cell>
          <table:table-cell office:value-type="float" office:value="0.42053" calcext:value-type="float">
            <text:p>0.42053</text:p>
          </table:table-cell>
          <table:table-cell office:value-type="float" office:value="0.485506" calcext:value-type="float">
            <text:p>0.485506</text:p>
          </table:table-cell>
          <table:table-cell office:value-type="float" office:value="0.558091" calcext:value-type="float">
            <text:p>0.558091</text:p>
          </table:table-cell>
          <table:table-cell office:value-type="float" office:value="0.583925" calcext:value-type="float">
            <text:p>0.583925</text:p>
          </table:table-cell>
          <table:table-cell office:value-type="float" office:value="0.65269" calcext:value-type="float">
            <text:p>0.65269</text:p>
          </table:table-cell>
          <table:table-cell office:value-type="float" office:value="0.717131" calcext:value-type="float">
            <text:p>0.717131</text:p>
          </table:table-cell>
          <table:table-cell office:value-type="float" office:value="0.765782" calcext:value-type="float">
            <text:p>0.765782</text:p>
          </table:table-cell>
          <table:table-cell office:value-type="float" office:value="0.802812" calcext:value-type="float">
            <text:p>0.802812</text:p>
          </table:table-cell>
          <table:table-cell office:value-type="float" office:value="0.840369" calcext:value-type="float">
            <text:p>0.840369</text:p>
          </table:table-cell>
          <table:table-cell office:value-type="float" office:value="0.880161" calcext:value-type="float">
            <text:p>0.880161</text:p>
          </table:table-cell>
          <table:table-cell office:value-type="float" office:value="0.601689" calcext:value-type="float">
            <text:p>0.601689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0.001756" calcext:value-type="float">
            <text:p>-0.001756</text:p>
          </table:table-cell>
          <table:table-cell office:value-type="float" office:value="0.378394" calcext:value-type="float">
            <text:p>0.378394</text:p>
          </table:table-cell>
          <table:table-cell office:value-type="float" office:value="0.479465" calcext:value-type="float">
            <text:p>0.479465</text:p>
          </table:table-cell>
          <table:table-cell office:value-type="float" office:value="0.54901" calcext:value-type="float">
            <text:p>0.54901</text:p>
          </table:table-cell>
          <table:table-cell office:value-type="float" office:value="0.58653" calcext:value-type="float">
            <text:p>0.58653</text:p>
          </table:table-cell>
          <table:table-cell office:value-type="float" office:value="0.658031" calcext:value-type="float">
            <text:p>0.658031</text:p>
          </table:table-cell>
          <table:table-cell office:value-type="float" office:value="0.718132" calcext:value-type="float">
            <text:p>0.718132</text:p>
          </table:table-cell>
          <table:table-cell office:value-type="float" office:value="0.773827" calcext:value-type="float">
            <text:p>0.773827</text:p>
          </table:table-cell>
          <table:table-cell office:value-type="float" office:value="0.805894" calcext:value-type="float">
            <text:p>0.805894</text:p>
          </table:table-cell>
          <table:table-cell office:value-type="float" office:value="0.838243" calcext:value-type="float">
            <text:p>0.838243</text:p>
          </table:table-cell>
          <table:table-cell office:value-type="float" office:value="0.880161" calcext:value-type="float">
            <text:p>0.880161</text:p>
          </table:table-cell>
          <table:table-cell office:value-type="float" office:value="0.578577" calcext:value-type="float">
            <text:p>0.57857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0.017836" calcext:value-type="float">
            <text:p>-0.017836</text:p>
          </table:table-cell>
          <table:table-cell office:value-type="float" office:value="0.375166" calcext:value-type="float">
            <text:p>0.375166</text:p>
          </table:table-cell>
          <table:table-cell office:value-type="float" office:value="0.49064" calcext:value-type="float">
            <text:p>0.49064</text:p>
          </table:table-cell>
          <table:table-cell office:value-type="float" office:value="0.551691" calcext:value-type="float">
            <text:p>0.551691</text:p>
          </table:table-cell>
          <table:table-cell office:value-type="float" office:value="0.592462" calcext:value-type="float">
            <text:p>0.592462</text:p>
          </table:table-cell>
          <table:table-cell office:value-type="float" office:value="0.640485" calcext:value-type="float">
            <text:p>0.640485</text:p>
          </table:table-cell>
          <table:table-cell office:value-type="float" office:value="0.706443" calcext:value-type="float">
            <text:p>0.706443</text:p>
          </table:table-cell>
          <table:table-cell office:value-type="float" office:value="0.754369" calcext:value-type="float">
            <text:p>0.754369</text:p>
          </table:table-cell>
          <table:table-cell office:value-type="float" office:value="0.795433" calcext:value-type="float">
            <text:p>0.795433</text:p>
          </table:table-cell>
          <table:table-cell office:value-type="float" office:value="0.836191" calcext:value-type="float">
            <text:p>0.836191</text:p>
          </table:table-cell>
          <table:table-cell office:value-type="float" office:value="0.880161" calcext:value-type="float">
            <text:p>0.880161</text:p>
          </table:table-cell>
          <table:table-cell office:value-type="float" office:value="0.572504" calcext:value-type="float">
            <text:p>0.57250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0.268634" calcext:value-type="float">
            <text:p>-0.268634</text:p>
          </table:table-cell>
          <table:table-cell office:value-type="float" office:value="0.324095" calcext:value-type="float">
            <text:p>0.324095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506031" calcext:value-type="float">
            <text:p>0.506031</text:p>
          </table:table-cell>
          <table:table-cell office:value-type="float" office:value="0.557365" calcext:value-type="float">
            <text:p>0.557365</text:p>
          </table:table-cell>
          <table:table-cell office:value-type="float" office:value="0.596278" calcext:value-type="float">
            <text:p>0.596278</text:p>
          </table:table-cell>
          <table:table-cell office:value-type="float" office:value="0.665872" calcext:value-type="float">
            <text:p>0.665872</text:p>
          </table:table-cell>
          <table:table-cell office:value-type="float" office:value="0.714176" calcext:value-type="float">
            <text:p>0.714176</text:p>
          </table:table-cell>
          <table:table-cell office:value-type="float" office:value="0.772607" calcext:value-type="float">
            <text:p>0.772607</text:p>
          </table:table-cell>
          <table:table-cell office:value-type="float" office:value="0.823106" calcext:value-type="float">
            <text:p>0.82310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12199" calcext:value-type="float">
            <text:p>0.51219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0.049676" calcext:value-type="float">
            <text:p>-0.049676</text:p>
          </table:table-cell>
          <table:table-cell office:value-type="float" office:value="0.30414" calcext:value-type="float">
            <text:p>0.30414</text:p>
          </table:table-cell>
          <table:table-cell office:value-type="float" office:value="0.402298" calcext:value-type="float">
            <text:p>0.402298</text:p>
          </table:table-cell>
          <table:table-cell office:value-type="float" office:value="0.459684" calcext:value-type="float">
            <text:p>0.459684</text:p>
          </table:table-cell>
          <table:table-cell office:value-type="float" office:value="0.511631" calcext:value-type="float">
            <text:p>0.511631</text:p>
          </table:table-cell>
          <table:table-cell office:value-type="float" office:value="0.557104" calcext:value-type="float">
            <text:p>0.557104</text:p>
          </table:table-cell>
          <table:table-cell office:value-type="float" office:value="0.614514" calcext:value-type="float">
            <text:p>0.614514</text:p>
          </table:table-cell>
          <table:table-cell office:value-type="float" office:value="0.683434" calcext:value-type="float">
            <text:p>0.683434</text:p>
          </table:table-cell>
          <table:table-cell office:value-type="float" office:value="0.750225" calcext:value-type="float">
            <text:p>0.750225</text:p>
          </table:table-cell>
          <table:table-cell office:value-type="float" office:value="0.810946" calcext:value-type="float">
            <text:p>0.810946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0443" calcext:value-type="float">
            <text:p>0.5044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295524" calcext:value-type="float">
            <text:p>0.295524</text:p>
          </table:table-cell>
          <table:table-cell office:value-type="float" office:value="0.389829" calcext:value-type="float">
            <text:p>0.389829</text:p>
          </table:table-cell>
          <table:table-cell office:value-type="float" office:value="0.448053" calcext:value-type="float">
            <text:p>0.448053</text:p>
          </table:table-cell>
          <table:table-cell office:value-type="float" office:value="0.496187" calcext:value-type="float">
            <text:p>0.496187</text:p>
          </table:table-cell>
          <table:table-cell office:value-type="float" office:value="0.554227" calcext:value-type="float">
            <text:p>0.554227</text:p>
          </table:table-cell>
          <table:table-cell office:value-type="float" office:value="0.627061" calcext:value-type="float">
            <text:p>0.627061</text:p>
          </table:table-cell>
          <table:table-cell office:value-type="float" office:value="0.700893" calcext:value-type="float">
            <text:p>0.700893</text:p>
          </table:table-cell>
          <table:table-cell office:value-type="float" office:value="0.759996" calcext:value-type="float">
            <text:p>0.759996</text:p>
          </table:table-cell>
          <table:table-cell office:value-type="float" office:value="0.810435" calcext:value-type="float">
            <text:p>0.810435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49932" calcext:value-type="float">
            <text:p>0.4993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0.234552" calcext:value-type="float">
            <text:p>-0.234552</text:p>
          </table:table-cell>
          <table:table-cell office:value-type="float" office:value="0.262538" calcext:value-type="float">
            <text:p>0.262538</text:p>
          </table:table-cell>
          <table:table-cell office:value-type="float" office:value="0.370576" calcext:value-type="float">
            <text:p>0.370576</text:p>
          </table:table-cell>
          <table:table-cell office:value-type="float" office:value="0.442455" calcext:value-type="float">
            <text:p>0.442455</text:p>
          </table:table-cell>
          <table:table-cell office:value-type="float" office:value="0.505919" calcext:value-type="float">
            <text:p>0.505919</text:p>
          </table:table-cell>
          <table:table-cell office:value-type="float" office:value="0.567067" calcext:value-type="float">
            <text:p>0.567067</text:p>
          </table:table-cell>
          <table:table-cell office:value-type="float" office:value="0.63895" calcext:value-type="float">
            <text:p>0.63895</text:p>
          </table:table-cell>
          <table:table-cell office:value-type="float" office:value="0.698332" calcext:value-type="float">
            <text:p>0.698332</text:p>
          </table:table-cell>
          <table:table-cell office:value-type="float" office:value="0.757521" calcext:value-type="float">
            <text:p>0.757521</text:p>
          </table:table-cell>
          <table:table-cell office:value-type="float" office:value="0.808748" calcext:value-type="float">
            <text:p>0.80874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481756" calcext:value-type="float">
            <text:p>0.48175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0.08292" calcext:value-type="float">
            <text:p>-0.08292</text:p>
          </table:table-cell>
          <table:table-cell office:value-type="float" office:value="0.281857" calcext:value-type="float">
            <text:p>0.281857</text:p>
          </table:table-cell>
          <table:table-cell office:value-type="float" office:value="0.388341" calcext:value-type="float">
            <text:p>0.388341</text:p>
          </table:table-cell>
          <table:table-cell office:value-type="float" office:value="0.45147" calcext:value-type="float">
            <text:p>0.45147</text:p>
          </table:table-cell>
          <table:table-cell office:value-type="float" office:value="0.515321" calcext:value-type="float">
            <text:p>0.515321</text:p>
          </table:table-cell>
          <table:table-cell office:value-type="float" office:value="0.578481" calcext:value-type="float">
            <text:p>0.578481</text:p>
          </table:table-cell>
          <table:table-cell office:value-type="float" office:value="0.644504" calcext:value-type="float">
            <text:p>0.644504</text:p>
          </table:table-cell>
          <table:table-cell office:value-type="float" office:value="0.693421" calcext:value-type="float">
            <text:p>0.693421</text:p>
          </table:table-cell>
          <table:table-cell office:value-type="float" office:value="0.743224" calcext:value-type="float">
            <text:p>0.743224</text:p>
          </table:table-cell>
          <table:table-cell office:value-type="float" office:value="0.808551" calcext:value-type="float">
            <text:p>0.80855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02225" calcext:value-type="float">
            <text:p>0.50222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0.014438" calcext:value-type="float">
            <text:p>0.014438</text:p>
          </table:table-cell>
          <table:table-cell office:value-type="float" office:value="0.298476" calcext:value-type="float">
            <text:p>0.298476</text:p>
          </table:table-cell>
          <table:table-cell office:value-type="float" office:value="0.387682" calcext:value-type="float">
            <text:p>0.387682</text:p>
          </table:table-cell>
          <table:table-cell office:value-type="float" office:value="0.452139" calcext:value-type="float">
            <text:p>0.452139</text:p>
          </table:table-cell>
          <table:table-cell office:value-type="float" office:value="0.513076" calcext:value-type="float">
            <text:p>0.513076</text:p>
          </table:table-cell>
          <table:table-cell office:value-type="float" office:value="0.578813" calcext:value-type="float">
            <text:p>0.578813</text:p>
          </table:table-cell>
          <table:table-cell office:value-type="float" office:value="0.635807" calcext:value-type="float">
            <text:p>0.635807</text:p>
          </table:table-cell>
          <table:table-cell office:value-type="float" office:value="0.697816" calcext:value-type="float">
            <text:p>0.697816</text:p>
          </table:table-cell>
          <table:table-cell office:value-type="float" office:value="0.76548" calcext:value-type="float">
            <text:p>0.76548</text:p>
          </table:table-cell>
          <table:table-cell office:value-type="float" office:value="0.817174" calcext:value-type="float">
            <text:p>0.817174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1609" calcext:value-type="float">
            <text:p>0.5160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0.015506" calcext:value-type="float">
            <text:p>0.015506</text:p>
          </table:table-cell>
          <table:table-cell office:value-type="float" office:value="0.286582" calcext:value-type="float">
            <text:p>0.286582</text:p>
          </table:table-cell>
          <table:table-cell office:value-type="float" office:value="0.373851" calcext:value-type="float">
            <text:p>0.373851</text:p>
          </table:table-cell>
          <table:table-cell office:value-type="float" office:value="0.443977" calcext:value-type="float">
            <text:p>0.443977</text:p>
          </table:table-cell>
          <table:table-cell office:value-type="float" office:value="0.502623" calcext:value-type="float">
            <text:p>0.502623</text:p>
          </table:table-cell>
          <table:table-cell office:value-type="float" office:value="0.560175" calcext:value-type="float">
            <text:p>0.560175</text:p>
          </table:table-cell>
          <table:table-cell office:value-type="float" office:value="0.612032" calcext:value-type="float">
            <text:p>0.612032</text:p>
          </table:table-cell>
          <table:table-cell office:value-type="float" office:value="0.675623" calcext:value-type="float">
            <text:p>0.675623</text:p>
          </table:table-cell>
          <table:table-cell office:value-type="float" office:value="0.738975" calcext:value-type="float">
            <text:p>0.738975</text:p>
          </table:table-cell>
          <table:table-cell office:value-type="float" office:value="0.80278" calcext:value-type="float">
            <text:p>0.8027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01212" calcext:value-type="float">
            <text:p>0.50121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0.140173" calcext:value-type="float">
            <text:p>-0.140173</text:p>
          </table:table-cell>
          <table:table-cell office:value-type="float" office:value="0.259765" calcext:value-type="float">
            <text:p>0.259765</text:p>
          </table:table-cell>
          <table:table-cell office:value-type="float" office:value="0.366008" calcext:value-type="float">
            <text:p>0.366008</text:p>
          </table:table-cell>
          <table:table-cell office:value-type="float" office:value="0.431662" calcext:value-type="float">
            <text:p>0.431662</text:p>
          </table:table-cell>
          <table:table-cell office:value-type="float" office:value="0.497683" calcext:value-type="float">
            <text:p>0.497683</text:p>
          </table:table-cell>
          <table:table-cell office:value-type="float" office:value="0.556767" calcext:value-type="float">
            <text:p>0.556767</text:p>
          </table:table-cell>
          <table:table-cell office:value-type="float" office:value="0.596964" calcext:value-type="float">
            <text:p>0.596964</text:p>
          </table:table-cell>
          <table:table-cell office:value-type="float" office:value="0.658405" calcext:value-type="float">
            <text:p>0.658405</text:p>
          </table:table-cell>
          <table:table-cell office:value-type="float" office:value="0.713091" calcext:value-type="float">
            <text:p>0.713091</text:p>
          </table:table-cell>
          <table:table-cell office:value-type="float" office:value="0.79473" calcext:value-type="float">
            <text:p>0.7947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47349" calcext:value-type="float">
            <text:p>0.47349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0.318261" calcext:value-type="float">
            <text:p>-0.318261</text:p>
          </table:table-cell>
          <table:table-cell office:value-type="float" office:value="0.228261" calcext:value-type="float">
            <text:p>0.228261</text:p>
          </table:table-cell>
          <table:table-cell office:value-type="float" office:value="0.345606" calcext:value-type="float">
            <text:p>0.345606</text:p>
          </table:table-cell>
          <table:table-cell office:value-type="float" office:value="0.41353" calcext:value-type="float">
            <text:p>0.41353</text:p>
          </table:table-cell>
          <table:table-cell office:value-type="float" office:value="0.488146" calcext:value-type="float">
            <text:p>0.488146</text:p>
          </table:table-cell>
          <table:table-cell office:value-type="float" office:value="0.560077" calcext:value-type="float">
            <text:p>0.560077</text:p>
          </table:table-cell>
          <table:table-cell office:value-type="float" office:value="0.606829" calcext:value-type="float">
            <text:p>0.606829</text:p>
          </table:table-cell>
          <table:table-cell office:value-type="float" office:value="0.65693" calcext:value-type="float">
            <text:p>0.65693</text:p>
          </table:table-cell>
          <table:table-cell office:value-type="float" office:value="0.736673" calcext:value-type="float">
            <text:p>0.736673</text:p>
          </table:table-cell>
          <table:table-cell office:value-type="float" office:value="0.80341" calcext:value-type="float">
            <text:p>0.8034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45212" calcext:value-type="float">
            <text:p>0.45212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0.18754" calcext:value-type="float">
            <text:p>-0.18754</text:p>
          </table:table-cell>
          <table:table-cell office:value-type="float" office:value="0.219274" calcext:value-type="float">
            <text:p>0.219274</text:p>
          </table:table-cell>
          <table:table-cell office:value-type="float" office:value="0.333304" calcext:value-type="float">
            <text:p>0.333304</text:p>
          </table:table-cell>
          <table:table-cell office:value-type="float" office:value="0.412466" calcext:value-type="float">
            <text:p>0.412466</text:p>
          </table:table-cell>
          <table:table-cell office:value-type="float" office:value="0.494578" calcext:value-type="float">
            <text:p>0.494578</text:p>
          </table:table-cell>
          <table:table-cell office:value-type="float" office:value="0.554309" calcext:value-type="float">
            <text:p>0.554309</text:p>
          </table:table-cell>
          <table:table-cell office:value-type="float" office:value="0.591761" calcext:value-type="float">
            <text:p>0.591761</text:p>
          </table:table-cell>
          <table:table-cell office:value-type="float" office:value="0.652152" calcext:value-type="float">
            <text:p>0.652152</text:p>
          </table:table-cell>
          <table:table-cell office:value-type="float" office:value="0.736133" calcext:value-type="float">
            <text:p>0.736133</text:p>
          </table:table-cell>
          <table:table-cell office:value-type="float" office:value="0.799809" calcext:value-type="float">
            <text:p>0.79980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460625" calcext:value-type="float">
            <text:p>0.46062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0.253869" calcext:value-type="float">
            <text:p>-0.253869</text:p>
          </table:table-cell>
          <table:table-cell office:value-type="float" office:value="0.202823" calcext:value-type="float">
            <text:p>0.202823</text:p>
          </table:table-cell>
          <table:table-cell office:value-type="float" office:value="0.330274" calcext:value-type="float">
            <text:p>0.330274</text:p>
          </table:table-cell>
          <table:table-cell office:value-type="float" office:value="0.412256" calcext:value-type="float">
            <text:p>0.412256</text:p>
          </table:table-cell>
          <table:table-cell office:value-type="float" office:value="0.496364" calcext:value-type="float">
            <text:p>0.496364</text:p>
          </table:table-cell>
          <table:table-cell office:value-type="float" office:value="0.570215" calcext:value-type="float">
            <text:p>0.570215</text:p>
          </table:table-cell>
          <table:table-cell office:value-type="float" office:value="0.615378" calcext:value-type="float">
            <text:p>0.615378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744569" calcext:value-type="float">
            <text:p>0.744569</text:p>
          </table:table-cell>
          <table:table-cell office:value-type="float" office:value="0.805038" calcext:value-type="float">
            <text:p>0.805038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460086" calcext:value-type="float">
            <text:p>0.46008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0.25083" calcext:value-type="float">
            <text:p>-0.25083</text:p>
          </table:table-cell>
          <table:table-cell office:value-type="float" office:value="0.230328" calcext:value-type="float">
            <text:p>0.230328</text:p>
          </table:table-cell>
          <table:table-cell office:value-type="float" office:value="0.360053" calcext:value-type="float">
            <text:p>0.360053</text:p>
          </table:table-cell>
          <table:table-cell office:value-type="float" office:value="0.440958" calcext:value-type="float">
            <text:p>0.440958</text:p>
          </table:table-cell>
          <table:table-cell office:value-type="float" office:value="0.501611" calcext:value-type="float">
            <text:p>0.501611</text:p>
          </table:table-cell>
          <table:table-cell office:value-type="float" office:value="0.548698" calcext:value-type="float">
            <text:p>0.548698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641537" calcext:value-type="float">
            <text:p>0.641537</text:p>
          </table:table-cell>
          <table:table-cell office:value-type="float" office:value="0.721502" calcext:value-type="float">
            <text:p>0.721502</text:p>
          </table:table-cell>
          <table:table-cell office:value-type="float" office:value="0.796851" calcext:value-type="float">
            <text:p>0.796851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457896" calcext:value-type="float">
            <text:p>0.45789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0.166272" calcext:value-type="float">
            <text:p>-0.166272</text:p>
          </table:table-cell>
          <table:table-cell office:value-type="float" office:value="0.324062" calcext:value-type="float">
            <text:p>0.324062</text:p>
          </table:table-cell>
          <table:table-cell office:value-type="float" office:value="0.418086" calcext:value-type="float">
            <text:p>0.418086</text:p>
          </table:table-cell>
          <table:table-cell office:value-type="float" office:value="0.477207" calcext:value-type="float">
            <text:p>0.477207</text:p>
          </table:table-cell>
          <table:table-cell office:value-type="float" office:value="0.535483" calcext:value-type="float">
            <text:p>0.535483</text:p>
          </table:table-cell>
          <table:table-cell office:value-type="float" office:value="0.564533" calcext:value-type="float">
            <text:p>0.564533</text:p>
          </table:table-cell>
          <table:table-cell office:value-type="float" office:value="0.600301" calcext:value-type="float">
            <text:p>0.600301</text:p>
          </table:table-cell>
          <table:table-cell office:value-type="float" office:value="0.657905" calcext:value-type="float">
            <text:p>0.657905</text:p>
          </table:table-cell>
          <table:table-cell office:value-type="float" office:value="0.724861" calcext:value-type="float">
            <text:p>0.724861</text:p>
          </table:table-cell>
          <table:table-cell office:value-type="float" office:value="0.792409" calcext:value-type="float">
            <text:p>0.79240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492857" calcext:value-type="float">
            <text:p>0.49285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0.02829" calcext:value-type="float">
            <text:p>0.02829</text:p>
          </table:table-cell>
          <table:table-cell office:value-type="float" office:value="0.360077" calcext:value-type="float">
            <text:p>0.360077</text:p>
          </table:table-cell>
          <table:table-cell office:value-type="float" office:value="0.430673" calcext:value-type="float">
            <text:p>0.430673</text:p>
          </table:table-cell>
          <table:table-cell office:value-type="float" office:value="0.468832" calcext:value-type="float">
            <text:p>0.468832</text:p>
          </table:table-cell>
          <table:table-cell office:value-type="float" office:value="0.525457" calcext:value-type="float">
            <text:p>0.525457</text:p>
          </table:table-cell>
          <table:table-cell office:value-type="float" office:value="0.565049" calcext:value-type="float">
            <text:p>0.565049</text:p>
          </table:table-cell>
          <table:table-cell office:value-type="float" office:value="0.602361" calcext:value-type="float">
            <text:p>0.602361</text:p>
          </table:table-cell>
          <table:table-cell office:value-type="float" office:value="0.663747" calcext:value-type="float">
            <text:p>0.663747</text:p>
          </table:table-cell>
          <table:table-cell office:value-type="float" office:value="0.738801" calcext:value-type="float">
            <text:p>0.738801</text:p>
          </table:table-cell>
          <table:table-cell office:value-type="float" office:value="0.795599" calcext:value-type="float">
            <text:p>0.795599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517889" calcext:value-type="float">
            <text:p>0.51788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0.09035" calcext:value-type="float">
            <text:p>0.09035</text:p>
          </table:table-cell>
          <table:table-cell office:value-type="float" office:value="0.335424" calcext:value-type="float">
            <text:p>0.335424</text:p>
          </table:table-cell>
          <table:table-cell office:value-type="float" office:value="0.42209" calcext:value-type="float">
            <text:p>0.42209</text:p>
          </table:table-cell>
          <table:table-cell office:value-type="float" office:value="0.452818" calcext:value-type="float">
            <text:p>0.452818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540876" calcext:value-type="float">
            <text:p>0.540876</text:p>
          </table:table-cell>
          <table:table-cell office:value-type="float" office:value="0.575247" calcext:value-type="float">
            <text:p>0.575247</text:p>
          </table:table-cell>
          <table:table-cell office:value-type="float" office:value="0.613706" calcext:value-type="float">
            <text:p>0.613706</text:p>
          </table:table-cell>
          <table:table-cell office:value-type="float" office:value="0.682943" calcext:value-type="float">
            <text:p>0.682943</text:p>
          </table:table-cell>
          <table:table-cell office:value-type="float" office:value="0.772183" calcext:value-type="float">
            <text:p>0.772183</text:p>
          </table:table-cell>
          <table:table-cell office:value-type="float" office:value="0.878969" calcext:value-type="float">
            <text:p>0.878969</text:p>
          </table:table-cell>
          <table:table-cell office:value-type="float" office:value="0.49731" calcext:value-type="float">
            <text:p>0.497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30T12:40:41.561739958</dc:date>
    <meta:editing-duration>PT1M30S</meta:editing-duration>
    <meta:editing-cycles>1</meta:editing-cycles>
    <meta:document-statistic meta:table-count="1" meta:cell-count="49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mcc.A2:mcc.A351 mcc.C1:mcc.N351" chart:data-source-has-labels="both" svg:x="1.427cm" svg:y="0.251cm" svg:width="17.692cm" svg:height="11.118cm">
          <chart:coordinate-region svg:x="2.298cm" svg:y="0.452cm" svg:width="16.727cm" svg:height="10.717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mcc.A2:mcc.A35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mcc.C2:mcc.C351" chart:label-cell-address="mcc.C1:mcc.C1" chart:class="chart:line">
            <chart:data-point chart:repeated="350"/>
          </chart:series>
          <chart:series chart:style-name="ch9" chart:values-cell-range-address="mcc.D2:mcc.D351" chart:label-cell-address="mcc.D1:mcc.D1" chart:class="chart:line">
            <chart:data-point chart:repeated="350"/>
          </chart:series>
          <chart:series chart:style-name="ch10" chart:values-cell-range-address="mcc.E2:mcc.E351" chart:label-cell-address="mcc.E1:mcc.E1" chart:class="chart:line">
            <chart:data-point chart:repeated="350"/>
          </chart:series>
          <chart:series chart:style-name="ch11" chart:values-cell-range-address="mcc.F2:mcc.F351" chart:label-cell-address="mcc.F1:mcc.F1" chart:class="chart:line">
            <chart:data-point chart:repeated="350"/>
          </chart:series>
          <chart:series chart:style-name="ch12" chart:values-cell-range-address="mcc.G2:mcc.G351" chart:label-cell-address="mcc.G1:mcc.G1" chart:class="chart:line">
            <chart:data-point chart:repeated="350"/>
          </chart:series>
          <chart:series chart:style-name="ch13" chart:values-cell-range-address="mcc.H2:mcc.H351" chart:label-cell-address="mcc.H1:mcc.H1" chart:class="chart:line">
            <chart:data-point chart:repeated="350"/>
          </chart:series>
          <chart:series chart:style-name="ch14" chart:values-cell-range-address="mcc.I2:mcc.I351" chart:label-cell-address="mcc.I1:mcc.I1" chart:class="chart:line">
            <chart:data-point chart:repeated="350"/>
          </chart:series>
          <chart:series chart:style-name="ch15" chart:values-cell-range-address="mcc.J2:mcc.J351" chart:label-cell-address="mcc.J1:mcc.J1" chart:class="chart:line">
            <chart:data-point chart:repeated="350"/>
          </chart:series>
          <chart:series chart:style-name="ch16" chart:values-cell-range-address="mcc.K2:mcc.K351" chart:label-cell-address="mcc.K1:mcc.K1" chart:class="chart:line">
            <chart:data-point chart:repeated="350"/>
          </chart:series>
          <chart:series chart:style-name="ch17" chart:values-cell-range-address="mcc.L2:mcc.L351" chart:label-cell-address="mcc.L1:mcc.L1" chart:class="chart:line">
            <chart:data-point chart:repeated="350"/>
          </chart:series>
          <chart:series chart:style-name="ch18" chart:values-cell-range-address="mcc.M2:mcc.M351" chart:label-cell-address="mcc.M1:mcc.M1" chart:class="chart:line">
            <chart:data-point chart:repeated="350"/>
          </chart:series>
          <chart:series chart:style-name="ch19" chart:values-cell-range-address="mcc.N2:mcc.N351" chart:label-cell-address="mcc.N1:mcc.N1" chart:class="chart:line">
            <chart:data-point chart:repeated="3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Best</text:p>
                <draw:g>
                  <svg:desc>mcc.M1:mcc.M1</svg:desc>
                </draw:g>
              </table:table-cell>
              <table:table-cell office:value-type="string">
                <text:p>Averag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51</svg:desc>
                </draw:g>
              </table:table-cell>
              <table:table-cell office:value-type="float" office:value="-1">
                <text:p>-1</text:p>
                <draw:g>
                  <svg:desc>mcc.C2:mcc.C351</svg:desc>
                </draw:g>
              </table:table-cell>
              <table:table-cell office:value-type="float" office:value="-1">
                <text:p>-1</text:p>
                <draw:g>
                  <svg:desc>mcc.D2:mcc.D351</svg:desc>
                </draw:g>
              </table:table-cell>
              <table:table-cell office:value-type="float" office:value="-1">
                <text:p>-1</text:p>
                <draw:g>
                  <svg:desc>mcc.E2:mcc.E351</svg:desc>
                </draw:g>
              </table:table-cell>
              <table:table-cell office:value-type="float" office:value="-1">
                <text:p>-1</text:p>
                <draw:g>
                  <svg:desc>mcc.F2:mcc.F351</svg:desc>
                </draw:g>
              </table:table-cell>
              <table:table-cell office:value-type="float" office:value="-1">
                <text:p>-1</text:p>
                <draw:g>
                  <svg:desc>mcc.G2:mcc.G351</svg:desc>
                </draw:g>
              </table:table-cell>
              <table:table-cell office:value-type="float" office:value="-1">
                <text:p>-1</text:p>
                <draw:g>
                  <svg:desc>mcc.H2:mcc.H351</svg:desc>
                </draw:g>
              </table:table-cell>
              <table:table-cell office:value-type="float" office:value="-1">
                <text:p>-1</text:p>
                <draw:g>
                  <svg:desc>mcc.I2:mcc.I351</svg:desc>
                </draw:g>
              </table:table-cell>
              <table:table-cell office:value-type="float" office:value="-1">
                <text:p>-1</text:p>
                <draw:g>
                  <svg:desc>mcc.J2:mcc.J351</svg:desc>
                </draw:g>
              </table:table-cell>
              <table:table-cell office:value-type="float" office:value="-0.423521">
                <text:p>-0.423521</text:p>
                <draw:g>
                  <svg:desc>mcc.K2:mcc.K351</svg:desc>
                </draw:g>
              </table:table-cell>
              <table:table-cell office:value-type="float" office:value="0.169803">
                <text:p>0.169803</text:p>
                <draw:g>
                  <svg:desc>mcc.L2:mcc.L351</svg:desc>
                </draw:g>
              </table:table-cell>
              <table:table-cell office:value-type="float" office:value="0.53896">
                <text:p>0.53896</text:p>
                <draw:g>
                  <svg:desc>mcc.M2:mcc.M351</svg:desc>
                </draw:g>
              </table:table-cell>
              <table:table-cell office:value-type="float" office:value="-0.825372">
                <text:p>-0.825372</text:p>
                <draw:g>
                  <svg:desc>mcc.N2:mcc.N3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928133">
                <text:p>-0.928133</text:p>
              </table:table-cell>
              <table:table-cell office:value-type="float" office:value="-0.265048">
                <text:p>-0.265048</text:p>
              </table:table-cell>
              <table:table-cell office:value-type="float" office:value="-0.122625">
                <text:p>-0.122625</text:p>
              </table:table-cell>
              <table:table-cell office:value-type="float" office:value="-0.052904">
                <text:p>-0.052904</text:p>
              </table:table-cell>
              <table:table-cell office:value-type="float" office:value="0.032259">
                <text:p>0.032259</text:p>
              </table:table-cell>
              <table:table-cell office:value-type="float" office:value="0.126665">
                <text:p>0.126665</text:p>
              </table:table-cell>
              <table:table-cell office:value-type="float" office:value="0.2069">
                <text:p>0.2069</text:p>
              </table:table-cell>
              <table:table-cell office:value-type="float" office:value="0.298145">
                <text:p>0.298145</text:p>
              </table:table-cell>
              <table:table-cell office:value-type="float" office:value="0.478591">
                <text:p>0.478591</text:p>
              </table:table-cell>
              <table:table-cell office:value-type="float" office:value="0.53896">
                <text:p>0.53896</text:p>
              </table:table-cell>
              <table:table-cell office:value-type="float" office:value="-0.122615">
                <text:p>-0.1226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265123">
                <text:p>-0.265123</text:p>
              </table:table-cell>
              <table:table-cell office:value-type="float" office:value="-0.046104">
                <text:p>-0.046104</text:p>
              </table:table-cell>
              <table:table-cell office:value-type="float" office:value="0.027583">
                <text:p>0.027583</text:p>
              </table:table-cell>
              <table:table-cell office:value-type="float" office:value="0.097429">
                <text:p>0.097429</text:p>
              </table:table-cell>
              <table:table-cell office:value-type="float" office:value="0.142328">
                <text:p>0.142328</text:p>
              </table:table-cell>
              <table:table-cell office:value-type="float" office:value="0.226145">
                <text:p>0.226145</text:p>
              </table:table-cell>
              <table:table-cell office:value-type="float" office:value="0.349759">
                <text:p>0.349759</text:p>
              </table:table-cell>
              <table:table-cell office:value-type="float" office:value="0.502823">
                <text:p>0.502823</text:p>
              </table:table-cell>
              <table:table-cell office:value-type="float" office:value="0.53896">
                <text:p>0.53896</text:p>
              </table:table-cell>
              <table:table-cell office:value-type="float" office:value="-0.096516">
                <text:p>-0.0965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95159">
                <text:p>-0.595159</text:p>
              </table:table-cell>
              <table:table-cell office:value-type="float" office:value="-0.03753">
                <text:p>-0.03753</text:p>
              </table:table-cell>
              <table:table-cell office:value-type="float" office:value="0.055089">
                <text:p>0.055089</text:p>
              </table:table-cell>
              <table:table-cell office:value-type="float" office:value="0.121058">
                <text:p>0.121058</text:p>
              </table:table-cell>
              <table:table-cell office:value-type="float" office:value="0.171996">
                <text:p>0.171996</text:p>
              </table:table-cell>
              <table:table-cell office:value-type="float" office:value="0.267051">
                <text:p>0.267051</text:p>
              </table:table-cell>
              <table:table-cell office:value-type="float" office:value="0.375586">
                <text:p>0.375586</text:p>
              </table:table-cell>
              <table:table-cell office:value-type="float" office:value="0.492973">
                <text:p>0.492973</text:p>
              </table:table-cell>
              <table:table-cell office:value-type="float" office:value="0.53896">
                <text:p>0.53896</text:p>
              </table:table-cell>
              <table:table-cell office:value-type="float" office:value="-0.114894">
                <text:p>-0.1148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105825">
                <text:p>-0.105825</text:p>
              </table:table-cell>
              <table:table-cell office:value-type="float" office:value="0.04507">
                <text:p>0.04507</text:p>
              </table:table-cell>
              <table:table-cell office:value-type="float" office:value="0.130887">
                <text:p>0.130887</text:p>
              </table:table-cell>
              <table:table-cell office:value-type="float" office:value="0.190317">
                <text:p>0.190317</text:p>
              </table:table-cell>
              <table:table-cell office:value-type="float" office:value="0.265173">
                <text:p>0.265173</text:p>
              </table:table-cell>
              <table:table-cell office:value-type="float" office:value="0.339332">
                <text:p>0.339332</text:p>
              </table:table-cell>
              <table:table-cell office:value-type="float" office:value="0.430051">
                <text:p>0.430051</text:p>
              </table:table-cell>
              <table:table-cell office:value-type="float" office:value="0.508006">
                <text:p>0.508006</text:p>
              </table:table-cell>
              <table:table-cell office:value-type="float" office:value="0.571918">
                <text:p>0.571918</text:p>
              </table:table-cell>
              <table:table-cell office:value-type="float" office:value="-0.019699">
                <text:p>-0.0196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4338">
                <text:p>-0.4338</text:p>
              </table:table-cell>
              <table:table-cell office:value-type="float" office:value="0.02065">
                <text:p>0.02065</text:p>
              </table:table-cell>
              <table:table-cell office:value-type="float" office:value="0.114841">
                <text:p>0.114841</text:p>
              </table:table-cell>
              <table:table-cell office:value-type="float" office:value="0.185073">
                <text:p>0.185073</text:p>
              </table:table-cell>
              <table:table-cell office:value-type="float" office:value="0.278876">
                <text:p>0.278876</text:p>
              </table:table-cell>
              <table:table-cell office:value-type="float" office:value="0.358463">
                <text:p>0.358463</text:p>
              </table:table-cell>
              <table:table-cell office:value-type="float" office:value="0.447887">
                <text:p>0.447887</text:p>
              </table:table-cell>
              <table:table-cell office:value-type="float" office:value="0.522362">
                <text:p>0.522362</text:p>
              </table:table-cell>
              <table:table-cell office:value-type="float" office:value="0.571918">
                <text:p>0.571918</text:p>
              </table:table-cell>
              <table:table-cell office:value-type="float" office:value="-0.050565">
                <text:p>-0.0505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668475">
                <text:p>-0.668475</text:p>
              </table:table-cell>
              <table:table-cell office:value-type="float" office:value="0.003789">
                <text:p>0.003789</text:p>
              </table:table-cell>
              <table:table-cell office:value-type="float" office:value="0.104443">
                <text:p>0.104443</text:p>
              </table:table-cell>
              <table:table-cell office:value-type="float" office:value="0.177995">
                <text:p>0.177995</text:p>
              </table:table-cell>
              <table:table-cell office:value-type="float" office:value="0.273251">
                <text:p>0.273251</text:p>
              </table:table-cell>
              <table:table-cell office:value-type="float" office:value="0.329769">
                <text:p>0.329769</text:p>
              </table:table-cell>
              <table:table-cell office:value-type="float" office:value="0.395216">
                <text:p>0.395216</text:p>
              </table:table-cell>
              <table:table-cell office:value-type="float" office:value="0.467761">
                <text:p>0.467761</text:p>
              </table:table-cell>
              <table:table-cell office:value-type="float" office:value="0.528599">
                <text:p>0.528599</text:p>
              </table:table-cell>
              <table:table-cell office:value-type="float" office:value="0.582555">
                <text:p>0.582555</text:p>
              </table:table-cell>
              <table:table-cell office:value-type="float" office:value="0.061235">
                <text:p>0.0612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862457">
                <text:p>-0.862457</text:p>
              </table:table-cell>
              <table:table-cell office:value-type="float" office:value="0.001949">
                <text:p>0.001949</text:p>
              </table:table-cell>
              <table:table-cell office:value-type="float" office:value="0.119157">
                <text:p>0.119157</text:p>
              </table:table-cell>
              <table:table-cell office:value-type="float" office:value="0.193814">
                <text:p>0.193814</text:p>
              </table:table-cell>
              <table:table-cell office:value-type="float" office:value="0.274158">
                <text:p>0.274158</text:p>
              </table:table-cell>
              <table:table-cell office:value-type="float" office:value="0.324776">
                <text:p>0.324776</text:p>
              </table:table-cell>
              <table:table-cell office:value-type="float" office:value="0.394772">
                <text:p>0.394772</text:p>
              </table:table-cell>
              <table:table-cell office:value-type="float" office:value="0.480489">
                <text:p>0.480489</text:p>
              </table:table-cell>
              <table:table-cell office:value-type="float" office:value="0.539123">
                <text:p>0.539123</text:p>
              </table:table-cell>
              <table:table-cell office:value-type="float" office:value="0.594129">
                <text:p>0.594129</text:p>
              </table:table-cell>
              <table:table-cell office:value-type="float" office:value="0.046578">
                <text:p>0.0465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931306">
                <text:p>-0.931306</text:p>
              </table:table-cell>
              <table:table-cell office:value-type="float" office:value="0.018092">
                <text:p>0.018092</text:p>
              </table:table-cell>
              <table:table-cell office:value-type="float" office:value="0.167203">
                <text:p>0.167203</text:p>
              </table:table-cell>
              <table:table-cell office:value-type="float" office:value="0.245255">
                <text:p>0.245255</text:p>
              </table:table-cell>
              <table:table-cell office:value-type="float" office:value="0.304948">
                <text:p>0.304948</text:p>
              </table:table-cell>
              <table:table-cell office:value-type="float" office:value="0.352014">
                <text:p>0.352014</text:p>
              </table:table-cell>
              <table:table-cell office:value-type="float" office:value="0.416533">
                <text:p>0.416533</text:p>
              </table:table-cell>
              <table:table-cell office:value-type="float" office:value="0.482622">
                <text:p>0.482622</text:p>
              </table:table-cell>
              <table:table-cell office:value-type="float" office:value="0.543725">
                <text:p>0.543725</text:p>
              </table:table-cell>
              <table:table-cell office:value-type="float" office:value="0.594129">
                <text:p>0.594129</text:p>
              </table:table-cell>
              <table:table-cell office:value-type="float" office:value="0.059909">
                <text:p>0.0599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931797">
                <text:p>-0.931797</text:p>
              </table:table-cell>
              <table:table-cell office:value-type="float" office:value="0.02281">
                <text:p>0.02281</text:p>
              </table:table-cell>
              <table:table-cell office:value-type="float" office:value="0.154235">
                <text:p>0.154235</text:p>
              </table:table-cell>
              <table:table-cell office:value-type="float" office:value="0.253761">
                <text:p>0.253761</text:p>
              </table:table-cell>
              <table:table-cell office:value-type="float" office:value="0.320038">
                <text:p>0.320038</text:p>
              </table:table-cell>
              <table:table-cell office:value-type="float" office:value="0.376705">
                <text:p>0.376705</text:p>
              </table:table-cell>
              <table:table-cell office:value-type="float" office:value="0.435853">
                <text:p>0.435853</text:p>
              </table:table-cell>
              <table:table-cell office:value-type="float" office:value="0.492475">
                <text:p>0.492475</text:p>
              </table:table-cell>
              <table:table-cell office:value-type="float" office:value="0.557944">
                <text:p>0.557944</text:p>
              </table:table-cell>
              <table:table-cell office:value-type="float" office:value="0.594129">
                <text:p>0.594129</text:p>
              </table:table-cell>
              <table:table-cell office:value-type="float" office:value="0.068202">
                <text:p>0.0682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03087">
                <text:p>0.03087</text:p>
              </table:table-cell>
              <table:table-cell office:value-type="float" office:value="0.190264">
                <text:p>0.190264</text:p>
              </table:table-cell>
              <table:table-cell office:value-type="float" office:value="0.288286">
                <text:p>0.288286</text:p>
              </table:table-cell>
              <table:table-cell office:value-type="float" office:value="0.329678">
                <text:p>0.329678</text:p>
              </table:table-cell>
              <table:table-cell office:value-type="float" office:value="0.389489">
                <text:p>0.389489</text:p>
              </table:table-cell>
              <table:table-cell office:value-type="float" office:value="0.447301">
                <text:p>0.447301</text:p>
              </table:table-cell>
              <table:table-cell office:value-type="float" office:value="0.49871">
                <text:p>0.49871</text:p>
              </table:table-cell>
              <table:table-cell office:value-type="float" office:value="0.557388">
                <text:p>0.557388</text:p>
              </table:table-cell>
              <table:table-cell office:value-type="float" office:value="0.594129">
                <text:p>0.594129</text:p>
              </table:table-cell>
              <table:table-cell office:value-type="float" office:value="0.073199">
                <text:p>0.0731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478103">
                <text:p>-0.478103</text:p>
              </table:table-cell>
              <table:table-cell office:value-type="float" office:value="0.135838">
                <text:p>0.135838</text:p>
              </table:table-cell>
              <table:table-cell office:value-type="float" office:value="0.22318">
                <text:p>0.22318</text:p>
              </table:table-cell>
              <table:table-cell office:value-type="float" office:value="0.301458">
                <text:p>0.301458</text:p>
              </table:table-cell>
              <table:table-cell office:value-type="float" office:value="0.364448">
                <text:p>0.364448</text:p>
              </table:table-cell>
              <table:table-cell office:value-type="float" office:value="0.424013">
                <text:p>0.424013</text:p>
              </table:table-cell>
              <table:table-cell office:value-type="float" office:value="0.470977">
                <text:p>0.470977</text:p>
              </table:table-cell>
              <table:table-cell office:value-type="float" office:value="0.512628">
                <text:p>0.512628</text:p>
              </table:table-cell>
              <table:table-cell office:value-type="float" office:value="0.56847">
                <text:p>0.56847</text:p>
              </table:table-cell>
              <table:table-cell office:value-type="float" office:value="0.594129">
                <text:p>0.594129</text:p>
              </table:table-cell>
              <table:table-cell office:value-type="float" office:value="0.152291">
                <text:p>0.1522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282143">
                <text:p>-0.282143</text:p>
              </table:table-cell>
              <table:table-cell office:value-type="float" office:value="0.139216">
                <text:p>0.139216</text:p>
              </table:table-cell>
              <table:table-cell office:value-type="float" office:value="0.242898">
                <text:p>0.242898</text:p>
              </table:table-cell>
              <table:table-cell office:value-type="float" office:value="0.327138">
                <text:p>0.327138</text:p>
              </table:table-cell>
              <table:table-cell office:value-type="float" office:value="0.391606">
                <text:p>0.391606</text:p>
              </table:table-cell>
              <table:table-cell office:value-type="float" office:value="0.438754">
                <text:p>0.438754</text:p>
              </table:table-cell>
              <table:table-cell office:value-type="float" office:value="0.486088">
                <text:p>0.486088</text:p>
              </table:table-cell>
              <table:table-cell office:value-type="float" office:value="0.523372">
                <text:p>0.523372</text:p>
              </table:table-cell>
              <table:table-cell office:value-type="float" office:value="0.565105">
                <text:p>0.565105</text:p>
              </table:table-cell>
              <table:table-cell office:value-type="float" office:value="0.594129">
                <text:p>0.594129</text:p>
              </table:table-cell>
              <table:table-cell office:value-type="float" office:value="0.183203">
                <text:p>0.1832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-0.470542">
                <text:p>-0.470542</text:p>
              </table:table-cell>
              <table:table-cell office:value-type="float" office:value="0.1373">
                <text:p>0.1373</text:p>
              </table:table-cell>
              <table:table-cell office:value-type="float" office:value="0.250432">
                <text:p>0.250432</text:p>
              </table:table-cell>
              <table:table-cell office:value-type="float" office:value="0.34824">
                <text:p>0.34824</text:p>
              </table:table-cell>
              <table:table-cell office:value-type="float" office:value="0.400892">
                <text:p>0.400892</text:p>
              </table:table-cell>
              <table:table-cell office:value-type="float" office:value="0.435451">
                <text:p>0.435451</text:p>
              </table:table-cell>
              <table:table-cell office:value-type="float" office:value="0.475314">
                <text:p>0.475314</text:p>
              </table:table-cell>
              <table:table-cell office:value-type="float" office:value="0.521154">
                <text:p>0.521154</text:p>
              </table:table-cell>
              <table:table-cell office:value-type="float" office:value="0.565202">
                <text:p>0.565202</text:p>
              </table:table-cell>
              <table:table-cell office:value-type="float" office:value="0.594129">
                <text:p>0.594129</text:p>
              </table:table-cell>
              <table:table-cell office:value-type="float" office:value="0.166344">
                <text:p>0.166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-0.221507">
                <text:p>-0.221507</text:p>
              </table:table-cell>
              <table:table-cell office:value-type="float" office:value="0.162516">
                <text:p>0.162516</text:p>
              </table:table-cell>
              <table:table-cell office:value-type="float" office:value="0.277077">
                <text:p>0.277077</text:p>
              </table:table-cell>
              <table:table-cell office:value-type="float" office:value="0.362739">
                <text:p>0.362739</text:p>
              </table:table-cell>
              <table:table-cell office:value-type="float" office:value="0.407197">
                <text:p>0.407197</text:p>
              </table:table-cell>
              <table:table-cell office:value-type="float" office:value="0.441924">
                <text:p>0.441924</text:p>
              </table:table-cell>
              <table:table-cell office:value-type="float" office:value="0.482124">
                <text:p>0.482124</text:p>
              </table:table-cell>
              <table:table-cell office:value-type="float" office:value="0.529444">
                <text:p>0.529444</text:p>
              </table:table-cell>
              <table:table-cell office:value-type="float" office:value="0.570196">
                <text:p>0.570196</text:p>
              </table:table-cell>
              <table:table-cell office:value-type="float" office:value="0.594129">
                <text:p>0.594129</text:p>
              </table:table-cell>
              <table:table-cell office:value-type="float" office:value="0.201171">
                <text:p>0.2011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0.098397">
                <text:p>0.098397</text:p>
              </table:table-cell>
              <table:table-cell office:value-type="float" office:value="0.254101">
                <text:p>0.254101</text:p>
              </table:table-cell>
              <table:table-cell office:value-type="float" office:value="0.347841">
                <text:p>0.347841</text:p>
              </table:table-cell>
              <table:table-cell office:value-type="float" office:value="0.39025">
                <text:p>0.39025</text:p>
              </table:table-cell>
              <table:table-cell office:value-type="float" office:value="0.42887">
                <text:p>0.42887</text:p>
              </table:table-cell>
              <table:table-cell office:value-type="float" office:value="0.467209">
                <text:p>0.467209</text:p>
              </table:table-cell>
              <table:table-cell office:value-type="float" office:value="0.494538">
                <text:p>0.494538</text:p>
              </table:table-cell>
              <table:table-cell office:value-type="float" office:value="0.534378">
                <text:p>0.534378</text:p>
              </table:table-cell>
              <table:table-cell office:value-type="float" office:value="0.575131">
                <text:p>0.575131</text:p>
              </table:table-cell>
              <table:table-cell office:value-type="float" office:value="0.594129">
                <text:p>0.594129</text:p>
              </table:table-cell>
              <table:table-cell office:value-type="float" office:value="0.259072">
                <text:p>0.2590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662085">
                <text:p>-0.662085</text:p>
              </table:table-cell>
              <table:table-cell office:value-type="float" office:value="0.192876">
                <text:p>0.192876</text:p>
              </table:table-cell>
              <table:table-cell office:value-type="float" office:value="0.31619">
                <text:p>0.31619</text:p>
              </table:table-cell>
              <table:table-cell office:value-type="float" office:value="0.362211">
                <text:p>0.362211</text:p>
              </table:table-cell>
              <table:table-cell office:value-type="float" office:value="0.40228">
                <text:p>0.40228</text:p>
              </table:table-cell>
              <table:table-cell office:value-type="float" office:value="0.442359">
                <text:p>0.442359</text:p>
              </table:table-cell>
              <table:table-cell office:value-type="float" office:value="0.478955">
                <text:p>0.478955</text:p>
              </table:table-cell>
              <table:table-cell office:value-type="float" office:value="0.511743">
                <text:p>0.511743</text:p>
              </table:table-cell>
              <table:table-cell office:value-type="float" office:value="0.543564">
                <text:p>0.543564</text:p>
              </table:table-cell>
              <table:table-cell office:value-type="float" office:value="0.575967">
                <text:p>0.575967</text:p>
              </table:table-cell>
              <table:table-cell office:value-type="float" office:value="0.594129">
                <text:p>0.594129</text:p>
              </table:table-cell>
              <table:table-cell office:value-type="float" office:value="0.316406">
                <text:p>0.3164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751991">
                <text:p>-0.751991</text:p>
              </table:table-cell>
              <table:table-cell office:value-type="float" office:value="0.159435">
                <text:p>0.159435</text:p>
              </table:table-cell>
              <table:table-cell office:value-type="float" office:value="0.289134">
                <text:p>0.289134</text:p>
              </table:table-cell>
              <table:table-cell office:value-type="float" office:value="0.35952">
                <text:p>0.35952</text:p>
              </table:table-cell>
              <table:table-cell office:value-type="float" office:value="0.398901">
                <text:p>0.398901</text:p>
              </table:table-cell>
              <table:table-cell office:value-type="float" office:value="0.445151">
                <text:p>0.445151</text:p>
              </table:table-cell>
              <table:table-cell office:value-type="float" office:value="0.482349">
                <text:p>0.482349</text:p>
              </table:table-cell>
              <table:table-cell office:value-type="float" office:value="0.514986">
                <text:p>0.514986</text:p>
              </table:table-cell>
              <table:table-cell office:value-type="float" office:value="0.546701">
                <text:p>0.546701</text:p>
              </table:table-cell>
              <table:table-cell office:value-type="float" office:value="0.574545">
                <text:p>0.574545</text:p>
              </table:table-cell>
              <table:table-cell office:value-type="float" office:value="0.594129">
                <text:p>0.594129</text:p>
              </table:table-cell>
              <table:table-cell office:value-type="float" office:value="0.301873">
                <text:p>0.3018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712455">
                <text:p>-0.712455</text:p>
              </table:table-cell>
              <table:table-cell office:value-type="float" office:value="0.140784">
                <text:p>0.140784</text:p>
              </table:table-cell>
              <table:table-cell office:value-type="float" office:value="0.2565">
                <text:p>0.2565</text:p>
              </table:table-cell>
              <table:table-cell office:value-type="float" office:value="0.331466">
                <text:p>0.331466</text:p>
              </table:table-cell>
              <table:table-cell office:value-type="float" office:value="0.382291">
                <text:p>0.382291</text:p>
              </table:table-cell>
              <table:table-cell office:value-type="float" office:value="0.424804">
                <text:p>0.424804</text:p>
              </table:table-cell>
              <table:table-cell office:value-type="float" office:value="0.458482">
                <text:p>0.458482</text:p>
              </table:table-cell>
              <table:table-cell office:value-type="float" office:value="0.494612">
                <text:p>0.494612</text:p>
              </table:table-cell>
              <table:table-cell office:value-type="float" office:value="0.529493">
                <text:p>0.529493</text:p>
              </table:table-cell>
              <table:table-cell office:value-type="float" office:value="0.571638">
                <text:p>0.571638</text:p>
              </table:table-cell>
              <table:table-cell office:value-type="float" office:value="0.594129">
                <text:p>0.594129</text:p>
              </table:table-cell>
              <table:table-cell office:value-type="float" office:value="0.287762">
                <text:p>0.2877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753399">
                <text:p>-0.753399</text:p>
              </table:table-cell>
              <table:table-cell office:value-type="float" office:value="0.134345">
                <text:p>0.134345</text:p>
              </table:table-cell>
              <table:table-cell office:value-type="float" office:value="0.260105">
                <text:p>0.260105</text:p>
              </table:table-cell>
              <table:table-cell office:value-type="float" office:value="0.348047">
                <text:p>0.348047</text:p>
              </table:table-cell>
              <table:table-cell office:value-type="float" office:value="0.402267">
                <text:p>0.402267</text:p>
              </table:table-cell>
              <table:table-cell office:value-type="float" office:value="0.446243">
                <text:p>0.446243</text:p>
              </table:table-cell>
              <table:table-cell office:value-type="float" office:value="0.480877">
                <text:p>0.480877</text:p>
              </table:table-cell>
              <table:table-cell office:value-type="float" office:value="0.517609">
                <text:p>0.517609</text:p>
              </table:table-cell>
              <table:table-cell office:value-type="float" office:value="0.539789">
                <text:p>0.539789</text:p>
              </table:table-cell>
              <table:table-cell office:value-type="float" office:value="0.573887">
                <text:p>0.573887</text:p>
              </table:table-cell>
              <table:table-cell office:value-type="float" office:value="0.594129">
                <text:p>0.594129</text:p>
              </table:table-cell>
              <table:table-cell office:value-type="float" office:value="0.294977">
                <text:p>0.2949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663419">
                <text:p>-0.663419</text:p>
              </table:table-cell>
              <table:table-cell office:value-type="float" office:value="0.141648">
                <text:p>0.141648</text:p>
              </table:table-cell>
              <table:table-cell office:value-type="float" office:value="0.249116">
                <text:p>0.249116</text:p>
              </table:table-cell>
              <table:table-cell office:value-type="float" office:value="0.333158">
                <text:p>0.333158</text:p>
              </table:table-cell>
              <table:table-cell office:value-type="float" office:value="0.385664">
                <text:p>0.385664</text:p>
              </table:table-cell>
              <table:table-cell office:value-type="float" office:value="0.429979">
                <text:p>0.429979</text:p>
              </table:table-cell>
              <table:table-cell office:value-type="float" office:value="0.470545">
                <text:p>0.470545</text:p>
              </table:table-cell>
              <table:table-cell office:value-type="float" office:value="0.518221">
                <text:p>0.518221</text:p>
              </table:table-cell>
              <table:table-cell office:value-type="float" office:value="0.547521">
                <text:p>0.547521</text:p>
              </table:table-cell>
              <table:table-cell office:value-type="float" office:value="0.576625">
                <text:p>0.576625</text:p>
              </table:table-cell>
              <table:table-cell office:value-type="float" office:value="0.594129">
                <text:p>0.594129</text:p>
              </table:table-cell>
              <table:table-cell office:value-type="float" office:value="0.298906">
                <text:p>0.2989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827769">
                <text:p>-0.827769</text:p>
              </table:table-cell>
              <table:table-cell office:value-type="float" office:value="0.128373">
                <text:p>0.128373</text:p>
              </table:table-cell>
              <table:table-cell office:value-type="float" office:value="0.206301">
                <text:p>0.206301</text:p>
              </table:table-cell>
              <table:table-cell office:value-type="float" office:value="0.304772">
                <text:p>0.304772</text:p>
              </table:table-cell>
              <table:table-cell office:value-type="float" office:value="0.368723">
                <text:p>0.368723</text:p>
              </table:table-cell>
              <table:table-cell office:value-type="float" office:value="0.414215">
                <text:p>0.414215</text:p>
              </table:table-cell>
              <table:table-cell office:value-type="float" office:value="0.44336">
                <text:p>0.44336</text:p>
              </table:table-cell>
              <table:table-cell office:value-type="float" office:value="0.486396">
                <text:p>0.486396</text:p>
              </table:table-cell>
              <table:table-cell office:value-type="float" office:value="0.537193">
                <text:p>0.537193</text:p>
              </table:table-cell>
              <table:table-cell office:value-type="float" office:value="0.569811">
                <text:p>0.569811</text:p>
              </table:table-cell>
              <table:table-cell office:value-type="float" office:value="0.594129">
                <text:p>0.594129</text:p>
              </table:table-cell>
              <table:table-cell office:value-type="float" office:value="0.263138">
                <text:p>0.2631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554711">
                <text:p>-0.554711</text:p>
              </table:table-cell>
              <table:table-cell office:value-type="float" office:value="0.188539">
                <text:p>0.188539</text:p>
              </table:table-cell>
              <table:table-cell office:value-type="float" office:value="0.291121">
                <text:p>0.291121</text:p>
              </table:table-cell>
              <table:table-cell office:value-type="float" office:value="0.358506">
                <text:p>0.358506</text:p>
              </table:table-cell>
              <table:table-cell office:value-type="float" office:value="0.398962">
                <text:p>0.398962</text:p>
              </table:table-cell>
              <table:table-cell office:value-type="float" office:value="0.431686">
                <text:p>0.431686</text:p>
              </table:table-cell>
              <table:table-cell office:value-type="float" office:value="0.465881">
                <text:p>0.465881</text:p>
              </table:table-cell>
              <table:table-cell office:value-type="float" office:value="0.509766">
                <text:p>0.509766</text:p>
              </table:table-cell>
              <table:table-cell office:value-type="float" office:value="0.551647">
                <text:p>0.551647</text:p>
              </table:table-cell>
              <table:table-cell office:value-type="float" office:value="0.578773">
                <text:p>0.578773</text:p>
              </table:table-cell>
              <table:table-cell office:value-type="float" office:value="0.594129">
                <text:p>0.594129</text:p>
              </table:table-cell>
              <table:table-cell office:value-type="float" office:value="0.322017">
                <text:p>0.3220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384794">
                <text:p>-0.384794</text:p>
              </table:table-cell>
              <table:table-cell office:value-type="float" office:value="0.199799">
                <text:p>0.199799</text:p>
              </table:table-cell>
              <table:table-cell office:value-type="float" office:value="0.285502">
                <text:p>0.285502</text:p>
              </table:table-cell>
              <table:table-cell office:value-type="float" office:value="0.348524">
                <text:p>0.348524</text:p>
              </table:table-cell>
              <table:table-cell office:value-type="float" office:value="0.386121">
                <text:p>0.386121</text:p>
              </table:table-cell>
              <table:table-cell office:value-type="float" office:value="0.431851">
                <text:p>0.431851</text:p>
              </table:table-cell>
              <table:table-cell office:value-type="float" office:value="0.46675">
                <text:p>0.46675</text:p>
              </table:table-cell>
              <table:table-cell office:value-type="float" office:value="0.506452">
                <text:p>0.506452</text:p>
              </table:table-cell>
              <table:table-cell office:value-type="float" office:value="0.547955">
                <text:p>0.547955</text:p>
              </table:table-cell>
              <table:table-cell office:value-type="float" office:value="0.577168">
                <text:p>0.577168</text:p>
              </table:table-cell>
              <table:table-cell office:value-type="float" office:value="0.594129">
                <text:p>0.594129</text:p>
              </table:table-cell>
              <table:table-cell office:value-type="float" office:value="0.336533">
                <text:p>0.3365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787004">
                <text:p>-0.787004</text:p>
              </table:table-cell>
              <table:table-cell office:value-type="float" office:value="0.124975">
                <text:p>0.124975</text:p>
              </table:table-cell>
              <table:table-cell office:value-type="float" office:value="0.22824">
                <text:p>0.22824</text:p>
              </table:table-cell>
              <table:table-cell office:value-type="float" office:value="0.314386">
                <text:p>0.314386</text:p>
              </table:table-cell>
              <table:table-cell office:value-type="float" office:value="0.367414">
                <text:p>0.367414</text:p>
              </table:table-cell>
              <table:table-cell office:value-type="float" office:value="0.401113">
                <text:p>0.401113</text:p>
              </table:table-cell>
              <table:table-cell office:value-type="float" office:value="0.436347">
                <text:p>0.436347</text:p>
              </table:table-cell>
              <table:table-cell office:value-type="float" office:value="0.493709">
                <text:p>0.493709</text:p>
              </table:table-cell>
              <table:table-cell office:value-type="float" office:value="0.535502">
                <text:p>0.535502</text:p>
              </table:table-cell>
              <table:table-cell office:value-type="float" office:value="0.574342">
                <text:p>0.574342</text:p>
              </table:table-cell>
              <table:table-cell office:value-type="float" office:value="0.594129">
                <text:p>0.594129</text:p>
              </table:table-cell>
              <table:table-cell office:value-type="float" office:value="0.268902">
                <text:p>0.2689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700843">
                <text:p>-0.700843</text:p>
              </table:table-cell>
              <table:table-cell office:value-type="float" office:value="0.151662">
                <text:p>0.151662</text:p>
              </table:table-cell>
              <table:table-cell office:value-type="float" office:value="0.261353">
                <text:p>0.261353</text:p>
              </table:table-cell>
              <table:table-cell office:value-type="float" office:value="0.335788">
                <text:p>0.335788</text:p>
              </table:table-cell>
              <table:table-cell office:value-type="float" office:value="0.37258">
                <text:p>0.37258</text:p>
              </table:table-cell>
              <table:table-cell office:value-type="float" office:value="0.411809">
                <text:p>0.411809</text:p>
              </table:table-cell>
              <table:table-cell office:value-type="float" office:value="0.450682">
                <text:p>0.450682</text:p>
              </table:table-cell>
              <table:table-cell office:value-type="float" office:value="0.504081">
                <text:p>0.504081</text:p>
              </table:table-cell>
              <table:table-cell office:value-type="float" office:value="0.54149">
                <text:p>0.54149</text:p>
              </table:table-cell>
              <table:table-cell office:value-type="float" office:value="0.573519">
                <text:p>0.573519</text:p>
              </table:table-cell>
              <table:table-cell office:value-type="float" office:value="0.594129">
                <text:p>0.594129</text:p>
              </table:table-cell>
              <table:table-cell office:value-type="float" office:value="0.290212">
                <text:p>0.29021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699458">
                <text:p>-0.699458</text:p>
              </table:table-cell>
              <table:table-cell office:value-type="float" office:value="0.141546">
                <text:p>0.141546</text:p>
              </table:table-cell>
              <table:table-cell office:value-type="float" office:value="0.220048">
                <text:p>0.220048</text:p>
              </table:table-cell>
              <table:table-cell office:value-type="float" office:value="0.30996">
                <text:p>0.30996</text:p>
              </table:table-cell>
              <table:table-cell office:value-type="float" office:value="0.358625">
                <text:p>0.358625</text:p>
              </table:table-cell>
              <table:table-cell office:value-type="float" office:value="0.393296">
                <text:p>0.393296</text:p>
              </table:table-cell>
              <table:table-cell office:value-type="float" office:value="0.441711">
                <text:p>0.441711</text:p>
              </table:table-cell>
              <table:table-cell office:value-type="float" office:value="0.489013">
                <text:p>0.489013</text:p>
              </table:table-cell>
              <table:table-cell office:value-type="float" office:value="0.536276">
                <text:p>0.536276</text:p>
              </table:table-cell>
              <table:table-cell office:value-type="float" office:value="0.576587">
                <text:p>0.576587</text:p>
              </table:table-cell>
              <table:table-cell office:value-type="float" office:value="0.594129">
                <text:p>0.594129</text:p>
              </table:table-cell>
              <table:table-cell office:value-type="float" office:value="0.27676">
                <text:p>0.276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873792">
                <text:p>-0.873792</text:p>
              </table:table-cell>
              <table:table-cell office:value-type="float" office:value="0.129125">
                <text:p>0.129125</text:p>
              </table:table-cell>
              <table:table-cell office:value-type="float" office:value="0.213527">
                <text:p>0.213527</text:p>
              </table:table-cell>
              <table:table-cell office:value-type="float" office:value="0.289525">
                <text:p>0.289525</text:p>
              </table:table-cell>
              <table:table-cell office:value-type="float" office:value="0.36228">
                <text:p>0.36228</text:p>
              </table:table-cell>
              <table:table-cell office:value-type="float" office:value="0.402546">
                <text:p>0.402546</text:p>
              </table:table-cell>
              <table:table-cell office:value-type="float" office:value="0.444529">
                <text:p>0.444529</text:p>
              </table:table-cell>
              <table:table-cell office:value-type="float" office:value="0.492363">
                <text:p>0.492363</text:p>
              </table:table-cell>
              <table:table-cell office:value-type="float" office:value="0.542657">
                <text:p>0.542657</text:p>
              </table:table-cell>
              <table:table-cell office:value-type="float" office:value="0.577114">
                <text:p>0.577114</text:p>
              </table:table-cell>
              <table:table-cell office:value-type="float" office:value="0.594129">
                <text:p>0.594129</text:p>
              </table:table-cell>
              <table:table-cell office:value-type="float" office:value="0.257987">
                <text:p>0.2579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610236">
                <text:p>-0.610236</text:p>
              </table:table-cell>
              <table:table-cell office:value-type="float" office:value="0.15223">
                <text:p>0.15223</text:p>
              </table:table-cell>
              <table:table-cell office:value-type="float" office:value="0.247896">
                <text:p>0.247896</text:p>
              </table:table-cell>
              <table:table-cell office:value-type="float" office:value="0.324745">
                <text:p>0.324745</text:p>
              </table:table-cell>
              <table:table-cell office:value-type="float" office:value="0.36649">
                <text:p>0.36649</text:p>
              </table:table-cell>
              <table:table-cell office:value-type="float" office:value="0.410354">
                <text:p>0.410354</text:p>
              </table:table-cell>
              <table:table-cell office:value-type="float" office:value="0.457804">
                <text:p>0.457804</text:p>
              </table:table-cell>
              <table:table-cell office:value-type="float" office:value="0.498647">
                <text:p>0.498647</text:p>
              </table:table-cell>
              <table:table-cell office:value-type="float" office:value="0.549508">
                <text:p>0.549508</text:p>
              </table:table-cell>
              <table:table-cell office:value-type="float" office:value="0.579747">
                <text:p>0.579747</text:p>
              </table:table-cell>
              <table:table-cell office:value-type="float" office:value="0.594129">
                <text:p>0.594129</text:p>
              </table:table-cell>
              <table:table-cell office:value-type="float" office:value="0.297718">
                <text:p>0.2977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869615">
                <text:p>-0.869615</text:p>
              </table:table-cell>
              <table:table-cell office:value-type="float" office:value="0.150623">
                <text:p>0.150623</text:p>
              </table:table-cell>
              <table:table-cell office:value-type="float" office:value="0.245027">
                <text:p>0.245027</text:p>
              </table:table-cell>
              <table:table-cell office:value-type="float" office:value="0.321004">
                <text:p>0.321004</text:p>
              </table:table-cell>
              <table:table-cell office:value-type="float" office:value="0.367648">
                <text:p>0.367648</text:p>
              </table:table-cell>
              <table:table-cell office:value-type="float" office:value="0.420671">
                <text:p>0.420671</text:p>
              </table:table-cell>
              <table:table-cell office:value-type="float" office:value="0.455807">
                <text:p>0.455807</text:p>
              </table:table-cell>
              <table:table-cell office:value-type="float" office:value="0.497061">
                <text:p>0.497061</text:p>
              </table:table-cell>
              <table:table-cell office:value-type="float" office:value="0.53845">
                <text:p>0.53845</text:p>
              </table:table-cell>
              <table:table-cell office:value-type="float" office:value="0.576962">
                <text:p>0.576962</text:p>
              </table:table-cell>
              <table:table-cell office:value-type="float" office:value="0.60223">
                <text:p>0.60223</text:p>
              </table:table-cell>
              <table:table-cell office:value-type="float" office:value="0.270364">
                <text:p>0.2703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68874">
                <text:p>-0.468874</text:p>
              </table:table-cell>
              <table:table-cell office:value-type="float" office:value="0.198121">
                <text:p>0.198121</text:p>
              </table:table-cell>
              <table:table-cell office:value-type="float" office:value="0.301444">
                <text:p>0.301444</text:p>
              </table:table-cell>
              <table:table-cell office:value-type="float" office:value="0.352314">
                <text:p>0.352314</text:p>
              </table:table-cell>
              <table:table-cell office:value-type="float" office:value="0.398851">
                <text:p>0.398851</text:p>
              </table:table-cell>
              <table:table-cell office:value-type="float" office:value="0.437665">
                <text:p>0.437665</text:p>
              </table:table-cell>
              <table:table-cell office:value-type="float" office:value="0.475844">
                <text:p>0.475844</text:p>
              </table:table-cell>
              <table:table-cell office:value-type="float" office:value="0.522347">
                <text:p>0.522347</text:p>
              </table:table-cell>
              <table:table-cell office:value-type="float" office:value="0.549588">
                <text:p>0.549588</text:p>
              </table:table-cell>
              <table:table-cell office:value-type="float" office:value="0.581127">
                <text:p>0.581127</text:p>
              </table:table-cell>
              <table:table-cell office:value-type="float" office:value="0.60223">
                <text:p>0.60223</text:p>
              </table:table-cell>
              <table:table-cell office:value-type="float" office:value="0.334843">
                <text:p>0.3348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69711">
                <text:p>-0.69711</text:p>
              </table:table-cell>
              <table:table-cell office:value-type="float" office:value="0.162626">
                <text:p>0.162626</text:p>
              </table:table-cell>
              <table:table-cell office:value-type="float" office:value="0.275889">
                <text:p>0.275889</text:p>
              </table:table-cell>
              <table:table-cell office:value-type="float" office:value="0.339345">
                <text:p>0.339345</text:p>
              </table:table-cell>
              <table:table-cell office:value-type="float" office:value="0.382837">
                <text:p>0.382837</text:p>
              </table:table-cell>
              <table:table-cell office:value-type="float" office:value="0.434346">
                <text:p>0.434346</text:p>
              </table:table-cell>
              <table:table-cell office:value-type="float" office:value="0.478143">
                <text:p>0.478143</text:p>
              </table:table-cell>
              <table:table-cell office:value-type="float" office:value="0.52441">
                <text:p>0.52441</text:p>
              </table:table-cell>
              <table:table-cell office:value-type="float" office:value="0.549384">
                <text:p>0.549384</text:p>
              </table:table-cell>
              <table:table-cell office:value-type="float" office:value="0.581995">
                <text:p>0.581995</text:p>
              </table:table-cell>
              <table:table-cell office:value-type="float" office:value="0.605737">
                <text:p>0.605737</text:p>
              </table:table-cell>
              <table:table-cell office:value-type="float" office:value="0.303187">
                <text:p>0.3031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488216">
                <text:p>-0.488216</text:p>
              </table:table-cell>
              <table:table-cell office:value-type="float" office:value="0.147304">
                <text:p>0.147304</text:p>
              </table:table-cell>
              <table:table-cell office:value-type="float" office:value="0.245046">
                <text:p>0.245046</text:p>
              </table:table-cell>
              <table:table-cell office:value-type="float" office:value="0.307785">
                <text:p>0.307785</text:p>
              </table:table-cell>
              <table:table-cell office:value-type="float" office:value="0.355062">
                <text:p>0.355062</text:p>
              </table:table-cell>
              <table:table-cell office:value-type="float" office:value="0.415311">
                <text:p>0.415311</text:p>
              </table:table-cell>
              <table:table-cell office:value-type="float" office:value="0.451513">
                <text:p>0.451513</text:p>
              </table:table-cell>
              <table:table-cell office:value-type="float" office:value="0.501023">
                <text:p>0.501023</text:p>
              </table:table-cell>
              <table:table-cell office:value-type="float" office:value="0.541119">
                <text:p>0.541119</text:p>
              </table:table-cell>
              <table:table-cell office:value-type="float" office:value="0.579909">
                <text:p>0.579909</text:p>
              </table:table-cell>
              <table:table-cell office:value-type="float" office:value="0.605737">
                <text:p>0.605737</text:p>
              </table:table-cell>
              <table:table-cell office:value-type="float" office:value="0.305586">
                <text:p>0.3055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469897">
                <text:p>-0.469897</text:p>
              </table:table-cell>
              <table:table-cell office:value-type="float" office:value="0.177483">
                <text:p>0.177483</text:p>
              </table:table-cell>
              <table:table-cell office:value-type="float" office:value="0.255996">
                <text:p>0.255996</text:p>
              </table:table-cell>
              <table:table-cell office:value-type="float" office:value="0.334388">
                <text:p>0.334388</text:p>
              </table:table-cell>
              <table:table-cell office:value-type="float" office:value="0.382615">
                <text:p>0.382615</text:p>
              </table:table-cell>
              <table:table-cell office:value-type="float" office:value="0.437249">
                <text:p>0.437249</text:p>
              </table:table-cell>
              <table:table-cell office:value-type="float" office:value="0.478225">
                <text:p>0.478225</text:p>
              </table:table-cell>
              <table:table-cell office:value-type="float" office:value="0.519623">
                <text:p>0.519623</text:p>
              </table:table-cell>
              <table:table-cell office:value-type="float" office:value="0.550215">
                <text:p>0.550215</text:p>
              </table:table-cell>
              <table:table-cell office:value-type="float" office:value="0.581954">
                <text:p>0.581954</text:p>
              </table:table-cell>
              <table:table-cell office:value-type="float" office:value="0.605737">
                <text:p>0.605737</text:p>
              </table:table-cell>
              <table:table-cell office:value-type="float" office:value="0.324785">
                <text:p>0.3247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339934">
                <text:p>-0.339934</text:p>
              </table:table-cell>
              <table:table-cell office:value-type="float" office:value="0.159456">
                <text:p>0.159456</text:p>
              </table:table-cell>
              <table:table-cell office:value-type="float" office:value="0.254836">
                <text:p>0.254836</text:p>
              </table:table-cell>
              <table:table-cell office:value-type="float" office:value="0.332131">
                <text:p>0.332131</text:p>
              </table:table-cell>
              <table:table-cell office:value-type="float" office:value="0.3758">
                <text:p>0.3758</text:p>
              </table:table-cell>
              <table:table-cell office:value-type="float" office:value="0.426999">
                <text:p>0.426999</text:p>
              </table:table-cell>
              <table:table-cell office:value-type="float" office:value="0.468221">
                <text:p>0.468221</text:p>
              </table:table-cell>
              <table:table-cell office:value-type="float" office:value="0.507569">
                <text:p>0.507569</text:p>
              </table:table-cell>
              <table:table-cell office:value-type="float" office:value="0.546046">
                <text:p>0.546046</text:p>
              </table:table-cell>
              <table:table-cell office:value-type="float" office:value="0.580706">
                <text:p>0.580706</text:p>
              </table:table-cell>
              <table:table-cell office:value-type="float" office:value="0.605737">
                <text:p>0.605737</text:p>
              </table:table-cell>
              <table:table-cell office:value-type="float" office:value="0.331183">
                <text:p>0.3311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423565">
                <text:p>-0.423565</text:p>
              </table:table-cell>
              <table:table-cell office:value-type="float" office:value="0.179176">
                <text:p>0.179176</text:p>
              </table:table-cell>
              <table:table-cell office:value-type="float" office:value="0.265507">
                <text:p>0.265507</text:p>
              </table:table-cell>
              <table:table-cell office:value-type="float" office:value="0.333276">
                <text:p>0.333276</text:p>
              </table:table-cell>
              <table:table-cell office:value-type="float" office:value="0.390367">
                <text:p>0.390367</text:p>
              </table:table-cell>
              <table:table-cell office:value-type="float" office:value="0.445449">
                <text:p>0.445449</text:p>
              </table:table-cell>
              <table:table-cell office:value-type="float" office:value="0.479754">
                <text:p>0.479754</text:p>
              </table:table-cell>
              <table:table-cell office:value-type="float" office:value="0.516119">
                <text:p>0.516119</text:p>
              </table:table-cell>
              <table:table-cell office:value-type="float" office:value="0.548977">
                <text:p>0.548977</text:p>
              </table:table-cell>
              <table:table-cell office:value-type="float" office:value="0.579576">
                <text:p>0.579576</text:p>
              </table:table-cell>
              <table:table-cell office:value-type="float" office:value="0.605737">
                <text:p>0.605737</text:p>
              </table:table-cell>
              <table:table-cell office:value-type="float" office:value="0.331464">
                <text:p>0.33146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0.116047">
                <text:p>0.116047</text:p>
              </table:table-cell>
              <table:table-cell office:value-type="float" office:value="0.212892">
                <text:p>0.212892</text:p>
              </table:table-cell>
              <table:table-cell office:value-type="float" office:value="0.29375">
                <text:p>0.29375</text:p>
              </table:table-cell>
              <table:table-cell office:value-type="float" office:value="0.361743">
                <text:p>0.361743</text:p>
              </table:table-cell>
              <table:table-cell office:value-type="float" office:value="0.421382">
                <text:p>0.421382</text:p>
              </table:table-cell>
              <table:table-cell office:value-type="float" office:value="0.469538">
                <text:p>0.469538</text:p>
              </table:table-cell>
              <table:table-cell office:value-type="float" office:value="0.511784">
                <text:p>0.511784</text:p>
              </table:table-cell>
              <table:table-cell office:value-type="float" office:value="0.545876">
                <text:p>0.545876</text:p>
              </table:table-cell>
              <table:table-cell office:value-type="float" office:value="0.578393">
                <text:p>0.578393</text:p>
              </table:table-cell>
              <table:table-cell office:value-type="float" office:value="0.605737">
                <text:p>0.605737</text:p>
              </table:table-cell>
              <table:table-cell office:value-type="float" office:value="0.25114">
                <text:p>0.2511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60629">
                <text:p>-0.60629</text:p>
              </table:table-cell>
              <table:table-cell office:value-type="float" office:value="0.168114">
                <text:p>0.168114</text:p>
              </table:table-cell>
              <table:table-cell office:value-type="float" office:value="0.279591">
                <text:p>0.279591</text:p>
              </table:table-cell>
              <table:table-cell office:value-type="float" office:value="0.348181">
                <text:p>0.348181</text:p>
              </table:table-cell>
              <table:table-cell office:value-type="float" office:value="0.39643">
                <text:p>0.39643</text:p>
              </table:table-cell>
              <table:table-cell office:value-type="float" office:value="0.446008">
                <text:p>0.446008</text:p>
              </table:table-cell>
              <table:table-cell office:value-type="float" office:value="0.48983">
                <text:p>0.48983</text:p>
              </table:table-cell>
              <table:table-cell office:value-type="float" office:value="0.533313">
                <text:p>0.533313</text:p>
              </table:table-cell>
              <table:table-cell office:value-type="float" office:value="0.55151">
                <text:p>0.55151</text:p>
              </table:table-cell>
              <table:table-cell office:value-type="float" office:value="0.580568">
                <text:p>0.580568</text:p>
              </table:table-cell>
              <table:table-cell office:value-type="float" office:value="0.605737">
                <text:p>0.605737</text:p>
              </table:table-cell>
              <table:table-cell office:value-type="float" office:value="0.318725">
                <text:p>0.3187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875976">
                <text:p>-0.875976</text:p>
              </table:table-cell>
              <table:table-cell office:value-type="float" office:value="0.142256">
                <text:p>0.142256</text:p>
              </table:table-cell>
              <table:table-cell office:value-type="float" office:value="0.273583">
                <text:p>0.273583</text:p>
              </table:table-cell>
              <table:table-cell office:value-type="float" office:value="0.342784">
                <text:p>0.342784</text:p>
              </table:table-cell>
              <table:table-cell office:value-type="float" office:value="0.386059">
                <text:p>0.386059</text:p>
              </table:table-cell>
              <table:table-cell office:value-type="float" office:value="0.442278">
                <text:p>0.442278</text:p>
              </table:table-cell>
              <table:table-cell office:value-type="float" office:value="0.479545">
                <text:p>0.479545</text:p>
              </table:table-cell>
              <table:table-cell office:value-type="float" office:value="0.520638">
                <text:p>0.520638</text:p>
              </table:table-cell>
              <table:table-cell office:value-type="float" office:value="0.550618">
                <text:p>0.550618</text:p>
              </table:table-cell>
              <table:table-cell office:value-type="float" office:value="0.57804">
                <text:p>0.57804</text:p>
              </table:table-cell>
              <table:table-cell office:value-type="float" office:value="0.605737">
                <text:p>0.605737</text:p>
              </table:table-cell>
              <table:table-cell office:value-type="float" office:value="0.283983">
                <text:p>0.28398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831506">
                <text:p>-0.831506</text:p>
              </table:table-cell>
              <table:table-cell office:value-type="float" office:value="0.150661">
                <text:p>0.150661</text:p>
              </table:table-cell>
              <table:table-cell office:value-type="float" office:value="0.25489">
                <text:p>0.25489</text:p>
              </table:table-cell>
              <table:table-cell office:value-type="float" office:value="0.324459">
                <text:p>0.324459</text:p>
              </table:table-cell>
              <table:table-cell office:value-type="float" office:value="0.366798">
                <text:p>0.366798</text:p>
              </table:table-cell>
              <table:table-cell office:value-type="float" office:value="0.422769">
                <text:p>0.422769</text:p>
              </table:table-cell>
              <table:table-cell office:value-type="float" office:value="0.461656">
                <text:p>0.461656</text:p>
              </table:table-cell>
              <table:table-cell office:value-type="float" office:value="0.510504">
                <text:p>0.510504</text:p>
              </table:table-cell>
              <table:table-cell office:value-type="float" office:value="0.546944">
                <text:p>0.546944</text:p>
              </table:table-cell>
              <table:table-cell office:value-type="float" office:value="0.579133">
                <text:p>0.579133</text:p>
              </table:table-cell>
              <table:table-cell office:value-type="float" office:value="0.605737">
                <text:p>0.605737</text:p>
              </table:table-cell>
              <table:table-cell office:value-type="float" office:value="0.278631">
                <text:p>0.2786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831506">
                <text:p>-0.831506</text:p>
              </table:table-cell>
              <table:table-cell office:value-type="float" office:value="0.141191">
                <text:p>0.141191</text:p>
              </table:table-cell>
              <table:table-cell office:value-type="float" office:value="0.238976">
                <text:p>0.238976</text:p>
              </table:table-cell>
              <table:table-cell office:value-type="float" office:value="0.312795">
                <text:p>0.312795</text:p>
              </table:table-cell>
              <table:table-cell office:value-type="float" office:value="0.366968">
                <text:p>0.366968</text:p>
              </table:table-cell>
              <table:table-cell office:value-type="float" office:value="0.427553">
                <text:p>0.427553</text:p>
              </table:table-cell>
              <table:table-cell office:value-type="float" office:value="0.459082">
                <text:p>0.459082</text:p>
              </table:table-cell>
              <table:table-cell office:value-type="float" office:value="0.50742">
                <text:p>0.50742</text:p>
              </table:table-cell>
              <table:table-cell office:value-type="float" office:value="0.545685">
                <text:p>0.545685</text:p>
              </table:table-cell>
              <table:table-cell office:value-type="float" office:value="0.58215">
                <text:p>0.58215</text:p>
              </table:table-cell>
              <table:table-cell office:value-type="float" office:value="0.605737">
                <text:p>0.605737</text:p>
              </table:table-cell>
              <table:table-cell office:value-type="float" office:value="0.275032">
                <text:p>0.2750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651533">
                <text:p>-0.651533</text:p>
              </table:table-cell>
              <table:table-cell office:value-type="float" office:value="0.179914">
                <text:p>0.179914</text:p>
              </table:table-cell>
              <table:table-cell office:value-type="float" office:value="0.27652">
                <text:p>0.27652</text:p>
              </table:table-cell>
              <table:table-cell office:value-type="float" office:value="0.331173">
                <text:p>0.331173</text:p>
              </table:table-cell>
              <table:table-cell office:value-type="float" office:value="0.381407">
                <text:p>0.381407</text:p>
              </table:table-cell>
              <table:table-cell office:value-type="float" office:value="0.43452">
                <text:p>0.43452</text:p>
              </table:table-cell>
              <table:table-cell office:value-type="float" office:value="0.471673">
                <text:p>0.471673</text:p>
              </table:table-cell>
              <table:table-cell office:value-type="float" office:value="0.522382">
                <text:p>0.522382</text:p>
              </table:table-cell>
              <table:table-cell office:value-type="float" office:value="0.552316">
                <text:p>0.552316</text:p>
              </table:table-cell>
              <table:table-cell office:value-type="float" office:value="0.584504">
                <text:p>0.584504</text:p>
              </table:table-cell>
              <table:table-cell office:value-type="float" office:value="0.605737">
                <text:p>0.605737</text:p>
              </table:table-cell>
              <table:table-cell office:value-type="float" office:value="0.308288">
                <text:p>0.30828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870384">
                <text:p>-0.870384</text:p>
              </table:table-cell>
              <table:table-cell office:value-type="float" office:value="0.144989">
                <text:p>0.144989</text:p>
              </table:table-cell>
              <table:table-cell office:value-type="float" office:value="0.23833">
                <text:p>0.23833</text:p>
              </table:table-cell>
              <table:table-cell office:value-type="float" office:value="0.318557">
                <text:p>0.318557</text:p>
              </table:table-cell>
              <table:table-cell office:value-type="float" office:value="0.367385">
                <text:p>0.367385</text:p>
              </table:table-cell>
              <table:table-cell office:value-type="float" office:value="0.424035">
                <text:p>0.424035</text:p>
              </table:table-cell>
              <table:table-cell office:value-type="float" office:value="0.465536">
                <text:p>0.465536</text:p>
              </table:table-cell>
              <table:table-cell office:value-type="float" office:value="0.524001">
                <text:p>0.524001</text:p>
              </table:table-cell>
              <table:table-cell office:value-type="float" office:value="0.555227">
                <text:p>0.555227</text:p>
              </table:table-cell>
              <table:table-cell office:value-type="float" office:value="0.584042">
                <text:p>0.584042</text:p>
              </table:table-cell>
              <table:table-cell office:value-type="float" office:value="0.605737">
                <text:p>0.605737</text:p>
              </table:table-cell>
              <table:table-cell office:value-type="float" office:value="0.275172">
                <text:p>0.27517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609441">
                <text:p>-0.609441</text:p>
              </table:table-cell>
              <table:table-cell office:value-type="float" office:value="0.163471">
                <text:p>0.163471</text:p>
              </table:table-cell>
              <table:table-cell office:value-type="float" office:value="0.262279">
                <text:p>0.262279</text:p>
              </table:table-cell>
              <table:table-cell office:value-type="float" office:value="0.330168">
                <text:p>0.330168</text:p>
              </table:table-cell>
              <table:table-cell office:value-type="float" office:value="0.389935">
                <text:p>0.389935</text:p>
              </table:table-cell>
              <table:table-cell office:value-type="float" office:value="0.437211">
                <text:p>0.437211</text:p>
              </table:table-cell>
              <table:table-cell office:value-type="float" office:value="0.474135">
                <text:p>0.474135</text:p>
              </table:table-cell>
              <table:table-cell office:value-type="float" office:value="0.519309">
                <text:p>0.519309</text:p>
              </table:table-cell>
              <table:table-cell office:value-type="float" office:value="0.555271">
                <text:p>0.555271</text:p>
              </table:table-cell>
              <table:table-cell office:value-type="float" office:value="0.586503">
                <text:p>0.586503</text:p>
              </table:table-cell>
              <table:table-cell office:value-type="float" office:value="0.605737">
                <text:p>0.605737</text:p>
              </table:table-cell>
              <table:table-cell office:value-type="float" office:value="0.310884">
                <text:p>0.3108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784885">
                <text:p>-0.784885</text:p>
              </table:table-cell>
              <table:table-cell office:value-type="float" office:value="0.139874">
                <text:p>0.139874</text:p>
              </table:table-cell>
              <table:table-cell office:value-type="float" office:value="0.223742">
                <text:p>0.223742</text:p>
              </table:table-cell>
              <table:table-cell office:value-type="float" office:value="0.318734">
                <text:p>0.318734</text:p>
              </table:table-cell>
              <table:table-cell office:value-type="float" office:value="0.383883">
                <text:p>0.383883</text:p>
              </table:table-cell>
              <table:table-cell office:value-type="float" office:value="0.448047">
                <text:p>0.448047</text:p>
              </table:table-cell>
              <table:table-cell office:value-type="float" office:value="0.492065">
                <text:p>0.492065</text:p>
              </table:table-cell>
              <table:table-cell office:value-type="float" office:value="0.527137">
                <text:p>0.527137</text:p>
              </table:table-cell>
              <table:table-cell office:value-type="float" office:value="0.556562">
                <text:p>0.556562</text:p>
              </table:table-cell>
              <table:table-cell office:value-type="float" office:value="0.583843">
                <text:p>0.583843</text:p>
              </table:table-cell>
              <table:table-cell office:value-type="float" office:value="0.605737">
                <text:p>0.605737</text:p>
              </table:table-cell>
              <table:table-cell office:value-type="float" office:value="0.2889">
                <text:p>0.28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869164">
                <text:p>-0.869164</text:p>
              </table:table-cell>
              <table:table-cell office:value-type="float" office:value="0.156591">
                <text:p>0.156591</text:p>
              </table:table-cell>
              <table:table-cell office:value-type="float" office:value="0.233937">
                <text:p>0.233937</text:p>
              </table:table-cell>
              <table:table-cell office:value-type="float" office:value="0.318389">
                <text:p>0.318389</text:p>
              </table:table-cell>
              <table:table-cell office:value-type="float" office:value="0.3704">
                <text:p>0.3704</text:p>
              </table:table-cell>
              <table:table-cell office:value-type="float" office:value="0.430839">
                <text:p>0.430839</text:p>
              </table:table-cell>
              <table:table-cell office:value-type="float" office:value="0.482825">
                <text:p>0.482825</text:p>
              </table:table-cell>
              <table:table-cell office:value-type="float" office:value="0.527809">
                <text:p>0.527809</text:p>
              </table:table-cell>
              <table:table-cell office:value-type="float" office:value="0.558899">
                <text:p>0.558899</text:p>
              </table:table-cell>
              <table:table-cell office:value-type="float" office:value="0.58805">
                <text:p>0.58805</text:p>
              </table:table-cell>
              <table:table-cell office:value-type="float" office:value="0.605737">
                <text:p>0.605737</text:p>
              </table:table-cell>
              <table:table-cell office:value-type="float" office:value="0.279857">
                <text:p>0.27985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91419">
                <text:p>-0.91419</text:p>
              </table:table-cell>
              <table:table-cell office:value-type="float" office:value="0.11708">
                <text:p>0.11708</text:p>
              </table:table-cell>
              <table:table-cell office:value-type="float" office:value="0.192431">
                <text:p>0.192431</text:p>
              </table:table-cell>
              <table:table-cell office:value-type="float" office:value="0.25735">
                <text:p>0.25735</text:p>
              </table:table-cell>
              <table:table-cell office:value-type="float" office:value="0.321709">
                <text:p>0.321709</text:p>
              </table:table-cell>
              <table:table-cell office:value-type="float" office:value="0.398635">
                <text:p>0.398635</text:p>
              </table:table-cell>
              <table:table-cell office:value-type="float" office:value="0.44638">
                <text:p>0.44638</text:p>
              </table:table-cell>
              <table:table-cell office:value-type="float" office:value="0.497706">
                <text:p>0.497706</text:p>
              </table:table-cell>
              <table:table-cell office:value-type="float" office:value="0.54231">
                <text:p>0.54231</text:p>
              </table:table-cell>
              <table:table-cell office:value-type="float" office:value="0.579732">
                <text:p>0.579732</text:p>
              </table:table-cell>
              <table:table-cell office:value-type="float" office:value="0.605737">
                <text:p>0.605737</text:p>
              </table:table-cell>
              <table:table-cell office:value-type="float" office:value="0.243914">
                <text:p>0.24391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  <table:table-cell office:value-type="float" office:value="-0.070675">
                <text:p>-0.070675</text:p>
              </table:table-cell>
              <table:table-cell office:value-type="float" office:value="0.180473">
                <text:p>0.180473</text:p>
              </table:table-cell>
              <table:table-cell office:value-type="float" office:value="0.258826">
                <text:p>0.258826</text:p>
              </table:table-cell>
              <table:table-cell office:value-type="float" office:value="0.334618">
                <text:p>0.334618</text:p>
              </table:table-cell>
              <table:table-cell office:value-type="float" office:value="0.388121">
                <text:p>0.388121</text:p>
              </table:table-cell>
              <table:table-cell office:value-type="float" office:value="0.436524">
                <text:p>0.436524</text:p>
              </table:table-cell>
              <table:table-cell office:value-type="float" office:value="0.475237">
                <text:p>0.475237</text:p>
              </table:table-cell>
              <table:table-cell office:value-type="float" office:value="0.532756">
                <text:p>0.532756</text:p>
              </table:table-cell>
              <table:table-cell office:value-type="float" office:value="0.579046">
                <text:p>0.579046</text:p>
              </table:table-cell>
              <table:table-cell office:value-type="float" office:value="0.605737">
                <text:p>0.605737</text:p>
              </table:table-cell>
              <table:table-cell office:value-type="float" office:value="0.211493">
                <text:p>0.21149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">
                <text:p>-1</text:p>
              </table:table-cell>
              <table:table-cell office:value-type="float" office:value="-0.304956">
                <text:p>-0.304956</text:p>
              </table:table-cell>
              <table:table-cell office:value-type="float" office:value="0.196966">
                <text:p>0.196966</text:p>
              </table:table-cell>
              <table:table-cell office:value-type="float" office:value="0.305784">
                <text:p>0.305784</text:p>
              </table:table-cell>
              <table:table-cell office:value-type="float" office:value="0.36483">
                <text:p>0.36483</text:p>
              </table:table-cell>
              <table:table-cell office:value-type="float" office:value="0.418569">
                <text:p>0.418569</text:p>
              </table:table-cell>
              <table:table-cell office:value-type="float" office:value="0.452758">
                <text:p>0.452758</text:p>
              </table:table-cell>
              <table:table-cell office:value-type="float" office:value="0.504795">
                <text:p>0.504795</text:p>
              </table:table-cell>
              <table:table-cell office:value-type="float" office:value="0.544552">
                <text:p>0.544552</text:p>
              </table:table-cell>
              <table:table-cell office:value-type="float" office:value="0.581572">
                <text:p>0.581572</text:p>
              </table:table-cell>
              <table:table-cell office:value-type="float" office:value="0.605737">
                <text:p>0.605737</text:p>
              </table:table-cell>
              <table:table-cell office:value-type="float" office:value="0.206487">
                <text:p>0.2064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-0.073124">
                <text:p>-0.073124</text:p>
              </table:table-cell>
              <table:table-cell office:value-type="float" office:value="0.211638">
                <text:p>0.211638</text:p>
              </table:table-cell>
              <table:table-cell office:value-type="float" office:value="0.305764">
                <text:p>0.305764</text:p>
              </table:table-cell>
              <table:table-cell office:value-type="float" office:value="0.345553">
                <text:p>0.345553</text:p>
              </table:table-cell>
              <table:table-cell office:value-type="float" office:value="0.396681">
                <text:p>0.396681</text:p>
              </table:table-cell>
              <table:table-cell office:value-type="float" office:value="0.437861">
                <text:p>0.437861</text:p>
              </table:table-cell>
              <table:table-cell office:value-type="float" office:value="0.485395">
                <text:p>0.485395</text:p>
              </table:table-cell>
              <table:table-cell office:value-type="float" office:value="0.540144">
                <text:p>0.540144</text:p>
              </table:table-cell>
              <table:table-cell office:value-type="float" office:value="0.578074">
                <text:p>0.578074</text:p>
              </table:table-cell>
              <table:table-cell office:value-type="float" office:value="0.605737">
                <text:p>0.605737</text:p>
              </table:table-cell>
              <table:table-cell office:value-type="float" office:value="0.222799">
                <text:p>0.2227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913394">
                <text:p>-0.913394</text:p>
              </table:table-cell>
              <table:table-cell office:value-type="float" office:value="0.143292">
                <text:p>0.143292</text:p>
              </table:table-cell>
              <table:table-cell office:value-type="float" office:value="0.230673">
                <text:p>0.230673</text:p>
              </table:table-cell>
              <table:table-cell office:value-type="float" office:value="0.312888">
                <text:p>0.312888</text:p>
              </table:table-cell>
              <table:table-cell office:value-type="float" office:value="0.360323">
                <text:p>0.360323</text:p>
              </table:table-cell>
              <table:table-cell office:value-type="float" office:value="0.41493">
                <text:p>0.41493</text:p>
              </table:table-cell>
              <table:table-cell office:value-type="float" office:value="0.445694">
                <text:p>0.445694</text:p>
              </table:table-cell>
              <table:table-cell office:value-type="float" office:value="0.50878">
                <text:p>0.50878</text:p>
              </table:table-cell>
              <table:table-cell office:value-type="float" office:value="0.54563">
                <text:p>0.54563</text:p>
              </table:table-cell>
              <table:table-cell office:value-type="float" office:value="0.5802">
                <text:p>0.5802</text:p>
              </table:table-cell>
              <table:table-cell office:value-type="float" office:value="0.605737">
                <text:p>0.605737</text:p>
              </table:table-cell>
              <table:table-cell office:value-type="float" office:value="0.262902">
                <text:p>0.2629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873219">
                <text:p>-0.873219</text:p>
              </table:table-cell>
              <table:table-cell office:value-type="float" office:value="0.120527">
                <text:p>0.120527</text:p>
              </table:table-cell>
              <table:table-cell office:value-type="float" office:value="0.213299">
                <text:p>0.213299</text:p>
              </table:table-cell>
              <table:table-cell office:value-type="float" office:value="0.294592">
                <text:p>0.294592</text:p>
              </table:table-cell>
              <table:table-cell office:value-type="float" office:value="0.356385">
                <text:p>0.356385</text:p>
              </table:table-cell>
              <table:table-cell office:value-type="float" office:value="0.41407">
                <text:p>0.41407</text:p>
              </table:table-cell>
              <table:table-cell office:value-type="float" office:value="0.448435">
                <text:p>0.448435</text:p>
              </table:table-cell>
              <table:table-cell office:value-type="float" office:value="0.501986">
                <text:p>0.501986</text:p>
              </table:table-cell>
              <table:table-cell office:value-type="float" office:value="0.543145">
                <text:p>0.543145</text:p>
              </table:table-cell>
              <table:table-cell office:value-type="float" office:value="0.587004">
                <text:p>0.587004</text:p>
              </table:table-cell>
              <table:table-cell office:value-type="float" office:value="0.625103">
                <text:p>0.625103</text:p>
              </table:table-cell>
              <table:table-cell office:value-type="float" office:value="0.260622">
                <text:p>0.26062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">
                <text:p>-1</text:p>
              </table:table-cell>
              <table:table-cell office:value-type="float" office:value="0.024371">
                <text:p>0.024371</text:p>
              </table:table-cell>
              <table:table-cell office:value-type="float" office:value="0.209885">
                <text:p>0.209885</text:p>
              </table:table-cell>
              <table:table-cell office:value-type="float" office:value="0.297671">
                <text:p>0.297671</text:p>
              </table:table-cell>
              <table:table-cell office:value-type="float" office:value="0.344906">
                <text:p>0.344906</text:p>
              </table:table-cell>
              <table:table-cell office:value-type="float" office:value="0.404936">
                <text:p>0.404936</text:p>
              </table:table-cell>
              <table:table-cell office:value-type="float" office:value="0.439676">
                <text:p>0.439676</text:p>
              </table:table-cell>
              <table:table-cell office:value-type="float" office:value="0.486884">
                <text:p>0.486884</text:p>
              </table:table-cell>
              <table:table-cell office:value-type="float" office:value="0.534771">
                <text:p>0.534771</text:p>
              </table:table-cell>
              <table:table-cell office:value-type="float" office:value="0.582498">
                <text:p>0.582498</text:p>
              </table:table-cell>
              <table:table-cell office:value-type="float" office:value="0.625103">
                <text:p>0.625103</text:p>
              </table:table-cell>
              <table:table-cell office:value-type="float" office:value="0.23256">
                <text:p>0.2325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708766">
                <text:p>-0.708766</text:p>
              </table:table-cell>
              <table:table-cell office:value-type="float" office:value="0.104786">
                <text:p>0.104786</text:p>
              </table:table-cell>
              <table:table-cell office:value-type="float" office:value="0.189356">
                <text:p>0.189356</text:p>
              </table:table-cell>
              <table:table-cell office:value-type="float" office:value="0.279514">
                <text:p>0.279514</text:p>
              </table:table-cell>
              <table:table-cell office:value-type="float" office:value="0.336854">
                <text:p>0.336854</text:p>
              </table:table-cell>
              <table:table-cell office:value-type="float" office:value="0.389606">
                <text:p>0.389606</text:p>
              </table:table-cell>
              <table:table-cell office:value-type="float" office:value="0.438455">
                <text:p>0.438455</text:p>
              </table:table-cell>
              <table:table-cell office:value-type="float" office:value="0.474176">
                <text:p>0.474176</text:p>
              </table:table-cell>
              <table:table-cell office:value-type="float" office:value="0.53558">
                <text:p>0.53558</text:p>
              </table:table-cell>
              <table:table-cell office:value-type="float" office:value="0.579083">
                <text:p>0.579083</text:p>
              </table:table-cell>
              <table:table-cell office:value-type="float" office:value="0.625103">
                <text:p>0.625103</text:p>
              </table:table-cell>
              <table:table-cell office:value-type="float" office:value="0.261864">
                <text:p>0.26186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0.08695">
                <text:p>0.08695</text:p>
              </table:table-cell>
              <table:table-cell office:value-type="float" office:value="0.161751">
                <text:p>0.161751</text:p>
              </table:table-cell>
              <table:table-cell office:value-type="float" office:value="0.247797">
                <text:p>0.247797</text:p>
              </table:table-cell>
              <table:table-cell office:value-type="float" office:value="0.318209">
                <text:p>0.318209</text:p>
              </table:table-cell>
              <table:table-cell office:value-type="float" office:value="0.37403">
                <text:p>0.37403</text:p>
              </table:table-cell>
              <table:table-cell office:value-type="float" office:value="0.428748">
                <text:p>0.428748</text:p>
              </table:table-cell>
              <table:table-cell office:value-type="float" office:value="0.471139">
                <text:p>0.471139</text:p>
              </table:table-cell>
              <table:table-cell office:value-type="float" office:value="0.534047">
                <text:p>0.534047</text:p>
              </table:table-cell>
              <table:table-cell office:value-type="float" office:value="0.589362">
                <text:p>0.589362</text:p>
              </table:table-cell>
              <table:table-cell office:value-type="float" office:value="0.625103">
                <text:p>0.625103</text:p>
              </table:table-cell>
              <table:table-cell office:value-type="float" office:value="0.221203">
                <text:p>0.22120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919576">
                <text:p>-0.919576</text:p>
              </table:table-cell>
              <table:table-cell office:value-type="float" office:value="0.092162">
                <text:p>0.092162</text:p>
              </table:table-cell>
              <table:table-cell office:value-type="float" office:value="0.170597">
                <text:p>0.170597</text:p>
              </table:table-cell>
              <table:table-cell office:value-type="float" office:value="0.267931">
                <text:p>0.267931</text:p>
              </table:table-cell>
              <table:table-cell office:value-type="float" office:value="0.329688">
                <text:p>0.329688</text:p>
              </table:table-cell>
              <table:table-cell office:value-type="float" office:value="0.377313">
                <text:p>0.377313</text:p>
              </table:table-cell>
              <table:table-cell office:value-type="float" office:value="0.437648">
                <text:p>0.437648</text:p>
              </table:table-cell>
              <table:table-cell office:value-type="float" office:value="0.49068">
                <text:p>0.49068</text:p>
              </table:table-cell>
              <table:table-cell office:value-type="float" office:value="0.545609">
                <text:p>0.545609</text:p>
              </table:table-cell>
              <table:table-cell office:value-type="float" office:value="0.594644">
                <text:p>0.594644</text:p>
              </table:table-cell>
              <table:table-cell office:value-type="float" office:value="0.625103">
                <text:p>0.625103</text:p>
              </table:table-cell>
              <table:table-cell office:value-type="float" office:value="0.23867">
                <text:p>0.2386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836463">
                <text:p>-0.836463</text:p>
              </table:table-cell>
              <table:table-cell office:value-type="float" office:value="0.100143">
                <text:p>0.100143</text:p>
              </table:table-cell>
              <table:table-cell office:value-type="float" office:value="0.170417">
                <text:p>0.170417</text:p>
              </table:table-cell>
              <table:table-cell office:value-type="float" office:value="0.261094">
                <text:p>0.261094</text:p>
              </table:table-cell>
              <table:table-cell office:value-type="float" office:value="0.334683">
                <text:p>0.334683</text:p>
              </table:table-cell>
              <table:table-cell office:value-type="float" office:value="0.385221">
                <text:p>0.385221</text:p>
              </table:table-cell>
              <table:table-cell office:value-type="float" office:value="0.439598">
                <text:p>0.439598</text:p>
              </table:table-cell>
              <table:table-cell office:value-type="float" office:value="0.4884">
                <text:p>0.4884</text:p>
              </table:table-cell>
              <table:table-cell office:value-type="float" office:value="0.5416">
                <text:p>0.5416</text:p>
              </table:table-cell>
              <table:table-cell office:value-type="float" office:value="0.588115">
                <text:p>0.588115</text:p>
              </table:table-cell>
              <table:table-cell office:value-type="float" office:value="0.625103">
                <text:p>0.625103</text:p>
              </table:table-cell>
              <table:table-cell office:value-type="float" office:value="0.247281">
                <text:p>0.24728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879007">
                <text:p>-0.879007</text:p>
              </table:table-cell>
              <table:table-cell office:value-type="float" office:value="0.094981">
                <text:p>0.094981</text:p>
              </table:table-cell>
              <table:table-cell office:value-type="float" office:value="0.190477">
                <text:p>0.190477</text:p>
              </table:table-cell>
              <table:table-cell office:value-type="float" office:value="0.268137">
                <text:p>0.268137</text:p>
              </table:table-cell>
              <table:table-cell office:value-type="float" office:value="0.334884">
                <text:p>0.334884</text:p>
              </table:table-cell>
              <table:table-cell office:value-type="float" office:value="0.380042">
                <text:p>0.380042</text:p>
              </table:table-cell>
              <table:table-cell office:value-type="float" office:value="0.429777">
                <text:p>0.429777</text:p>
              </table:table-cell>
              <table:table-cell office:value-type="float" office:value="0.471612">
                <text:p>0.471612</text:p>
              </table:table-cell>
              <table:table-cell office:value-type="float" office:value="0.520647">
                <text:p>0.520647</text:p>
              </table:table-cell>
              <table:table-cell office:value-type="float" office:value="0.57898">
                <text:p>0.57898</text:p>
              </table:table-cell>
              <table:table-cell office:value-type="float" office:value="0.625103">
                <text:p>0.625103</text:p>
              </table:table-cell>
              <table:table-cell office:value-type="float" office:value="0.239053">
                <text:p>0.23905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668405">
                <text:p>-0.668405</text:p>
              </table:table-cell>
              <table:table-cell office:value-type="float" office:value="0.120726">
                <text:p>0.120726</text:p>
              </table:table-cell>
              <table:table-cell office:value-type="float" office:value="0.213962">
                <text:p>0.213962</text:p>
              </table:table-cell>
              <table:table-cell office:value-type="float" office:value="0.292907">
                <text:p>0.292907</text:p>
              </table:table-cell>
              <table:table-cell office:value-type="float" office:value="0.34262">
                <text:p>0.34262</text:p>
              </table:table-cell>
              <table:table-cell office:value-type="float" office:value="0.388237">
                <text:p>0.388237</text:p>
              </table:table-cell>
              <table:table-cell office:value-type="float" office:value="0.43887">
                <text:p>0.43887</text:p>
              </table:table-cell>
              <table:table-cell office:value-type="float" office:value="0.484517">
                <text:p>0.484517</text:p>
              </table:table-cell>
              <table:table-cell office:value-type="float" office:value="0.519174">
                <text:p>0.519174</text:p>
              </table:table-cell>
              <table:table-cell office:value-type="float" office:value="0.57568">
                <text:p>0.57568</text:p>
              </table:table-cell>
              <table:table-cell office:value-type="float" office:value="0.625103">
                <text:p>0.625103</text:p>
              </table:table-cell>
              <table:table-cell office:value-type="float" office:value="0.270829">
                <text:p>0.27082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924649">
                <text:p>-0.924649</text:p>
              </table:table-cell>
              <table:table-cell office:value-type="float" office:value="0.075179">
                <text:p>0.075179</text:p>
              </table:table-cell>
              <table:table-cell office:value-type="float" office:value="0.173726">
                <text:p>0.173726</text:p>
              </table:table-cell>
              <table:table-cell office:value-type="float" office:value="0.228982">
                <text:p>0.228982</text:p>
              </table:table-cell>
              <table:table-cell office:value-type="float" office:value="0.313653">
                <text:p>0.313653</text:p>
              </table:table-cell>
              <table:table-cell office:value-type="float" office:value="0.375434">
                <text:p>0.375434</text:p>
              </table:table-cell>
              <table:table-cell office:value-type="float" office:value="0.431299">
                <text:p>0.431299</text:p>
              </table:table-cell>
              <table:table-cell office:value-type="float" office:value="0.48525">
                <text:p>0.48525</text:p>
              </table:table-cell>
              <table:table-cell office:value-type="float" office:value="0.529417">
                <text:p>0.529417</text:p>
              </table:table-cell>
              <table:table-cell office:value-type="float" office:value="0.584692">
                <text:p>0.584692</text:p>
              </table:table-cell>
              <table:table-cell office:value-type="float" office:value="0.625103">
                <text:p>0.625103</text:p>
              </table:table-cell>
              <table:table-cell office:value-type="float" office:value="0.227298">
                <text:p>0.2272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196">
                <text:p>-0.3196</text:p>
              </table:table-cell>
              <table:table-cell office:value-type="float" office:value="0.143478">
                <text:p>0.143478</text:p>
              </table:table-cell>
              <table:table-cell office:value-type="float" office:value="0.204406">
                <text:p>0.204406</text:p>
              </table:table-cell>
              <table:table-cell office:value-type="float" office:value="0.267803">
                <text:p>0.267803</text:p>
              </table:table-cell>
              <table:table-cell office:value-type="float" office:value="0.324023">
                <text:p>0.324023</text:p>
              </table:table-cell>
              <table:table-cell office:value-type="float" office:value="0.375248">
                <text:p>0.375248</text:p>
              </table:table-cell>
              <table:table-cell office:value-type="float" office:value="0.423285">
                <text:p>0.423285</text:p>
              </table:table-cell>
              <table:table-cell office:value-type="float" office:value="0.472503">
                <text:p>0.472503</text:p>
              </table:table-cell>
              <table:table-cell office:value-type="float" office:value="0.519878">
                <text:p>0.519878</text:p>
              </table:table-cell>
              <table:table-cell office:value-type="float" office:value="0.576808">
                <text:p>0.576808</text:p>
              </table:table-cell>
              <table:table-cell office:value-type="float" office:value="0.625103">
                <text:p>0.625103</text:p>
              </table:table-cell>
              <table:table-cell office:value-type="float" office:value="0.298783">
                <text:p>0.29878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625996">
                <text:p>-0.625996</text:p>
              </table:table-cell>
              <table:table-cell office:value-type="float" office:value="0.101639">
                <text:p>0.101639</text:p>
              </table:table-cell>
              <table:table-cell office:value-type="float" office:value="0.192049">
                <text:p>0.192049</text:p>
              </table:table-cell>
              <table:table-cell office:value-type="float" office:value="0.283669">
                <text:p>0.283669</text:p>
              </table:table-cell>
              <table:table-cell office:value-type="float" office:value="0.330944">
                <text:p>0.330944</text:p>
              </table:table-cell>
              <table:table-cell office:value-type="float" office:value="0.381984">
                <text:p>0.381984</text:p>
              </table:table-cell>
              <table:table-cell office:value-type="float" office:value="0.426289">
                <text:p>0.426289</text:p>
              </table:table-cell>
              <table:table-cell office:value-type="float" office:value="0.469903">
                <text:p>0.469903</text:p>
              </table:table-cell>
              <table:table-cell office:value-type="float" office:value="0.526598">
                <text:p>0.526598</text:p>
              </table:table-cell>
              <table:table-cell office:value-type="float" office:value="0.581959">
                <text:p>0.581959</text:p>
              </table:table-cell>
              <table:table-cell office:value-type="float" office:value="0.625103">
                <text:p>0.625103</text:p>
              </table:table-cell>
              <table:table-cell office:value-type="float" office:value="0.266904">
                <text:p>0.26690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61869">
                <text:p>-0.61869</text:p>
              </table:table-cell>
              <table:table-cell office:value-type="float" office:value="0.115135">
                <text:p>0.115135</text:p>
              </table:table-cell>
              <table:table-cell office:value-type="float" office:value="0.19942">
                <text:p>0.19942</text:p>
              </table:table-cell>
              <table:table-cell office:value-type="float" office:value="0.292117">
                <text:p>0.292117</text:p>
              </table:table-cell>
              <table:table-cell office:value-type="float" office:value="0.337225">
                <text:p>0.337225</text:p>
              </table:table-cell>
              <table:table-cell office:value-type="float" office:value="0.396777">
                <text:p>0.396777</text:p>
              </table:table-cell>
              <table:table-cell office:value-type="float" office:value="0.437593">
                <text:p>0.437593</text:p>
              </table:table-cell>
              <table:table-cell office:value-type="float" office:value="0.481533">
                <text:p>0.481533</text:p>
              </table:table-cell>
              <table:table-cell office:value-type="float" office:value="0.533705">
                <text:p>0.533705</text:p>
              </table:table-cell>
              <table:table-cell office:value-type="float" office:value="0.582152">
                <text:p>0.582152</text:p>
              </table:table-cell>
              <table:table-cell office:value-type="float" office:value="0.625103">
                <text:p>0.625103</text:p>
              </table:table-cell>
              <table:table-cell office:value-type="float" office:value="0.275697">
                <text:p>0.27569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492467">
                <text:p>-0.492467</text:p>
              </table:table-cell>
              <table:table-cell office:value-type="float" office:value="0.144345">
                <text:p>0.144345</text:p>
              </table:table-cell>
              <table:table-cell office:value-type="float" office:value="0.23806">
                <text:p>0.23806</text:p>
              </table:table-cell>
              <table:table-cell office:value-type="float" office:value="0.311273">
                <text:p>0.311273</text:p>
              </table:table-cell>
              <table:table-cell office:value-type="float" office:value="0.353515">
                <text:p>0.353515</text:p>
              </table:table-cell>
              <table:table-cell office:value-type="float" office:value="0.409679">
                <text:p>0.409679</text:p>
              </table:table-cell>
              <table:table-cell office:value-type="float" office:value="0.445674">
                <text:p>0.445674</text:p>
              </table:table-cell>
              <table:table-cell office:value-type="float" office:value="0.493947">
                <text:p>0.493947</text:p>
              </table:table-cell>
              <table:table-cell office:value-type="float" office:value="0.544529">
                <text:p>0.544529</text:p>
              </table:table-cell>
              <table:table-cell office:value-type="float" office:value="0.590224">
                <text:p>0.590224</text:p>
              </table:table-cell>
              <table:table-cell office:value-type="float" office:value="0.697742">
                <text:p>0.697742</text:p>
              </table:table-cell>
              <table:table-cell office:value-type="float" office:value="0.303878">
                <text:p>0.3038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396009">
                <text:p>-0.396009</text:p>
              </table:table-cell>
              <table:table-cell office:value-type="float" office:value="0.147202">
                <text:p>0.147202</text:p>
              </table:table-cell>
              <table:table-cell office:value-type="float" office:value="0.220013">
                <text:p>0.220013</text:p>
              </table:table-cell>
              <table:table-cell office:value-type="float" office:value="0.299434">
                <text:p>0.299434</text:p>
              </table:table-cell>
              <table:table-cell office:value-type="float" office:value="0.346775">
                <text:p>0.346775</text:p>
              </table:table-cell>
              <table:table-cell office:value-type="float" office:value="0.401765">
                <text:p>0.401765</text:p>
              </table:table-cell>
              <table:table-cell office:value-type="float" office:value="0.449599">
                <text:p>0.449599</text:p>
              </table:table-cell>
              <table:table-cell office:value-type="float" office:value="0.489822">
                <text:p>0.489822</text:p>
              </table:table-cell>
              <table:table-cell office:value-type="float" office:value="0.541114">
                <text:p>0.541114</text:p>
              </table:table-cell>
              <table:table-cell office:value-type="float" office:value="0.592886">
                <text:p>0.592886</text:p>
              </table:table-cell>
              <table:table-cell office:value-type="float" office:value="0.697742">
                <text:p>0.697742</text:p>
              </table:table-cell>
              <table:table-cell office:value-type="float" office:value="0.30926">
                <text:p>0.309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619373">
                <text:p>-0.619373</text:p>
              </table:table-cell>
              <table:table-cell office:value-type="float" office:value="0.146105">
                <text:p>0.146105</text:p>
              </table:table-cell>
              <table:table-cell office:value-type="float" office:value="0.208556">
                <text:p>0.208556</text:p>
              </table:table-cell>
              <table:table-cell office:value-type="float" office:value="0.283733">
                <text:p>0.283733</text:p>
              </table:table-cell>
              <table:table-cell office:value-type="float" office:value="0.336417">
                <text:p>0.336417</text:p>
              </table:table-cell>
              <table:table-cell office:value-type="float" office:value="0.37518">
                <text:p>0.37518</text:p>
              </table:table-cell>
              <table:table-cell office:value-type="float" office:value="0.436226">
                <text:p>0.436226</text:p>
              </table:table-cell>
              <table:table-cell office:value-type="float" office:value="0.477234">
                <text:p>0.477234</text:p>
              </table:table-cell>
              <table:table-cell office:value-type="float" office:value="0.515891">
                <text:p>0.515891</text:p>
              </table:table-cell>
              <table:table-cell office:value-type="float" office:value="0.582955">
                <text:p>0.582955</text:p>
              </table:table-cell>
              <table:table-cell office:value-type="float" office:value="0.697742">
                <text:p>0.697742</text:p>
              </table:table-cell>
              <table:table-cell office:value-type="float" office:value="0.274292">
                <text:p>0.27429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425005">
                <text:p>-0.425005</text:p>
              </table:table-cell>
              <table:table-cell office:value-type="float" office:value="0.126524">
                <text:p>0.126524</text:p>
              </table:table-cell>
              <table:table-cell office:value-type="float" office:value="0.194077">
                <text:p>0.194077</text:p>
              </table:table-cell>
              <table:table-cell office:value-type="float" office:value="0.267577">
                <text:p>0.267577</text:p>
              </table:table-cell>
              <table:table-cell office:value-type="float" office:value="0.33544">
                <text:p>0.33544</text:p>
              </table:table-cell>
              <table:table-cell office:value-type="float" office:value="0.380524">
                <text:p>0.380524</text:p>
              </table:table-cell>
              <table:table-cell office:value-type="float" office:value="0.436878">
                <text:p>0.436878</text:p>
              </table:table-cell>
              <table:table-cell office:value-type="float" office:value="0.475795">
                <text:p>0.475795</text:p>
              </table:table-cell>
              <table:table-cell office:value-type="float" office:value="0.511666">
                <text:p>0.511666</text:p>
              </table:table-cell>
              <table:table-cell office:value-type="float" office:value="0.574333">
                <text:p>0.574333</text:p>
              </table:table-cell>
              <table:table-cell office:value-type="float" office:value="0.697742">
                <text:p>0.697742</text:p>
              </table:table-cell>
              <table:table-cell office:value-type="float" office:value="0.287781">
                <text:p>0.28778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407653">
                <text:p>-0.407653</text:p>
              </table:table-cell>
              <table:table-cell office:value-type="float" office:value="0.104704">
                <text:p>0.104704</text:p>
              </table:table-cell>
              <table:table-cell office:value-type="float" office:value="0.199869">
                <text:p>0.199869</text:p>
              </table:table-cell>
              <table:table-cell office:value-type="float" office:value="0.281371">
                <text:p>0.281371</text:p>
              </table:table-cell>
              <table:table-cell office:value-type="float" office:value="0.336821">
                <text:p>0.336821</text:p>
              </table:table-cell>
              <table:table-cell office:value-type="float" office:value="0.390749">
                <text:p>0.390749</text:p>
              </table:table-cell>
              <table:table-cell office:value-type="float" office:value="0.434732">
                <text:p>0.434732</text:p>
              </table:table-cell>
              <table:table-cell office:value-type="float" office:value="0.472988">
                <text:p>0.472988</text:p>
              </table:table-cell>
              <table:table-cell office:value-type="float" office:value="0.501128">
                <text:p>0.501128</text:p>
              </table:table-cell>
              <table:table-cell office:value-type="float" office:value="0.576677">
                <text:p>0.576677</text:p>
              </table:table-cell>
              <table:table-cell office:value-type="float" office:value="0.697742">
                <text:p>0.697742</text:p>
              </table:table-cell>
              <table:table-cell office:value-type="float" office:value="0.289139">
                <text:p>0.28913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273666">
                <text:p>-0.273666</text:p>
              </table:table-cell>
              <table:table-cell office:value-type="float" office:value="0.131746">
                <text:p>0.131746</text:p>
              </table:table-cell>
              <table:table-cell office:value-type="float" office:value="0.213162">
                <text:p>0.213162</text:p>
              </table:table-cell>
              <table:table-cell office:value-type="float" office:value="0.297852">
                <text:p>0.297852</text:p>
              </table:table-cell>
              <table:table-cell office:value-type="float" office:value="0.345297">
                <text:p>0.345297</text:p>
              </table:table-cell>
              <table:table-cell office:value-type="float" office:value="0.403254">
                <text:p>0.403254</text:p>
              </table:table-cell>
              <table:table-cell office:value-type="float" office:value="0.441212">
                <text:p>0.441212</text:p>
              </table:table-cell>
              <table:table-cell office:value-type="float" office:value="0.473844">
                <text:p>0.473844</text:p>
              </table:table-cell>
              <table:table-cell office:value-type="float" office:value="0.50501">
                <text:p>0.50501</text:p>
              </table:table-cell>
              <table:table-cell office:value-type="float" office:value="0.578732">
                <text:p>0.578732</text:p>
              </table:table-cell>
              <table:table-cell office:value-type="float" office:value="0.697742">
                <text:p>0.697742</text:p>
              </table:table-cell>
              <table:table-cell office:value-type="float" office:value="0.311644">
                <text:p>0.31164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540553">
                <text:p>-0.540553</text:p>
              </table:table-cell>
              <table:table-cell office:value-type="float" office:value="0.103707">
                <text:p>0.103707</text:p>
              </table:table-cell>
              <table:table-cell office:value-type="float" office:value="0.174454">
                <text:p>0.174454</text:p>
              </table:table-cell>
              <table:table-cell office:value-type="float" office:value="0.273443">
                <text:p>0.273443</text:p>
              </table:table-cell>
              <table:table-cell office:value-type="float" office:value="0.344519">
                <text:p>0.344519</text:p>
              </table:table-cell>
              <table:table-cell office:value-type="float" office:value="0.395871">
                <text:p>0.395871</text:p>
              </table:table-cell>
              <table:table-cell office:value-type="float" office:value="0.442309">
                <text:p>0.442309</text:p>
              </table:table-cell>
              <table:table-cell office:value-type="float" office:value="0.470847">
                <text:p>0.470847</text:p>
              </table:table-cell>
              <table:table-cell office:value-type="float" office:value="0.505368">
                <text:p>0.505368</text:p>
              </table:table-cell>
              <table:table-cell office:value-type="float" office:value="0.583971">
                <text:p>0.583971</text:p>
              </table:table-cell>
              <table:table-cell office:value-type="float" office:value="0.697742">
                <text:p>0.697742</text:p>
              </table:table-cell>
              <table:table-cell office:value-type="float" office:value="0.275394">
                <text:p>0.2753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195452">
                <text:p>-0.195452</text:p>
              </table:table-cell>
              <table:table-cell office:value-type="float" office:value="0.115822">
                <text:p>0.115822</text:p>
              </table:table-cell>
              <table:table-cell office:value-type="float" office:value="0.186072">
                <text:p>0.186072</text:p>
              </table:table-cell>
              <table:table-cell office:value-type="float" office:value="0.27619">
                <text:p>0.27619</text:p>
              </table:table-cell>
              <table:table-cell office:value-type="float" office:value="0.356416">
                <text:p>0.356416</text:p>
              </table:table-cell>
              <table:table-cell office:value-type="float" office:value="0.404643">
                <text:p>0.404643</text:p>
              </table:table-cell>
              <table:table-cell office:value-type="float" office:value="0.450618">
                <text:p>0.450618</text:p>
              </table:table-cell>
              <table:table-cell office:value-type="float" office:value="0.474084">
                <text:p>0.474084</text:p>
              </table:table-cell>
              <table:table-cell office:value-type="float" office:value="0.504472">
                <text:p>0.504472</text:p>
              </table:table-cell>
              <table:table-cell office:value-type="float" office:value="0.579301">
                <text:p>0.579301</text:p>
              </table:table-cell>
              <table:table-cell office:value-type="float" office:value="0.697742">
                <text:p>0.697742</text:p>
              </table:table-cell>
              <table:table-cell office:value-type="float" office:value="0.315217">
                <text:p>0.31521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233302">
                <text:p>-0.233302</text:p>
              </table:table-cell>
              <table:table-cell office:value-type="float" office:value="0.14369">
                <text:p>0.14369</text:p>
              </table:table-cell>
              <table:table-cell office:value-type="float" office:value="0.219205">
                <text:p>0.219205</text:p>
              </table:table-cell>
              <table:table-cell office:value-type="float" office:value="0.310164">
                <text:p>0.310164</text:p>
              </table:table-cell>
              <table:table-cell office:value-type="float" office:value="0.369185">
                <text:p>0.369185</text:p>
              </table:table-cell>
              <table:table-cell office:value-type="float" office:value="0.419972">
                <text:p>0.419972</text:p>
              </table:table-cell>
              <table:table-cell office:value-type="float" office:value="0.457282">
                <text:p>0.457282</text:p>
              </table:table-cell>
              <table:table-cell office:value-type="float" office:value="0.478015">
                <text:p>0.478015</text:p>
              </table:table-cell>
              <table:table-cell office:value-type="float" office:value="0.505173">
                <text:p>0.505173</text:p>
              </table:table-cell>
              <table:table-cell office:value-type="float" office:value="0.571706">
                <text:p>0.571706</text:p>
              </table:table-cell>
              <table:table-cell office:value-type="float" office:value="0.697742">
                <text:p>0.697742</text:p>
              </table:table-cell>
              <table:table-cell office:value-type="float" office:value="0.324109">
                <text:p>0.32410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372995">
                <text:p>-0.372995</text:p>
              </table:table-cell>
              <table:table-cell office:value-type="float" office:value="0.11075">
                <text:p>0.11075</text:p>
              </table:table-cell>
              <table:table-cell office:value-type="float" office:value="0.187793">
                <text:p>0.187793</text:p>
              </table:table-cell>
              <table:table-cell office:value-type="float" office:value="0.272314">
                <text:p>0.272314</text:p>
              </table:table-cell>
              <table:table-cell office:value-type="float" office:value="0.340654">
                <text:p>0.340654</text:p>
              </table:table-cell>
              <table:table-cell office:value-type="float" office:value="0.396819">
                <text:p>0.396819</text:p>
              </table:table-cell>
              <table:table-cell office:value-type="float" office:value="0.447367">
                <text:p>0.447367</text:p>
              </table:table-cell>
              <table:table-cell office:value-type="float" office:value="0.483839">
                <text:p>0.483839</text:p>
              </table:table-cell>
              <table:table-cell office:value-type="float" office:value="0.519026">
                <text:p>0.519026</text:p>
              </table:table-cell>
              <table:table-cell office:value-type="float" office:value="0.572995">
                <text:p>0.572995</text:p>
              </table:table-cell>
              <table:table-cell office:value-type="float" office:value="0.697742">
                <text:p>0.697742</text:p>
              </table:table-cell>
              <table:table-cell office:value-type="float" office:value="0.295856">
                <text:p>0.2958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153315">
                <text:p>-0.153315</text:p>
              </table:table-cell>
              <table:table-cell office:value-type="float" office:value="0.118203">
                <text:p>0.118203</text:p>
              </table:table-cell>
              <table:table-cell office:value-type="float" office:value="0.186963">
                <text:p>0.186963</text:p>
              </table:table-cell>
              <table:table-cell office:value-type="float" office:value="0.274681">
                <text:p>0.274681</text:p>
              </table:table-cell>
              <table:table-cell office:value-type="float" office:value="0.334705">
                <text:p>0.334705</text:p>
              </table:table-cell>
              <table:table-cell office:value-type="float" office:value="0.397507">
                <text:p>0.397507</text:p>
              </table:table-cell>
              <table:table-cell office:value-type="float" office:value="0.439431">
                <text:p>0.439431</text:p>
              </table:table-cell>
              <table:table-cell office:value-type="float" office:value="0.47554">
                <text:p>0.47554</text:p>
              </table:table-cell>
              <table:table-cell office:value-type="float" office:value="0.518901">
                <text:p>0.518901</text:p>
              </table:table-cell>
              <table:table-cell office:value-type="float" office:value="0.574957">
                <text:p>0.574957</text:p>
              </table:table-cell>
              <table:table-cell office:value-type="float" office:value="0.697742">
                <text:p>0.697742</text:p>
              </table:table-cell>
              <table:table-cell office:value-type="float" office:value="0.316757">
                <text:p>0.31675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356701">
                <text:p>-0.356701</text:p>
              </table:table-cell>
              <table:table-cell office:value-type="float" office:value="0.118649">
                <text:p>0.118649</text:p>
              </table:table-cell>
              <table:table-cell office:value-type="float" office:value="0.197736">
                <text:p>0.197736</text:p>
              </table:table-cell>
              <table:table-cell office:value-type="float" office:value="0.28026">
                <text:p>0.28026</text:p>
              </table:table-cell>
              <table:table-cell office:value-type="float" office:value="0.340136">
                <text:p>0.340136</text:p>
              </table:table-cell>
              <table:table-cell office:value-type="float" office:value="0.39201">
                <text:p>0.39201</text:p>
              </table:table-cell>
              <table:table-cell office:value-type="float" office:value="0.439291">
                <text:p>0.439291</text:p>
              </table:table-cell>
              <table:table-cell office:value-type="float" office:value="0.47648">
                <text:p>0.47648</text:p>
              </table:table-cell>
              <table:table-cell office:value-type="float" office:value="0.520676">
                <text:p>0.520676</text:p>
              </table:table-cell>
              <table:table-cell office:value-type="float" office:value="0.575504">
                <text:p>0.575504</text:p>
              </table:table-cell>
              <table:table-cell office:value-type="float" office:value="0.697742">
                <text:p>0.697742</text:p>
              </table:table-cell>
              <table:table-cell office:value-type="float" office:value="0.298404">
                <text:p>0.2984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137813">
                <text:p>-0.137813</text:p>
              </table:table-cell>
              <table:table-cell office:value-type="float" office:value="0.158962">
                <text:p>0.158962</text:p>
              </table:table-cell>
              <table:table-cell office:value-type="float" office:value="0.251757">
                <text:p>0.251757</text:p>
              </table:table-cell>
              <table:table-cell office:value-type="float" office:value="0.320601">
                <text:p>0.320601</text:p>
              </table:table-cell>
              <table:table-cell office:value-type="float" office:value="0.362716">
                <text:p>0.362716</text:p>
              </table:table-cell>
              <table:table-cell office:value-type="float" office:value="0.414612">
                <text:p>0.414612</text:p>
              </table:table-cell>
              <table:table-cell office:value-type="float" office:value="0.460385">
                <text:p>0.460385</text:p>
              </table:table-cell>
              <table:table-cell office:value-type="float" office:value="0.48613">
                <text:p>0.48613</text:p>
              </table:table-cell>
              <table:table-cell office:value-type="float" office:value="0.526228">
                <text:p>0.526228</text:p>
              </table:table-cell>
              <table:table-cell office:value-type="float" office:value="0.580302">
                <text:p>0.580302</text:p>
              </table:table-cell>
              <table:table-cell office:value-type="float" office:value="0.697742">
                <text:p>0.697742</text:p>
              </table:table-cell>
              <table:table-cell office:value-type="float" office:value="0.342388">
                <text:p>0.34238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101191">
                <text:p>-0.101191</text:p>
              </table:table-cell>
              <table:table-cell office:value-type="float" office:value="0.141697">
                <text:p>0.141697</text:p>
              </table:table-cell>
              <table:table-cell office:value-type="float" office:value="0.234732">
                <text:p>0.234732</text:p>
              </table:table-cell>
              <table:table-cell office:value-type="float" office:value="0.312998">
                <text:p>0.312998</text:p>
              </table:table-cell>
              <table:table-cell office:value-type="float" office:value="0.365559">
                <text:p>0.365559</text:p>
              </table:table-cell>
              <table:table-cell office:value-type="float" office:value="0.414503">
                <text:p>0.414503</text:p>
              </table:table-cell>
              <table:table-cell office:value-type="float" office:value="0.457745">
                <text:p>0.457745</text:p>
              </table:table-cell>
              <table:table-cell office:value-type="float" office:value="0.482065">
                <text:p>0.482065</text:p>
              </table:table-cell>
              <table:table-cell office:value-type="float" office:value="0.51726">
                <text:p>0.51726</text:p>
              </table:table-cell>
              <table:table-cell office:value-type="float" office:value="0.575501">
                <text:p>0.575501</text:p>
              </table:table-cell>
              <table:table-cell office:value-type="float" office:value="0.697742">
                <text:p>0.697742</text:p>
              </table:table-cell>
              <table:table-cell office:value-type="float" office:value="0.340087">
                <text:p>0.3400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246307">
                <text:p>-0.246307</text:p>
              </table:table-cell>
              <table:table-cell office:value-type="float" office:value="0.122001">
                <text:p>0.122001</text:p>
              </table:table-cell>
              <table:table-cell office:value-type="float" office:value="0.230158">
                <text:p>0.230158</text:p>
              </table:table-cell>
              <table:table-cell office:value-type="float" office:value="0.326427">
                <text:p>0.326427</text:p>
              </table:table-cell>
              <table:table-cell office:value-type="float" office:value="0.393305">
                <text:p>0.393305</text:p>
              </table:table-cell>
              <table:table-cell office:value-type="float" office:value="0.438809">
                <text:p>0.438809</text:p>
              </table:table-cell>
              <table:table-cell office:value-type="float" office:value="0.466884">
                <text:p>0.466884</text:p>
              </table:table-cell>
              <table:table-cell office:value-type="float" office:value="0.488805">
                <text:p>0.488805</text:p>
              </table:table-cell>
              <table:table-cell office:value-type="float" office:value="0.525973">
                <text:p>0.525973</text:p>
              </table:table-cell>
              <table:table-cell office:value-type="float" office:value="0.5862">
                <text:p>0.5862</text:p>
              </table:table-cell>
              <table:table-cell office:value-type="float" office:value="0.697742">
                <text:p>0.697742</text:p>
              </table:table-cell>
              <table:table-cell office:value-type="float" office:value="0.333225">
                <text:p>0.33322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114405">
                <text:p>-0.114405</text:p>
              </table:table-cell>
              <table:table-cell office:value-type="float" office:value="0.167734">
                <text:p>0.167734</text:p>
              </table:table-cell>
              <table:table-cell office:value-type="float" office:value="0.282192">
                <text:p>0.282192</text:p>
              </table:table-cell>
              <table:table-cell office:value-type="float" office:value="0.37176">
                <text:p>0.37176</text:p>
              </table:table-cell>
              <table:table-cell office:value-type="float" office:value="0.424149">
                <text:p>0.424149</text:p>
              </table:table-cell>
              <table:table-cell office:value-type="float" office:value="0.455431">
                <text:p>0.455431</text:p>
              </table:table-cell>
              <table:table-cell office:value-type="float" office:value="0.478154">
                <text:p>0.478154</text:p>
              </table:table-cell>
              <table:table-cell office:value-type="float" office:value="0.494949">
                <text:p>0.494949</text:p>
              </table:table-cell>
              <table:table-cell office:value-type="float" office:value="0.530869">
                <text:p>0.530869</text:p>
              </table:table-cell>
              <table:table-cell office:value-type="float" office:value="0.586133">
                <text:p>0.586133</text:p>
              </table:table-cell>
              <table:table-cell office:value-type="float" office:value="0.697742">
                <text:p>0.697742</text:p>
              </table:table-cell>
              <table:table-cell office:value-type="float" office:value="0.367697">
                <text:p>0.36769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194839">
                <text:p>-0.194839</text:p>
              </table:table-cell>
              <table:table-cell office:value-type="float" office:value="0.158581">
                <text:p>0.158581</text:p>
              </table:table-cell>
              <table:table-cell office:value-type="float" office:value="0.254653">
                <text:p>0.254653</text:p>
              </table:table-cell>
              <table:table-cell office:value-type="float" office:value="0.349483">
                <text:p>0.349483</text:p>
              </table:table-cell>
              <table:table-cell office:value-type="float" office:value="0.406036">
                <text:p>0.406036</text:p>
              </table:table-cell>
              <table:table-cell office:value-type="float" office:value="0.448178">
                <text:p>0.448178</text:p>
              </table:table-cell>
              <table:table-cell office:value-type="float" office:value="0.469437">
                <text:p>0.469437</text:p>
              </table:table-cell>
              <table:table-cell office:value-type="float" office:value="0.48729">
                <text:p>0.48729</text:p>
              </table:table-cell>
              <table:table-cell office:value-type="float" office:value="0.530723">
                <text:p>0.530723</text:p>
              </table:table-cell>
              <table:table-cell office:value-type="float" office:value="0.580027">
                <text:p>0.580027</text:p>
              </table:table-cell>
              <table:table-cell office:value-type="float" office:value="0.697742">
                <text:p>0.697742</text:p>
              </table:table-cell>
              <table:table-cell office:value-type="float" office:value="0.348957">
                <text:p>0.3489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167127">
                <text:p>-0.167127</text:p>
              </table:table-cell>
              <table:table-cell office:value-type="float" office:value="0.240981">
                <text:p>0.240981</text:p>
              </table:table-cell>
              <table:table-cell office:value-type="float" office:value="0.340939">
                <text:p>0.340939</text:p>
              </table:table-cell>
              <table:table-cell office:value-type="float" office:value="0.38294">
                <text:p>0.38294</text:p>
              </table:table-cell>
              <table:table-cell office:value-type="float" office:value="0.423408">
                <text:p>0.423408</text:p>
              </table:table-cell>
              <table:table-cell office:value-type="float" office:value="0.459455">
                <text:p>0.459455</text:p>
              </table:table-cell>
              <table:table-cell office:value-type="float" office:value="0.476358">
                <text:p>0.476358</text:p>
              </table:table-cell>
              <table:table-cell office:value-type="float" office:value="0.492124">
                <text:p>0.492124</text:p>
              </table:table-cell>
              <table:table-cell office:value-type="float" office:value="0.536884">
                <text:p>0.536884</text:p>
              </table:table-cell>
              <table:table-cell office:value-type="float" office:value="0.582334">
                <text:p>0.582334</text:p>
              </table:table-cell>
              <table:table-cell office:value-type="float" office:value="0.697742">
                <text:p>0.697742</text:p>
              </table:table-cell>
              <table:table-cell office:value-type="float" office:value="0.37683">
                <text:p>0.3768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033837">
                <text:p>-0.033837</text:p>
              </table:table-cell>
              <table:table-cell office:value-type="float" office:value="0.231279">
                <text:p>0.231279</text:p>
              </table:table-cell>
              <table:table-cell office:value-type="float" office:value="0.324807">
                <text:p>0.324807</text:p>
              </table:table-cell>
              <table:table-cell office:value-type="float" office:value="0.373877">
                <text:p>0.373877</text:p>
              </table:table-cell>
              <table:table-cell office:value-type="float" office:value="0.402423">
                <text:p>0.402423</text:p>
              </table:table-cell>
              <table:table-cell office:value-type="float" office:value="0.453115">
                <text:p>0.453115</text:p>
              </table:table-cell>
              <table:table-cell office:value-type="float" office:value="0.47376">
                <text:p>0.47376</text:p>
              </table:table-cell>
              <table:table-cell office:value-type="float" office:value="0.491076">
                <text:p>0.491076</text:p>
              </table:table-cell>
              <table:table-cell office:value-type="float" office:value="0.536665">
                <text:p>0.536665</text:p>
              </table:table-cell>
              <table:table-cell office:value-type="float" office:value="0.588028">
                <text:p>0.588028</text:p>
              </table:table-cell>
              <table:table-cell office:value-type="float" office:value="0.697742">
                <text:p>0.697742</text:p>
              </table:table-cell>
              <table:table-cell office:value-type="float" office:value="0.384119">
                <text:p>0.38411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229547">
                <text:p>-0.229547</text:p>
              </table:table-cell>
              <table:table-cell office:value-type="float" office:value="0.200137">
                <text:p>0.200137</text:p>
              </table:table-cell>
              <table:table-cell office:value-type="float" office:value="0.331172">
                <text:p>0.331172</text:p>
              </table:table-cell>
              <table:table-cell office:value-type="float" office:value="0.377472">
                <text:p>0.377472</text:p>
              </table:table-cell>
              <table:table-cell office:value-type="float" office:value="0.41538">
                <text:p>0.41538</text:p>
              </table:table-cell>
              <table:table-cell office:value-type="float" office:value="0.45745">
                <text:p>0.45745</text:p>
              </table:table-cell>
              <table:table-cell office:value-type="float" office:value="0.480914">
                <text:p>0.480914</text:p>
              </table:table-cell>
              <table:table-cell office:value-type="float" office:value="0.505058">
                <text:p>0.505058</text:p>
              </table:table-cell>
              <table:table-cell office:value-type="float" office:value="0.551356">
                <text:p>0.551356</text:p>
              </table:table-cell>
              <table:table-cell office:value-type="float" office:value="0.612247">
                <text:p>0.612247</text:p>
              </table:table-cell>
              <table:table-cell office:value-type="float" office:value="0.703278">
                <text:p>0.703278</text:p>
              </table:table-cell>
              <table:table-cell office:value-type="float" office:value="0.370164">
                <text:p>0.37016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164998">
                <text:p>-0.164998</text:p>
              </table:table-cell>
              <table:table-cell office:value-type="float" office:value="0.271586">
                <text:p>0.271586</text:p>
              </table:table-cell>
              <table:table-cell office:value-type="float" office:value="0.354543">
                <text:p>0.354543</text:p>
              </table:table-cell>
              <table:table-cell office:value-type="float" office:value="0.389248">
                <text:p>0.389248</text:p>
              </table:table-cell>
              <table:table-cell office:value-type="float" office:value="0.4304">
                <text:p>0.4304</text:p>
              </table:table-cell>
              <table:table-cell office:value-type="float" office:value="0.457994">
                <text:p>0.457994</text:p>
              </table:table-cell>
              <table:table-cell office:value-type="float" office:value="0.478635">
                <text:p>0.478635</text:p>
              </table:table-cell>
              <table:table-cell office:value-type="float" office:value="0.49711">
                <text:p>0.49711</text:p>
              </table:table-cell>
              <table:table-cell office:value-type="float" office:value="0.542206">
                <text:p>0.542206</text:p>
              </table:table-cell>
              <table:table-cell office:value-type="float" office:value="0.60347">
                <text:p>0.60347</text:p>
              </table:table-cell>
              <table:table-cell office:value-type="float" office:value="0.703278">
                <text:p>0.703278</text:p>
              </table:table-cell>
              <table:table-cell office:value-type="float" office:value="0.386019">
                <text:p>0.3860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250125">
                <text:p>-0.250125</text:p>
              </table:table-cell>
              <table:table-cell office:value-type="float" office:value="0.234115">
                <text:p>0.234115</text:p>
              </table:table-cell>
              <table:table-cell office:value-type="float" office:value="0.337624">
                <text:p>0.337624</text:p>
              </table:table-cell>
              <table:table-cell office:value-type="float" office:value="0.379493">
                <text:p>0.379493</text:p>
              </table:table-cell>
              <table:table-cell office:value-type="float" office:value="0.41879">
                <text:p>0.41879</text:p>
              </table:table-cell>
              <table:table-cell office:value-type="float" office:value="0.452764">
                <text:p>0.452764</text:p>
              </table:table-cell>
              <table:table-cell office:value-type="float" office:value="0.476003">
                <text:p>0.476003</text:p>
              </table:table-cell>
              <table:table-cell office:value-type="float" office:value="0.492797">
                <text:p>0.492797</text:p>
              </table:table-cell>
              <table:table-cell office:value-type="float" office:value="0.531234">
                <text:p>0.531234</text:p>
              </table:table-cell>
              <table:table-cell office:value-type="float" office:value="0.597523">
                <text:p>0.597523</text:p>
              </table:table-cell>
              <table:table-cell office:value-type="float" office:value="0.703278">
                <text:p>0.703278</text:p>
              </table:table-cell>
              <table:table-cell office:value-type="float" office:value="0.367022">
                <text:p>0.3670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01268">
                <text:p>0.101268</text:p>
              </table:table-cell>
              <table:table-cell office:value-type="float" office:value="0.297877">
                <text:p>0.297877</text:p>
              </table:table-cell>
              <table:table-cell office:value-type="float" office:value="0.360714">
                <text:p>0.360714</text:p>
              </table:table-cell>
              <table:table-cell office:value-type="float" office:value="0.399954">
                <text:p>0.399954</text:p>
              </table:table-cell>
              <table:table-cell office:value-type="float" office:value="0.446167">
                <text:p>0.446167</text:p>
              </table:table-cell>
              <table:table-cell office:value-type="float" office:value="0.472257">
                <text:p>0.472257</text:p>
              </table:table-cell>
              <table:table-cell office:value-type="float" office:value="0.486589">
                <text:p>0.486589</text:p>
              </table:table-cell>
              <table:table-cell office:value-type="float" office:value="0.49997">
                <text:p>0.49997</text:p>
              </table:table-cell>
              <table:table-cell office:value-type="float" office:value="0.549861">
                <text:p>0.549861</text:p>
              </table:table-cell>
              <table:table-cell office:value-type="float" office:value="0.614266">
                <text:p>0.614266</text:p>
              </table:table-cell>
              <table:table-cell office:value-type="float" office:value="0.703278">
                <text:p>0.703278</text:p>
              </table:table-cell>
              <table:table-cell office:value-type="float" office:value="0.422892">
                <text:p>0.42289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76876">
                <text:p>0.176876</text:p>
              </table:table-cell>
              <table:table-cell office:value-type="float" office:value="0.300404">
                <text:p>0.300404</text:p>
              </table:table-cell>
              <table:table-cell office:value-type="float" office:value="0.36627">
                <text:p>0.36627</text:p>
              </table:table-cell>
              <table:table-cell office:value-type="float" office:value="0.411905">
                <text:p>0.411905</text:p>
              </table:table-cell>
              <table:table-cell office:value-type="float" office:value="0.451179">
                <text:p>0.451179</text:p>
              </table:table-cell>
              <table:table-cell office:value-type="float" office:value="0.46857">
                <text:p>0.46857</text:p>
              </table:table-cell>
              <table:table-cell office:value-type="float" office:value="0.482147">
                <text:p>0.482147</text:p>
              </table:table-cell>
              <table:table-cell office:value-type="float" office:value="0.492991">
                <text:p>0.492991</text:p>
              </table:table-cell>
              <table:table-cell office:value-type="float" office:value="0.531611">
                <text:p>0.531611</text:p>
              </table:table-cell>
              <table:table-cell office:value-type="float" office:value="0.605778">
                <text:p>0.605778</text:p>
              </table:table-cell>
              <table:table-cell office:value-type="float" office:value="0.703278">
                <text:p>0.703278</text:p>
              </table:table-cell>
              <table:table-cell office:value-type="float" office:value="0.428773">
                <text:p>0.42877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80871">
                <text:p>0.080871</text:p>
              </table:table-cell>
              <table:table-cell office:value-type="float" office:value="0.296478">
                <text:p>0.296478</text:p>
              </table:table-cell>
              <table:table-cell office:value-type="float" office:value="0.355833">
                <text:p>0.355833</text:p>
              </table:table-cell>
              <table:table-cell office:value-type="float" office:value="0.402861">
                <text:p>0.402861</text:p>
              </table:table-cell>
              <table:table-cell office:value-type="float" office:value="0.440647">
                <text:p>0.440647</text:p>
              </table:table-cell>
              <table:table-cell office:value-type="float" office:value="0.467207">
                <text:p>0.467207</text:p>
              </table:table-cell>
              <table:table-cell office:value-type="float" office:value="0.483595">
                <text:p>0.483595</text:p>
              </table:table-cell>
              <table:table-cell office:value-type="float" office:value="0.494413">
                <text:p>0.494413</text:p>
              </table:table-cell>
              <table:table-cell office:value-type="float" office:value="0.539417">
                <text:p>0.539417</text:p>
              </table:table-cell>
              <table:table-cell office:value-type="float" office:value="0.622169">
                <text:p>0.622169</text:p>
              </table:table-cell>
              <table:table-cell office:value-type="float" office:value="0.759328">
                <text:p>0.759328</text:p>
              </table:table-cell>
              <table:table-cell office:value-type="float" office:value="0.418349">
                <text:p>0.41834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81312">
                <text:p>0.081312</text:p>
              </table:table-cell>
              <table:table-cell office:value-type="float" office:value="0.258311">
                <text:p>0.258311</text:p>
              </table:table-cell>
              <table:table-cell office:value-type="float" office:value="0.32968">
                <text:p>0.32968</text:p>
              </table:table-cell>
              <table:table-cell office:value-type="float" office:value="0.378049">
                <text:p>0.378049</text:p>
              </table:table-cell>
              <table:table-cell office:value-type="float" office:value="0.407573">
                <text:p>0.407573</text:p>
              </table:table-cell>
              <table:table-cell office:value-type="float" office:value="0.442909">
                <text:p>0.442909</text:p>
              </table:table-cell>
              <table:table-cell office:value-type="float" office:value="0.471056">
                <text:p>0.471056</text:p>
              </table:table-cell>
              <table:table-cell office:value-type="float" office:value="0.490165">
                <text:p>0.490165</text:p>
              </table:table-cell>
              <table:table-cell office:value-type="float" office:value="0.519844">
                <text:p>0.519844</text:p>
              </table:table-cell>
              <table:table-cell office:value-type="float" office:value="0.619907">
                <text:p>0.619907</text:p>
              </table:table-cell>
              <table:table-cell office:value-type="float" office:value="0.759328">
                <text:p>0.759328</text:p>
              </table:table-cell>
              <table:table-cell office:value-type="float" office:value="0.399881">
                <text:p>0.39988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0987">
                <text:p>-0.0987</text:p>
              </table:table-cell>
              <table:table-cell office:value-type="float" office:value="0.219555">
                <text:p>0.219555</text:p>
              </table:table-cell>
              <table:table-cell office:value-type="float" office:value="0.300365">
                <text:p>0.300365</text:p>
              </table:table-cell>
              <table:table-cell office:value-type="float" office:value="0.34637">
                <text:p>0.34637</text:p>
              </table:table-cell>
              <table:table-cell office:value-type="float" office:value="0.388943">
                <text:p>0.388943</text:p>
              </table:table-cell>
              <table:table-cell office:value-type="float" office:value="0.422131">
                <text:p>0.422131</text:p>
              </table:table-cell>
              <table:table-cell office:value-type="float" office:value="0.468871">
                <text:p>0.468871</text:p>
              </table:table-cell>
              <table:table-cell office:value-type="float" office:value="0.488177">
                <text:p>0.488177</text:p>
              </table:table-cell>
              <table:table-cell office:value-type="float" office:value="0.516626">
                <text:p>0.516626</text:p>
              </table:table-cell>
              <table:table-cell office:value-type="float" office:value="0.615215">
                <text:p>0.615215</text:p>
              </table:table-cell>
              <table:table-cell office:value-type="float" office:value="0.822812">
                <text:p>0.822812</text:p>
              </table:table-cell>
              <table:table-cell office:value-type="float" office:value="0.366755">
                <text:p>0.36675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62874">
                <text:p>-0.162874</text:p>
              </table:table-cell>
              <table:table-cell office:value-type="float" office:value="0.21643">
                <text:p>0.21643</text:p>
              </table:table-cell>
              <table:table-cell office:value-type="float" office:value="0.316064">
                <text:p>0.316064</text:p>
              </table:table-cell>
              <table:table-cell office:value-type="float" office:value="0.369053">
                <text:p>0.369053</text:p>
              </table:table-cell>
              <table:table-cell office:value-type="float" office:value="0.401006">
                <text:p>0.401006</text:p>
              </table:table-cell>
              <table:table-cell office:value-type="float" office:value="0.437367">
                <text:p>0.437367</text:p>
              </table:table-cell>
              <table:table-cell office:value-type="float" office:value="0.472672">
                <text:p>0.472672</text:p>
              </table:table-cell>
              <table:table-cell office:value-type="float" office:value="0.48972">
                <text:p>0.48972</text:p>
              </table:table-cell>
              <table:table-cell office:value-type="float" office:value="0.527053">
                <text:p>0.527053</text:p>
              </table:table-cell>
              <table:table-cell office:value-type="float" office:value="0.637573">
                <text:p>0.637573</text:p>
              </table:table-cell>
              <table:table-cell office:value-type="float" office:value="0.822812">
                <text:p>0.822812</text:p>
              </table:table-cell>
              <table:table-cell office:value-type="float" office:value="0.370406">
                <text:p>0.3704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16137">
                <text:p>0.016137</text:p>
              </table:table-cell>
              <table:table-cell office:value-type="float" office:value="0.253125">
                <text:p>0.253125</text:p>
              </table:table-cell>
              <table:table-cell office:value-type="float" office:value="0.322201">
                <text:p>0.322201</text:p>
              </table:table-cell>
              <table:table-cell office:value-type="float" office:value="0.385524">
                <text:p>0.385524</text:p>
              </table:table-cell>
              <table:table-cell office:value-type="float" office:value="0.424947">
                <text:p>0.424947</text:p>
              </table:table-cell>
              <table:table-cell office:value-type="float" office:value="0.454726">
                <text:p>0.454726</text:p>
              </table:table-cell>
              <table:table-cell office:value-type="float" office:value="0.474056">
                <text:p>0.474056</text:p>
              </table:table-cell>
              <table:table-cell office:value-type="float" office:value="0.495481">
                <text:p>0.495481</text:p>
              </table:table-cell>
              <table:table-cell office:value-type="float" office:value="0.533813">
                <text:p>0.533813</text:p>
              </table:table-cell>
              <table:table-cell office:value-type="float" office:value="0.649323">
                <text:p>0.649323</text:p>
              </table:table-cell>
              <table:table-cell office:value-type="float" office:value="0.822812">
                <text:p>0.822812</text:p>
              </table:table-cell>
              <table:table-cell office:value-type="float" office:value="0.400933">
                <text:p>0.4009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039463">
                <text:p>-0.039463</text:p>
              </table:table-cell>
              <table:table-cell office:value-type="float" office:value="0.203436">
                <text:p>0.203436</text:p>
              </table:table-cell>
              <table:table-cell office:value-type="float" office:value="0.328441">
                <text:p>0.328441</text:p>
              </table:table-cell>
              <table:table-cell office:value-type="float" office:value="0.380768">
                <text:p>0.380768</text:p>
              </table:table-cell>
              <table:table-cell office:value-type="float" office:value="0.418714">
                <text:p>0.418714</text:p>
              </table:table-cell>
              <table:table-cell office:value-type="float" office:value="0.448547">
                <text:p>0.448547</text:p>
              </table:table-cell>
              <table:table-cell office:value-type="float" office:value="0.471559">
                <text:p>0.471559</text:p>
              </table:table-cell>
              <table:table-cell office:value-type="float" office:value="0.495914">
                <text:p>0.495914</text:p>
              </table:table-cell>
              <table:table-cell office:value-type="float" office:value="0.533937">
                <text:p>0.533937</text:p>
              </table:table-cell>
              <table:table-cell office:value-type="float" office:value="0.614259">
                <text:p>0.614259</text:p>
              </table:table-cell>
              <table:table-cell office:value-type="float" office:value="0.822812">
                <text:p>0.822812</text:p>
              </table:table-cell>
              <table:table-cell office:value-type="float" office:value="0.385611">
                <text:p>0.38561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48849">
                <text:p>0.048849</text:p>
              </table:table-cell>
              <table:table-cell office:value-type="float" office:value="0.28144">
                <text:p>0.28144</text:p>
              </table:table-cell>
              <table:table-cell office:value-type="float" office:value="0.357021">
                <text:p>0.357021</text:p>
              </table:table-cell>
              <table:table-cell office:value-type="float" office:value="0.405125">
                <text:p>0.405125</text:p>
              </table:table-cell>
              <table:table-cell office:value-type="float" office:value="0.438174">
                <text:p>0.438174</text:p>
              </table:table-cell>
              <table:table-cell office:value-type="float" office:value="0.465371">
                <text:p>0.465371</text:p>
              </table:table-cell>
              <table:table-cell office:value-type="float" office:value="0.48386">
                <text:p>0.48386</text:p>
              </table:table-cell>
              <table:table-cell office:value-type="float" office:value="0.497033">
                <text:p>0.497033</text:p>
              </table:table-cell>
              <table:table-cell office:value-type="float" office:value="0.533306">
                <text:p>0.533306</text:p>
              </table:table-cell>
              <table:table-cell office:value-type="float" office:value="0.618263">
                <text:p>0.618263</text:p>
              </table:table-cell>
              <table:table-cell office:value-type="float" office:value="0.822812">
                <text:p>0.822812</text:p>
              </table:table-cell>
              <table:table-cell office:value-type="float" office:value="0.412844">
                <text:p>0.41284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24707">
                <text:p>0.124707</text:p>
              </table:table-cell>
              <table:table-cell office:value-type="float" office:value="0.298044">
                <text:p>0.298044</text:p>
              </table:table-cell>
              <table:table-cell office:value-type="float" office:value="0.352674">
                <text:p>0.352674</text:p>
              </table:table-cell>
              <table:table-cell office:value-type="float" office:value="0.40284">
                <text:p>0.40284</text:p>
              </table:table-cell>
              <table:table-cell office:value-type="float" office:value="0.433039">
                <text:p>0.433039</text:p>
              </table:table-cell>
              <table:table-cell office:value-type="float" office:value="0.45931">
                <text:p>0.45931</text:p>
              </table:table-cell>
              <table:table-cell office:value-type="float" office:value="0.476823">
                <text:p>0.476823</text:p>
              </table:table-cell>
              <table:table-cell office:value-type="float" office:value="0.491227">
                <text:p>0.491227</text:p>
              </table:table-cell>
              <table:table-cell office:value-type="float" office:value="0.51214">
                <text:p>0.51214</text:p>
              </table:table-cell>
              <table:table-cell office:value-type="float" office:value="0.613392">
                <text:p>0.613392</text:p>
              </table:table-cell>
              <table:table-cell office:value-type="float" office:value="0.822812">
                <text:p>0.822812</text:p>
              </table:table-cell>
              <table:table-cell office:value-type="float" office:value="0.41642">
                <text:p>0.4164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77355">
                <text:p>0.177355</text:p>
              </table:table-cell>
              <table:table-cell office:value-type="float" office:value="0.317228">
                <text:p>0.317228</text:p>
              </table:table-cell>
              <table:table-cell office:value-type="float" office:value="0.364095">
                <text:p>0.364095</text:p>
              </table:table-cell>
              <table:table-cell office:value-type="float" office:value="0.409607">
                <text:p>0.409607</text:p>
              </table:table-cell>
              <table:table-cell office:value-type="float" office:value="0.443335">
                <text:p>0.443335</text:p>
              </table:table-cell>
              <table:table-cell office:value-type="float" office:value="0.46409">
                <text:p>0.46409</text:p>
              </table:table-cell>
              <table:table-cell office:value-type="float" office:value="0.48113">
                <text:p>0.48113</text:p>
              </table:table-cell>
              <table:table-cell office:value-type="float" office:value="0.49593">
                <text:p>0.49593</text:p>
              </table:table-cell>
              <table:table-cell office:value-type="float" office:value="0.526504">
                <text:p>0.526504</text:p>
              </table:table-cell>
              <table:table-cell office:value-type="float" office:value="0.635729">
                <text:p>0.635729</text:p>
              </table:table-cell>
              <table:table-cell office:value-type="float" office:value="0.822812">
                <text:p>0.822812</text:p>
              </table:table-cell>
              <table:table-cell office:value-type="float" office:value="0.4315">
                <text:p>0.431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60827">
                <text:p>0.060827</text:p>
              </table:table-cell>
              <table:table-cell office:value-type="float" office:value="0.301242">
                <text:p>0.301242</text:p>
              </table:table-cell>
              <table:table-cell office:value-type="float" office:value="0.353216">
                <text:p>0.353216</text:p>
              </table:table-cell>
              <table:table-cell office:value-type="float" office:value="0.395007">
                <text:p>0.395007</text:p>
              </table:table-cell>
              <table:table-cell office:value-type="float" office:value="0.43528">
                <text:p>0.43528</text:p>
              </table:table-cell>
              <table:table-cell office:value-type="float" office:value="0.461043">
                <text:p>0.461043</text:p>
              </table:table-cell>
              <table:table-cell office:value-type="float" office:value="0.479039">
                <text:p>0.479039</text:p>
              </table:table-cell>
              <table:table-cell office:value-type="float" office:value="0.496754">
                <text:p>0.496754</text:p>
              </table:table-cell>
              <table:table-cell office:value-type="float" office:value="0.525338">
                <text:p>0.525338</text:p>
              </table:table-cell>
              <table:table-cell office:value-type="float" office:value="0.631164">
                <text:p>0.631164</text:p>
              </table:table-cell>
              <table:table-cell office:value-type="float" office:value="0.822812">
                <text:p>0.822812</text:p>
              </table:table-cell>
              <table:table-cell office:value-type="float" office:value="0.413891">
                <text:p>0.41389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81528">
                <text:p>0.081528</text:p>
              </table:table-cell>
              <table:table-cell office:value-type="float" office:value="0.322611">
                <text:p>0.322611</text:p>
              </table:table-cell>
              <table:table-cell office:value-type="float" office:value="0.378036">
                <text:p>0.378036</text:p>
              </table:table-cell>
              <table:table-cell office:value-type="float" office:value="0.427581">
                <text:p>0.427581</text:p>
              </table:table-cell>
              <table:table-cell office:value-type="float" office:value="0.454568">
                <text:p>0.454568</text:p>
              </table:table-cell>
              <table:table-cell office:value-type="float" office:value="0.473233">
                <text:p>0.473233</text:p>
              </table:table-cell>
              <table:table-cell office:value-type="float" office:value="0.488809">
                <text:p>0.488809</text:p>
              </table:table-cell>
              <table:table-cell office:value-type="float" office:value="0.500076">
                <text:p>0.500076</text:p>
              </table:table-cell>
              <table:table-cell office:value-type="float" office:value="0.530157">
                <text:p>0.530157</text:p>
              </table:table-cell>
              <table:table-cell office:value-type="float" office:value="0.634455">
                <text:p>0.634455</text:p>
              </table:table-cell>
              <table:table-cell office:value-type="float" office:value="0.822812">
                <text:p>0.822812</text:p>
              </table:table-cell>
              <table:table-cell office:value-type="float" office:value="0.429106">
                <text:p>0.42910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73645">
                <text:p>0.173645</text:p>
              </table:table-cell>
              <table:table-cell office:value-type="float" office:value="0.329282">
                <text:p>0.329282</text:p>
              </table:table-cell>
              <table:table-cell office:value-type="float" office:value="0.38815">
                <text:p>0.38815</text:p>
              </table:table-cell>
              <table:table-cell office:value-type="float" office:value="0.42464">
                <text:p>0.42464</text:p>
              </table:table-cell>
              <table:table-cell office:value-type="float" office:value="0.456847">
                <text:p>0.456847</text:p>
              </table:table-cell>
              <table:table-cell office:value-type="float" office:value="0.478123">
                <text:p>0.478123</text:p>
              </table:table-cell>
              <table:table-cell office:value-type="float" office:value="0.488611">
                <text:p>0.488611</text:p>
              </table:table-cell>
              <table:table-cell office:value-type="float" office:value="0.498127">
                <text:p>0.498127</text:p>
              </table:table-cell>
              <table:table-cell office:value-type="float" office:value="0.513044">
                <text:p>0.513044</text:p>
              </table:table-cell>
              <table:table-cell office:value-type="float" office:value="0.645819">
                <text:p>0.645819</text:p>
              </table:table-cell>
              <table:table-cell office:value-type="float" office:value="0.822812">
                <text:p>0.822812</text:p>
              </table:table-cell>
              <table:table-cell office:value-type="float" office:value="0.439629">
                <text:p>0.43962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99095">
                <text:p>0.099095</text:p>
              </table:table-cell>
              <table:table-cell office:value-type="float" office:value="0.297012">
                <text:p>0.297012</text:p>
              </table:table-cell>
              <table:table-cell office:value-type="float" office:value="0.370894">
                <text:p>0.370894</text:p>
              </table:table-cell>
              <table:table-cell office:value-type="float" office:value="0.406934">
                <text:p>0.406934</text:p>
              </table:table-cell>
              <table:table-cell office:value-type="float" office:value="0.443647">
                <text:p>0.443647</text:p>
              </table:table-cell>
              <table:table-cell office:value-type="float" office:value="0.465605">
                <text:p>0.465605</text:p>
              </table:table-cell>
              <table:table-cell office:value-type="float" office:value="0.480824">
                <text:p>0.480824</text:p>
              </table:table-cell>
              <table:table-cell office:value-type="float" office:value="0.492875">
                <text:p>0.492875</text:p>
              </table:table-cell>
              <table:table-cell office:value-type="float" office:value="0.50934">
                <text:p>0.50934</text:p>
              </table:table-cell>
              <table:table-cell office:value-type="float" office:value="0.646274">
                <text:p>0.646274</text:p>
              </table:table-cell>
              <table:table-cell office:value-type="float" office:value="0.822812">
                <text:p>0.822812</text:p>
              </table:table-cell>
              <table:table-cell office:value-type="float" office:value="0.42125">
                <text:p>0.42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1981">
                <text:p>0.031981</text:p>
              </table:table-cell>
              <table:table-cell office:value-type="float" office:value="0.277548">
                <text:p>0.277548</text:p>
              </table:table-cell>
              <table:table-cell office:value-type="float" office:value="0.355785">
                <text:p>0.355785</text:p>
              </table:table-cell>
              <table:table-cell office:value-type="float" office:value="0.399617">
                <text:p>0.399617</text:p>
              </table:table-cell>
              <table:table-cell office:value-type="float" office:value="0.438294">
                <text:p>0.438294</text:p>
              </table:table-cell>
              <table:table-cell office:value-type="float" office:value="0.463113">
                <text:p>0.463113</text:p>
              </table:table-cell>
              <table:table-cell office:value-type="float" office:value="0.481223">
                <text:p>0.481223</text:p>
              </table:table-cell>
              <table:table-cell office:value-type="float" office:value="0.495151">
                <text:p>0.495151</text:p>
              </table:table-cell>
              <table:table-cell office:value-type="float" office:value="0.519838">
                <text:p>0.519838</text:p>
              </table:table-cell>
              <table:table-cell office:value-type="float" office:value="0.666081">
                <text:p>0.666081</text:p>
              </table:table-cell>
              <table:table-cell office:value-type="float" office:value="0.822812">
                <text:p>0.822812</text:p>
              </table:table-cell>
              <table:table-cell office:value-type="float" office:value="0.412863">
                <text:p>0.41286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77708">
                <text:p>0.077708</text:p>
              </table:table-cell>
              <table:table-cell office:value-type="float" office:value="0.311561">
                <text:p>0.311561</text:p>
              </table:table-cell>
              <table:table-cell office:value-type="float" office:value="0.367917">
                <text:p>0.367917</text:p>
              </table:table-cell>
              <table:table-cell office:value-type="float" office:value="0.402906">
                <text:p>0.402906</text:p>
              </table:table-cell>
              <table:table-cell office:value-type="float" office:value="0.444623">
                <text:p>0.444623</text:p>
              </table:table-cell>
              <table:table-cell office:value-type="float" office:value="0.471361">
                <text:p>0.471361</text:p>
              </table:table-cell>
              <table:table-cell office:value-type="float" office:value="0.484708">
                <text:p>0.484708</text:p>
              </table:table-cell>
              <table:table-cell office:value-type="float" office:value="0.497313">
                <text:p>0.497313</text:p>
              </table:table-cell>
              <table:table-cell office:value-type="float" office:value="0.534">
                <text:p>0.534</text:p>
              </table:table-cell>
              <table:table-cell office:value-type="float" office:value="0.674688">
                <text:p>0.674688</text:p>
              </table:table-cell>
              <table:table-cell office:value-type="float" office:value="0.822812">
                <text:p>0.822812</text:p>
              </table:table-cell>
              <table:table-cell office:value-type="float" office:value="0.426678">
                <text:p>0.42667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29755">
                <text:p>0.129755</text:p>
              </table:table-cell>
              <table:table-cell office:value-type="float" office:value="0.303787">
                <text:p>0.303787</text:p>
              </table:table-cell>
              <table:table-cell office:value-type="float" office:value="0.37607">
                <text:p>0.37607</text:p>
              </table:table-cell>
              <table:table-cell office:value-type="float" office:value="0.412859">
                <text:p>0.412859</text:p>
              </table:table-cell>
              <table:table-cell office:value-type="float" office:value="0.450347">
                <text:p>0.450347</text:p>
              </table:table-cell>
              <table:table-cell office:value-type="float" office:value="0.473019">
                <text:p>0.473019</text:p>
              </table:table-cell>
              <table:table-cell office:value-type="float" office:value="0.488754">
                <text:p>0.488754</text:p>
              </table:table-cell>
              <table:table-cell office:value-type="float" office:value="0.503522">
                <text:p>0.503522</text:p>
              </table:table-cell>
              <table:table-cell office:value-type="float" office:value="0.550489">
                <text:p>0.550489</text:p>
              </table:table-cell>
              <table:table-cell office:value-type="float" office:value="0.694981">
                <text:p>0.694981</text:p>
              </table:table-cell>
              <table:table-cell office:value-type="float" office:value="0.822812">
                <text:p>0.822812</text:p>
              </table:table-cell>
              <table:table-cell office:value-type="float" office:value="0.438358">
                <text:p>0.43835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72744">
                <text:p>0.072744</text:p>
              </table:table-cell>
              <table:table-cell office:value-type="float" office:value="0.301494">
                <text:p>0.301494</text:p>
              </table:table-cell>
              <table:table-cell office:value-type="float" office:value="0.373145">
                <text:p>0.373145</text:p>
              </table:table-cell>
              <table:table-cell office:value-type="float" office:value="0.418177">
                <text:p>0.418177</text:p>
              </table:table-cell>
              <table:table-cell office:value-type="float" office:value="0.453018">
                <text:p>0.453018</text:p>
              </table:table-cell>
              <table:table-cell office:value-type="float" office:value="0.471118">
                <text:p>0.471118</text:p>
              </table:table-cell>
              <table:table-cell office:value-type="float" office:value="0.485837">
                <text:p>0.485837</text:p>
              </table:table-cell>
              <table:table-cell office:value-type="float" office:value="0.499289">
                <text:p>0.499289</text:p>
              </table:table-cell>
              <table:table-cell office:value-type="float" office:value="0.543382">
                <text:p>0.543382</text:p>
              </table:table-cell>
              <table:table-cell office:value-type="float" office:value="0.713342">
                <text:p>0.713342</text:p>
              </table:table-cell>
              <table:table-cell office:value-type="float" office:value="0.822812">
                <text:p>0.822812</text:p>
              </table:table-cell>
              <table:table-cell office:value-type="float" office:value="0.433154">
                <text:p>0.4331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37852">
                <text:p>0.137852</text:p>
              </table:table-cell>
              <table:table-cell office:value-type="float" office:value="0.308133">
                <text:p>0.308133</text:p>
              </table:table-cell>
              <table:table-cell office:value-type="float" office:value="0.370085">
                <text:p>0.370085</text:p>
              </table:table-cell>
              <table:table-cell office:value-type="float" office:value="0.416252">
                <text:p>0.416252</text:p>
              </table:table-cell>
              <table:table-cell office:value-type="float" office:value="0.452594">
                <text:p>0.452594</text:p>
              </table:table-cell>
              <table:table-cell office:value-type="float" office:value="0.467465">
                <text:p>0.467465</text:p>
              </table:table-cell>
              <table:table-cell office:value-type="float" office:value="0.479231">
                <text:p>0.479231</text:p>
              </table:table-cell>
              <table:table-cell office:value-type="float" office:value="0.490933">
                <text:p>0.490933</text:p>
              </table:table-cell>
              <table:table-cell office:value-type="float" office:value="0.516062">
                <text:p>0.516062</text:p>
              </table:table-cell>
              <table:table-cell office:value-type="float" office:value="0.669382">
                <text:p>0.669382</text:p>
              </table:table-cell>
              <table:table-cell office:value-type="float" office:value="0.822812">
                <text:p>0.822812</text:p>
              </table:table-cell>
              <table:table-cell office:value-type="float" office:value="0.430799">
                <text:p>0.43079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82594">
                <text:p>0.082594</text:p>
              </table:table-cell>
              <table:table-cell office:value-type="float" office:value="0.286166">
                <text:p>0.286166</text:p>
              </table:table-cell>
              <table:table-cell office:value-type="float" office:value="0.37367">
                <text:p>0.37367</text:p>
              </table:table-cell>
              <table:table-cell office:value-type="float" office:value="0.411672">
                <text:p>0.411672</text:p>
              </table:table-cell>
              <table:table-cell office:value-type="float" office:value="0.449017">
                <text:p>0.449017</text:p>
              </table:table-cell>
              <table:table-cell office:value-type="float" office:value="0.468695">
                <text:p>0.468695</text:p>
              </table:table-cell>
              <table:table-cell office:value-type="float" office:value="0.48288">
                <text:p>0.48288</text:p>
              </table:table-cell>
              <table:table-cell office:value-type="float" office:value="0.497395">
                <text:p>0.497395</text:p>
              </table:table-cell>
              <table:table-cell office:value-type="float" office:value="0.536814">
                <text:p>0.536814</text:p>
              </table:table-cell>
              <table:table-cell office:value-type="float" office:value="0.688984">
                <text:p>0.688984</text:p>
              </table:table-cell>
              <table:table-cell office:value-type="float" office:value="0.822812">
                <text:p>0.822812</text:p>
              </table:table-cell>
              <table:table-cell office:value-type="float" office:value="0.427789">
                <text:p>0.42778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122335">
                <text:p>0.122335</text:p>
              </table:table-cell>
              <table:table-cell office:value-type="float" office:value="0.326578">
                <text:p>0.326578</text:p>
              </table:table-cell>
              <table:table-cell office:value-type="float" office:value="0.389306">
                <text:p>0.389306</text:p>
              </table:table-cell>
              <table:table-cell office:value-type="float" office:value="0.418949">
                <text:p>0.418949</text:p>
              </table:table-cell>
              <table:table-cell office:value-type="float" office:value="0.452218">
                <text:p>0.452218</text:p>
              </table:table-cell>
              <table:table-cell office:value-type="float" office:value="0.477608">
                <text:p>0.477608</text:p>
              </table:table-cell>
              <table:table-cell office:value-type="float" office:value="0.491279">
                <text:p>0.491279</text:p>
              </table:table-cell>
              <table:table-cell office:value-type="float" office:value="0.503207">
                <text:p>0.503207</text:p>
              </table:table-cell>
              <table:table-cell office:value-type="float" office:value="0.543407">
                <text:p>0.543407</text:p>
              </table:table-cell>
              <table:table-cell office:value-type="float" office:value="0.697506">
                <text:p>0.697506</text:p>
              </table:table-cell>
              <table:table-cell office:value-type="float" office:value="0.830609">
                <text:p>0.830609</text:p>
              </table:table-cell>
              <table:table-cell office:value-type="float" office:value="0.442239">
                <text:p>0.44223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98182">
                <text:p>0.098182</text:p>
              </table:table-cell>
              <table:table-cell office:value-type="float" office:value="0.286643">
                <text:p>0.286643</text:p>
              </table:table-cell>
              <table:table-cell office:value-type="float" office:value="0.372145">
                <text:p>0.372145</text:p>
              </table:table-cell>
              <table:table-cell office:value-type="float" office:value="0.407772">
                <text:p>0.407772</text:p>
              </table:table-cell>
              <table:table-cell office:value-type="float" office:value="0.445631">
                <text:p>0.445631</text:p>
              </table:table-cell>
              <table:table-cell office:value-type="float" office:value="0.478715">
                <text:p>0.478715</text:p>
              </table:table-cell>
              <table:table-cell office:value-type="float" office:value="0.493118">
                <text:p>0.493118</text:p>
              </table:table-cell>
              <table:table-cell office:value-type="float" office:value="0.507295">
                <text:p>0.507295</text:p>
              </table:table-cell>
              <table:table-cell office:value-type="float" office:value="0.56319">
                <text:p>0.56319</text:p>
              </table:table-cell>
              <table:table-cell office:value-type="float" office:value="0.687252">
                <text:p>0.687252</text:p>
              </table:table-cell>
              <table:table-cell office:value-type="float" office:value="0.830609">
                <text:p>0.830609</text:p>
              </table:table-cell>
              <table:table-cell office:value-type="float" office:value="0.433994">
                <text:p>0.43399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101156">
                <text:p>0.101156</text:p>
              </table:table-cell>
              <table:table-cell office:value-type="float" office:value="0.273926">
                <text:p>0.273926</text:p>
              </table:table-cell>
              <table:table-cell office:value-type="float" office:value="0.369822">
                <text:p>0.369822</text:p>
              </table:table-cell>
              <table:table-cell office:value-type="float" office:value="0.410363">
                <text:p>0.410363</text:p>
              </table:table-cell>
              <table:table-cell office:value-type="float" office:value="0.442642">
                <text:p>0.442642</text:p>
              </table:table-cell>
              <table:table-cell office:value-type="float" office:value="0.470204">
                <text:p>0.470204</text:p>
              </table:table-cell>
              <table:table-cell office:value-type="float" office:value="0.489592">
                <text:p>0.489592</text:p>
              </table:table-cell>
              <table:table-cell office:value-type="float" office:value="0.511813">
                <text:p>0.511813</text:p>
              </table:table-cell>
              <table:table-cell office:value-type="float" office:value="0.575629">
                <text:p>0.575629</text:p>
              </table:table-cell>
              <table:table-cell office:value-type="float" office:value="0.712999">
                <text:p>0.712999</text:p>
              </table:table-cell>
              <table:table-cell office:value-type="float" office:value="0.830609">
                <text:p>0.830609</text:p>
              </table:table-cell>
              <table:table-cell office:value-type="float" office:value="0.435815">
                <text:p>0.43581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87844">
                <text:p>0.087844</text:p>
              </table:table-cell>
              <table:table-cell office:value-type="float" office:value="0.300293">
                <text:p>0.300293</text:p>
              </table:table-cell>
              <table:table-cell office:value-type="float" office:value="0.383743">
                <text:p>0.383743</text:p>
              </table:table-cell>
              <table:table-cell office:value-type="float" office:value="0.423107">
                <text:p>0.423107</text:p>
              </table:table-cell>
              <table:table-cell office:value-type="float" office:value="0.446231">
                <text:p>0.446231</text:p>
              </table:table-cell>
              <table:table-cell office:value-type="float" office:value="0.476106">
                <text:p>0.476106</text:p>
              </table:table-cell>
              <table:table-cell office:value-type="float" office:value="0.494759">
                <text:p>0.494759</text:p>
              </table:table-cell>
              <table:table-cell office:value-type="float" office:value="0.51007">
                <text:p>0.51007</text:p>
              </table:table-cell>
              <table:table-cell office:value-type="float" office:value="0.565277">
                <text:p>0.565277</text:p>
              </table:table-cell>
              <table:table-cell office:value-type="float" office:value="0.697141">
                <text:p>0.697141</text:p>
              </table:table-cell>
              <table:table-cell office:value-type="float" office:value="0.830609">
                <text:p>0.830609</text:p>
              </table:table-cell>
              <table:table-cell office:value-type="float" office:value="0.438457">
                <text:p>0.43845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62596">
                <text:p>0.062596</text:p>
              </table:table-cell>
              <table:table-cell office:value-type="float" office:value="0.252707">
                <text:p>0.252707</text:p>
              </table:table-cell>
              <table:table-cell office:value-type="float" office:value="0.347496">
                <text:p>0.347496</text:p>
              </table:table-cell>
              <table:table-cell office:value-type="float" office:value="0.396816">
                <text:p>0.396816</text:p>
              </table:table-cell>
              <table:table-cell office:value-type="float" office:value="0.426703">
                <text:p>0.426703</text:p>
              </table:table-cell>
              <table:table-cell office:value-type="float" office:value="0.448609">
                <text:p>0.448609</text:p>
              </table:table-cell>
              <table:table-cell office:value-type="float" office:value="0.478556">
                <text:p>0.478556</text:p>
              </table:table-cell>
              <table:table-cell office:value-type="float" office:value="0.496385">
                <text:p>0.496385</text:p>
              </table:table-cell>
              <table:table-cell office:value-type="float" office:value="0.521976">
                <text:p>0.521976</text:p>
              </table:table-cell>
              <table:table-cell office:value-type="float" office:value="0.664243">
                <text:p>0.664243</text:p>
              </table:table-cell>
              <table:table-cell office:value-type="float" office:value="0.830609">
                <text:p>0.830609</text:p>
              </table:table-cell>
              <table:table-cell office:value-type="float" office:value="0.409609">
                <text:p>0.40960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15013">
                <text:p>0.015013</text:p>
              </table:table-cell>
              <table:table-cell office:value-type="float" office:value="0.248074">
                <text:p>0.248074</text:p>
              </table:table-cell>
              <table:table-cell office:value-type="float" office:value="0.345664">
                <text:p>0.345664</text:p>
              </table:table-cell>
              <table:table-cell office:value-type="float" office:value="0.39111">
                <text:p>0.39111</text:p>
              </table:table-cell>
              <table:table-cell office:value-type="float" office:value="0.427212">
                <text:p>0.427212</text:p>
              </table:table-cell>
              <table:table-cell office:value-type="float" office:value="0.454903">
                <text:p>0.454903</text:p>
              </table:table-cell>
              <table:table-cell office:value-type="float" office:value="0.480748">
                <text:p>0.480748</text:p>
              </table:table-cell>
              <table:table-cell office:value-type="float" office:value="0.49861">
                <text:p>0.49861</text:p>
              </table:table-cell>
              <table:table-cell office:value-type="float" office:value="0.543807">
                <text:p>0.543807</text:p>
              </table:table-cell>
              <table:table-cell office:value-type="float" office:value="0.669761">
                <text:p>0.669761</text:p>
              </table:table-cell>
              <table:table-cell office:value-type="float" office:value="0.830609">
                <text:p>0.830609</text:p>
              </table:table-cell>
              <table:table-cell office:value-type="float" office:value="0.40749">
                <text:p>0.4074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22792">
                <text:p>0.022792</text:p>
              </table:table-cell>
              <table:table-cell office:value-type="float" office:value="0.245258">
                <text:p>0.245258</text:p>
              </table:table-cell>
              <table:table-cell office:value-type="float" office:value="0.348833">
                <text:p>0.348833</text:p>
              </table:table-cell>
              <table:table-cell office:value-type="float" office:value="0.389539">
                <text:p>0.389539</text:p>
              </table:table-cell>
              <table:table-cell office:value-type="float" office:value="0.424433">
                <text:p>0.424433</text:p>
              </table:table-cell>
              <table:table-cell office:value-type="float" office:value="0.459892">
                <text:p>0.459892</text:p>
              </table:table-cell>
              <table:table-cell office:value-type="float" office:value="0.482339">
                <text:p>0.482339</text:p>
              </table:table-cell>
              <table:table-cell office:value-type="float" office:value="0.497621">
                <text:p>0.497621</text:p>
              </table:table-cell>
              <table:table-cell office:value-type="float" office:value="0.550199">
                <text:p>0.550199</text:p>
              </table:table-cell>
              <table:table-cell office:value-type="float" office:value="0.659687">
                <text:p>0.659687</text:p>
              </table:table-cell>
              <table:table-cell office:value-type="float" office:value="0.830609">
                <text:p>0.830609</text:p>
              </table:table-cell>
              <table:table-cell office:value-type="float" office:value="0.408059">
                <text:p>0.40805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173689">
                <text:p>-0.173689</text:p>
              </table:table-cell>
              <table:table-cell office:value-type="float" office:value="0.20201">
                <text:p>0.20201</text:p>
              </table:table-cell>
              <table:table-cell office:value-type="float" office:value="0.331952">
                <text:p>0.331952</text:p>
              </table:table-cell>
              <table:table-cell office:value-type="float" office:value="0.382574">
                <text:p>0.382574</text:p>
              </table:table-cell>
              <table:table-cell office:value-type="float" office:value="0.420758">
                <text:p>0.420758</text:p>
              </table:table-cell>
              <table:table-cell office:value-type="float" office:value="0.460987">
                <text:p>0.460987</text:p>
              </table:table-cell>
              <table:table-cell office:value-type="float" office:value="0.482505">
                <text:p>0.482505</text:p>
              </table:table-cell>
              <table:table-cell office:value-type="float" office:value="0.497023">
                <text:p>0.497023</text:p>
              </table:table-cell>
              <table:table-cell office:value-type="float" office:value="0.541182">
                <text:p>0.541182</text:p>
              </table:table-cell>
              <table:table-cell office:value-type="float" office:value="0.646016">
                <text:p>0.646016</text:p>
              </table:table-cell>
              <table:table-cell office:value-type="float" office:value="0.830609">
                <text:p>0.830609</text:p>
              </table:table-cell>
              <table:table-cell office:value-type="float" office:value="0.379132">
                <text:p>0.37913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80938">
                <text:p>0.080938</text:p>
              </table:table-cell>
              <table:table-cell office:value-type="float" office:value="0.217569">
                <text:p>0.217569</text:p>
              </table:table-cell>
              <table:table-cell office:value-type="float" office:value="0.335848">
                <text:p>0.335848</text:p>
              </table:table-cell>
              <table:table-cell office:value-type="float" office:value="0.390202">
                <text:p>0.390202</text:p>
              </table:table-cell>
              <table:table-cell office:value-type="float" office:value="0.427439">
                <text:p>0.427439</text:p>
              </table:table-cell>
              <table:table-cell office:value-type="float" office:value="0.463629">
                <text:p>0.463629</text:p>
              </table:table-cell>
              <table:table-cell office:value-type="float" office:value="0.484804">
                <text:p>0.484804</text:p>
              </table:table-cell>
              <table:table-cell office:value-type="float" office:value="0.500306">
                <text:p>0.500306</text:p>
              </table:table-cell>
              <table:table-cell office:value-type="float" office:value="0.537346">
                <text:p>0.537346</text:p>
              </table:table-cell>
              <table:table-cell office:value-type="float" office:value="0.654899">
                <text:p>0.654899</text:p>
              </table:table-cell>
              <table:table-cell office:value-type="float" office:value="0.830609">
                <text:p>0.830609</text:p>
              </table:table-cell>
              <table:table-cell office:value-type="float" office:value="0.409298">
                <text:p>0.40929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088472">
                <text:p>-0.088472</text:p>
              </table:table-cell>
              <table:table-cell office:value-type="float" office:value="0.183076">
                <text:p>0.183076</text:p>
              </table:table-cell>
              <table:table-cell office:value-type="float" office:value="0.302595">
                <text:p>0.302595</text:p>
              </table:table-cell>
              <table:table-cell office:value-type="float" office:value="0.379892">
                <text:p>0.379892</text:p>
              </table:table-cell>
              <table:table-cell office:value-type="float" office:value="0.414165">
                <text:p>0.414165</text:p>
              </table:table-cell>
              <table:table-cell office:value-type="float" office:value="0.453971">
                <text:p>0.453971</text:p>
              </table:table-cell>
              <table:table-cell office:value-type="float" office:value="0.484333">
                <text:p>0.484333</text:p>
              </table:table-cell>
              <table:table-cell office:value-type="float" office:value="0.501005">
                <text:p>0.501005</text:p>
              </table:table-cell>
              <table:table-cell office:value-type="float" office:value="0.538558">
                <text:p>0.538558</text:p>
              </table:table-cell>
              <table:table-cell office:value-type="float" office:value="0.653585">
                <text:p>0.653585</text:p>
              </table:table-cell>
              <table:table-cell office:value-type="float" office:value="0.830609">
                <text:p>0.830609</text:p>
              </table:table-cell>
              <table:table-cell office:value-type="float" office:value="0.382271">
                <text:p>0.38227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086172">
                <text:p>-0.086172</text:p>
              </table:table-cell>
              <table:table-cell office:value-type="float" office:value="0.234716">
                <text:p>0.234716</text:p>
              </table:table-cell>
              <table:table-cell office:value-type="float" office:value="0.350048">
                <text:p>0.350048</text:p>
              </table:table-cell>
              <table:table-cell office:value-type="float" office:value="0.400156">
                <text:p>0.400156</text:p>
              </table:table-cell>
              <table:table-cell office:value-type="float" office:value="0.447095">
                <text:p>0.447095</text:p>
              </table:table-cell>
              <table:table-cell office:value-type="float" office:value="0.474063">
                <text:p>0.474063</text:p>
              </table:table-cell>
              <table:table-cell office:value-type="float" office:value="0.493218">
                <text:p>0.493218</text:p>
              </table:table-cell>
              <table:table-cell office:value-type="float" office:value="0.514433">
                <text:p>0.514433</text:p>
              </table:table-cell>
              <table:table-cell office:value-type="float" office:value="0.561829">
                <text:p>0.561829</text:p>
              </table:table-cell>
              <table:table-cell office:value-type="float" office:value="0.691596">
                <text:p>0.691596</text:p>
              </table:table-cell>
              <table:table-cell office:value-type="float" office:value="0.830609">
                <text:p>0.830609</text:p>
              </table:table-cell>
              <table:table-cell office:value-type="float" office:value="0.408098">
                <text:p>0.40809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163539">
                <text:p>-0.163539</text:p>
              </table:table-cell>
              <table:table-cell office:value-type="float" office:value="0.21231">
                <text:p>0.21231</text:p>
              </table:table-cell>
              <table:table-cell office:value-type="float" office:value="0.328229">
                <text:p>0.328229</text:p>
              </table:table-cell>
              <table:table-cell office:value-type="float" office:value="0.394671">
                <text:p>0.394671</text:p>
              </table:table-cell>
              <table:table-cell office:value-type="float" office:value="0.439888">
                <text:p>0.439888</text:p>
              </table:table-cell>
              <table:table-cell office:value-type="float" office:value="0.469533">
                <text:p>0.469533</text:p>
              </table:table-cell>
              <table:table-cell office:value-type="float" office:value="0.492157">
                <text:p>0.492157</text:p>
              </table:table-cell>
              <table:table-cell office:value-type="float" office:value="0.512541">
                <text:p>0.512541</text:p>
              </table:table-cell>
              <table:table-cell office:value-type="float" office:value="0.55804">
                <text:p>0.55804</text:p>
              </table:table-cell>
              <table:table-cell office:value-type="float" office:value="0.675116">
                <text:p>0.675116</text:p>
              </table:table-cell>
              <table:table-cell office:value-type="float" office:value="0.830609">
                <text:p>0.830609</text:p>
              </table:table-cell>
              <table:table-cell office:value-type="float" office:value="0.391895">
                <text:p>0.39189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023967">
                <text:p>-0.023967</text:p>
              </table:table-cell>
              <table:table-cell office:value-type="float" office:value="0.233143">
                <text:p>0.233143</text:p>
              </table:table-cell>
              <table:table-cell office:value-type="float" office:value="0.32176">
                <text:p>0.32176</text:p>
              </table:table-cell>
              <table:table-cell office:value-type="float" office:value="0.375205">
                <text:p>0.375205</text:p>
              </table:table-cell>
              <table:table-cell office:value-type="float" office:value="0.422593">
                <text:p>0.422593</text:p>
              </table:table-cell>
              <table:table-cell office:value-type="float" office:value="0.461518">
                <text:p>0.461518</text:p>
              </table:table-cell>
              <table:table-cell office:value-type="float" office:value="0.487888">
                <text:p>0.487888</text:p>
              </table:table-cell>
              <table:table-cell office:value-type="float" office:value="0.509182">
                <text:p>0.509182</text:p>
              </table:table-cell>
              <table:table-cell office:value-type="float" office:value="0.554311">
                <text:p>0.554311</text:p>
              </table:table-cell>
              <table:table-cell office:value-type="float" office:value="0.676825">
                <text:p>0.676825</text:p>
              </table:table-cell>
              <table:table-cell office:value-type="float" office:value="0.830609">
                <text:p>0.830609</text:p>
              </table:table-cell>
              <table:table-cell office:value-type="float" office:value="0.401846">
                <text:p>0.40184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21829">
                <text:p>0.021829</text:p>
              </table:table-cell>
              <table:table-cell office:value-type="float" office:value="0.25225">
                <text:p>0.25225</text:p>
              </table:table-cell>
              <table:table-cell office:value-type="float" office:value="0.33659">
                <text:p>0.33659</text:p>
              </table:table-cell>
              <table:table-cell office:value-type="float" office:value="0.391894">
                <text:p>0.391894</text:p>
              </table:table-cell>
              <table:table-cell office:value-type="float" office:value="0.426484">
                <text:p>0.426484</text:p>
              </table:table-cell>
              <table:table-cell office:value-type="float" office:value="0.460486">
                <text:p>0.460486</text:p>
              </table:table-cell>
              <table:table-cell office:value-type="float" office:value="0.483164">
                <text:p>0.483164</text:p>
              </table:table-cell>
              <table:table-cell office:value-type="float" office:value="0.501026">
                <text:p>0.501026</text:p>
              </table:table-cell>
              <table:table-cell office:value-type="float" office:value="0.548431">
                <text:p>0.548431</text:p>
              </table:table-cell>
              <table:table-cell office:value-type="float" office:value="0.674499">
                <text:p>0.674499</text:p>
              </table:table-cell>
              <table:table-cell office:value-type="float" office:value="0.830609">
                <text:p>0.830609</text:p>
              </table:table-cell>
              <table:table-cell office:value-type="float" office:value="0.409665">
                <text:p>0.40966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113274">
                <text:p>-0.113274</text:p>
              </table:table-cell>
              <table:table-cell office:value-type="float" office:value="0.241258">
                <text:p>0.241258</text:p>
              </table:table-cell>
              <table:table-cell office:value-type="float" office:value="0.322381">
                <text:p>0.322381</text:p>
              </table:table-cell>
              <table:table-cell office:value-type="float" office:value="0.380885">
                <text:p>0.380885</text:p>
              </table:table-cell>
              <table:table-cell office:value-type="float" office:value="0.412425">
                <text:p>0.412425</text:p>
              </table:table-cell>
              <table:table-cell office:value-type="float" office:value="0.448563">
                <text:p>0.448563</text:p>
              </table:table-cell>
              <table:table-cell office:value-type="float" office:value="0.475188">
                <text:p>0.475188</text:p>
              </table:table-cell>
              <table:table-cell office:value-type="float" office:value="0.495625">
                <text:p>0.495625</text:p>
              </table:table-cell>
              <table:table-cell office:value-type="float" office:value="0.554328">
                <text:p>0.554328</text:p>
              </table:table-cell>
              <table:table-cell office:value-type="float" office:value="0.706451">
                <text:p>0.706451</text:p>
              </table:table-cell>
              <table:table-cell office:value-type="float" office:value="0.830609">
                <text:p>0.830609</text:p>
              </table:table-cell>
              <table:table-cell office:value-type="float" office:value="0.392383">
                <text:p>0.39238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133744">
                <text:p>-0.133744</text:p>
              </table:table-cell>
              <table:table-cell office:value-type="float" office:value="0.208645">
                <text:p>0.208645</text:p>
              </table:table-cell>
              <table:table-cell office:value-type="float" office:value="0.295242">
                <text:p>0.295242</text:p>
              </table:table-cell>
              <table:table-cell office:value-type="float" office:value="0.365249">
                <text:p>0.365249</text:p>
              </table:table-cell>
              <table:table-cell office:value-type="float" office:value="0.401457">
                <text:p>0.401457</text:p>
              </table:table-cell>
              <table:table-cell office:value-type="float" office:value="0.436085">
                <text:p>0.436085</text:p>
              </table:table-cell>
              <table:table-cell office:value-type="float" office:value="0.465442">
                <text:p>0.465442</text:p>
              </table:table-cell>
              <table:table-cell office:value-type="float" office:value="0.488477">
                <text:p>0.488477</text:p>
              </table:table-cell>
              <table:table-cell office:value-type="float" office:value="0.527566">
                <text:p>0.527566</text:p>
              </table:table-cell>
              <table:table-cell office:value-type="float" office:value="0.663512">
                <text:p>0.663512</text:p>
              </table:table-cell>
              <table:table-cell office:value-type="float" office:value="0.830609">
                <text:p>0.830609</text:p>
              </table:table-cell>
              <table:table-cell office:value-type="float" office:value="0.371793">
                <text:p>0.37179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70529">
                <text:p>0.070529</text:p>
              </table:table-cell>
              <table:table-cell office:value-type="float" office:value="0.25224">
                <text:p>0.25224</text:p>
              </table:table-cell>
              <table:table-cell office:value-type="float" office:value="0.317508">
                <text:p>0.317508</text:p>
              </table:table-cell>
              <table:table-cell office:value-type="float" office:value="0.382644">
                <text:p>0.382644</text:p>
              </table:table-cell>
              <table:table-cell office:value-type="float" office:value="0.426544">
                <text:p>0.426544</text:p>
              </table:table-cell>
              <table:table-cell office:value-type="float" office:value="0.457469">
                <text:p>0.457469</text:p>
              </table:table-cell>
              <table:table-cell office:value-type="float" office:value="0.477708">
                <text:p>0.477708</text:p>
              </table:table-cell>
              <table:table-cell office:value-type="float" office:value="0.496753">
                <text:p>0.496753</text:p>
              </table:table-cell>
              <table:table-cell office:value-type="float" office:value="0.541374">
                <text:p>0.541374</text:p>
              </table:table-cell>
              <table:table-cell office:value-type="float" office:value="0.677287">
                <text:p>0.677287</text:p>
              </table:table-cell>
              <table:table-cell office:value-type="float" office:value="0.830609">
                <text:p>0.830609</text:p>
              </table:table-cell>
              <table:table-cell office:value-type="float" office:value="0.410006">
                <text:p>0.41000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125146">
                <text:p>-0.125146</text:p>
              </table:table-cell>
              <table:table-cell office:value-type="float" office:value="0.222176">
                <text:p>0.222176</text:p>
              </table:table-cell>
              <table:table-cell office:value-type="float" office:value="0.304441">
                <text:p>0.304441</text:p>
              </table:table-cell>
              <table:table-cell office:value-type="float" office:value="0.378782">
                <text:p>0.378782</text:p>
              </table:table-cell>
              <table:table-cell office:value-type="float" office:value="0.418791">
                <text:p>0.418791</text:p>
              </table:table-cell>
              <table:table-cell office:value-type="float" office:value="0.450475">
                <text:p>0.450475</text:p>
              </table:table-cell>
              <table:table-cell office:value-type="float" office:value="0.475067">
                <text:p>0.475067</text:p>
              </table:table-cell>
              <table:table-cell office:value-type="float" office:value="0.494418">
                <text:p>0.494418</text:p>
              </table:table-cell>
              <table:table-cell office:value-type="float" office:value="0.535609">
                <text:p>0.535609</text:p>
              </table:table-cell>
              <table:table-cell office:value-type="float" office:value="0.641334">
                <text:p>0.641334</text:p>
              </table:table-cell>
              <table:table-cell office:value-type="float" office:value="0.830609">
                <text:p>0.830609</text:p>
              </table:table-cell>
              <table:table-cell office:value-type="float" office:value="0.379595">
                <text:p>0.37959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83262">
                <text:p>0.083262</text:p>
              </table:table-cell>
              <table:table-cell office:value-type="float" office:value="0.224542">
                <text:p>0.224542</text:p>
              </table:table-cell>
              <table:table-cell office:value-type="float" office:value="0.320196">
                <text:p>0.320196</text:p>
              </table:table-cell>
              <table:table-cell office:value-type="float" office:value="0.37132">
                <text:p>0.37132</text:p>
              </table:table-cell>
              <table:table-cell office:value-type="float" office:value="0.411302">
                <text:p>0.411302</text:p>
              </table:table-cell>
              <table:table-cell office:value-type="float" office:value="0.443761">
                <text:p>0.443761</text:p>
              </table:table-cell>
              <table:table-cell office:value-type="float" office:value="0.473173">
                <text:p>0.473173</text:p>
              </table:table-cell>
              <table:table-cell office:value-type="float" office:value="0.496601">
                <text:p>0.496601</text:p>
              </table:table-cell>
              <table:table-cell office:value-type="float" office:value="0.541093">
                <text:p>0.541093</text:p>
              </table:table-cell>
              <table:table-cell office:value-type="float" office:value="0.638382">
                <text:p>0.638382</text:p>
              </table:table-cell>
              <table:table-cell office:value-type="float" office:value="0.830609">
                <text:p>0.830609</text:p>
              </table:table-cell>
              <table:table-cell office:value-type="float" office:value="0.400363">
                <text:p>0.40036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013049">
                <text:p>-0.013049</text:p>
              </table:table-cell>
              <table:table-cell office:value-type="float" office:value="0.266055">
                <text:p>0.266055</text:p>
              </table:table-cell>
              <table:table-cell office:value-type="float" office:value="0.335317">
                <text:p>0.335317</text:p>
              </table:table-cell>
              <table:table-cell office:value-type="float" office:value="0.390342">
                <text:p>0.390342</text:p>
              </table:table-cell>
              <table:table-cell office:value-type="float" office:value="0.420334">
                <text:p>0.420334</text:p>
              </table:table-cell>
              <table:table-cell office:value-type="float" office:value="0.454596">
                <text:p>0.454596</text:p>
              </table:table-cell>
              <table:table-cell office:value-type="float" office:value="0.481534">
                <text:p>0.481534</text:p>
              </table:table-cell>
              <table:table-cell office:value-type="float" office:value="0.501218">
                <text:p>0.501218</text:p>
              </table:table-cell>
              <table:table-cell office:value-type="float" office:value="0.544236">
                <text:p>0.544236</text:p>
              </table:table-cell>
              <table:table-cell office:value-type="float" office:value="0.624365">
                <text:p>0.624365</text:p>
              </table:table-cell>
              <table:table-cell office:value-type="float" office:value="0.830609">
                <text:p>0.830609</text:p>
              </table:table-cell>
              <table:table-cell office:value-type="float" office:value="0.400495">
                <text:p>0.40049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123338">
                <text:p>-0.123338</text:p>
              </table:table-cell>
              <table:table-cell office:value-type="float" office:value="0.209088">
                <text:p>0.209088</text:p>
              </table:table-cell>
              <table:table-cell office:value-type="float" office:value="0.304368">
                <text:p>0.304368</text:p>
              </table:table-cell>
              <table:table-cell office:value-type="float" office:value="0.36942">
                <text:p>0.36942</text:p>
              </table:table-cell>
              <table:table-cell office:value-type="float" office:value="0.413423">
                <text:p>0.413423</text:p>
              </table:table-cell>
              <table:table-cell office:value-type="float" office:value="0.449348">
                <text:p>0.449348</text:p>
              </table:table-cell>
              <table:table-cell office:value-type="float" office:value="0.481274">
                <text:p>0.481274</text:p>
              </table:table-cell>
              <table:table-cell office:value-type="float" office:value="0.502389">
                <text:p>0.502389</text:p>
              </table:table-cell>
              <table:table-cell office:value-type="float" office:value="0.545542">
                <text:p>0.545542</text:p>
              </table:table-cell>
              <table:table-cell office:value-type="float" office:value="0.620126">
                <text:p>0.620126</text:p>
              </table:table-cell>
              <table:table-cell office:value-type="float" office:value="0.830609">
                <text:p>0.830609</text:p>
              </table:table-cell>
              <table:table-cell office:value-type="float" office:value="0.377164">
                <text:p>0.37716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04473">
                <text:p>-0.04473</text:p>
              </table:table-cell>
              <table:table-cell office:value-type="float" office:value="0.20479">
                <text:p>0.20479</text:p>
              </table:table-cell>
              <table:table-cell office:value-type="float" office:value="0.30145">
                <text:p>0.30145</text:p>
              </table:table-cell>
              <table:table-cell office:value-type="float" office:value="0.365792">
                <text:p>0.365792</text:p>
              </table:table-cell>
              <table:table-cell office:value-type="float" office:value="0.408236">
                <text:p>0.408236</text:p>
              </table:table-cell>
              <table:table-cell office:value-type="float" office:value="0.448539">
                <text:p>0.448539</text:p>
              </table:table-cell>
              <table:table-cell office:value-type="float" office:value="0.473739">
                <text:p>0.473739</text:p>
              </table:table-cell>
              <table:table-cell office:value-type="float" office:value="0.499109">
                <text:p>0.499109</text:p>
              </table:table-cell>
              <table:table-cell office:value-type="float" office:value="0.549824">
                <text:p>0.549824</text:p>
              </table:table-cell>
              <table:table-cell office:value-type="float" office:value="0.658681">
                <text:p>0.658681</text:p>
              </table:table-cell>
              <table:table-cell office:value-type="float" office:value="0.830609">
                <text:p>0.830609</text:p>
              </table:table-cell>
              <table:table-cell office:value-type="float" office:value="0.386543">
                <text:p>0.3865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04839">
                <text:p>-0.104839</text:p>
              </table:table-cell>
              <table:table-cell office:value-type="float" office:value="0.186274">
                <text:p>0.186274</text:p>
              </table:table-cell>
              <table:table-cell office:value-type="float" office:value="0.281764">
                <text:p>0.281764</text:p>
              </table:table-cell>
              <table:table-cell office:value-type="float" office:value="0.341154">
                <text:p>0.341154</text:p>
              </table:table-cell>
              <table:table-cell office:value-type="float" office:value="0.408931">
                <text:p>0.408931</text:p>
              </table:table-cell>
              <table:table-cell office:value-type="float" office:value="0.455667">
                <text:p>0.455667</text:p>
              </table:table-cell>
              <table:table-cell office:value-type="float" office:value="0.479183">
                <text:p>0.479183</text:p>
              </table:table-cell>
              <table:table-cell office:value-type="float" office:value="0.502499">
                <text:p>0.502499</text:p>
              </table:table-cell>
              <table:table-cell office:value-type="float" office:value="0.552452">
                <text:p>0.552452</text:p>
              </table:table-cell>
              <table:table-cell office:value-type="float" office:value="0.668347">
                <text:p>0.668347</text:p>
              </table:table-cell>
              <table:table-cell office:value-type="float" office:value="0.830609">
                <text:p>0.830609</text:p>
              </table:table-cell>
              <table:table-cell office:value-type="float" office:value="0.377143">
                <text:p>0.37714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254853">
                <text:p>-0.254853</text:p>
              </table:table-cell>
              <table:table-cell office:value-type="float" office:value="0.11931">
                <text:p>0.11931</text:p>
              </table:table-cell>
              <table:table-cell office:value-type="float" office:value="0.240736">
                <text:p>0.240736</text:p>
              </table:table-cell>
              <table:table-cell office:value-type="float" office:value="0.331203">
                <text:p>0.331203</text:p>
              </table:table-cell>
              <table:table-cell office:value-type="float" office:value="0.393276">
                <text:p>0.393276</text:p>
              </table:table-cell>
              <table:table-cell office:value-type="float" office:value="0.45306">
                <text:p>0.45306</text:p>
              </table:table-cell>
              <table:table-cell office:value-type="float" office:value="0.479617">
                <text:p>0.479617</text:p>
              </table:table-cell>
              <table:table-cell office:value-type="float" office:value="0.510436">
                <text:p>0.510436</text:p>
              </table:table-cell>
              <table:table-cell office:value-type="float" office:value="0.56257">
                <text:p>0.56257</text:p>
              </table:table-cell>
              <table:table-cell office:value-type="float" office:value="0.676491">
                <text:p>0.676491</text:p>
              </table:table-cell>
              <table:table-cell office:value-type="float" office:value="0.830609">
                <text:p>0.830609</text:p>
              </table:table-cell>
              <table:table-cell office:value-type="float" office:value="0.351185">
                <text:p>0.35118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39376">
                <text:p>-0.039376</text:p>
              </table:table-cell>
              <table:table-cell office:value-type="float" office:value="0.203153">
                <text:p>0.203153</text:p>
              </table:table-cell>
              <table:table-cell office:value-type="float" office:value="0.320445">
                <text:p>0.320445</text:p>
              </table:table-cell>
              <table:table-cell office:value-type="float" office:value="0.380318">
                <text:p>0.380318</text:p>
              </table:table-cell>
              <table:table-cell office:value-type="float" office:value="0.427981">
                <text:p>0.427981</text:p>
              </table:table-cell>
              <table:table-cell office:value-type="float" office:value="0.464014">
                <text:p>0.464014</text:p>
              </table:table-cell>
              <table:table-cell office:value-type="float" office:value="0.484362">
                <text:p>0.484362</text:p>
              </table:table-cell>
              <table:table-cell office:value-type="float" office:value="0.513207">
                <text:p>0.513207</text:p>
              </table:table-cell>
              <table:table-cell office:value-type="float" office:value="0.567491">
                <text:p>0.567491</text:p>
              </table:table-cell>
              <table:table-cell office:value-type="float" office:value="0.684712">
                <text:p>0.684712</text:p>
              </table:table-cell>
              <table:table-cell office:value-type="float" office:value="0.830609">
                <text:p>0.830609</text:p>
              </table:table-cell>
              <table:table-cell office:value-type="float" office:value="0.400631">
                <text:p>0.40063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279686">
                <text:p>-0.279686</text:p>
              </table:table-cell>
              <table:table-cell office:value-type="float" office:value="0.217378">
                <text:p>0.217378</text:p>
              </table:table-cell>
              <table:table-cell office:value-type="float" office:value="0.345843">
                <text:p>0.345843</text:p>
              </table:table-cell>
              <table:table-cell office:value-type="float" office:value="0.391971">
                <text:p>0.391971</text:p>
              </table:table-cell>
              <table:table-cell office:value-type="float" office:value="0.430911">
                <text:p>0.430911</text:p>
              </table:table-cell>
              <table:table-cell office:value-type="float" office:value="0.452972">
                <text:p>0.452972</text:p>
              </table:table-cell>
              <table:table-cell office:value-type="float" office:value="0.474767">
                <text:p>0.474767</text:p>
              </table:table-cell>
              <table:table-cell office:value-type="float" office:value="0.491324">
                <text:p>0.491324</text:p>
              </table:table-cell>
              <table:table-cell office:value-type="float" office:value="0.522328">
                <text:p>0.522328</text:p>
              </table:table-cell>
              <table:table-cell office:value-type="float" office:value="0.652154">
                <text:p>0.652154</text:p>
              </table:table-cell>
              <table:table-cell office:value-type="float" office:value="0.830609">
                <text:p>0.830609</text:p>
              </table:table-cell>
              <table:table-cell office:value-type="float" office:value="0.369996">
                <text:p>0.36999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085406">
                <text:p>-0.085406</text:p>
              </table:table-cell>
              <table:table-cell office:value-type="float" office:value="0.224272">
                <text:p>0.224272</text:p>
              </table:table-cell>
              <table:table-cell office:value-type="float" office:value="0.333802">
                <text:p>0.333802</text:p>
              </table:table-cell>
              <table:table-cell office:value-type="float" office:value="0.400057">
                <text:p>0.400057</text:p>
              </table:table-cell>
              <table:table-cell office:value-type="float" office:value="0.437898">
                <text:p>0.437898</text:p>
              </table:table-cell>
              <table:table-cell office:value-type="float" office:value="0.462596">
                <text:p>0.462596</text:p>
              </table:table-cell>
              <table:table-cell office:value-type="float" office:value="0.487854">
                <text:p>0.487854</text:p>
              </table:table-cell>
              <table:table-cell office:value-type="float" office:value="0.512819">
                <text:p>0.512819</text:p>
              </table:table-cell>
              <table:table-cell office:value-type="float" office:value="0.553315">
                <text:p>0.553315</text:p>
              </table:table-cell>
              <table:table-cell office:value-type="float" office:value="0.658511">
                <text:p>0.658511</text:p>
              </table:table-cell>
              <table:table-cell office:value-type="float" office:value="0.830609">
                <text:p>0.830609</text:p>
              </table:table-cell>
              <table:table-cell office:value-type="float" office:value="0.398572">
                <text:p>0.39857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97843">
                <text:p>0.097843</text:p>
              </table:table-cell>
              <table:table-cell office:value-type="float" office:value="0.254555">
                <text:p>0.254555</text:p>
              </table:table-cell>
              <table:table-cell office:value-type="float" office:value="0.35892">
                <text:p>0.35892</text:p>
              </table:table-cell>
              <table:table-cell office:value-type="float" office:value="0.411823">
                <text:p>0.411823</text:p>
              </table:table-cell>
              <table:table-cell office:value-type="float" office:value="0.444884">
                <text:p>0.444884</text:p>
              </table:table-cell>
              <table:table-cell office:value-type="float" office:value="0.46494">
                <text:p>0.46494</text:p>
              </table:table-cell>
              <table:table-cell office:value-type="float" office:value="0.489292">
                <text:p>0.489292</text:p>
              </table:table-cell>
              <table:table-cell office:value-type="float" office:value="0.514436">
                <text:p>0.514436</text:p>
              </table:table-cell>
              <table:table-cell office:value-type="float" office:value="0.561238">
                <text:p>0.561238</text:p>
              </table:table-cell>
              <table:table-cell office:value-type="float" office:value="0.664549">
                <text:p>0.664549</text:p>
              </table:table-cell>
              <table:table-cell office:value-type="float" office:value="0.830609">
                <text:p>0.830609</text:p>
              </table:table-cell>
              <table:table-cell office:value-type="float" office:value="0.426248">
                <text:p>0.42624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53237">
                <text:p>0.053237</text:p>
              </table:table-cell>
              <table:table-cell office:value-type="float" office:value="0.326312">
                <text:p>0.326312</text:p>
              </table:table-cell>
              <table:table-cell office:value-type="float" office:value="0.388261">
                <text:p>0.388261</text:p>
              </table:table-cell>
              <table:table-cell office:value-type="float" office:value="0.436515">
                <text:p>0.436515</text:p>
              </table:table-cell>
              <table:table-cell office:value-type="float" office:value="0.462858">
                <text:p>0.462858</text:p>
              </table:table-cell>
              <table:table-cell office:value-type="float" office:value="0.48672">
                <text:p>0.48672</text:p>
              </table:table-cell>
              <table:table-cell office:value-type="float" office:value="0.499582">
                <text:p>0.499582</text:p>
              </table:table-cell>
              <table:table-cell office:value-type="float" office:value="0.523521">
                <text:p>0.523521</text:p>
              </table:table-cell>
              <table:table-cell office:value-type="float" office:value="0.56779">
                <text:p>0.56779</text:p>
              </table:table-cell>
              <table:table-cell office:value-type="float" office:value="0.701824">
                <text:p>0.701824</text:p>
              </table:table-cell>
              <table:table-cell office:value-type="float" office:value="0.830609">
                <text:p>0.830609</text:p>
              </table:table-cell>
              <table:table-cell office:value-type="float" office:value="0.444662">
                <text:p>0.44466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94973">
                <text:p>0.194973</text:p>
              </table:table-cell>
              <table:table-cell office:value-type="float" office:value="0.327408">
                <text:p>0.327408</text:p>
              </table:table-cell>
              <table:table-cell office:value-type="float" office:value="0.388366">
                <text:p>0.388366</text:p>
              </table:table-cell>
              <table:table-cell office:value-type="float" office:value="0.433058">
                <text:p>0.433058</text:p>
              </table:table-cell>
              <table:table-cell office:value-type="float" office:value="0.456476">
                <text:p>0.456476</text:p>
              </table:table-cell>
              <table:table-cell office:value-type="float" office:value="0.483338">
                <text:p>0.483338</text:p>
              </table:table-cell>
              <table:table-cell office:value-type="float" office:value="0.497018">
                <text:p>0.497018</text:p>
              </table:table-cell>
              <table:table-cell office:value-type="float" office:value="0.517002">
                <text:p>0.517002</text:p>
              </table:table-cell>
              <table:table-cell office:value-type="float" office:value="0.569233">
                <text:p>0.569233</text:p>
              </table:table-cell>
              <table:table-cell office:value-type="float" office:value="0.716155">
                <text:p>0.716155</text:p>
              </table:table-cell>
              <table:table-cell office:value-type="float" office:value="0.845447">
                <text:p>0.845447</text:p>
              </table:table-cell>
              <table:table-cell office:value-type="float" office:value="0.458303">
                <text:p>0.45830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32923">
                <text:p>0.032923</text:p>
              </table:table-cell>
              <table:table-cell office:value-type="float" office:value="0.323969">
                <text:p>0.323969</text:p>
              </table:table-cell>
              <table:table-cell office:value-type="float" office:value="0.380491">
                <text:p>0.380491</text:p>
              </table:table-cell>
              <table:table-cell office:value-type="float" office:value="0.42798">
                <text:p>0.42798</text:p>
              </table:table-cell>
              <table:table-cell office:value-type="float" office:value="0.44993">
                <text:p>0.44993</text:p>
              </table:table-cell>
              <table:table-cell office:value-type="float" office:value="0.474716">
                <text:p>0.474716</text:p>
              </table:table-cell>
              <table:table-cell office:value-type="float" office:value="0.49053">
                <text:p>0.49053</text:p>
              </table:table-cell>
              <table:table-cell office:value-type="float" office:value="0.502257">
                <text:p>0.502257</text:p>
              </table:table-cell>
              <table:table-cell office:value-type="float" office:value="0.547604">
                <text:p>0.547604</text:p>
              </table:table-cell>
              <table:table-cell office:value-type="float" office:value="0.691642">
                <text:p>0.691642</text:p>
              </table:table-cell>
              <table:table-cell office:value-type="float" office:value="0.845447">
                <text:p>0.845447</text:p>
              </table:table-cell>
              <table:table-cell office:value-type="float" office:value="0.432204">
                <text:p>0.43220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192069">
                <text:p>0.192069</text:p>
              </table:table-cell>
              <table:table-cell office:value-type="float" office:value="0.355756">
                <text:p>0.355756</text:p>
              </table:table-cell>
              <table:table-cell office:value-type="float" office:value="0.410783">
                <text:p>0.410783</text:p>
              </table:table-cell>
              <table:table-cell office:value-type="float" office:value="0.446247">
                <text:p>0.446247</text:p>
              </table:table-cell>
              <table:table-cell office:value-type="float" office:value="0.47091">
                <text:p>0.47091</text:p>
              </table:table-cell>
              <table:table-cell office:value-type="float" office:value="0.489432">
                <text:p>0.489432</text:p>
              </table:table-cell>
              <table:table-cell office:value-type="float" office:value="0.501069">
                <text:p>0.501069</text:p>
              </table:table-cell>
              <table:table-cell office:value-type="float" office:value="0.525828">
                <text:p>0.525828</text:p>
              </table:table-cell>
              <table:table-cell office:value-type="float" office:value="0.572908">
                <text:p>0.572908</text:p>
              </table:table-cell>
              <table:table-cell office:value-type="float" office:value="0.713131">
                <text:p>0.713131</text:p>
              </table:table-cell>
              <table:table-cell office:value-type="float" office:value="0.845447">
                <text:p>0.845447</text:p>
              </table:table-cell>
              <table:table-cell office:value-type="float" office:value="0.467813">
                <text:p>0.46781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42294">
                <text:p>0.042294</text:p>
              </table:table-cell>
              <table:table-cell office:value-type="float" office:value="0.338587">
                <text:p>0.338587</text:p>
              </table:table-cell>
              <table:table-cell office:value-type="float" office:value="0.389546">
                <text:p>0.389546</text:p>
              </table:table-cell>
              <table:table-cell office:value-type="float" office:value="0.425485">
                <text:p>0.425485</text:p>
              </table:table-cell>
              <table:table-cell office:value-type="float" office:value="0.45817">
                <text:p>0.45817</text:p>
              </table:table-cell>
              <table:table-cell office:value-type="float" office:value="0.484091">
                <text:p>0.484091</text:p>
              </table:table-cell>
              <table:table-cell office:value-type="float" office:value="0.496991">
                <text:p>0.496991</text:p>
              </table:table-cell>
              <table:table-cell office:value-type="float" office:value="0.511281">
                <text:p>0.511281</text:p>
              </table:table-cell>
              <table:table-cell office:value-type="float" office:value="0.554433">
                <text:p>0.554433</text:p>
              </table:table-cell>
              <table:table-cell office:value-type="float" office:value="0.725791">
                <text:p>0.725791</text:p>
              </table:table-cell>
              <table:table-cell office:value-type="float" office:value="0.845447">
                <text:p>0.845447</text:p>
              </table:table-cell>
              <table:table-cell office:value-type="float" office:value="0.442667">
                <text:p>0.44266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118294">
                <text:p>0.118294</text:p>
              </table:table-cell>
              <table:table-cell office:value-type="float" office:value="0.329609">
                <text:p>0.329609</text:p>
              </table:table-cell>
              <table:table-cell office:value-type="float" office:value="0.391366">
                <text:p>0.391366</text:p>
              </table:table-cell>
              <table:table-cell office:value-type="float" office:value="0.423055">
                <text:p>0.423055</text:p>
              </table:table-cell>
              <table:table-cell office:value-type="float" office:value="0.450771">
                <text:p>0.450771</text:p>
              </table:table-cell>
              <table:table-cell office:value-type="float" office:value="0.475819">
                <text:p>0.475819</text:p>
              </table:table-cell>
              <table:table-cell office:value-type="float" office:value="0.491635">
                <text:p>0.491635</text:p>
              </table:table-cell>
              <table:table-cell office:value-type="float" office:value="0.506719">
                <text:p>0.506719</text:p>
              </table:table-cell>
              <table:table-cell office:value-type="float" office:value="0.543049">
                <text:p>0.543049</text:p>
              </table:table-cell>
              <table:table-cell office:value-type="float" office:value="0.691911">
                <text:p>0.691911</text:p>
              </table:table-cell>
              <table:table-cell office:value-type="float" office:value="0.845447">
                <text:p>0.845447</text:p>
              </table:table-cell>
              <table:table-cell office:value-type="float" office:value="0.442223">
                <text:p>0.4422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57754">
                <text:p>0.057754</text:p>
              </table:table-cell>
              <table:table-cell office:value-type="float" office:value="0.312143">
                <text:p>0.312143</text:p>
              </table:table-cell>
              <table:table-cell office:value-type="float" office:value="0.390731">
                <text:p>0.390731</text:p>
              </table:table-cell>
              <table:table-cell office:value-type="float" office:value="0.427057">
                <text:p>0.427057</text:p>
              </table:table-cell>
              <table:table-cell office:value-type="float" office:value="0.4595">
                <text:p>0.4595</text:p>
              </table:table-cell>
              <table:table-cell office:value-type="float" office:value="0.482463">
                <text:p>0.482463</text:p>
              </table:table-cell>
              <table:table-cell office:value-type="float" office:value="0.492352">
                <text:p>0.492352</text:p>
              </table:table-cell>
              <table:table-cell office:value-type="float" office:value="0.51324">
                <text:p>0.51324</text:p>
              </table:table-cell>
              <table:table-cell office:value-type="float" office:value="0.561823">
                <text:p>0.561823</text:p>
              </table:table-cell>
              <table:table-cell office:value-type="float" office:value="0.7268">
                <text:p>0.7268</text:p>
              </table:table-cell>
              <table:table-cell office:value-type="float" office:value="0.845447">
                <text:p>0.845447</text:p>
              </table:table-cell>
              <table:table-cell office:value-type="float" office:value="0.442386">
                <text:p>0.44238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064036">
                <text:p>-0.064036</text:p>
              </table:table-cell>
              <table:table-cell office:value-type="float" office:value="0.266384">
                <text:p>0.266384</text:p>
              </table:table-cell>
              <table:table-cell office:value-type="float" office:value="0.349487">
                <text:p>0.349487</text:p>
              </table:table-cell>
              <table:table-cell office:value-type="float" office:value="0.408192">
                <text:p>0.408192</text:p>
              </table:table-cell>
              <table:table-cell office:value-type="float" office:value="0.449512">
                <text:p>0.449512</text:p>
              </table:table-cell>
              <table:table-cell office:value-type="float" office:value="0.480672">
                <text:p>0.480672</text:p>
              </table:table-cell>
              <table:table-cell office:value-type="float" office:value="0.496626">
                <text:p>0.496626</text:p>
              </table:table-cell>
              <table:table-cell office:value-type="float" office:value="0.522141">
                <text:p>0.522141</text:p>
              </table:table-cell>
              <table:table-cell office:value-type="float" office:value="0.563851">
                <text:p>0.563851</text:p>
              </table:table-cell>
              <table:table-cell office:value-type="float" office:value="0.712324">
                <text:p>0.712324</text:p>
              </table:table-cell>
              <table:table-cell office:value-type="float" office:value="0.845447">
                <text:p>0.845447</text:p>
              </table:table-cell>
              <table:table-cell office:value-type="float" office:value="0.418515">
                <text:p>0.41851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113778">
                <text:p>0.113778</text:p>
              </table:table-cell>
              <table:table-cell office:value-type="float" office:value="0.304413">
                <text:p>0.304413</text:p>
              </table:table-cell>
              <table:table-cell office:value-type="float" office:value="0.380677">
                <text:p>0.380677</text:p>
              </table:table-cell>
              <table:table-cell office:value-type="float" office:value="0.425308">
                <text:p>0.425308</text:p>
              </table:table-cell>
              <table:table-cell office:value-type="float" office:value="0.455269">
                <text:p>0.455269</text:p>
              </table:table-cell>
              <table:table-cell office:value-type="float" office:value="0.481061">
                <text:p>0.481061</text:p>
              </table:table-cell>
              <table:table-cell office:value-type="float" office:value="0.496708">
                <text:p>0.496708</text:p>
              </table:table-cell>
              <table:table-cell office:value-type="float" office:value="0.513965">
                <text:p>0.513965</text:p>
              </table:table-cell>
              <table:table-cell office:value-type="float" office:value="0.55496">
                <text:p>0.55496</text:p>
              </table:table-cell>
              <table:table-cell office:value-type="float" office:value="0.706454">
                <text:p>0.706454</text:p>
              </table:table-cell>
              <table:table-cell office:value-type="float" office:value="0.845447">
                <text:p>0.845447</text:p>
              </table:table-cell>
              <table:table-cell office:value-type="float" office:value="0.443259">
                <text:p>0.44325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39145">
                <text:p>0.039145</text:p>
              </table:table-cell>
              <table:table-cell office:value-type="float" office:value="0.305309">
                <text:p>0.305309</text:p>
              </table:table-cell>
              <table:table-cell office:value-type="float" office:value="0.381561">
                <text:p>0.381561</text:p>
              </table:table-cell>
              <table:table-cell office:value-type="float" office:value="0.425459">
                <text:p>0.425459</text:p>
              </table:table-cell>
              <table:table-cell office:value-type="float" office:value="0.457088">
                <text:p>0.457088</text:p>
              </table:table-cell>
              <table:table-cell office:value-type="float" office:value="0.489557">
                <text:p>0.489557</text:p>
              </table:table-cell>
              <table:table-cell office:value-type="float" office:value="0.504116">
                <text:p>0.504116</text:p>
              </table:table-cell>
              <table:table-cell office:value-type="float" office:value="0.526474">
                <text:p>0.526474</text:p>
              </table:table-cell>
              <table:table-cell office:value-type="float" office:value="0.565943">
                <text:p>0.565943</text:p>
              </table:table-cell>
              <table:table-cell office:value-type="float" office:value="0.721493">
                <text:p>0.721493</text:p>
              </table:table-cell>
              <table:table-cell office:value-type="float" office:value="0.845447">
                <text:p>0.845447</text:p>
              </table:table-cell>
              <table:table-cell office:value-type="float" office:value="0.441615">
                <text:p>0.44161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137745">
                <text:p>0.137745</text:p>
              </table:table-cell>
              <table:table-cell office:value-type="float" office:value="0.267441">
                <text:p>0.267441</text:p>
              </table:table-cell>
              <table:table-cell office:value-type="float" office:value="0.358313">
                <text:p>0.358313</text:p>
              </table:table-cell>
              <table:table-cell office:value-type="float" office:value="0.406677">
                <text:p>0.406677</text:p>
              </table:table-cell>
              <table:table-cell office:value-type="float" office:value="0.45367">
                <text:p>0.45367</text:p>
              </table:table-cell>
              <table:table-cell office:value-type="float" office:value="0.485791">
                <text:p>0.485791</text:p>
              </table:table-cell>
              <table:table-cell office:value-type="float" office:value="0.501841">
                <text:p>0.501841</text:p>
              </table:table-cell>
              <table:table-cell office:value-type="float" office:value="0.529748">
                <text:p>0.529748</text:p>
              </table:table-cell>
              <table:table-cell office:value-type="float" office:value="0.565665">
                <text:p>0.565665</text:p>
              </table:table-cell>
              <table:table-cell office:value-type="float" office:value="0.710832">
                <text:p>0.710832</text:p>
              </table:table-cell>
              <table:table-cell office:value-type="float" office:value="0.845447">
                <text:p>0.845447</text:p>
              </table:table-cell>
              <table:table-cell office:value-type="float" office:value="0.441772">
                <text:p>0.44177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69667">
                <text:p>0.169667</text:p>
              </table:table-cell>
              <table:table-cell office:value-type="float" office:value="0.336534">
                <text:p>0.336534</text:p>
              </table:table-cell>
              <table:table-cell office:value-type="float" office:value="0.403687">
                <text:p>0.403687</text:p>
              </table:table-cell>
              <table:table-cell office:value-type="float" office:value="0.448661">
                <text:p>0.448661</text:p>
              </table:table-cell>
              <table:table-cell office:value-type="float" office:value="0.474619">
                <text:p>0.474619</text:p>
              </table:table-cell>
              <table:table-cell office:value-type="float" office:value="0.495122">
                <text:p>0.495122</text:p>
              </table:table-cell>
              <table:table-cell office:value-type="float" office:value="0.513086">
                <text:p>0.513086</text:p>
              </table:table-cell>
              <table:table-cell office:value-type="float" office:value="0.546818">
                <text:p>0.546818</text:p>
              </table:table-cell>
              <table:table-cell office:value-type="float" office:value="0.592874">
                <text:p>0.592874</text:p>
              </table:table-cell>
              <table:table-cell office:value-type="float" office:value="0.736403">
                <text:p>0.736403</text:p>
              </table:table-cell>
              <table:table-cell office:value-type="float" office:value="0.845447">
                <text:p>0.845447</text:p>
              </table:table-cell>
              <table:table-cell office:value-type="float" office:value="0.471747">
                <text:p>0.47174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163648">
                <text:p>0.163648</text:p>
              </table:table-cell>
              <table:table-cell office:value-type="float" office:value="0.32712">
                <text:p>0.32712</text:p>
              </table:table-cell>
              <table:table-cell office:value-type="float" office:value="0.39397">
                <text:p>0.39397</text:p>
              </table:table-cell>
              <table:table-cell office:value-type="float" office:value="0.434848">
                <text:p>0.434848</text:p>
              </table:table-cell>
              <table:table-cell office:value-type="float" office:value="0.470141">
                <text:p>0.470141</text:p>
              </table:table-cell>
              <table:table-cell office:value-type="float" office:value="0.491526">
                <text:p>0.491526</text:p>
              </table:table-cell>
              <table:table-cell office:value-type="float" office:value="0.503769">
                <text:p>0.503769</text:p>
              </table:table-cell>
              <table:table-cell office:value-type="float" office:value="0.531765">
                <text:p>0.531765</text:p>
              </table:table-cell>
              <table:table-cell office:value-type="float" office:value="0.569303">
                <text:p>0.569303</text:p>
              </table:table-cell>
              <table:table-cell office:value-type="float" office:value="0.713304">
                <text:p>0.713304</text:p>
              </table:table-cell>
              <table:table-cell office:value-type="float" office:value="0.845447">
                <text:p>0.845447</text:p>
              </table:table-cell>
              <table:table-cell office:value-type="float" office:value="0.459939">
                <text:p>0.45993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44833">
                <text:p>0.044833</text:p>
              </table:table-cell>
              <table:table-cell office:value-type="float" office:value="0.357406">
                <text:p>0.357406</text:p>
              </table:table-cell>
              <table:table-cell office:value-type="float" office:value="0.412243">
                <text:p>0.412243</text:p>
              </table:table-cell>
              <table:table-cell office:value-type="float" office:value="0.457571">
                <text:p>0.457571</text:p>
              </table:table-cell>
              <table:table-cell office:value-type="float" office:value="0.486653">
                <text:p>0.486653</text:p>
              </table:table-cell>
              <table:table-cell office:value-type="float" office:value="0.496482">
                <text:p>0.496482</text:p>
              </table:table-cell>
              <table:table-cell office:value-type="float" office:value="0.509335">
                <text:p>0.509335</text:p>
              </table:table-cell>
              <table:table-cell office:value-type="float" office:value="0.540794">
                <text:p>0.540794</text:p>
              </table:table-cell>
              <table:table-cell office:value-type="float" office:value="0.599845">
                <text:p>0.599845</text:p>
              </table:table-cell>
              <table:table-cell office:value-type="float" office:value="0.761087">
                <text:p>0.761087</text:p>
              </table:table-cell>
              <table:table-cell office:value-type="float" office:value="0.845447">
                <text:p>0.845447</text:p>
              </table:table-cell>
              <table:table-cell office:value-type="float" office:value="0.466625">
                <text:p>0.46662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184421">
                <text:p>0.184421</text:p>
              </table:table-cell>
              <table:table-cell office:value-type="float" office:value="0.346783">
                <text:p>0.346783</text:p>
              </table:table-cell>
              <table:table-cell office:value-type="float" office:value="0.404139">
                <text:p>0.404139</text:p>
              </table:table-cell>
              <table:table-cell office:value-type="float" office:value="0.447685">
                <text:p>0.447685</text:p>
              </table:table-cell>
              <table:table-cell office:value-type="float" office:value="0.485133">
                <text:p>0.485133</text:p>
              </table:table-cell>
              <table:table-cell office:value-type="float" office:value="0.494686">
                <text:p>0.494686</text:p>
              </table:table-cell>
              <table:table-cell office:value-type="float" office:value="0.51093">
                <text:p>0.51093</text:p>
              </table:table-cell>
              <table:table-cell office:value-type="float" office:value="0.550199">
                <text:p>0.550199</text:p>
              </table:table-cell>
              <table:table-cell office:value-type="float" office:value="0.587067">
                <text:p>0.587067</text:p>
              </table:table-cell>
              <table:table-cell office:value-type="float" office:value="0.73639">
                <text:p>0.73639</text:p>
              </table:table-cell>
              <table:table-cell office:value-type="float" office:value="0.845447">
                <text:p>0.845447</text:p>
              </table:table-cell>
              <table:table-cell office:value-type="float" office:value="0.474743">
                <text:p>0.47474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194034">
                <text:p>0.194034</text:p>
              </table:table-cell>
              <table:table-cell office:value-type="float" office:value="0.380719">
                <text:p>0.380719</text:p>
              </table:table-cell>
              <table:table-cell office:value-type="float" office:value="0.421004">
                <text:p>0.421004</text:p>
              </table:table-cell>
              <table:table-cell office:value-type="float" office:value="0.459044">
                <text:p>0.459044</text:p>
              </table:table-cell>
              <table:table-cell office:value-type="float" office:value="0.483452">
                <text:p>0.483452</text:p>
              </table:table-cell>
              <table:table-cell office:value-type="float" office:value="0.495911">
                <text:p>0.495911</text:p>
              </table:table-cell>
              <table:table-cell office:value-type="float" office:value="0.51548">
                <text:p>0.51548</text:p>
              </table:table-cell>
              <table:table-cell office:value-type="float" office:value="0.551251">
                <text:p>0.551251</text:p>
              </table:table-cell>
              <table:table-cell office:value-type="float" office:value="0.625525">
                <text:p>0.625525</text:p>
              </table:table-cell>
              <table:table-cell office:value-type="float" office:value="0.761954">
                <text:p>0.761954</text:p>
              </table:table-cell>
              <table:table-cell office:value-type="float" office:value="0.845447">
                <text:p>0.845447</text:p>
              </table:table-cell>
              <table:table-cell office:value-type="float" office:value="0.488837">
                <text:p>0.48883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61105">
                <text:p>0.261105</text:p>
              </table:table-cell>
              <table:table-cell office:value-type="float" office:value="0.391864">
                <text:p>0.391864</text:p>
              </table:table-cell>
              <table:table-cell office:value-type="float" office:value="0.434802">
                <text:p>0.434802</text:p>
              </table:table-cell>
              <table:table-cell office:value-type="float" office:value="0.461952">
                <text:p>0.461952</text:p>
              </table:table-cell>
              <table:table-cell office:value-type="float" office:value="0.486093">
                <text:p>0.486093</text:p>
              </table:table-cell>
              <table:table-cell office:value-type="float" office:value="0.497922">
                <text:p>0.497922</text:p>
              </table:table-cell>
              <table:table-cell office:value-type="float" office:value="0.515023">
                <text:p>0.515023</text:p>
              </table:table-cell>
              <table:table-cell office:value-type="float" office:value="0.5496">
                <text:p>0.5496</text:p>
              </table:table-cell>
              <table:table-cell office:value-type="float" office:value="0.608393">
                <text:p>0.608393</text:p>
              </table:table-cell>
              <table:table-cell office:value-type="float" office:value="0.752917">
                <text:p>0.752917</text:p>
              </table:table-cell>
              <table:table-cell office:value-type="float" office:value="0.845447">
                <text:p>0.845447</text:p>
              </table:table-cell>
              <table:table-cell office:value-type="float" office:value="0.495967">
                <text:p>0.49596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182827">
                <text:p>0.182827</text:p>
              </table:table-cell>
              <table:table-cell office:value-type="float" office:value="0.388711">
                <text:p>0.388711</text:p>
              </table:table-cell>
              <table:table-cell office:value-type="float" office:value="0.436239">
                <text:p>0.436239</text:p>
              </table:table-cell>
              <table:table-cell office:value-type="float" office:value="0.46181">
                <text:p>0.46181</text:p>
              </table:table-cell>
              <table:table-cell office:value-type="float" office:value="0.484118">
                <text:p>0.484118</text:p>
              </table:table-cell>
              <table:table-cell office:value-type="float" office:value="0.495224">
                <text:p>0.495224</text:p>
              </table:table-cell>
              <table:table-cell office:value-type="float" office:value="0.511488">
                <text:p>0.511488</text:p>
              </table:table-cell>
              <table:table-cell office:value-type="float" office:value="0.553978">
                <text:p>0.553978</text:p>
              </table:table-cell>
              <table:table-cell office:value-type="float" office:value="0.643414">
                <text:p>0.643414</text:p>
              </table:table-cell>
              <table:table-cell office:value-type="float" office:value="0.764481">
                <text:p>0.764481</text:p>
              </table:table-cell>
              <table:table-cell office:value-type="float" office:value="0.845447">
                <text:p>0.845447</text:p>
              </table:table-cell>
              <table:table-cell office:value-type="float" office:value="0.492229">
                <text:p>0.49222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58661">
                <text:p>0.058661</text:p>
              </table:table-cell>
              <table:table-cell office:value-type="float" office:value="0.360393">
                <text:p>0.360393</text:p>
              </table:table-cell>
              <table:table-cell office:value-type="float" office:value="0.426695">
                <text:p>0.426695</text:p>
              </table:table-cell>
              <table:table-cell office:value-type="float" office:value="0.456754">
                <text:p>0.456754</text:p>
              </table:table-cell>
              <table:table-cell office:value-type="float" office:value="0.476282">
                <text:p>0.476282</text:p>
              </table:table-cell>
              <table:table-cell office:value-type="float" office:value="0.492708">
                <text:p>0.492708</text:p>
              </table:table-cell>
              <table:table-cell office:value-type="float" office:value="0.505183">
                <text:p>0.505183</text:p>
              </table:table-cell>
              <table:table-cell office:value-type="float" office:value="0.542341">
                <text:p>0.542341</text:p>
              </table:table-cell>
              <table:table-cell office:value-type="float" office:value="0.620218">
                <text:p>0.620218</text:p>
              </table:table-cell>
              <table:table-cell office:value-type="float" office:value="0.755855">
                <text:p>0.755855</text:p>
              </table:table-cell>
              <table:table-cell office:value-type="float" office:value="0.845447">
                <text:p>0.845447</text:p>
              </table:table-cell>
              <table:table-cell office:value-type="float" office:value="0.469509">
                <text:p>0.46950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91323">
                <text:p>0.091323</text:p>
              </table:table-cell>
              <table:table-cell office:value-type="float" office:value="0.372821">
                <text:p>0.372821</text:p>
              </table:table-cell>
              <table:table-cell office:value-type="float" office:value="0.43187">
                <text:p>0.43187</text:p>
              </table:table-cell>
              <table:table-cell office:value-type="float" office:value="0.461717">
                <text:p>0.461717</text:p>
              </table:table-cell>
              <table:table-cell office:value-type="float" office:value="0.485506">
                <text:p>0.485506</text:p>
              </table:table-cell>
              <table:table-cell office:value-type="float" office:value="0.497717">
                <text:p>0.497717</text:p>
              </table:table-cell>
              <table:table-cell office:value-type="float" office:value="0.512595">
                <text:p>0.512595</text:p>
              </table:table-cell>
              <table:table-cell office:value-type="float" office:value="0.545272">
                <text:p>0.545272</text:p>
              </table:table-cell>
              <table:table-cell office:value-type="float" office:value="0.602972">
                <text:p>0.602972</text:p>
              </table:table-cell>
              <table:table-cell office:value-type="float" office:value="0.731304">
                <text:p>0.731304</text:p>
              </table:table-cell>
              <table:table-cell office:value-type="float" office:value="0.845447">
                <text:p>0.845447</text:p>
              </table:table-cell>
              <table:table-cell office:value-type="float" office:value="0.47331">
                <text:p>0.4733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216311">
                <text:p>0.216311</text:p>
              </table:table-cell>
              <table:table-cell office:value-type="float" office:value="0.401729">
                <text:p>0.401729</text:p>
              </table:table-cell>
              <table:table-cell office:value-type="float" office:value="0.447598">
                <text:p>0.447598</text:p>
              </table:table-cell>
              <table:table-cell office:value-type="float" office:value="0.4805">
                <text:p>0.4805</text:p>
              </table:table-cell>
              <table:table-cell office:value-type="float" office:value="0.495779">
                <text:p>0.495779</text:p>
              </table:table-cell>
              <table:table-cell office:value-type="float" office:value="0.51087">
                <text:p>0.51087</text:p>
              </table:table-cell>
              <table:table-cell office:value-type="float" office:value="0.539428">
                <text:p>0.539428</text:p>
              </table:table-cell>
              <table:table-cell office:value-type="float" office:value="0.578566">
                <text:p>0.578566</text:p>
              </table:table-cell>
              <table:table-cell office:value-type="float" office:value="0.646616">
                <text:p>0.646616</text:p>
              </table:table-cell>
              <table:table-cell office:value-type="float" office:value="0.768633">
                <text:p>0.768633</text:p>
              </table:table-cell>
              <table:table-cell office:value-type="float" office:value="0.845447">
                <text:p>0.845447</text:p>
              </table:table-cell>
              <table:table-cell office:value-type="float" office:value="0.508603">
                <text:p>0.50860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52964">
                <text:p>0.052964</text:p>
              </table:table-cell>
              <table:table-cell office:value-type="float" office:value="0.393357">
                <text:p>0.393357</text:p>
              </table:table-cell>
              <table:table-cell office:value-type="float" office:value="0.447515">
                <text:p>0.447515</text:p>
              </table:table-cell>
              <table:table-cell office:value-type="float" office:value="0.483035">
                <text:p>0.483035</text:p>
              </table:table-cell>
              <table:table-cell office:value-type="float" office:value="0.496464">
                <text:p>0.496464</text:p>
              </table:table-cell>
              <table:table-cell office:value-type="float" office:value="0.513029">
                <text:p>0.513029</text:p>
              </table:table-cell>
              <table:table-cell office:value-type="float" office:value="0.552451">
                <text:p>0.552451</text:p>
              </table:table-cell>
              <table:table-cell office:value-type="float" office:value="0.593079">
                <text:p>0.593079</text:p>
              </table:table-cell>
              <table:table-cell office:value-type="float" office:value="0.669618">
                <text:p>0.669618</text:p>
              </table:table-cell>
              <table:table-cell office:value-type="float" office:value="0.777312">
                <text:p>0.777312</text:p>
              </table:table-cell>
              <table:table-cell office:value-type="float" office:value="0.845447">
                <text:p>0.845447</text:p>
              </table:table-cell>
              <table:table-cell office:value-type="float" office:value="0.497882">
                <text:p>0.4978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37664">
                <text:p>0.337664</text:p>
              </table:table-cell>
              <table:table-cell office:value-type="float" office:value="0.426162">
                <text:p>0.426162</text:p>
              </table:table-cell>
              <table:table-cell office:value-type="float" office:value="0.469333">
                <text:p>0.469333</text:p>
              </table:table-cell>
              <table:table-cell office:value-type="float" office:value="0.4931">
                <text:p>0.4931</text:p>
              </table:table-cell>
              <table:table-cell office:value-type="float" office:value="0.502282">
                <text:p>0.502282</text:p>
              </table:table-cell>
              <table:table-cell office:value-type="float" office:value="0.521426">
                <text:p>0.521426</text:p>
              </table:table-cell>
              <table:table-cell office:value-type="float" office:value="0.566633">
                <text:p>0.566633</text:p>
              </table:table-cell>
              <table:table-cell office:value-type="float" office:value="0.617608">
                <text:p>0.617608</text:p>
              </table:table-cell>
              <table:table-cell office:value-type="float" office:value="0.70277">
                <text:p>0.70277</text:p>
              </table:table-cell>
              <table:table-cell office:value-type="float" office:value="0.794279">
                <text:p>0.794279</text:p>
              </table:table-cell>
              <table:table-cell office:value-type="float" office:value="0.845447">
                <text:p>0.845447</text:p>
              </table:table-cell>
              <table:table-cell office:value-type="float" office:value="0.543125">
                <text:p>0.54312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08558">
                <text:p>0.308558</text:p>
              </table:table-cell>
              <table:table-cell office:value-type="float" office:value="0.428665">
                <text:p>0.428665</text:p>
              </table:table-cell>
              <table:table-cell office:value-type="float" office:value="0.484104">
                <text:p>0.484104</text:p>
              </table:table-cell>
              <table:table-cell office:value-type="float" office:value="0.49771">
                <text:p>0.49771</text:p>
              </table:table-cell>
              <table:table-cell office:value-type="float" office:value="0.517046">
                <text:p>0.517046</text:p>
              </table:table-cell>
              <table:table-cell office:value-type="float" office:value="0.550392">
                <text:p>0.550392</text:p>
              </table:table-cell>
              <table:table-cell office:value-type="float" office:value="0.592175">
                <text:p>0.592175</text:p>
              </table:table-cell>
              <table:table-cell office:value-type="float" office:value="0.636792">
                <text:p>0.636792</text:p>
              </table:table-cell>
              <table:table-cell office:value-type="float" office:value="0.707879">
                <text:p>0.707879</text:p>
              </table:table-cell>
              <table:table-cell office:value-type="float" office:value="0.790892">
                <text:p>0.790892</text:p>
              </table:table-cell>
              <table:table-cell office:value-type="float" office:value="0.845447">
                <text:p>0.845447</text:p>
              </table:table-cell>
              <table:table-cell office:value-type="float" office:value="0.551421">
                <text:p>0.55142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31615">
                <text:p>0.331615</text:p>
              </table:table-cell>
              <table:table-cell office:value-type="float" office:value="0.420966">
                <text:p>0.420966</text:p>
              </table:table-cell>
              <table:table-cell office:value-type="float" office:value="0.465503">
                <text:p>0.465503</text:p>
              </table:table-cell>
              <table:table-cell office:value-type="float" office:value="0.491235">
                <text:p>0.491235</text:p>
              </table:table-cell>
              <table:table-cell office:value-type="float" office:value="0.504284">
                <text:p>0.504284</text:p>
              </table:table-cell>
              <table:table-cell office:value-type="float" office:value="0.534962">
                <text:p>0.534962</text:p>
              </table:table-cell>
              <table:table-cell office:value-type="float" office:value="0.577411">
                <text:p>0.577411</text:p>
              </table:table-cell>
              <table:table-cell office:value-type="float" office:value="0.63286">
                <text:p>0.63286</text:p>
              </table:table-cell>
              <table:table-cell office:value-type="float" office:value="0.694493">
                <text:p>0.694493</text:p>
              </table:table-cell>
              <table:table-cell office:value-type="float" office:value="0.786855">
                <text:p>0.786855</text:p>
              </table:table-cell>
              <table:table-cell office:value-type="float" office:value="0.845447">
                <text:p>0.845447</text:p>
              </table:table-cell>
              <table:table-cell office:value-type="float" office:value="0.544018">
                <text:p>0.54401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270717">
                <text:p>0.270717</text:p>
              </table:table-cell>
              <table:table-cell office:value-type="float" office:value="0.428626">
                <text:p>0.428626</text:p>
              </table:table-cell>
              <table:table-cell office:value-type="float" office:value="0.480561">
                <text:p>0.480561</text:p>
              </table:table-cell>
              <table:table-cell office:value-type="float" office:value="0.504521">
                <text:p>0.504521</text:p>
              </table:table-cell>
              <table:table-cell office:value-type="float" office:value="0.53447">
                <text:p>0.53447</text:p>
              </table:table-cell>
              <table:table-cell office:value-type="float" office:value="0.559391">
                <text:p>0.559391</text:p>
              </table:table-cell>
              <table:table-cell office:value-type="float" office:value="0.588248">
                <text:p>0.588248</text:p>
              </table:table-cell>
              <table:table-cell office:value-type="float" office:value="0.659276">
                <text:p>0.659276</text:p>
              </table:table-cell>
              <table:table-cell office:value-type="float" office:value="0.722402">
                <text:p>0.722402</text:p>
              </table:table-cell>
              <table:table-cell office:value-type="float" office:value="0.796611">
                <text:p>0.796611</text:p>
              </table:table-cell>
              <table:table-cell office:value-type="float" office:value="0.845447">
                <text:p>0.845447</text:p>
              </table:table-cell>
              <table:table-cell office:value-type="float" office:value="0.554482">
                <text:p>0.5544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68749">
                <text:p>0.268749</text:p>
              </table:table-cell>
              <table:table-cell office:value-type="float" office:value="0.439396">
                <text:p>0.439396</text:p>
              </table:table-cell>
              <table:table-cell office:value-type="float" office:value="0.485331">
                <text:p>0.485331</text:p>
              </table:table-cell>
              <table:table-cell office:value-type="float" office:value="0.505801">
                <text:p>0.505801</text:p>
              </table:table-cell>
              <table:table-cell office:value-type="float" office:value="0.543609">
                <text:p>0.543609</text:p>
              </table:table-cell>
              <table:table-cell office:value-type="float" office:value="0.574195">
                <text:p>0.574195</text:p>
              </table:table-cell>
              <table:table-cell office:value-type="float" office:value="0.61233">
                <text:p>0.61233</text:p>
              </table:table-cell>
              <table:table-cell office:value-type="float" office:value="0.658634">
                <text:p>0.658634</text:p>
              </table:table-cell>
              <table:table-cell office:value-type="float" office:value="0.707094">
                <text:p>0.707094</text:p>
              </table:table-cell>
              <table:table-cell office:value-type="float" office:value="0.786928">
                <text:p>0.786928</text:p>
              </table:table-cell>
              <table:table-cell office:value-type="float" office:value="0.845447">
                <text:p>0.845447</text:p>
              </table:table-cell>
              <table:table-cell office:value-type="float" office:value="0.558207">
                <text:p>0.55820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4586">
                <text:p>0.34586</text:p>
              </table:table-cell>
              <table:table-cell office:value-type="float" office:value="0.47175">
                <text:p>0.47175</text:p>
              </table:table-cell>
              <table:table-cell office:value-type="float" office:value="0.505134">
                <text:p>0.505134</text:p>
              </table:table-cell>
              <table:table-cell office:value-type="float" office:value="0.539573">
                <text:p>0.539573</text:p>
              </table:table-cell>
              <table:table-cell office:value-type="float" office:value="0.563904">
                <text:p>0.563904</text:p>
              </table:table-cell>
              <table:table-cell office:value-type="float" office:value="0.596667">
                <text:p>0.596667</text:p>
              </table:table-cell>
              <table:table-cell office:value-type="float" office:value="0.648684">
                <text:p>0.648684</text:p>
              </table:table-cell>
              <table:table-cell office:value-type="float" office:value="0.687766">
                <text:p>0.687766</text:p>
              </table:table-cell>
              <table:table-cell office:value-type="float" office:value="0.744824">
                <text:p>0.744824</text:p>
              </table:table-cell>
              <table:table-cell office:value-type="float" office:value="0.797339">
                <text:p>0.797339</text:p>
              </table:table-cell>
              <table:table-cell office:value-type="float" office:value="0.845447">
                <text:p>0.845447</text:p>
              </table:table-cell>
              <table:table-cell office:value-type="float" office:value="0.59015">
                <text:p>0.5901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0323">
                <text:p>0.30323</text:p>
              </table:table-cell>
              <table:table-cell office:value-type="float" office:value="0.446325">
                <text:p>0.446325</text:p>
              </table:table-cell>
              <table:table-cell office:value-type="float" office:value="0.496218">
                <text:p>0.496218</text:p>
              </table:table-cell>
              <table:table-cell office:value-type="float" office:value="0.534431">
                <text:p>0.534431</text:p>
              </table:table-cell>
              <table:table-cell office:value-type="float" office:value="0.56692">
                <text:p>0.56692</text:p>
              </table:table-cell>
              <table:table-cell office:value-type="float" office:value="0.604536">
                <text:p>0.604536</text:p>
              </table:table-cell>
              <table:table-cell office:value-type="float" office:value="0.661919">
                <text:p>0.661919</text:p>
              </table:table-cell>
              <table:table-cell office:value-type="float" office:value="0.70166">
                <text:p>0.70166</text:p>
              </table:table-cell>
              <table:table-cell office:value-type="float" office:value="0.754909">
                <text:p>0.754909</text:p>
              </table:table-cell>
              <table:table-cell office:value-type="float" office:value="0.801781">
                <text:p>0.801781</text:p>
              </table:table-cell>
              <table:table-cell office:value-type="float" office:value="0.845447">
                <text:p>0.845447</text:p>
              </table:table-cell>
              <table:table-cell office:value-type="float" office:value="0.587193">
                <text:p>0.58719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283163">
                <text:p>0.283163</text:p>
              </table:table-cell>
              <table:table-cell office:value-type="float" office:value="0.466571">
                <text:p>0.466571</text:p>
              </table:table-cell>
              <table:table-cell office:value-type="float" office:value="0.510575">
                <text:p>0.510575</text:p>
              </table:table-cell>
              <table:table-cell office:value-type="float" office:value="0.534583">
                <text:p>0.534583</text:p>
              </table:table-cell>
              <table:table-cell office:value-type="float" office:value="0.564641">
                <text:p>0.564641</text:p>
              </table:table-cell>
              <table:table-cell office:value-type="float" office:value="0.605158">
                <text:p>0.605158</text:p>
              </table:table-cell>
              <table:table-cell office:value-type="float" office:value="0.665859">
                <text:p>0.665859</text:p>
              </table:table-cell>
              <table:table-cell office:value-type="float" office:value="0.710646">
                <text:p>0.710646</text:p>
              </table:table-cell>
              <table:table-cell office:value-type="float" office:value="0.757372">
                <text:p>0.757372</text:p>
              </table:table-cell>
              <table:table-cell office:value-type="float" office:value="0.804598">
                <text:p>0.804598</text:p>
              </table:table-cell>
              <table:table-cell office:value-type="float" office:value="0.845447">
                <text:p>0.845447</text:p>
              </table:table-cell>
              <table:table-cell office:value-type="float" office:value="0.590317">
                <text:p>0.59031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282774">
                <text:p>0.282774</text:p>
              </table:table-cell>
              <table:table-cell office:value-type="float" office:value="0.464593">
                <text:p>0.464593</text:p>
              </table:table-cell>
              <table:table-cell office:value-type="float" office:value="0.508564">
                <text:p>0.508564</text:p>
              </table:table-cell>
              <table:table-cell office:value-type="float" office:value="0.543307">
                <text:p>0.543307</text:p>
              </table:table-cell>
              <table:table-cell office:value-type="float" office:value="0.577183">
                <text:p>0.577183</text:p>
              </table:table-cell>
              <table:table-cell office:value-type="float" office:value="0.62805">
                <text:p>0.62805</text:p>
              </table:table-cell>
              <table:table-cell office:value-type="float" office:value="0.681236">
                <text:p>0.681236</text:p>
              </table:table-cell>
              <table:table-cell office:value-type="float" office:value="0.721144">
                <text:p>0.721144</text:p>
              </table:table-cell>
              <table:table-cell office:value-type="float" office:value="0.764384">
                <text:p>0.764384</text:p>
              </table:table-cell>
              <table:table-cell office:value-type="float" office:value="0.805288">
                <text:p>0.805288</text:p>
              </table:table-cell>
              <table:table-cell office:value-type="float" office:value="0.845447">
                <text:p>0.845447</text:p>
              </table:table-cell>
              <table:table-cell office:value-type="float" office:value="0.597652">
                <text:p>0.59765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30487">
                <text:p>0.330487</text:p>
              </table:table-cell>
              <table:table-cell office:value-type="float" office:value="0.463967">
                <text:p>0.463967</text:p>
              </table:table-cell>
              <table:table-cell office:value-type="float" office:value="0.507162">
                <text:p>0.507162</text:p>
              </table:table-cell>
              <table:table-cell office:value-type="float" office:value="0.535181">
                <text:p>0.535181</text:p>
              </table:table-cell>
              <table:table-cell office:value-type="float" office:value="0.560668">
                <text:p>0.560668</text:p>
              </table:table-cell>
              <table:table-cell office:value-type="float" office:value="0.598399">
                <text:p>0.598399</text:p>
              </table:table-cell>
              <table:table-cell office:value-type="float" office:value="0.669017">
                <text:p>0.669017</text:p>
              </table:table-cell>
              <table:table-cell office:value-type="float" office:value="0.735496">
                <text:p>0.735496</text:p>
              </table:table-cell>
              <table:table-cell office:value-type="float" office:value="0.769478">
                <text:p>0.769478</text:p>
              </table:table-cell>
              <table:table-cell office:value-type="float" office:value="0.806682">
                <text:p>0.806682</text:p>
              </table:table-cell>
              <table:table-cell office:value-type="float" office:value="0.848678">
                <text:p>0.848678</text:p>
              </table:table-cell>
              <table:table-cell office:value-type="float" office:value="0.597654">
                <text:p>0.59765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294458">
                <text:p>0.294458</text:p>
              </table:table-cell>
              <table:table-cell office:value-type="float" office:value="0.469019">
                <text:p>0.469019</text:p>
              </table:table-cell>
              <table:table-cell office:value-type="float" office:value="0.511719">
                <text:p>0.511719</text:p>
              </table:table-cell>
              <table:table-cell office:value-type="float" office:value="0.545298">
                <text:p>0.545298</text:p>
              </table:table-cell>
              <table:table-cell office:value-type="float" office:value="0.572499">
                <text:p>0.572499</text:p>
              </table:table-cell>
              <table:table-cell office:value-type="float" office:value="0.617058">
                <text:p>0.617058</text:p>
              </table:table-cell>
              <table:table-cell office:value-type="float" office:value="0.683306">
                <text:p>0.683306</text:p>
              </table:table-cell>
              <table:table-cell office:value-type="float" office:value="0.734701">
                <text:p>0.734701</text:p>
              </table:table-cell>
              <table:table-cell office:value-type="float" office:value="0.775543">
                <text:p>0.775543</text:p>
              </table:table-cell>
              <table:table-cell office:value-type="float" office:value="0.816292">
                <text:p>0.816292</text:p>
              </table:table-cell>
              <table:table-cell office:value-type="float" office:value="0.848678">
                <text:p>0.848678</text:p>
              </table:table-cell>
              <table:table-cell office:value-type="float" office:value="0.601989">
                <text:p>0.60198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43697">
                <text:p>0.343697</text:p>
              </table:table-cell>
              <table:table-cell office:value-type="float" office:value="0.463614">
                <text:p>0.463614</text:p>
              </table:table-cell>
              <table:table-cell office:value-type="float" office:value="0.503783">
                <text:p>0.503783</text:p>
              </table:table-cell>
              <table:table-cell office:value-type="float" office:value="0.550809">
                <text:p>0.550809</text:p>
              </table:table-cell>
              <table:table-cell office:value-type="float" office:value="0.577931">
                <text:p>0.577931</text:p>
              </table:table-cell>
              <table:table-cell office:value-type="float" office:value="0.625788">
                <text:p>0.625788</text:p>
              </table:table-cell>
              <table:table-cell office:value-type="float" office:value="0.680949">
                <text:p>0.680949</text:p>
              </table:table-cell>
              <table:table-cell office:value-type="float" office:value="0.724824">
                <text:p>0.724824</text:p>
              </table:table-cell>
              <table:table-cell office:value-type="float" office:value="0.758354">
                <text:p>0.758354</text:p>
              </table:table-cell>
              <table:table-cell office:value-type="float" office:value="0.806817">
                <text:p>0.806817</text:p>
              </table:table-cell>
              <table:table-cell office:value-type="float" office:value="0.848678">
                <text:p>0.848678</text:p>
              </table:table-cell>
              <table:table-cell office:value-type="float" office:value="0.603657">
                <text:p>0.60365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70509">
                <text:p>0.370509</text:p>
              </table:table-cell>
              <table:table-cell office:value-type="float" office:value="0.481036">
                <text:p>0.481036</text:p>
              </table:table-cell>
              <table:table-cell office:value-type="float" office:value="0.527061">
                <text:p>0.527061</text:p>
              </table:table-cell>
              <table:table-cell office:value-type="float" office:value="0.562743">
                <text:p>0.562743</text:p>
              </table:table-cell>
              <table:table-cell office:value-type="float" office:value="0.60219">
                <text:p>0.60219</text:p>
              </table:table-cell>
              <table:table-cell office:value-type="float" office:value="0.663942">
                <text:p>0.663942</text:p>
              </table:table-cell>
              <table:table-cell office:value-type="float" office:value="0.702995">
                <text:p>0.702995</text:p>
              </table:table-cell>
              <table:table-cell office:value-type="float" office:value="0.738427">
                <text:p>0.738427</text:p>
              </table:table-cell>
              <table:table-cell office:value-type="float" office:value="0.769239">
                <text:p>0.769239</text:p>
              </table:table-cell>
              <table:table-cell office:value-type="float" office:value="0.805713">
                <text:p>0.805713</text:p>
              </table:table-cell>
              <table:table-cell office:value-type="float" office:value="0.848678">
                <text:p>0.848678</text:p>
              </table:table-cell>
              <table:table-cell office:value-type="float" office:value="0.622386">
                <text:p>0.62238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29888">
                <text:p>0.329888</text:p>
              </table:table-cell>
              <table:table-cell office:value-type="float" office:value="0.474282">
                <text:p>0.474282</text:p>
              </table:table-cell>
              <table:table-cell office:value-type="float" office:value="0.521895">
                <text:p>0.521895</text:p>
              </table:table-cell>
              <table:table-cell office:value-type="float" office:value="0.570042">
                <text:p>0.570042</text:p>
              </table:table-cell>
              <table:table-cell office:value-type="float" office:value="0.612121">
                <text:p>0.612121</text:p>
              </table:table-cell>
              <table:table-cell office:value-type="float" office:value="0.656551">
                <text:p>0.656551</text:p>
              </table:table-cell>
              <table:table-cell office:value-type="float" office:value="0.689763">
                <text:p>0.689763</text:p>
              </table:table-cell>
              <table:table-cell office:value-type="float" office:value="0.73006">
                <text:p>0.73006</text:p>
              </table:table-cell>
              <table:table-cell office:value-type="float" office:value="0.761495">
                <text:p>0.761495</text:p>
              </table:table-cell>
              <table:table-cell office:value-type="float" office:value="0.798196">
                <text:p>0.798196</text:p>
              </table:table-cell>
              <table:table-cell office:value-type="float" office:value="0.848678">
                <text:p>0.848678</text:p>
              </table:table-cell>
              <table:table-cell office:value-type="float" office:value="0.614429">
                <text:p>0.61442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25159">
                <text:p>0.325159</text:p>
              </table:table-cell>
              <table:table-cell office:value-type="float" office:value="0.470231">
                <text:p>0.470231</text:p>
              </table:table-cell>
              <table:table-cell office:value-type="float" office:value="0.517451">
                <text:p>0.517451</text:p>
              </table:table-cell>
              <table:table-cell office:value-type="float" office:value="0.567428">
                <text:p>0.567428</text:p>
              </table:table-cell>
              <table:table-cell office:value-type="float" office:value="0.605578">
                <text:p>0.605578</text:p>
              </table:table-cell>
              <table:table-cell office:value-type="float" office:value="0.635812">
                <text:p>0.635812</text:p>
              </table:table-cell>
              <table:table-cell office:value-type="float" office:value="0.671279">
                <text:p>0.671279</text:p>
              </table:table-cell>
              <table:table-cell office:value-type="float" office:value="0.716">
                <text:p>0.716</text:p>
              </table:table-cell>
              <table:table-cell office:value-type="float" office:value="0.758358">
                <text:p>0.758358</text:p>
              </table:table-cell>
              <table:table-cell office:value-type="float" office:value="0.798275">
                <text:p>0.798275</text:p>
              </table:table-cell>
              <table:table-cell office:value-type="float" office:value="0.848678">
                <text:p>0.848678</text:p>
              </table:table-cell>
              <table:table-cell office:value-type="float" office:value="0.606557">
                <text:p>0.60655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4213">
                <text:p>0.34213</text:p>
              </table:table-cell>
              <table:table-cell office:value-type="float" office:value="0.448785">
                <text:p>0.448785</text:p>
              </table:table-cell>
              <table:table-cell office:value-type="float" office:value="0.509102">
                <text:p>0.509102</text:p>
              </table:table-cell>
              <table:table-cell office:value-type="float" office:value="0.562259">
                <text:p>0.562259</text:p>
              </table:table-cell>
              <table:table-cell office:value-type="float" office:value="0.614582">
                <text:p>0.614582</text:p>
              </table:table-cell>
              <table:table-cell office:value-type="float" office:value="0.662379">
                <text:p>0.662379</text:p>
              </table:table-cell>
              <table:table-cell office:value-type="float" office:value="0.683409">
                <text:p>0.683409</text:p>
              </table:table-cell>
              <table:table-cell office:value-type="float" office:value="0.713915">
                <text:p>0.713915</text:p>
              </table:table-cell>
              <table:table-cell office:value-type="float" office:value="0.753708">
                <text:p>0.753708</text:p>
              </table:table-cell>
              <table:table-cell office:value-type="float" office:value="0.798047">
                <text:p>0.798047</text:p>
              </table:table-cell>
              <table:table-cell office:value-type="float" office:value="0.848678">
                <text:p>0.848678</text:p>
              </table:table-cell>
              <table:table-cell office:value-type="float" office:value="0.608832">
                <text:p>0.60883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29261">
                <text:p>0.329261</text:p>
              </table:table-cell>
              <table:table-cell office:value-type="float" office:value="0.485166">
                <text:p>0.485166</text:p>
              </table:table-cell>
              <table:table-cell office:value-type="float" office:value="0.532719">
                <text:p>0.532719</text:p>
              </table:table-cell>
              <table:table-cell office:value-type="float" office:value="0.572065">
                <text:p>0.572065</text:p>
              </table:table-cell>
              <table:table-cell office:value-type="float" office:value="0.608543">
                <text:p>0.608543</text:p>
              </table:table-cell>
              <table:table-cell office:value-type="float" office:value="0.653297">
                <text:p>0.653297</text:p>
              </table:table-cell>
              <table:table-cell office:value-type="float" office:value="0.682915">
                <text:p>0.682915</text:p>
              </table:table-cell>
              <table:table-cell office:value-type="float" office:value="0.715296">
                <text:p>0.715296</text:p>
              </table:table-cell>
              <table:table-cell office:value-type="float" office:value="0.751459">
                <text:p>0.751459</text:p>
              </table:table-cell>
              <table:table-cell office:value-type="float" office:value="0.799523">
                <text:p>0.799523</text:p>
              </table:table-cell>
              <table:table-cell office:value-type="float" office:value="0.868686">
                <text:p>0.868686</text:p>
              </table:table-cell>
              <table:table-cell office:value-type="float" office:value="0.613024">
                <text:p>0.61302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411822">
                <text:p>0.411822</text:p>
              </table:table-cell>
              <table:table-cell office:value-type="float" office:value="0.499577">
                <text:p>0.499577</text:p>
              </table:table-cell>
              <table:table-cell office:value-type="float" office:value="0.542358">
                <text:p>0.542358</text:p>
              </table:table-cell>
              <table:table-cell office:value-type="float" office:value="0.57631">
                <text:p>0.57631</text:p>
              </table:table-cell>
              <table:table-cell office:value-type="float" office:value="0.625512">
                <text:p>0.625512</text:p>
              </table:table-cell>
              <table:table-cell office:value-type="float" office:value="0.672269">
                <text:p>0.672269</text:p>
              </table:table-cell>
              <table:table-cell office:value-type="float" office:value="0.699796">
                <text:p>0.699796</text:p>
              </table:table-cell>
              <table:table-cell office:value-type="float" office:value="0.727454">
                <text:p>0.727454</text:p>
              </table:table-cell>
              <table:table-cell office:value-type="float" office:value="0.765239">
                <text:p>0.765239</text:p>
              </table:table-cell>
              <table:table-cell office:value-type="float" office:value="0.797152">
                <text:p>0.797152</text:p>
              </table:table-cell>
              <table:table-cell office:value-type="float" office:value="0.868686">
                <text:p>0.868686</text:p>
              </table:table-cell>
              <table:table-cell office:value-type="float" office:value="0.631749">
                <text:p>0.63174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69152">
                <text:p>0.369152</text:p>
              </table:table-cell>
              <table:table-cell office:value-type="float" office:value="0.509962">
                <text:p>0.509962</text:p>
              </table:table-cell>
              <table:table-cell office:value-type="float" office:value="0.556407">
                <text:p>0.556407</text:p>
              </table:table-cell>
              <table:table-cell office:value-type="float" office:value="0.596819">
                <text:p>0.596819</text:p>
              </table:table-cell>
              <table:table-cell office:value-type="float" office:value="0.633132">
                <text:p>0.633132</text:p>
              </table:table-cell>
              <table:table-cell office:value-type="float" office:value="0.665797">
                <text:p>0.665797</text:p>
              </table:table-cell>
              <table:table-cell office:value-type="float" office:value="0.697536">
                <text:p>0.697536</text:p>
              </table:table-cell>
              <table:table-cell office:value-type="float" office:value="0.723969">
                <text:p>0.723969</text:p>
              </table:table-cell>
              <table:table-cell office:value-type="float" office:value="0.759722">
                <text:p>0.759722</text:p>
              </table:table-cell>
              <table:table-cell office:value-type="float" office:value="0.796288">
                <text:p>0.796288</text:p>
              </table:table-cell>
              <table:table-cell office:value-type="float" office:value="0.868686">
                <text:p>0.868686</text:p>
              </table:table-cell>
              <table:table-cell office:value-type="float" office:value="0.630878">
                <text:p>0.63087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3112">
                <text:p>0.43112</text:p>
              </table:table-cell>
              <table:table-cell office:value-type="float" office:value="0.516905">
                <text:p>0.516905</text:p>
              </table:table-cell>
              <table:table-cell office:value-type="float" office:value="0.566832">
                <text:p>0.566832</text:p>
              </table:table-cell>
              <table:table-cell office:value-type="float" office:value="0.61031">
                <text:p>0.61031</text:p>
              </table:table-cell>
              <table:table-cell office:value-type="float" office:value="0.651086">
                <text:p>0.651086</text:p>
              </table:table-cell>
              <table:table-cell office:value-type="float" office:value="0.684873">
                <text:p>0.684873</text:p>
              </table:table-cell>
              <table:table-cell office:value-type="float" office:value="0.713148">
                <text:p>0.713148</text:p>
              </table:table-cell>
              <table:table-cell office:value-type="float" office:value="0.741026">
                <text:p>0.741026</text:p>
              </table:table-cell>
              <table:table-cell office:value-type="float" office:value="0.767565">
                <text:p>0.767565</text:p>
              </table:table-cell>
              <table:table-cell office:value-type="float" office:value="0.805809">
                <text:p>0.805809</text:p>
              </table:table-cell>
              <table:table-cell office:value-type="float" office:value="0.868686">
                <text:p>0.868686</text:p>
              </table:table-cell>
              <table:table-cell office:value-type="float" office:value="0.648868">
                <text:p>0.64886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451215">
                <text:p>0.451215</text:p>
              </table:table-cell>
              <table:table-cell office:value-type="float" office:value="0.522131">
                <text:p>0.522131</text:p>
              </table:table-cell>
              <table:table-cell office:value-type="float" office:value="0.566422">
                <text:p>0.566422</text:p>
              </table:table-cell>
              <table:table-cell office:value-type="float" office:value="0.598538">
                <text:p>0.598538</text:p>
              </table:table-cell>
              <table:table-cell office:value-type="float" office:value="0.637381">
                <text:p>0.637381</text:p>
              </table:table-cell>
              <table:table-cell office:value-type="float" office:value="0.679402">
                <text:p>0.679402</text:p>
              </table:table-cell>
              <table:table-cell office:value-type="float" office:value="0.713568">
                <text:p>0.713568</text:p>
              </table:table-cell>
              <table:table-cell office:value-type="float" office:value="0.748776">
                <text:p>0.748776</text:p>
              </table:table-cell>
              <table:table-cell office:value-type="float" office:value="0.77473">
                <text:p>0.77473</text:p>
              </table:table-cell>
              <table:table-cell office:value-type="float" office:value="0.825045">
                <text:p>0.825045</text:p>
              </table:table-cell>
              <table:table-cell office:value-type="float" office:value="0.868686">
                <text:p>0.868686</text:p>
              </table:table-cell>
              <table:table-cell office:value-type="float" office:value="0.651721">
                <text:p>0.65172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44867">
                <text:p>0.44867</text:p>
              </table:table-cell>
              <table:table-cell office:value-type="float" office:value="0.512236">
                <text:p>0.512236</text:p>
              </table:table-cell>
              <table:table-cell office:value-type="float" office:value="0.550874">
                <text:p>0.550874</text:p>
              </table:table-cell>
              <table:table-cell office:value-type="float" office:value="0.583564">
                <text:p>0.583564</text:p>
              </table:table-cell>
              <table:table-cell office:value-type="float" office:value="0.625557">
                <text:p>0.625557</text:p>
              </table:table-cell>
              <table:table-cell office:value-type="float" office:value="0.669231">
                <text:p>0.669231</text:p>
              </table:table-cell>
              <table:table-cell office:value-type="float" office:value="0.707968">
                <text:p>0.707968</text:p>
              </table:table-cell>
              <table:table-cell office:value-type="float" office:value="0.752305">
                <text:p>0.752305</text:p>
              </table:table-cell>
              <table:table-cell office:value-type="float" office:value="0.783745">
                <text:p>0.783745</text:p>
              </table:table-cell>
              <table:table-cell office:value-type="float" office:value="0.826862">
                <text:p>0.826862</text:p>
              </table:table-cell>
              <table:table-cell office:value-type="float" office:value="0.868686">
                <text:p>0.868686</text:p>
              </table:table-cell>
              <table:table-cell office:value-type="float" office:value="0.646101">
                <text:p>0.64610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430045">
                <text:p>0.430045</text:p>
              </table:table-cell>
              <table:table-cell office:value-type="float" office:value="0.492992">
                <text:p>0.492992</text:p>
              </table:table-cell>
              <table:table-cell office:value-type="float" office:value="0.530441">
                <text:p>0.530441</text:p>
              </table:table-cell>
              <table:table-cell office:value-type="float" office:value="0.563907">
                <text:p>0.563907</text:p>
              </table:table-cell>
              <table:table-cell office:value-type="float" office:value="0.603124">
                <text:p>0.603124</text:p>
              </table:table-cell>
              <table:table-cell office:value-type="float" office:value="0.65319">
                <text:p>0.65319</text:p>
              </table:table-cell>
              <table:table-cell office:value-type="float" office:value="0.687443">
                <text:p>0.687443</text:p>
              </table:table-cell>
              <table:table-cell office:value-type="float" office:value="0.72709">
                <text:p>0.72709</text:p>
              </table:table-cell>
              <table:table-cell office:value-type="float" office:value="0.764285">
                <text:p>0.764285</text:p>
              </table:table-cell>
              <table:table-cell office:value-type="float" office:value="0.812193">
                <text:p>0.812193</text:p>
              </table:table-cell>
              <table:table-cell office:value-type="float" office:value="0.868686">
                <text:p>0.868686</text:p>
              </table:table-cell>
              <table:table-cell office:value-type="float" office:value="0.626471">
                <text:p>0.62647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429156">
                <text:p>0.429156</text:p>
              </table:table-cell>
              <table:table-cell office:value-type="float" office:value="0.488413">
                <text:p>0.488413</text:p>
              </table:table-cell>
              <table:table-cell office:value-type="float" office:value="0.528452">
                <text:p>0.528452</text:p>
              </table:table-cell>
              <table:table-cell office:value-type="float" office:value="0.56333">
                <text:p>0.56333</text:p>
              </table:table-cell>
              <table:table-cell office:value-type="float" office:value="0.594642">
                <text:p>0.594642</text:p>
              </table:table-cell>
              <table:table-cell office:value-type="float" office:value="0.639595">
                <text:p>0.639595</text:p>
              </table:table-cell>
              <table:table-cell office:value-type="float" office:value="0.682341">
                <text:p>0.682341</text:p>
              </table:table-cell>
              <table:table-cell office:value-type="float" office:value="0.720562">
                <text:p>0.720562</text:p>
              </table:table-cell>
              <table:table-cell office:value-type="float" office:value="0.765327">
                <text:p>0.765327</text:p>
              </table:table-cell>
              <table:table-cell office:value-type="float" office:value="0.815864">
                <text:p>0.815864</text:p>
              </table:table-cell>
              <table:table-cell office:value-type="float" office:value="0.868686">
                <text:p>0.868686</text:p>
              </table:table-cell>
              <table:table-cell office:value-type="float" office:value="0.622768">
                <text:p>0.6227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60442">
                <text:p>0.460442</text:p>
              </table:table-cell>
              <table:table-cell office:value-type="float" office:value="0.503897">
                <text:p>0.503897</text:p>
              </table:table-cell>
              <table:table-cell office:value-type="float" office:value="0.546217">
                <text:p>0.546217</text:p>
              </table:table-cell>
              <table:table-cell office:value-type="float" office:value="0.576601">
                <text:p>0.576601</text:p>
              </table:table-cell>
              <table:table-cell office:value-type="float" office:value="0.618842">
                <text:p>0.618842</text:p>
              </table:table-cell>
              <table:table-cell office:value-type="float" office:value="0.66439">
                <text:p>0.66439</text:p>
              </table:table-cell>
              <table:table-cell office:value-type="float" office:value="0.703893">
                <text:p>0.703893</text:p>
              </table:table-cell>
              <table:table-cell office:value-type="float" office:value="0.732351">
                <text:p>0.732351</text:p>
              </table:table-cell>
              <table:table-cell office:value-type="float" office:value="0.76604">
                <text:p>0.76604</text:p>
              </table:table-cell>
              <table:table-cell office:value-type="float" office:value="0.814938">
                <text:p>0.814938</text:p>
              </table:table-cell>
              <table:table-cell office:value-type="float" office:value="0.868686">
                <text:p>0.868686</text:p>
              </table:table-cell>
              <table:table-cell office:value-type="float" office:value="0.638761">
                <text:p>0.63876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75272">
                <text:p>0.375272</text:p>
              </table:table-cell>
              <table:table-cell office:value-type="float" office:value="0.487075">
                <text:p>0.487075</text:p>
              </table:table-cell>
              <table:table-cell office:value-type="float" office:value="0.522553">
                <text:p>0.522553</text:p>
              </table:table-cell>
              <table:table-cell office:value-type="float" office:value="0.560551">
                <text:p>0.560551</text:p>
              </table:table-cell>
              <table:table-cell office:value-type="float" office:value="0.595727">
                <text:p>0.595727</text:p>
              </table:table-cell>
              <table:table-cell office:value-type="float" office:value="0.644462">
                <text:p>0.644462</text:p>
              </table:table-cell>
              <table:table-cell office:value-type="float" office:value="0.686722">
                <text:p>0.686722</text:p>
              </table:table-cell>
              <table:table-cell office:value-type="float" office:value="0.721691">
                <text:p>0.721691</text:p>
              </table:table-cell>
              <table:table-cell office:value-type="float" office:value="0.765875">
                <text:p>0.765875</text:p>
              </table:table-cell>
              <table:table-cell office:value-type="float" office:value="0.812996">
                <text:p>0.812996</text:p>
              </table:table-cell>
              <table:table-cell office:value-type="float" office:value="0.868686">
                <text:p>0.868686</text:p>
              </table:table-cell>
              <table:table-cell office:value-type="float" office:value="0.617292">
                <text:p>0.61729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27049">
                <text:p>0.27049</text:p>
              </table:table-cell>
              <table:table-cell office:value-type="float" office:value="0.486395">
                <text:p>0.486395</text:p>
              </table:table-cell>
              <table:table-cell office:value-type="float" office:value="0.535611">
                <text:p>0.535611</text:p>
              </table:table-cell>
              <table:table-cell office:value-type="float" office:value="0.570842">
                <text:p>0.570842</text:p>
              </table:table-cell>
              <table:table-cell office:value-type="float" office:value="0.60544">
                <text:p>0.60544</text:p>
              </table:table-cell>
              <table:table-cell office:value-type="float" office:value="0.6543">
                <text:p>0.6543</text:p>
              </table:table-cell>
              <table:table-cell office:value-type="float" office:value="0.696703">
                <text:p>0.696703</text:p>
              </table:table-cell>
              <table:table-cell office:value-type="float" office:value="0.736763">
                <text:p>0.736763</text:p>
              </table:table-cell>
              <table:table-cell office:value-type="float" office:value="0.778489">
                <text:p>0.778489</text:p>
              </table:table-cell>
              <table:table-cell office:value-type="float" office:value="0.8213">
                <text:p>0.8213</text:p>
              </table:table-cell>
              <table:table-cell office:value-type="float" office:value="0.868686">
                <text:p>0.868686</text:p>
              </table:table-cell>
              <table:table-cell office:value-type="float" office:value="0.615633">
                <text:p>0.61563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35497">
                <text:p>0.335497</text:p>
              </table:table-cell>
              <table:table-cell office:value-type="float" office:value="0.506896">
                <text:p>0.506896</text:p>
              </table:table-cell>
              <table:table-cell office:value-type="float" office:value="0.557155">
                <text:p>0.557155</text:p>
              </table:table-cell>
              <table:table-cell office:value-type="float" office:value="0.591836">
                <text:p>0.591836</text:p>
              </table:table-cell>
              <table:table-cell office:value-type="float" office:value="0.637728">
                <text:p>0.637728</text:p>
              </table:table-cell>
              <table:table-cell office:value-type="float" office:value="0.680691">
                <text:p>0.680691</text:p>
              </table:table-cell>
              <table:table-cell office:value-type="float" office:value="0.72124">
                <text:p>0.72124</text:p>
              </table:table-cell>
              <table:table-cell office:value-type="float" office:value="0.754788">
                <text:p>0.754788</text:p>
              </table:table-cell>
              <table:table-cell office:value-type="float" office:value="0.781442">
                <text:p>0.781442</text:p>
              </table:table-cell>
              <table:table-cell office:value-type="float" office:value="0.825334">
                <text:p>0.825334</text:p>
              </table:table-cell>
              <table:table-cell office:value-type="float" office:value="0.878969">
                <text:p>0.878969</text:p>
              </table:table-cell>
              <table:table-cell office:value-type="float" office:value="0.639261">
                <text:p>0.63926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432045">
                <text:p>0.432045</text:p>
              </table:table-cell>
              <table:table-cell office:value-type="float" office:value="0.514452">
                <text:p>0.514452</text:p>
              </table:table-cell>
              <table:table-cell office:value-type="float" office:value="0.563237">
                <text:p>0.563237</text:p>
              </table:table-cell>
              <table:table-cell office:value-type="float" office:value="0.613163">
                <text:p>0.613163</text:p>
              </table:table-cell>
              <table:table-cell office:value-type="float" office:value="0.657206">
                <text:p>0.657206</text:p>
              </table:table-cell>
              <table:table-cell office:value-type="float" office:value="0.699858">
                <text:p>0.699858</text:p>
              </table:table-cell>
              <table:table-cell office:value-type="float" office:value="0.733878">
                <text:p>0.733878</text:p>
              </table:table-cell>
              <table:table-cell office:value-type="float" office:value="0.763198">
                <text:p>0.763198</text:p>
              </table:table-cell>
              <table:table-cell office:value-type="float" office:value="0.787507">
                <text:p>0.787507</text:p>
              </table:table-cell>
              <table:table-cell office:value-type="float" office:value="0.824078">
                <text:p>0.824078</text:p>
              </table:table-cell>
              <table:table-cell office:value-type="float" office:value="0.878969">
                <text:p>0.878969</text:p>
              </table:table-cell>
              <table:table-cell office:value-type="float" office:value="0.658862">
                <text:p>0.65886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471384">
                <text:p>0.471384</text:p>
              </table:table-cell>
              <table:table-cell office:value-type="float" office:value="0.529132">
                <text:p>0.529132</text:p>
              </table:table-cell>
              <table:table-cell office:value-type="float" office:value="0.577857">
                <text:p>0.577857</text:p>
              </table:table-cell>
              <table:table-cell office:value-type="float" office:value="0.618148">
                <text:p>0.618148</text:p>
              </table:table-cell>
              <table:table-cell office:value-type="float" office:value="0.661834">
                <text:p>0.661834</text:p>
              </table:table-cell>
              <table:table-cell office:value-type="float" office:value="0.698526">
                <text:p>0.698526</text:p>
              </table:table-cell>
              <table:table-cell office:value-type="float" office:value="0.737311">
                <text:p>0.737311</text:p>
              </table:table-cell>
              <table:table-cell office:value-type="float" office:value="0.76475">
                <text:p>0.76475</text:p>
              </table:table-cell>
              <table:table-cell office:value-type="float" office:value="0.786956">
                <text:p>0.786956</text:p>
              </table:table-cell>
              <table:table-cell office:value-type="float" office:value="0.824997">
                <text:p>0.824997</text:p>
              </table:table-cell>
              <table:table-cell office:value-type="float" office:value="0.878969">
                <text:p>0.878969</text:p>
              </table:table-cell>
              <table:table-cell office:value-type="float" office:value="0.667089">
                <text:p>0.66708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459924">
                <text:p>0.459924</text:p>
              </table:table-cell>
              <table:table-cell office:value-type="float" office:value="0.529996">
                <text:p>0.529996</text:p>
              </table:table-cell>
              <table:table-cell office:value-type="float" office:value="0.567873">
                <text:p>0.567873</text:p>
              </table:table-cell>
              <table:table-cell office:value-type="float" office:value="0.617912">
                <text:p>0.617912</text:p>
              </table:table-cell>
              <table:table-cell office:value-type="float" office:value="0.655429">
                <text:p>0.655429</text:p>
              </table:table-cell>
              <table:table-cell office:value-type="float" office:value="0.685404">
                <text:p>0.685404</text:p>
              </table:table-cell>
              <table:table-cell office:value-type="float" office:value="0.717257">
                <text:p>0.717257</text:p>
              </table:table-cell>
              <table:table-cell office:value-type="float" office:value="0.744397">
                <text:p>0.744397</text:p>
              </table:table-cell>
              <table:table-cell office:value-type="float" office:value="0.773486">
                <text:p>0.773486</text:p>
              </table:table-cell>
              <table:table-cell office:value-type="float" office:value="0.816178">
                <text:p>0.816178</text:p>
              </table:table-cell>
              <table:table-cell office:value-type="float" office:value="0.878969">
                <text:p>0.878969</text:p>
              </table:table-cell>
              <table:table-cell office:value-type="float" office:value="0.656785">
                <text:p>0.65678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65869">
                <text:p>0.465869</text:p>
              </table:table-cell>
              <table:table-cell office:value-type="float" office:value="0.532129">
                <text:p>0.532129</text:p>
              </table:table-cell>
              <table:table-cell office:value-type="float" office:value="0.571733">
                <text:p>0.571733</text:p>
              </table:table-cell>
              <table:table-cell office:value-type="float" office:value="0.617212">
                <text:p>0.617212</text:p>
              </table:table-cell>
              <table:table-cell office:value-type="float" office:value="0.665298">
                <text:p>0.665298</text:p>
              </table:table-cell>
              <table:table-cell office:value-type="float" office:value="0.692108">
                <text:p>0.692108</text:p>
              </table:table-cell>
              <table:table-cell office:value-type="float" office:value="0.721716">
                <text:p>0.721716</text:p>
              </table:table-cell>
              <table:table-cell office:value-type="float" office:value="0.75133">
                <text:p>0.75133</text:p>
              </table:table-cell>
              <table:table-cell office:value-type="float" office:value="0.781118">
                <text:p>0.781118</text:p>
              </table:table-cell>
              <table:table-cell office:value-type="float" office:value="0.826808">
                <text:p>0.826808</text:p>
              </table:table-cell>
              <table:table-cell office:value-type="float" office:value="0.878969">
                <text:p>0.878969</text:p>
              </table:table-cell>
              <table:table-cell office:value-type="float" office:value="0.662532">
                <text:p>0.66253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45306">
                <text:p>0.45306</text:p>
              </table:table-cell>
              <table:table-cell office:value-type="float" office:value="0.524866">
                <text:p>0.524866</text:p>
              </table:table-cell>
              <table:table-cell office:value-type="float" office:value="0.567718">
                <text:p>0.567718</text:p>
              </table:table-cell>
              <table:table-cell office:value-type="float" office:value="0.613219">
                <text:p>0.613219</text:p>
              </table:table-cell>
              <table:table-cell office:value-type="float" office:value="0.66613">
                <text:p>0.66613</text:p>
              </table:table-cell>
              <table:table-cell office:value-type="float" office:value="0.697419">
                <text:p>0.697419</text:p>
              </table:table-cell>
              <table:table-cell office:value-type="float" office:value="0.720363">
                <text:p>0.720363</text:p>
              </table:table-cell>
              <table:table-cell office:value-type="float" office:value="0.743926">
                <text:p>0.743926</text:p>
              </table:table-cell>
              <table:table-cell office:value-type="float" office:value="0.776703">
                <text:p>0.776703</text:p>
              </table:table-cell>
              <table:table-cell office:value-type="float" office:value="0.816603">
                <text:p>0.816603</text:p>
              </table:table-cell>
              <table:table-cell office:value-type="float" office:value="0.878969">
                <text:p>0.878969</text:p>
              </table:table-cell>
              <table:table-cell office:value-type="float" office:value="0.658001">
                <text:p>0.65800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46694">
                <text:p>0.46694</text:p>
              </table:table-cell>
              <table:table-cell office:value-type="float" office:value="0.56168">
                <text:p>0.56168</text:p>
              </table:table-cell>
              <table:table-cell office:value-type="float" office:value="0.613144">
                <text:p>0.613144</text:p>
              </table:table-cell>
              <table:table-cell office:value-type="float" office:value="0.649182">
                <text:p>0.649182</text:p>
              </table:table-cell>
              <table:table-cell office:value-type="float" office:value="0.684653">
                <text:p>0.684653</text:p>
              </table:table-cell>
              <table:table-cell office:value-type="float" office:value="0.719203">
                <text:p>0.719203</text:p>
              </table:table-cell>
              <table:table-cell office:value-type="float" office:value="0.74343">
                <text:p>0.74343</text:p>
              </table:table-cell>
              <table:table-cell office:value-type="float" office:value="0.769184">
                <text:p>0.769184</text:p>
              </table:table-cell>
              <table:table-cell office:value-type="float" office:value="0.794688">
                <text:p>0.794688</text:p>
              </table:table-cell>
              <table:table-cell office:value-type="float" office:value="0.826823">
                <text:p>0.826823</text:p>
              </table:table-cell>
              <table:table-cell office:value-type="float" office:value="0.878969">
                <text:p>0.878969</text:p>
              </table:table-cell>
              <table:table-cell office:value-type="float" office:value="0.682893">
                <text:p>0.68289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439184">
                <text:p>0.439184</text:p>
              </table:table-cell>
              <table:table-cell office:value-type="float" office:value="0.566076">
                <text:p>0.566076</text:p>
              </table:table-cell>
              <table:table-cell office:value-type="float" office:value="0.611334">
                <text:p>0.611334</text:p>
              </table:table-cell>
              <table:table-cell office:value-type="float" office:value="0.658361">
                <text:p>0.658361</text:p>
              </table:table-cell>
              <table:table-cell office:value-type="float" office:value="0.694253">
                <text:p>0.694253</text:p>
              </table:table-cell>
              <table:table-cell office:value-type="float" office:value="0.727679">
                <text:p>0.727679</text:p>
              </table:table-cell>
              <table:table-cell office:value-type="float" office:value="0.751273">
                <text:p>0.751273</text:p>
              </table:table-cell>
              <table:table-cell office:value-type="float" office:value="0.774406">
                <text:p>0.774406</text:p>
              </table:table-cell>
              <table:table-cell office:value-type="float" office:value="0.799831">
                <text:p>0.799831</text:p>
              </table:table-cell>
              <table:table-cell office:value-type="float" office:value="0.833615">
                <text:p>0.833615</text:p>
              </table:table-cell>
              <table:table-cell office:value-type="float" office:value="0.878969">
                <text:p>0.878969</text:p>
              </table:table-cell>
              <table:table-cell office:value-type="float" office:value="0.685601">
                <text:p>0.68560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62658">
                <text:p>0.462658</text:p>
              </table:table-cell>
              <table:table-cell office:value-type="float" office:value="0.54509">
                <text:p>0.54509</text:p>
              </table:table-cell>
              <table:table-cell office:value-type="float" office:value="0.587303">
                <text:p>0.587303</text:p>
              </table:table-cell>
              <table:table-cell office:value-type="float" office:value="0.625623">
                <text:p>0.625623</text:p>
              </table:table-cell>
              <table:table-cell office:value-type="float" office:value="0.669468">
                <text:p>0.669468</text:p>
              </table:table-cell>
              <table:table-cell office:value-type="float" office:value="0.709057">
                <text:p>0.709057</text:p>
              </table:table-cell>
              <table:table-cell office:value-type="float" office:value="0.74053">
                <text:p>0.74053</text:p>
              </table:table-cell>
              <table:table-cell office:value-type="float" office:value="0.7676">
                <text:p>0.7676</text:p>
              </table:table-cell>
              <table:table-cell office:value-type="float" office:value="0.78894">
                <text:p>0.78894</text:p>
              </table:table-cell>
              <table:table-cell office:value-type="float" office:value="0.825267">
                <text:p>0.825267</text:p>
              </table:table-cell>
              <table:table-cell office:value-type="float" office:value="0.878969">
                <text:p>0.878969</text:p>
              </table:table-cell>
              <table:table-cell office:value-type="float" office:value="0.672153">
                <text:p>0.67215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449507">
                <text:p>0.449507</text:p>
              </table:table-cell>
              <table:table-cell office:value-type="float" office:value="0.543871">
                <text:p>0.543871</text:p>
              </table:table-cell>
              <table:table-cell office:value-type="float" office:value="0.583489">
                <text:p>0.583489</text:p>
              </table:table-cell>
              <table:table-cell office:value-type="float" office:value="0.634149">
                <text:p>0.634149</text:p>
              </table:table-cell>
              <table:table-cell office:value-type="float" office:value="0.68135">
                <text:p>0.68135</text:p>
              </table:table-cell>
              <table:table-cell office:value-type="float" office:value="0.712454">
                <text:p>0.712454</text:p>
              </table:table-cell>
              <table:table-cell office:value-type="float" office:value="0.7443">
                <text:p>0.7443</text:p>
              </table:table-cell>
              <table:table-cell office:value-type="float" office:value="0.772023">
                <text:p>0.772023</text:p>
              </table:table-cell>
              <table:table-cell office:value-type="float" office:value="0.789233">
                <text:p>0.789233</text:p>
              </table:table-cell>
              <table:table-cell office:value-type="float" office:value="0.830463">
                <text:p>0.830463</text:p>
              </table:table-cell>
              <table:table-cell office:value-type="float" office:value="0.878969">
                <text:p>0.878969</text:p>
              </table:table-cell>
              <table:table-cell office:value-type="float" office:value="0.674084">
                <text:p>0.67408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46868">
                <text:p>0.46868</text:p>
              </table:table-cell>
              <table:table-cell office:value-type="float" office:value="0.569734">
                <text:p>0.569734</text:p>
              </table:table-cell>
              <table:table-cell office:value-type="float" office:value="0.617082">
                <text:p>0.617082</text:p>
              </table:table-cell>
              <table:table-cell office:value-type="float" office:value="0.672943">
                <text:p>0.672943</text:p>
              </table:table-cell>
              <table:table-cell office:value-type="float" office:value="0.709501">
                <text:p>0.709501</text:p>
              </table:table-cell>
              <table:table-cell office:value-type="float" office:value="0.738149">
                <text:p>0.738149</text:p>
              </table:table-cell>
              <table:table-cell office:value-type="float" office:value="0.762085">
                <text:p>0.762085</text:p>
              </table:table-cell>
              <table:table-cell office:value-type="float" office:value="0.785222">
                <text:p>0.785222</text:p>
              </table:table-cell>
              <table:table-cell office:value-type="float" office:value="0.799719">
                <text:p>0.799719</text:p>
              </table:table-cell>
              <table:table-cell office:value-type="float" office:value="0.835185">
                <text:p>0.835185</text:p>
              </table:table-cell>
              <table:table-cell office:value-type="float" office:value="0.878969">
                <text:p>0.878969</text:p>
              </table:table-cell>
              <table:table-cell office:value-type="float" office:value="0.69583">
                <text:p>0.6958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480816">
                <text:p>0.480816</text:p>
              </table:table-cell>
              <table:table-cell office:value-type="float" office:value="0.563378">
                <text:p>0.563378</text:p>
              </table:table-cell>
              <table:table-cell office:value-type="float" office:value="0.607166">
                <text:p>0.607166</text:p>
              </table:table-cell>
              <table:table-cell office:value-type="float" office:value="0.668725">
                <text:p>0.668725</text:p>
              </table:table-cell>
              <table:table-cell office:value-type="float" office:value="0.704745">
                <text:p>0.704745</text:p>
              </table:table-cell>
              <table:table-cell office:value-type="float" office:value="0.728282">
                <text:p>0.728282</text:p>
              </table:table-cell>
              <table:table-cell office:value-type="float" office:value="0.753719">
                <text:p>0.753719</text:p>
              </table:table-cell>
              <table:table-cell office:value-type="float" office:value="0.772671">
                <text:p>0.772671</text:p>
              </table:table-cell>
              <table:table-cell office:value-type="float" office:value="0.791451">
                <text:p>0.791451</text:p>
              </table:table-cell>
              <table:table-cell office:value-type="float" office:value="0.828564">
                <text:p>0.828564</text:p>
              </table:table-cell>
              <table:table-cell office:value-type="float" office:value="0.878969">
                <text:p>0.878969</text:p>
              </table:table-cell>
              <table:table-cell office:value-type="float" office:value="0.689952">
                <text:p>0.68995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443488">
                <text:p>0.443488</text:p>
              </table:table-cell>
              <table:table-cell office:value-type="float" office:value="0.556302">
                <text:p>0.556302</text:p>
              </table:table-cell>
              <table:table-cell office:value-type="float" office:value="0.601272">
                <text:p>0.601272</text:p>
              </table:table-cell>
              <table:table-cell office:value-type="float" office:value="0.644899">
                <text:p>0.644899</text:p>
              </table:table-cell>
              <table:table-cell office:value-type="float" office:value="0.68263">
                <text:p>0.68263</text:p>
              </table:table-cell>
              <table:table-cell office:value-type="float" office:value="0.714354">
                <text:p>0.714354</text:p>
              </table:table-cell>
              <table:table-cell office:value-type="float" office:value="0.750297">
                <text:p>0.750297</text:p>
              </table:table-cell>
              <table:table-cell office:value-type="float" office:value="0.777462">
                <text:p>0.777462</text:p>
              </table:table-cell>
              <table:table-cell office:value-type="float" office:value="0.797591">
                <text:p>0.797591</text:p>
              </table:table-cell>
              <table:table-cell office:value-type="float" office:value="0.828593">
                <text:p>0.828593</text:p>
              </table:table-cell>
              <table:table-cell office:value-type="float" office:value="0.878969">
                <text:p>0.878969</text:p>
              </table:table-cell>
              <table:table-cell office:value-type="float" office:value="0.679689">
                <text:p>0.67968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436115">
                <text:p>0.436115</text:p>
              </table:table-cell>
              <table:table-cell office:value-type="float" office:value="0.552035">
                <text:p>0.552035</text:p>
              </table:table-cell>
              <table:table-cell office:value-type="float" office:value="0.608548">
                <text:p>0.608548</text:p>
              </table:table-cell>
              <table:table-cell office:value-type="float" office:value="0.652298">
                <text:p>0.652298</text:p>
              </table:table-cell>
              <table:table-cell office:value-type="float" office:value="0.693882">
                <text:p>0.693882</text:p>
              </table:table-cell>
              <table:table-cell office:value-type="float" office:value="0.726472">
                <text:p>0.726472</text:p>
              </table:table-cell>
              <table:table-cell office:value-type="float" office:value="0.759331">
                <text:p>0.759331</text:p>
              </table:table-cell>
              <table:table-cell office:value-type="float" office:value="0.778857">
                <text:p>0.778857</text:p>
              </table:table-cell>
              <table:table-cell office:value-type="float" office:value="0.799099">
                <text:p>0.799099</text:p>
              </table:table-cell>
              <table:table-cell office:value-type="float" office:value="0.830729">
                <text:p>0.830729</text:p>
              </table:table-cell>
              <table:table-cell office:value-type="float" office:value="0.878969">
                <text:p>0.878969</text:p>
              </table:table-cell>
              <table:table-cell office:value-type="float" office:value="0.683737">
                <text:p>0.68373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428237">
                <text:p>0.428237</text:p>
              </table:table-cell>
              <table:table-cell office:value-type="float" office:value="0.543919">
                <text:p>0.543919</text:p>
              </table:table-cell>
              <table:table-cell office:value-type="float" office:value="0.613285">
                <text:p>0.613285</text:p>
              </table:table-cell>
              <table:table-cell office:value-type="float" office:value="0.656868">
                <text:p>0.656868</text:p>
              </table:table-cell>
              <table:table-cell office:value-type="float" office:value="0.689791">
                <text:p>0.689791</text:p>
              </table:table-cell>
              <table:table-cell office:value-type="float" office:value="0.719145">
                <text:p>0.719145</text:p>
              </table:table-cell>
              <table:table-cell office:value-type="float" office:value="0.755617">
                <text:p>0.755617</text:p>
              </table:table-cell>
              <table:table-cell office:value-type="float" office:value="0.780067">
                <text:p>0.780067</text:p>
              </table:table-cell>
              <table:table-cell office:value-type="float" office:value="0.800436">
                <text:p>0.800436</text:p>
              </table:table-cell>
              <table:table-cell office:value-type="float" office:value="0.831323">
                <text:p>0.831323</text:p>
              </table:table-cell>
              <table:table-cell office:value-type="float" office:value="0.878969">
                <text:p>0.878969</text:p>
              </table:table-cell>
              <table:table-cell office:value-type="float" office:value="0.681869">
                <text:p>0.68186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416764">
                <text:p>0.416764</text:p>
              </table:table-cell>
              <table:table-cell office:value-type="float" office:value="0.554529">
                <text:p>0.554529</text:p>
              </table:table-cell>
              <table:table-cell office:value-type="float" office:value="0.613276">
                <text:p>0.613276</text:p>
              </table:table-cell>
              <table:table-cell office:value-type="float" office:value="0.657834">
                <text:p>0.657834</text:p>
              </table:table-cell>
              <table:table-cell office:value-type="float" office:value="0.696752">
                <text:p>0.696752</text:p>
              </table:table-cell>
              <table:table-cell office:value-type="float" office:value="0.735985">
                <text:p>0.735985</text:p>
              </table:table-cell>
              <table:table-cell office:value-type="float" office:value="0.759599">
                <text:p>0.759599</text:p>
              </table:table-cell>
              <table:table-cell office:value-type="float" office:value="0.780869">
                <text:p>0.780869</text:p>
              </table:table-cell>
              <table:table-cell office:value-type="float" office:value="0.8006">
                <text:p>0.8006</text:p>
              </table:table-cell>
              <table:table-cell office:value-type="float" office:value="0.836254">
                <text:p>0.836254</text:p>
              </table:table-cell>
              <table:table-cell office:value-type="float" office:value="0.878969">
                <text:p>0.878969</text:p>
              </table:table-cell>
              <table:table-cell office:value-type="float" office:value="0.685246">
                <text:p>0.68524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427883">
                <text:p>0.427883</text:p>
              </table:table-cell>
              <table:table-cell office:value-type="float" office:value="0.571878">
                <text:p>0.571878</text:p>
              </table:table-cell>
              <table:table-cell office:value-type="float" office:value="0.632926">
                <text:p>0.632926</text:p>
              </table:table-cell>
              <table:table-cell office:value-type="float" office:value="0.669861">
                <text:p>0.669861</text:p>
              </table:table-cell>
              <table:table-cell office:value-type="float" office:value="0.699969">
                <text:p>0.699969</text:p>
              </table:table-cell>
              <table:table-cell office:value-type="float" office:value="0.728559">
                <text:p>0.728559</text:p>
              </table:table-cell>
              <table:table-cell office:value-type="float" office:value="0.758984">
                <text:p>0.758984</text:p>
              </table:table-cell>
              <table:table-cell office:value-type="float" office:value="0.781693">
                <text:p>0.781693</text:p>
              </table:table-cell>
              <table:table-cell office:value-type="float" office:value="0.801196">
                <text:p>0.801196</text:p>
              </table:table-cell>
              <table:table-cell office:value-type="float" office:value="0.833397">
                <text:p>0.833397</text:p>
              </table:table-cell>
              <table:table-cell office:value-type="float" office:value="0.878969">
                <text:p>0.878969</text:p>
              </table:table-cell>
              <table:table-cell office:value-type="float" office:value="0.690635">
                <text:p>0.6906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2681">
                <text:p>0.42681</text:p>
              </table:table-cell>
              <table:table-cell office:value-type="float" office:value="0.567449">
                <text:p>0.567449</text:p>
              </table:table-cell>
              <table:table-cell office:value-type="float" office:value="0.634343">
                <text:p>0.634343</text:p>
              </table:table-cell>
              <table:table-cell office:value-type="float" office:value="0.678879">
                <text:p>0.678879</text:p>
              </table:table-cell>
              <table:table-cell office:value-type="float" office:value="0.697917">
                <text:p>0.697917</text:p>
              </table:table-cell>
              <table:table-cell office:value-type="float" office:value="0.725671">
                <text:p>0.725671</text:p>
              </table:table-cell>
              <table:table-cell office:value-type="float" office:value="0.752876">
                <text:p>0.752876</text:p>
              </table:table-cell>
              <table:table-cell office:value-type="float" office:value="0.776739">
                <text:p>0.776739</text:p>
              </table:table-cell>
              <table:table-cell office:value-type="float" office:value="0.799915">
                <text:p>0.799915</text:p>
              </table:table-cell>
              <table:table-cell office:value-type="float" office:value="0.827038">
                <text:p>0.827038</text:p>
              </table:table-cell>
              <table:table-cell office:value-type="float" office:value="0.878969">
                <text:p>0.878969</text:p>
              </table:table-cell>
              <table:table-cell office:value-type="float" office:value="0.688764">
                <text:p>0.68876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336693">
                <text:p>0.336693</text:p>
              </table:table-cell>
              <table:table-cell office:value-type="float" office:value="0.556668">
                <text:p>0.556668</text:p>
              </table:table-cell>
              <table:table-cell office:value-type="float" office:value="0.61988">
                <text:p>0.61988</text:p>
              </table:table-cell>
              <table:table-cell office:value-type="float" office:value="0.665593">
                <text:p>0.665593</text:p>
              </table:table-cell>
              <table:table-cell office:value-type="float" office:value="0.689147">
                <text:p>0.689147</text:p>
              </table:table-cell>
              <table:table-cell office:value-type="float" office:value="0.714941">
                <text:p>0.714941</text:p>
              </table:table-cell>
              <table:table-cell office:value-type="float" office:value="0.746207">
                <text:p>0.746207</text:p>
              </table:table-cell>
              <table:table-cell office:value-type="float" office:value="0.772776">
                <text:p>0.772776</text:p>
              </table:table-cell>
              <table:table-cell office:value-type="float" office:value="0.790474">
                <text:p>0.790474</text:p>
              </table:table-cell>
              <table:table-cell office:value-type="float" office:value="0.826137">
                <text:p>0.826137</text:p>
              </table:table-cell>
              <table:table-cell office:value-type="float" office:value="0.878969">
                <text:p>0.878969</text:p>
              </table:table-cell>
              <table:table-cell office:value-type="float" office:value="0.671852">
                <text:p>0.67185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455461">
                <text:p>0.455461</text:p>
              </table:table-cell>
              <table:table-cell office:value-type="float" office:value="0.573341">
                <text:p>0.573341</text:p>
              </table:table-cell>
              <table:table-cell office:value-type="float" office:value="0.622023">
                <text:p>0.622023</text:p>
              </table:table-cell>
              <table:table-cell office:value-type="float" office:value="0.66833">
                <text:p>0.66833</text:p>
              </table:table-cell>
              <table:table-cell office:value-type="float" office:value="0.700173">
                <text:p>0.700173</text:p>
              </table:table-cell>
              <table:table-cell office:value-type="float" office:value="0.723934">
                <text:p>0.723934</text:p>
              </table:table-cell>
              <table:table-cell office:value-type="float" office:value="0.750705">
                <text:p>0.750705</text:p>
              </table:table-cell>
              <table:table-cell office:value-type="float" office:value="0.772517">
                <text:p>0.772517</text:p>
              </table:table-cell>
              <table:table-cell office:value-type="float" office:value="0.789411">
                <text:p>0.789411</text:p>
              </table:table-cell>
              <table:table-cell office:value-type="float" office:value="0.82538">
                <text:p>0.82538</text:p>
              </table:table-cell>
              <table:table-cell office:value-type="float" office:value="0.878969">
                <text:p>0.878969</text:p>
              </table:table-cell>
              <table:table-cell office:value-type="float" office:value="0.688128">
                <text:p>0.68812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443713">
                <text:p>0.443713</text:p>
              </table:table-cell>
              <table:table-cell office:value-type="float" office:value="0.57636">
                <text:p>0.57636</text:p>
              </table:table-cell>
              <table:table-cell office:value-type="float" office:value="0.638771">
                <text:p>0.638771</text:p>
              </table:table-cell>
              <table:table-cell office:value-type="float" office:value="0.682184">
                <text:p>0.682184</text:p>
              </table:table-cell>
              <table:table-cell office:value-type="float" office:value="0.711734">
                <text:p>0.711734</text:p>
              </table:table-cell>
              <table:table-cell office:value-type="float" office:value="0.740109">
                <text:p>0.740109</text:p>
              </table:table-cell>
              <table:table-cell office:value-type="float" office:value="0.759198">
                <text:p>0.759198</text:p>
              </table:table-cell>
              <table:table-cell office:value-type="float" office:value="0.774262">
                <text:p>0.774262</text:p>
              </table:table-cell>
              <table:table-cell office:value-type="float" office:value="0.789011">
                <text:p>0.789011</text:p>
              </table:table-cell>
              <table:table-cell office:value-type="float" office:value="0.820959">
                <text:p>0.820959</text:p>
              </table:table-cell>
              <table:table-cell office:value-type="float" office:value="0.878969">
                <text:p>0.878969</text:p>
              </table:table-cell>
              <table:table-cell office:value-type="float" office:value="0.69363">
                <text:p>0.6936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407618">
                <text:p>0.407618</text:p>
              </table:table-cell>
              <table:table-cell office:value-type="float" office:value="0.571596">
                <text:p>0.571596</text:p>
              </table:table-cell>
              <table:table-cell office:value-type="float" office:value="0.618177">
                <text:p>0.618177</text:p>
              </table:table-cell>
              <table:table-cell office:value-type="float" office:value="0.657459">
                <text:p>0.657459</text:p>
              </table:table-cell>
              <table:table-cell office:value-type="float" office:value="0.687053">
                <text:p>0.687053</text:p>
              </table:table-cell>
              <table:table-cell office:value-type="float" office:value="0.713143">
                <text:p>0.713143</text:p>
              </table:table-cell>
              <table:table-cell office:value-type="float" office:value="0.742246">
                <text:p>0.742246</text:p>
              </table:table-cell>
              <table:table-cell office:value-type="float" office:value="0.766449">
                <text:p>0.766449</text:p>
              </table:table-cell>
              <table:table-cell office:value-type="float" office:value="0.788818">
                <text:p>0.788818</text:p>
              </table:table-cell>
              <table:table-cell office:value-type="float" office:value="0.818265">
                <text:p>0.818265</text:p>
              </table:table-cell>
              <table:table-cell office:value-type="float" office:value="0.878969">
                <text:p>0.878969</text:p>
              </table:table-cell>
              <table:table-cell office:value-type="float" office:value="0.677082">
                <text:p>0.67708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497187">
                <text:p>0.497187</text:p>
              </table:table-cell>
              <table:table-cell office:value-type="float" office:value="0.58916">
                <text:p>0.58916</text:p>
              </table:table-cell>
              <table:table-cell office:value-type="float" office:value="0.637022">
                <text:p>0.637022</text:p>
              </table:table-cell>
              <table:table-cell office:value-type="float" office:value="0.671172">
                <text:p>0.671172</text:p>
              </table:table-cell>
              <table:table-cell office:value-type="float" office:value="0.705456">
                <text:p>0.705456</text:p>
              </table:table-cell>
              <table:table-cell office:value-type="float" office:value="0.734946">
                <text:p>0.734946</text:p>
              </table:table-cell>
              <table:table-cell office:value-type="float" office:value="0.759427">
                <text:p>0.759427</text:p>
              </table:table-cell>
              <table:table-cell office:value-type="float" office:value="0.780554">
                <text:p>0.780554</text:p>
              </table:table-cell>
              <table:table-cell office:value-type="float" office:value="0.796807">
                <text:p>0.796807</text:p>
              </table:table-cell>
              <table:table-cell office:value-type="float" office:value="0.821054">
                <text:p>0.821054</text:p>
              </table:table-cell>
              <table:table-cell office:value-type="float" office:value="0.878969">
                <text:p>0.878969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461046">
                <text:p>0.461046</text:p>
              </table:table-cell>
              <table:table-cell office:value-type="float" office:value="0.561698">
                <text:p>0.561698</text:p>
              </table:table-cell>
              <table:table-cell office:value-type="float" office:value="0.639496">
                <text:p>0.639496</text:p>
              </table:table-cell>
              <table:table-cell office:value-type="float" office:value="0.678742">
                <text:p>0.678742</text:p>
              </table:table-cell>
              <table:table-cell office:value-type="float" office:value="0.715265">
                <text:p>0.715265</text:p>
              </table:table-cell>
              <table:table-cell office:value-type="float" office:value="0.74372">
                <text:p>0.74372</text:p>
              </table:table-cell>
              <table:table-cell office:value-type="float" office:value="0.762837">
                <text:p>0.762837</text:p>
              </table:table-cell>
              <table:table-cell office:value-type="float" office:value="0.780015">
                <text:p>0.780015</text:p>
              </table:table-cell>
              <table:table-cell office:value-type="float" office:value="0.797879">
                <text:p>0.797879</text:p>
              </table:table-cell>
              <table:table-cell office:value-type="float" office:value="0.820443">
                <text:p>0.820443</text:p>
              </table:table-cell>
              <table:table-cell office:value-type="float" office:value="0.878969">
                <text:p>0.878969</text:p>
              </table:table-cell>
              <table:table-cell office:value-type="float" office:value="0.696114">
                <text:p>0.69611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453047">
                <text:p>0.453047</text:p>
              </table:table-cell>
              <table:table-cell office:value-type="float" office:value="0.56724">
                <text:p>0.56724</text:p>
              </table:table-cell>
              <table:table-cell office:value-type="float" office:value="0.639942">
                <text:p>0.639942</text:p>
              </table:table-cell>
              <table:table-cell office:value-type="float" office:value="0.682153">
                <text:p>0.682153</text:p>
              </table:table-cell>
              <table:table-cell office:value-type="float" office:value="0.722183">
                <text:p>0.722183</text:p>
              </table:table-cell>
              <table:table-cell office:value-type="float" office:value="0.744452">
                <text:p>0.744452</text:p>
              </table:table-cell>
              <table:table-cell office:value-type="float" office:value="0.760738">
                <text:p>0.760738</text:p>
              </table:table-cell>
              <table:table-cell office:value-type="float" office:value="0.782807">
                <text:p>0.782807</text:p>
              </table:table-cell>
              <table:table-cell office:value-type="float" office:value="0.800499">
                <text:p>0.800499</text:p>
              </table:table-cell>
              <table:table-cell office:value-type="float" office:value="0.828211">
                <text:p>0.828211</text:p>
              </table:table-cell>
              <table:table-cell office:value-type="float" office:value="0.878969">
                <text:p>0.878969</text:p>
              </table:table-cell>
              <table:table-cell office:value-type="float" office:value="0.698127">
                <text:p>0.698127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463966">
                <text:p>0.463966</text:p>
              </table:table-cell>
              <table:table-cell office:value-type="float" office:value="0.611035">
                <text:p>0.611035</text:p>
              </table:table-cell>
              <table:table-cell office:value-type="float" office:value="0.651211">
                <text:p>0.651211</text:p>
              </table:table-cell>
              <table:table-cell office:value-type="float" office:value="0.677133">
                <text:p>0.677133</text:p>
              </table:table-cell>
              <table:table-cell office:value-type="float" office:value="0.70942">
                <text:p>0.70942</text:p>
              </table:table-cell>
              <table:table-cell office:value-type="float" office:value="0.736919">
                <text:p>0.736919</text:p>
              </table:table-cell>
              <table:table-cell office:value-type="float" office:value="0.758636">
                <text:p>0.758636</text:p>
              </table:table-cell>
              <table:table-cell office:value-type="float" office:value="0.784904">
                <text:p>0.784904</text:p>
              </table:table-cell>
              <table:table-cell office:value-type="float" office:value="0.804503">
                <text:p>0.804503</text:p>
              </table:table-cell>
              <table:table-cell office:value-type="float" office:value="0.824341">
                <text:p>0.824341</text:p>
              </table:table-cell>
              <table:table-cell office:value-type="float" office:value="0.878969">
                <text:p>0.878969</text:p>
              </table:table-cell>
              <table:table-cell office:value-type="float" office:value="0.702207">
                <text:p>0.70220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03918">
                <text:p>0.503918</text:p>
              </table:table-cell>
              <table:table-cell office:value-type="float" office:value="0.620597">
                <text:p>0.620597</text:p>
              </table:table-cell>
              <table:table-cell office:value-type="float" office:value="0.66039">
                <text:p>0.66039</text:p>
              </table:table-cell>
              <table:table-cell office:value-type="float" office:value="0.685982">
                <text:p>0.685982</text:p>
              </table:table-cell>
              <table:table-cell office:value-type="float" office:value="0.7176">
                <text:p>0.7176</text:p>
              </table:table-cell>
              <table:table-cell office:value-type="float" office:value="0.741864">
                <text:p>0.741864</text:p>
              </table:table-cell>
              <table:table-cell office:value-type="float" office:value="0.759522">
                <text:p>0.759522</text:p>
              </table:table-cell>
              <table:table-cell office:value-type="float" office:value="0.779586">
                <text:p>0.779586</text:p>
              </table:table-cell>
              <table:table-cell office:value-type="float" office:value="0.799428">
                <text:p>0.799428</text:p>
              </table:table-cell>
              <table:table-cell office:value-type="float" office:value="0.824773">
                <text:p>0.824773</text:p>
              </table:table-cell>
              <table:table-cell office:value-type="float" office:value="0.878969">
                <text:p>0.878969</text:p>
              </table:table-cell>
              <table:table-cell office:value-type="float" office:value="0.709366">
                <text:p>0.70936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468658">
                <text:p>0.468658</text:p>
              </table:table-cell>
              <table:table-cell office:value-type="float" office:value="0.598071">
                <text:p>0.598071</text:p>
              </table:table-cell>
              <table:table-cell office:value-type="float" office:value="0.65103">
                <text:p>0.65103</text:p>
              </table:table-cell>
              <table:table-cell office:value-type="float" office:value="0.684227">
                <text:p>0.684227</text:p>
              </table:table-cell>
              <table:table-cell office:value-type="float" office:value="0.718633">
                <text:p>0.718633</text:p>
              </table:table-cell>
              <table:table-cell office:value-type="float" office:value="0.742518">
                <text:p>0.742518</text:p>
              </table:table-cell>
              <table:table-cell office:value-type="float" office:value="0.75961">
                <text:p>0.75961</text:p>
              </table:table-cell>
              <table:table-cell office:value-type="float" office:value="0.783367">
                <text:p>0.783367</text:p>
              </table:table-cell>
              <table:table-cell office:value-type="float" office:value="0.804196">
                <text:p>0.804196</text:p>
              </table:table-cell>
              <table:table-cell office:value-type="float" office:value="0.830471">
                <text:p>0.830471</text:p>
              </table:table-cell>
              <table:table-cell office:value-type="float" office:value="0.878969">
                <text:p>0.878969</text:p>
              </table:table-cell>
              <table:table-cell office:value-type="float" office:value="0.704078">
                <text:p>0.70407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51052">
                <text:p>0.551052</text:p>
              </table:table-cell>
              <table:table-cell office:value-type="float" office:value="0.628774">
                <text:p>0.628774</text:p>
              </table:table-cell>
              <table:table-cell office:value-type="float" office:value="0.663071">
                <text:p>0.663071</text:p>
              </table:table-cell>
              <table:table-cell office:value-type="float" office:value="0.68671">
                <text:p>0.68671</text:p>
              </table:table-cell>
              <table:table-cell office:value-type="float" office:value="0.716502">
                <text:p>0.716502</text:p>
              </table:table-cell>
              <table:table-cell office:value-type="float" office:value="0.739702">
                <text:p>0.739702</text:p>
              </table:table-cell>
              <table:table-cell office:value-type="float" office:value="0.757797">
                <text:p>0.757797</text:p>
              </table:table-cell>
              <table:table-cell office:value-type="float" office:value="0.779797">
                <text:p>0.779797</text:p>
              </table:table-cell>
              <table:table-cell office:value-type="float" office:value="0.800651">
                <text:p>0.800651</text:p>
              </table:table-cell>
              <table:table-cell office:value-type="float" office:value="0.827536">
                <text:p>0.827536</text:p>
              </table:table-cell>
              <table:table-cell office:value-type="float" office:value="0.878969">
                <text:p>0.878969</text:p>
              </table:table-cell>
              <table:table-cell office:value-type="float" office:value="0.715159">
                <text:p>0.71515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535966">
                <text:p>0.535966</text:p>
              </table:table-cell>
              <table:table-cell office:value-type="float" office:value="0.612383">
                <text:p>0.612383</text:p>
              </table:table-cell>
              <table:table-cell office:value-type="float" office:value="0.66247">
                <text:p>0.66247</text:p>
              </table:table-cell>
              <table:table-cell office:value-type="float" office:value="0.694887">
                <text:p>0.694887</text:p>
              </table:table-cell>
              <table:table-cell office:value-type="float" office:value="0.724727">
                <text:p>0.724727</text:p>
              </table:table-cell>
              <table:table-cell office:value-type="float" office:value="0.751783">
                <text:p>0.751783</text:p>
              </table:table-cell>
              <table:table-cell office:value-type="float" office:value="0.769363">
                <text:p>0.769363</text:p>
              </table:table-cell>
              <table:table-cell office:value-type="float" office:value="0.78495">
                <text:p>0.78495</text:p>
              </table:table-cell>
              <table:table-cell office:value-type="float" office:value="0.802675">
                <text:p>0.802675</text:p>
              </table:table-cell>
              <table:table-cell office:value-type="float" office:value="0.829498">
                <text:p>0.829498</text:p>
              </table:table-cell>
              <table:table-cell office:value-type="float" office:value="0.878969">
                <text:p>0.878969</text:p>
              </table:table-cell>
              <table:table-cell office:value-type="float" office:value="0.71687">
                <text:p>0.7168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465731">
                <text:p>0.465731</text:p>
              </table:table-cell>
              <table:table-cell office:value-type="float" office:value="0.608519">
                <text:p>0.608519</text:p>
              </table:table-cell>
              <table:table-cell office:value-type="float" office:value="0.662756">
                <text:p>0.662756</text:p>
              </table:table-cell>
              <table:table-cell office:value-type="float" office:value="0.69898">
                <text:p>0.69898</text:p>
              </table:table-cell>
              <table:table-cell office:value-type="float" office:value="0.731113">
                <text:p>0.731113</text:p>
              </table:table-cell>
              <table:table-cell office:value-type="float" office:value="0.752755">
                <text:p>0.752755</text:p>
              </table:table-cell>
              <table:table-cell office:value-type="float" office:value="0.769656">
                <text:p>0.769656</text:p>
              </table:table-cell>
              <table:table-cell office:value-type="float" office:value="0.787038">
                <text:p>0.787038</text:p>
              </table:table-cell>
              <table:table-cell office:value-type="float" office:value="0.805067">
                <text:p>0.805067</text:p>
              </table:table-cell>
              <table:table-cell office:value-type="float" office:value="0.833588">
                <text:p>0.833588</text:p>
              </table:table-cell>
              <table:table-cell office:value-type="float" office:value="0.878969">
                <text:p>0.878969</text:p>
              </table:table-cell>
              <table:table-cell office:value-type="float" office:value="0.71152">
                <text:p>0.7115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556988">
                <text:p>0.556988</text:p>
              </table:table-cell>
              <table:table-cell office:value-type="float" office:value="0.623664">
                <text:p>0.623664</text:p>
              </table:table-cell>
              <table:table-cell office:value-type="float" office:value="0.66595">
                <text:p>0.66595</text:p>
              </table:table-cell>
              <table:table-cell office:value-type="float" office:value="0.691743">
                <text:p>0.691743</text:p>
              </table:table-cell>
              <table:table-cell office:value-type="float" office:value="0.723018">
                <text:p>0.723018</text:p>
              </table:table-cell>
              <table:table-cell office:value-type="float" office:value="0.754871">
                <text:p>0.754871</text:p>
              </table:table-cell>
              <table:table-cell office:value-type="float" office:value="0.771663">
                <text:p>0.771663</text:p>
              </table:table-cell>
              <table:table-cell office:value-type="float" office:value="0.788928">
                <text:p>0.788928</text:p>
              </table:table-cell>
              <table:table-cell office:value-type="float" office:value="0.804265">
                <text:p>0.804265</text:p>
              </table:table-cell>
              <table:table-cell office:value-type="float" office:value="0.831491">
                <text:p>0.831491</text:p>
              </table:table-cell>
              <table:table-cell office:value-type="float" office:value="0.878969">
                <text:p>0.878969</text:p>
              </table:table-cell>
              <table:table-cell office:value-type="float" office:value="0.721258">
                <text:p>0.72125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506772">
                <text:p>0.506772</text:p>
              </table:table-cell>
              <table:table-cell office:value-type="float" office:value="0.610396">
                <text:p>0.610396</text:p>
              </table:table-cell>
              <table:table-cell office:value-type="float" office:value="0.656551">
                <text:p>0.656551</text:p>
              </table:table-cell>
              <table:table-cell office:value-type="float" office:value="0.687027">
                <text:p>0.687027</text:p>
              </table:table-cell>
              <table:table-cell office:value-type="float" office:value="0.714299">
                <text:p>0.714299</text:p>
              </table:table-cell>
              <table:table-cell office:value-type="float" office:value="0.737488">
                <text:p>0.737488</text:p>
              </table:table-cell>
              <table:table-cell office:value-type="float" office:value="0.762395">
                <text:p>0.762395</text:p>
              </table:table-cell>
              <table:table-cell office:value-type="float" office:value="0.782247">
                <text:p>0.782247</text:p>
              </table:table-cell>
              <table:table-cell office:value-type="float" office:value="0.804297">
                <text:p>0.804297</text:p>
              </table:table-cell>
              <table:table-cell office:value-type="float" office:value="0.831229">
                <text:p>0.831229</text:p>
              </table:table-cell>
              <table:table-cell office:value-type="float" office:value="0.878969">
                <text:p>0.878969</text:p>
              </table:table-cell>
              <table:table-cell office:value-type="float" office:value="0.70927">
                <text:p>0.7092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474169">
                <text:p>0.474169</text:p>
              </table:table-cell>
              <table:table-cell office:value-type="float" office:value="0.612189">
                <text:p>0.612189</text:p>
              </table:table-cell>
              <table:table-cell office:value-type="float" office:value="0.65359">
                <text:p>0.65359</text:p>
              </table:table-cell>
              <table:table-cell office:value-type="float" office:value="0.683296">
                <text:p>0.683296</text:p>
              </table:table-cell>
              <table:table-cell office:value-type="float" office:value="0.708577">
                <text:p>0.708577</text:p>
              </table:table-cell>
              <table:table-cell office:value-type="float" office:value="0.732162">
                <text:p>0.732162</text:p>
              </table:table-cell>
              <table:table-cell office:value-type="float" office:value="0.754165">
                <text:p>0.754165</text:p>
              </table:table-cell>
              <table:table-cell office:value-type="float" office:value="0.777188">
                <text:p>0.777188</text:p>
              </table:table-cell>
              <table:table-cell office:value-type="float" office:value="0.79761">
                <text:p>0.79761</text:p>
              </table:table-cell>
              <table:table-cell office:value-type="float" office:value="0.825798">
                <text:p>0.825798</text:p>
              </table:table-cell>
              <table:table-cell office:value-type="float" office:value="0.878969">
                <text:p>0.878969</text:p>
              </table:table-cell>
              <table:table-cell office:value-type="float" office:value="0.701874">
                <text:p>0.70187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408323">
                <text:p>0.408323</text:p>
              </table:table-cell>
              <table:table-cell office:value-type="float" office:value="0.617075">
                <text:p>0.617075</text:p>
              </table:table-cell>
              <table:table-cell office:value-type="float" office:value="0.654272">
                <text:p>0.654272</text:p>
              </table:table-cell>
              <table:table-cell office:value-type="float" office:value="0.68988">
                <text:p>0.68988</text:p>
              </table:table-cell>
              <table:table-cell office:value-type="float" office:value="0.722416">
                <text:p>0.722416</text:p>
              </table:table-cell>
              <table:table-cell office:value-type="float" office:value="0.737482">
                <text:p>0.737482</text:p>
              </table:table-cell>
              <table:table-cell office:value-type="float" office:value="0.75673">
                <text:p>0.75673</text:p>
              </table:table-cell>
              <table:table-cell office:value-type="float" office:value="0.780009">
                <text:p>0.780009</text:p>
              </table:table-cell>
              <table:table-cell office:value-type="float" office:value="0.800679">
                <text:p>0.800679</text:p>
              </table:table-cell>
              <table:table-cell office:value-type="float" office:value="0.828889">
                <text:p>0.828889</text:p>
              </table:table-cell>
              <table:table-cell office:value-type="float" office:value="0.878969">
                <text:p>0.878969</text:p>
              </table:table-cell>
              <table:table-cell office:value-type="float" office:value="0.699576">
                <text:p>0.69957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534636">
                <text:p>0.534636</text:p>
              </table:table-cell>
              <table:table-cell office:value-type="float" office:value="0.615125">
                <text:p>0.615125</text:p>
              </table:table-cell>
              <table:table-cell office:value-type="float" office:value="0.657006">
                <text:p>0.657006</text:p>
              </table:table-cell>
              <table:table-cell office:value-type="float" office:value="0.687722">
                <text:p>0.687722</text:p>
              </table:table-cell>
              <table:table-cell office:value-type="float" office:value="0.716482">
                <text:p>0.716482</text:p>
              </table:table-cell>
              <table:table-cell office:value-type="float" office:value="0.734704">
                <text:p>0.734704</text:p>
              </table:table-cell>
              <table:table-cell office:value-type="float" office:value="0.75318">
                <text:p>0.75318</text:p>
              </table:table-cell>
              <table:table-cell office:value-type="float" office:value="0.772857">
                <text:p>0.772857</text:p>
              </table:table-cell>
              <table:table-cell office:value-type="float" office:value="0.792437">
                <text:p>0.792437</text:p>
              </table:table-cell>
              <table:table-cell office:value-type="float" office:value="0.824733">
                <text:p>0.824733</text:p>
              </table:table-cell>
              <table:table-cell office:value-type="float" office:value="0.878969">
                <text:p>0.878969</text:p>
              </table:table-cell>
              <table:table-cell office:value-type="float" office:value="0.708888">
                <text:p>0.70888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536349">
                <text:p>0.536349</text:p>
              </table:table-cell>
              <table:table-cell office:value-type="float" office:value="0.603328">
                <text:p>0.603328</text:p>
              </table:table-cell>
              <table:table-cell office:value-type="float" office:value="0.640581">
                <text:p>0.640581</text:p>
              </table:table-cell>
              <table:table-cell office:value-type="float" office:value="0.672787">
                <text:p>0.672787</text:p>
              </table:table-cell>
              <table:table-cell office:value-type="float" office:value="0.704787">
                <text:p>0.704787</text:p>
              </table:table-cell>
              <table:table-cell office:value-type="float" office:value="0.728859">
                <text:p>0.728859</text:p>
              </table:table-cell>
              <table:table-cell office:value-type="float" office:value="0.752403">
                <text:p>0.752403</text:p>
              </table:table-cell>
              <table:table-cell office:value-type="float" office:value="0.775723">
                <text:p>0.775723</text:p>
              </table:table-cell>
              <table:table-cell office:value-type="float" office:value="0.801703">
                <text:p>0.801703</text:p>
              </table:table-cell>
              <table:table-cell office:value-type="float" office:value="0.829691">
                <text:p>0.829691</text:p>
              </table:table-cell>
              <table:table-cell office:value-type="float" office:value="0.878969">
                <text:p>0.878969</text:p>
              </table:table-cell>
              <table:table-cell office:value-type="float" office:value="0.704621">
                <text:p>0.7046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04906">
                <text:p>0.504906</text:p>
              </table:table-cell>
              <table:table-cell office:value-type="float" office:value="0.604624">
                <text:p>0.604624</text:p>
              </table:table-cell>
              <table:table-cell office:value-type="float" office:value="0.651797">
                <text:p>0.651797</text:p>
              </table:table-cell>
              <table:table-cell office:value-type="float" office:value="0.685215">
                <text:p>0.685215</text:p>
              </table:table-cell>
              <table:table-cell office:value-type="float" office:value="0.712404">
                <text:p>0.712404</text:p>
              </table:table-cell>
              <table:table-cell office:value-type="float" office:value="0.731441">
                <text:p>0.731441</text:p>
              </table:table-cell>
              <table:table-cell office:value-type="float" office:value="0.751157">
                <text:p>0.751157</text:p>
              </table:table-cell>
              <table:table-cell office:value-type="float" office:value="0.772599">
                <text:p>0.772599</text:p>
              </table:table-cell>
              <table:table-cell office:value-type="float" office:value="0.79979">
                <text:p>0.79979</text:p>
              </table:table-cell>
              <table:table-cell office:value-type="float" office:value="0.830363">
                <text:p>0.830363</text:p>
              </table:table-cell>
              <table:table-cell office:value-type="float" office:value="0.878969">
                <text:p>0.878969</text:p>
              </table:table-cell>
              <table:table-cell office:value-type="float" office:value="0.70443">
                <text:p>0.7044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376694">
                <text:p>0.376694</text:p>
              </table:table-cell>
              <table:table-cell office:value-type="float" office:value="0.563611">
                <text:p>0.563611</text:p>
              </table:table-cell>
              <table:table-cell office:value-type="float" office:value="0.623527">
                <text:p>0.623527</text:p>
              </table:table-cell>
              <table:table-cell office:value-type="float" office:value="0.682176">
                <text:p>0.682176</text:p>
              </table:table-cell>
              <table:table-cell office:value-type="float" office:value="0.710786">
                <text:p>0.710786</text:p>
              </table:table-cell>
              <table:table-cell office:value-type="float" office:value="0.730336">
                <text:p>0.730336</text:p>
              </table:table-cell>
              <table:table-cell office:value-type="float" office:value="0.754855">
                <text:p>0.754855</text:p>
              </table:table-cell>
              <table:table-cell office:value-type="float" office:value="0.779133">
                <text:p>0.779133</text:p>
              </table:table-cell>
              <table:table-cell office:value-type="float" office:value="0.799198">
                <text:p>0.799198</text:p>
              </table:table-cell>
              <table:table-cell office:value-type="float" office:value="0.828241">
                <text:p>0.828241</text:p>
              </table:table-cell>
              <table:table-cell office:value-type="float" office:value="0.878969">
                <text:p>0.878969</text:p>
              </table:table-cell>
              <table:table-cell office:value-type="float" office:value="0.684856">
                <text:p>0.68485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264774">
                <text:p>0.264774</text:p>
              </table:table-cell>
              <table:table-cell office:value-type="float" office:value="0.492397">
                <text:p>0.492397</text:p>
              </table:table-cell>
              <table:table-cell office:value-type="float" office:value="0.593221">
                <text:p>0.593221</text:p>
              </table:table-cell>
              <table:table-cell office:value-type="float" office:value="0.657615">
                <text:p>0.657615</text:p>
              </table:table-cell>
              <table:table-cell office:value-type="float" office:value="0.694845">
                <text:p>0.694845</text:p>
              </table:table-cell>
              <table:table-cell office:value-type="float" office:value="0.718726">
                <text:p>0.718726</text:p>
              </table:table-cell>
              <table:table-cell office:value-type="float" office:value="0.745593">
                <text:p>0.745593</text:p>
              </table:table-cell>
              <table:table-cell office:value-type="float" office:value="0.77542">
                <text:p>0.77542</text:p>
              </table:table-cell>
              <table:table-cell office:value-type="float" office:value="0.805188">
                <text:p>0.805188</text:p>
              </table:table-cell>
              <table:table-cell office:value-type="float" office:value="0.835329">
                <text:p>0.835329</text:p>
              </table:table-cell>
              <table:table-cell office:value-type="float" office:value="0.878969">
                <text:p>0.878969</text:p>
              </table:table-cell>
              <table:table-cell office:value-type="float" office:value="0.658311">
                <text:p>0.65831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288851">
                <text:p>0.288851</text:p>
              </table:table-cell>
              <table:table-cell office:value-type="float" office:value="0.532884">
                <text:p>0.532884</text:p>
              </table:table-cell>
              <table:table-cell office:value-type="float" office:value="0.622998">
                <text:p>0.622998</text:p>
              </table:table-cell>
              <table:table-cell office:value-type="float" office:value="0.67716">
                <text:p>0.67716</text:p>
              </table:table-cell>
              <table:table-cell office:value-type="float" office:value="0.703325">
                <text:p>0.703325</text:p>
              </table:table-cell>
              <table:table-cell office:value-type="float" office:value="0.72484">
                <text:p>0.72484</text:p>
              </table:table-cell>
              <table:table-cell office:value-type="float" office:value="0.758489">
                <text:p>0.758489</text:p>
              </table:table-cell>
              <table:table-cell office:value-type="float" office:value="0.781015">
                <text:p>0.781015</text:p>
              </table:table-cell>
              <table:table-cell office:value-type="float" office:value="0.80828">
                <text:p>0.80828</text:p>
              </table:table-cell>
              <table:table-cell office:value-type="float" office:value="0.841362">
                <text:p>0.841362</text:p>
              </table:table-cell>
              <table:table-cell office:value-type="float" office:value="0.878969">
                <text:p>0.878969</text:p>
              </table:table-cell>
              <table:table-cell office:value-type="float" office:value="0.67392">
                <text:p>0.6739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379656">
                <text:p>0.379656</text:p>
              </table:table-cell>
              <table:table-cell office:value-type="float" office:value="0.535291">
                <text:p>0.535291</text:p>
              </table:table-cell>
              <table:table-cell office:value-type="float" office:value="0.589707">
                <text:p>0.589707</text:p>
              </table:table-cell>
              <table:table-cell office:value-type="float" office:value="0.658356">
                <text:p>0.658356</text:p>
              </table:table-cell>
              <table:table-cell office:value-type="float" office:value="0.689585">
                <text:p>0.689585</text:p>
              </table:table-cell>
              <table:table-cell office:value-type="float" office:value="0.713079">
                <text:p>0.713079</text:p>
              </table:table-cell>
              <table:table-cell office:value-type="float" office:value="0.745856">
                <text:p>0.745856</text:p>
              </table:table-cell>
              <table:table-cell office:value-type="float" office:value="0.77663">
                <text:p>0.77663</text:p>
              </table:table-cell>
              <table:table-cell office:value-type="float" office:value="0.80038">
                <text:p>0.80038</text:p>
              </table:table-cell>
              <table:table-cell office:value-type="float" office:value="0.832561">
                <text:p>0.832561</text:p>
              </table:table-cell>
              <table:table-cell office:value-type="float" office:value="0.878969">
                <text:p>0.878969</text:p>
              </table:table-cell>
              <table:table-cell office:value-type="float" office:value="0.67211">
                <text:p>0.6721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229973">
                <text:p>0.229973</text:p>
              </table:table-cell>
              <table:table-cell office:value-type="float" office:value="0.484038">
                <text:p>0.484038</text:p>
              </table:table-cell>
              <table:table-cell office:value-type="float" office:value="0.570423">
                <text:p>0.570423</text:p>
              </table:table-cell>
              <table:table-cell office:value-type="float" office:value="0.620212">
                <text:p>0.620212</text:p>
              </table:table-cell>
              <table:table-cell office:value-type="float" office:value="0.672939">
                <text:p>0.672939</text:p>
              </table:table-cell>
              <table:table-cell office:value-type="float" office:value="0.697191">
                <text:p>0.697191</text:p>
              </table:table-cell>
              <table:table-cell office:value-type="float" office:value="0.726594">
                <text:p>0.726594</text:p>
              </table:table-cell>
              <table:table-cell office:value-type="float" office:value="0.763373">
                <text:p>0.763373</text:p>
              </table:table-cell>
              <table:table-cell office:value-type="float" office:value="0.793224">
                <text:p>0.793224</text:p>
              </table:table-cell>
              <table:table-cell office:value-type="float" office:value="0.827356">
                <text:p>0.827356</text:p>
              </table:table-cell>
              <table:table-cell office:value-type="float" office:value="0.878969">
                <text:p>0.878969</text:p>
              </table:table-cell>
              <table:table-cell office:value-type="float" office:value="0.638532">
                <text:p>0.63853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133041">
                <text:p>0.133041</text:p>
              </table:table-cell>
              <table:table-cell office:value-type="float" office:value="0.438239">
                <text:p>0.438239</text:p>
              </table:table-cell>
              <table:table-cell office:value-type="float" office:value="0.536893">
                <text:p>0.536893</text:p>
              </table:table-cell>
              <table:table-cell office:value-type="float" office:value="0.600493">
                <text:p>0.600493</text:p>
              </table:table-cell>
              <table:table-cell office:value-type="float" office:value="0.670525">
                <text:p>0.670525</text:p>
              </table:table-cell>
              <table:table-cell office:value-type="float" office:value="0.699984">
                <text:p>0.699984</text:p>
              </table:table-cell>
              <table:table-cell office:value-type="float" office:value="0.739033">
                <text:p>0.739033</text:p>
              </table:table-cell>
              <table:table-cell office:value-type="float" office:value="0.766814">
                <text:p>0.766814</text:p>
              </table:table-cell>
              <table:table-cell office:value-type="float" office:value="0.799146">
                <text:p>0.799146</text:p>
              </table:table-cell>
              <table:table-cell office:value-type="float" office:value="0.839019">
                <text:p>0.839019</text:p>
              </table:table-cell>
              <table:table-cell office:value-type="float" office:value="0.878969">
                <text:p>0.878969</text:p>
              </table:table-cell>
              <table:table-cell office:value-type="float" office:value="0.622319">
                <text:p>0.62231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164193">
                <text:p>0.164193</text:p>
              </table:table-cell>
              <table:table-cell office:value-type="float" office:value="0.413844">
                <text:p>0.413844</text:p>
              </table:table-cell>
              <table:table-cell office:value-type="float" office:value="0.492242">
                <text:p>0.492242</text:p>
              </table:table-cell>
              <table:table-cell office:value-type="float" office:value="0.565034">
                <text:p>0.565034</text:p>
              </table:table-cell>
              <table:table-cell office:value-type="float" office:value="0.636661">
                <text:p>0.636661</text:p>
              </table:table-cell>
              <table:table-cell office:value-type="float" office:value="0.680637">
                <text:p>0.680637</text:p>
              </table:table-cell>
              <table:table-cell office:value-type="float" office:value="0.71644">
                <text:p>0.71644</text:p>
              </table:table-cell>
              <table:table-cell office:value-type="float" office:value="0.759593">
                <text:p>0.759593</text:p>
              </table:table-cell>
              <table:table-cell office:value-type="float" office:value="0.788895">
                <text:p>0.788895</text:p>
              </table:table-cell>
              <table:table-cell office:value-type="float" office:value="0.823199">
                <text:p>0.823199</text:p>
              </table:table-cell>
              <table:table-cell office:value-type="float" office:value="0.878969">
                <text:p>0.878969</text:p>
              </table:table-cell>
              <table:table-cell office:value-type="float" office:value="0.604074">
                <text:p>0.60407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193765">
                <text:p>0.193765</text:p>
              </table:table-cell>
              <table:table-cell office:value-type="float" office:value="0.394497">
                <text:p>0.394497</text:p>
              </table:table-cell>
              <table:table-cell office:value-type="float" office:value="0.46712">
                <text:p>0.46712</text:p>
              </table:table-cell>
              <table:table-cell office:value-type="float" office:value="0.533992">
                <text:p>0.533992</text:p>
              </table:table-cell>
              <table:table-cell office:value-type="float" office:value="0.583173">
                <text:p>0.583173</text:p>
              </table:table-cell>
              <table:table-cell office:value-type="float" office:value="0.662307">
                <text:p>0.662307</text:p>
              </table:table-cell>
              <table:table-cell office:value-type="float" office:value="0.716283">
                <text:p>0.716283</text:p>
              </table:table-cell>
              <table:table-cell office:value-type="float" office:value="0.749048">
                <text:p>0.749048</text:p>
              </table:table-cell>
              <table:table-cell office:value-type="float" office:value="0.777962">
                <text:p>0.777962</text:p>
              </table:table-cell>
              <table:table-cell office:value-type="float" office:value="0.816532">
                <text:p>0.816532</text:p>
              </table:table-cell>
              <table:table-cell office:value-type="float" office:value="0.878969">
                <text:p>0.878969</text:p>
              </table:table-cell>
              <table:table-cell office:value-type="float" office:value="0.589468">
                <text:p>0.58946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236985">
                <text:p>0.236985</text:p>
              </table:table-cell>
              <table:table-cell office:value-type="float" office:value="0.424327">
                <text:p>0.424327</text:p>
              </table:table-cell>
              <table:table-cell office:value-type="float" office:value="0.500001">
                <text:p>0.500001</text:p>
              </table:table-cell>
              <table:table-cell office:value-type="float" office:value="0.562592">
                <text:p>0.562592</text:p>
              </table:table-cell>
              <table:table-cell office:value-type="float" office:value="0.647721">
                <text:p>0.647721</text:p>
              </table:table-cell>
              <table:table-cell office:value-type="float" office:value="0.701421">
                <text:p>0.701421</text:p>
              </table:table-cell>
              <table:table-cell office:value-type="float" office:value="0.729011">
                <text:p>0.729011</text:p>
              </table:table-cell>
              <table:table-cell office:value-type="float" office:value="0.766132">
                <text:p>0.766132</text:p>
              </table:table-cell>
              <table:table-cell office:value-type="float" office:value="0.792947">
                <text:p>0.792947</text:p>
              </table:table-cell>
              <table:table-cell office:value-type="float" office:value="0.833874">
                <text:p>0.833874</text:p>
              </table:table-cell>
              <table:table-cell office:value-type="float" office:value="0.878969">
                <text:p>0.878969</text:p>
              </table:table-cell>
              <table:table-cell office:value-type="float" office:value="0.619501">
                <text:p>0.61950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225486">
                <text:p>0.225486</text:p>
              </table:table-cell>
              <table:table-cell office:value-type="float" office:value="0.43853">
                <text:p>0.43853</text:p>
              </table:table-cell>
              <table:table-cell office:value-type="float" office:value="0.530928">
                <text:p>0.530928</text:p>
              </table:table-cell>
              <table:table-cell office:value-type="float" office:value="0.587693">
                <text:p>0.587693</text:p>
              </table:table-cell>
              <table:table-cell office:value-type="float" office:value="0.664521">
                <text:p>0.664521</text:p>
              </table:table-cell>
              <table:table-cell office:value-type="float" office:value="0.701606">
                <text:p>0.701606</text:p>
              </table:table-cell>
              <table:table-cell office:value-type="float" office:value="0.730864">
                <text:p>0.730864</text:p>
              </table:table-cell>
              <table:table-cell office:value-type="float" office:value="0.762271">
                <text:p>0.762271</text:p>
              </table:table-cell>
              <table:table-cell office:value-type="float" office:value="0.795077">
                <text:p>0.795077</text:p>
              </table:table-cell>
              <table:table-cell office:value-type="float" office:value="0.833606">
                <text:p>0.833606</text:p>
              </table:table-cell>
              <table:table-cell office:value-type="float" office:value="0.878969">
                <text:p>0.878969</text:p>
              </table:table-cell>
              <table:table-cell office:value-type="float" office:value="0.627058">
                <text:p>0.62705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183728">
                <text:p>0.183728</text:p>
              </table:table-cell>
              <table:table-cell office:value-type="float" office:value="0.437871">
                <text:p>0.437871</text:p>
              </table:table-cell>
              <table:table-cell office:value-type="float" office:value="0.545427">
                <text:p>0.545427</text:p>
              </table:table-cell>
              <table:table-cell office:value-type="float" office:value="0.594982">
                <text:p>0.594982</text:p>
              </table:table-cell>
              <table:table-cell office:value-type="float" office:value="0.648753">
                <text:p>0.648753</text:p>
              </table:table-cell>
              <table:table-cell office:value-type="float" office:value="0.68747">
                <text:p>0.68747</text:p>
              </table:table-cell>
              <table:table-cell office:value-type="float" office:value="0.722494">
                <text:p>0.722494</text:p>
              </table:table-cell>
              <table:table-cell office:value-type="float" office:value="0.750131">
                <text:p>0.750131</text:p>
              </table:table-cell>
              <table:table-cell office:value-type="float" office:value="0.777715">
                <text:p>0.777715</text:p>
              </table:table-cell>
              <table:table-cell office:value-type="float" office:value="0.816521">
                <text:p>0.816521</text:p>
              </table:table-cell>
              <table:table-cell office:value-type="float" office:value="0.878969">
                <text:p>0.878969</text:p>
              </table:table-cell>
              <table:table-cell office:value-type="float" office:value="0.616509">
                <text:p>0.61650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-0.020702">
                <text:p>-0.020702</text:p>
              </table:table-cell>
              <table:table-cell office:value-type="float" office:value="0.440055">
                <text:p>0.440055</text:p>
              </table:table-cell>
              <table:table-cell office:value-type="float" office:value="0.527917">
                <text:p>0.527917</text:p>
              </table:table-cell>
              <table:table-cell office:value-type="float" office:value="0.592723">
                <text:p>0.592723</text:p>
              </table:table-cell>
              <table:table-cell office:value-type="float" office:value="0.651827">
                <text:p>0.651827</text:p>
              </table:table-cell>
              <table:table-cell office:value-type="float" office:value="0.691396">
                <text:p>0.691396</text:p>
              </table:table-cell>
              <table:table-cell office:value-type="float" office:value="0.733543">
                <text:p>0.733543</text:p>
              </table:table-cell>
              <table:table-cell office:value-type="float" office:value="0.762514">
                <text:p>0.762514</text:p>
              </table:table-cell>
              <table:table-cell office:value-type="float" office:value="0.794215">
                <text:p>0.794215</text:p>
              </table:table-cell>
              <table:table-cell office:value-type="float" office:value="0.82839">
                <text:p>0.82839</text:p>
              </table:table-cell>
              <table:table-cell office:value-type="float" office:value="0.878969">
                <text:p>0.878969</text:p>
              </table:table-cell>
              <table:table-cell office:value-type="float" office:value="0.600188">
                <text:p>0.60018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256062">
                <text:p>0.256062</text:p>
              </table:table-cell>
              <table:table-cell office:value-type="float" office:value="0.439007">
                <text:p>0.439007</text:p>
              </table:table-cell>
              <table:table-cell office:value-type="float" office:value="0.541713">
                <text:p>0.541713</text:p>
              </table:table-cell>
              <table:table-cell office:value-type="float" office:value="0.630649">
                <text:p>0.630649</text:p>
              </table:table-cell>
              <table:table-cell office:value-type="float" office:value="0.682231">
                <text:p>0.682231</text:p>
              </table:table-cell>
              <table:table-cell office:value-type="float" office:value="0.715428">
                <text:p>0.715428</text:p>
              </table:table-cell>
              <table:table-cell office:value-type="float" office:value="0.747895">
                <text:p>0.747895</text:p>
              </table:table-cell>
              <table:table-cell office:value-type="float" office:value="0.777986">
                <text:p>0.777986</text:p>
              </table:table-cell>
              <table:table-cell office:value-type="float" office:value="0.803341">
                <text:p>0.803341</text:p>
              </table:table-cell>
              <table:table-cell office:value-type="float" office:value="0.836914">
                <text:p>0.836914</text:p>
              </table:table-cell>
              <table:table-cell office:value-type="float" office:value="0.878969">
                <text:p>0.878969</text:p>
              </table:table-cell>
              <table:table-cell office:value-type="float" office:value="0.643123">
                <text:p>0.64312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308329">
                <text:p>0.308329</text:p>
              </table:table-cell>
              <table:table-cell office:value-type="float" office:value="0.453392">
                <text:p>0.453392</text:p>
              </table:table-cell>
              <table:table-cell office:value-type="float" office:value="0.538312">
                <text:p>0.538312</text:p>
              </table:table-cell>
              <table:table-cell office:value-type="float" office:value="0.603907">
                <text:p>0.603907</text:p>
              </table:table-cell>
              <table:table-cell office:value-type="float" office:value="0.65439">
                <text:p>0.65439</text:p>
              </table:table-cell>
              <table:table-cell office:value-type="float" office:value="0.689915">
                <text:p>0.689915</text:p>
              </table:table-cell>
              <table:table-cell office:value-type="float" office:value="0.72978">
                <text:p>0.72978</text:p>
              </table:table-cell>
              <table:table-cell office:value-type="float" office:value="0.76497">
                <text:p>0.76497</text:p>
              </table:table-cell>
              <table:table-cell office:value-type="float" office:value="0.79481">
                <text:p>0.79481</text:p>
              </table:table-cell>
              <table:table-cell office:value-type="float" office:value="0.83563">
                <text:p>0.83563</text:p>
              </table:table-cell>
              <table:table-cell office:value-type="float" office:value="0.878969">
                <text:p>0.878969</text:p>
              </table:table-cell>
              <table:table-cell office:value-type="float" office:value="0.637343">
                <text:p>0.63734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360139">
                <text:p>0.360139</text:p>
              </table:table-cell>
              <table:table-cell office:value-type="float" office:value="0.494495">
                <text:p>0.494495</text:p>
              </table:table-cell>
              <table:table-cell office:value-type="float" office:value="0.571167">
                <text:p>0.571167</text:p>
              </table:table-cell>
              <table:table-cell office:value-type="float" office:value="0.637651">
                <text:p>0.637651</text:p>
              </table:table-cell>
              <table:table-cell office:value-type="float" office:value="0.679826">
                <text:p>0.679826</text:p>
              </table:table-cell>
              <table:table-cell office:value-type="float" office:value="0.707323">
                <text:p>0.707323</text:p>
              </table:table-cell>
              <table:table-cell office:value-type="float" office:value="0.742605">
                <text:p>0.742605</text:p>
              </table:table-cell>
              <table:table-cell office:value-type="float" office:value="0.767611">
                <text:p>0.767611</text:p>
              </table:table-cell>
              <table:table-cell office:value-type="float" office:value="0.792455">
                <text:p>0.792455</text:p>
              </table:table-cell>
              <table:table-cell office:value-type="float" office:value="0.823662">
                <text:p>0.823662</text:p>
              </table:table-cell>
              <table:table-cell office:value-type="float" office:value="0.878969">
                <text:p>0.878969</text:p>
              </table:table-cell>
              <table:table-cell office:value-type="float" office:value="0.657693">
                <text:p>0.65769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266435">
                <text:p>0.266435</text:p>
              </table:table-cell>
              <table:table-cell office:value-type="float" office:value="0.472339">
                <text:p>0.472339</text:p>
              </table:table-cell>
              <table:table-cell office:value-type="float" office:value="0.541475">
                <text:p>0.541475</text:p>
              </table:table-cell>
              <table:table-cell office:value-type="float" office:value="0.638697">
                <text:p>0.638697</text:p>
              </table:table-cell>
              <table:table-cell office:value-type="float" office:value="0.683132">
                <text:p>0.683132</text:p>
              </table:table-cell>
              <table:table-cell office:value-type="float" office:value="0.71071">
                <text:p>0.71071</text:p>
              </table:table-cell>
              <table:table-cell office:value-type="float" office:value="0.741832">
                <text:p>0.741832</text:p>
              </table:table-cell>
              <table:table-cell office:value-type="float" office:value="0.768512">
                <text:p>0.768512</text:p>
              </table:table-cell>
              <table:table-cell office:value-type="float" office:value="0.794192">
                <text:p>0.794192</text:p>
              </table:table-cell>
              <table:table-cell office:value-type="float" office:value="0.828719">
                <text:p>0.828719</text:p>
              </table:table-cell>
              <table:table-cell office:value-type="float" office:value="0.878969">
                <text:p>0.878969</text:p>
              </table:table-cell>
              <table:table-cell office:value-type="float" office:value="0.644604">
                <text:p>0.64460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351758">
                <text:p>0.351758</text:p>
              </table:table-cell>
              <table:table-cell office:value-type="float" office:value="0.512967">
                <text:p>0.512967</text:p>
              </table:table-cell>
              <table:table-cell office:value-type="float" office:value="0.59552">
                <text:p>0.59552</text:p>
              </table:table-cell>
              <table:table-cell office:value-type="float" office:value="0.675053">
                <text:p>0.675053</text:p>
              </table:table-cell>
              <table:table-cell office:value-type="float" office:value="0.712759">
                <text:p>0.712759</text:p>
              </table:table-cell>
              <table:table-cell office:value-type="float" office:value="0.737198">
                <text:p>0.737198</text:p>
              </table:table-cell>
              <table:table-cell office:value-type="float" office:value="0.761505">
                <text:p>0.761505</text:p>
              </table:table-cell>
              <table:table-cell office:value-type="float" office:value="0.786231">
                <text:p>0.786231</text:p>
              </table:table-cell>
              <table:table-cell office:value-type="float" office:value="0.799703">
                <text:p>0.799703</text:p>
              </table:table-cell>
              <table:table-cell office:value-type="float" office:value="0.841297">
                <text:p>0.841297</text:p>
              </table:table-cell>
              <table:table-cell office:value-type="float" office:value="0.878969">
                <text:p>0.878969</text:p>
              </table:table-cell>
              <table:table-cell office:value-type="float" office:value="0.677399">
                <text:p>0.6773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353663">
                <text:p>0.353663</text:p>
              </table:table-cell>
              <table:table-cell office:value-type="float" office:value="0.524702">
                <text:p>0.524702</text:p>
              </table:table-cell>
              <table:table-cell office:value-type="float" office:value="0.596849">
                <text:p>0.596849</text:p>
              </table:table-cell>
              <table:table-cell office:value-type="float" office:value="0.662735">
                <text:p>0.662735</text:p>
              </table:table-cell>
              <table:table-cell office:value-type="float" office:value="0.705414">
                <text:p>0.705414</text:p>
              </table:table-cell>
              <table:table-cell office:value-type="float" office:value="0.739234">
                <text:p>0.739234</text:p>
              </table:table-cell>
              <table:table-cell office:value-type="float" office:value="0.76459">
                <text:p>0.76459</text:p>
              </table:table-cell>
              <table:table-cell office:value-type="float" office:value="0.786537">
                <text:p>0.786537</text:p>
              </table:table-cell>
              <table:table-cell office:value-type="float" office:value="0.805651">
                <text:p>0.805651</text:p>
              </table:table-cell>
              <table:table-cell office:value-type="float" office:value="0.844618">
                <text:p>0.844618</text:p>
              </table:table-cell>
              <table:table-cell office:value-type="float" office:value="0.878969">
                <text:p>0.878969</text:p>
              </table:table-cell>
              <table:table-cell office:value-type="float" office:value="0.678399">
                <text:p>0.6783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401927">
                <text:p>0.401927</text:p>
              </table:table-cell>
              <table:table-cell office:value-type="float" office:value="0.541379">
                <text:p>0.541379</text:p>
              </table:table-cell>
              <table:table-cell office:value-type="float" office:value="0.608075">
                <text:p>0.608075</text:p>
              </table:table-cell>
              <table:table-cell office:value-type="float" office:value="0.654476">
                <text:p>0.654476</text:p>
              </table:table-cell>
              <table:table-cell office:value-type="float" office:value="0.698651">
                <text:p>0.698651</text:p>
              </table:table-cell>
              <table:table-cell office:value-type="float" office:value="0.735363">
                <text:p>0.735363</text:p>
              </table:table-cell>
              <table:table-cell office:value-type="float" office:value="0.759958">
                <text:p>0.759958</text:p>
              </table:table-cell>
              <table:table-cell office:value-type="float" office:value="0.784591">
                <text:p>0.784591</text:p>
              </table:table-cell>
              <table:table-cell office:value-type="float" office:value="0.80134">
                <text:p>0.80134</text:p>
              </table:table-cell>
              <table:table-cell office:value-type="float" office:value="0.832105">
                <text:p>0.832105</text:p>
              </table:table-cell>
              <table:table-cell office:value-type="float" office:value="0.878969">
                <text:p>0.878969</text:p>
              </table:table-cell>
              <table:table-cell office:value-type="float" office:value="0.681787">
                <text:p>0.68178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48208">
                <text:p>0.448208</text:p>
              </table:table-cell>
              <table:table-cell office:value-type="float" office:value="0.574077">
                <text:p>0.574077</text:p>
              </table:table-cell>
              <table:table-cell office:value-type="float" office:value="0.625806">
                <text:p>0.625806</text:p>
              </table:table-cell>
              <table:table-cell office:value-type="float" office:value="0.670692">
                <text:p>0.670692</text:p>
              </table:table-cell>
              <table:table-cell office:value-type="float" office:value="0.720512">
                <text:p>0.720512</text:p>
              </table:table-cell>
              <table:table-cell office:value-type="float" office:value="0.747249">
                <text:p>0.747249</text:p>
              </table:table-cell>
              <table:table-cell office:value-type="float" office:value="0.77294">
                <text:p>0.77294</text:p>
              </table:table-cell>
              <table:table-cell office:value-type="float" office:value="0.790401">
                <text:p>0.790401</text:p>
              </table:table-cell>
              <table:table-cell office:value-type="float" office:value="0.803315">
                <text:p>0.803315</text:p>
              </table:table-cell>
              <table:table-cell office:value-type="float" office:value="0.832155">
                <text:p>0.832155</text:p>
              </table:table-cell>
              <table:table-cell office:value-type="float" office:value="0.878969">
                <text:p>0.878969</text:p>
              </table:table-cell>
              <table:table-cell office:value-type="float" office:value="0.698535">
                <text:p>0.69853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4311">
                <text:p>0.4311</text:p>
              </table:table-cell>
              <table:table-cell office:value-type="float" office:value="0.577747">
                <text:p>0.577747</text:p>
              </table:table-cell>
              <table:table-cell office:value-type="float" office:value="0.63811">
                <text:p>0.63811</text:p>
              </table:table-cell>
              <table:table-cell office:value-type="float" office:value="0.688905">
                <text:p>0.688905</text:p>
              </table:table-cell>
              <table:table-cell office:value-type="float" office:value="0.733125">
                <text:p>0.733125</text:p>
              </table:table-cell>
              <table:table-cell office:value-type="float" office:value="0.753602">
                <text:p>0.753602</text:p>
              </table:table-cell>
              <table:table-cell office:value-type="float" office:value="0.779565">
                <text:p>0.779565</text:p>
              </table:table-cell>
              <table:table-cell office:value-type="float" office:value="0.79697">
                <text:p>0.79697</text:p>
              </table:table-cell>
              <table:table-cell office:value-type="float" office:value="0.809979">
                <text:p>0.809979</text:p>
              </table:table-cell>
              <table:table-cell office:value-type="float" office:value="0.834075">
                <text:p>0.834075</text:p>
              </table:table-cell>
              <table:table-cell office:value-type="float" office:value="0.878969">
                <text:p>0.878969</text:p>
              </table:table-cell>
              <table:table-cell office:value-type="float" office:value="0.704318">
                <text:p>0.70431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36274">
                <text:p>0.436274</text:p>
              </table:table-cell>
              <table:table-cell office:value-type="float" office:value="0.547309">
                <text:p>0.547309</text:p>
              </table:table-cell>
              <table:table-cell office:value-type="float" office:value="0.609017">
                <text:p>0.609017</text:p>
              </table:table-cell>
              <table:table-cell office:value-type="float" office:value="0.657073">
                <text:p>0.657073</text:p>
              </table:table-cell>
              <table:table-cell office:value-type="float" office:value="0.706725">
                <text:p>0.706725</text:p>
              </table:table-cell>
              <table:table-cell office:value-type="float" office:value="0.745267">
                <text:p>0.745267</text:p>
              </table:table-cell>
              <table:table-cell office:value-type="float" office:value="0.77411">
                <text:p>0.77411</text:p>
              </table:table-cell>
              <table:table-cell office:value-type="float" office:value="0.793143">
                <text:p>0.793143</text:p>
              </table:table-cell>
              <table:table-cell office:value-type="float" office:value="0.810153">
                <text:p>0.810153</text:p>
              </table:table-cell>
              <table:table-cell office:value-type="float" office:value="0.841965">
                <text:p>0.841965</text:p>
              </table:table-cell>
              <table:table-cell office:value-type="float" office:value="0.878969">
                <text:p>0.878969</text:p>
              </table:table-cell>
              <table:table-cell office:value-type="float" office:value="0.692104">
                <text:p>0.69210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44282">
                <text:p>0.44282</text:p>
              </table:table-cell>
              <table:table-cell office:value-type="float" office:value="0.58439">
                <text:p>0.58439</text:p>
              </table:table-cell>
              <table:table-cell office:value-type="float" office:value="0.647532">
                <text:p>0.647532</text:p>
              </table:table-cell>
              <table:table-cell office:value-type="float" office:value="0.687431">
                <text:p>0.687431</text:p>
              </table:table-cell>
              <table:table-cell office:value-type="float" office:value="0.721769">
                <text:p>0.721769</text:p>
              </table:table-cell>
              <table:table-cell office:value-type="float" office:value="0.749649">
                <text:p>0.749649</text:p>
              </table:table-cell>
              <table:table-cell office:value-type="float" office:value="0.777572">
                <text:p>0.777572</text:p>
              </table:table-cell>
              <table:table-cell office:value-type="float" office:value="0.800958">
                <text:p>0.800958</text:p>
              </table:table-cell>
              <table:table-cell office:value-type="float" office:value="0.815754">
                <text:p>0.815754</text:p>
              </table:table-cell>
              <table:table-cell office:value-type="float" office:value="0.846101">
                <text:p>0.846101</text:p>
              </table:table-cell>
              <table:table-cell office:value-type="float" office:value="0.878969">
                <text:p>0.878969</text:p>
              </table:table-cell>
              <table:table-cell office:value-type="float" office:value="0.707397">
                <text:p>0.70739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14641">
                <text:p>0.414641</text:p>
              </table:table-cell>
              <table:table-cell office:value-type="float" office:value="0.605482">
                <text:p>0.605482</text:p>
              </table:table-cell>
              <table:table-cell office:value-type="float" office:value="0.65998">
                <text:p>0.65998</text:p>
              </table:table-cell>
              <table:table-cell office:value-type="float" office:value="0.701314">
                <text:p>0.701314</text:p>
              </table:table-cell>
              <table:table-cell office:value-type="float" office:value="0.727065">
                <text:p>0.727065</text:p>
              </table:table-cell>
              <table:table-cell office:value-type="float" office:value="0.753152">
                <text:p>0.753152</text:p>
              </table:table-cell>
              <table:table-cell office:value-type="float" office:value="0.779055">
                <text:p>0.779055</text:p>
              </table:table-cell>
              <table:table-cell office:value-type="float" office:value="0.794827">
                <text:p>0.794827</text:p>
              </table:table-cell>
              <table:table-cell office:value-type="float" office:value="0.810975">
                <text:p>0.810975</text:p>
              </table:table-cell>
              <table:table-cell office:value-type="float" office:value="0.836552">
                <text:p>0.836552</text:p>
              </table:table-cell>
              <table:table-cell office:value-type="float" office:value="0.878969">
                <text:p>0.878969</text:p>
              </table:table-cell>
              <table:table-cell office:value-type="float" office:value="0.708304">
                <text:p>0.70830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436839">
                <text:p>0.436839</text:p>
              </table:table-cell>
              <table:table-cell office:value-type="float" office:value="0.604752">
                <text:p>0.604752</text:p>
              </table:table-cell>
              <table:table-cell office:value-type="float" office:value="0.656119">
                <text:p>0.656119</text:p>
              </table:table-cell>
              <table:table-cell office:value-type="float" office:value="0.693434">
                <text:p>0.693434</text:p>
              </table:table-cell>
              <table:table-cell office:value-type="float" office:value="0.724586">
                <text:p>0.724586</text:p>
              </table:table-cell>
              <table:table-cell office:value-type="float" office:value="0.747459">
                <text:p>0.747459</text:p>
              </table:table-cell>
              <table:table-cell office:value-type="float" office:value="0.775034">
                <text:p>0.775034</text:p>
              </table:table-cell>
              <table:table-cell office:value-type="float" office:value="0.79299">
                <text:p>0.79299</text:p>
              </table:table-cell>
              <table:table-cell office:value-type="float" office:value="0.808402">
                <text:p>0.808402</text:p>
              </table:table-cell>
              <table:table-cell office:value-type="float" office:value="0.834895">
                <text:p>0.834895</text:p>
              </table:table-cell>
              <table:table-cell office:value-type="float" office:value="0.878969">
                <text:p>0.878969</text:p>
              </table:table-cell>
              <table:table-cell office:value-type="float" office:value="0.707451">
                <text:p>0.70745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02008">
                <text:p>0.502008</text:p>
              </table:table-cell>
              <table:table-cell office:value-type="float" office:value="0.624266">
                <text:p>0.624266</text:p>
              </table:table-cell>
              <table:table-cell office:value-type="float" office:value="0.674401">
                <text:p>0.674401</text:p>
              </table:table-cell>
              <table:table-cell office:value-type="float" office:value="0.717257">
                <text:p>0.717257</text:p>
              </table:table-cell>
              <table:table-cell office:value-type="float" office:value="0.743548">
                <text:p>0.743548</text:p>
              </table:table-cell>
              <table:table-cell office:value-type="float" office:value="0.768138">
                <text:p>0.768138</text:p>
              </table:table-cell>
              <table:table-cell office:value-type="float" office:value="0.782708">
                <text:p>0.782708</text:p>
              </table:table-cell>
              <table:table-cell office:value-type="float" office:value="0.7935">
                <text:p>0.7935</text:p>
              </table:table-cell>
              <table:table-cell office:value-type="float" office:value="0.807807">
                <text:p>0.807807</text:p>
              </table:table-cell>
              <table:table-cell office:value-type="float" office:value="0.833606">
                <text:p>0.833606</text:p>
              </table:table-cell>
              <table:table-cell office:value-type="float" office:value="0.878969">
                <text:p>0.878969</text:p>
              </table:table-cell>
              <table:table-cell office:value-type="float" office:value="0.724724">
                <text:p>0.72472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07731">
                <text:p>0.507731</text:p>
              </table:table-cell>
              <table:table-cell office:value-type="float" office:value="0.636309">
                <text:p>0.636309</text:p>
              </table:table-cell>
              <table:table-cell office:value-type="float" office:value="0.682208">
                <text:p>0.682208</text:p>
              </table:table-cell>
              <table:table-cell office:value-type="float" office:value="0.717737">
                <text:p>0.717737</text:p>
              </table:table-cell>
              <table:table-cell office:value-type="float" office:value="0.744048">
                <text:p>0.744048</text:p>
              </table:table-cell>
              <table:table-cell office:value-type="float" office:value="0.769969">
                <text:p>0.769969</text:p>
              </table:table-cell>
              <table:table-cell office:value-type="float" office:value="0.786783">
                <text:p>0.786783</text:p>
              </table:table-cell>
              <table:table-cell office:value-type="float" office:value="0.796586">
                <text:p>0.796586</text:p>
              </table:table-cell>
              <table:table-cell office:value-type="float" office:value="0.812397">
                <text:p>0.812397</text:p>
              </table:table-cell>
              <table:table-cell office:value-type="float" office:value="0.83844">
                <text:p>0.83844</text:p>
              </table:table-cell>
              <table:table-cell office:value-type="float" office:value="0.878969">
                <text:p>0.878969</text:p>
              </table:table-cell>
              <table:table-cell office:value-type="float" office:value="0.729221">
                <text:p>0.72922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01455">
                <text:p>0.501455</text:p>
              </table:table-cell>
              <table:table-cell office:value-type="float" office:value="0.631774">
                <text:p>0.631774</text:p>
              </table:table-cell>
              <table:table-cell office:value-type="float" office:value="0.677581">
                <text:p>0.677581</text:p>
              </table:table-cell>
              <table:table-cell office:value-type="float" office:value="0.70469">
                <text:p>0.70469</text:p>
              </table:table-cell>
              <table:table-cell office:value-type="float" office:value="0.728894">
                <text:p>0.728894</text:p>
              </table:table-cell>
              <table:table-cell office:value-type="float" office:value="0.762801">
                <text:p>0.762801</text:p>
              </table:table-cell>
              <table:table-cell office:value-type="float" office:value="0.780524">
                <text:p>0.780524</text:p>
              </table:table-cell>
              <table:table-cell office:value-type="float" office:value="0.794376">
                <text:p>0.794376</text:p>
              </table:table-cell>
              <table:table-cell office:value-type="float" office:value="0.809505">
                <text:p>0.809505</text:p>
              </table:table-cell>
              <table:table-cell office:value-type="float" office:value="0.836993">
                <text:p>0.836993</text:p>
              </table:table-cell>
              <table:table-cell office:value-type="float" office:value="0.878969">
                <text:p>0.878969</text:p>
              </table:table-cell>
              <table:table-cell office:value-type="float" office:value="0.722859">
                <text:p>0.72285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18837">
                <text:p>0.518837</text:p>
              </table:table-cell>
              <table:table-cell office:value-type="float" office:value="0.637012">
                <text:p>0.637012</text:p>
              </table:table-cell>
              <table:table-cell office:value-type="float" office:value="0.68435">
                <text:p>0.68435</text:p>
              </table:table-cell>
              <table:table-cell office:value-type="float" office:value="0.707883">
                <text:p>0.707883</text:p>
              </table:table-cell>
              <table:table-cell office:value-type="float" office:value="0.73699">
                <text:p>0.73699</text:p>
              </table:table-cell>
              <table:table-cell office:value-type="float" office:value="0.765299">
                <text:p>0.765299</text:p>
              </table:table-cell>
              <table:table-cell office:value-type="float" office:value="0.782898">
                <text:p>0.782898</text:p>
              </table:table-cell>
              <table:table-cell office:value-type="float" office:value="0.794355">
                <text:p>0.794355</text:p>
              </table:table-cell>
              <table:table-cell office:value-type="float" office:value="0.804115">
                <text:p>0.804115</text:p>
              </table:table-cell>
              <table:table-cell office:value-type="float" office:value="0.82743">
                <text:p>0.82743</text:p>
              </table:table-cell>
              <table:table-cell office:value-type="float" office:value="0.878969">
                <text:p>0.878969</text:p>
              </table:table-cell>
              <table:table-cell office:value-type="float" office:value="0.725917">
                <text:p>0.72591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45888">
                <text:p>0.545888</text:p>
              </table:table-cell>
              <table:table-cell office:value-type="float" office:value="0.650491">
                <text:p>0.650491</text:p>
              </table:table-cell>
              <table:table-cell office:value-type="float" office:value="0.701629">
                <text:p>0.701629</text:p>
              </table:table-cell>
              <table:table-cell office:value-type="float" office:value="0.732105">
                <text:p>0.732105</text:p>
              </table:table-cell>
              <table:table-cell office:value-type="float" office:value="0.757694">
                <text:p>0.757694</text:p>
              </table:table-cell>
              <table:table-cell office:value-type="float" office:value="0.774873">
                <text:p>0.774873</text:p>
              </table:table-cell>
              <table:table-cell office:value-type="float" office:value="0.789202">
                <text:p>0.789202</text:p>
              </table:table-cell>
              <table:table-cell office:value-type="float" office:value="0.798915">
                <text:p>0.798915</text:p>
              </table:table-cell>
              <table:table-cell office:value-type="float" office:value="0.810513">
                <text:p>0.810513</text:p>
              </table:table-cell>
              <table:table-cell office:value-type="float" office:value="0.832457">
                <text:p>0.832457</text:p>
              </table:table-cell>
              <table:table-cell office:value-type="float" office:value="0.878969">
                <text:p>0.878969</text:p>
              </table:table-cell>
              <table:table-cell office:value-type="float" office:value="0.739377">
                <text:p>0.73937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98478">
                <text:p>0.498478</text:p>
              </table:table-cell>
              <table:table-cell office:value-type="float" office:value="0.640634">
                <text:p>0.640634</text:p>
              </table:table-cell>
              <table:table-cell office:value-type="float" office:value="0.690838">
                <text:p>0.690838</text:p>
              </table:table-cell>
              <table:table-cell office:value-type="float" office:value="0.725759">
                <text:p>0.725759</text:p>
              </table:table-cell>
              <table:table-cell office:value-type="float" office:value="0.755338">
                <text:p>0.755338</text:p>
              </table:table-cell>
              <table:table-cell office:value-type="float" office:value="0.776904">
                <text:p>0.776904</text:p>
              </table:table-cell>
              <table:table-cell office:value-type="float" office:value="0.789909">
                <text:p>0.789909</text:p>
              </table:table-cell>
              <table:table-cell office:value-type="float" office:value="0.799663">
                <text:p>0.799663</text:p>
              </table:table-cell>
              <table:table-cell office:value-type="float" office:value="0.815185">
                <text:p>0.815185</text:p>
              </table:table-cell>
              <table:table-cell office:value-type="float" office:value="0.84253">
                <text:p>0.84253</text:p>
              </table:table-cell>
              <table:table-cell office:value-type="float" office:value="0.878969">
                <text:p>0.878969</text:p>
              </table:table-cell>
              <table:table-cell office:value-type="float" office:value="0.733524">
                <text:p>0.73352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575244">
                <text:p>0.575244</text:p>
              </table:table-cell>
              <table:table-cell office:value-type="float" office:value="0.629561">
                <text:p>0.629561</text:p>
              </table:table-cell>
              <table:table-cell office:value-type="float" office:value="0.661447">
                <text:p>0.661447</text:p>
              </table:table-cell>
              <table:table-cell office:value-type="float" office:value="0.696215">
                <text:p>0.696215</text:p>
              </table:table-cell>
              <table:table-cell office:value-type="float" office:value="0.735499">
                <text:p>0.735499</text:p>
              </table:table-cell>
              <table:table-cell office:value-type="float" office:value="0.76541">
                <text:p>0.76541</text:p>
              </table:table-cell>
              <table:table-cell office:value-type="float" office:value="0.785832">
                <text:p>0.785832</text:p>
              </table:table-cell>
              <table:table-cell office:value-type="float" office:value="0.797898">
                <text:p>0.797898</text:p>
              </table:table-cell>
              <table:table-cell office:value-type="float" office:value="0.814387">
                <text:p>0.814387</text:p>
              </table:table-cell>
              <table:table-cell office:value-type="float" office:value="0.845564">
                <text:p>0.845564</text:p>
              </table:table-cell>
              <table:table-cell office:value-type="float" office:value="0.878969">
                <text:p>0.878969</text:p>
              </table:table-cell>
              <table:table-cell office:value-type="float" office:value="0.730706">
                <text:p>0.73070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572584">
                <text:p>0.572584</text:p>
              </table:table-cell>
              <table:table-cell office:value-type="float" office:value="0.640114">
                <text:p>0.640114</text:p>
              </table:table-cell>
              <table:table-cell office:value-type="float" office:value="0.682068">
                <text:p>0.682068</text:p>
              </table:table-cell>
              <table:table-cell office:value-type="float" office:value="0.729058">
                <text:p>0.729058</text:p>
              </table:table-cell>
              <table:table-cell office:value-type="float" office:value="0.758803">
                <text:p>0.758803</text:p>
              </table:table-cell>
              <table:table-cell office:value-type="float" office:value="0.78072">
                <text:p>0.78072</text:p>
              </table:table-cell>
              <table:table-cell office:value-type="float" office:value="0.792752">
                <text:p>0.792752</text:p>
              </table:table-cell>
              <table:table-cell office:value-type="float" office:value="0.802125">
                <text:p>0.802125</text:p>
              </table:table-cell>
              <table:table-cell office:value-type="float" office:value="0.815109">
                <text:p>0.815109</text:p>
              </table:table-cell>
              <table:table-cell office:value-type="float" office:value="0.841251">
                <text:p>0.841251</text:p>
              </table:table-cell>
              <table:table-cell office:value-type="float" office:value="0.878969">
                <text:p>0.878969</text:p>
              </table:table-cell>
              <table:table-cell office:value-type="float" office:value="0.741458">
                <text:p>0.74145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82154">
                <text:p>0.582154</text:p>
              </table:table-cell>
              <table:table-cell office:value-type="float" office:value="0.676967">
                <text:p>0.676967</text:p>
              </table:table-cell>
              <table:table-cell office:value-type="float" office:value="0.726477">
                <text:p>0.726477</text:p>
              </table:table-cell>
              <table:table-cell office:value-type="float" office:value="0.75458">
                <text:p>0.75458</text:p>
              </table:table-cell>
              <table:table-cell office:value-type="float" office:value="0.775487">
                <text:p>0.775487</text:p>
              </table:table-cell>
              <table:table-cell office:value-type="float" office:value="0.78803">
                <text:p>0.78803</text:p>
              </table:table-cell>
              <table:table-cell office:value-type="float" office:value="0.795871">
                <text:p>0.795871</text:p>
              </table:table-cell>
              <table:table-cell office:value-type="float" office:value="0.80534">
                <text:p>0.80534</text:p>
              </table:table-cell>
              <table:table-cell office:value-type="float" office:value="0.820244">
                <text:p>0.820244</text:p>
              </table:table-cell>
              <table:table-cell office:value-type="float" office:value="0.843303">
                <text:p>0.843303</text:p>
              </table:table-cell>
              <table:table-cell office:value-type="float" office:value="0.878969">
                <text:p>0.878969</text:p>
              </table:table-cell>
              <table:table-cell office:value-type="float" office:value="0.756845">
                <text:p>0.75684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559503">
                <text:p>0.559503</text:p>
              </table:table-cell>
              <table:table-cell office:value-type="float" office:value="0.724343">
                <text:p>0.724343</text:p>
              </table:table-cell>
              <table:table-cell office:value-type="float" office:value="0.751168">
                <text:p>0.751168</text:p>
              </table:table-cell>
              <table:table-cell office:value-type="float" office:value="0.769158">
                <text:p>0.769158</text:p>
              </table:table-cell>
              <table:table-cell office:value-type="float" office:value="0.784592">
                <text:p>0.784592</text:p>
              </table:table-cell>
              <table:table-cell office:value-type="float" office:value="0.792101">
                <text:p>0.792101</text:p>
              </table:table-cell>
              <table:table-cell office:value-type="float" office:value="0.796737">
                <text:p>0.796737</text:p>
              </table:table-cell>
              <table:table-cell office:value-type="float" office:value="0.808818">
                <text:p>0.808818</text:p>
              </table:table-cell>
              <table:table-cell office:value-type="float" office:value="0.822935">
                <text:p>0.822935</text:p>
              </table:table-cell>
              <table:table-cell office:value-type="float" office:value="0.842535">
                <text:p>0.842535</text:p>
              </table:table-cell>
              <table:table-cell office:value-type="float" office:value="0.878969">
                <text:p>0.878969</text:p>
              </table:table-cell>
              <table:table-cell office:value-type="float" office:value="0.765189">
                <text:p>0.76518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4898">
                <text:p>0.64898</text:p>
              </table:table-cell>
              <table:table-cell office:value-type="float" office:value="0.731321">
                <text:p>0.731321</text:p>
              </table:table-cell>
              <table:table-cell office:value-type="float" office:value="0.750557">
                <text:p>0.750557</text:p>
              </table:table-cell>
              <table:table-cell office:value-type="float" office:value="0.769623">
                <text:p>0.769623</text:p>
              </table:table-cell>
              <table:table-cell office:value-type="float" office:value="0.784677">
                <text:p>0.784677</text:p>
              </table:table-cell>
              <table:table-cell office:value-type="float" office:value="0.793371">
                <text:p>0.793371</text:p>
              </table:table-cell>
              <table:table-cell office:value-type="float" office:value="0.799605">
                <text:p>0.799605</text:p>
              </table:table-cell>
              <table:table-cell office:value-type="float" office:value="0.811908">
                <text:p>0.811908</text:p>
              </table:table-cell>
              <table:table-cell office:value-type="float" office:value="0.827122">
                <text:p>0.827122</text:p>
              </table:table-cell>
              <table:table-cell office:value-type="float" office:value="0.849982">
                <text:p>0.849982</text:p>
              </table:table-cell>
              <table:table-cell office:value-type="float" office:value="0.878969">
                <text:p>0.878969</text:p>
              </table:table-cell>
              <table:table-cell office:value-type="float" office:value="0.776715">
                <text:p>0.77671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44591">
                <text:p>0.644591</text:p>
              </table:table-cell>
              <table:table-cell office:value-type="float" office:value="0.723064">
                <text:p>0.723064</text:p>
              </table:table-cell>
              <table:table-cell office:value-type="float" office:value="0.747758">
                <text:p>0.747758</text:p>
              </table:table-cell>
              <table:table-cell office:value-type="float" office:value="0.768704">
                <text:p>0.768704</text:p>
              </table:table-cell>
              <table:table-cell office:value-type="float" office:value="0.784096">
                <text:p>0.784096</text:p>
              </table:table-cell>
              <table:table-cell office:value-type="float" office:value="0.792544">
                <text:p>0.792544</text:p>
              </table:table-cell>
              <table:table-cell office:value-type="float" office:value="0.799118">
                <text:p>0.799118</text:p>
              </table:table-cell>
              <table:table-cell office:value-type="float" office:value="0.808054">
                <text:p>0.808054</text:p>
              </table:table-cell>
              <table:table-cell office:value-type="float" office:value="0.823937">
                <text:p>0.823937</text:p>
              </table:table-cell>
              <table:table-cell office:value-type="float" office:value="0.846188">
                <text:p>0.846188</text:p>
              </table:table-cell>
              <table:table-cell office:value-type="float" office:value="0.878969">
                <text:p>0.878969</text:p>
              </table:table-cell>
              <table:table-cell office:value-type="float" office:value="0.773805">
                <text:p>0.773805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42776">
                <text:p>0.642776</text:p>
              </table:table-cell>
              <table:table-cell office:value-type="float" office:value="0.725428">
                <text:p>0.725428</text:p>
              </table:table-cell>
              <table:table-cell office:value-type="float" office:value="0.744454">
                <text:p>0.744454</text:p>
              </table:table-cell>
              <table:table-cell office:value-type="float" office:value="0.764862">
                <text:p>0.764862</text:p>
              </table:table-cell>
              <table:table-cell office:value-type="float" office:value="0.781778">
                <text:p>0.781778</text:p>
              </table:table-cell>
              <table:table-cell office:value-type="float" office:value="0.791305">
                <text:p>0.791305</text:p>
              </table:table-cell>
              <table:table-cell office:value-type="float" office:value="0.800725">
                <text:p>0.800725</text:p>
              </table:table-cell>
              <table:table-cell office:value-type="float" office:value="0.814149">
                <text:p>0.814149</text:p>
              </table:table-cell>
              <table:table-cell office:value-type="float" office:value="0.829866">
                <text:p>0.829866</text:p>
              </table:table-cell>
              <table:table-cell office:value-type="float" office:value="0.845474">
                <text:p>0.845474</text:p>
              </table:table-cell>
              <table:table-cell office:value-type="float" office:value="0.878969">
                <text:p>0.878969</text:p>
              </table:table-cell>
              <table:table-cell office:value-type="float" office:value="0.774082">
                <text:p>0.77408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0912">
                <text:p>0.60912</text:p>
              </table:table-cell>
              <table:table-cell office:value-type="float" office:value="0.703725">
                <text:p>0.703725</text:p>
              </table:table-cell>
              <table:table-cell office:value-type="float" office:value="0.732654">
                <text:p>0.732654</text:p>
              </table:table-cell>
              <table:table-cell office:value-type="float" office:value="0.757605">
                <text:p>0.757605</text:p>
              </table:table-cell>
              <table:table-cell office:value-type="float" office:value="0.780518">
                <text:p>0.780518</text:p>
              </table:table-cell>
              <table:table-cell office:value-type="float" office:value="0.792714">
                <text:p>0.792714</text:p>
              </table:table-cell>
              <table:table-cell office:value-type="float" office:value="0.800895">
                <text:p>0.800895</text:p>
              </table:table-cell>
              <table:table-cell office:value-type="float" office:value="0.813778">
                <text:p>0.813778</text:p>
              </table:table-cell>
              <table:table-cell office:value-type="float" office:value="0.826624">
                <text:p>0.826624</text:p>
              </table:table-cell>
              <table:table-cell office:value-type="float" office:value="0.846928">
                <text:p>0.846928</text:p>
              </table:table-cell>
              <table:table-cell office:value-type="float" office:value="0.878969">
                <text:p>0.878969</text:p>
              </table:table-cell>
              <table:table-cell office:value-type="float" office:value="0.766456">
                <text:p>0.76645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08415">
                <text:p>0.608415</text:p>
              </table:table-cell>
              <table:table-cell office:value-type="float" office:value="0.693845">
                <text:p>0.693845</text:p>
              </table:table-cell>
              <table:table-cell office:value-type="float" office:value="0.732689">
                <text:p>0.732689</text:p>
              </table:table-cell>
              <table:table-cell office:value-type="float" office:value="0.761035">
                <text:p>0.761035</text:p>
              </table:table-cell>
              <table:table-cell office:value-type="float" office:value="0.781198">
                <text:p>0.781198</text:p>
              </table:table-cell>
              <table:table-cell office:value-type="float" office:value="0.789981">
                <text:p>0.789981</text:p>
              </table:table-cell>
              <table:table-cell office:value-type="float" office:value="0.799305">
                <text:p>0.799305</text:p>
              </table:table-cell>
              <table:table-cell office:value-type="float" office:value="0.814923">
                <text:p>0.814923</text:p>
              </table:table-cell>
              <table:table-cell office:value-type="float" office:value="0.82817">
                <text:p>0.82817</text:p>
              </table:table-cell>
              <table:table-cell office:value-type="float" office:value="0.843932">
                <text:p>0.843932</text:p>
              </table:table-cell>
              <table:table-cell office:value-type="float" office:value="0.878969">
                <text:p>0.878969</text:p>
              </table:table-cell>
              <table:table-cell office:value-type="float" office:value="0.765349">
                <text:p>0.76534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03101">
                <text:p>0.603101</text:p>
              </table:table-cell>
              <table:table-cell office:value-type="float" office:value="0.700161">
                <text:p>0.700161</text:p>
              </table:table-cell>
              <table:table-cell office:value-type="float" office:value="0.735768">
                <text:p>0.735768</text:p>
              </table:table-cell>
              <table:table-cell office:value-type="float" office:value="0.757942">
                <text:p>0.757942</text:p>
              </table:table-cell>
              <table:table-cell office:value-type="float" office:value="0.777303">
                <text:p>0.777303</text:p>
              </table:table-cell>
              <table:table-cell office:value-type="float" office:value="0.790291">
                <text:p>0.790291</text:p>
              </table:table-cell>
              <table:table-cell office:value-type="float" office:value="0.799105">
                <text:p>0.799105</text:p>
              </table:table-cell>
              <table:table-cell office:value-type="float" office:value="0.814272">
                <text:p>0.814272</text:p>
              </table:table-cell>
              <table:table-cell office:value-type="float" office:value="0.827435">
                <text:p>0.827435</text:p>
              </table:table-cell>
              <table:table-cell office:value-type="float" office:value="0.847722">
                <text:p>0.847722</text:p>
              </table:table-cell>
              <table:table-cell office:value-type="float" office:value="0.878969">
                <text:p>0.878969</text:p>
              </table:table-cell>
              <table:table-cell office:value-type="float" office:value="0.76531">
                <text:p>0.7653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22981">
                <text:p>0.622981</text:p>
              </table:table-cell>
              <table:table-cell office:value-type="float" office:value="0.734208">
                <text:p>0.734208</text:p>
              </table:table-cell>
              <table:table-cell office:value-type="float" office:value="0.752682">
                <text:p>0.752682</text:p>
              </table:table-cell>
              <table:table-cell office:value-type="float" office:value="0.768497">
                <text:p>0.768497</text:p>
              </table:table-cell>
              <table:table-cell office:value-type="float" office:value="0.782996">
                <text:p>0.782996</text:p>
              </table:table-cell>
              <table:table-cell office:value-type="float" office:value="0.792105">
                <text:p>0.792105</text:p>
              </table:table-cell>
              <table:table-cell office:value-type="float" office:value="0.800139">
                <text:p>0.800139</text:p>
              </table:table-cell>
              <table:table-cell office:value-type="float" office:value="0.813825">
                <text:p>0.813825</text:p>
              </table:table-cell>
              <table:table-cell office:value-type="float" office:value="0.827021">
                <text:p>0.827021</text:p>
              </table:table-cell>
              <table:table-cell office:value-type="float" office:value="0.851063">
                <text:p>0.851063</text:p>
              </table:table-cell>
              <table:table-cell office:value-type="float" office:value="0.878969">
                <text:p>0.878969</text:p>
              </table:table-cell>
              <table:table-cell office:value-type="float" office:value="0.774552">
                <text:p>0.77455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2415">
                <text:p>0.62415</text:p>
              </table:table-cell>
              <table:table-cell office:value-type="float" office:value="0.73202">
                <text:p>0.73202</text:p>
              </table:table-cell>
              <table:table-cell office:value-type="float" office:value="0.759041">
                <text:p>0.759041</text:p>
              </table:table-cell>
              <table:table-cell office:value-type="float" office:value="0.77595">
                <text:p>0.77595</text:p>
              </table:table-cell>
              <table:table-cell office:value-type="float" office:value="0.788658">
                <text:p>0.788658</text:p>
              </table:table-cell>
              <table:table-cell office:value-type="float" office:value="0.792912">
                <text:p>0.792912</text:p>
              </table:table-cell>
              <table:table-cell office:value-type="float" office:value="0.799602">
                <text:p>0.799602</text:p>
              </table:table-cell>
              <table:table-cell office:value-type="float" office:value="0.811688">
                <text:p>0.811688</text:p>
              </table:table-cell>
              <table:table-cell office:value-type="float" office:value="0.827305">
                <text:p>0.827305</text:p>
              </table:table-cell>
              <table:table-cell office:value-type="float" office:value="0.851312">
                <text:p>0.851312</text:p>
              </table:table-cell>
              <table:table-cell office:value-type="float" office:value="0.878969">
                <text:p>0.878969</text:p>
              </table:table-cell>
              <table:table-cell office:value-type="float" office:value="0.776264">
                <text:p>0.77626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652112">
                <text:p>0.652112</text:p>
              </table:table-cell>
              <table:table-cell office:value-type="float" office:value="0.740185">
                <text:p>0.740185</text:p>
              </table:table-cell>
              <table:table-cell office:value-type="float" office:value="0.759233">
                <text:p>0.759233</text:p>
              </table:table-cell>
              <table:table-cell office:value-type="float" office:value="0.773631">
                <text:p>0.773631</text:p>
              </table:table-cell>
              <table:table-cell office:value-type="float" office:value="0.786737">
                <text:p>0.786737</text:p>
              </table:table-cell>
              <table:table-cell office:value-type="float" office:value="0.793088">
                <text:p>0.793088</text:p>
              </table:table-cell>
              <table:table-cell office:value-type="float" office:value="0.802486">
                <text:p>0.802486</text:p>
              </table:table-cell>
              <table:table-cell office:value-type="float" office:value="0.812894">
                <text:p>0.812894</text:p>
              </table:table-cell>
              <table:table-cell office:value-type="float" office:value="0.825975">
                <text:p>0.825975</text:p>
              </table:table-cell>
              <table:table-cell office:value-type="float" office:value="0.847456">
                <text:p>0.847456</text:p>
              </table:table-cell>
              <table:table-cell office:value-type="float" office:value="0.878969">
                <text:p>0.878969</text:p>
              </table:table-cell>
              <table:table-cell office:value-type="float" office:value="0.77938">
                <text:p>0.7793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24451">
                <text:p>0.624451</text:p>
              </table:table-cell>
              <table:table-cell office:value-type="float" office:value="0.729269">
                <text:p>0.729269</text:p>
              </table:table-cell>
              <table:table-cell office:value-type="float" office:value="0.754845">
                <text:p>0.754845</text:p>
              </table:table-cell>
              <table:table-cell office:value-type="float" office:value="0.76966">
                <text:p>0.76966</text:p>
              </table:table-cell>
              <table:table-cell office:value-type="float" office:value="0.785807">
                <text:p>0.785807</text:p>
              </table:table-cell>
              <table:table-cell office:value-type="float" office:value="0.795415">
                <text:p>0.795415</text:p>
              </table:table-cell>
              <table:table-cell office:value-type="float" office:value="0.807135">
                <text:p>0.807135</text:p>
              </table:table-cell>
              <table:table-cell office:value-type="float" office:value="0.817107">
                <text:p>0.817107</text:p>
              </table:table-cell>
              <table:table-cell office:value-type="float" office:value="0.828478">
                <text:p>0.828478</text:p>
              </table:table-cell>
              <table:table-cell office:value-type="float" office:value="0.846733">
                <text:p>0.846733</text:p>
              </table:table-cell>
              <table:table-cell office:value-type="float" office:value="0.878969">
                <text:p>0.878969</text:p>
              </table:table-cell>
              <table:table-cell office:value-type="float" office:value="0.77589">
                <text:p>0.7758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47121">
                <text:p>0.647121</text:p>
              </table:table-cell>
              <table:table-cell office:value-type="float" office:value="0.718162">
                <text:p>0.718162</text:p>
              </table:table-cell>
              <table:table-cell office:value-type="float" office:value="0.748714">
                <text:p>0.748714</text:p>
              </table:table-cell>
              <table:table-cell office:value-type="float" office:value="0.765215">
                <text:p>0.765215</text:p>
              </table:table-cell>
              <table:table-cell office:value-type="float" office:value="0.776752">
                <text:p>0.776752</text:p>
              </table:table-cell>
              <table:table-cell office:value-type="float" office:value="0.789624">
                <text:p>0.789624</text:p>
              </table:table-cell>
              <table:table-cell office:value-type="float" office:value="0.798782">
                <text:p>0.798782</text:p>
              </table:table-cell>
              <table:table-cell office:value-type="float" office:value="0.810872">
                <text:p>0.810872</text:p>
              </table:table-cell>
              <table:table-cell office:value-type="float" office:value="0.824479">
                <text:p>0.824479</text:p>
              </table:table-cell>
              <table:table-cell office:value-type="float" office:value="0.844883">
                <text:p>0.844883</text:p>
              </table:table-cell>
              <table:table-cell office:value-type="float" office:value="0.878969">
                <text:p>0.878969</text:p>
              </table:table-cell>
              <table:table-cell office:value-type="float" office:value="0.772461">
                <text:p>0.77246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592762">
                <text:p>0.592762</text:p>
              </table:table-cell>
              <table:table-cell office:value-type="float" office:value="0.715024">
                <text:p>0.715024</text:p>
              </table:table-cell>
              <table:table-cell office:value-type="float" office:value="0.746119">
                <text:p>0.746119</text:p>
              </table:table-cell>
              <table:table-cell office:value-type="float" office:value="0.768902">
                <text:p>0.768902</text:p>
              </table:table-cell>
              <table:table-cell office:value-type="float" office:value="0.782666">
                <text:p>0.782666</text:p>
              </table:table-cell>
              <table:table-cell office:value-type="float" office:value="0.792131">
                <text:p>0.792131</text:p>
              </table:table-cell>
              <table:table-cell office:value-type="float" office:value="0.800255">
                <text:p>0.800255</text:p>
              </table:table-cell>
              <table:table-cell office:value-type="float" office:value="0.809856">
                <text:p>0.809856</text:p>
              </table:table-cell>
              <table:table-cell office:value-type="float" office:value="0.82524">
                <text:p>0.82524</text:p>
              </table:table-cell>
              <table:table-cell office:value-type="float" office:value="0.845944">
                <text:p>0.845944</text:p>
              </table:table-cell>
              <table:table-cell office:value-type="float" office:value="0.878969">
                <text:p>0.878969</text:p>
              </table:table-cell>
              <table:table-cell office:value-type="float" office:value="0.76789">
                <text:p>0.7678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36509">
                <text:p>0.636509</text:p>
              </table:table-cell>
              <table:table-cell office:value-type="float" office:value="0.701991">
                <text:p>0.701991</text:p>
              </table:table-cell>
              <table:table-cell office:value-type="float" office:value="0.740632">
                <text:p>0.740632</text:p>
              </table:table-cell>
              <table:table-cell office:value-type="float" office:value="0.764608">
                <text:p>0.764608</text:p>
              </table:table-cell>
              <table:table-cell office:value-type="float" office:value="0.779141">
                <text:p>0.779141</text:p>
              </table:table-cell>
              <table:table-cell office:value-type="float" office:value="0.791276">
                <text:p>0.791276</text:p>
              </table:table-cell>
              <table:table-cell office:value-type="float" office:value="0.799279">
                <text:p>0.799279</text:p>
              </table:table-cell>
              <table:table-cell office:value-type="float" office:value="0.810889">
                <text:p>0.810889</text:p>
              </table:table-cell>
              <table:table-cell office:value-type="float" office:value="0.825773">
                <text:p>0.825773</text:p>
              </table:table-cell>
              <table:table-cell office:value-type="float" office:value="0.848461">
                <text:p>0.848461</text:p>
              </table:table-cell>
              <table:table-cell office:value-type="float" office:value="0.878969">
                <text:p>0.878969</text:p>
              </table:table-cell>
              <table:table-cell office:value-type="float" office:value="0.769856">
                <text:p>0.76985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573196">
                <text:p>0.573196</text:p>
              </table:table-cell>
              <table:table-cell office:value-type="float" office:value="0.690708">
                <text:p>0.690708</text:p>
              </table:table-cell>
              <table:table-cell office:value-type="float" office:value="0.739832">
                <text:p>0.739832</text:p>
              </table:table-cell>
              <table:table-cell office:value-type="float" office:value="0.763142">
                <text:p>0.763142</text:p>
              </table:table-cell>
              <table:table-cell office:value-type="float" office:value="0.779741">
                <text:p>0.779741</text:p>
              </table:table-cell>
              <table:table-cell office:value-type="float" office:value="0.78936">
                <text:p>0.78936</text:p>
              </table:table-cell>
              <table:table-cell office:value-type="float" office:value="0.799228">
                <text:p>0.799228</text:p>
              </table:table-cell>
              <table:table-cell office:value-type="float" office:value="0.810674">
                <text:p>0.810674</text:p>
              </table:table-cell>
              <table:table-cell office:value-type="float" office:value="0.822654">
                <text:p>0.822654</text:p>
              </table:table-cell>
              <table:table-cell office:value-type="float" office:value="0.842149">
                <text:p>0.842149</text:p>
              </table:table-cell>
              <table:table-cell office:value-type="float" office:value="0.878969">
                <text:p>0.878969</text:p>
              </table:table-cell>
              <table:table-cell office:value-type="float" office:value="0.761068">
                <text:p>0.76106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60374">
                <text:p>0.560374</text:p>
              </table:table-cell>
              <table:table-cell office:value-type="float" office:value="0.67584">
                <text:p>0.67584</text:p>
              </table:table-cell>
              <table:table-cell office:value-type="float" office:value="0.718387">
                <text:p>0.718387</text:p>
              </table:table-cell>
              <table:table-cell office:value-type="float" office:value="0.749117">
                <text:p>0.749117</text:p>
              </table:table-cell>
              <table:table-cell office:value-type="float" office:value="0.766368">
                <text:p>0.766368</text:p>
              </table:table-cell>
              <table:table-cell office:value-type="float" office:value="0.784657">
                <text:p>0.784657</text:p>
              </table:table-cell>
              <table:table-cell office:value-type="float" office:value="0.795414">
                <text:p>0.795414</text:p>
              </table:table-cell>
              <table:table-cell office:value-type="float" office:value="0.807096">
                <text:p>0.807096</text:p>
              </table:table-cell>
              <table:table-cell office:value-type="float" office:value="0.819804">
                <text:p>0.819804</text:p>
              </table:table-cell>
              <table:table-cell office:value-type="float" office:value="0.844956">
                <text:p>0.844956</text:p>
              </table:table-cell>
              <table:table-cell office:value-type="float" office:value="0.878969">
                <text:p>0.878969</text:p>
              </table:table-cell>
              <table:table-cell office:value-type="float" office:value="0.752201">
                <text:p>0.75220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579093">
                <text:p>0.579093</text:p>
              </table:table-cell>
              <table:table-cell office:value-type="float" office:value="0.69041">
                <text:p>0.69041</text:p>
              </table:table-cell>
              <table:table-cell office:value-type="float" office:value="0.732885">
                <text:p>0.732885</text:p>
              </table:table-cell>
              <table:table-cell office:value-type="float" office:value="0.755675">
                <text:p>0.755675</text:p>
              </table:table-cell>
              <table:table-cell office:value-type="float" office:value="0.77113">
                <text:p>0.77113</text:p>
              </table:table-cell>
              <table:table-cell office:value-type="float" office:value="0.789907">
                <text:p>0.789907</text:p>
              </table:table-cell>
              <table:table-cell office:value-type="float" office:value="0.797755">
                <text:p>0.797755</text:p>
              </table:table-cell>
              <table:table-cell office:value-type="float" office:value="0.808537">
                <text:p>0.808537</text:p>
              </table:table-cell>
              <table:table-cell office:value-type="float" office:value="0.823588">
                <text:p>0.823588</text:p>
              </table:table-cell>
              <table:table-cell office:value-type="float" office:value="0.851362">
                <text:p>0.851362</text:p>
              </table:table-cell>
              <table:table-cell office:value-type="float" office:value="0.878969">
                <text:p>0.878969</text:p>
              </table:table-cell>
              <table:table-cell office:value-type="float" office:value="0.760034">
                <text:p>0.76003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589206">
                <text:p>0.589206</text:p>
              </table:table-cell>
              <table:table-cell office:value-type="float" office:value="0.685637">
                <text:p>0.685637</text:p>
              </table:table-cell>
              <table:table-cell office:value-type="float" office:value="0.729194">
                <text:p>0.729194</text:p>
              </table:table-cell>
              <table:table-cell office:value-type="float" office:value="0.753781">
                <text:p>0.753781</text:p>
              </table:table-cell>
              <table:table-cell office:value-type="float" office:value="0.777965">
                <text:p>0.777965</text:p>
              </table:table-cell>
              <table:table-cell office:value-type="float" office:value="0.791779">
                <text:p>0.791779</text:p>
              </table:table-cell>
              <table:table-cell office:value-type="float" office:value="0.799076">
                <text:p>0.799076</text:p>
              </table:table-cell>
              <table:table-cell office:value-type="float" office:value="0.813111">
                <text:p>0.813111</text:p>
              </table:table-cell>
              <table:table-cell office:value-type="float" office:value="0.82662">
                <text:p>0.82662</text:p>
              </table:table-cell>
              <table:table-cell office:value-type="float" office:value="0.849455">
                <text:p>0.849455</text:p>
              </table:table-cell>
              <table:table-cell office:value-type="float" office:value="0.878969">
                <text:p>0.878969</text:p>
              </table:table-cell>
              <table:table-cell office:value-type="float" office:value="0.761583">
                <text:p>0.76158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551777">
                <text:p>0.551777</text:p>
              </table:table-cell>
              <table:table-cell office:value-type="float" office:value="0.69071">
                <text:p>0.69071</text:p>
              </table:table-cell>
              <table:table-cell office:value-type="float" office:value="0.736583">
                <text:p>0.736583</text:p>
              </table:table-cell>
              <table:table-cell office:value-type="float" office:value="0.760291">
                <text:p>0.760291</text:p>
              </table:table-cell>
              <table:table-cell office:value-type="float" office:value="0.782737">
                <text:p>0.782737</text:p>
              </table:table-cell>
              <table:table-cell office:value-type="float" office:value="0.794387">
                <text:p>0.794387</text:p>
              </table:table-cell>
              <table:table-cell office:value-type="float" office:value="0.805625">
                <text:p>0.805625</text:p>
              </table:table-cell>
              <table:table-cell office:value-type="float" office:value="0.81823">
                <text:p>0.81823</text:p>
              </table:table-cell>
              <table:table-cell office:value-type="float" office:value="0.831097">
                <text:p>0.831097</text:p>
              </table:table-cell>
              <table:table-cell office:value-type="float" office:value="0.849261">
                <text:p>0.849261</text:p>
              </table:table-cell>
              <table:table-cell office:value-type="float" office:value="0.878969">
                <text:p>0.878969</text:p>
              </table:table-cell>
              <table:table-cell office:value-type="float" office:value="0.76207">
                <text:p>0.7620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578469">
                <text:p>0.578469</text:p>
              </table:table-cell>
              <table:table-cell office:value-type="float" office:value="0.707689">
                <text:p>0.707689</text:p>
              </table:table-cell>
              <table:table-cell office:value-type="float" office:value="0.741458">
                <text:p>0.741458</text:p>
              </table:table-cell>
              <table:table-cell office:value-type="float" office:value="0.771407">
                <text:p>0.771407</text:p>
              </table:table-cell>
              <table:table-cell office:value-type="float" office:value="0.788588">
                <text:p>0.788588</text:p>
              </table:table-cell>
              <table:table-cell office:value-type="float" office:value="0.798114">
                <text:p>0.798114</text:p>
              </table:table-cell>
              <table:table-cell office:value-type="float" office:value="0.808511">
                <text:p>0.808511</text:p>
              </table:table-cell>
              <table:table-cell office:value-type="float" office:value="0.820214">
                <text:p>0.820214</text:p>
              </table:table-cell>
              <table:table-cell office:value-type="float" office:value="0.834473">
                <text:p>0.834473</text:p>
              </table:table-cell>
              <table:table-cell office:value-type="float" office:value="0.859444">
                <text:p>0.859444</text:p>
              </table:table-cell>
              <table:table-cell office:value-type="float" office:value="0.878969">
                <text:p>0.878969</text:p>
              </table:table-cell>
              <table:table-cell office:value-type="float" office:value="0.770837">
                <text:p>0.77083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506921">
                <text:p>0.506921</text:p>
              </table:table-cell>
              <table:table-cell office:value-type="float" office:value="0.699827">
                <text:p>0.699827</text:p>
              </table:table-cell>
              <table:table-cell office:value-type="float" office:value="0.742532">
                <text:p>0.742532</text:p>
              </table:table-cell>
              <table:table-cell office:value-type="float" office:value="0.769026">
                <text:p>0.769026</text:p>
              </table:table-cell>
              <table:table-cell office:value-type="float" office:value="0.787962">
                <text:p>0.787962</text:p>
              </table:table-cell>
              <table:table-cell office:value-type="float" office:value="0.795456">
                <text:p>0.795456</text:p>
              </table:table-cell>
              <table:table-cell office:value-type="float" office:value="0.807111">
                <text:p>0.807111</text:p>
              </table:table-cell>
              <table:table-cell office:value-type="float" office:value="0.818836">
                <text:p>0.818836</text:p>
              </table:table-cell>
              <table:table-cell office:value-type="float" office:value="0.830741">
                <text:p>0.830741</text:p>
              </table:table-cell>
              <table:table-cell office:value-type="float" office:value="0.851114">
                <text:p>0.851114</text:p>
              </table:table-cell>
              <table:table-cell office:value-type="float" office:value="0.878969">
                <text:p>0.878969</text:p>
              </table:table-cell>
              <table:table-cell office:value-type="float" office:value="0.760953">
                <text:p>0.76095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34398">
                <text:p>0.534398</text:p>
              </table:table-cell>
              <table:table-cell office:value-type="float" office:value="0.694534">
                <text:p>0.694534</text:p>
              </table:table-cell>
              <table:table-cell office:value-type="float" office:value="0.738355">
                <text:p>0.738355</text:p>
              </table:table-cell>
              <table:table-cell office:value-type="float" office:value="0.761855">
                <text:p>0.761855</text:p>
              </table:table-cell>
              <table:table-cell office:value-type="float" office:value="0.778447">
                <text:p>0.778447</text:p>
              </table:table-cell>
              <table:table-cell office:value-type="float" office:value="0.793179">
                <text:p>0.793179</text:p>
              </table:table-cell>
              <table:table-cell office:value-type="float" office:value="0.809752">
                <text:p>0.809752</text:p>
              </table:table-cell>
              <table:table-cell office:value-type="float" office:value="0.82249">
                <text:p>0.82249</text:p>
              </table:table-cell>
              <table:table-cell office:value-type="float" office:value="0.832466">
                <text:p>0.832466</text:p>
              </table:table-cell>
              <table:table-cell office:value-type="float" office:value="0.85012">
                <text:p>0.85012</text:p>
              </table:table-cell>
              <table:table-cell office:value-type="float" office:value="0.878969">
                <text:p>0.878969</text:p>
              </table:table-cell>
              <table:table-cell office:value-type="float" office:value="0.76156">
                <text:p>0.7615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537645">
                <text:p>0.537645</text:p>
              </table:table-cell>
              <table:table-cell office:value-type="float" office:value="0.671428">
                <text:p>0.671428</text:p>
              </table:table-cell>
              <table:table-cell office:value-type="float" office:value="0.727619">
                <text:p>0.727619</text:p>
              </table:table-cell>
              <table:table-cell office:value-type="float" office:value="0.755715">
                <text:p>0.755715</text:p>
              </table:table-cell>
              <table:table-cell office:value-type="float" office:value="0.773856">
                <text:p>0.773856</text:p>
              </table:table-cell>
              <table:table-cell office:value-type="float" office:value="0.790451">
                <text:p>0.790451</text:p>
              </table:table-cell>
              <table:table-cell office:value-type="float" office:value="0.803591">
                <text:p>0.803591</text:p>
              </table:table-cell>
              <table:table-cell office:value-type="float" office:value="0.816297">
                <text:p>0.816297</text:p>
              </table:table-cell>
              <table:table-cell office:value-type="float" office:value="0.829497">
                <text:p>0.829497</text:p>
              </table:table-cell>
              <table:table-cell office:value-type="float" office:value="0.848335">
                <text:p>0.848335</text:p>
              </table:table-cell>
              <table:table-cell office:value-type="float" office:value="0.878969">
                <text:p>0.878969</text:p>
              </table:table-cell>
              <table:table-cell office:value-type="float" office:value="0.755443">
                <text:p>0.75544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538969">
                <text:p>0.538969</text:p>
              </table:table-cell>
              <table:table-cell office:value-type="float" office:value="0.649887">
                <text:p>0.649887</text:p>
              </table:table-cell>
              <table:table-cell office:value-type="float" office:value="0.729881">
                <text:p>0.729881</text:p>
              </table:table-cell>
              <table:table-cell office:value-type="float" office:value="0.762644">
                <text:p>0.762644</text:p>
              </table:table-cell>
              <table:table-cell office:value-type="float" office:value="0.774932">
                <text:p>0.774932</text:p>
              </table:table-cell>
              <table:table-cell office:value-type="float" office:value="0.78604">
                <text:p>0.78604</text:p>
              </table:table-cell>
              <table:table-cell office:value-type="float" office:value="0.800518">
                <text:p>0.800518</text:p>
              </table:table-cell>
              <table:table-cell office:value-type="float" office:value="0.815224">
                <text:p>0.815224</text:p>
              </table:table-cell>
              <table:table-cell office:value-type="float" office:value="0.831969">
                <text:p>0.831969</text:p>
              </table:table-cell>
              <table:table-cell office:value-type="float" office:value="0.851614">
                <text:p>0.851614</text:p>
              </table:table-cell>
              <table:table-cell office:value-type="float" office:value="0.878969">
                <text:p>0.878969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509975">
                <text:p>0.509975</text:p>
              </table:table-cell>
              <table:table-cell office:value-type="float" office:value="0.606749">
                <text:p>0.606749</text:p>
              </table:table-cell>
              <table:table-cell office:value-type="float" office:value="0.699665">
                <text:p>0.699665</text:p>
              </table:table-cell>
              <table:table-cell office:value-type="float" office:value="0.740202">
                <text:p>0.740202</text:p>
              </table:table-cell>
              <table:table-cell office:value-type="float" office:value="0.767454">
                <text:p>0.767454</text:p>
              </table:table-cell>
              <table:table-cell office:value-type="float" office:value="0.782814">
                <text:p>0.782814</text:p>
              </table:table-cell>
              <table:table-cell office:value-type="float" office:value="0.798963">
                <text:p>0.798963</text:p>
              </table:table-cell>
              <table:table-cell office:value-type="float" office:value="0.812311">
                <text:p>0.812311</text:p>
              </table:table-cell>
              <table:table-cell office:value-type="float" office:value="0.825912">
                <text:p>0.825912</text:p>
              </table:table-cell>
              <table:table-cell office:value-type="float" office:value="0.848991">
                <text:p>0.848991</text:p>
              </table:table-cell>
              <table:table-cell office:value-type="float" office:value="0.878969">
                <text:p>0.878969</text:p>
              </table:table-cell>
              <table:table-cell office:value-type="float" office:value="0.739304">
                <text:p>0.73930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96811">
                <text:p>0.496811</text:p>
              </table:table-cell>
              <table:table-cell office:value-type="float" office:value="0.604281">
                <text:p>0.604281</text:p>
              </table:table-cell>
              <table:table-cell office:value-type="float" office:value="0.717451">
                <text:p>0.717451</text:p>
              </table:table-cell>
              <table:table-cell office:value-type="float" office:value="0.752581">
                <text:p>0.752581</text:p>
              </table:table-cell>
              <table:table-cell office:value-type="float" office:value="0.770523">
                <text:p>0.770523</text:p>
              </table:table-cell>
              <table:table-cell office:value-type="float" office:value="0.785708">
                <text:p>0.785708</text:p>
              </table:table-cell>
              <table:table-cell office:value-type="float" office:value="0.796753">
                <text:p>0.796753</text:p>
              </table:table-cell>
              <table:table-cell office:value-type="float" office:value="0.810607">
                <text:p>0.810607</text:p>
              </table:table-cell>
              <table:table-cell office:value-type="float" office:value="0.827039">
                <text:p>0.827039</text:p>
              </table:table-cell>
              <table:table-cell office:value-type="float" office:value="0.848312">
                <text:p>0.848312</text:p>
              </table:table-cell>
              <table:table-cell office:value-type="float" office:value="0.878969">
                <text:p>0.878969</text:p>
              </table:table-cell>
              <table:table-cell office:value-type="float" office:value="0.741007">
                <text:p>0.74100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442287">
                <text:p>0.442287</text:p>
              </table:table-cell>
              <table:table-cell office:value-type="float" office:value="0.584446">
                <text:p>0.584446</text:p>
              </table:table-cell>
              <table:table-cell office:value-type="float" office:value="0.695265">
                <text:p>0.695265</text:p>
              </table:table-cell>
              <table:table-cell office:value-type="float" office:value="0.742616">
                <text:p>0.742616</text:p>
              </table:table-cell>
              <table:table-cell office:value-type="float" office:value="0.76543">
                <text:p>0.76543</text:p>
              </table:table-cell>
              <table:table-cell office:value-type="float" office:value="0.780165">
                <text:p>0.780165</text:p>
              </table:table-cell>
              <table:table-cell office:value-type="float" office:value="0.792299">
                <text:p>0.792299</text:p>
              </table:table-cell>
              <table:table-cell office:value-type="float" office:value="0.803868">
                <text:p>0.803868</text:p>
              </table:table-cell>
              <table:table-cell office:value-type="float" office:value="0.820977">
                <text:p>0.820977</text:p>
              </table:table-cell>
              <table:table-cell office:value-type="float" office:value="0.843116">
                <text:p>0.843116</text:p>
              </table:table-cell>
              <table:table-cell office:value-type="float" office:value="0.878969">
                <text:p>0.878969</text:p>
              </table:table-cell>
              <table:table-cell office:value-type="float" office:value="0.727047">
                <text:p>0.727047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1783">
                <text:p>0.51783</text:p>
              </table:table-cell>
              <table:table-cell office:value-type="float" office:value="0.609459">
                <text:p>0.609459</text:p>
              </table:table-cell>
              <table:table-cell office:value-type="float" office:value="0.702612">
                <text:p>0.702612</text:p>
              </table:table-cell>
              <table:table-cell office:value-type="float" office:value="0.744955">
                <text:p>0.744955</text:p>
              </table:table-cell>
              <table:table-cell office:value-type="float" office:value="0.769589">
                <text:p>0.769589</text:p>
              </table:table-cell>
              <table:table-cell office:value-type="float" office:value="0.786394">
                <text:p>0.786394</text:p>
              </table:table-cell>
              <table:table-cell office:value-type="float" office:value="0.798053">
                <text:p>0.798053</text:p>
              </table:table-cell>
              <table:table-cell office:value-type="float" office:value="0.812334">
                <text:p>0.812334</text:p>
              </table:table-cell>
              <table:table-cell office:value-type="float" office:value="0.828866">
                <text:p>0.828866</text:p>
              </table:table-cell>
              <table:table-cell office:value-type="float" office:value="0.850477">
                <text:p>0.850477</text:p>
              </table:table-cell>
              <table:table-cell office:value-type="float" office:value="0.878969">
                <text:p>0.878969</text:p>
              </table:table-cell>
              <table:table-cell office:value-type="float" office:value="0.742057">
                <text:p>0.74205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394135">
                <text:p>0.394135</text:p>
              </table:table-cell>
              <table:table-cell office:value-type="float" office:value="0.606602">
                <text:p>0.606602</text:p>
              </table:table-cell>
              <table:table-cell office:value-type="float" office:value="0.687208">
                <text:p>0.687208</text:p>
              </table:table-cell>
              <table:table-cell office:value-type="float" office:value="0.732007">
                <text:p>0.732007</text:p>
              </table:table-cell>
              <table:table-cell office:value-type="float" office:value="0.76643">
                <text:p>0.76643</text:p>
              </table:table-cell>
              <table:table-cell office:value-type="float" office:value="0.783049">
                <text:p>0.783049</text:p>
              </table:table-cell>
              <table:table-cell office:value-type="float" office:value="0.797758">
                <text:p>0.797758</text:p>
              </table:table-cell>
              <table:table-cell office:value-type="float" office:value="0.81364">
                <text:p>0.81364</text:p>
              </table:table-cell>
              <table:table-cell office:value-type="float" office:value="0.827038">
                <text:p>0.827038</text:p>
              </table:table-cell>
              <table:table-cell office:value-type="float" office:value="0.848099">
                <text:p>0.848099</text:p>
              </table:table-cell>
              <table:table-cell office:value-type="float" office:value="0.878969">
                <text:p>0.878969</text:p>
              </table:table-cell>
              <table:table-cell office:value-type="float" office:value="0.725597">
                <text:p>0.72559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78079">
                <text:p>0.378079</text:p>
              </table:table-cell>
              <table:table-cell office:value-type="float" office:value="0.560169">
                <text:p>0.560169</text:p>
              </table:table-cell>
              <table:table-cell office:value-type="float" office:value="0.657738">
                <text:p>0.657738</text:p>
              </table:table-cell>
              <table:table-cell office:value-type="float" office:value="0.707623">
                <text:p>0.707623</text:p>
              </table:table-cell>
              <table:table-cell office:value-type="float" office:value="0.746945">
                <text:p>0.746945</text:p>
              </table:table-cell>
              <table:table-cell office:value-type="float" office:value="0.776328">
                <text:p>0.776328</text:p>
              </table:table-cell>
              <table:table-cell office:value-type="float" office:value="0.791345">
                <text:p>0.791345</text:p>
              </table:table-cell>
              <table:table-cell office:value-type="float" office:value="0.807143">
                <text:p>0.807143</text:p>
              </table:table-cell>
              <table:table-cell office:value-type="float" office:value="0.824408">
                <text:p>0.824408</text:p>
              </table:table-cell>
              <table:table-cell office:value-type="float" office:value="0.846567">
                <text:p>0.846567</text:p>
              </table:table-cell>
              <table:table-cell office:value-type="float" office:value="0.878969">
                <text:p>0.878969</text:p>
              </table:table-cell>
              <table:table-cell office:value-type="float" office:value="0.709634">
                <text:p>0.70963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422546">
                <text:p>0.422546</text:p>
              </table:table-cell>
              <table:table-cell office:value-type="float" office:value="0.600652">
                <text:p>0.600652</text:p>
              </table:table-cell>
              <table:table-cell office:value-type="float" office:value="0.680633">
                <text:p>0.680633</text:p>
              </table:table-cell>
              <table:table-cell office:value-type="float" office:value="0.723031">
                <text:p>0.723031</text:p>
              </table:table-cell>
              <table:table-cell office:value-type="float" office:value="0.760909">
                <text:p>0.760909</text:p>
              </table:table-cell>
              <table:table-cell office:value-type="float" office:value="0.782713">
                <text:p>0.782713</text:p>
              </table:table-cell>
              <table:table-cell office:value-type="float" office:value="0.799173">
                <text:p>0.799173</text:p>
              </table:table-cell>
              <table:table-cell office:value-type="float" office:value="0.814221">
                <text:p>0.814221</text:p>
              </table:table-cell>
              <table:table-cell office:value-type="float" office:value="0.830013">
                <text:p>0.830013</text:p>
              </table:table-cell>
              <table:table-cell office:value-type="float" office:value="0.850579">
                <text:p>0.850579</text:p>
              </table:table-cell>
              <table:table-cell office:value-type="float" office:value="0.878969">
                <text:p>0.878969</text:p>
              </table:table-cell>
              <table:table-cell office:value-type="float" office:value="0.726447">
                <text:p>0.72644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412168">
                <text:p>0.412168</text:p>
              </table:table-cell>
              <table:table-cell office:value-type="float" office:value="0.587208">
                <text:p>0.587208</text:p>
              </table:table-cell>
              <table:table-cell office:value-type="float" office:value="0.65789">
                <text:p>0.65789</text:p>
              </table:table-cell>
              <table:table-cell office:value-type="float" office:value="0.705531">
                <text:p>0.705531</text:p>
              </table:table-cell>
              <table:table-cell office:value-type="float" office:value="0.750528">
                <text:p>0.750528</text:p>
              </table:table-cell>
              <table:table-cell office:value-type="float" office:value="0.773972">
                <text:p>0.773972</text:p>
              </table:table-cell>
              <table:table-cell office:value-type="float" office:value="0.792046">
                <text:p>0.792046</text:p>
              </table:table-cell>
              <table:table-cell office:value-type="float" office:value="0.810533">
                <text:p>0.810533</text:p>
              </table:table-cell>
              <table:table-cell office:value-type="float" office:value="0.828304">
                <text:p>0.828304</text:p>
              </table:table-cell>
              <table:table-cell office:value-type="float" office:value="0.850511">
                <text:p>0.850511</text:p>
              </table:table-cell>
              <table:table-cell office:value-type="float" office:value="0.878969">
                <text:p>0.878969</text:p>
              </table:table-cell>
              <table:table-cell office:value-type="float" office:value="0.716869">
                <text:p>0.71686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408863">
                <text:p>0.408863</text:p>
              </table:table-cell>
              <table:table-cell office:value-type="float" office:value="0.567541">
                <text:p>0.567541</text:p>
              </table:table-cell>
              <table:table-cell office:value-type="float" office:value="0.643081">
                <text:p>0.643081</text:p>
              </table:table-cell>
              <table:table-cell office:value-type="float" office:value="0.685934">
                <text:p>0.685934</text:p>
              </table:table-cell>
              <table:table-cell office:value-type="float" office:value="0.741843">
                <text:p>0.741843</text:p>
              </table:table-cell>
              <table:table-cell office:value-type="float" office:value="0.77366">
                <text:p>0.77366</text:p>
              </table:table-cell>
              <table:table-cell office:value-type="float" office:value="0.797263">
                <text:p>0.797263</text:p>
              </table:table-cell>
              <table:table-cell office:value-type="float" office:value="0.811499">
                <text:p>0.811499</text:p>
              </table:table-cell>
              <table:table-cell office:value-type="float" office:value="0.827859">
                <text:p>0.827859</text:p>
              </table:table-cell>
              <table:table-cell office:value-type="float" office:value="0.850832">
                <text:p>0.850832</text:p>
              </table:table-cell>
              <table:table-cell office:value-type="float" office:value="0.878969">
                <text:p>0.878969</text:p>
              </table:table-cell>
              <table:table-cell office:value-type="float" office:value="0.710837">
                <text:p>0.71083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391256">
                <text:p>0.391256</text:p>
              </table:table-cell>
              <table:table-cell office:value-type="float" office:value="0.539341">
                <text:p>0.539341</text:p>
              </table:table-cell>
              <table:table-cell office:value-type="float" office:value="0.612303">
                <text:p>0.612303</text:p>
              </table:table-cell>
              <table:table-cell office:value-type="float" office:value="0.664828">
                <text:p>0.664828</text:p>
              </table:table-cell>
              <table:table-cell office:value-type="float" office:value="0.707861">
                <text:p>0.707861</text:p>
              </table:table-cell>
              <table:table-cell office:value-type="float" office:value="0.756887">
                <text:p>0.756887</text:p>
              </table:table-cell>
              <table:table-cell office:value-type="float" office:value="0.790585">
                <text:p>0.790585</text:p>
              </table:table-cell>
              <table:table-cell office:value-type="float" office:value="0.806019">
                <text:p>0.806019</text:p>
              </table:table-cell>
              <table:table-cell office:value-type="float" office:value="0.824442">
                <text:p>0.824442</text:p>
              </table:table-cell>
              <table:table-cell office:value-type="float" office:value="0.84877">
                <text:p>0.84877</text:p>
              </table:table-cell>
              <table:table-cell office:value-type="float" office:value="0.878969">
                <text:p>0.878969</text:p>
              </table:table-cell>
              <table:table-cell office:value-type="float" office:value="0.694229">
                <text:p>0.69422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213628">
                <text:p>0.213628</text:p>
              </table:table-cell>
              <table:table-cell office:value-type="float" office:value="0.474129">
                <text:p>0.474129</text:p>
              </table:table-cell>
              <table:table-cell office:value-type="float" office:value="0.552137">
                <text:p>0.552137</text:p>
              </table:table-cell>
              <table:table-cell office:value-type="float" office:value="0.622607">
                <text:p>0.622607</text:p>
              </table:table-cell>
              <table:table-cell office:value-type="float" office:value="0.689681">
                <text:p>0.689681</text:p>
              </table:table-cell>
              <table:table-cell office:value-type="float" office:value="0.733556">
                <text:p>0.733556</text:p>
              </table:table-cell>
              <table:table-cell office:value-type="float" office:value="0.768658">
                <text:p>0.768658</text:p>
              </table:table-cell>
              <table:table-cell office:value-type="float" office:value="0.790438">
                <text:p>0.790438</text:p>
              </table:table-cell>
              <table:table-cell office:value-type="float" office:value="0.817503">
                <text:p>0.817503</text:p>
              </table:table-cell>
              <table:table-cell office:value-type="float" office:value="0.848969">
                <text:p>0.848969</text:p>
              </table:table-cell>
              <table:table-cell office:value-type="float" office:value="0.878969">
                <text:p>0.878969</text:p>
              </table:table-cell>
              <table:table-cell office:value-type="float" office:value="0.651131">
                <text:p>0.6511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32318">
                <text:p>0.132318</text:p>
              </table:table-cell>
              <table:table-cell office:value-type="float" office:value="0.413152">
                <text:p>0.413152</text:p>
              </table:table-cell>
              <table:table-cell office:value-type="float" office:value="0.509819">
                <text:p>0.509819</text:p>
              </table:table-cell>
              <table:table-cell office:value-type="float" office:value="0.571566">
                <text:p>0.571566</text:p>
              </table:table-cell>
              <table:table-cell office:value-type="float" office:value="0.627901">
                <text:p>0.627901</text:p>
              </table:table-cell>
              <table:table-cell office:value-type="float" office:value="0.683907">
                <text:p>0.683907</text:p>
              </table:table-cell>
              <table:table-cell office:value-type="float" office:value="0.733257">
                <text:p>0.733257</text:p>
              </table:table-cell>
              <table:table-cell office:value-type="float" office:value="0.773825">
                <text:p>0.773825</text:p>
              </table:table-cell>
              <table:table-cell office:value-type="float" office:value="0.804494">
                <text:p>0.804494</text:p>
              </table:table-cell>
              <table:table-cell office:value-type="float" office:value="0.843065">
                <text:p>0.843065</text:p>
              </table:table-cell>
              <table:table-cell office:value-type="float" office:value="0.879479">
                <text:p>0.879479</text:p>
              </table:table-cell>
              <table:table-cell office:value-type="float" office:value="0.60933">
                <text:p>0.6093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78145">
                <text:p>0.078145</text:p>
              </table:table-cell>
              <table:table-cell office:value-type="float" office:value="0.388448">
                <text:p>0.388448</text:p>
              </table:table-cell>
              <table:table-cell office:value-type="float" office:value="0.472153">
                <text:p>0.472153</text:p>
              </table:table-cell>
              <table:table-cell office:value-type="float" office:value="0.532123">
                <text:p>0.532123</text:p>
              </table:table-cell>
              <table:table-cell office:value-type="float" office:value="0.575414">
                <text:p>0.575414</text:p>
              </table:table-cell>
              <table:table-cell office:value-type="float" office:value="0.620662">
                <text:p>0.620662</text:p>
              </table:table-cell>
              <table:table-cell office:value-type="float" office:value="0.685896">
                <text:p>0.685896</text:p>
              </table:table-cell>
              <table:table-cell office:value-type="float" office:value="0.756634">
                <text:p>0.756634</text:p>
              </table:table-cell>
              <table:table-cell office:value-type="float" office:value="0.794041">
                <text:p>0.794041</text:p>
              </table:table-cell>
              <table:table-cell office:value-type="float" office:value="0.838984">
                <text:p>0.838984</text:p>
              </table:table-cell>
              <table:table-cell office:value-type="float" office:value="0.878969">
                <text:p>0.878969</text:p>
              </table:table-cell>
              <table:table-cell office:value-type="float" office:value="0.57425">
                <text:p>0.5742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162956">
                <text:p>0.162956</text:p>
              </table:table-cell>
              <table:table-cell office:value-type="float" office:value="0.427966">
                <text:p>0.427966</text:p>
              </table:table-cell>
              <table:table-cell office:value-type="float" office:value="0.492388">
                <text:p>0.492388</text:p>
              </table:table-cell>
              <table:table-cell office:value-type="float" office:value="0.537384">
                <text:p>0.537384</text:p>
              </table:table-cell>
              <table:table-cell office:value-type="float" office:value="0.572687">
                <text:p>0.572687</text:p>
              </table:table-cell>
              <table:table-cell office:value-type="float" office:value="0.626698">
                <text:p>0.626698</text:p>
              </table:table-cell>
              <table:table-cell office:value-type="float" office:value="0.70383">
                <text:p>0.70383</text:p>
              </table:table-cell>
              <table:table-cell office:value-type="float" office:value="0.761735">
                <text:p>0.761735</text:p>
              </table:table-cell>
              <table:table-cell office:value-type="float" office:value="0.798348">
                <text:p>0.798348</text:p>
              </table:table-cell>
              <table:table-cell office:value-type="float" office:value="0.838893">
                <text:p>0.838893</text:p>
              </table:table-cell>
              <table:table-cell office:value-type="float" office:value="0.878969">
                <text:p>0.878969</text:p>
              </table:table-cell>
              <table:table-cell office:value-type="float" office:value="0.592289">
                <text:p>0.59228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86208">
                <text:p>0.086208</text:p>
              </table:table-cell>
              <table:table-cell office:value-type="float" office:value="0.386209">
                <text:p>0.386209</text:p>
              </table:table-cell>
              <table:table-cell office:value-type="float" office:value="0.47568">
                <text:p>0.47568</text:p>
              </table:table-cell>
              <table:table-cell office:value-type="float" office:value="0.539357">
                <text:p>0.539357</text:p>
              </table:table-cell>
              <table:table-cell office:value-type="float" office:value="0.575916">
                <text:p>0.575916</text:p>
              </table:table-cell>
              <table:table-cell office:value-type="float" office:value="0.609915">
                <text:p>0.609915</text:p>
              </table:table-cell>
              <table:table-cell office:value-type="float" office:value="0.693306">
                <text:p>0.693306</text:p>
              </table:table-cell>
              <table:table-cell office:value-type="float" office:value="0.768846">
                <text:p>0.768846</text:p>
              </table:table-cell>
              <table:table-cell office:value-type="float" office:value="0.798934">
                <text:p>0.798934</text:p>
              </table:table-cell>
              <table:table-cell office:value-type="float" office:value="0.834641">
                <text:p>0.834641</text:p>
              </table:table-cell>
              <table:table-cell office:value-type="float" office:value="0.878969">
                <text:p>0.878969</text:p>
              </table:table-cell>
              <table:table-cell office:value-type="float" office:value="0.576901">
                <text:p>0.576901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37654">
                <text:p>0.037654</text:p>
              </table:table-cell>
              <table:table-cell office:value-type="float" office:value="0.359059">
                <text:p>0.359059</text:p>
              </table:table-cell>
              <table:table-cell office:value-type="float" office:value="0.454476">
                <text:p>0.454476</text:p>
              </table:table-cell>
              <table:table-cell office:value-type="float" office:value="0.526571">
                <text:p>0.526571</text:p>
              </table:table-cell>
              <table:table-cell office:value-type="float" office:value="0.576625">
                <text:p>0.576625</text:p>
              </table:table-cell>
              <table:table-cell office:value-type="float" office:value="0.63197">
                <text:p>0.63197</text:p>
              </table:table-cell>
              <table:table-cell office:value-type="float" office:value="0.694768">
                <text:p>0.694768</text:p>
              </table:table-cell>
              <table:table-cell office:value-type="float" office:value="0.772024">
                <text:p>0.772024</text:p>
              </table:table-cell>
              <table:table-cell office:value-type="float" office:value="0.805428">
                <text:p>0.805428</text:p>
              </table:table-cell>
              <table:table-cell office:value-type="float" office:value="0.844862">
                <text:p>0.844862</text:p>
              </table:table-cell>
              <table:table-cell office:value-type="float" office:value="0.878969">
                <text:p>0.878969</text:p>
              </table:table-cell>
              <table:table-cell office:value-type="float" office:value="0.570344">
                <text:p>0.57034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41303">
                <text:p>0.041303</text:p>
              </table:table-cell>
              <table:table-cell office:value-type="float" office:value="0.312788">
                <text:p>0.312788</text:p>
              </table:table-cell>
              <table:table-cell office:value-type="float" office:value="0.435249">
                <text:p>0.435249</text:p>
              </table:table-cell>
              <table:table-cell office:value-type="float" office:value="0.491696">
                <text:p>0.491696</text:p>
              </table:table-cell>
              <table:table-cell office:value-type="float" office:value="0.546636">
                <text:p>0.546636</text:p>
              </table:table-cell>
              <table:table-cell office:value-type="float" office:value="0.584325">
                <text:p>0.584325</text:p>
              </table:table-cell>
              <table:table-cell office:value-type="float" office:value="0.641148">
                <text:p>0.641148</text:p>
              </table:table-cell>
              <table:table-cell office:value-type="float" office:value="0.743559">
                <text:p>0.743559</text:p>
              </table:table-cell>
              <table:table-cell office:value-type="float" office:value="0.797096">
                <text:p>0.797096</text:p>
              </table:table-cell>
              <table:table-cell office:value-type="float" office:value="0.839429">
                <text:p>0.839429</text:p>
              </table:table-cell>
              <table:table-cell office:value-type="float" office:value="0.878969">
                <text:p>0.878969</text:p>
              </table:table-cell>
              <table:table-cell office:value-type="float" office:value="0.543323">
                <text:p>0.54332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-0.054353">
                <text:p>-0.054353</text:p>
              </table:table-cell>
              <table:table-cell office:value-type="float" office:value="0.334194">
                <text:p>0.334194</text:p>
              </table:table-cell>
              <table:table-cell office:value-type="float" office:value="0.437023">
                <text:p>0.437023</text:p>
              </table:table-cell>
              <table:table-cell office:value-type="float" office:value="0.504334">
                <text:p>0.504334</text:p>
              </table:table-cell>
              <table:table-cell office:value-type="float" office:value="0.56384">
                <text:p>0.56384</text:p>
              </table:table-cell>
              <table:table-cell office:value-type="float" office:value="0.599454">
                <text:p>0.599454</text:p>
              </table:table-cell>
              <table:table-cell office:value-type="float" office:value="0.687502">
                <text:p>0.687502</text:p>
              </table:table-cell>
              <table:table-cell office:value-type="float" office:value="0.769589">
                <text:p>0.769589</text:p>
              </table:table-cell>
              <table:table-cell office:value-type="float" office:value="0.804954">
                <text:p>0.804954</text:p>
              </table:table-cell>
              <table:table-cell office:value-type="float" office:value="0.844105">
                <text:p>0.844105</text:p>
              </table:table-cell>
              <table:table-cell office:value-type="float" office:value="0.878969">
                <text:p>0.878969</text:p>
              </table:table-cell>
              <table:table-cell office:value-type="float" office:value="0.549064">
                <text:p>0.54906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1875">
                <text:p>0.01875</text:p>
              </table:table-cell>
              <table:table-cell office:value-type="float" office:value="0.359487">
                <text:p>0.359487</text:p>
              </table:table-cell>
              <table:table-cell office:value-type="float" office:value="0.438611">
                <text:p>0.438611</text:p>
              </table:table-cell>
              <table:table-cell office:value-type="float" office:value="0.510702">
                <text:p>0.510702</text:p>
              </table:table-cell>
              <table:table-cell office:value-type="float" office:value="0.565001">
                <text:p>0.565001</text:p>
              </table:table-cell>
              <table:table-cell office:value-type="float" office:value="0.611616">
                <text:p>0.611616</text:p>
              </table:table-cell>
              <table:table-cell office:value-type="float" office:value="0.679267">
                <text:p>0.679267</text:p>
              </table:table-cell>
              <table:table-cell office:value-type="float" office:value="0.766225">
                <text:p>0.766225</text:p>
              </table:table-cell>
              <table:table-cell office:value-type="float" office:value="0.807809">
                <text:p>0.807809</text:p>
              </table:table-cell>
              <table:table-cell office:value-type="float" office:value="0.843515">
                <text:p>0.843515</text:p>
              </table:table-cell>
              <table:table-cell office:value-type="float" office:value="0.878969">
                <text:p>0.878969</text:p>
              </table:table-cell>
              <table:table-cell office:value-type="float" office:value="0.560098">
                <text:p>0.56009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79128">
                <text:p>0.079128</text:p>
              </table:table-cell>
              <table:table-cell office:value-type="float" office:value="0.340329">
                <text:p>0.340329</text:p>
              </table:table-cell>
              <table:table-cell office:value-type="float" office:value="0.41977">
                <text:p>0.41977</text:p>
              </table:table-cell>
              <table:table-cell office:value-type="float" office:value="0.489614">
                <text:p>0.489614</text:p>
              </table:table-cell>
              <table:table-cell office:value-type="float" office:value="0.549793">
                <text:p>0.549793</text:p>
              </table:table-cell>
              <table:table-cell office:value-type="float" office:value="0.601709">
                <text:p>0.601709</text:p>
              </table:table-cell>
              <table:table-cell office:value-type="float" office:value="0.681913">
                <text:p>0.681913</text:p>
              </table:table-cell>
              <table:table-cell office:value-type="float" office:value="0.768469">
                <text:p>0.768469</text:p>
              </table:table-cell>
              <table:table-cell office:value-type="float" office:value="0.810941">
                <text:p>0.810941</text:p>
              </table:table-cell>
              <table:table-cell office:value-type="float" office:value="0.847063">
                <text:p>0.847063</text:p>
              </table:table-cell>
              <table:table-cell office:value-type="float" office:value="0.880745">
                <text:p>0.880745</text:p>
              </table:table-cell>
              <table:table-cell office:value-type="float" office:value="0.558873">
                <text:p>0.558873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49669">
                <text:p>0.249669</text:p>
              </table:table-cell>
              <table:table-cell office:value-type="float" office:value="0.385108">
                <text:p>0.385108</text:p>
              </table:table-cell>
              <table:table-cell office:value-type="float" office:value="0.485671">
                <text:p>0.485671</text:p>
              </table:table-cell>
              <table:table-cell office:value-type="float" office:value="0.553233">
                <text:p>0.553233</text:p>
              </table:table-cell>
              <table:table-cell office:value-type="float" office:value="0.58627">
                <text:p>0.58627</text:p>
              </table:table-cell>
              <table:table-cell office:value-type="float" office:value="0.640021">
                <text:p>0.640021</text:p>
              </table:table-cell>
              <table:table-cell office:value-type="float" office:value="0.725243">
                <text:p>0.725243</text:p>
              </table:table-cell>
              <table:table-cell office:value-type="float" office:value="0.772354">
                <text:p>0.772354</text:p>
              </table:table-cell>
              <table:table-cell office:value-type="float" office:value="0.809093">
                <text:p>0.809093</text:p>
              </table:table-cell>
              <table:table-cell office:value-type="float" office:value="0.840639">
                <text:p>0.840639</text:p>
              </table:table-cell>
              <table:table-cell office:value-type="float" office:value="0.878969">
                <text:p>0.878969</text:p>
              </table:table-cell>
              <table:table-cell office:value-type="float" office:value="0.60473">
                <text:p>0.6047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1844">
                <text:p>0.11844</text:p>
              </table:table-cell>
              <table:table-cell office:value-type="float" office:value="0.385531">
                <text:p>0.385531</text:p>
              </table:table-cell>
              <table:table-cell office:value-type="float" office:value="0.478507">
                <text:p>0.478507</text:p>
              </table:table-cell>
              <table:table-cell office:value-type="float" office:value="0.540349">
                <text:p>0.540349</text:p>
              </table:table-cell>
              <table:table-cell office:value-type="float" office:value="0.577219">
                <text:p>0.577219</text:p>
              </table:table-cell>
              <table:table-cell office:value-type="float" office:value="0.626146">
                <text:p>0.626146</text:p>
              </table:table-cell>
              <table:table-cell office:value-type="float" office:value="0.716885">
                <text:p>0.716885</text:p>
              </table:table-cell>
              <table:table-cell office:value-type="float" office:value="0.76803">
                <text:p>0.76803</text:p>
              </table:table-cell>
              <table:table-cell office:value-type="float" office:value="0.809768">
                <text:p>0.809768</text:p>
              </table:table-cell>
              <table:table-cell office:value-type="float" office:value="0.846501">
                <text:p>0.846501</text:p>
              </table:table-cell>
              <table:table-cell office:value-type="float" office:value="0.878969">
                <text:p>0.878969</text:p>
              </table:table-cell>
              <table:table-cell office:value-type="float" office:value="0.586738">
                <text:p>0.58673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230247">
                <text:p>0.230247</text:p>
              </table:table-cell>
              <table:table-cell office:value-type="float" office:value="0.419391">
                <text:p>0.419391</text:p>
              </table:table-cell>
              <table:table-cell office:value-type="float" office:value="0.516527">
                <text:p>0.516527</text:p>
              </table:table-cell>
              <table:table-cell office:value-type="float" office:value="0.558787">
                <text:p>0.558787</text:p>
              </table:table-cell>
              <table:table-cell office:value-type="float" office:value="0.587172">
                <text:p>0.587172</text:p>
              </table:table-cell>
              <table:table-cell office:value-type="float" office:value="0.64459">
                <text:p>0.64459</text:p>
              </table:table-cell>
              <table:table-cell office:value-type="float" office:value="0.727605">
                <text:p>0.727605</text:p>
              </table:table-cell>
              <table:table-cell office:value-type="float" office:value="0.774933">
                <text:p>0.774933</text:p>
              </table:table-cell>
              <table:table-cell office:value-type="float" office:value="0.80899">
                <text:p>0.80899</text:p>
              </table:table-cell>
              <table:table-cell office:value-type="float" office:value="0.844244">
                <text:p>0.844244</text:p>
              </table:table-cell>
              <table:table-cell office:value-type="float" office:value="0.878969">
                <text:p>0.878969</text:p>
              </table:table-cell>
              <table:table-cell office:value-type="float" office:value="0.611249">
                <text:p>0.61124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41966">
                <text:p>0.041966</text:p>
              </table:table-cell>
              <table:table-cell office:value-type="float" office:value="0.408954">
                <text:p>0.408954</text:p>
              </table:table-cell>
              <table:table-cell office:value-type="float" office:value="0.500716">
                <text:p>0.500716</text:p>
              </table:table-cell>
              <table:table-cell office:value-type="float" office:value="0.547101">
                <text:p>0.547101</text:p>
              </table:table-cell>
              <table:table-cell office:value-type="float" office:value="0.584246">
                <text:p>0.584246</text:p>
              </table:table-cell>
              <table:table-cell office:value-type="float" office:value="0.653207">
                <text:p>0.653207</text:p>
              </table:table-cell>
              <table:table-cell office:value-type="float" office:value="0.736753">
                <text:p>0.736753</text:p>
              </table:table-cell>
              <table:table-cell office:value-type="float" office:value="0.77796">
                <text:p>0.77796</text:p>
              </table:table-cell>
              <table:table-cell office:value-type="float" office:value="0.809189">
                <text:p>0.809189</text:p>
              </table:table-cell>
              <table:table-cell office:value-type="float" office:value="0.845283">
                <text:p>0.845283</text:p>
              </table:table-cell>
              <table:table-cell office:value-type="float" office:value="0.880745">
                <text:p>0.880745</text:p>
              </table:table-cell>
              <table:table-cell office:value-type="float" office:value="0.590537">
                <text:p>0.590537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195025">
                <text:p>0.195025</text:p>
              </table:table-cell>
              <table:table-cell office:value-type="float" office:value="0.448162">
                <text:p>0.448162</text:p>
              </table:table-cell>
              <table:table-cell office:value-type="float" office:value="0.508934">
                <text:p>0.508934</text:p>
              </table:table-cell>
              <table:table-cell office:value-type="float" office:value="0.543895">
                <text:p>0.543895</text:p>
              </table:table-cell>
              <table:table-cell office:value-type="float" office:value="0.581963">
                <text:p>0.581963</text:p>
              </table:table-cell>
              <table:table-cell office:value-type="float" office:value="0.632512">
                <text:p>0.632512</text:p>
              </table:table-cell>
              <table:table-cell office:value-type="float" office:value="0.716747">
                <text:p>0.716747</text:p>
              </table:table-cell>
              <table:table-cell office:value-type="float" office:value="0.77574">
                <text:p>0.77574</text:p>
              </table:table-cell>
              <table:table-cell office:value-type="float" office:value="0.802165">
                <text:p>0.802165</text:p>
              </table:table-cell>
              <table:table-cell office:value-type="float" office:value="0.839234">
                <text:p>0.839234</text:p>
              </table:table-cell>
              <table:table-cell office:value-type="float" office:value="0.878969">
                <text:p>0.878969</text:p>
              </table:table-cell>
              <table:table-cell office:value-type="float" office:value="0.604438">
                <text:p>0.60443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-0.133086">
                <text:p>-0.133086</text:p>
              </table:table-cell>
              <table:table-cell office:value-type="float" office:value="0.396773">
                <text:p>0.396773</text:p>
              </table:table-cell>
              <table:table-cell office:value-type="float" office:value="0.479208">
                <text:p>0.479208</text:p>
              </table:table-cell>
              <table:table-cell office:value-type="float" office:value="0.541087">
                <text:p>0.541087</text:p>
              </table:table-cell>
              <table:table-cell office:value-type="float" office:value="0.57994">
                <text:p>0.57994</text:p>
              </table:table-cell>
              <table:table-cell office:value-type="float" office:value="0.647477">
                <text:p>0.647477</text:p>
              </table:table-cell>
              <table:table-cell office:value-type="float" office:value="0.713983">
                <text:p>0.713983</text:p>
              </table:table-cell>
              <table:table-cell office:value-type="float" office:value="0.767552">
                <text:p>0.767552</text:p>
              </table:table-cell>
              <table:table-cell office:value-type="float" office:value="0.79711">
                <text:p>0.79711</text:p>
              </table:table-cell>
              <table:table-cell office:value-type="float" office:value="0.839743">
                <text:p>0.839743</text:p>
              </table:table-cell>
              <table:table-cell office:value-type="float" office:value="0.878969">
                <text:p>0.878969</text:p>
              </table:table-cell>
              <table:table-cell office:value-type="float" office:value="0.562979">
                <text:p>0.56297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185432">
                <text:p>0.185432</text:p>
              </table:table-cell>
              <table:table-cell office:value-type="float" office:value="0.399853">
                <text:p>0.399853</text:p>
              </table:table-cell>
              <table:table-cell office:value-type="float" office:value="0.494943">
                <text:p>0.494943</text:p>
              </table:table-cell>
              <table:table-cell office:value-type="float" office:value="0.558227">
                <text:p>0.558227</text:p>
              </table:table-cell>
              <table:table-cell office:value-type="float" office:value="0.594164">
                <text:p>0.594164</text:p>
              </table:table-cell>
              <table:table-cell office:value-type="float" office:value="0.651432">
                <text:p>0.651432</text:p>
              </table:table-cell>
              <table:table-cell office:value-type="float" office:value="0.716856">
                <text:p>0.716856</text:p>
              </table:table-cell>
              <table:table-cell office:value-type="float" office:value="0.77136">
                <text:p>0.77136</text:p>
              </table:table-cell>
              <table:table-cell office:value-type="float" office:value="0.806197">
                <text:p>0.806197</text:p>
              </table:table-cell>
              <table:table-cell office:value-type="float" office:value="0.8443">
                <text:p>0.8443</text:p>
              </table:table-cell>
              <table:table-cell office:value-type="float" office:value="0.878969">
                <text:p>0.878969</text:p>
              </table:table-cell>
              <table:table-cell office:value-type="float" office:value="0.602276">
                <text:p>0.60227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30502">
                <text:p>0.30502</text:p>
              </table:table-cell>
              <table:table-cell office:value-type="float" office:value="0.455709">
                <text:p>0.455709</text:p>
              </table:table-cell>
              <table:table-cell office:value-type="float" office:value="0.527356">
                <text:p>0.527356</text:p>
              </table:table-cell>
              <table:table-cell office:value-type="float" office:value="0.573633">
                <text:p>0.573633</text:p>
              </table:table-cell>
              <table:table-cell office:value-type="float" office:value="0.634258">
                <text:p>0.634258</text:p>
              </table:table-cell>
              <table:table-cell office:value-type="float" office:value="0.697532">
                <text:p>0.697532</text:p>
              </table:table-cell>
              <table:table-cell office:value-type="float" office:value="0.741795">
                <text:p>0.741795</text:p>
              </table:table-cell>
              <table:table-cell office:value-type="float" office:value="0.780483">
                <text:p>0.780483</text:p>
              </table:table-cell>
              <table:table-cell office:value-type="float" office:value="0.813006">
                <text:p>0.813006</text:p>
              </table:table-cell>
              <table:table-cell office:value-type="float" office:value="0.84646">
                <text:p>0.84646</text:p>
              </table:table-cell>
              <table:table-cell office:value-type="float" office:value="0.878969">
                <text:p>0.878969</text:p>
              </table:table-cell>
              <table:table-cell office:value-type="float" office:value="0.637525">
                <text:p>0.63752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276154">
                <text:p>0.276154</text:p>
              </table:table-cell>
              <table:table-cell office:value-type="float" office:value="0.461684">
                <text:p>0.461684</text:p>
              </table:table-cell>
              <table:table-cell office:value-type="float" office:value="0.547164">
                <text:p>0.547164</text:p>
              </table:table-cell>
              <table:table-cell office:value-type="float" office:value="0.577924">
                <text:p>0.577924</text:p>
              </table:table-cell>
              <table:table-cell office:value-type="float" office:value="0.629037">
                <text:p>0.629037</text:p>
              </table:table-cell>
              <table:table-cell office:value-type="float" office:value="0.687439">
                <text:p>0.687439</text:p>
              </table:table-cell>
              <table:table-cell office:value-type="float" office:value="0.73051">
                <text:p>0.73051</text:p>
              </table:table-cell>
              <table:table-cell office:value-type="float" office:value="0.774023">
                <text:p>0.774023</text:p>
              </table:table-cell>
              <table:table-cell office:value-type="float" office:value="0.802511">
                <text:p>0.802511</text:p>
              </table:table-cell>
              <table:table-cell office:value-type="float" office:value="0.836327">
                <text:p>0.836327</text:p>
              </table:table-cell>
              <table:table-cell office:value-type="float" office:value="0.878969">
                <text:p>0.878969</text:p>
              </table:table-cell>
              <table:table-cell office:value-type="float" office:value="0.632277">
                <text:p>0.63227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270055">
                <text:p>0.270055</text:p>
              </table:table-cell>
              <table:table-cell office:value-type="float" office:value="0.472403">
                <text:p>0.472403</text:p>
              </table:table-cell>
              <table:table-cell office:value-type="float" office:value="0.544968">
                <text:p>0.544968</text:p>
              </table:table-cell>
              <table:table-cell office:value-type="float" office:value="0.573207">
                <text:p>0.573207</text:p>
              </table:table-cell>
              <table:table-cell office:value-type="float" office:value="0.618241">
                <text:p>0.618241</text:p>
              </table:table-cell>
              <table:table-cell office:value-type="float" office:value="0.685883">
                <text:p>0.685883</text:p>
              </table:table-cell>
              <table:table-cell office:value-type="float" office:value="0.743159">
                <text:p>0.743159</text:p>
              </table:table-cell>
              <table:table-cell office:value-type="float" office:value="0.789624">
                <text:p>0.789624</text:p>
              </table:table-cell>
              <table:table-cell office:value-type="float" office:value="0.815827">
                <text:p>0.815827</text:p>
              </table:table-cell>
              <table:table-cell office:value-type="float" office:value="0.84022">
                <text:p>0.84022</text:p>
              </table:table-cell>
              <table:table-cell office:value-type="float" office:value="0.880809">
                <text:p>0.880809</text:p>
              </table:table-cell>
              <table:table-cell office:value-type="float" office:value="0.635359">
                <text:p>0.63535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362207">
                <text:p>0.362207</text:p>
              </table:table-cell>
              <table:table-cell office:value-type="float" office:value="0.489263">
                <text:p>0.489263</text:p>
              </table:table-cell>
              <table:table-cell office:value-type="float" office:value="0.556088">
                <text:p>0.556088</text:p>
              </table:table-cell>
              <table:table-cell office:value-type="float" office:value="0.604496">
                <text:p>0.604496</text:p>
              </table:table-cell>
              <table:table-cell office:value-type="float" office:value="0.675477">
                <text:p>0.675477</text:p>
              </table:table-cell>
              <table:table-cell office:value-type="float" office:value="0.73315">
                <text:p>0.73315</text:p>
              </table:table-cell>
              <table:table-cell office:value-type="float" office:value="0.767385">
                <text:p>0.767385</text:p>
              </table:table-cell>
              <table:table-cell office:value-type="float" office:value="0.800252">
                <text:p>0.800252</text:p>
              </table:table-cell>
              <table:table-cell office:value-type="float" office:value="0.822739">
                <text:p>0.822739</text:p>
              </table:table-cell>
              <table:table-cell office:value-type="float" office:value="0.841495">
                <text:p>0.841495</text:p>
              </table:table-cell>
              <table:table-cell office:value-type="float" office:value="0.878969">
                <text:p>0.878969</text:p>
              </table:table-cell>
              <table:table-cell office:value-type="float" office:value="0.665255">
                <text:p>0.6652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78116">
                <text:p>0.278116</text:p>
              </table:table-cell>
              <table:table-cell office:value-type="float" office:value="0.470502">
                <text:p>0.470502</text:p>
              </table:table-cell>
              <table:table-cell office:value-type="float" office:value="0.540285">
                <text:p>0.540285</text:p>
              </table:table-cell>
              <table:table-cell office:value-type="float" office:value="0.60116">
                <text:p>0.60116</text:p>
              </table:table-cell>
              <table:table-cell office:value-type="float" office:value="0.683411">
                <text:p>0.683411</text:p>
              </table:table-cell>
              <table:table-cell office:value-type="float" office:value="0.736001">
                <text:p>0.736001</text:p>
              </table:table-cell>
              <table:table-cell office:value-type="float" office:value="0.768983">
                <text:p>0.768983</text:p>
              </table:table-cell>
              <table:table-cell office:value-type="float" office:value="0.79357">
                <text:p>0.79357</text:p>
              </table:table-cell>
              <table:table-cell office:value-type="float" office:value="0.815656">
                <text:p>0.815656</text:p>
              </table:table-cell>
              <table:table-cell office:value-type="float" office:value="0.841777">
                <text:p>0.841777</text:p>
              </table:table-cell>
              <table:table-cell office:value-type="float" office:value="0.878969">
                <text:p>0.878969</text:p>
              </table:table-cell>
              <table:table-cell office:value-type="float" office:value="0.652946">
                <text:p>0.65294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282066">
                <text:p>0.282066</text:p>
              </table:table-cell>
              <table:table-cell office:value-type="float" office:value="0.484984">
                <text:p>0.484984</text:p>
              </table:table-cell>
              <table:table-cell office:value-type="float" office:value="0.551565">
                <text:p>0.551565</text:p>
              </table:table-cell>
              <table:table-cell office:value-type="float" office:value="0.605469">
                <text:p>0.605469</text:p>
              </table:table-cell>
              <table:table-cell office:value-type="float" office:value="0.677128">
                <text:p>0.677128</text:p>
              </table:table-cell>
              <table:table-cell office:value-type="float" office:value="0.735572">
                <text:p>0.735572</text:p>
              </table:table-cell>
              <table:table-cell office:value-type="float" office:value="0.768498">
                <text:p>0.768498</text:p>
              </table:table-cell>
              <table:table-cell office:value-type="float" office:value="0.791237">
                <text:p>0.791237</text:p>
              </table:table-cell>
              <table:table-cell office:value-type="float" office:value="0.808965">
                <text:p>0.808965</text:p>
              </table:table-cell>
              <table:table-cell office:value-type="float" office:value="0.83846">
                <text:p>0.83846</text:p>
              </table:table-cell>
              <table:table-cell office:value-type="float" office:value="0.880745">
                <text:p>0.880745</text:p>
              </table:table-cell>
              <table:table-cell office:value-type="float" office:value="0.654394">
                <text:p>0.65439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20897">
                <text:p>0.20897</text:p>
              </table:table-cell>
              <table:table-cell office:value-type="float" office:value="0.461443">
                <text:p>0.461443</text:p>
              </table:table-cell>
              <table:table-cell office:value-type="float" office:value="0.535761">
                <text:p>0.535761</text:p>
              </table:table-cell>
              <table:table-cell office:value-type="float" office:value="0.580191">
                <text:p>0.580191</text:p>
              </table:table-cell>
              <table:table-cell office:value-type="float" office:value="0.633535">
                <text:p>0.633535</text:p>
              </table:table-cell>
              <table:table-cell office:value-type="float" office:value="0.691276">
                <text:p>0.691276</text:p>
              </table:table-cell>
              <table:table-cell office:value-type="float" office:value="0.738785">
                <text:p>0.738785</text:p>
              </table:table-cell>
              <table:table-cell office:value-type="float" office:value="0.77837">
                <text:p>0.77837</text:p>
              </table:table-cell>
              <table:table-cell office:value-type="float" office:value="0.800716">
                <text:p>0.800716</text:p>
              </table:table-cell>
              <table:table-cell office:value-type="float" office:value="0.834915">
                <text:p>0.834915</text:p>
              </table:table-cell>
              <table:table-cell office:value-type="float" office:value="0.878969">
                <text:p>0.878969</text:p>
              </table:table-cell>
              <table:table-cell office:value-type="float" office:value="0.626396">
                <text:p>0.62639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281633">
                <text:p>0.281633</text:p>
              </table:table-cell>
              <table:table-cell office:value-type="float" office:value="0.451777">
                <text:p>0.451777</text:p>
              </table:table-cell>
              <table:table-cell office:value-type="float" office:value="0.512677">
                <text:p>0.512677</text:p>
              </table:table-cell>
              <table:table-cell office:value-type="float" office:value="0.563671">
                <text:p>0.563671</text:p>
              </table:table-cell>
              <table:table-cell office:value-type="float" office:value="0.61546">
                <text:p>0.61546</text:p>
              </table:table-cell>
              <table:table-cell office:value-type="float" office:value="0.683656">
                <text:p>0.683656</text:p>
              </table:table-cell>
              <table:table-cell office:value-type="float" office:value="0.724459">
                <text:p>0.724459</text:p>
              </table:table-cell>
              <table:table-cell office:value-type="float" office:value="0.768018">
                <text:p>0.768018</text:p>
              </table:table-cell>
              <table:table-cell office:value-type="float" office:value="0.802285">
                <text:p>0.802285</text:p>
              </table:table-cell>
              <table:table-cell office:value-type="float" office:value="0.838398">
                <text:p>0.838398</text:p>
              </table:table-cell>
              <table:table-cell office:value-type="float" office:value="0.878969">
                <text:p>0.878969</text:p>
              </table:table-cell>
              <table:table-cell office:value-type="float" office:value="0.624203">
                <text:p>0.62420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162305">
                <text:p>0.162305</text:p>
              </table:table-cell>
              <table:table-cell office:value-type="float" office:value="0.442099">
                <text:p>0.442099</text:p>
              </table:table-cell>
              <table:table-cell office:value-type="float" office:value="0.518379">
                <text:p>0.518379</text:p>
              </table:table-cell>
              <table:table-cell office:value-type="float" office:value="0.587224">
                <text:p>0.587224</text:p>
              </table:table-cell>
              <table:table-cell office:value-type="float" office:value="0.664188">
                <text:p>0.664188</text:p>
              </table:table-cell>
              <table:table-cell office:value-type="float" office:value="0.716263">
                <text:p>0.716263</text:p>
              </table:table-cell>
              <table:table-cell office:value-type="float" office:value="0.759764">
                <text:p>0.759764</text:p>
              </table:table-cell>
              <table:table-cell office:value-type="float" office:value="0.791763">
                <text:p>0.791763</text:p>
              </table:table-cell>
              <table:table-cell office:value-type="float" office:value="0.813695">
                <text:p>0.813695</text:p>
              </table:table-cell>
              <table:table-cell office:value-type="float" office:value="0.84351">
                <text:p>0.84351</text:p>
              </table:table-cell>
              <table:table-cell office:value-type="float" office:value="0.878969">
                <text:p>0.878969</text:p>
              </table:table-cell>
              <table:table-cell office:value-type="float" office:value="0.629919">
                <text:p>0.62991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275266">
                <text:p>0.275266</text:p>
              </table:table-cell>
              <table:table-cell office:value-type="float" office:value="0.45728">
                <text:p>0.45728</text:p>
              </table:table-cell>
              <table:table-cell office:value-type="float" office:value="0.55585">
                <text:p>0.55585</text:p>
              </table:table-cell>
              <table:table-cell office:value-type="float" office:value="0.600191">
                <text:p>0.600191</text:p>
              </table:table-cell>
              <table:table-cell office:value-type="float" office:value="0.671781">
                <text:p>0.671781</text:p>
              </table:table-cell>
              <table:table-cell office:value-type="float" office:value="0.722693">
                <text:p>0.722693</text:p>
              </table:table-cell>
              <table:table-cell office:value-type="float" office:value="0.758461">
                <text:p>0.758461</text:p>
              </table:table-cell>
              <table:table-cell office:value-type="float" office:value="0.783483">
                <text:p>0.783483</text:p>
              </table:table-cell>
              <table:table-cell office:value-type="float" office:value="0.808541">
                <text:p>0.808541</text:p>
              </table:table-cell>
              <table:table-cell office:value-type="float" office:value="0.839556">
                <text:p>0.839556</text:p>
              </table:table-cell>
              <table:table-cell office:value-type="float" office:value="0.878969">
                <text:p>0.878969</text:p>
              </table:table-cell>
              <table:table-cell office:value-type="float" office:value="0.64731">
                <text:p>0.6473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310867">
                <text:p>0.310867</text:p>
              </table:table-cell>
              <table:table-cell office:value-type="float" office:value="0.478575">
                <text:p>0.478575</text:p>
              </table:table-cell>
              <table:table-cell office:value-type="float" office:value="0.557818">
                <text:p>0.557818</text:p>
              </table:table-cell>
              <table:table-cell office:value-type="float" office:value="0.605074">
                <text:p>0.605074</text:p>
              </table:table-cell>
              <table:table-cell office:value-type="float" office:value="0.680609">
                <text:p>0.680609</text:p>
              </table:table-cell>
              <table:table-cell office:value-type="float" office:value="0.72776">
                <text:p>0.72776</text:p>
              </table:table-cell>
              <table:table-cell office:value-type="float" office:value="0.767068">
                <text:p>0.767068</text:p>
              </table:table-cell>
              <table:table-cell office:value-type="float" office:value="0.792577">
                <text:p>0.792577</text:p>
              </table:table-cell>
              <table:table-cell office:value-type="float" office:value="0.815942">
                <text:p>0.815942</text:p>
              </table:table-cell>
              <table:table-cell office:value-type="float" office:value="0.842576">
                <text:p>0.842576</text:p>
              </table:table-cell>
              <table:table-cell office:value-type="float" office:value="0.878969">
                <text:p>0.878969</text:p>
              </table:table-cell>
              <table:table-cell office:value-type="float" office:value="0.657887">
                <text:p>0.65788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317322">
                <text:p>0.317322</text:p>
              </table:table-cell>
              <table:table-cell office:value-type="float" office:value="0.501604">
                <text:p>0.501604</text:p>
              </table:table-cell>
              <table:table-cell office:value-type="float" office:value="0.558541">
                <text:p>0.558541</text:p>
              </table:table-cell>
              <table:table-cell office:value-type="float" office:value="0.60228">
                <text:p>0.60228</text:p>
              </table:table-cell>
              <table:table-cell office:value-type="float" office:value="0.675814">
                <text:p>0.675814</text:p>
              </table:table-cell>
              <table:table-cell office:value-type="float" office:value="0.72533">
                <text:p>0.72533</text:p>
              </table:table-cell>
              <table:table-cell office:value-type="float" office:value="0.764367">
                <text:p>0.764367</text:p>
              </table:table-cell>
              <table:table-cell office:value-type="float" office:value="0.793096">
                <text:p>0.793096</text:p>
              </table:table-cell>
              <table:table-cell office:value-type="float" office:value="0.815474">
                <text:p>0.815474</text:p>
              </table:table-cell>
              <table:table-cell office:value-type="float" office:value="0.842305">
                <text:p>0.842305</text:p>
              </table:table-cell>
              <table:table-cell office:value-type="float" office:value="0.878969">
                <text:p>0.878969</text:p>
              </table:table-cell>
              <table:table-cell office:value-type="float" office:value="0.659613">
                <text:p>0.659613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383241">
                <text:p>0.383241</text:p>
              </table:table-cell>
              <table:table-cell office:value-type="float" office:value="0.534368">
                <text:p>0.534368</text:p>
              </table:table-cell>
              <table:table-cell office:value-type="float" office:value="0.56323">
                <text:p>0.56323</text:p>
              </table:table-cell>
              <table:table-cell office:value-type="float" office:value="0.597117">
                <text:p>0.597117</text:p>
              </table:table-cell>
              <table:table-cell office:value-type="float" office:value="0.654161">
                <text:p>0.654161</text:p>
              </table:table-cell>
              <table:table-cell office:value-type="float" office:value="0.713195">
                <text:p>0.713195</text:p>
              </table:table-cell>
              <table:table-cell office:value-type="float" office:value="0.75286">
                <text:p>0.75286</text:p>
              </table:table-cell>
              <table:table-cell office:value-type="float" office:value="0.785743">
                <text:p>0.785743</text:p>
              </table:table-cell>
              <table:table-cell office:value-type="float" office:value="0.81055">
                <text:p>0.81055</text:p>
              </table:table-cell>
              <table:table-cell office:value-type="float" office:value="0.843016">
                <text:p>0.843016</text:p>
              </table:table-cell>
              <table:table-cell office:value-type="float" office:value="0.878969">
                <text:p>0.878969</text:p>
              </table:table-cell>
              <table:table-cell office:value-type="float" office:value="0.663748">
                <text:p>0.66374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330025">
                <text:p>0.330025</text:p>
              </table:table-cell>
              <table:table-cell office:value-type="float" office:value="0.508119">
                <text:p>0.508119</text:p>
              </table:table-cell>
              <table:table-cell office:value-type="float" office:value="0.554372">
                <text:p>0.554372</text:p>
              </table:table-cell>
              <table:table-cell office:value-type="float" office:value="0.581337">
                <text:p>0.581337</text:p>
              </table:table-cell>
              <table:table-cell office:value-type="float" office:value="0.629487">
                <text:p>0.629487</text:p>
              </table:table-cell>
              <table:table-cell office:value-type="float" office:value="0.700451">
                <text:p>0.700451</text:p>
              </table:table-cell>
              <table:table-cell office:value-type="float" office:value="0.748657">
                <text:p>0.748657</text:p>
              </table:table-cell>
              <table:table-cell office:value-type="float" office:value="0.778765">
                <text:p>0.778765</text:p>
              </table:table-cell>
              <table:table-cell office:value-type="float" office:value="0.800899">
                <text:p>0.800899</text:p>
              </table:table-cell>
              <table:table-cell office:value-type="float" office:value="0.835015">
                <text:p>0.835015</text:p>
              </table:table-cell>
              <table:table-cell office:value-type="float" office:value="0.878969">
                <text:p>0.878969</text:p>
              </table:table-cell>
              <table:table-cell office:value-type="float" office:value="0.646713">
                <text:p>0.64671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299415">
                <text:p>0.299415</text:p>
              </table:table-cell>
              <table:table-cell office:value-type="float" office:value="0.481136">
                <text:p>0.481136</text:p>
              </table:table-cell>
              <table:table-cell office:value-type="float" office:value="0.549826">
                <text:p>0.549826</text:p>
              </table:table-cell>
              <table:table-cell office:value-type="float" office:value="0.577057">
                <text:p>0.577057</text:p>
              </table:table-cell>
              <table:table-cell office:value-type="float" office:value="0.643361">
                <text:p>0.643361</text:p>
              </table:table-cell>
              <table:table-cell office:value-type="float" office:value="0.719312">
                <text:p>0.719312</text:p>
              </table:table-cell>
              <table:table-cell office:value-type="float" office:value="0.75802">
                <text:p>0.75802</text:p>
              </table:table-cell>
              <table:table-cell office:value-type="float" office:value="0.785012">
                <text:p>0.785012</text:p>
              </table:table-cell>
              <table:table-cell office:value-type="float" office:value="0.807053">
                <text:p>0.807053</text:p>
              </table:table-cell>
              <table:table-cell office:value-type="float" office:value="0.847288">
                <text:p>0.847288</text:p>
              </table:table-cell>
              <table:table-cell office:value-type="float" office:value="0.878969">
                <text:p>0.878969</text:p>
              </table:table-cell>
              <table:table-cell office:value-type="float" office:value="0.646748">
                <text:p>0.64674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297667">
                <text:p>0.297667</text:p>
              </table:table-cell>
              <table:table-cell office:value-type="float" office:value="0.495755">
                <text:p>0.495755</text:p>
              </table:table-cell>
              <table:table-cell office:value-type="float" office:value="0.543272">
                <text:p>0.543272</text:p>
              </table:table-cell>
              <table:table-cell office:value-type="float" office:value="0.577135">
                <text:p>0.577135</text:p>
              </table:table-cell>
              <table:table-cell office:value-type="float" office:value="0.638979">
                <text:p>0.638979</text:p>
              </table:table-cell>
              <table:table-cell office:value-type="float" office:value="0.712993">
                <text:p>0.712993</text:p>
              </table:table-cell>
              <table:table-cell office:value-type="float" office:value="0.760958">
                <text:p>0.760958</text:p>
              </table:table-cell>
              <table:table-cell office:value-type="float" office:value="0.784842">
                <text:p>0.784842</text:p>
              </table:table-cell>
              <table:table-cell office:value-type="float" office:value="0.808627">
                <text:p>0.808627</text:p>
              </table:table-cell>
              <table:table-cell office:value-type="float" office:value="0.843678">
                <text:p>0.843678</text:p>
              </table:table-cell>
              <table:table-cell office:value-type="float" office:value="0.878969">
                <text:p>0.878969</text:p>
              </table:table-cell>
              <table:table-cell office:value-type="float" office:value="0.64639">
                <text:p>0.6463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381112">
                <text:p>0.381112</text:p>
              </table:table-cell>
              <table:table-cell office:value-type="float" office:value="0.511898">
                <text:p>0.511898</text:p>
              </table:table-cell>
              <table:table-cell office:value-type="float" office:value="0.556536">
                <text:p>0.556536</text:p>
              </table:table-cell>
              <table:table-cell office:value-type="float" office:value="0.58377">
                <text:p>0.58377</text:p>
              </table:table-cell>
              <table:table-cell office:value-type="float" office:value="0.648197">
                <text:p>0.648197</text:p>
              </table:table-cell>
              <table:table-cell office:value-type="float" office:value="0.724599">
                <text:p>0.724599</text:p>
              </table:table-cell>
              <table:table-cell office:value-type="float" office:value="0.767283">
                <text:p>0.767283</text:p>
              </table:table-cell>
              <table:table-cell office:value-type="float" office:value="0.78713">
                <text:p>0.78713</text:p>
              </table:table-cell>
              <table:table-cell office:value-type="float" office:value="0.810044">
                <text:p>0.810044</text:p>
              </table:table-cell>
              <table:table-cell office:value-type="float" office:value="0.846983">
                <text:p>0.846983</text:p>
              </table:table-cell>
              <table:table-cell office:value-type="float" office:value="0.879515">
                <text:p>0.879515</text:p>
              </table:table-cell>
              <table:table-cell office:value-type="float" office:value="0.661755">
                <text:p>0.66175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340635">
                <text:p>0.340635</text:p>
              </table:table-cell>
              <table:table-cell office:value-type="float" office:value="0.523627">
                <text:p>0.523627</text:p>
              </table:table-cell>
              <table:table-cell office:value-type="float" office:value="0.563456">
                <text:p>0.563456</text:p>
              </table:table-cell>
              <table:table-cell office:value-type="float" office:value="0.590101">
                <text:p>0.590101</text:p>
              </table:table-cell>
              <table:table-cell office:value-type="float" office:value="0.67473">
                <text:p>0.67473</text:p>
              </table:table-cell>
              <table:table-cell office:value-type="float" office:value="0.734054">
                <text:p>0.734054</text:p>
              </table:table-cell>
              <table:table-cell office:value-type="float" office:value="0.76949">
                <text:p>0.76949</text:p>
              </table:table-cell>
              <table:table-cell office:value-type="float" office:value="0.787169">
                <text:p>0.787169</text:p>
              </table:table-cell>
              <table:table-cell office:value-type="float" office:value="0.809995">
                <text:p>0.809995</text:p>
              </table:table-cell>
              <table:table-cell office:value-type="float" office:value="0.842253">
                <text:p>0.842253</text:p>
              </table:table-cell>
              <table:table-cell office:value-type="float" office:value="0.878969">
                <text:p>0.878969</text:p>
              </table:table-cell>
              <table:table-cell office:value-type="float" office:value="0.663551">
                <text:p>0.66355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340725">
                <text:p>0.340725</text:p>
              </table:table-cell>
              <table:table-cell office:value-type="float" office:value="0.520471">
                <text:p>0.520471</text:p>
              </table:table-cell>
              <table:table-cell office:value-type="float" office:value="0.565172">
                <text:p>0.565172</text:p>
              </table:table-cell>
              <table:table-cell office:value-type="float" office:value="0.601026">
                <text:p>0.601026</text:p>
              </table:table-cell>
              <table:table-cell office:value-type="float" office:value="0.689892">
                <text:p>0.689892</text:p>
              </table:table-cell>
              <table:table-cell office:value-type="float" office:value="0.738887">
                <text:p>0.738887</text:p>
              </table:table-cell>
              <table:table-cell office:value-type="float" office:value="0.772621">
                <text:p>0.772621</text:p>
              </table:table-cell>
              <table:table-cell office:value-type="float" office:value="0.788464">
                <text:p>0.788464</text:p>
              </table:table-cell>
              <table:table-cell office:value-type="float" office:value="0.815399">
                <text:p>0.815399</text:p>
              </table:table-cell>
              <table:table-cell office:value-type="float" office:value="0.842255">
                <text:p>0.842255</text:p>
              </table:table-cell>
              <table:table-cell office:value-type="float" office:value="0.878969">
                <text:p>0.878969</text:p>
              </table:table-cell>
              <table:table-cell office:value-type="float" office:value="0.667491">
                <text:p>0.66749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244228">
                <text:p>0.244228</text:p>
              </table:table-cell>
              <table:table-cell office:value-type="float" office:value="0.521553">
                <text:p>0.521553</text:p>
              </table:table-cell>
              <table:table-cell office:value-type="float" office:value="0.566097">
                <text:p>0.566097</text:p>
              </table:table-cell>
              <table:table-cell office:value-type="float" office:value="0.600602">
                <text:p>0.600602</text:p>
              </table:table-cell>
              <table:table-cell office:value-type="float" office:value="0.682569">
                <text:p>0.682569</text:p>
              </table:table-cell>
              <table:table-cell office:value-type="float" office:value="0.752607">
                <text:p>0.752607</text:p>
              </table:table-cell>
              <table:table-cell office:value-type="float" office:value="0.779733">
                <text:p>0.779733</text:p>
              </table:table-cell>
              <table:table-cell office:value-type="float" office:value="0.802332">
                <text:p>0.802332</text:p>
              </table:table-cell>
              <table:table-cell office:value-type="float" office:value="0.818353">
                <text:p>0.818353</text:p>
              </table:table-cell>
              <table:table-cell office:value-type="float" office:value="0.846017">
                <text:p>0.846017</text:p>
              </table:table-cell>
              <table:table-cell office:value-type="float" office:value="0.878969">
                <text:p>0.878969</text:p>
              </table:table-cell>
              <table:table-cell office:value-type="float" office:value="0.661409">
                <text:p>0.66140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295976">
                <text:p>0.295976</text:p>
              </table:table-cell>
              <table:table-cell office:value-type="float" office:value="0.48407">
                <text:p>0.48407</text:p>
              </table:table-cell>
              <table:table-cell office:value-type="float" office:value="0.550734">
                <text:p>0.550734</text:p>
              </table:table-cell>
              <table:table-cell office:value-type="float" office:value="0.58751">
                <text:p>0.58751</text:p>
              </table:table-cell>
              <table:table-cell office:value-type="float" office:value="0.658908">
                <text:p>0.658908</text:p>
              </table:table-cell>
              <table:table-cell office:value-type="float" office:value="0.728487">
                <text:p>0.728487</text:p>
              </table:table-cell>
              <table:table-cell office:value-type="float" office:value="0.77018">
                <text:p>0.77018</text:p>
              </table:table-cell>
              <table:table-cell office:value-type="float" office:value="0.793652">
                <text:p>0.793652</text:p>
              </table:table-cell>
              <table:table-cell office:value-type="float" office:value="0.8115">
                <text:p>0.8115</text:p>
              </table:table-cell>
              <table:table-cell office:value-type="float" office:value="0.842854">
                <text:p>0.842854</text:p>
              </table:table-cell>
              <table:table-cell office:value-type="float" office:value="0.878969">
                <text:p>0.878969</text:p>
              </table:table-cell>
              <table:table-cell office:value-type="float" office:value="0.652387">
                <text:p>0.652387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350844">
                <text:p>0.350844</text:p>
              </table:table-cell>
              <table:table-cell office:value-type="float" office:value="0.507096">
                <text:p>0.507096</text:p>
              </table:table-cell>
              <table:table-cell office:value-type="float" office:value="0.561669">
                <text:p>0.561669</text:p>
              </table:table-cell>
              <table:table-cell office:value-type="float" office:value="0.589583">
                <text:p>0.589583</text:p>
              </table:table-cell>
              <table:table-cell office:value-type="float" office:value="0.634541">
                <text:p>0.634541</text:p>
              </table:table-cell>
              <table:table-cell office:value-type="float" office:value="0.693602">
                <text:p>0.693602</text:p>
              </table:table-cell>
              <table:table-cell office:value-type="float" office:value="0.748659">
                <text:p>0.748659</text:p>
              </table:table-cell>
              <table:table-cell office:value-type="float" office:value="0.7837">
                <text:p>0.7837</text:p>
              </table:table-cell>
              <table:table-cell office:value-type="float" office:value="0.804887">
                <text:p>0.804887</text:p>
              </table:table-cell>
              <table:table-cell office:value-type="float" office:value="0.839065">
                <text:p>0.839065</text:p>
              </table:table-cell>
              <table:table-cell office:value-type="float" office:value="0.878969">
                <text:p>0.878969</text:p>
              </table:table-cell>
              <table:table-cell office:value-type="float" office:value="0.651365">
                <text:p>0.65136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27443">
                <text:p>0.327443</text:p>
              </table:table-cell>
              <table:table-cell office:value-type="float" office:value="0.512317">
                <text:p>0.512317</text:p>
              </table:table-cell>
              <table:table-cell office:value-type="float" office:value="0.564516">
                <text:p>0.564516</text:p>
              </table:table-cell>
              <table:table-cell office:value-type="float" office:value="0.60379">
                <text:p>0.60379</text:p>
              </table:table-cell>
              <table:table-cell office:value-type="float" office:value="0.66218">
                <text:p>0.66218</text:p>
              </table:table-cell>
              <table:table-cell office:value-type="float" office:value="0.714419">
                <text:p>0.714419</text:p>
              </table:table-cell>
              <table:table-cell office:value-type="float" office:value="0.756482">
                <text:p>0.756482</text:p>
              </table:table-cell>
              <table:table-cell office:value-type="float" office:value="0.786909">
                <text:p>0.786909</text:p>
              </table:table-cell>
              <table:table-cell office:value-type="float" office:value="0.811579">
                <text:p>0.811579</text:p>
              </table:table-cell>
              <table:table-cell office:value-type="float" office:value="0.837087">
                <text:p>0.837087</text:p>
              </table:table-cell>
              <table:table-cell office:value-type="float" office:value="0.878969">
                <text:p>0.878969</text:p>
              </table:table-cell>
              <table:table-cell office:value-type="float" office:value="0.657672">
                <text:p>0.65767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27021">
                <text:p>0.27021</text:p>
              </table:table-cell>
              <table:table-cell office:value-type="float" office:value="0.469048">
                <text:p>0.469048</text:p>
              </table:table-cell>
              <table:table-cell office:value-type="float" office:value="0.542154">
                <text:p>0.542154</text:p>
              </table:table-cell>
              <table:table-cell office:value-type="float" office:value="0.572223">
                <text:p>0.572223</text:p>
              </table:table-cell>
              <table:table-cell office:value-type="float" office:value="0.613356">
                <text:p>0.613356</text:p>
              </table:table-cell>
              <table:table-cell office:value-type="float" office:value="0.67083">
                <text:p>0.67083</text:p>
              </table:table-cell>
              <table:table-cell office:value-type="float" office:value="0.733903">
                <text:p>0.733903</text:p>
              </table:table-cell>
              <table:table-cell office:value-type="float" office:value="0.782005">
                <text:p>0.782005</text:p>
              </table:table-cell>
              <table:table-cell office:value-type="float" office:value="0.809176">
                <text:p>0.809176</text:p>
              </table:table-cell>
              <table:table-cell office:value-type="float" office:value="0.840893">
                <text:p>0.840893</text:p>
              </table:table-cell>
              <table:table-cell office:value-type="float" office:value="0.878969">
                <text:p>0.878969</text:p>
              </table:table-cell>
              <table:table-cell office:value-type="float" office:value="0.63038">
                <text:p>0.6303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28533">
                <text:p>0.28533</text:p>
              </table:table-cell>
              <table:table-cell office:value-type="float" office:value="0.441922">
                <text:p>0.441922</text:p>
              </table:table-cell>
              <table:table-cell office:value-type="float" office:value="0.540897">
                <text:p>0.540897</text:p>
              </table:table-cell>
              <table:table-cell office:value-type="float" office:value="0.583673">
                <text:p>0.583673</text:p>
              </table:table-cell>
              <table:table-cell office:value-type="float" office:value="0.643584">
                <text:p>0.643584</text:p>
              </table:table-cell>
              <table:table-cell office:value-type="float" office:value="0.708785">
                <text:p>0.708785</text:p>
              </table:table-cell>
              <table:table-cell office:value-type="float" office:value="0.768854">
                <text:p>0.768854</text:p>
              </table:table-cell>
              <table:table-cell office:value-type="float" office:value="0.795471">
                <text:p>0.795471</text:p>
              </table:table-cell>
              <table:table-cell office:value-type="float" office:value="0.816901">
                <text:p>0.816901</text:p>
              </table:table-cell>
              <table:table-cell office:value-type="float" office:value="0.84389">
                <text:p>0.84389</text:p>
              </table:table-cell>
              <table:table-cell office:value-type="float" office:value="0.878969">
                <text:p>0.878969</text:p>
              </table:table-cell>
              <table:table-cell office:value-type="float" office:value="0.642931">
                <text:p>0.64293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224624">
                <text:p>0.224624</text:p>
              </table:table-cell>
              <table:table-cell office:value-type="float" office:value="0.426164">
                <text:p>0.426164</text:p>
              </table:table-cell>
              <table:table-cell office:value-type="float" office:value="0.517694">
                <text:p>0.517694</text:p>
              </table:table-cell>
              <table:table-cell office:value-type="float" office:value="0.576829">
                <text:p>0.576829</text:p>
              </table:table-cell>
              <table:table-cell office:value-type="float" office:value="0.650649">
                <text:p>0.650649</text:p>
              </table:table-cell>
              <table:table-cell office:value-type="float" office:value="0.712606">
                <text:p>0.712606</text:p>
              </table:table-cell>
              <table:table-cell office:value-type="float" office:value="0.756827">
                <text:p>0.756827</text:p>
              </table:table-cell>
              <table:table-cell office:value-type="float" office:value="0.790017">
                <text:p>0.790017</text:p>
              </table:table-cell>
              <table:table-cell office:value-type="float" office:value="0.81677">
                <text:p>0.81677</text:p>
              </table:table-cell>
              <table:table-cell office:value-type="float" office:value="0.846184">
                <text:p>0.846184</text:p>
              </table:table-cell>
              <table:table-cell office:value-type="float" office:value="0.880161">
                <text:p>0.880161</text:p>
              </table:table-cell>
              <table:table-cell office:value-type="float" office:value="0.631836">
                <text:p>0.63183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190056">
                <text:p>0.190056</text:p>
              </table:table-cell>
              <table:table-cell office:value-type="float" office:value="0.42053">
                <text:p>0.42053</text:p>
              </table:table-cell>
              <table:table-cell office:value-type="float" office:value="0.485506">
                <text:p>0.485506</text:p>
              </table:table-cell>
              <table:table-cell office:value-type="float" office:value="0.558091">
                <text:p>0.558091</text:p>
              </table:table-cell>
              <table:table-cell office:value-type="float" office:value="0.583925">
                <text:p>0.583925</text:p>
              </table:table-cell>
              <table:table-cell office:value-type="float" office:value="0.65269">
                <text:p>0.65269</text:p>
              </table:table-cell>
              <table:table-cell office:value-type="float" office:value="0.717131">
                <text:p>0.717131</text:p>
              </table:table-cell>
              <table:table-cell office:value-type="float" office:value="0.765782">
                <text:p>0.765782</text:p>
              </table:table-cell>
              <table:table-cell office:value-type="float" office:value="0.802812">
                <text:p>0.802812</text:p>
              </table:table-cell>
              <table:table-cell office:value-type="float" office:value="0.840369">
                <text:p>0.840369</text:p>
              </table:table-cell>
              <table:table-cell office:value-type="float" office:value="0.880161">
                <text:p>0.880161</text:p>
              </table:table-cell>
              <table:table-cell office:value-type="float" office:value="0.601689">
                <text:p>0.60168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-0.001756">
                <text:p>-0.001756</text:p>
              </table:table-cell>
              <table:table-cell office:value-type="float" office:value="0.378394">
                <text:p>0.378394</text:p>
              </table:table-cell>
              <table:table-cell office:value-type="float" office:value="0.479465">
                <text:p>0.479465</text:p>
              </table:table-cell>
              <table:table-cell office:value-type="float" office:value="0.54901">
                <text:p>0.54901</text:p>
              </table:table-cell>
              <table:table-cell office:value-type="float" office:value="0.58653">
                <text:p>0.58653</text:p>
              </table:table-cell>
              <table:table-cell office:value-type="float" office:value="0.658031">
                <text:p>0.658031</text:p>
              </table:table-cell>
              <table:table-cell office:value-type="float" office:value="0.718132">
                <text:p>0.718132</text:p>
              </table:table-cell>
              <table:table-cell office:value-type="float" office:value="0.773827">
                <text:p>0.773827</text:p>
              </table:table-cell>
              <table:table-cell office:value-type="float" office:value="0.805894">
                <text:p>0.805894</text:p>
              </table:table-cell>
              <table:table-cell office:value-type="float" office:value="0.838243">
                <text:p>0.838243</text:p>
              </table:table-cell>
              <table:table-cell office:value-type="float" office:value="0.880161">
                <text:p>0.880161</text:p>
              </table:table-cell>
              <table:table-cell office:value-type="float" office:value="0.578577">
                <text:p>0.57857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-0.017836">
                <text:p>-0.017836</text:p>
              </table:table-cell>
              <table:table-cell office:value-type="float" office:value="0.375166">
                <text:p>0.375166</text:p>
              </table:table-cell>
              <table:table-cell office:value-type="float" office:value="0.49064">
                <text:p>0.49064</text:p>
              </table:table-cell>
              <table:table-cell office:value-type="float" office:value="0.551691">
                <text:p>0.551691</text:p>
              </table:table-cell>
              <table:table-cell office:value-type="float" office:value="0.592462">
                <text:p>0.592462</text:p>
              </table:table-cell>
              <table:table-cell office:value-type="float" office:value="0.640485">
                <text:p>0.640485</text:p>
              </table:table-cell>
              <table:table-cell office:value-type="float" office:value="0.706443">
                <text:p>0.706443</text:p>
              </table:table-cell>
              <table:table-cell office:value-type="float" office:value="0.754369">
                <text:p>0.754369</text:p>
              </table:table-cell>
              <table:table-cell office:value-type="float" office:value="0.795433">
                <text:p>0.795433</text:p>
              </table:table-cell>
              <table:table-cell office:value-type="float" office:value="0.836191">
                <text:p>0.836191</text:p>
              </table:table-cell>
              <table:table-cell office:value-type="float" office:value="0.880161">
                <text:p>0.880161</text:p>
              </table:table-cell>
              <table:table-cell office:value-type="float" office:value="0.572504">
                <text:p>0.57250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-0.268634">
                <text:p>-0.268634</text:p>
              </table:table-cell>
              <table:table-cell office:value-type="float" office:value="0.324095">
                <text:p>0.324095</text:p>
              </table:table-cell>
              <table:table-cell office:value-type="float" office:value="0.4311">
                <text:p>0.4311</text:p>
              </table:table-cell>
              <table:table-cell office:value-type="float" office:value="0.506031">
                <text:p>0.506031</text:p>
              </table:table-cell>
              <table:table-cell office:value-type="float" office:value="0.557365">
                <text:p>0.557365</text:p>
              </table:table-cell>
              <table:table-cell office:value-type="float" office:value="0.596278">
                <text:p>0.596278</text:p>
              </table:table-cell>
              <table:table-cell office:value-type="float" office:value="0.665872">
                <text:p>0.665872</text:p>
              </table:table-cell>
              <table:table-cell office:value-type="float" office:value="0.714176">
                <text:p>0.714176</text:p>
              </table:table-cell>
              <table:table-cell office:value-type="float" office:value="0.772607">
                <text:p>0.772607</text:p>
              </table:table-cell>
              <table:table-cell office:value-type="float" office:value="0.823106">
                <text:p>0.823106</text:p>
              </table:table-cell>
              <table:table-cell office:value-type="float" office:value="0.878969">
                <text:p>0.878969</text:p>
              </table:table-cell>
              <table:table-cell office:value-type="float" office:value="0.512199">
                <text:p>0.5121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-0.049676">
                <text:p>-0.049676</text:p>
              </table:table-cell>
              <table:table-cell office:value-type="float" office:value="0.30414">
                <text:p>0.30414</text:p>
              </table:table-cell>
              <table:table-cell office:value-type="float" office:value="0.402298">
                <text:p>0.402298</text:p>
              </table:table-cell>
              <table:table-cell office:value-type="float" office:value="0.459684">
                <text:p>0.459684</text:p>
              </table:table-cell>
              <table:table-cell office:value-type="float" office:value="0.511631">
                <text:p>0.511631</text:p>
              </table:table-cell>
              <table:table-cell office:value-type="float" office:value="0.557104">
                <text:p>0.557104</text:p>
              </table:table-cell>
              <table:table-cell office:value-type="float" office:value="0.614514">
                <text:p>0.614514</text:p>
              </table:table-cell>
              <table:table-cell office:value-type="float" office:value="0.683434">
                <text:p>0.683434</text:p>
              </table:table-cell>
              <table:table-cell office:value-type="float" office:value="0.750225">
                <text:p>0.750225</text:p>
              </table:table-cell>
              <table:table-cell office:value-type="float" office:value="0.810946">
                <text:p>0.810946</text:p>
              </table:table-cell>
              <table:table-cell office:value-type="float" office:value="0.878969">
                <text:p>0.878969</text:p>
              </table:table-cell>
              <table:table-cell office:value-type="float" office:value="0.50443">
                <text:p>0.50443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-0.089">
                <text:p>-0.089</text:p>
              </table:table-cell>
              <table:table-cell office:value-type="float" office:value="0.295524">
                <text:p>0.295524</text:p>
              </table:table-cell>
              <table:table-cell office:value-type="float" office:value="0.389829">
                <text:p>0.389829</text:p>
              </table:table-cell>
              <table:table-cell office:value-type="float" office:value="0.448053">
                <text:p>0.448053</text:p>
              </table:table-cell>
              <table:table-cell office:value-type="float" office:value="0.496187">
                <text:p>0.496187</text:p>
              </table:table-cell>
              <table:table-cell office:value-type="float" office:value="0.554227">
                <text:p>0.554227</text:p>
              </table:table-cell>
              <table:table-cell office:value-type="float" office:value="0.627061">
                <text:p>0.627061</text:p>
              </table:table-cell>
              <table:table-cell office:value-type="float" office:value="0.700893">
                <text:p>0.700893</text:p>
              </table:table-cell>
              <table:table-cell office:value-type="float" office:value="0.759996">
                <text:p>0.759996</text:p>
              </table:table-cell>
              <table:table-cell office:value-type="float" office:value="0.810435">
                <text:p>0.810435</text:p>
              </table:table-cell>
              <table:table-cell office:value-type="float" office:value="0.878969">
                <text:p>0.878969</text:p>
              </table:table-cell>
              <table:table-cell office:value-type="float" office:value="0.49932">
                <text:p>0.4993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-0.234552">
                <text:p>-0.234552</text:p>
              </table:table-cell>
              <table:table-cell office:value-type="float" office:value="0.262538">
                <text:p>0.262538</text:p>
              </table:table-cell>
              <table:table-cell office:value-type="float" office:value="0.370576">
                <text:p>0.370576</text:p>
              </table:table-cell>
              <table:table-cell office:value-type="float" office:value="0.442455">
                <text:p>0.442455</text:p>
              </table:table-cell>
              <table:table-cell office:value-type="float" office:value="0.505919">
                <text:p>0.505919</text:p>
              </table:table-cell>
              <table:table-cell office:value-type="float" office:value="0.567067">
                <text:p>0.567067</text:p>
              </table:table-cell>
              <table:table-cell office:value-type="float" office:value="0.63895">
                <text:p>0.63895</text:p>
              </table:table-cell>
              <table:table-cell office:value-type="float" office:value="0.698332">
                <text:p>0.698332</text:p>
              </table:table-cell>
              <table:table-cell office:value-type="float" office:value="0.757521">
                <text:p>0.757521</text:p>
              </table:table-cell>
              <table:table-cell office:value-type="float" office:value="0.808748">
                <text:p>0.808748</text:p>
              </table:table-cell>
              <table:table-cell office:value-type="float" office:value="0.878969">
                <text:p>0.878969</text:p>
              </table:table-cell>
              <table:table-cell office:value-type="float" office:value="0.481756">
                <text:p>0.48175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-0.08292">
                <text:p>-0.08292</text:p>
              </table:table-cell>
              <table:table-cell office:value-type="float" office:value="0.281857">
                <text:p>0.281857</text:p>
              </table:table-cell>
              <table:table-cell office:value-type="float" office:value="0.388341">
                <text:p>0.388341</text:p>
              </table:table-cell>
              <table:table-cell office:value-type="float" office:value="0.45147">
                <text:p>0.45147</text:p>
              </table:table-cell>
              <table:table-cell office:value-type="float" office:value="0.515321">
                <text:p>0.515321</text:p>
              </table:table-cell>
              <table:table-cell office:value-type="float" office:value="0.578481">
                <text:p>0.578481</text:p>
              </table:table-cell>
              <table:table-cell office:value-type="float" office:value="0.644504">
                <text:p>0.644504</text:p>
              </table:table-cell>
              <table:table-cell office:value-type="float" office:value="0.693421">
                <text:p>0.693421</text:p>
              </table:table-cell>
              <table:table-cell office:value-type="float" office:value="0.743224">
                <text:p>0.743224</text:p>
              </table:table-cell>
              <table:table-cell office:value-type="float" office:value="0.808551">
                <text:p>0.808551</text:p>
              </table:table-cell>
              <table:table-cell office:value-type="float" office:value="0.878969">
                <text:p>0.878969</text:p>
              </table:table-cell>
              <table:table-cell office:value-type="float" office:value="0.502225">
                <text:p>0.50222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438">
                <text:p>0.014438</text:p>
              </table:table-cell>
              <table:table-cell office:value-type="float" office:value="0.298476">
                <text:p>0.298476</text:p>
              </table:table-cell>
              <table:table-cell office:value-type="float" office:value="0.387682">
                <text:p>0.387682</text:p>
              </table:table-cell>
              <table:table-cell office:value-type="float" office:value="0.452139">
                <text:p>0.452139</text:p>
              </table:table-cell>
              <table:table-cell office:value-type="float" office:value="0.513076">
                <text:p>0.513076</text:p>
              </table:table-cell>
              <table:table-cell office:value-type="float" office:value="0.578813">
                <text:p>0.578813</text:p>
              </table:table-cell>
              <table:table-cell office:value-type="float" office:value="0.635807">
                <text:p>0.635807</text:p>
              </table:table-cell>
              <table:table-cell office:value-type="float" office:value="0.697816">
                <text:p>0.697816</text:p>
              </table:table-cell>
              <table:table-cell office:value-type="float" office:value="0.76548">
                <text:p>0.76548</text:p>
              </table:table-cell>
              <table:table-cell office:value-type="float" office:value="0.817174">
                <text:p>0.817174</text:p>
              </table:table-cell>
              <table:table-cell office:value-type="float" office:value="0.878969">
                <text:p>0.878969</text:p>
              </table:table-cell>
              <table:table-cell office:value-type="float" office:value="0.51609">
                <text:p>0.5160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15506">
                <text:p>0.015506</text:p>
              </table:table-cell>
              <table:table-cell office:value-type="float" office:value="0.286582">
                <text:p>0.286582</text:p>
              </table:table-cell>
              <table:table-cell office:value-type="float" office:value="0.373851">
                <text:p>0.373851</text:p>
              </table:table-cell>
              <table:table-cell office:value-type="float" office:value="0.443977">
                <text:p>0.443977</text:p>
              </table:table-cell>
              <table:table-cell office:value-type="float" office:value="0.502623">
                <text:p>0.502623</text:p>
              </table:table-cell>
              <table:table-cell office:value-type="float" office:value="0.560175">
                <text:p>0.560175</text:p>
              </table:table-cell>
              <table:table-cell office:value-type="float" office:value="0.612032">
                <text:p>0.612032</text:p>
              </table:table-cell>
              <table:table-cell office:value-type="float" office:value="0.675623">
                <text:p>0.675623</text:p>
              </table:table-cell>
              <table:table-cell office:value-type="float" office:value="0.738975">
                <text:p>0.738975</text:p>
              </table:table-cell>
              <table:table-cell office:value-type="float" office:value="0.80278">
                <text:p>0.80278</text:p>
              </table:table-cell>
              <table:table-cell office:value-type="float" office:value="0.878969">
                <text:p>0.878969</text:p>
              </table:table-cell>
              <table:table-cell office:value-type="float" office:value="0.501212">
                <text:p>0.50121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-0.140173">
                <text:p>-0.140173</text:p>
              </table:table-cell>
              <table:table-cell office:value-type="float" office:value="0.259765">
                <text:p>0.259765</text:p>
              </table:table-cell>
              <table:table-cell office:value-type="float" office:value="0.366008">
                <text:p>0.366008</text:p>
              </table:table-cell>
              <table:table-cell office:value-type="float" office:value="0.431662">
                <text:p>0.431662</text:p>
              </table:table-cell>
              <table:table-cell office:value-type="float" office:value="0.497683">
                <text:p>0.497683</text:p>
              </table:table-cell>
              <table:table-cell office:value-type="float" office:value="0.556767">
                <text:p>0.556767</text:p>
              </table:table-cell>
              <table:table-cell office:value-type="float" office:value="0.596964">
                <text:p>0.596964</text:p>
              </table:table-cell>
              <table:table-cell office:value-type="float" office:value="0.658405">
                <text:p>0.658405</text:p>
              </table:table-cell>
              <table:table-cell office:value-type="float" office:value="0.713091">
                <text:p>0.713091</text:p>
              </table:table-cell>
              <table:table-cell office:value-type="float" office:value="0.79473">
                <text:p>0.79473</text:p>
              </table:table-cell>
              <table:table-cell office:value-type="float" office:value="0.878969">
                <text:p>0.878969</text:p>
              </table:table-cell>
              <table:table-cell office:value-type="float" office:value="0.47349">
                <text:p>0.4734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-0.318261">
                <text:p>-0.318261</text:p>
              </table:table-cell>
              <table:table-cell office:value-type="float" office:value="0.228261">
                <text:p>0.228261</text:p>
              </table:table-cell>
              <table:table-cell office:value-type="float" office:value="0.345606">
                <text:p>0.345606</text:p>
              </table:table-cell>
              <table:table-cell office:value-type="float" office:value="0.41353">
                <text:p>0.41353</text:p>
              </table:table-cell>
              <table:table-cell office:value-type="float" office:value="0.488146">
                <text:p>0.488146</text:p>
              </table:table-cell>
              <table:table-cell office:value-type="float" office:value="0.560077">
                <text:p>0.560077</text:p>
              </table:table-cell>
              <table:table-cell office:value-type="float" office:value="0.606829">
                <text:p>0.606829</text:p>
              </table:table-cell>
              <table:table-cell office:value-type="float" office:value="0.65693">
                <text:p>0.65693</text:p>
              </table:table-cell>
              <table:table-cell office:value-type="float" office:value="0.736673">
                <text:p>0.736673</text:p>
              </table:table-cell>
              <table:table-cell office:value-type="float" office:value="0.80341">
                <text:p>0.80341</text:p>
              </table:table-cell>
              <table:table-cell office:value-type="float" office:value="0.878969">
                <text:p>0.878969</text:p>
              </table:table-cell>
              <table:table-cell office:value-type="float" office:value="0.45212">
                <text:p>0.4521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-0.18754">
                <text:p>-0.18754</text:p>
              </table:table-cell>
              <table:table-cell office:value-type="float" office:value="0.219274">
                <text:p>0.219274</text:p>
              </table:table-cell>
              <table:table-cell office:value-type="float" office:value="0.333304">
                <text:p>0.333304</text:p>
              </table:table-cell>
              <table:table-cell office:value-type="float" office:value="0.412466">
                <text:p>0.412466</text:p>
              </table:table-cell>
              <table:table-cell office:value-type="float" office:value="0.494578">
                <text:p>0.494578</text:p>
              </table:table-cell>
              <table:table-cell office:value-type="float" office:value="0.554309">
                <text:p>0.554309</text:p>
              </table:table-cell>
              <table:table-cell office:value-type="float" office:value="0.591761">
                <text:p>0.591761</text:p>
              </table:table-cell>
              <table:table-cell office:value-type="float" office:value="0.652152">
                <text:p>0.652152</text:p>
              </table:table-cell>
              <table:table-cell office:value-type="float" office:value="0.736133">
                <text:p>0.736133</text:p>
              </table:table-cell>
              <table:table-cell office:value-type="float" office:value="0.799809">
                <text:p>0.799809</text:p>
              </table:table-cell>
              <table:table-cell office:value-type="float" office:value="0.878969">
                <text:p>0.878969</text:p>
              </table:table-cell>
              <table:table-cell office:value-type="float" office:value="0.460625">
                <text:p>0.46062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-0.253869">
                <text:p>-0.253869</text:p>
              </table:table-cell>
              <table:table-cell office:value-type="float" office:value="0.202823">
                <text:p>0.202823</text:p>
              </table:table-cell>
              <table:table-cell office:value-type="float" office:value="0.330274">
                <text:p>0.330274</text:p>
              </table:table-cell>
              <table:table-cell office:value-type="float" office:value="0.412256">
                <text:p>0.412256</text:p>
              </table:table-cell>
              <table:table-cell office:value-type="float" office:value="0.496364">
                <text:p>0.496364</text:p>
              </table:table-cell>
              <table:table-cell office:value-type="float" office:value="0.570215">
                <text:p>0.570215</text:p>
              </table:table-cell>
              <table:table-cell office:value-type="float" office:value="0.615378">
                <text:p>0.615378</text:p>
              </table:table-cell>
              <table:table-cell office:value-type="float" office:value="0.677808">
                <text:p>0.677808</text:p>
              </table:table-cell>
              <table:table-cell office:value-type="float" office:value="0.744569">
                <text:p>0.744569</text:p>
              </table:table-cell>
              <table:table-cell office:value-type="float" office:value="0.805038">
                <text:p>0.805038</text:p>
              </table:table-cell>
              <table:table-cell office:value-type="float" office:value="0.878969">
                <text:p>0.878969</text:p>
              </table:table-cell>
              <table:table-cell office:value-type="float" office:value="0.460086">
                <text:p>0.460086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-0.25083">
                <text:p>-0.25083</text:p>
              </table:table-cell>
              <table:table-cell office:value-type="float" office:value="0.230328">
                <text:p>0.230328</text:p>
              </table:table-cell>
              <table:table-cell office:value-type="float" office:value="0.360053">
                <text:p>0.360053</text:p>
              </table:table-cell>
              <table:table-cell office:value-type="float" office:value="0.440958">
                <text:p>0.440958</text:p>
              </table:table-cell>
              <table:table-cell office:value-type="float" office:value="0.501611">
                <text:p>0.501611</text:p>
              </table:table-cell>
              <table:table-cell office:value-type="float" office:value="0.548698">
                <text:p>0.548698</text:p>
              </table:table-cell>
              <table:table-cell office:value-type="float" office:value="0.588256">
                <text:p>0.588256</text:p>
              </table:table-cell>
              <table:table-cell office:value-type="float" office:value="0.641537">
                <text:p>0.641537</text:p>
              </table:table-cell>
              <table:table-cell office:value-type="float" office:value="0.721502">
                <text:p>0.721502</text:p>
              </table:table-cell>
              <table:table-cell office:value-type="float" office:value="0.796851">
                <text:p>0.796851</text:p>
              </table:table-cell>
              <table:table-cell office:value-type="float" office:value="0.878969">
                <text:p>0.878969</text:p>
              </table:table-cell>
              <table:table-cell office:value-type="float" office:value="0.457896">
                <text:p>0.45789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-0.166272">
                <text:p>-0.166272</text:p>
              </table:table-cell>
              <table:table-cell office:value-type="float" office:value="0.324062">
                <text:p>0.324062</text:p>
              </table:table-cell>
              <table:table-cell office:value-type="float" office:value="0.418086">
                <text:p>0.418086</text:p>
              </table:table-cell>
              <table:table-cell office:value-type="float" office:value="0.477207">
                <text:p>0.477207</text:p>
              </table:table-cell>
              <table:table-cell office:value-type="float" office:value="0.535483">
                <text:p>0.535483</text:p>
              </table:table-cell>
              <table:table-cell office:value-type="float" office:value="0.564533">
                <text:p>0.564533</text:p>
              </table:table-cell>
              <table:table-cell office:value-type="float" office:value="0.600301">
                <text:p>0.600301</text:p>
              </table:table-cell>
              <table:table-cell office:value-type="float" office:value="0.657905">
                <text:p>0.657905</text:p>
              </table:table-cell>
              <table:table-cell office:value-type="float" office:value="0.724861">
                <text:p>0.724861</text:p>
              </table:table-cell>
              <table:table-cell office:value-type="float" office:value="0.792409">
                <text:p>0.792409</text:p>
              </table:table-cell>
              <table:table-cell office:value-type="float" office:value="0.878969">
                <text:p>0.878969</text:p>
              </table:table-cell>
              <table:table-cell office:value-type="float" office:value="0.492857">
                <text:p>0.492857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2829">
                <text:p>0.02829</text:p>
              </table:table-cell>
              <table:table-cell office:value-type="float" office:value="0.360077">
                <text:p>0.360077</text:p>
              </table:table-cell>
              <table:table-cell office:value-type="float" office:value="0.430673">
                <text:p>0.430673</text:p>
              </table:table-cell>
              <table:table-cell office:value-type="float" office:value="0.468832">
                <text:p>0.468832</text:p>
              </table:table-cell>
              <table:table-cell office:value-type="float" office:value="0.525457">
                <text:p>0.525457</text:p>
              </table:table-cell>
              <table:table-cell office:value-type="float" office:value="0.565049">
                <text:p>0.565049</text:p>
              </table:table-cell>
              <table:table-cell office:value-type="float" office:value="0.602361">
                <text:p>0.602361</text:p>
              </table:table-cell>
              <table:table-cell office:value-type="float" office:value="0.663747">
                <text:p>0.663747</text:p>
              </table:table-cell>
              <table:table-cell office:value-type="float" office:value="0.738801">
                <text:p>0.738801</text:p>
              </table:table-cell>
              <table:table-cell office:value-type="float" office:value="0.795599">
                <text:p>0.795599</text:p>
              </table:table-cell>
              <table:table-cell office:value-type="float" office:value="0.878969">
                <text:p>0.878969</text:p>
              </table:table-cell>
              <table:table-cell office:value-type="float" office:value="0.517889">
                <text:p>0.51788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9035">
                <text:p>0.09035</text:p>
              </table:table-cell>
              <table:table-cell office:value-type="float" office:value="0.335424">
                <text:p>0.335424</text:p>
              </table:table-cell>
              <table:table-cell office:value-type="float" office:value="0.42209">
                <text:p>0.42209</text:p>
              </table:table-cell>
              <table:table-cell office:value-type="float" office:value="0.452818">
                <text:p>0.452818</text:p>
              </table:table-cell>
              <table:table-cell office:value-type="float" office:value="0.48746">
                <text:p>0.48746</text:p>
              </table:table-cell>
              <table:table-cell office:value-type="float" office:value="0.540876">
                <text:p>0.540876</text:p>
              </table:table-cell>
              <table:table-cell office:value-type="float" office:value="0.575247">
                <text:p>0.575247</text:p>
              </table:table-cell>
              <table:table-cell office:value-type="float" office:value="0.613706">
                <text:p>0.613706</text:p>
              </table:table-cell>
              <table:table-cell office:value-type="float" office:value="0.682943">
                <text:p>0.682943</text:p>
              </table:table-cell>
              <table:table-cell office:value-type="float" office:value="0.772183">
                <text:p>0.772183</text:p>
              </table:table-cell>
              <table:table-cell office:value-type="float" office:value="0.878969">
                <text:p>0.878969</text:p>
              </table:table-cell>
              <table:table-cell office:value-type="float" office:value="0.49731">
                <text:p>0.49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